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країна і Британія уклали договір про Енергетичне партнерство</text:span>
</text:h>
      <text:p text:style-name="P4">
Author: ['АРМІЯINFORM']</text:p>
      <text:p text:style-name="P4">
Time: 2023-06-22T-2:00:00-04:00</text:p>
      <text:p text:style-name="P4">
Description: Для Фонду інновацій у сфері енергетики планують виділити 62 мільйони фунтів стерлінг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61307-414.jpg" text:style-name="Internet_20_link" text:visited-style-name="Visited_20_Internet_20_Link">
630_360_1687361307-414.jpg</text:a>
']</text:p>
      <text:p text:style-name="P4">
Tags: ['ЕНЕРГЕТИЧНА ВІДБУДОВА', 'МІНЕНЕРГО', 'УКРАЇНА - ВЕЛИКА БРИТАНІЯ']</text:p>
      <text:p text:style-name="P4">
Category: News</text:p>
      <!--METADATA-->
      <text:p text:style-name="P4">
<draw:frame draw:style-name="fr1" draw:name="Image2" text:anchor-type="as-char" svg:width="6.9236in" svg:height="3.956343in" draw:z-index="0">
<draw:image xlink:href="../Images/AРМІЯINFORM/2023-06-22T-2-00-00-04-00/630_360_1687361307-414.jpg" xlink:type="simple" xlink:show="embed" xlink:actuate="onLoad" draw:mime-type="image/jpeg"/>
</draw:frame>
</text:p>
      <text:p text:style-name="P4">
Для Фонду інновацій у сфері енергетики планують виділити 62 мільйони фунтівстерлінгів.</text:p>
      <text:p text:style-name="P4">
Міністерство енергетики України і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Відповідний документ у межах Конференції з відновлення України, що триває уЛондоні, підписали міністр енергетики України Герман Галущенко та державнийміністр з питань Європи МЗС Великої Британії Лео Докерті, <text:a xlink:type="simple" xlink:href="http://mev.gov.ua/novyna/62-milyony-funtiv-sterlinhiv-dlya-fondu-innovatsiy-u-sferi-enerhetyky-ukrayina-ta-velyka" text:style-name="Internet_20_link" text:visited-style-name="Visited_20_Internet_20_Link">
повідомляє</text:a>
Міненерго.</text:p>
      <text:p text:style-name="P4">
Міністерство енергетики України та Міністерство закордонних справ, у справахСпівдружності націй та розвитку Сполученого Королівства (FCDO) ВеликоїБританії уклали меморандум про Енергетичне партнерство між країнами.</text:p>
      <text:p text:style-name="P4">
У межах Конференції з відновлення України, що триває у Лондоні, документпідписали міністр енергетики України Герман Галущенко та державний міністр зпитань Європи МЗС Великої Британії Лео Докерті.</text:p>
      <text:p text:style-name="P4">
Меморандум, зокрема, передбачає створення нового Фонду викликів у сферізелених інновацій «InnovateUkraine» у розмірі 62 млн фунтів стерлінгів.Основна мета - посилення енергетичної безпеки. Початковий внесок становитиме10 млн фунтів стерлінгів, іншу частину буде спрямовано частинами до 2025 року.Кошти підуть на проєкти енергетичних інновацій, які прискорять процесреконструкції та відновлення української енергетичної інфраструктури.</text:p>
      <text:p text:style-name="P4">
«Співпраця з британськими партнерами дозволить модернізувати нашуенергосистему та посилити її стійкість до військових загроз, а також створитьпідґрунтя для розвитку «зеленої» енергетики. Найближчим часом у межах цієїпрограми український енергосектор отримає додаткові ресурси для проведенняремонтів і відновлення пошкодженої інфраструктури. Ми дякуємо нашим друзям зВеликої Британії за цю підтримку і допомогу», - зазначив Герман Галущенко.</text:p>
      <text:p text:style-name="P4">
Згідно з меморандумом, британська сторона надасть підтримку Міненерго в межахнового Партнерства з чистої енергії та продовжить підтримку програми«Стійкість та енергетична безпека України» («URES»). Йдеться про технічнеспівробітництво, гранти в межах офіційної допомоги розвитку, а також сприянняторгівлі та інвестиціям у таких сферах, як малі модульні атомніелектростанції, «зелений» водень та інші відновлювані гази, сонячнімікро/міні-мережі, сонячні системи для малих домогосподарств,енергоефективність, наземна та офшорна вітроенергетика, розвиток вуглецевогоринку та інші.</text:p>
      <text:p text:style-name="P4">
Підтримка FCDO координуватиметься через групу G7+ з енергетичної підтримкиУкраїни. У найближчій перспективі згідно з Програмою URES українськійенергетичній галузі буде надано ресурси для ремонту пошкодженої інфраструктурита відновлення підключення споживачів до електроенергії, газу і тепла.Програма URES зосереджуватиметься на відновленні інфраструктури в «зелений» таенергоефективний спосіб.</text:p>
      <text:p text:style-name="P4">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At Sivershchyna and Slobozhanschyna directions Russian army shelled Khrinivka, Yeline, Karpov...</text:span>
</text:h>
      <text:p text:style-name="P4">
Authors: liveuamap (Language: en)</text:p>
      <text:p text:style-name="P4">
Time: 2023-06-22T-44:24:00</text:p>
      <text:p text:style-name="P4">
Location: Seredyna-Buda,Sumy Oblast (Latitude:52.25313 Longtitude:32.84758)</text:p>
      <text:p text:style-name="P4">
Videos: []</text:p>
      <text:p text:style-name="P4">
Images: []</text:p>
      <text:p text:style-name="P4">
Tags: ["Russia"]</text:p>
      <text:p text:style-name="P4">
ID: 22571011</text:p>
      <!--METADATA-->
      <text:p text:style-name="P4">
At Sivershchyna and Slobozhanschyna directions Russian army shelled Khrinivka,Yeline, Karpovychi, Leonivka of Chernihiv region; Seredyna-Buda, Porokhon,Sytne, Fotofyzh, Novi Vyrky, Volfyne, Shpyl, Obody, Dmytrivka, Kindrativka,Loknya, Stepne, Velyka Pysarivka of Sumy region, also Odnorobivka, Udy,Veterynarne, Kozacha Lopan, Vysoka Yaruha, Lyptsi, Alisivka, Buhruvatka,Starytsya, Vovchansk, Vovchanski Khutory, Bochkove, Pletenivka, Mala Vovcha,Varvarivka, Budarky, Rublene, Anyskyne, Milove of Kharkiv region. Russianaviation conducted airstrikes at Leonivka and Mykolayivka of Chernihiv regionand Volfyne of Sumy region, - General Staff of Armed Forces of Ukraine says inthe morning report</text:p>
      <text:p text:style-name="P4">
News Collection Link: <text:a xlink:type="simple" xlink:href="https:\/\/liveuamap.com\/en\/2023\/22-june-at-sivershchyna-and-slobozhanschyna-directions-russian" text:style-name="Internet_20_link" text:visited-style-name="Visited_20_Internet_20_Link">
https:\/\/liveuamap.com\/en\/2023\/22-june-at-sivershchyna-and-slobozhanschyna-directions-russian</text:a>
</text:p>
      <text:p text:style-name="P4">
Source: <text:a xlink:type="simple" xlink:href="https://t.me/lumsrc/5154" text:style-name="Internet_20_link" text:visited-style-name="Visited_20_Internet_20_Link">
https://t.me/lumsrc/5154</text:a>
</text:p>
      <!--NEWS-->
      <text:h text:style-name="P10" text:outline-level="1">
<text:span text:style-name="T4">
At Kupiansk direction Russian army shelled Krasne Pershe, Fyholivka, Novomlynsk, Dvorichna, Z...</text:span>
</text:h>
      <text:p text:style-name="P4">
Authors: liveuamap (Language: en)</text:p>
      <text:p text:style-name="P4">
Time: 2023-06-22T-46:24:00</text:p>
      <text:p text:style-name="P4">
Location: Kramatorsk (Latitude:49.75887 Longtitude:37.71006)</text:p>
      <text:p text:style-name="P4">
Videos: []</text:p>
      <text:p text:style-name="P4">
Images: []</text:p>
      <text:p text:style-name="P4">
Tags: ["Russia"]</text:p>
      <text:p text:style-name="P4">
ID: 22571010</text:p>
      <!--METADATA-->
      <text:p text:style-name="P4">
At Kupiansk direction Russian army shelled Krasne Pershe, Fyholivka,Novomlynsk, Dvorichna, Zapadne, Masutivka, Kyslivka and Berestove of Kharkivregion. Russian aviation conducted airstrikes at Synkivka of Kharkiv region, -General Staff of Armed Forces of Ukraine says in the morning report</text:p>
      <text:p text:style-name="P4">
News Collection Link: <text:a xlink:type="simple" xlink:href="https:\/\/liveuamap.com\/en\/2023\/22-june-at-kupiansk-direction-russian-army-shelled-krasne" text:style-name="Internet_20_link" text:visited-style-name="Visited_20_Internet_20_Link">
https:\/\/liveuamap.com\/en\/2023\/22-june-at-kupiansk-direction-russian-army-shelled-krasne</text:a>
</text:p>
      <text:p text:style-name="P4">
Source: <text:a xlink:type="simple" xlink:href="https://t.me/lumsrc/5155" text:style-name="Internet_20_link" text:visited-style-name="Visited_20_Internet_20_Link">
https://t.me/lumsrc/5155</text:a>
</text:p>
      <!--NEWS-->
      <text:h text:style-name="P10" text:outline-level="1">
<text:span text:style-name="T4">
At Lyman direction Russian army shelled Stelmakhivka, Nevske, Dibrova, Kuzmyne, Bilohorivka o...</text:span>
</text:h>
      <text:p text:style-name="P4">
Authors: liveuamap (Language: en)</text:p>
      <text:p text:style-name="P4">
Time: 2023-06-22T-48:24:00</text:p>
      <text:p text:style-name="P4">
Location: Bilohorivka (Latitude:48.92633 Longtitude:38.2695)</text:p>
      <text:p text:style-name="P4">
Videos: []</text:p>
      <text:p text:style-name="P4">
Images: []</text:p>
      <text:p text:style-name="P4">
Tags: ["Russia"]</text:p>
      <text:p text:style-name="P4">
ID: 22571009</text:p>
      <!--METADATA-->
      <text:p text:style-name="P4">
At Lyman direction Russian army shelled Stelmakhivka, Nevske, Dibrova,Kuzmyne, Bilohorivka of Luhansk region and Torske, Verkhnokamyanske, Spirneand Rozdolivka of Donetsk region. Russian aviation conducted airstrikes atNovoyehorivka and Bilohorivka of Luhansk region and Siversk of Donetsk region,- General Staff of Armed Forces of Ukraine says in the morning report</text:p>
      <text:p text:style-name="P4">
News Collection Link: <text:a xlink:type="simple" xlink:href="https:\/\/liveuamap.com\/en\/2023\/22-june-at-lyman-direction-russian-army-shelled-stelmakhivka" text:style-name="Internet_20_link" text:visited-style-name="Visited_20_Internet_20_Link">
https:\/\/liveuamap.com\/en\/2023\/22-june-at-lyman-direction-russian-army-shelled-stelmakhivka</text:a>
</text:p>
      <text:p text:style-name="P4">
Source: <text:a xlink:type="simple" xlink:href="https://t.me/lumsrc/5156" text:style-name="Internet_20_link" text:visited-style-name="Visited_20_Internet_20_Link">
https://t.me/lumsrc/5156</text:a>
</text:p>
      <!--NEWS-->
      <text:h text:style-name="P10" text:outline-level="1">
<text:span text:style-name="T4">
At Bakhmut direction Russian army shelled Vasukivka, Orikhovo-Vasylivka, Bohdanivka, Kalynivk...</text:span>
</text:h>
      <text:p text:style-name="P4">
Authors: liveuamap (Language: en)</text:p>
      <text:p text:style-name="P4">
Time: 2023-06-22T-50:24:00</text:p>
      <text:p text:style-name="P4">
Location: Novhorods'ke, Donetsk Oblast (Latitude:48.6261 Longtitude:37.59487)</text:p>
      <text:p text:style-name="P4">
Videos: []</text:p>
      <text:p text:style-name="P4">
Images: []</text:p>
      <text:p text:style-name="P4">
Tags: ["Russia"]</text:p>
      <text:p text:style-name="P4">
ID: 22571008</text:p>
      <!--METADATA-->
      <text:p text:style-name="P4">
At Bakhmut direction Russian army shelled Vasukivka, Orikhovo-Vasylivka,Bohdanivka, Kalynivka, Chasiv Yar, Ivanivske, Ozaryanivka, Bila Hora,Kostyantynivka, Druzhba and Pivnichne of Donetsk region. Russian aviationconducted airstrikes at Druzhkivske, Kurdumivka and New York of Donetskregion, - General Staff of Armed Forces of Ukraine says in the morning report</text:p>
      <text:p text:style-name="P4">
News Collection Link: <text:a xlink:type="simple" xlink:href="https:\/\/liveuamap.com\/en\/2023\/22-june-at-bakhmut-direction-russian-army-shelled-vasukivka" text:style-name="Internet_20_link" text:visited-style-name="Visited_20_Internet_20_Link">
https:\/\/liveuamap.com\/en\/2023\/22-june-at-bakhmut-direction-russian-army-shelled-vasukivka</text:a>
</text:p>
      <text:p text:style-name="P4">
Source: <text:a xlink:type="simple" xlink:href="https://t.me/lumsrc/5157" text:style-name="Internet_20_link" text:visited-style-name="Visited_20_Internet_20_Link">
https://t.me/lumsrc/5157</text:a>
</text:p>
      <!--NEWS-->
      <text:h text:style-name="P10" text:outline-level="1">
<text:span text:style-name="T4">
At Avdiyivka direction Russian army shelled Oleksandropil, Keramik, Novokalynove, Berdychi, S...</text:span>
</text:h>
      <text:p text:style-name="P4">
Authors: liveuamap (Language: en)</text:p>
      <text:p text:style-name="P4">
Time: 2023-06-22T-52:24:00</text:p>
      <text:p text:style-name="P4">
Location: Donetsk (Latitude:48.08937 Longtitude:37.60732)</text:p>
      <text:p text:style-name="P4">
Videos: []</text:p>
      <text:p text:style-name="P4">
Images: []</text:p>
      <text:p text:style-name="P4">
Tags: []</text:p>
      <text:p text:style-name="P4">
ID: 22571007</text:p>
      <!--METADATA-->
      <text:p text:style-name="P4">
None</text:p>
      <text:p text:style-name="P4">
News Collection Link: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text:p text:style-name="P4">
Source: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NEWS-->
      <text:h text:style-name="P10" text:outline-level="1">
<text:span text:style-name="T4">
At Maryinka direction Russian army shelled Krasnohorivka, Zoryane, Hostre, Maryinka, Heorhiyi...</text:span>
</text:h>
      <text:p text:style-name="P4">
Authors: liveuamap (Language: en)</text:p>
      <text:p text:style-name="P4">
Time: 2023-06-22T-54:24:00</text:p>
      <text:p text:style-name="P4">
Location: Hirnyk,Donetsk Oblast (Latitude:48.03411 Longtitude:37.39796)</text:p>
      <text:p text:style-name="P4">
Videos: []</text:p>
      <text:p text:style-name="P4">
Images: []</text:p>
      <text:p text:style-name="P4">
Tags: ["Russia"]</text:p>
      <text:p text:style-name="P4">
ID: 22571006</text:p>
      <!--METADATA-->
      <text:p text:style-name="P4">
At Maryinka direction Russian army shelled Krasnohorivka, Zoryane, Hostre,Maryinka, Heorhiyivka, Kurakhove and Pobyeda of Donetsk region. Russianaviation conducted airstrikes at Krasnohorivka, - General Staff of ArmedForces of Ukraine says in the morning report</text:p>
      <text:p text:style-name="P4">
News Collection Link: <text:a xlink:type="simple" xlink:href="https:\/\/liveuamap.com\/en\/2023\/22-june-at-maryinka-direction-russian-army-shelled-krasnohorivka" text:style-name="Internet_20_link" text:visited-style-name="Visited_20_Internet_20_Link">
https:\/\/liveuamap.com\/en\/2023\/22-june-at-maryinka-direction-russian-army-shelled-krasnohorivka</text:a>
</text:p>
      <text:p text:style-name="P4">
Source: <text:a xlink:type="simple" xlink:href="https://t.me/lumsrc/5159" text:style-name="Internet_20_link" text:visited-style-name="Visited_20_Internet_20_Link">
https://t.me/lumsrc/5159</text:a>
</text:p>
      <!--NEWS-->
      <text:h text:style-name="P10" text:outline-level="1">
<text:span text:style-name="T4">
Військові контррозвідники СБУ менш ніж за тиждень знищили 21 одиницю ворожої техніки</text:span>
</text:h>
      <text:p text:style-name="P4">
Author: ['АРМІЯINFORM']</text:p>
      <text:p text:style-name="P4">
Time: 2023-06-22T0:00:00-04:00</text:p>
      <text:p text:style-name="P4">
Description: Про це повідомляє пресслужба СБУ.      «Наші специ у контрнаступі звільняють україн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bu.jpg" text:style-name="Internet_20_link" text:visited-style-name="Visited_20_Internet_20_Link">
sbu.jpg</text:a>
']</text:p>
      <text:p text:style-name="P4">
Tags: ['СБУ']</text:p>
      <text:p text:style-name="P4">
Category: News</text:p>
      <!--METADATA-->
      <text:p text:style-name="P4">
<draw:frame draw:style-name="fr1" draw:name="Image3" text:anchor-type="as-char" svg:width="6.9236in" svg:height="4.32725in" draw:z-index="0">
<draw:image xlink:href="../Images/AРМІЯINFORM/2023-06-22T0-00-00-04-00/sbu.jpg" xlink:type="simple" xlink:show="embed" xlink:actuate="onLoad" draw:mime-type="image/jpeg"/>
</draw:frame>
</text:p>
      <text:p text:style-name="P4">
Про це <text:a xlink:type="simple" xlink:href="https://www.facebook.com/watch/" text:style-name="Internet_20_link" text:visited-style-name="Visited_20_Internet_20_Link">
повідомляє</text:a>
пресслужба СБУ.</text:p>
      <text:p text:style-name="P4">
«Наші специ у контрнаступі звільняють українську землю пліч-о-пліч із бойовимипобратимами з ЗСУ. Завдяки ювелірній роботі операторів ударних дронів списоквтрат росіян поповнили:</text:p>
      <ul>
        <li>
11 танків  * 2 САУ  * 2 БМП, 2 МТЛБ та один броньовик  * 3 одиниці автомобільної техніки</li>
      </ul>
      <text:p text:style-name="P4">
Працюємо далі до повної Перемоги!», — йдеться в повідомленні.</text:p>
      <text:p text:style-name="P4">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Сили оборони відбили понад 40 атак росіян</text:span>
</text:h>
      <text:p text:style-name="P4">
Author: ['АРМІЯINFORM']</text:p>
      <text:p text:style-name="P4">
Time: 2023-06-22T10:00:00-04:00</text:p>
      <text:p text:style-name="P4">
Description: Про це повідомляє Генеральний штаб ЗС України.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4" text:anchor-type="as-char" svg:width="6.9236in" svg:height="4.608521in" draw:z-index="0">
<draw:image xlink:href="../Images/AРМІЯINFORM/2023-06-22T10-00-00-04-00/352573146_601909928788756_3426569092669073582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40 бойових зіткнень.</text:p>
      <text:p text:style-name="P4">
На Волинському та Поліському напрямках оперативна обстановка без суттєвихзмін. Ознак формування наступальних угруповань ворога не виявлено.</text:p>
      <text:p text:style-name="P4">
<text:span text:style-name="T4">
На</text:span>
 <text:span text:style-name="T4">
<text:span text:style-name="T5">
*</text:span>
*Сіверському та</text:span>
 <text:span text:style-name="T4">
<text:span text:style-name="T5">
*</text:span>
*Слобожанському напрямках</text:span>
 противникзавдав авіаційних ударів по населених пунктах Леонівка і МиколаївкаЧернігівської області та Волфине Сумської області. Здійснив мінометні таартилерійські обстріли населених пунктів Хрінівка, Єліне, Карповичі, ЛеонівкаЧернігівської області; Середина-Буда, Порохонь, Ситне, Фотофиж, Нові Вирки,Волфине, Шпиль, Ободи, Дмитрівка, Кіндратівка, Локня, Степне, Велика ПисарівкаСумської області, а також Одноробівка, Уди, Ветеринарне, Козача Лопань, ВисокаЯруга, Липці, Алісівка, Бугруватка, Стариця, Вовчанськ, Вовчанські Хутори,Бочкове, Плетенівка,</text:p>
      <text:p text:style-name="P4">
Мала Вовча, Варварівка, Бударки, Рублене, Анискине, Мілове на Харківщині.</text:p>
      <text:p text:style-name="P4">
<text:span text:style-name="T4">
На</text:span>
 <text:span text:style-name="T4">
<text:span text:style-name="T5">
*</text:span>
*Куп’янському напрямку</text:span>
 **** ворог завдав авіаційного удару врайоні Синьківки Харківської області. Артилерійських і мінометних обстрілівпротивника зазнали Красне Перше, Фиголівка, Новомлинськ, Дворічна, Западне,Масютівка, Кислівка та Берестове Харківської області.</text:p>
      <text:p text:style-name="P4">
<text:span text:style-name="T4">
На</text:span>
 <text:span text:style-name="T4">
<text:span text:style-name="T5">
*</text:span>
*Лиманському напрямку</text:span>
 ворог здійснив безуспішні наступальні діїв районах Діброви і Білогорівки Луганської області та Серебрянки на Донеччині.Завдав авіаційних ударів біля Новоєгорівки і Білогорівки Луганської області таСіверська — Донецької. Артилерійських обстрілів зазнали Стельмахівка, Невське,Діброва, Кузьмине, Білогорівка Луганської області та Торське,Верхньокам’янське, Спірне і Роздолівка Донецької області.</text:p>
      <text:p text:style-name="P4">
<text:span text:style-name="T4">
На</text:span>
 <text:span text:style-name="T4">
<text:span text:style-name="T5">
*</text:span>
*Бахмутському напрямку</text:span>
 противник проводив безуспішні наступальнідії в районах Оріхово-Василівки, Іванівського та Білої Гори.</text:p>
      <text:p text:style-name="P4">
Завдав авіаційних ударів біля Дружківського, Курдюмівки та Нью-Йорка Донецькоїобласті. Від ворожих артилерійських обстрілів постраждали Васюківка, Оріхово-Василівка, Богданівка, Калинівка, Часів Яр, Іванівське, Озарянівка, Біла Гора,Костянтинівка, Дружба і Північне Донецької області.</text:p>
      <text:p text:style-name="P4">
<text:span text:style-name="T4">
На</text:span>
 <text:span text:style-name="T4">
<text:span text:style-name="T5">
*</text:span>
*Авдіївському напрямку</text:span>
 противник проводив безуспішні наступальнідії в районі Авдіївки, Сєверного і Первомайського Донецької області. Завдававіаударів неподалік Авдіївки, Сєверного та Первомайського.</text:p>
      <text:p text:style-name="P4">
Здійснив артилерійські обстріли районів населених пунктів Олександропіль,Керамік, Новокалинове, Бердичі, Степове, Авдіївка, Тоненьке, Сєверне,Первомайське, Нетайлове та Невельське Донецької області.</text:p>
      <text:p text:style-name="P4">
На Мар’їнському напрямку ворог проводив наступальні дії в районі Мар’їнки,Побєди і Новомихайлівки Донецької області, успіху не мав. Завдав авіаційногоудару біля Красногорівки. В той же час, здійснив артилерійські обстрілинаселених пунктів Красногорівка, Зоряне, Гостре, Мар’їнка, Георгіївка,Курахове та Побєда Донецької області.</text:p>
      <text:p text:style-name="P4">
<text:span text:style-name="T4">
На</text:span>
 <text:span text:style-name="T4">
<text:span text:style-name="T5">
*</text:span>
*Шахтарському напрямку</text:span>
 ворог проводив наступальні дії в районахНовомихайлівки та Вугледара, успіху не мав. Завдав авіаударів біляНовомихайлівки та Золотої Ниви. Здійснив обстріли населених пунктівПарасковіївка, Новомихайлівка, Костянтинівка, Єлизаветівка, Катеринівка,Богоявленка, Благодатне, Пречистівка, Золота Нива та Велика НовосілкаДонецької області.</text:p>
      <text:p text:style-name="P4">
<text:span text:style-name="T4">
На</text:span>
 <text:span text:style-name="T4">
<text:span text:style-name="T5">
*</text:span>
*Запорізькому та</text:span>
 <text:span text:style-name="T4">
<text:span text:style-name="T5">
*</text:span>
*Херсонському напрямках</text:span>
 противникпродовжує вести оборонні дії. Проводив безуспішні наступальні дії у напрямкуП’ятихаток Запорізької області. Ворог завдав авіаційних ударів в районахЛевадного, Преображенки, Малої Токмачки, Новоданилівки та СтепногірськаЗапорізької області. Здійснив артилерійські обстріли населених пунктівНовоочеретувате, Нескучне, Благодатне, Макарівка, Сторожеве, Зелене Поле,Темирівка, Новопіль, Бурлацьке Донецької області; Левадне, Червоне, Гуляйполе,Новоандріївка, Степове, П’ятихатки, Лобкове, Кам’янське Запорізької області;Золота Балка, Михайлівка, Новоолександрівка, Дудчани, Качкарівка, Шляхове,Козацьке, Миколаївка, Бургунка, Іванівка, Садове, Придніпровське,Наддніпрянське, Молодіжне, Зимівник, Білозерка, Ромашкове, Антонівка, Херсон,Дніпровське, Кізомис Херсонської області та Очаків Миколаївської області», —йдеться в повідомленні.</text:p>
      <text:p text:style-name="P4">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Міноборони почало укладати перші договори на постачання продуктів харчування для ЗCУ за новою процедурою</text:span>
</text:h>
      <text:p text:style-name="P4">
Author: ['АРМІЯINFORM']</text:p>
      <text:p text:style-name="P4">
Time: 2023-06-22T12:00:00-04:00</text:p>
      <text:p text:style-name="P4">
Description: Міністерство оборони України за результатами проведених через систему Prozorro торг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Tags: ['МІНІСТЕРСТВО ОБОРОНИ УКРАЇНИ', 'ПРОДУКТИ ХАРЧУВАННЯ ДЛЯ ЗCУ']</text:p>
      <text:p text:style-name="P4">
Category: News</text:p>
      <!--METADATA-->
      <text:p text:style-name="P4">
<draw:frame draw:style-name="fr1" draw:name="Image5" text:anchor-type="as-char" svg:width="6.9236in" svg:height="3.894525in" draw:z-index="0">
<draw:image xlink:href="../Images/AРМІЯINFORM/2023-06-22T12-00-00-04-00/harchuvannya-vijskovosluzhbovtsiv-72-brygady-za-novoyu-systemoyu-2-1.jpg" xlink:type="simple" xlink:show="embed" xlink:actuate="onLoad" draw:mime-type="image/jpeg"/>
</draw:frame>
</text:p>
      <text:p text:style-name="P4">
Міністерство оборони України за результатами проведених через систему Prozorroторгів станом на 21 червня уклало перші три договори з компаніями-переможцямина постачання продуктів харчування для Збройних Сил України відповідно доКаталогу продуктів харчування.</text:p>
      <text:p text:style-name="P4">
Всього вже <text:span text:style-name="T4">
визначено 19 переможців з 22</text:span>
. Ще по <text:span text:style-name="T4">
16 переможцями конкурсу</text:span>
наразі здійснюється підготовка договорів для їх підписання, внесенняпереможцями конкурсу депозитів на рахунок Міністерства, як того вимагаєтендерна документація.</text:p>
      <text:p text:style-name="P4">
Ще по трьох процедурах із загальних 22 були відхилені всі учасники у звʼязкуіз невідповідністю їхніх цінових пропозицій умовам оголошення. По нихоголошено повторні торги — ця інформація висвітлена в системі Prozorro ( <text:span text:style-name="T5">
подвох процедурах кінцевий термін подачі документів 22.06.2023, по третьому — до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Українські захисники за добу ліквідували 650 окупантів, знищили 21 артсистему і 12 ББМ</text:span>
</text:h>
      <text:p text:style-name="P4">
Author: ['АРМІЯINFORM']</text:p>
      <text:p text:style-name="P4">
Time: 2023-06-22T14:00:00-04:00</text:p>
      <text:p text:style-name="P4">
Description: Загальні бойові втрати противника з 24.02.22 по 22.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5bc0646-1f8b-4352-b8ce-3dd2c9196a3f-scaled.jpg" text:style-name="Internet_20_link" text:visited-style-name="Visited_20_Internet_20_Link">
c5bc0646-1f8b-4352-b8ce-3dd2c9196a3f-scaled.jpg</text:a>
']</text:p>
      <text:p text:style-name="P4">
Tags: ['АГРЕСІЯ РФ', 'ВТОРГНЕННЯ РФ', 'ВТРАТИ ВОРОГА', 'ГШ ЗСУ']</text:p>
      <text:p text:style-name="P4">
Category: News</text:p>
      <!--METADATA-->
      <text:p text:style-name="P4">
<draw:frame draw:style-name="fr1" draw:name="Image6" text:anchor-type="as-char" svg:width="6.9236in" svg:height="6.975527in" draw:z-index="0">
<draw:image xlink:href="../Images/AРМІЯINFORM/2023-06-22T14-00-00-04-00/c5bc0646-1f8b-4352-b8ce-3dd2c9196a3f-scaled.jpg" xlink:type="simple" xlink:show="embed" xlink:actuate="onLoad" draw:mime-type="image/jpeg"/>
</draw:frame>
</text:p>
      <text:p text:style-name="P4">
Загальні бойові втрати противника з 24.02.22 по 22.06.23 орієнтовностановлять:</text:p>
      <ul>
        <li>
<text:span text:style-name="T4">
особового складу ‒</text:span>
 222650 (+650) осіб ліквідовано  * <text:span text:style-name="T4">
танків ‒</text:span>
 4013 (+7)  * <text:span text:style-name="T4">
бойових броньованих машин ‒</text:span>
 7783 (+12)  * <text:span text:style-name="T4">
артилерійських систем ‒</text:span>
 3941 (+21)  * <text:span text:style-name="T4">
РСЗВ ‒</text:span>
 617 (+2)  * <text:span text:style-name="T4">
засоби ППО ‒</text:span>
 376 (+1)  * <text:span text:style-name="T4">
літаків ‒</text:span>
 314 (0)  * <text:span text:style-name="T4">
гелікоптерів ‒</text:span>
 307 (+1)  * <text:span text:style-name="T4">
БПЛА оперативно-тактичного рівня ‒</text:span>
 3438 (+10)  * <text:span text:style-name="T4">
крилаті ракети ‒</text:span>
 1214 (0)  * <text:span text:style-name="T4">
кораблі / катери ‒</text:span>
 18 (0)  * <text:span text:style-name="T4">
автомобільної техніки та автоцистерн ‒</text:span>
 6678 (+11)  * <text:span text:style-name="T4">
спеціальна техніка ‒</text:span>
 53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2.06.23.</text:p>
      <text:p text:style-name="P4">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2 explosions were reported in Zaporizhzhia</text:span>
</text:h>
      <text:p text:style-name="P4">
Authors: liveuamap (Language: en)</text:p>
      <text:p text:style-name="P4">
Time: 2023-06-22T18:25:27</text:p>
      <text:p text:style-name="P4">
Location: Zaporizhzhia, Zaporiz'ka oblast (Latitude:47.83413 Longtitude:35.09909)</text:p>
      <text:p text:style-name="P4">
Videos: []</text:p>
      <text:p text:style-name="P4">
Images: []</text:p>
      <text:p text:style-name="P4">
Tags: []</text:p>
      <text:p text:style-name="P4">
ID: 22571107</text:p>
      <!--METADATA-->
      <text:p text:style-name="P4">
2 explosions were reported in Zaporizhzhia</text:p>
      <text:p text:style-name="P4">
News Collection Link: <text:a xlink:type="simple" xlink:href="https:\/\/liveuamap.com\/en\/2023\/22-june-2-explosions-were-reported-in-zaporizhzhia-" text:style-name="Internet_20_link" text:visited-style-name="Visited_20_Internet_20_Link">
https:\/\/liveuamap.com\/en\/2023\/22-june-2-explosions-were-reported-in-zaporizhzhia-</text:a>
</text:p>
      <text:p text:style-name="P4">
Source: <text:a xlink:type="simple" xlink:href="https://t.me/suspilnezaporizhzhya/14020" text:style-name="Internet_20_link" text:visited-style-name="Visited_20_Internet_20_Link">
https://t.me/suspilnezaporizhzhya/14020</text:a>
</text:p>
      <!--NEWS-->
      <text:h text:style-name="P10" text:outline-level="1">
<text:span text:style-name="T4">
Explosions were reported in Skadovsk</text:span>
</text:h>
      <text:p text:style-name="P4">
Authors: liveuamap (Language: en)</text:p>
      <text:p text:style-name="P4">
Time: 2023-06-22T19:35:21</text:p>
      <text:p text:style-name="P4">
Location: Skadovs'k (Latitude:46.12168 Longtitude:32.90628)</text:p>
      <text:p text:style-name="P4">
Videos: []</text:p>
      <text:p text:style-name="P4">
Images: []</text:p>
      <text:p text:style-name="P4">
Tags: []</text:p>
      <text:p text:style-name="P4">
ID: 22571109</text:p>
      <!--METADATA-->
      <text:p text:style-name="P4">
Explosions were reported in Skadovsk</text:p>
      <text:p text:style-name="P4">
News Collection Link: <text:a xlink:type="simple" xlink:href="https:\/\/liveuamap.com\/en\/2023\/23-june-explosions-were-reported-in-skadovsk-" text:style-name="Internet_20_link" text:visited-style-name="Visited_20_Internet_20_Link">
https:\/\/liveuamap.com\/en\/2023\/23-june-explosions-were-reported-in-skadovsk-</text:a>
</text:p>
      <text:p text:style-name="P4">
Source: <text:a xlink:type="simple" xlink:href="https://t.me/war_monitor/8249" text:style-name="Internet_20_link" text:visited-style-name="Visited_20_Internet_20_Link">
https://t.me/war_monitor/8249</text:a>
</text:p>
      <!--NEWS-->
      <text:h text:style-name="P10" text:outline-level="1">
<text:span text:style-name="T4">
Air defense was active against cruise missiles in central regions</text:span>
</text:h>
      <text:p text:style-name="P4">
Authors: liveuamap (Language: en)</text:p>
      <text:p text:style-name="P4">
Time: 2023-06-22T19:36:53</text:p>
      <text:p text:style-name="P4">
Location: Kropivnytsky (Latitude:48.34026 Longtitude:33.2666)</text:p>
      <text:p text:style-name="P4">
Videos: []</text:p>
      <text:p text:style-name="P4">
Images: []</text:p>
      <text:p text:style-name="P4">
Tags: ["Europe", "Central and Eastern Europe"]</text:p>
      <text:p text:style-name="P4">
ID: 22571110</text:p>
      <!--METADATA-->
      <text:p text:style-name="P4">
Air defense was active against cruise missiles in central regions</text:p>
      <text:p text:style-name="P4">
News Collection Link: <text:a xlink:type="simple" xlink:href="https:\/\/liveuamap.com\/en\/2023\/23-june-air-defense-was-active-against-cruise-missiles-in" text:style-name="Internet_20_link" text:visited-style-name="Visited_20_Internet_20_Link">
https:\/\/liveuamap.com\/en\/2023\/23-june-air-defense-was-active-against-cruise-missiles-in</text:a>
</text:p>
      <text:p text:style-name="P4">
Source: <text:a xlink:type="simple" xlink:href="https://t.me/lachentyt/30650" text:style-name="Internet_20_link" text:visited-style-name="Visited_20_Internet_20_Link">
https://t.me/lachentyt/30650</text:a>
</text:p>
      <!--NEWS-->
      <text:h text:style-name="P10" text:outline-level="1">
<text:span text:style-name="T4">
Explosions were reported in Kursk</text:span>
</text:h>
      <text:p text:style-name="P4">
Authors: liveuamap (Language: en)</text:p>
      <text:p text:style-name="P4">
Time: 2023-06-22T19:41:12</text:p>
      <text:p text:style-name="P4">
Location: Kursk,Kurskaya oblast' (Latitude:51.75872 Longtitude:36.23741)</text:p>
      <text:p text:style-name="P4">
Videos: []</text:p>
      <text:p text:style-name="P4">
Images: []</text:p>
      <text:p text:style-name="P4">
Tags: ["Russia"]</text:p>
      <text:p text:style-name="P4">
ID: 22571111</text:p>
      <!--METADATA-->
      <text:p text:style-name="P4">
Explosions were reported in Kursk</text:p>
      <text:p text:style-name="P4">
News Collection Link: <text:a xlink:type="simple" xlink:href="https:\/\/liveuamap.com\/en\/2023\/23-june-explosions-were-reported-in-kursk" text:style-name="Internet_20_link" text:visited-style-name="Visited_20_Internet_20_Link">
https:\/\/liveuamap.com\/en\/2023\/23-june-explosions-were-reported-in-kursk</text:a>
</text:p>
      <text:p text:style-name="P4">
Source: <text:a xlink:type="simple" xlink:href="https://t.me/kurskbomond/26236" text:style-name="Internet_20_link" text:visited-style-name="Visited_20_Internet_20_Link">
https://t.me/kurskbomond/26236</text:a>
</text:p>
      <!--NEWS-->
      <text:h text:style-name="P10" text:outline-level="1">
<text:span text:style-name="T4">
Russian artillery shelled Kherson</text:span>
</text:h>
      <text:p text:style-name="P4">
Authors: liveuamap (Language: en)</text:p>
      <text:p text:style-name="P4">
Time: 2023-06-22T19:43:14</text:p>
      <text:p text:style-name="P4">
Location: Kherson, Khersons'ka oblast (Latitude:46.61702 Longtitude:32.58665)</text:p>
      <text:p text:style-name="P4">
Videos: []</text:p>
      <text:p text:style-name="P4">
Images: []</text:p>
      <text:p text:style-name="P4">
Tags: []</text:p>
      <text:p text:style-name="P4">
ID: 22571112</text:p>
      <!--METADATA-->
      <text:p text:style-name="P4">
Russian artillery shelled Kherson</text:p>
      <text:p text:style-name="P4">
News Collection Link: <text:a xlink:type="simple" xlink:href="https:\/\/liveuamap.com\/en\/2023\/23-june-russian-artillery-shelled-kherson" text:style-name="Internet_20_link" text:visited-style-name="Visited_20_Internet_20_Link">
https:\/\/liveuamap.com\/en\/2023\/23-june-russian-artillery-shelled-kherson</text:a>
</text:p>
      <text:p text:style-name="P4">
Source: <text:a xlink:type="simple" xlink:href="https://t.me/kherson_non_fake/8485" text:style-name="Internet_20_link" text:visited-style-name="Visited_20_Internet_20_Link">
https://t.me/kherson_non_fake/8485</text:a>
</text:p>
      <!--NEWS-->
      <text:h text:style-name="P10" text:outline-level="1">
<text:span text:style-name="T4">
Explosion reported in Khmelnitsky</text:span>
</text:h>
      <text:p text:style-name="P4">
Authors: liveuamap (Language: en)</text:p>
      <text:p text:style-name="P4">
Time: 2023-06-22T20:15:02</text:p>
      <text:p text:style-name="P4">
Location: Khmelnitsky (Latitude:49.44056 Longtitude:26.95822)</text:p>
      <text:p text:style-name="P4">
Videos: []</text:p>
      <text:p text:style-name="P4">
Images: []</text:p>
      <text:p text:style-name="P4">
Tags: ["Europe", "Central and Eastern Europe"]</text:p>
      <text:p text:style-name="P4">
ID: 22571113</text:p>
      <!--METADATA-->
      <text:p text:style-name="P4">
Explosion reported in Khmelnitsky</text:p>
      <text:p text:style-name="P4">
News Collection Link: <text:a xlink:type="simple" xlink:href="https:\/\/liveuamap.com\/en\/2023\/23-june-explosion-reported-in-khmelnitsky-" text:style-name="Internet_20_link" text:visited-style-name="Visited_20_Internet_20_Link">
https:\/\/liveuamap.com\/en\/2023\/23-june-explosion-reported-in-khmelnitsky-</text:a>
</text:p>
      <text:p text:style-name="P4">
Source: <text:a xlink:type="simple" xlink:href="https://t.me/lachentyt/30659" text:style-name="Internet_20_link" text:visited-style-name="Visited_20_Internet_20_Link">
https://t.me/lachentyt/30659</text:a>
</text:p>
      <!--NEWS-->
      <text:h text:style-name="P10" text:outline-level="1">
<text:span text:style-name="T4">
Генштаб показав у роботі військових зв’язківців</text:span>
</text:h>
      <text:p text:style-name="P4">
Author: ['АРМІЯINFORM']</text:p>
      <text:p text:style-name="P4">
Time: 2023-06-22T2:00:00-04:00</text:p>
      <text:p text:style-name="P4">
Description: «Зв’язок — це основа управління військами, бойовими засобами та зброєю.    А зв’язківц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Tags: ["ВІЙСЬКОВІ-ЗВ'ЯЗКІВЦІ", 'ГЕНШТАБ ЗС УКРАЇНИ', 'ГШ ЗСУ']</text:p>
      <text:p text:style-name="P4">
Category: News</text:p>
      <!--METADATA-->
      <text:p text:style-name="P4">
<draw:frame draw:style-name="fr1" draw:name="Image7" text:anchor-type="as-char" svg:width="6.9236in" svg:height="4.615733in" draw:z-index="0">
<draw:image xlink:href="../Images/AРМІЯINFORM/2023-06-22T2-00-00-04-00/355658742_609543924692023_4445201707212037288_n.jpg" xlink:type="simple" xlink:show="embed" xlink:actuate="onLoad" draw:mime-type="image/jpeg"/>
</draw:frame>
</text:p>
      <text:p text:style-name="P4">
«Зв’язок — це основа управління військами, бойовими засобами та зброєю.</text:p>
      <text:p text:style-name="P4">
А зв’язківці — це ті самі люди, які забезпечують обмін інформацією під часшвидкого перебігу бойових дій та за будь-яких погодних умов», — йдеться вповідомленні.</text:p>
      <text:p text:style-name="P4">
<text:a xlink:type="simple" xlink:href="https://armyinform.com.ua/wp-content/uploads/2023/06/355678064_609543898025359_3491967545320810868_n.jpg" text:style-name="Internet_20_link" text:visited-style-name="Visited_20_Internet_20_Link">
<draw:frame draw:style-name="fr1" draw:name="Image8" text:anchor-type="as-char" svg:width="6.9236in" svg:height="6.9236in" draw:z-index="0">
<draw:image xlink:href="../Images/AРМІЯINFORM/2023-06-22T2-00-00-04-00/355678064_609543898025359_3491967545320810868_n-150x150.jpg" xlink:type="simple" xlink:show="embed" xlink:actuate="onLoad" draw:mime-type="image/jpeg"/>
</draw:frame>
</text:a>
</text:p>
      <text:p text:style-name="P4">
<text:a xlink:type="simple" xlink:href="https://armyinform.com.ua/wp-content/uploads/2023/06/355660332_609544014692014_8713569332677883317_n.jpg" text:style-name="Internet_20_link" text:visited-style-name="Visited_20_Internet_20_Link">
<draw:frame draw:style-name="fr1" draw:name="Image9" text:anchor-type="as-char" svg:width="6.9236in" svg:height="6.9236in" draw:z-index="0">
<draw:image xlink:href="../Images/AРМІЯINFORM/2023-06-22T2-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10" text:anchor-type="as-char" svg:width="6.9236in" svg:height="6.9236in" draw:z-index="0">
<draw:image xlink:href="../Images/AРМІЯINFORM/2023-06-22T2-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11" text:anchor-type="as-char" svg:width="6.9236in" svg:height="6.9236in" draw:z-index="0">
<draw:image xlink:href="../Images/AРМІЯINFORM/2023-06-22T2-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12" text:anchor-type="as-char" svg:width="6.9236in" svg:height="6.9236in" draw:z-index="0">
<draw:image xlink:href="../Images/AРМІЯINFORM/2023-06-22T2-00-00-04-00/355670631_609544034692012_4704374300242646441_n-150x150.jpg" xlink:type="simple" xlink:show="embed" xlink:actuate="onLoad" draw:mime-type="image/jpeg"/>
</draw:frame>
</text:a>
</text:p>
      <text:p text:style-name="P4">
<text:span text:style-name="T5">
Фото: Служба зв’язків з громадськістю окремої артилерійської бригади ЗбройнихСил України</text:span>
</text:p>
      <text:p text:style-name="P4">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Український розвідник викликає лють у кремлі</text:span>
</text:h>
      <text:p text:style-name="P4">
Author: ['АРМІЯINFORM']</text:p>
      <text:p text:style-name="P4">
Time: 2023-06-22T49:00:00-04:00</text:p>
      <text:p text:style-name="P4">
Description: Британський журнал The Economist опублікував матеріал про начальника Голов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13" text:anchor-type="as-char" svg:width="6.9236in" svg:height="3.894525in" draw:z-index="0">
<draw:image xlink:href="../Images/AРМІЯINFORM/2023-06-22T49-00-00-04-00/20230621-02.jpg" xlink:type="simple" xlink:show="embed" xlink:actuate="onLoad" draw:mime-type="image/jpeg"/>
</draw:frame>
</text:p>
      <text:p text:style-name="P4">
Британський журнал The Economist опублікував<text:a xlink:type="simple" xlink:href="https://www.economist.com/europe/2023/06/20/ukraines-spymaster-has-got-under-the-kremlins-skin" text:style-name="Internet_20_link" text:visited-style-name="Visited_20_Internet_20_Link">
матеріал</text:a>
 про начальника Головного управління розвідкиМіністерства оборони України Кирила Буданова та роль очолюваного ним відомствапід час повномасштабної війни з росією.</text:p>
      <text:p text:style-name="P4">
Журналісти видання поспілкувались з бойовими побратимами Кирила Буданова, йогопідлеглими офіцерами, а також розвідниками західних держав, аби розкритихарактер керівника української воєнної розвідки.</text:p>
      <text:p text:style-name="P4">
У самого ж Кирила Буданова запитали про зухвалі спецоперації, спрямовані протидержави-агресора, а також про ядерну загрозу від росії.</text:p>
      <text:p text:style-name="P4">
«Ми на війні. Безпілотники над кремлем показали світові, що російська оборона― це просто потьомкінське село», ― цитує Кирила Буданова The Economist,зазначаючи, що Україна не підтверджувала своєї причетності до спецоперацій натериторії росії.</text:p>
      <text:p text:style-name="P4">
Начальник ГУР МО України наголосив, що без стратегічної поразки росії татрансформації влади у ній миру не буде, а ризик використання агресором ядерноїзброї ― невисокий.</text:p>
      <text:p text:style-name="P4">
«Як керівник розвідки, кажу вам прямо ― цього не буде. При всій моїй неприязнідо рф, там не так багато ідіотів, які керують країною», ― зазначив КирилоБуданов.</text:p>
      <text:p text:style-name="P4">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Центр протидії дезінформації повідомляє про фейки, які росіяни поширювали минулої доби</text:span>
</text:h>
      <text:p text:style-name="P4">
Author: ['АРМІЯINFORM']</text:p>
      <text:p text:style-name="P4">
Time: 2023-06-22T4:00:00-04:00</text:p>
      <text:p text:style-name="P4">
Description: Центр протидії дезінформації при РНБО України виявляє:    Дезінформація    «Вся київ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Tags: []</text:p>
      <text:p text:style-name="P4">
Category: News</text:p>
      <!--METADATA-->
      <text:p text:style-name="P4">
<draw:frame draw:style-name="fr1" draw:name="Image14" text:anchor-type="as-char" svg:width="6.9236in" svg:height="6.9236in" draw:z-index="0">
<draw:image xlink:href="../Images/AРМІЯINFORM/2023-06-22T4-00-00-04-00/355479312_277222411493498_63665007607091244_n.jpg" xlink:type="simple" xlink:show="embed" xlink:actuate="onLoad" draw:mime-type="image/jpeg"/>
</draw:frame>
</text:p>
      <text:p text:style-name="P4">
Центр протидії дезінформації при РНБО України<text:a xlink:type="simple" xlink:href="https://www.facebook.com/hashtag/%D1%86%D0%BF%D0%B4_%D0%B2%D0%B8%D1%8F%D0%B2%D0%BB%D1%8F%D1%94" text:style-name="Internet_20_link" text:visited-style-name="Visited_20_Internet_20_Link">
виявляє</text:a>
:</text:p>
      <text:p text:style-name="P4">
<text:span text:style-name="T4">
Дезінформація</text:span>
</text:p>
      <text:p text:style-name="P4">
«Вся київська верхівка розмовляє між собою російською. Це всі знають. А весьцей націоналістичний пафос лише через те, що іншої ідеології для політичногопроцесу в них не було і немає. Вони спочатку намагалися побудувати новуУкраїну на засадах націоналізму, та впали у нацистське піке», — заявиларечниця мзс рф м. захарова.</text:p>
      <text:p text:style-name="P4">
<text:span text:style-name="T4">
Маніпуляція</text:span>
</text:p>
      <text:p text:style-name="P4">
«росія продовжить розвивати свою ядерну тріаду», — сказав президент росії в.путін. Також він додав, що більшість частин ракетних військ стратегічногопризначення перейшли на комплекс «Ярс», а найближчим часом на бойовечергування поставлять системи «Сармат».</text:p>
      <text:p text:style-name="P4">
<text:span text:style-name="T4">
Фейк</text:span>
</text:p>
      <text:p text:style-name="P4">
«Українські військові спеціально ламають техніку, щоби не брати участі вбоях», — вважає польський офіцер Петро Павелко.</text:p>
      <text:p text:style-name="P4">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Кирило Буданов взяв участь у засіданні Координаційного штабу з питань розслідування воєнних злочинів рф в Україні</text:span>
</text:h>
      <text:p text:style-name="P4">
Author: ['АРМІЯINFORM']</text:p>
      <text:p text:style-name="P4">
Time: 2023-06-22T51:00:00-04:00</text:p>
      <text:p text:style-name="P4">
Description: Начальник Головного управління розвідки Міністерства оборони України Кирило Буданов вз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Tags: ['ГУР МО УКРАЇНИ', 'КИРИЛО БУДАНОВ']</text:p>
      <text:p text:style-name="P4">
Category: News</text:p>
      <!--METADATA-->
      <text:p text:style-name="P4">
<draw:frame draw:style-name="fr1" draw:name="Image15" text:anchor-type="as-char" svg:width="6.9236in" svg:height="3.894525in" draw:z-index="0">
<draw:image xlink:href="../Images/AРМІЯINFORM/2023-06-22T51-00-00-04-00/355512048_580422907602467_485174662760967697_n.jpg" xlink:type="simple" xlink:show="embed" xlink:actuate="onLoad" draw:mime-type="image/jpeg"/>
</draw:frame>
</text:p>
      <text:p text:style-name="P4">
Начальник Головного управління розвідки Міністерства оборони України КирилоБуданов взяв участь в засіданні Координаційного штабу з питань розслідуваннявчинених росією воєнних злочинів та ведення нею агресивної війни протиУкраїни.</text:p>
      <text:p text:style-name="P4">
Штаб, що створений для взаємодії правоохоронних та інших державних органівУкраїни, координує Генеральний прокурор України Андрій Костін.</text:p>
      <text:p text:style-name="P4">
Учасники наради обговорили низку процедурних та практичних кроків дляефективної роботи заради притягнення терористичної росії, зокрема їївійськово-політичного керівництва, до відповідальності.</text:p>
      <text:p text:style-name="P4">
В контексті фіксації вчинених росією воєнних злочинів, злочину агресивноївійни та інших грубих порушень міжнародного права учасники наголосили наважливості взаємодії з розвідувальними органами України.</text:p>
      <text:p text:style-name="P4">
ГУР МО України нагадує, що за кожен воєнний злочин росіян буде справедливазаконна відплата.</text:p>
      <text:p text:style-name="P4">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Протягом минулої доби росіяни завдали ракетного та 44 авіаційних ударів по Україні — є загиблі та поранені</text:span>
</text:h>
      <text:p text:style-name="P4">
Author: ['АРМІЯINFORM']</text:p>
      <text:p text:style-name="P4">
Time: 2023-06-22T53:00:00-04:00</text:p>
      <text:p text:style-name="P4">
Description: Про це повідомляє Генеральний штаб ЗС України.    «Розпочалася чотириста ві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Ш ЗСУ']</text:p>
      <text:p text:style-name="P4">
Category: News</text:p>
      <!--METADATA-->
      <text:p text:style-name="P4">
<draw:frame draw:style-name="fr1" draw:name="Image16" text:anchor-type="as-char" svg:width="6.9236in" svg:height="3.893007in" draw:z-index="0">
<draw:image xlink:href="../Images/AРМІЯINFORM/2023-06-22T53-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Розпочалася чотириста вісімдесят четверта доба широкомасштабної збройноїагресії російської федерації проти нашої країни.</text:p>
      <text:p text:style-name="P4">
Сьогодні вночі російська федерація завдала чергового ракетного та авіаційногоудару іранськими ударними БПЛА Shahed по Україні. Інформація щодо наслідківцієї терористичної атаки наразі уточнюється.</text:p>
      <text:p text:style-name="P4">
Протягом минулої доби противник завдав ракетного та 44 авіаційних ударів,зокрема було застосовано 6 іранських ударних БПЛА Shahed. Усі „шахеди“ знищилинаші захисники. Також ворог здійснив 47 обстрілів з реактивних системзалпового вогню.</text:p>
      <text:p text:style-name="P4">
На жаль, є загиблі та поранені серед цивільного населення.</text:p>
      <text:p text:style-name="P4">
Ймовірність завдав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Ракетні війська та артилерія ЗСУ протягом доби уразили 13 артустановок та 3 пункти управління окупантів</text:span>
</text:h>
      <text:p text:style-name="P4">
Author: ['АРМІЯINFORM']</text:p>
      <text:p text:style-name="P4">
Time: 2023-06-22T55: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ГШ ЗСУ']</text:p>
      <text:p text:style-name="P4">
Category: News</text:p>
      <!--METADATA-->
      <text:p text:style-name="P4">
<draw:frame draw:style-name="fr1" draw:name="Image17" text:anchor-type="as-char" svg:width="6.9236in" svg:height="4.615733in" draw:z-index="0">
<draw:image xlink:href="../Images/AРМІЯINFORM/2023-06-22T55-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Підрозділи ракетних військ та артилерії протягом доби уразили 3 пунктиуправління, 1 зенітно-ракетний комплекс, 2 райони зосередження особовогоскладу та військової техніки противника, 13 артилерійських засобів на вогневихпозиціях, 2 станції РЕБ та склад боєприпасів ворога», — йдеться вповідомленні.</text:p>
      <text:p text:style-name="P4">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Світовий банк і донори надають Україні додаткові $1,76 млрд на відновлення — Денис Шмигаль</text:span>
</text:h>
      <text:p text:style-name="P4">
Author: ['АРМІЯINFORM']</text:p>
      <text:p text:style-name="P4">
Time: 2023-06-22T57:00:00-04:00</text:p>
      <text:p text:style-name="P4">
Description: Світовий банк та інші країни-партнери надають Україні додаткові 1,75 мільярда долар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5044_820_360_0_0_auto.jpg" text:style-name="Internet_20_link" text:visited-style-name="Visited_20_Internet_20_Link">
thumb_205044_820_360_0_0_auto.jpg</text:a>
']</text:p>
      <text:p text:style-name="P4">
Tags: ['ДЕНИС ШМИГАЛЬ', 'КОНФЕРЕНЦІЯ', 'КОНФЕРЕНЦІЯ У ЛОНДОНІ', 'СВІТОВИЙ БАНК']</text:p>
      <text:p text:style-name="P4">
Category: News</text:p>
      <!--METADATA-->
      <text:p text:style-name="P4">
<draw:frame draw:style-name="fr1" draw:name="Image18" text:anchor-type="as-char" svg:width="6.9236in" svg:height="5.429116in" draw:z-index="0">
<draw:image xlink:href="../Images/AРМІЯINFORM/2023-06-22T57-00-00-04-00/thumb_205044_820_360_0_0_auto.jpg" xlink:type="simple" xlink:show="embed" xlink:actuate="onLoad" draw:mime-type="image/jpeg"/>
</draw:frame>
</text:p>
      <text:p text:style-name="P4">
Світовий банк та інші країни-партнери надають Україні додаткові 1,75 мільярдадоларів на екстрену допомогу та заходи з відновлення.</text:p>
      <text:p text:style-name="P4">
Про це <text:a xlink:type="simple" xlink:href="https://www.kmu.gov.ua/news/svitovyi-bank-i-donory-vydilyly-ukraini-dodatkovi-176-mlrd-dolariv-na-vidnovlennia" text:style-name="Internet_20_link" text:visited-style-name="Visited_20_Internet_20_Link">
повідомляє</text:a>
 Прем'єр-міністрУкраїни Денис Шмигаль.</text:p>
      <text:p text:style-name="P4">
Під час Конференції з питань відновлення України в Лондоні він наголосив, щоСвітовий банк став одним із лідерів у мобілізації ресурсів для допомогиУкраїни після початку широкомасштабної війни.</text:p>
      <text:p text:style-name="P4">
«Сьогодні ми підписали чергову Угоду про залучення фінансування в $500 млн відВеликої Британії з пакета допомоги Україні на суму $1,76 млрд. Допомога буденадана за підтримки США, Великої Британії та Фінляндії», — повідомив главаУряду.</text:p>
      <text:p text:style-name="P4">
За його словами, кошти будуть спрямовані на зарплати рятувальників тавчителів, виплату пенсій, підтримку малозабезпечених сімей, дітей зінвалідністю, внутрішньо переміщених осіб, одиноких матерів, а також на оплатумедичних послуг за програмою медичних гарантій.</text:p>
      <text:p text:style-name="P4">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Дмитро Кулеба провів першу зустріч з новим главою МЗС Туреччини</text:span>
</text:h>
      <text:p text:style-name="P4">
Author: ['АРМІЯINFORM']</text:p>
      <text:p text:style-name="P4">
Time: 2023-06-22T6:00:00-04:00</text:p>
      <text:p text:style-name="P4">
Description: Міністр закордонних справ України Дмитро Кулеба провів у Лондоні першу зустріч з нов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7370794-105.jpg" text:style-name="Internet_20_link" text:visited-style-name="Visited_20_Internet_20_Link">
630_360_1687370794-105.jpg</text:a>
']</text:p>
      <text:p text:style-name="P4">
Tags: ['ДМИТРО КУЛЕБА', 'МЗС', 'МЗС ТУРЕЧЧИНИ']</text:p>
      <text:p text:style-name="P4">
Category: News</text:p>
      <!--METADATA-->
      <text:p text:style-name="P4">
<draw:frame draw:style-name="fr1" draw:name="Image19" text:anchor-type="as-char" svg:width="6.9236in" svg:height="3.956343in" draw:z-index="0">
<draw:image xlink:href="../Images/AРМІЯINFORM/2023-06-22T6-00-00-04-00/630_360_1687370794-105.jpg" xlink:type="simple" xlink:show="embed" xlink:actuate="onLoad" draw:mime-type="image/jpeg"/>
</draw:frame>
</text:p>
      <text:p text:style-name="P4">
Міністр закордонних справ України Дмитро Кулеба провів у Лондоні першу зустрічз новим турецьким колегою Хаканом Фіданом.</text:p>
      <text:p text:style-name="P4">
Про це <text:a xlink:type="simple" xlink:href="https://t.me/Ukraine_MFA/1833" text:style-name="Internet_20_link" text:visited-style-name="Visited_20_Internet_20_Link">
повідомило</text:a>
 Міністерство закордоннихсправ України в Telegram.</text:p>
      <text:p text:style-name="P4">
«Глави МЗС обговорили розвиток співпраці України та Туреччини, продовженняЧорноморської зернової ініціативи та розширення глобальної підтримки Формулимиру», — зазначається в дописі.</text:p>
      <text:p text:style-name="P4">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Авіація ЗС України за добу завдала 18 ударів по районах скупчення ворога</text:span>
</text:h>
      <text:p text:style-name="P4">
Author: ['АРМІЯINFORM']</text:p>
      <text:p text:style-name="P4">
Time: 2023-06-22T8: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 УКРАЇНИ', 'ГШ ЗСУ']</text:p>
      <text:p text:style-name="P4">
Category: News</text:p>
      <!--METADATA-->
      <text:p text:style-name="P4">
<draw:frame draw:style-name="fr1" draw:name="Image20" text:anchor-type="as-char" svg:width="6.9236in" svg:height="3.894525in" draw:z-index="0">
<draw:image xlink:href="../Images/AРМІЯINFORM/2023-06-22T8-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gzaQUK5WRnXdGwBhYQiAaTLSqC1yCPeGEVwqGuVDcLzBC2toMgxodJye1y32nHxRl" text:style-name="Internet_20_link" text:visited-style-name="Visited_20_Internet_20_Link">
повідомляє</text:a>
Генеральний штаб ЗС України.</text:p>
      <text:p text:style-name="P4">
«Авіація сил оборони за минулу добу завдала 12 ударів по районах зосередженняособового складу противника та 6 — по зенітно-ракетних комплексах ворога.Також наші захисники знищили російський ударний вертоліт Мі-24 та 7розвідувальних БПЛА», — йдеться в повідомленні.</text:p>
      <text:p text:style-name="P4">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Потрібна повна деокупація Запорізької АЕС, а будь-хто, хто заплющив очі на її окупацію росією, фактично сприяють терору — Президент України</text:span>
</text:h>
      <text:p text:style-name="P4">
Author: ['АРМІЯINFORM']</text:p>
      <text:p text:style-name="P4">
Time: 2023-06-22T96:00:00-04:00</text:p>
      <text:p text:style-name="P4">
Description: Дорогі українці, українки!    Сьогодні був дуже насичений день.    По-перше, прове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Tags: ['STOPRUSSIA', 'АГРЕСІЯ РФ', 'ВОЛОДИМИР ЗЕЛЕНСЬКИЙ', 'ВТОРГНЕННЯ РФ']</text:p>
      <text:p text:style-name="P4">
Category: News</text:p>
      <!--METADATA-->
      <text:p text:style-name="P4">
<draw:frame draw:style-name="fr1" draw:name="Image21" text:anchor-type="as-char" svg:width="6.9236in" svg:height="3.871446in" draw:z-index="0">
<draw:image xlink:href="../Images/AРМІЯINFORM/2023-06-22T96-00-00-04-00/a12ba9f4e90b4bb130b478a26cccd574_1687462406_extra_large.png" xlink:type="simple" xlink:show="embed" xlink:actuate="onLoad" draw:mime-type="image/png"/>
</draw:frame>
</text:p>
      <text:p text:style-name="P4">
<text:span text:style-name="T5">
Дорогі українці, українки!</text:span>
</text:p>
      <text:p text:style-name="P4">
Сьогодні був дуже насичений день.</text:p>
      <text:p text:style-name="P4">
По-перше, провели брифінг для країн-партнерів щодо ситуації на Запорізькійатомній станції. Були представники країн «Великої сімки», «Великої двадцятки»,представники міжнародних організацій. Тут, в Офісі. Від ГУР, від командиОфісу, від наших дипломатів надана наявна інформація.</text:p>
      <text:p text:style-name="P4">
Наш принцип простий: світ повинен знати про те, що готує окупант. Кожен, хтознає, має діяти. Звичайно, після російського теракту на Каховській ГЕС тасвідомих ударів терористів по інших дамбах та енергетичних обʼєктах уже давноні в кого у світі не має бути якихось ілюзій щодо росії. Саме росія зараз єглобальним центром цинізму, і звідти може надійти будь-який наказ на будь-якезло, яке вони розраховують замаскувати під ту чи іншу катастрофу. Світ маєдостатню силу, щоб запобігти будь-яким радіаційним інцидентам і тим більше —радіаційній катастрофі. Всі розуміють, що розвідки різних країн можуть давативідповідні сигнали, можуть тиснути. Це потрібно.</text:p>
      <text:p text:style-name="P4">
Ми продовжимо інформувати партнерів. Буде надана інформація й тим країнам, якіудають певну нейтральність навіть зараз. Очевидно, що радіація не питає, хтонейтральний, і може досягти будь-кого у світі. Відповідно, будь-хто у світізараз може допомогти, і що робити — цілком відомо.</text:p>
      <text:p text:style-name="P4">
Потрібна повна деокупація Запорізької атомної станції. І будь-хто, хтозаплющив очі на окупацію росією такого обʼєкта, на мінування росією територіїта споруд атомної станції, фактично сприяє не одному лише цьому російськомузлу, а терору загалом. І сьогодні ж я доручив міністру внутрішніх справУкраїни Клименку Ігорю провести всі необхідні заходи, всю необхіднурозʼяснювальну роботу з нашими людьми щодо всіх наявних ризиків. І найближчимчасом це буде зроблено.</text:p>
      <text:p text:style-name="P4">
Проговорили сьогодні з розвідкою, СБУ та МВС відповідні безпекові питання — іте, що стосується Запорізької станції, і те, що стосується наслідківросійського теракту на Каховській ГЕС. Робимо все, щоб підключити якнайбільшесил і засобів до тиску та впливу на державу-терориста. Була й окрема доповідьміністра внутрішніх справ щодо підтримки людей і життя на Херсонщині та вінших районах нашого Півдня, які постраждали від знищення Каховськоговодосховища.</text:p>
      <text:p text:style-name="P4">
Звичайно, маємо інформацію і щодо того, що відбувається на окупованій частиніХерсонщини. Для цього навіть слова «катастрофа» замало. російське злосформувало там спеціальні групи, щоб прибрати й, очевидно, сховати тілазагиблих людей. І це не вперше росія робить — намагається знищити докази тасліди своїх злочинів на окупованій території. Так вони робили й у Маріуполі, ів інших місцях. Але це така правда, яку не сховати. І я дякую всім, хтодопомагає нашій розвідці, нашим спецслужбам здобувати потрібну інформацію!</text:p>
      <text:p text:style-name="P4">
Провів і нараду щодо духовної незалежності України — ми продовжуємо відповіднуроботу, і будуть нові наші кроки. Очевидно, що не може бути справді духовнихзвʼязків із державою-терористом і тими, хто виправдовує вбивство, вбивствоукраїнців і покриває зло. Кожен день і кожна ніч російського терору цедоводять. І ми дійдемо до того моменту, коли всі залежності від росії, якимихтось десь намагається маніпулювати, будуть знищені.</text:p>
      <text:p text:style-name="P4">
Ще одне.</text:p>
      <text:p text:style-name="P4">
Я хочу сьогодні особливо подякувати всім тим, хто навіть у такий час, навіть утаких обставинах вкладає свої сили в те, щоб наші люди й наша країна маливласну культурну силу. Сьогодні у Києві почав роботу черговий «КнижковийАрсенал». «Арсенал» — це те слово, яке найкраще характеризує значеннякультури. Те, що робить людей людьми. Те, що робить людяність сильнішою. Те,що оберігає й крізь час поширює наш досвід — кожного й кожної, усього нашогонароду, усієї нашої України, усієї нашої Європи, усього нашого людства. Будьласка, якщо у вас є змога, відвідайте в один із цих днів «Книжковий Арсенал»та завжди підтримуйте культурну силу.</text:p>
      <text:p text:style-name="P4">
Я дякую всім, хто воює й працює заради України! Я дякую всім, хто зараз у боях— на Півдні, на Сході, на Запоріжжі, на Донеччині, на Луганщині. Дякую!</text:p>
      <text:p text:style-name="P4">
Дякую всім, хто допомагає Україні й захищає життя і людяність разом із нами!</text:p>
      <text:p text:style-name="P4">
<text:span text:style-name="T5">
Слава Україні!</text:span>
</text:p>
      <text:p text:style-name="P4">
<text:span text:style-name="T4">
Джерело:</text:span>
 <text:span text:style-name="T5">
<text:a xlink:type="simple" xlink:href="https://www.president.gov.ua/news/potribna-povna-deokupaciya-zaporizkoyi-aes-bud-hto-hto-zaply-83753" text:style-name="Internet_20_link" text:visited-style-name="Visited_20_Internet_20_Link">
Офіс ПрезидентаУкраїни</text:a>
</text:span>
</text:p>
      <text:p text:style-name="P4">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Підготовка до зими та формування запасів обладнання: Міненерго сподівається на співпрацю з USAID</text:span>
</text:h>
      <text:p text:style-name="P4">
Authors: Ukrinform (Person)</text:p>
      <text:p text:style-name="P4">
Publisher: Укринформ (Organization)</text:p>
      <text:p text:style-name="P4">
Published Time: 2023-06-23T-10:25:10+03:00</text:p>
      <text:p text:style-name="P4">
Modified Time: 2023-06-23T21:25:10+03:00</text:p>
      <text:p text:style-name="P4">
Description: Підготовка до зими та формування запасів обладнання стали центральними темами зустрічі міністра енергетики України Германа Галущенка та заступниці адміністратора Агентства США з міжнародного розвитку (USAID) Ерін МакКі. — Укрінформ.</text:p>
      <text:p text:style-name="P4">
Images: ['<text:a xlink:type="simple" xlink:href="https://static.ukrinform.com/photos/2023_06/thumb_files/630_360_1687544571-549.jpg" text:style-name="Internet_20_link" text:visited-style-name="Visited_20_Internet_20_Link">
630_360_16875...</text:a>
']</text:p>
      <text:p text:style-name="P4">
Tags: ['Міненерго', 'USAID', 'допомога', 'Галущенко']</text:p>
      <text:p text:style-name="P4">
Type: Article</text:p>
      <!--METADATA-->
      <text:p text:style-name="P4">
<draw:frame draw:style-name="fr1" draw:name="Image22" text:anchor-type="as-char" svg:width="6.9236in" svg:height="3.956343in" draw:z-index="0">
<draw:image xlink:href="../Images/yкринформ/2023-06-23T-10-25-10-03-00/630_360_1687544571-549.jpg" xlink:type="simple" xlink:show="embed" xlink:actuate="onLoad" draw:mime-type="image/jpeg"/>
</draw:frame>
Підготовка до зими та формування запасів обладнання стали центральними темамизустрічі міністра енергетики України Германа Галущенка та заступниціадміністратора Агентства США з міжнародного розвитку (USAID) Ерін МакКі.</text:p>
      <text:p text:style-name="P4">
Як передає Укрінформ, про це повідомила <text:a xlink:type="simple" xlink:href="https://www.mev.gov.ua/novyna/pidhotovka-do-zymy-ta-formuvannya-zapasiv-obladnannya-zustrich-ministra-enerhetyky-hermana" text:style-name="Internet_20_link" text:visited-style-name="Visited_20_Internet_20_Link">
 пресслужба міністерства</text:a>
 .</text:p>
      <text:p text:style-name="P4">
Зазначається, що у межах Конференції з відновлення України міністр енергетикиГерман Галущенко та заступник міністра Ярослав Демченков провели зустріч іззаступницею адміністратора (USAID) Ерін МакКі.</text:p>
      <text:p text:style-name="P4">
"Основна тема розмови - посилення співпраці для зміцнення сталостіукраїнського енергосектору та підтримка Міненерго у здійсненні реформ", -ідеться у повідомленні.</text:p>
      <text:p text:style-name="P4">
Галущенко та МакКі акцентували на підготовці до зими та участі USAID Проєктуенергетичної безпеки у закупівлі необхідного енергетичного обладнання черезФонд енергетичної підтримки та внесок американської сторони - 25 млн дол. - доцього Фонду.</text:p>
      <text:p text:style-name="P4">
</text:p>
      <text:p text:style-name="P4">
«Ми розуміємо, що з наближенням зими ворог може посилити удари по цивільнійенергетичній інфраструктурі. Відповідно, нам уже потрібно формувати резервиобладнання, аби у разі ударів та пошкоджень відновлюватися максимальношвидко», - зазначив Галущенко.</text:p>
      <text:p text:style-name="P4">
Він висловив сподівання, що подальша співпраця, зокрема у закупівляхобладнання через Фонд енергетичної підтримки, надалі буде ще ефективнішою.</text:p>
      <text:p text:style-name="P4">
«Дуже важливо, аби вся необхідна техніка та обладнання, яких потребують нашіенергетичні компанії, і які вже закуплені за кошти Фонду, надходили вчасно. Цепитання енергетичної безпеки країни», - додав Галущенко.</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енергетична агенція домовилися продопомогу Україні </text:a>
</text:p>
      <text:p text:style-name="P4">
Також у контексті викликів зими та подальшого розвитку енергосистеми сторониобговорили важливість децентралізації генерації та розвитку сонячної, вітровоїгенерації, накопичувачів енергії та мереж.</text:p>
      <text:p text:style-name="P4">
Йшлося також про "можливість технічної допомоги та розроблення інструментів,які дозволять залучити додаткові кошти для виконання проєктів у секторі ВДЕ",додали в <text:a xlink:type="simple" xlink:href="https://www.ukrinform.ua/tag-minenergo" text:style-name="Internet_20_link" text:visited-style-name="Visited_20_Internet_20_Link">
 Міненерго </text:a>
 .</text:p>
      <text:p text:style-name="P4">
Як повідомлялось, під час Конференції з відновлення України Держсекретар СШАЕнтоні Блінкен озвучив рішення про виділення нових коштів USAID в обсязі 522млн дол. для допомоги у зміцненні та ремонті української енергосистеми.</text:p>
      <text:p text:style-name="P4">
<text:span text:style-name="T5">
Фото: Міненерго</text:span>
</text:p>
      <text:p text:style-name="P4">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Нідерланди почнуть навчання українських пілотів на F-16 вже цього літа – міністерка оборони</text:span>
</text:h>
      <text:p text:style-name="P4">
Authors: Ukrinform (Person)</text:p>
      <text:p text:style-name="P4">
Publisher: Укринформ (Organization)</text:p>
      <text:p text:style-name="P4">
Published Time: 2023-06-23T-11:20:00+03:00</text:p>
      <text:p text:style-name="P4">
Modified Time: 2023-06-23T21:20:00+03:00</text:p>
      <text:p text:style-name="P4">
Description: Українські пілоти розпочнуть підготовку на F-16 вже цього літа. — Укрінформ.</text:p>
      <text:p text:style-name="P4">
Images: ['<text:a xlink:type="simple" xlink:href="https://static.ukrinform.com/photos/2023_06/thumb_files/630_360_1687544204-475.jpg" text:style-name="Internet_20_link" text:visited-style-name="Visited_20_Internet_20_Link">
630_360_16875...</text:a>
']</text:p>
      <text:p text:style-name="P4">
Tags: ['Нідерланди', 'Україна', 'Військові навчання', 'F-16']</text:p>
      <text:p text:style-name="P4">
Type: Article</text:p>
      <!--METADATA-->
      <text:p text:style-name="P4">
<draw:frame draw:style-name="fr1" draw:name="Image24" text:anchor-type="as-char" svg:width="6.9236in" svg:height="3.956343in" draw:z-index="0">
<draw:image xlink:href="../Images/yкринформ/2023-06-23T-11-20-00-03-00/630_360_1687544204-475.jpg" xlink:type="simple" xlink:show="embed" xlink:actuate="onLoad" draw:mime-type="image/jpeg"/>
</draw:frame>
Українські пілоти розпочнуть підготовку на F-16 вже цього літа.</text:p>
      <text:p text:style-name="P4">
Як повідомляє кореспондент Укрінформу в Гаазі, про це міністерка оборониНідерландів Кайса Оллонгрен сказала відповідаючи на запитання українськихжурналістів під час візиту в нідерландський реабілітаційний центр, деукраїнські військові проходять реабілітацію.</text:p>
      <text:p text:style-name="P4">
“Ми хочемо якнайшвидше розпочати <text:a xlink:type="simple" xlink:href="https://www.ukrinform.ua/tag-vijskovi-navcanna" text:style-name="Internet_20_link" text:visited-style-name="Visited_20_Internet_20_Link">
 навчання </text:a>
 на винищувачах. Ми не маємо точної дати. Я не можу дати вамце зараз, але ми дуже амбітні. Ми хочемо почати якнайшвидше. Так, це літо – цете, над чим ми зараз працюємо цього літа. Я не можу бути точнішою, але я дужесподіваюся, що ми почнемо цього літа”, - сказала вона.</text:p>
      <text:p text:style-name="P4">
Відповідаючи на питання, скільки триватиме програма підготовки українськихпілотів вона сказала, що Нідерланди хочуть підготувати українських пілотівякомога швидше.</text:p>
      <text:p text:style-name="P4">
“Ми хочемо зробити це так швидко, як тільки можливо. Щоправда, потрібнорозуміти, що це складна система озброєння - так що треба побачити, наскількишвидко її опановуватимуть українські пілоти. Але ми вже знаємо, що українськівійськові навчаються дуже швидко”, - сказала вона.</text:p>
      <text:p text:style-name="P4">
<text:span text:style-name="T4">
Читайте також:</text:span>
 <text:a xlink:type="simple" xlink:href="https://www.ukrinform.ua/rubric-world/3726075-bazu-dla-navcanna-pilotiv-zsu-na-f16-mozut-rozmistiti-v-rumunii-politico.html" text:style-name="Internet_20_link" text:visited-style-name="Visited_20_Internet_20_Link">
 Базу для <text:span text:style-name="T4">
навчання</text:span>
 пілотів ЗСУ на F-16 можутьрозмістити в Румунії - Politico </text:a>
</text:p>
      <text:p text:style-name="P4">
Як повідомляв <text:a xlink:type="simple" xlink:href="https://www.ukrinform.ua/rubric-ato/3724238-dania-gotova-peredati-vinisuvaci-f16-ukraini-ministr-oboroni.html" text:style-name="Internet_20_link" text:visited-style-name="Visited_20_Internet_20_Link">
 Укрінформ </text:a>
 , уряд Даніїготовий передати Україні винищувачі F-16, однак за умови схвалення цього крокуСША, які виготовляють ці літаки.</text:p>
      <text:p text:style-name="P4">
Source: <text:a xlink:type="simple" xlink:href="https://www.ukrinform.ua/rubric-ato/3726982-niderlandi-pocnut-navcanna-ukrainskih-pilotiv-na-f16-vze-cogo-lita-ministerka-oboroni.html" text:style-name="Internet_20_link" text:visited-style-name="Visited_20_Internet_20_Link">
https://www.ukrinform.ua/rubric-ato/3726982-niderlandi-pocnut-navcanna-ukrainskih-pilotiv-na-f16-vze-cogo-lita-ministerka-oboroni.html</text:a>
</text:p>
      <!--NEWS-->
      <text:h text:style-name="P10" text:outline-level="1">
<text:span text:style-name="T4">
At Sivershchyna and Slobozhanschyna directions Russian army shelled Novovasylivka, Stepne Vor...</text:span>
</text:h>
      <text:p text:style-name="P4">
Authors: liveuamap (Language: en)</text:p>
      <text:p text:style-name="P4">
Time: 2023-06-23T-11:59:00</text:p>
      <text:p text:style-name="P4">
Location: Kharkiv Oblast (Latitude:50.3299 Longtitude:36.93157)</text:p>
      <text:p text:style-name="P4">
Videos: []</text:p>
      <text:p text:style-name="P4">
Images: []</text:p>
      <text:p text:style-name="P4">
Tags: ["Russia"]</text:p>
      <text:p text:style-name="P4">
ID: 22571230</text:p>
      <!--METADATA-->
      <text:p text:style-name="P4">
At Sivershchyna and Slobozhanschyna directions Russian army shelledNovovasylivka, Stepne Vorozhba, Kindrativka, Andriyivka, Pysarivka, Nova Sich,Slavhorod of Sumy region, also Udy, Veterynarne, Hraniv, Kozacha Lopan,Pletenivka, Tykhe, Varvarivka, Budarky, Chuhunivka, Ambarne of Kharkiv region.Russian aviation conducted airstrikes at Ohirtseve and Pletenivka of Kharkivregion, - General Staff of Armed Forces of Ukraine says in the morning report</text:p>
      <text:p text:style-name="P4">
News Collection Link: <text:a xlink:type="simple" xlink:href="https:\/\/liveuamap.com\/en\/2023\/23-june-at-sivershchyna-and-slobozhanschyna-directions-russian" text:style-name="Internet_20_link" text:visited-style-name="Visited_20_Internet_20_Link">
https:\/\/liveuamap.com\/en\/2023\/23-june-at-sivershchyna-and-slobozhanschyna-directions-russian</text:a>
</text:p>
      <text:p text:style-name="P4">
Source: <text:a xlink:type="simple" xlink:href="https://t.me/lumsrc/5164" text:style-name="Internet_20_link" text:visited-style-name="Visited_20_Internet_20_Link">
https://t.me/lumsrc/5164</text:a>
</text:p>
      <!--NEWS-->
      <text:h text:style-name="P10" text:outline-level="1">
<text:span text:style-name="T4">
At Kupiansk direction Russian army shelled Odradne, Kolodyazne, Krasne Pershe, Fyholivka, Nov...</text:span>
</text:h>
      <text:p text:style-name="P4">
Authors: liveuamap (Language: en)</text:p>
      <text:p text:style-name="P4">
Time: 2023-06-23T-13:59:00</text:p>
      <text:p text:style-name="P4">
Location: Svatove (Latitude:49.53824 Longtitude:37.89682)</text:p>
      <text:p text:style-name="P4">
Videos: []</text:p>
      <text:p text:style-name="P4">
Images: []</text:p>
      <text:p text:style-name="P4">
Tags: ["Russia"]</text:p>
      <text:p text:style-name="P4">
ID: 22571229</text:p>
      <!--METADATA-->
      <text:p text:style-name="P4">
At Kupiansk direction Russian army shelled Odradne, Kolodyazne, Krasne Pershe,Fyholivka, Novomlynsk, Dvorichna, Zapadne, Masutivka, Kyslivka and Berestoveof Kharkiv region. Russian aviation conducted airstrikes at Kyslivka, -General Staff of Armed Forces of Ukraine says in the morning report</text:p>
      <text:p text:style-name="P4">
News Collection Link: <text:a xlink:type="simple" xlink:href="https:\/\/liveuamap.com\/en\/2023\/23-june-at-kupiansk-direction-russian-army-shelled-odradne" text:style-name="Internet_20_link" text:visited-style-name="Visited_20_Internet_20_Link">
https:\/\/liveuamap.com\/en\/2023\/23-june-at-kupiansk-direction-russian-army-shelled-odradne</text:a>
</text:p>
      <text:p text:style-name="P4">
Source: <text:a xlink:type="simple" xlink:href="https://t.me/lumsrc/5165" text:style-name="Internet_20_link" text:visited-style-name="Visited_20_Internet_20_Link">
https://t.me/lumsrc/5165</text:a>
</text:p>
      <!--NEWS-->
      <text:h text:style-name="P10" text:outline-level="1">
<text:span text:style-name="T4">
У Єдиному реєстрі зброї за день - 55 заявок на придбання</text:span>
</text:h>
      <text:p text:style-name="P4">
Authors: Ukrinform (Person)</text:p>
      <text:p text:style-name="P4">
Publisher: Укринформ (Organization)</text:p>
      <text:p text:style-name="P4">
Published Time: 2023-06-23T-14:35:00+03:00</text:p>
      <text:p text:style-name="P4">
Modified Time: 2023-06-23T19:35:00+03:00</text:p>
      <text:p text:style-name="P4">
Description: У Єдиному реєстрі зброї за один день були створені 55 заявок на придбання зброї. — Укрінформ.</text:p>
      <text:p text:style-name="P4">
Images: ['<text:a xlink:type="simple" xlink:href="https://static.ukrinform.com/photos/2017_03/thumb_files/630_360_1490392226-3482.jpg" text:style-name="Internet_20_link" text:visited-style-name="Visited_20_Internet_20_Link">
630_360_14903...</text:a>
']</text:p>
      <text:p text:style-name="P4">
Tags: ['МВС', 'Зброя', 'Реєстр зброї']</text:p>
      <text:p text:style-name="P4">
Type: Article</text:p>
      <!--METADATA-->
      <text:p text:style-name="P4">
<draw:frame draw:style-name="fr1" draw:name="Image25" text:anchor-type="as-char" svg:width="6.9236in" svg:height="3.956343in" draw:z-index="0">
<draw:image xlink:href="../Images/yкринформ/2023-06-23T-14-35-00-03-00/630_360_1490392226-3482.jpg" xlink:type="simple" xlink:show="embed" xlink:actuate="onLoad" draw:mime-type="image/jpeg"/>
</draw:frame>
 УЄдиному реєстрі зброї за один день були створені 55 заявок на придбання зброї.</text:p>
      <text:p text:style-name="P4">
Про це заступник міністра внутрішніх справ Леонід Тимченко сказав під часонлайн зустрічі у <text:a xlink:type="simple" xlink:href="https://www.facebook.com/events/280713570989258/" text:style-name="Internet_20_link" text:visited-style-name="Visited_20_Internet_20_Link">
 Фейсбуці</text:a>
, передає Укрінформ.</text:p>
      <text:p text:style-name="P4">
«Їхня кількість (користувачів –ред.) становить понад 3 200, авторизованікористувачі, які заходили вже на вказаний реєстр – понад 7 110 і вже створенозаявок на придбання одиниць зброї - 55», - сказав Тимченко.</text:p>
      <text:p text:style-name="P4">
За його словами, до контакт-центру ЄРЗ за телефоном: 044-33-44-035 за деньнадійшли понад 40 дзвінків. На чат-бот у Телеграмі із запитаннями звернулися 3437 осіб.</text:p>
      <text:p text:style-name="P4">
<text:span text:style-name="T4">
Читайте також:</text:span>
 <text:a xlink:type="simple" xlink:href="https://www.ukrinform.ua/rubric-society/3726830-edinij-reestr-zbroi-mvs-rozpovidae-pro-novi-servisi.html" text:style-name="Internet_20_link" text:visited-style-name="Visited_20_Internet_20_Link">
 Єдиний реєстр зброї: МВС розповідає про нові сервіси</text:a>
</text:p>
      <text:p text:style-name="P4">
«На території України громадян-власників зброї зареєстровано понад 700 тисяч.Безмовно, кількість зброє є набагато більшою, яка знаходиться руках, адже водного власника може бути одна й та більше одиниць зброї. Далі кожний з цихгромадян отримує можливість стати суб’єктом Єдиного реєстру <text:a xlink:type="simple" xlink:href="https://www.ukrinform.ua/tag-zbroa" text:style-name="Internet_20_link" text:visited-style-name="Visited_20_Internet_20_Link">
 зброї</text:a>
 », - сказав заступник міністра.</text:p>
      <text:p text:style-name="P4">
Як повідомлялося, у п’ятницю в Україні повноцінно <text:a xlink:type="simple" xlink:href="https://www.ukrinform.ua/rubric-society/3726601-v-ukraini-zapracuvav-edinij-reestr-zbroi.html" text:style-name="Internet_20_link" text:visited-style-name="Visited_20_Internet_20_Link">
 запрацював Єдиний реєстрзброї </text:a>
 . Лише протягом перших 3 годин запуску Єдиногореєстру зброї в Єдиному вікні для громадян авторизувалися <text:a xlink:type="simple" xlink:href="https://www.ukrinform.ua/rubric-other_news/3726786-v-edinomu-reestri-bude-vsa-zbroa-aka-e-na-rukah-v-ukrainciv-klimenko.html" text:style-name="Internet_20_link" text:visited-style-name="Visited_20_Internet_20_Link">
 понад 3,5 тисячівласників зброї </text:a>
 та зацікавлених осіб. Міністр внутрішніх справ ІгорКлименко поінформував, що у Єдиному реєстрі зброї буде уся зброя, яка є наруках в українців.</text:p>
      <text:p text:style-name="P4">
Source: <text:a xlink:type="simple" xlink:href="https://www.ukrinform.ua/rubric-society/3726937-u-edinomu-reestri-zbroi-za-den-55-zaavok-na-pridbanna.html" text:style-name="Internet_20_link" text:visited-style-name="Visited_20_Internet_20_Link">
https://www.ukrinform.ua/rubric-society/3726937-u-edinomu-reestri-zbroi-za-den-55-zaavok-na-pridbanna.html</text:a>
</text:p>
      <!--NEWS-->
      <text:h text:style-name="P10" text:outline-level="1">
<text:span text:style-name="T4">
МАГАТЕ направить спеціальну місію для допомоги Херсонщині</text:span>
</text:h>
      <text:p text:style-name="P4">
Authors: Ukrinform (Person)</text:p>
      <text:p text:style-name="P4">
Publisher: Укринформ (Organization)</text:p>
      <text:p text:style-name="P4">
Published Time: 2023-06-23T-15:25:00+03:00</text:p>
      <text:p text:style-name="P4">
Modified Time: 2023-06-23T19:25:00+03:00</text:p>
      <text:p text:style-name="P4">
Description: Міжнародне агентство з атомної енергії (МАГАТЕ) підтвердило попередні домовленості про спрямування в Україну спеціальної місії для надання допомоги в Херсонській області внаслідок підриву Каховської ГЕС. — Укрінформ.</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МАГАТЕ', 'Каховська ГЕС', 'Підтоплення']</text:p>
      <text:p text:style-name="P4">
Type: Article</text:p>
      <!--METADATA-->
      <text:p text:style-name="P4">
<draw:frame draw:style-name="fr1" draw:name="Image26" text:anchor-type="as-char" svg:width="6.9236in" svg:height="3.956343in" draw:z-index="0">
<draw:image xlink:href="../Images/yкринформ/2023-06-23T-15-25-00-03-00/630_360_1686738079-808.jpg" xlink:type="simple" xlink:show="embed" xlink:actuate="onLoad" draw:mime-type="image/jpeg"/>
</draw:frame>
Міжнародне агентство з атомної енергії (МАГАТЕ) підтвердило попереднідомовленості про спрямування в Україну спеціальної місії для надання допомогив Херсонській області внаслідок підриву Каховської ГЕС.</text:p>
      <text:p text:style-name="P4">
Про це повідомляє <text:a xlink:type="simple" xlink:href="https://www.mev.gov.ua/novyna/herman-halushchenko-ta-rafael-hrossi-obhovoryly-sytuatsiyu-na-zaes-ta-neobkhidnu-dopomohu-u" text:style-name="Internet_20_link" text:visited-style-name="Visited_20_Internet_20_Link">
 Міненерго </text:a>
 за результатами зустрічі міністра енергетики Германа Галущенка таочільника МАГАТЕ Рафаеля Гроссі, передає Укрінформ.</text:p>
      <text:p text:style-name="P4">
«Сторони підтвердили домовленості про спрямування в Україну місії для наданнядопомоги в рамках програми «Місія МАГАТЕ з підтримки та допомоги в <text:a xlink:type="simple" xlink:href="https://www.ukrinform.ua/tag-hersonsina" text:style-name="Internet_20_link" text:visited-style-name="Visited_20_Internet_20_Link">
Херсонській області </text:a>
 » (ІСАМКО). Уїї межах планується візит місії до постраждалих районів для оцінки нагальнихпотреб, а також розроблення довгострокового плану дій», - йдеться уповідомленні.</text:p>
      <text:p text:style-name="P4">
Зазначається, що багаторічний досвід МАГАТЕ буде корисним не лише у ліквідаціїбезпосередніх наслідків підриву дамби, але і в довгостроковому відновленні усферах охорони здоров'я людини, безпеки харчових продуктів і питної води,здоров'я тварин, управління ґрунтами та водними ресурсами, а також в оцінцістану критично важливих об'єктів інфраструктури.</text:p>
      <text:p text:style-name="P4">
Коїм того, під час зустрічі сторони обговорили результати поїздки місії МАГАТЕна окуповану ЗАЕС та поточну ситуацію на станції після підриву дамбиКаховської ГЕС.</text:p>
      <text:p text:style-name="P4">
<text:span text:style-name="T4">
Читайте також:</text:span>
 <text:a xlink:type="simple" xlink:href="https://www.ukrinform.ua/rubric-regions/3726507-evakuacia-ludej-z-hersonsini-bezkostovna-veresuk-nagadala-pro-kriminalnu-vidpovidalnist.html" text:style-name="Internet_20_link" text:visited-style-name="Visited_20_Internet_20_Link">
 Евакуація людей з <text:span text:style-name="T4">
Херсонщини</text:span>
 – безкоштовна: Верещукнагадала про кримінальну відповідальність </text:a>
</text:p>
      <text:p text:style-name="P4">
Галущенко висловив очікування щодо повної і всеохопної оцінки місією ситуаціїна станції, зокрема стану обладнання та систем управління ядерним об'єктом.</text:p>
      <text:p text:style-name="P4">
"Це надважливо, враховуючи можливі загрози, на які звертає увагу військове наполітичне керівництво України, зокрема щодо намірів росіян здійснититерористичний акт на станції", - наголосив Галущенко.</text:p>
      <text:p text:style-name="P4">
Як повідомлялося, 9 червня очільник МАГАТЕ Рафаель Гроссі заявив про запускпрограми допомоги Україні через підрив греблі Каховської гідроелектростанції.</text:p>
      <text:p text:style-name="P4">
<text:span text:style-name="T5">
Фото: Херсонська ОВА</text:span>
</text:p>
      <text:p text:style-name="P4">
Source: <text:a xlink:type="simple" xlink:href="https://www.ukrinform.ua/rubric-regions/3726930-magate-napravit-specialnu-misiu-dla-dopomogi-hersonsini.html" text:style-name="Internet_20_link" text:visited-style-name="Visited_20_Internet_20_Link">
https://www.ukrinform.ua/rubric-regions/3726930-magate-napravit-specialnu-misiu-dla-dopomogi-hersonsini.html</text:a>
</text:p>
      <!--NEWS-->
      <text:h text:style-name="P10" text:outline-level="1">
<text:span text:style-name="T4">
At Lyman direction Russian army shelled Nevske, Dibrova, Bilohorivka of Luhansk region and To...</text:span>
</text:h>
      <text:p text:style-name="P4">
Authors: liveuamap (Language: en)</text:p>
      <text:p text:style-name="P4">
Time: 2023-06-23T-15:59:00</text:p>
      <text:p text:style-name="P4">
Location: Kramatorsk (Latitude:49.10467 Longtitude:37.94523)</text:p>
      <text:p text:style-name="P4">
Videos: []</text:p>
      <text:p text:style-name="P4">
Images: []</text:p>
      <text:p text:style-name="P4">
Tags: ["Russia"]</text:p>
      <text:p text:style-name="P4">
ID: 22571228</text:p>
      <!--METADATA-->
      <text:p text:style-name="P4">
At Lyman direction Russian army shelled Nevske, Dibrova, Bilohorivka ofLuhansk region and Torske, Serebryanka, Verkhnokamyanske, Spirne, Rozdolivkaof Donetsk region. Russian aviation conducted airstrikes at Nevske of Luhanskregion and Ivanivka, Torske, Bilohorivka, Dibrova and Spirne of Donetskregion, - General Staff of Armed Forces of Ukraine says in the morning report</text:p>
      <text:p text:style-name="P4">
News Collection Link: <text:a xlink:type="simple" xlink:href="https:\/\/liveuamap.com\/en\/2023\/23-june-at-lyman-direction-russian-army-shelled-nevske-dibrova" text:style-name="Internet_20_link" text:visited-style-name="Visited_20_Internet_20_Link">
https:\/\/liveuamap.com\/en\/2023\/23-june-at-lyman-direction-russian-army-shelled-nevske-dibrova</text:a>
</text:p>
      <text:p text:style-name="P4">
Source: <text:a xlink:type="simple" xlink:href="https://t.me/lumsrc/5166" text:style-name="Internet_20_link" text:visited-style-name="Visited_20_Internet_20_Link">
https://t.me/lumsrc/5166</text:a>
</text:p>
      <!--NEWS-->
      <text:h text:style-name="P10" text:outline-level="1">
<text:span text:style-name="T4">
At Bakhmut direction Russian army shelled Ray-Oleksandrivka, Vasukivka, Orikhovo-Vasylivka, N...</text:span>
</text:h>
      <text:p text:style-name="P4">
Authors: liveuamap (Language: en)</text:p>
      <text:p text:style-name="P4">
Time: 2023-06-23T-17:59:00</text:p>
      <text:p text:style-name="P4">
Location: Donetsk Oblast (Latitude:48.39673 Longtitude:37.91451)</text:p>
      <text:p text:style-name="P4">
Videos: []</text:p>
      <text:p text:style-name="P4">
Images: []</text:p>
      <text:p text:style-name="P4">
Tags: ["Russia"]</text:p>
      <text:p text:style-name="P4">
ID: 22571227</text:p>
      <!--METADATA-->
      <text:p text:style-name="P4">
At Bakhmut direction Russian army shelled Ray-Oleksandrivka, Vasukivka,Orikhovo-Vasylivka, Novomarkove, Chasiv Yar, Ivanivske, Ozaryanivka, Pivdenneand New York of Donetsk region. Russian aviation conducted airstrikes atBohdanivka, Bila Hora and Pivnichne of Donetsk region, - General Staff ofArmed Forces of Ukraine says in the morning report</text:p>
      <text:p text:style-name="P4">
News Collection Link: <text:a xlink:type="simple" xlink:href="https:\/\/liveuamap.com\/en\/2023\/23-june-at-bakhmut-direction-russian-army-shelled-rayoleksandrivka" text:style-name="Internet_20_link" text:visited-style-name="Visited_20_Internet_20_Link">
https:\/\/liveuamap.com\/en\/2023\/23-june-at-bakhmut-direction-russian-army-shelled-rayoleksandrivka</text:a>
</text:p>
      <text:p text:style-name="P4">
Source: <text:a xlink:type="simple" xlink:href="https://t.me/lumsrc/5167" text:style-name="Internet_20_link" text:visited-style-name="Visited_20_Internet_20_Link">
https://t.me/lumsrc/5167</text:a>
</text:p>
      <!--NEWS-->
      <text:h text:style-name="P10" text:outline-level="1">
<text:span text:style-name="T4">
У центрі «Незламні» стартує пілотний проєкт з реабілітації людей, які через війну втратили зір</text:span>
</text:h>
      <text:p text:style-name="P4">
Authors: Ukrinform (Person)</text:p>
      <text:p text:style-name="P4">
Publisher: Укринформ (Organization)</text:p>
      <text:p text:style-name="P4">
Published Time: 2023-06-23T-18:55:00+03:00</text:p>
      <text:p text:style-name="P4">
Modified Time: 2023-06-23T17:55:00+03:00</text:p>
      <text:p text:style-name="P4">
Description: Національний реабілітаційний центр "Незламні" спільно з ГО “Побачити перемогу” розпочинають роботу над пілотним проєктом з реабілітації людей, які втратили зір унаслідок війни. — Укрінформ.</text:p>
      <text:p text:style-name="P4">
Images: ['<text:a xlink:type="simple" xlink:href="https://static.ukrinform.com/photos/2023_06/thumb_files/630_360_1687530661-1093.jpeg" text:style-name="Internet_20_link" text:visited-style-name="Visited_20_Internet_20_Link">
630_360_16875...</text:a>
']</text:p>
      <text:p text:style-name="P4">
Tags: ['Центр реабілітації', 'Львів', 'Реабілітація', 'Військові', 'Війна з Росією']</text:p>
      <text:p text:style-name="P4">
Type: Article</text:p>
      <!--METADATA-->
      <text:p text:style-name="P4">
<draw:frame draw:style-name="fr1" draw:name="Image27" text:anchor-type="as-char" svg:width="6.9236in" svg:height="3.956343in" draw:z-index="0">
<draw:image xlink:href="../Images/yкринформ/2023-06-23T-18-55-00-03-00/630_360_1687530661-1093.jpeg" xlink:type="simple" xlink:show="embed" xlink:actuate="onLoad" draw:mime-type="image/jpeg"/>
</draw:frame>
Національний реабілітаційний центр "Незламні" спільно з ГО “Побачити перемогу”розпочинають роботу над пілотним проєктом з реабілітації людей, які втратилизір унаслідок війни.</text:p>
      <text:p text:style-name="P4">
Про це повідомляє кореспондент Укрінформу.</text:p>
      <text:p text:style-name="P4">
«Сьогодні ми підписали меморандум про співпрацю з ГО “Побачити перемогу”, івін для нас є дуже значущим. Світова медицина в деяких питаннях ще не дужерозвинута, деколи ти хочеш зробити щось більше, але не можеш. При тяжкихушкодженнях очей, коли люди повністю втрачають зір, що можливо зараз і тут? Цереабілітація таких людей. Треба створити і опрацювати протоколи і маршрути, якце має відбуватися, навчити наших реабілітологів, які будуть працювати зпацієнтами з офтальмологічними ураженнями, а далі передавати знання поУкраїні. Тому що ця галузь в нас зараз ще не розвинена і потрібно починати збазового рівня», - сказав генеральний директор Першого медоб’єднання ЛьвоваОлег Самчук.</text:p>
      <text:p text:style-name="P4">
За його словами, в Україні відсутня системна <text:a xlink:type="simple" xlink:href="https://www.ukrinform.ua/tag-reabilitacia" text:style-name="Internet_20_link" text:visited-style-name="Visited_20_Internet_20_Link">
 реабілітація</text:a>
 людей, які втратили зір. Водночасу цьому існує серйозна потреба. Тож у межах співпраці передбачаєтьсяпідготовка спеціалістів з реабілітації з урахуванням потреб незрячихпацієнтів, облаштування адаптованого середовища для їх перебування (спеціальніпалати та зали реабілітації), супровід фахівців з ментального здоров'я.</text:p>
      <text:p text:style-name="P4">
</text:p>
      <text:p text:style-name="P4">
Ініціатор та засновник ГО «Побачити перемогу» сапер Владислав Єщенко бравучасть у боях за Бахмут, підірвався на міні і втратив обидва ока. Однак він невтрачає надії і вірить у науковий прогрес. А поки чоловік готовий поділитисясвоїм досвідом як з побратимами, так і з цивільними. Зараз організаціяопікується 30-ма незрячими людьми.</text:p>
      <text:p text:style-name="P4">
«Ми створили благодійну організацію, яка збирає кошти для допомоги незрячим таінформацію, як правильно створити певний протокол дій для реабілітації», -зазначив Єщенко.</text:p>
      <text:p text:style-name="P4">
<text:span text:style-name="T4">
Читайте також:</text:span>
 <text:a xlink:type="simple" xlink:href="https://www.ukrinform.ua/rubric-society/3720819-v-ukraini-potribno-stvoriti-sonajmense-sist-tisac-lizkomisc-dla-reabilitacii-veteraniv.html" text:style-name="Internet_20_link" text:visited-style-name="Visited_20_Internet_20_Link">
 В <text:span text:style-name="T4">
Україні</text:span>
 <text:span text:style-name="T4">
потрібно</text:span>
 <text:span text:style-name="T4">
створити</text:span>
 <text:span text:style-name="T4">
щонайменше</text:span>
<text:span text:style-name="T4">
шість</text:span>
 <text:span text:style-name="T4">
тисяч</text:span>
 <text:span text:style-name="T4">
ліжкомісць</text:span>
 <text:span text:style-name="T4">
для</text:span>
 <text:span text:style-name="T4">
реабілітації</text:span>
 <text:span text:style-name="T4">
ветеранів</text:span>
</text:a>
</text:p>
      <text:p text:style-name="P4">
Він наголошує, що людям, які щойно втратили зір, передусім потрібнапсихологічна допомога, так само як і людям, що перебувають поруч, яким тежморально важко. Наступний етап – це медична реабілітація. Потім – соціально-побутова реабілітація, оскільки важливо правильно навчитися бути самостійним -як удома, так і в соціумі. Важливим пунктом є інформування, адже багатонезрячих людей не знають, як користуватися телефоном чи комп’ютером, хоча дляцього є чимало програм.</text:p>
      <text:p text:style-name="P4">
</text:p>
      <text:p text:style-name="P4">
<text:a xlink:type="simple" xlink:href="https://static.ukrinform.com/photos/2023_06/1687530659-7726.jpeg" text:style-name="Internet_20_link" text:visited-style-name="Visited_20_Internet_20_Link">
 </text:a>
 <text:a xlink:type="simple" xlink:href="https://static.ukrinform.com/photos/2023_06/1687530658-8731.jpeg" text:style-name="Internet_20_link" text:visited-style-name="Visited_20_Internet_20_Link">
</text:a>
 <text:a xlink:type="simple" xlink:href="https://static.ukrinform.com/photos/2023_06/1687530658-2609.jpeg" text:style-name="Internet_20_link" text:visited-style-name="Visited_20_Internet_20_Link">
</text:a>
 <text:a xlink:type="simple" xlink:href="https://static.ukrinform.com/photos/2023_06/1687530658-2883.jpeg" text:style-name="Internet_20_link" text:visited-style-name="Visited_20_Internet_20_Link">
</text:a>
 <text:a xlink:type="simple" xlink:href="https://static.ukrinform.com/photos/2023_06/1687530658-7836.jpeg" text:style-name="Internet_20_link" text:visited-style-name="Visited_20_Internet_20_Link">
</text:a>
 <text:a xlink:type="simple" xlink:href="https://static.ukrinform.com/photos/2023_06/1687530658-2635.jpeg" text:style-name="Internet_20_link" text:visited-style-name="Visited_20_Internet_20_Link">
</text:a>
 <text:a xlink:type="simple" xlink:href="https://static.ukrinform.com/photos/2023_06/1687530658-9808.jpeg" text:style-name="Internet_20_link" text:visited-style-name="Visited_20_Internet_20_Link">
</text:a>
 <text:a xlink:type="simple" xlink:href="https://static.ukrinform.com/photos/2023_06/1687530659-2406.jpeg" text:style-name="Internet_20_link" text:visited-style-name="Visited_20_Internet_20_Link">
</text:a>
 <text:a xlink:type="simple" xlink:href="https://static.ukrinform.com/photos/2023_06/1687530659-2643.jpeg" text:style-name="Internet_20_link" text:visited-style-name="Visited_20_Internet_20_Link">
</text:a>
 <text:a xlink:type="simple" xlink:href="https://static.ukrinform.com/photos/2023_06/1687530659-8732.jpeg" text:style-name="Internet_20_link" text:visited-style-name="Visited_20_Internet_20_Link">
</text:a>
 <text:a xlink:type="simple" xlink:href="https://static.ukrinform.com/photos/2023_06/1687530659-4111.jpeg" text:style-name="Internet_20_link" text:visited-style-name="Visited_20_Internet_20_Link">
</text:a>
 <text:a xlink:type="simple" xlink:href="https://static.ukrinform.com/photos/2023_06/1687530659-7075.jpeg" text:style-name="Internet_20_link" text:visited-style-name="Visited_20_Internet_20_Link">
</text:a>
 <text:a xlink:type="simple" xlink:href="https://static.ukrinform.com/photos/2023_06/1687530661-1093.jpeg" text:style-name="Internet_20_link" text:visited-style-name="Visited_20_Internet_20_Link">
<draw:frame draw:style-name="fr1" draw:name="Image42" text:anchor-type="as-char" svg:width="6.9236in" svg:height="3.956343in" draw:z-index="0">
<draw:image xlink:href="../Images/yкринформ/2023-06-23T-18-55-00-03-00/630_360_1687530661-1093.jpeg" xlink:type="simple" xlink:show="embed" xlink:actuate="onLoad" draw:mime-type="image/jpeg"/>
</draw:frame>
</text:a>
 <text:a xlink:type="simple" xlink:href="https://static.ukrinform.com/photos/2023_06/1687530661-4937.jpeg" text:style-name="Internet_20_link" text:visited-style-name="Visited_20_Internet_20_Link">
</text:a>
</text:p>
      <text:p text:style-name="P4">
На сьогодні у центрі «Незламні» перебувають п'ять пацієнтів, які втратили зіру зв'язку з бойовими діями, зокрема боєць полку «Азов» Олександр, який діставтравму на Донеччині. Він уже почав проходити реабілітацію, наразі тактильну, анайближчим часом планує опанувати комп’ютер.</text:p>
      <text:p text:style-name="P4">
Повний покроковий курс реабілітації в Центрі «Незламні» можна буде отриматичерез 2-3 місяці, після підвищення кваліфікації працівників і розширенняматеріально-технічної бази.</text:p>
      <text:p text:style-name="P4">
Як повідомляв Укрінформ, <text:a xlink:type="simple" xlink:href="https://www.ukrinform.ua/rubric-regions/3694508-u-lvovi-vidkrili-sucasnij-korpus-nacionalnogo-reabilitacijnogo-centru-nezlamni.html" text:style-name="Internet_20_link" text:visited-style-name="Visited_20_Internet_20_Link">
 у Національному реабілітаційному центрі «Незламні»відкрили сучасний семиповерховий корпус </text:a>
 , де щороку зможуть надавати допомогу10 тисячам українців.</text:p>
      <text:p text:style-name="P4">
Source: <text:a xlink:type="simple" xlink:href="https://www.ukrinform.ua/rubric-society/3726890-u-centri-nezlamni-startue-pilotnij-proekt-z-reabilitacii-ludej-aki-cerez-vijnu-vtratili-zir.html" text:style-name="Internet_20_link" text:visited-style-name="Visited_20_Internet_20_Link">
https://www.ukrinform.ua/rubric-society/3726890-u-centri-nezlamni-startue-pilotnij-proekt-z-reabilitacii-ludej-aki-cerez-vijnu-vtratili-zir.html</text:a>
</text:p>
      <!--NEWS-->
      <text:h text:style-name="P10" text:outline-level="1">
<text:span text:style-name="T4">
Google запускає новий безоплатний курс про розділ штучного інтелекту Machine learning</text:span>
</text:h>
      <text:p text:style-name="P4">
Authors: Ukrinform (Person)</text:p>
      <text:p text:style-name="P4">
Publisher: Укринформ (Organization)</text:p>
      <text:p text:style-name="P4">
Published Time: 2023-06-23T-19:04:00+03:00</text:p>
      <text:p text:style-name="P4">
Modified Time: 2023-06-23T17:04:00+03:00</text:p>
      <text:p text:style-name="P4">
Description: Американська транснаціональна корпорація Google запускає новий безоплатний курс про розділ штучного інтелекту Machine learning. — Укрінформ.</text:p>
      <text:p text:style-name="P4">
Images: ['<text:a xlink:type="simple" xlink:href="https://static.ukrinform.com/photos/2019_03/thumb_files/630_360_1553098741-454.jpg" text:style-name="Internet_20_link" text:visited-style-name="Visited_20_Internet_20_Link">
630_360_15530...</text:a>
']</text:p>
      <text:p text:style-name="P4">
Tags: ['Google', 'Освіта', 'Технології', 'Штучний інтелект']</text:p>
      <text:p text:style-name="P4">
Type: Article</text:p>
      <!--METADATA-->
      <text:p text:style-name="P4">
<draw:frame draw:style-name="fr1" draw:name="Image44" text:anchor-type="as-char" svg:width="6.9236in" svg:height="3.956343in" draw:z-index="0">
<draw:image xlink:href="../Images/yкринформ/2023-06-23T-19-04-00-03-00/630_360_1553098741-454.jpg" xlink:type="simple" xlink:show="embed" xlink:actuate="onLoad" draw:mime-type="image/jpeg"/>
</draw:frame>
Американська транснаціональна корпорація Google запускає новий безоплатнийкурс про розділ штучного інтелекту Machine learning.</text:p>
      <text:p text:style-name="P4">
Про це повідомляє Укрінформ з посиланням на <text:a xlink:type="simple" xlink:href="https://thedigital.gov.ua/news/bezoplatne-navchannya-machine-learning-dlya-ukraintsiv-google-zapuskae-onlayn-kurs-za-pidtrimki-mintsifri" text:style-name="Internet_20_link" text:visited-style-name="Visited_20_Internet_20_Link">
 Міністерство цифровоїтрансформації </text:a>
 .</text:p>
      <text:p text:style-name="P4">
«Новий безоплатний курс про Machine Learning Bootcamp від Google – це частинаглобальної ініціативи для підтримки українських розробників. Мета – допомогтидевелоперам здобути теоретичні та практичні знання з машинного навчання дляполегшення пошуку роботи. Машинне навчання (machine learning) – це розділ <text:a xlink:type="simple" xlink:href="https://www.ukrinform.ua/tag-stucnij-intelekt" text:style-name="Internet_20_link" text:visited-style-name="Visited_20_Internet_20_Link">
штучного інтелекту </text:a>
 , якийнавчає комп’ютер самостійно виконувати різні завдання», - йдеться вповідомленні.</text:p>
      <text:p text:style-name="P4">
Зазначається, що курс триватиме 2 місяці – з 6 липня до 6 вересня 2023 року.Програма спрямована на спеціалістів, які цікавляться ML, знають Python таволодіють англійською мовою на середньому рівні чи вище. Більшість навчальнихмодулів – англійською мовою, проте деякі доступні й українською.</text:p>
      <text:p text:style-name="P4">
Під час курсу учасники вивчатимуть TensorFlow – один з найпопулярнішихфреймворків глибинного навчання (deep learning) з відкритим кодом.</text:p>
      <text:p text:style-name="P4">
<text:span text:style-name="T4">
Читайте також:</text:span>
 <text:a xlink:type="simple" xlink:href="https://www.ukrinform.ua/rubric-technology/3722612-google-predstaviv-dvi-novi-funkcii-zi-stucnim-intelektom.html" text:style-name="Internet_20_link" text:visited-style-name="Visited_20_Internet_20_Link">
 <text:span text:style-name="T4">
Google</text:span>
 представив дві нові функції зі штучнимінтелектом </text:a>
</text:p>
      <text:p text:style-name="P4">
Після реєстрації ( <text:a xlink:type="simple" xlink:href="https://rsvp.withgoogle.com/events/ml-bootcamp-ukraine/home" text:style-name="Internet_20_link" text:visited-style-name="Visited_20_Internet_20_Link">
 доступна до 3 липня</text:a>
 ) учасникиотримають доступ до платформи з необхідною інформацією про лекції, воркшопи таконсультації. Кількість місць обмежена – 2 000 осіб.</text:p>
      <text:p text:style-name="P4">
Як <text:a xlink:type="simple" xlink:href="https://www.ukrinform.ua/rubric-technology/3704076-google-zapuskae-dla-ukrainciv-bezoplatnij-kurs-pro-stucnij-intelekt.html" text:style-name="Internet_20_link" text:visited-style-name="Visited_20_Internet_20_Link">
 повідомлялось </text:a>
 , на початку травня Google за підтримки Міністерства цифровоїтрансформації запустив безоплатний курс «Основи AI», щоб допомогти українцямрозвинути практичні навички використання штучного інтелекту.</text:p>
      <text:p text:style-name="P4">
Source: <text:a xlink:type="simple" xlink:href="https://www.ukrinform.ua/rubric-technology/3726866-google-zapuskae-novij-bezoplatnij-kurs-pro-rozdil-stucnogo-intelektu-machine-learning.html" text:style-name="Internet_20_link" text:visited-style-name="Visited_20_Internet_20_Link">
https://www.ukrinform.ua/rubric-technology/3726866-google-zapuskae-novij-bezoplatnij-kurs-pro-rozdil-stucnogo-intelektu-machine-learning.html</text:a>
</text:p>
      <!--NEWS-->
      <text:h text:style-name="P10" text:outline-level="1">
<text:span text:style-name="T4">
At Avdiyivka direction Russian army shelled Lastochkyne, Avdiyivka, Karlivka, Pervomayske and...</text:span>
</text:h>
      <text:p text:style-name="P4">
Authors: liveuamap (Language: en)</text:p>
      <text:p text:style-name="P4">
Time: 2023-06-23T-19:59:00</text:p>
      <text:p text:style-name="P4">
Location: Donetsk Oblast (Latitude:48.05915 Longtitude:37.5741)</text:p>
      <text:p text:style-name="P4">
Videos: []</text:p>
      <text:p text:style-name="P4">
Images: []</text:p>
      <text:p text:style-name="P4">
Tags: ["Russia"]</text:p>
      <text:p text:style-name="P4">
ID: 22571226</text:p>
      <!--METADATA-->
      <text:p text:style-name="P4">
At Avdiyivka direction Russian army shelled Lastochkyne, Avdiyivka, Karlivka,Pervomayske and Nevelske of Donetsk region. Russian aviation conductedairstrikes at Avdiyivka and Nevelske, - General Staff of Armed Forces ofUkraine says in the morning report</text:p>
      <text:p text:style-name="P4">
News Collection Link: <text:a xlink:type="simple" xlink:href="https:\/\/liveuamap.com\/en\/2023\/23-june-at-avdiyivka-direction-russian-army-shelled-lastochkyne" text:style-name="Internet_20_link" text:visited-style-name="Visited_20_Internet_20_Link">
https:\/\/liveuamap.com\/en\/2023\/23-june-at-avdiyivka-direction-russian-army-shelled-lastochkyne</text:a>
</text:p>
      <text:p text:style-name="P4">
Source: <text:a xlink:type="simple" xlink:href="https://t.me/lumsrc/5168" text:style-name="Internet_20_link" text:visited-style-name="Visited_20_Internet_20_Link">
https://t.me/lumsrc/5168</text:a>
</text:p>
      <!--NEWS-->
      <text:h text:style-name="P10" text:outline-level="1">
<text:span text:style-name="T4">
НБУ уточнив порядок роботи з банками, які зберігають його запаси готівки</text:span>
</text:h>
      <text:p text:style-name="P4">
Authors: Ukrinform (Person)</text:p>
      <text:p text:style-name="P4">
Publisher: Укринформ (Organization)</text:p>
      <text:p text:style-name="P4">
Published Time: 2023-06-23T-21:59:00+03:00</text:p>
      <text:p text:style-name="P4">
Modified Time: 2023-06-23T16:59:00+03:00</text:p>
      <text:p text:style-name="P4">
Description: Національний банк України уточнив порядок роботи з банками, уповноваженими на зберігання запасів готівки НБУ та проведення операцій з ними в особливий період. — Укрінформ.</text:p>
      <text:p text:style-name="P4">
Images: ['<text:a xlink:type="simple" xlink:href="https://static.ukrinform.com/photos/2023_06/thumb_files/630_360_1687527719-983.jpg" text:style-name="Internet_20_link" text:visited-style-name="Visited_20_Internet_20_Link">
630_360_16875...</text:a>
']</text:p>
      <text:p text:style-name="P4">
Tags: ['Нацбанк', 'Готівка']</text:p>
      <text:p text:style-name="P4">
Type: Article</text:p>
      <!--METADATA-->
      <text:p text:style-name="P4">
<draw:frame draw:style-name="fr1" draw:name="Image45" text:anchor-type="as-char" svg:width="6.9236in" svg:height="3.956343in" draw:z-index="0">
<draw:image xlink:href="../Images/yкринформ/2023-06-23T-21-59-00-03-00/630_360_1687527719-983.jpg" xlink:type="simple" xlink:show="embed" xlink:actuate="onLoad" draw:mime-type="image/jpeg"/>
</draw:frame>
Національний банк України уточнив порядок роботи з банками, уповноваженими назберігання запасів готівки НБУ та проведення операцій з ними в особливийперіод.</text:p>
      <text:p text:style-name="P4">
Як передає Укрінформ, про це повідомляє <text:a xlink:type="simple" xlink:href="https://bank.gov.ua/ua/news/all/utochneno-poryadok-roboti-z-bankami-upovnovajenimi-na-zberigannya-zapasiv-gotivki-nbu-ta-provedennya-operatsiy-z-nimi-v-osobliviy-period" text:style-name="Internet_20_link" text:visited-style-name="Visited_20_Internet_20_Link">
 пресслужба НБУ.</text:a>
</text:p>
      <text:p text:style-name="P4">
"Це зумовлено необхідністю врахувати практичні аспекти застосування вимог доорганізації готівкового обігу і ведення емісійно-касових операцій убанківській системі в особливий період", - йдеться в повідомленні.</text:p>
      <text:p text:style-name="P4">
Зокрема, регулятор зобов’язав уповноважені банки надавати Національному банкуу визначені терміни оновлену інформацію стосовно переліку керівних осібпідрозділів, які відповідно до покладених обов’язків здійснюють контроль інесуть відповідальність за збереження запасів готівки НБУ в сховищах, у разізміни таких осіб. Також регулятор визначив дії уповноважених банків у частиніконтролю залишків банкнот і монет на зберіганні та інформування Нацбанкустосовно організації роботи з запасами готівки НБУ на зберіганні в регіонах,та визначив порядок взаємодії з уповноваженими банками в разі відключенняпідсистеми "Проведення операцій з питань передавання запасів готівкиНаціонального банку України на зберігання до уповноважених банків" Системиавтоматизації готівкового обігу (САГО).</text:p>
      <text:p text:style-name="P4">
<text:span text:style-name="T4">
Читайте також:</text:span>
 <text:a xlink:type="simple" xlink:href="https://www.ukrinform.ua/rubric-economy/3726132-nbu-unormuvav-obmin-starih-i-znosenih-dolariv-ak-karatimut-porusnikiv.html" text:style-name="Internet_20_link" text:visited-style-name="Visited_20_Internet_20_Link">
 НБУ унормував обмін “старих” і “зношених” доларів: яккаратимуть порушників </text:a>
</text:p>
      <text:p text:style-name="P4">
Крім того, Національний банк змінив назву ліцензії, що видається юридичнимособам, які надають банкам послуги з інкасації та здійснюють операції зоброблення та зберігання готівки (відповідно до змін до Закону України "ПроНаціональний банк України", внесених Законом України "Про фінансові послуги тафінансові компанії" від 14 грудня 2021 року № 1953-ІХ, що вводяться в дію з 01січні 2024 року).</text:p>
      <text:p text:style-name="P4">
Відповідні норми містить постанова Правління <text:a xlink:type="simple" xlink:href="https://www.ukrinform.ua/tag-nacbank" text:style-name="Internet_20_link" text:visited-style-name="Visited_20_Internet_20_Link">
 Національного банку</text:a>
 від 21 червня 2023 року №79 "Прозатвердження змін до Положення про організацію готівкового обігу і веденняемісійно-касових операцій у банківській системі в особливий період", щонабирає чинності з 24 червня 2022 року.</text:p>
      <text:p text:style-name="P4">
<text:span text:style-name="T5">
Фото: НБУ</text:span>
</text:p>
      <text:p text:style-name="P4">
Source: <text:a xlink:type="simple" xlink:href="https://www.ukrinform.ua/rubric-economy/3726872-nbu-utocniv-poradok-roboti-z-bankami-aki-zberigaut-jogo-zapasi-gotivki.html" text:style-name="Internet_20_link" text:visited-style-name="Visited_20_Internet_20_Link">
https://www.ukrinform.ua/rubric-economy/3726872-nbu-utocniv-poradok-roboti-z-bankami-aki-zberigaut-jogo-zapasi-gotivki.html</text:a>
</text:p>
      <!--NEWS-->
      <text:h text:style-name="P10" text:outline-level="1">
<text:span text:style-name="T4">
At Maryinka direction Russian army shelled Maksymilyanivka, Maryinka, Heorhiyivka, Pobyeda of...</text:span>
</text:h>
      <text:p text:style-name="P4">
Authors: liveuamap (Language: en)</text:p>
      <text:p text:style-name="P4">
Time: 2023-06-23T-21:59:00</text:p>
      <text:p text:style-name="P4">
Location: Donets'ka oblast (Latitude:48.00738 Longtitude:37.50406)</text:p>
      <text:p text:style-name="P4">
Videos: []</text:p>
      <text:p text:style-name="P4">
Images: []</text:p>
      <text:p text:style-name="P4">
Tags: ["Russia"]</text:p>
      <text:p text:style-name="P4">
ID: 22571225</text:p>
      <!--METADATA-->
      <text:p text:style-name="P4">
At Maryinka direction Russian army shelled Maksymilyanivka, Maryinka,Heorhiyivka, Pobyeda of Donetsk region. Russian aviation conducted airstrikesat Krasnohorivka, - General Staff of Armed Forces of Ukraine says in themorning report</text:p>
      <text:p text:style-name="P4">
News Collection Link: <text:a xlink:type="simple" xlink:href="https:\/\/liveuamap.com\/en\/2023\/23-june-at-maryinka-direction-russian-army-shelled-maksymilyanivka" text:style-name="Internet_20_link" text:visited-style-name="Visited_20_Internet_20_Link">
https:\/\/liveuamap.com\/en\/2023\/23-june-at-maryinka-direction-russian-army-shelled-maksymilyanivka</text:a>
</text:p>
      <text:p text:style-name="P4">
Source: <text:a xlink:type="simple" xlink:href="https://t.me/lumsrc/5169" text:style-name="Internet_20_link" text:visited-style-name="Visited_20_Internet_20_Link">
https://t.me/lumsrc/5169</text:a>
</text:p>
      <!--NEWS-->
      <text:h text:style-name="P10" text:outline-level="1">
<text:span text:style-name="T4">
У Стамбулі відбулася презентація проєкту «Культура vs війна»</text:span>
</text:h>
      <text:p text:style-name="P4">
Authors: Ukrinform (Person)</text:p>
      <text:p text:style-name="P4">
Publisher: Укринформ (Organization)</text:p>
      <text:p text:style-name="P4">
Published Time: 2023-06-23T-22:58:00+03:00</text:p>
      <text:p text:style-name="P4">
Modified Time: 2023-06-23T16:58:00+03:00</text:p>
      <text:p text:style-name="P4">
Description: У Стамбулі відбулася презентація комплексного проєкту «Культура vs війна», ініційовано Асоціацією «Дивись українське!» у квітні 2022 року задля фіксації та донесення правди про війну Росії проти України через історії боротьби знаних митців. — Укрінформ.</text:p>
      <text:p text:style-name="P4">
Images: ['<text:a xlink:type="simple" xlink:href="https://static.ukrinform.com/photos/2023_06/thumb_files/630_360_1687548111-236.jpg" text:style-name="Internet_20_link" text:visited-style-name="Visited_20_Internet_20_Link">
630_360_16875...</text:a>
']</text:p>
      <text:p text:style-name="P4">
Tags: ['Консульство', 'Культура', 'Туреччина', 'Війна з Росією']</text:p>
      <text:p text:style-name="P4">
Type: Article</text:p>
      <!--METADATA-->
      <text:p text:style-name="P4">
<draw:frame draw:style-name="fr1" draw:name="Image46" text:anchor-type="as-char" svg:width="6.9236in" svg:height="3.956343in" draw:z-index="0">
<draw:image xlink:href="../Images/yкринформ/2023-06-23T-22-58-00-03-00/630_360_1687548111-236.jpg" xlink:type="simple" xlink:show="embed" xlink:actuate="onLoad" draw:mime-type="image/jpeg"/>
</draw:frame>
 УСтамбулі відбулася презентація комплексного проєкту «Культура vs війна»,ініційовано Асоціацією «Дивись українське!» у квітні 2022 року задля фіксаціїта донесення правди про війну Росії проти України через історії боротьбизнаних митців.</text:p>
      <text:p text:style-name="P4">
Про це повідомляє власкор Укрінформу.</text:p>
      <text:p text:style-name="P4">
«Прем’єра фільмів нашого проєкту «Культура vs війна» у Стамбулі відбуласяуспішно! Ті відгуки повної підтримки України, що я почув після показу найкращаподяка нашій команді, яка наполегливо працює над проєктом вже понад рік!Багатьом іноземним глядачам наші документальні фільми відкривають правду провійну в Україні та підсилюють підтримку нашої боротьби», – сказав у коментаріагентству продюсер, голова Асоціації «Дивись українське!» Андрій Різоль.</text:p>
      <text:p text:style-name="P4">
Героями проєкту є відомі митці, що пішли до лав ЗСУ, та діячі культури, щозаймаються активною волонтерською діяльністю.</text:p>
      <text:p text:style-name="P4">
«Це велика справа – показати реальні події, які відбувалися торік, якіпродовжують відбуватися. Ви (засновники проєкту – <text:span text:style-name="T5">
Ред.</text:span>
 ) показали людейкультури та мистецтва, які ще вчора збирали цілі стадіони, співали для них.Людей, які знімали фільми, що номінувались на Оскар, людей, які знімалися уфільмах, а сьогодні вони взяли у руки зброю, щоб захистити нашу землю», –сказав після показу Генеральний консул України в Стамбулі Роман Недільський.</text:p>
      <text:p text:style-name="P4">
За його словами, у той час, коли митці України захищають Батьківщину відРосії, країна-агресор використовує свою культуру в якості «зброї» – жалюгідноїпропаганди, але більшість країн цивілізованого світу розуміють, що сьогодніУкраїна захищає не тільки себе, вона захищає весь світ.</text:p>
      <text:p text:style-name="P4">
<text:span text:style-name="T4">
Читайте також:</text:span>
 <text:a xlink:type="simple" xlink:href="https://www.ukrinform.ua/rubric-diaspora/3726163-genkonsul-zustrivsa-z-aktivistami-obednanna-ukrainciv-izmira.html" text:style-name="Internet_20_link" text:visited-style-name="Visited_20_Internet_20_Link">
 <text:span text:style-name="T4">
Генконсул</text:span>
 <text:span text:style-name="T4">
зустрівся</text:span>
 з <text:span text:style-name="T4">
активістами</text:span>
 Об'<text:span text:style-name="T4">
єднання</text:span>
 <text:span text:style-name="T4">
українців</text:span>
 <text:span text:style-name="T4">
Ізміра</text:span>
 </text:a>
</text:p>
      <text:p text:style-name="P4">
«Дуже гарні фільми, сподобалися. Багато емоцій, багато смутку, багато болю,але все-таки велика віра в перемогу. Все буде Україна», – поділиласявраженнями після перегляду активістка української громади в Стамбулі ОльгаКоваленко.</text:p>
      <text:p text:style-name="P4">
Метою проєкту «Культура vs війна» є створення комплексу медійних продуктів успівпраці з українськими діячами культури, котрі через власні, конкретніприклади та історії ознайомлять світову та українську спільноти з цінностямита сенсами української культури, що допомагають українцям чинити гідний опірагресору.</text:p>
      <text:p text:style-name="P4">
Комплексний проєкт «Культура vs війна» передбачає створення циклукороткометражних фільмів-новел, повнометражного документального фільму,фотовиставок, артбуку, добірки публіцистичних матеріалів та дискусій.</text:p>
      <text:p text:style-name="P4">
Нагадаємо, у центральній частині Стамбула, неподалік площі Таксім та проспектуІстікляль, <text:a xlink:type="simple" xlink:href="https://www.ukrinform.ua/rubric-diaspora/3720088-u-stambuli-vidbuvsa-miting-proti-ekocidu-akij-cinit-rosia-v-ukraini.html" text:style-name="Internet_20_link" text:visited-style-name="Visited_20_Internet_20_Link">
 відбувся </text:a>
 мітинг проти війни росії проти України, проти екоциду, якийчинить Росія, підірвавши дамбу Каховської ГЕС.</text:p>
      <text:p text:style-name="P4">
Source: <text:a xlink:type="simple" xlink:href="https://www.ukrinform.ua/rubric-diaspora/3726847-u-stambuli-vidbulasa-prezentacia-proektu-kultura-vs-vijna.html" text:style-name="Internet_20_link" text:visited-style-name="Visited_20_Internet_20_Link">
https://www.ukrinform.ua/rubric-diaspora/3726847-u-stambuli-vidbulasa-prezentacia-proektu-kultura-vs-vijna.html</text:a>
</text:p>
      <!--NEWS-->
      <text:h text:style-name="P10" text:outline-level="1">
<text:span text:style-name="T4">
At Shakhtarske direction Russian army shelled Paraskoviyivka, Novomykhaylivka, Blahodatne of ...</text:span>
</text:h>
      <text:p text:style-name="P4">
Authors: liveuamap (Language: en)</text:p>
      <text:p text:style-name="P4">
Time: 2023-06-23T-23:59:00</text:p>
      <text:p text:style-name="P4">
Location: Velyka Novosilka (Latitude:47.79697 Longtitude:36.81216)</text:p>
      <text:p text:style-name="P4">
Videos: []</text:p>
      <text:p text:style-name="P4">
Images: []</text:p>
      <text:p text:style-name="P4">
Tags: ["Russia"]</text:p>
      <text:p text:style-name="P4">
ID: 22571224</text:p>
      <!--METADATA-->
      <text:p text:style-name="P4">
At Shakhtarske direction Russian army shelled Paraskoviyivka, Novomykhaylivka,Blahodatne of Donetsk region. Russian aviation conducted airstrikes at ZolotaNyva, Velyka Novosilka and Blahodatne, - General Staff of Armed Forces ofUkraine says in the morning report</text:p>
      <text:p text:style-name="P4">
News Collection Link: <text:a xlink:type="simple" xlink:href="https:\/\/liveuamap.com\/en\/2023\/23-june-at-shakhtarske-direction-russian-army-shelled-paraskoviyivka" text:style-name="Internet_20_link" text:visited-style-name="Visited_20_Internet_20_Link">
https:\/\/liveuamap.com\/en\/2023\/23-june-at-shakhtarske-direction-russian-army-shelled-paraskoviyivka</text:a>
</text:p>
      <text:p text:style-name="P4">
Source: <text:a xlink:type="simple" xlink:href="https://t.me/lumsrc/5170" text:style-name="Internet_20_link" text:visited-style-name="Visited_20_Internet_20_Link">
https://t.me/lumsrc/5170</text:a>
</text:p>
      <!--NEWS-->
      <text:h text:style-name="P10" text:outline-level="1">
<text:span text:style-name="T4">
Як Україна і світ консолідувалися проти російської агресії</text:span>
</text:h>
      <text:p text:style-name="P4">
Author: ['АРМІЯINFORM']</text:p>
      <text:p text:style-name="P4">
Time: 2023-06-23T-2:00:00-04:00</text:p>
      <text:p text:style-name="P4">
Description: Україна та Європейський інвестиційний банк підписали меморандум про взаєморозумі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47" text:anchor-type="as-char" svg:width="6.9236in" svg:height="6.820353in" draw:z-index="0">
<draw:image xlink:href="../Images/AРМІЯINFORM/2023-06-23T-2-00-00-04-00/golovna-37.jpg" xlink:type="simple" xlink:show="embed" xlink:actuate="onLoad" draw:mime-type="image/jpeg"/>
</draw:frame>
</text:p>
      <text:p text:style-name="P4">
Україна та Європейський інвестиційний банк підписали меморандум провзаєморозуміння щодо співпраці у проєктах відновлення України, який передбачаєвиділення 840 млн євро на втілення в 2023 році пріоритетних проєктіввідновлення інфраструктури України.</text:p>
      <text:p text:style-name="P4">
Франція виділить Україні додаткові 40 млн євро безповоротної фінансовоїдопомоги на невідкладну відбудову в цьому році, а також готує багаторічнийплан допомоги для цивільних потреб. «Рада зауважити, що він (план допомоги)складатиметься в основному з грантів, щоби не створювати додаткового тиску напублічні фінанси України», — наголосила міністр закордонних справ ФранціїКатрін Колонна.</text:p>
      <text:p text:style-name="P4">
Франція створить спеціальний страховий механізм для інвесторів, які працюють зУкраїною, щоби покривати їхні ризики у зв’язку з війною.</text:p>
      <text:p text:style-name="P4">
Прем’єр-міністр Сполученого Королівства Ріші Сунак на Конференції звідновлення України у Лондоні оголосив про новий пакет економічної допомогиУкраїні, а також про нову програму страхування військових ризиків для сприяннявідновленню України. Пакет включатиме три мільярди доларів у вигляді кредитнихгарантій для Світового банку та 240 мільйонів фунтів стерлінгів (понад 300мільйонів доларів) двосторонньої допомоги. За словами прем’єр-міністра, окремуроль у підтримці української економіки відіграють фінансові установи. «МВФвиділить Україні 15 мільярдів доларів протягом наступних чотирьох років умежах зобов’язань G7 та її партнерів щодо виділення 115 мільярдів доларів. Атакі установи, як ЄБРР, надають початковий капітал для підтримки зростання, щовідбувається під керівництвом приватного сектору», — сказав Ріші Сунак. Такожвін оголосив про запуск нового британсько-українського технологічного мостудля сприяння інвестиціям і талантам, підтримки «зеленої» енергетики тощо. І надодачу прем’єр повідомив про старт ініціативи Ukraine Business Compact,покликаної сприяти відновленню України. За його словами, до проєкту вжедолучилися понад 400 компаній з 38 країн світу.</text:p>
      <text:p text:style-name="P4">
Сполучене Королівство оголосило про нові тренінги з допомогою віртуальноїреальності (VR) для українських моряків.</text:p>
      <text:p text:style-name="P4">
Прем’єр-міністр Сполученого Королівства Ріші Сунак оголосив про виділення до250 мільйонів фунтів стерлінгів (близько 318 мільйонів доларів) новогокапіталу для Британського інституту фінансування розвитку. Більше половиникоштів буде спрямовано на гуманітарну підтримку, зокрема людям, які живутьвздовж лінії фронту.</text:p>
      <text:p text:style-name="P4">
Президент Європейської комісії Урсула фон дер Ляєн повідомила, що ЄвропейськийСоюз покриє 45 % усіх потреб України у фінансуванні до 2027 року. Фінансуванняздійснюватиметься у вигляді європейських грантів, кредитів, а також за рахунокзаблокованих раніше російських активів.</text:p>
      <text:p text:style-name="P4">
Комітет постійних представників країн ЄС схвалив збільшення на 3,5 млрд євроЄвропейського фонду миру, який, зокрема, використовується і для військовоїдопомоги Україні.</text:p>
      <text:p text:style-name="P4">
Для багаторічної фінансової підтримки України в обсязі до 50 мільярдів євроЄвропейська комісія пропонує створити окремий механізм із залучення коштівчерез гранти й кредити, інвестиції, а також технічну допомогу.</text:p>
      <text:p text:style-name="P4">
«Українці роблять усе можливе з обладнанням, з можливостями, які вони мають наполі бою, щоби продовжувати відтісняти росіян далі назад, і ми підтримуємоїхні зусилля з повернення своєї суверенної території», — заступниця речникаПентагону Сабріна Сінгх у відповідь на погрози шойгу в разі завдання ударів поокупованому Криму. Водночас Сінгх повідомила, що Україна «матиме свій власнийшлях до вступу в НАТО».</text:p>
      <text:p text:style-name="P4">
«Ми знаємо, що битви будуть важкими. Ми знаємо, що на це піде час. І мивпевнені, що українці мають те, чого потребують. У них є бойова сила та єздатність досягти успіху в контрнаступальних операціях», — заявила заступницяречника Пентагону Сабріна Сінгх.</text:p>
      <text:p text:style-name="P4">
США виділять 8,2 мільйона доларів на підтримку біженців з України таорганізацій, які допомагають їм у Чехії.</text:p>
      <text:p text:style-name="P4">
У 2023 році Німеччина надасть Україні додаткових 381 млн євро гуманітарноїдопомоги.</text:p>
      <text:p text:style-name="P4">
Джерело: <text:a xlink:type="simple" xlink:href="https://www.facebook.com/photo.php" text:style-name="Internet_20_link" text:visited-style-name="Visited_20_Internet_20_Link">
Служба зовнішньої розвідкиУкраїни</text:a>
</text:p>
      <text:p text:style-name="P4">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Росіяни п’ять разів обстріляли прикордоння Чернігівщини і Сумщини</text:span>
</text:h>
      <text:p text:style-name="P4">
Authors: Ukrinform (Person)</text:p>
      <text:p text:style-name="P4">
Publisher: Укринформ (Organization)</text:p>
      <text:p text:style-name="P4">
Published Time: 2023-06-23T-2:57:00+03:00</text:p>
      <text:p text:style-name="P4">
Modified Time: 2023-06-23T21:57:00+03:00</text:p>
      <text:p text:style-name="P4">
Description: Російські війська станом на 21:00 23 червня вчергове обстріляли прикордонні території Чернігівської та Сумської областей.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48" text:anchor-type="as-char" svg:width="6.9236in" svg:height="3.956343in" draw:z-index="0">
<draw:image xlink:href="../Images/yкринформ/2023-06-23T-2-57-00-03-00/630_360_1667124180-530.jpg" xlink:type="simple" xlink:show="embed" xlink:actuate="onLoad" draw:mime-type="image/jpeg"/>
</draw:frame>
 Російськівійська станом на 21:00 23 червня вчергове обстріляли прикордонні територіїЧернігівської та Сумської областей.</text:p>
      <text:p text:style-name="P4">
Як передає Укрінформ, про це оперативне командування «Північ» повідомляє у <text:a xlink:type="simple" xlink:href="https://t.me/ok_pivnich1/3459" text:style-name="Internet_20_link" text:visited-style-name="Visited_20_Internet_20_Link">
Телеграмі </text:a>
 .</text:p>
      <text:p text:style-name="P4">
У Чернігівській області загарбники <text:a xlink:type="simple" xlink:href="https://www.ukrinform.ua/tag-obstril" text:style-name="Internet_20_link" text:visited-style-name="Visited_20_Internet_20_Link">
 обстріляли</text:a>
 два населені пункти. Зокрема, з 04:38до 05:00 зафіксовано 9 влучань, ймовірно, з 120-міліметрового міномета, врайоні населеного пункту Карповичі.</text:p>
      <text:p text:style-name="P4">
З 19:55 до 20:15 зафіксовано 8 влучань, ймовірно, з 120-міліметровогоміномета, в районі населеного пункту Михальчина Слобода.</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На Сумщині росіяни обстріляли три населені пункти. Так, з 12:57 до 13:20зафіксовано 7 влучань, ймовірно, з 120-міліметрового міномета, в районінаселеного пункту Шалигине.</text:p>
      <text:p text:style-name="P4">
З 13:05 до 13:10 зафіксовано 4 влучання, ймовірно, з 82-міліметровогоміномета, в районі населеного пункту Середина-Буда.</text:p>
      <text:p text:style-name="P4">
З 18:20 до 19:03 зафіксовано 13 влучань, ймовірно, з 120-міліметровогоміномета, в районі Соснівка.</text:p>
      <text:p text:style-name="P4">
<text:span text:style-name="T4">
Читайте також:</text:span>
 <text:a xlink:type="simple" xlink:href="https://www.ukrinform.ua/rubric-ato/3726946-vnaslidok-obstrilu-dnipropetrovsini-e-poranenij.html" text:style-name="Internet_20_link" text:visited-style-name="Visited_20_Internet_20_Link">
 Внаслідок <text:span text:style-name="T4">
обстріл</text:span>
 у Дніпропетровщини є поранений</text:a>
</text:p>
      <text:p text:style-name="P4">
«Про втрати серед місцевого населення чи пошкодження цивільної інфраструктуриінформації не надходило», - сказано в повідомленні.</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російська армія за добу здійснила атаки на 10 областей України.</text:p>
      <text:p text:style-name="P4">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Фонд Save Ukraine повернув із Росії 121 викрадену українську дитину</text:span>
</text:h>
      <text:p text:style-name="P4">
Authors: Ukrinform (Person)</text:p>
      <text:p text:style-name="P4">
Publisher: Укринформ (Organization)</text:p>
      <text:p text:style-name="P4">
Published Time: 2023-06-23T-3:51:02+03:00</text:p>
      <text:p text:style-name="P4">
Modified Time: 2023-06-23T21:51:02+03:00</text:p>
      <text:p text:style-name="P4">
Description: Благодійний фонд Save Ukraine допоміг повернути вже 121 дитину, яка була незаконно вивезена російськими окупантами з території України.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Війна з Росією', 'Save Ukraine']</text:p>
      <text:p text:style-name="P4">
Type: Article</text:p>
      <!--METADATA-->
      <text:p text:style-name="P4">
<draw:frame draw:style-name="fr1" draw:name="Image49" text:anchor-type="as-char" svg:width="6.9236in" svg:height="3.956343in" draw:z-index="0">
<draw:image xlink:href="../Images/yкринформ/2023-06-23T-3-51-02-03-00/630_360_1685537728-468.jpg" xlink:type="simple" xlink:show="embed" xlink:actuate="onLoad" draw:mime-type="image/jpeg"/>
</draw:frame>
Благодійний фонд Save Ukraine допоміг повернути вже 121 дитину, яка буланезаконно вивезена російськими окупантами з території України.</text:p>
      <text:p text:style-name="P4">
Про це в коментарі кореспонденту Укрінформу заявив заступник голови SaveUkraine Дмитро Філіпенко.</text:p>
      <text:p text:style-name="P4">
"Станом на сьогодні нам вдалося повернути вже 121 дитину", - сказав він.</text:p>
      <text:p text:style-name="P4">
За словами Філіпенка, під час останньої рятувальної місії вдалося повернути 8дітей з дитячого будинку, які були незаконно вивезені з території України вРосію. "Ми ідентифікували їх місце знаходження завдяки дітям, яких повернулиперед цим. І ось два тижні тому цих вісім дітей вдалося повернути. Заразвирішуємо питання їх розташування", - зазначив він.</text:p>
      <text:p text:style-name="P4">
За словами заступника голови Save Ukraine, в інших повернутих дітей булибатьки, принаймні, один з них. "Також було повернуто кілька дітей, яківтратили батьків. Їх повертали бабусі чи дідусі", - додав він.</text:p>
      <text:p text:style-name="P4">
<text:span text:style-name="T4">
Читайте також:</text:span>
 <text:a xlink:type="simple" xlink:href="https://www.ukrinform.ua/rubric-society/3717135-rosia-vidkidae-sprobi-insih-krain-stati-poserednikom-sodo-povernenna-ditej-mikola-kuleba.html" text:style-name="Internet_20_link" text:visited-style-name="Visited_20_Internet_20_Link">
 Росія відкидає спроби інших країн стати посередником щодоповернення дітей — Микола Кулеба </text:a>
</text:p>
      <text:p text:style-name="P4">
За словами Філіпенка, наразі фондом ідентифіковано 19 667 викрадених Росієюдітей, і ця цифра постійно зростає. "Це означає, що ми знаємо їх прізвище,ім’я та по батькові, дати народження та приблизне місцезнаходження. Але числонеідентифікованих дітей є в рази більшим, точну кількість поки ніхто не знає.Багато дітей продовжують викрадатися Росією на окупованих територіях", -сказав він.</text:p>
      <text:p text:style-name="P4">
Філіпенко вказав, що уряд України не може працювати напряму з владою держави-агресора у питанні повернення депортованих <text:a xlink:type="simple" xlink:href="https://www.ukrinform.ua/tag-diti" text:style-name="Internet_20_link" text:visited-style-name="Visited_20_Internet_20_Link">
 дітей</text:a>
 , оскільки дипломатичні відносинирозірвано, а тому основну роботу взяли на себе організації громадянськогосуспільства. У випадку із Save Ukraine, фонд отримує відповідну інформацію провикрадених Росією дітей через "гарячу лінію" та напряму від батьків. Післяцього розпочинається процес підготовки необхідних документів для батьків або жопікунів чи уповноваженої особи (у випадку дитячого будинку) для поїздки до РФта повернення дітей.</text:p>
      <text:p text:style-name="P4">
<text:span text:style-name="T4">
Читайте також:</text:span>
 <text:a xlink:type="simple" xlink:href="https://www.ukrinform.ua/rubric-society/3726981-kraini-aki-mogli-b-dopomogti-povernuti-z-rf-deportovanih-ditej-ne-kvaplatsa-lubinec.html" text:style-name="Internet_20_link" text:visited-style-name="Visited_20_Internet_20_Link">
 Країни, які могли б допомогти повернути з РФ<text:span text:style-name="T4">
депортованих</text:span>
 <text:span text:style-name="T4">
дітей</text:span>
 , не квапляться – Лубінець</text:a>
</text:p>
      <text:p text:style-name="P4">
"Ми допомагаємо з документами, вибудовуємо маршрут та логістику, збираємобатьків у Києві, проводимо з ними тренінги та пояснюємо, з чого складаєтьсямаршрут, як все буде відбуватися і що на них може чекати, щоб вони були більшпідготовлені", - повідомив представник Save Ukraine.</text:p>
      <text:p text:style-name="P4">
За його словами, оскільки прямого автомобільного чи іншого сполучення з Росієюнемає, то батьки їдуть через сусідні крани до того місця, де булоідентифіковано їх дітей в Росії. Часто маршрут може складати понад 4 тис. км.Кожна рятувальна місія триває від трьох тижнів до місяця, з урахуваннямпідготовки документів.</text:p>
      <text:p text:style-name="P4">
Як повідомив Філіпенко, у середньому витрати на повернення однієї дитинискладають близько 4 тис. доларів. А тому фонд наразі проводить, у т.ч. закордоном, кампанію з акумулювання коштів на свою діяльність з повернення зРосії викрадених дітей.</text:p>
      <text:p text:style-name="P4">
"Росіяни віддавали дітей лише батькам і на підставі усіх правильно оформленихдокументів. У випадку, якщо мова йде про сиріт, то за ними їхав офіційнийпредставник з того дитячого будинку, з якого їх викрали, з довіреністю наотримання дітей", - повідомив представник Save Ukraine.</text:p>
      <text:p text:style-name="P4">
За його словами, російська сторона завжди намагалася перешкоджати поверненнюдітей в Україну, а з видачею Міжнародним кримінальним судом ордеру на арештПутіна різних перешкод з боку росіян лише побільшало. За словами представникаSave Ukraine, дані про усі випадки зі звільненням викрадених дітей, а такожїхні свідчення, далі надсилаються, зокрема, в офіс прокурора МКС.</text:p>
      <text:p text:style-name="P4">
<text:span text:style-name="T4">
Читайте також:</text:span>
 <text:a xlink:type="simple" xlink:href="https://www.ukrinform.ua/rubric-society/3704815-ombudsmen-vvazae-so-misia-oon-mogla-bi-rozsukuvati-deportovanih-do-rf-ukrainskih-ditej.html" text:style-name="Internet_20_link" text:visited-style-name="Visited_20_Internet_20_Link">
 Омбудсмен вважає, що місія ООН могла би розшукуватидепортованих до рф українських дітей </text:a>
</text:p>
      <text:p text:style-name="P4">
"Росіяни намагаються чинити різні перепони. Наприклад, якщо це доручення наотримання дитини, то вони шукають можливості не взяти його до уваги та невіддавати дітей. У нас було два таких випадки, коли не вдалося отриматидитину, а через декілька днів ми втратили інформацію про їх місцезнаходження –тобто, їх перемістили з одного закладу в інший. Ми намагаємося ідентифікувати,де вони зараз", - розповів Філіппенко.</text:p>
      <text:p text:style-name="P4">
Водночас, він вказав, що після видачі ордеру на арешт Путіна та "дитячогоомбудсмена" Марії Львової-Бєлової, яка "усиновила" українського хлопчика,бажаючих серед російських сімей всиновлювати викрадених в Україні дітейпоменшало.</text:p>
      <text:p text:style-name="P4">
Як повідомляв Укрінформ, <text:a xlink:type="simple" xlink:href="https://www.ukrinform.ua/rubric-society/3726915-u-vidni-vidkrilasa-vistavka-pro-deportaciu-rosieu-ukrainskih-ditej.html" text:style-name="Internet_20_link" text:visited-style-name="Visited_20_Internet_20_Link">
 у столиці Австрії відкрилася виставка "Діти під часвійни" </text:a>
 , яка привертає увагу достраждань українських дітей внаслідок російської агресії та, зокрема, до їхнезаконної депортації в Росію та спроб Кремля змінити їх ідентичність.</text:p>
      <text:p text:style-name="P4">
</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text:p>
      <text:p text:style-name="P4">
Захід організовано спільно австрійською благочинною організацією Kleine Herzen("Маленькі серця") та благодійним фондом Save Ukraine, який займаєтьсяповерненням українських дітей з РФ.</text:p>
      <text:p text:style-name="P4">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Австралія запровадить санкції проти винних у катастрофі MH17</text:span>
</text:h>
      <text:p text:style-name="P4">
Authors: Ukrinform (Person)</text:p>
      <text:p text:style-name="P4">
Publisher: Укринформ (Organization)</text:p>
      <text:p text:style-name="P4">
Published Time: 2023-06-23T-4:50:00+03:00</text:p>
      <text:p text:style-name="P4">
Modified Time: 2023-06-23T21:50:00+03:00</text:p>
      <text:p text:style-name="P4">
Description: Уряд Австралії має намір запровадити нові санкції проти винних у збитті в небі над сходом України пасажирського літака рейсу MH17 Малайзійських авіаліній, який прямував з Амстердама до Куала-Лумпур. — Укрінформ.</text:p>
      <text:p text:style-name="P4">
Images: ['<text:a xlink:type="simple" xlink:href="https://static.ukrinform.com/photos/2021_07/thumb_files/630_360_1626500509-893.jpg" text:style-name="Internet_20_link" text:visited-style-name="Visited_20_Internet_20_Link">
630_360_16265...</text:a>
']</text:p>
      <text:p text:style-name="P4">
Tags: ['Австралія', 'MH17', 'Санкції', 'Росія']</text:p>
      <text:p text:style-name="P4">
Type: Article</text:p>
      <!--METADATA-->
      <text:p text:style-name="P4">
<draw:frame draw:style-name="fr1" draw:name="Image61" text:anchor-type="as-char" svg:width="6.9236in" svg:height="3.956343in" draw:z-index="0">
<draw:image xlink:href="../Images/yкринформ/2023-06-23T-4-50-00-03-00/630_360_1626500509-893.jpg" xlink:type="simple" xlink:show="embed" xlink:actuate="onLoad" draw:mime-type="image/jpeg"/>
</draw:frame>
 УрядАвстралії має намір запровадити нові санкції проти винних у збитті в небі надсходом України пасажирського літака рейсу MH17 Малайзійських авіаліній, якийпрямував з Амстердама до Куала-Лумпур.</text:p>
      <text:p text:style-name="P4">
Як передає Укрінформ, про це повідомляє <text:a xlink:type="simple" xlink:href="https://www.smh.com.au/politics/federal/australia-to-sanction-three-pro-russian-soldiers-over-mh17-tragedy-20230623-p5dj1y.html" text:style-name="Internet_20_link" text:visited-style-name="Visited_20_Internet_20_Link">
 The Sydney Morning Herald</text:a>
 .</text:p>
      <text:p text:style-name="P4">
До двох проросійських військових, яких визнали винними у збитті літака MH17Malaysia Airlines, а також до полковника російської армії будуть застосованіфінансові <text:a xlink:type="simple" xlink:href="https://www.ukrinform.ua/tag-sankcii" text:style-name="Internet_20_link" text:visited-style-name="Visited_20_Internet_20_Link">
 санкції </text:a>
 , також їм будезаборонено в’їзд до Австралії.</text:p>
      <text:p text:style-name="P4">
Міністр закордонних справ Австралії Пенні Вонг офіційно оголосить про санкціїв суботу, їх запровадження стало наслідком тісної співпраці Австралії зНідерландами та іншими країнами ЄС.</text:p>
      <text:p text:style-name="P4">
Двох із тих, проти кого запроваджують санкції - громадянина Росії СергіяДубінського та громадянина України Леоніда Харченка, було засуджено додовічного ув'язнення Окружним судом Гааги в листопаді минулого року за їхнюучасть у смертельній катастрофі Boeing 777 над Україною 2014 року.</text:p>
      <text:p text:style-name="P4">
Третій чоловік, Сергій Мучкаєв, якого не судили в Гаазі, є колишнім командиромзенітної бригади російських військ, яка поставила ракету, що збила літак.</text:p>
      <text:p text:style-name="P4">
Впровадження санкцій призведе до заморожування будь-яких активів, які ці особиможуть тримати в Австралії, та заборони їм подорожувати до країни.</text:p>
      <text:p text:style-name="P4">
<text:span text:style-name="T4">
Читайте також:</text:span>
 <text:a xlink:type="simple" xlink:href="https://www.ukrinform.ua/rubric-polytics/3720138-rosia-v-miznarodnomu-sudi-oon-vidkidae-dokazi-togo-so-mh17-zbiv-ii-buk.html" text:style-name="Internet_20_link" text:visited-style-name="Visited_20_Internet_20_Link">
 Росія в Міжнародному суді ООН відкидає докази того, що<text:span text:style-name="T4">
MH17</text:span>
 збив її «Бук» </text:a>
</text:p>
      <text:p text:style-name="P4">
Як повідомляв Укрінформ, Спільна слідча група (JIT) з розслідування щодозбиття літака рейсу MH17 у липні 2014 року в небі над Донеччиною дійшлависновку, що “є вагомі ознаки того, що президент РФ приймав рішення щодопостачання тяжкого озброєння бойовикам “ДНР”.</text:p>
      <text:p text:style-name="P4">
У JIT також підкреслили, що MH17 збив російський “Бук”.</text:p>
      <text:p text:style-name="P4">
Під час пресконференції 8 лютого 2023 року журналістам представили аудіофайли,в яких росіяни говорять про те, що всі рішення щодо постачання “Буків” натериторію України приймає найвище керівництво, тобто Путін, а також аудіорозмови Путіна та Ігоря Плотницького, лідера проросійських сепаратистів насході України.</text:p>
      <text:p text:style-name="P4">
<text:span text:style-name="T4">
Читайте також:</text:span>
 <text:a xlink:type="simple" xlink:href="https://www.ukrinform.ua/rubric-world/3721389-u-gaazi-rodici-zagiblih-rejsu-mh17-vlastuvali-akciu-protestu-navproti-rosijskogo-posolstva.html" text:style-name="Internet_20_link" text:visited-style-name="Visited_20_Internet_20_Link">
 У Гаазі родичі загиблих рейсу <text:span text:style-name="T4">
MH17</text:span>
 влаштували акціюпротесту навпроти російського посольства </text:a>
</text:p>
      <text:p text:style-name="P4">
Спільна слідча група (JIT) повідомила, що, попри те, що було виявлено багатонової інформації про різних причетних до збиття літака рейсу MH17 осіб, доказинаразі недостатньо конкретні, щоб призвести до нових судових переслідувань.</text:p>
      <text:p text:style-name="P4">
Пасажирський Boeing-777 "Малайзійських авіаліній", що виконував рейс MH17 зАмстердама в Куала-Лумпур, зазнав катастрофи на тимчасово окупованій частиніДонецької області 17 липня 2014 року. На борту лайнера перебували 283 пасажирита 15 членів екіпажу, всі вони загинули.</text:p>
      <text:p text:style-name="P4">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У Грузії стартував наймасштабніший в країні музичний фестиваль</text:span>
</text:h>
      <text:p text:style-name="P4">
Authors: Ukrinform (Person)</text:p>
      <text:p text:style-name="P4">
Publisher: Укринформ (Organization)</text:p>
      <text:p text:style-name="P4">
Published Time: 2023-06-23T-5:45:00+03:00</text:p>
      <text:p text:style-name="P4">
Modified Time: 2023-06-23T21:45:00+03:00</text:p>
      <text:p text:style-name="P4">
Description: У столиці Грузії місті Тбілісі у п’ятницю стартував наймасштабніший музичний фестиваль під назвою Tbilisi Open Air. — Укрінформ.</text:p>
      <text:p text:style-name="P4">
Images: ['<text:a xlink:type="simple" xlink:href="https://static.ukrinform.com/photos/2019_01/thumb_files/630_360_1548411970-259.jpg" text:style-name="Internet_20_link" text:visited-style-name="Visited_20_Internet_20_Link">
630_360_15484...</text:a>
']</text:p>
      <text:p text:style-name="P4">
Tags: ['Фестиваль', 'Грузія', 'Музика']</text:p>
      <text:p text:style-name="P4">
Type: Article</text:p>
      <!--METADATA-->
      <text:p text:style-name="P4">
<draw:frame draw:style-name="fr1" draw:name="Image62" text:anchor-type="as-char" svg:width="6.9236in" svg:height="3.956343in" draw:z-index="0">
<draw:image xlink:href="../Images/yкринформ/2023-06-23T-5-45-00-03-00/630_360_1548411970-259.jpg" xlink:type="simple" xlink:show="embed" xlink:actuate="onLoad" draw:mime-type="image/jpeg"/>
</draw:frame>
 У столиціГрузії місті Тбілісі у п’ятницю стартував наймасштабніший музичний фестивальпід назвою Tbilisi Open Air.</text:p>
      <text:p text:style-name="P4">
Як передає <text:a xlink:type="simple" xlink:href="https://www.ekhokavkaza.com/a/32472432.html" text:style-name="Internet_20_link" text:visited-style-name="Visited_20_Internet_20_Link">
 Укрінформ </text:a>
 , про цеповідомляє Эхо Кавказа.</text:p>
      <text:p text:style-name="P4">
Музична подія відбудеться на майданчику Lisi Wonderland і триватиме впродовжтрьох днів.</text:p>
      <text:p text:style-name="P4">
Серед спеціальних гостей грузинського фестивалю цього року – британськийвиконавець Том Оделл, ісландський рок-гурт Kaleo, німецький гурт Moderat танімецький DJ Бен Клок. Загалом у рамках <text:a xlink:type="simple" xlink:href="https://www.ukrinform.ua/tag-muzika" text:style-name="Internet_20_link" text:visited-style-name="Visited_20_Internet_20_Link">
 музичного</text:a>
 дійства мають виступити понад 60артистів.</text:p>
      <text:p text:style-name="P4">
Уперше фестиваль Tbilisi Open Air відбувся у Тбілісі у 2009 році. Музичнаподія вважається наймасштабнішою музичною подією в регіоні.</text:p>
      <text:p text:style-name="P4">
<text:span text:style-name="T4">
Читайте також:</text:span>
 <text:a xlink:type="simple" xlink:href="https://www.ukrinform.ua/rubric-diaspora/3726311-na-litfestivali-u-berlini-predstavlat-muzicnij-albom-zadana-ta-gurzi-fokstroti.html" text:style-name="Internet_20_link" text:visited-style-name="Visited_20_Internet_20_Link">
 На літфестивалі у Берліні представлять <text:span text:style-name="T4">
музичний</text:span>
альбом «Фокстроти» на вірші українських поетів</text:a>
</text:p>
      <text:p text:style-name="P4">
Як повідомляв <text:a xlink:type="simple" xlink:href="https://www.ukrinform.ua/rubric-culture/3714652-v-avstralijskomu-sidnei-rozpocavsa-soricnij-festival-vivid-sydney.html" text:style-name="Internet_20_link" text:visited-style-name="Visited_20_Internet_20_Link">
 Укрінформ </text:a>
 , у місті Сідней, Австралія, пройшов щорічний фестиваль світла,мистецтва та культури під назвою Vivid Sydney, який є найбільшою подією такоготипу в Південній півкулі.</text:p>
      <text:p text:style-name="P4">
Vivid Sydney тривав 23 дні, впродовж яких були продемонстровані 50 світловихінсталяцій і 3D-проєкцій на 8,5-кілометровій освітленій алеї. Такожвідбувалися виступи з живою музикою та діяли ресторани.</text:p>
      <text:p text:style-name="P4">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В КМДА проігнорували запити прокуратури щодо документів за фактом розтрати мільйона гривень</text:span>
</text:h>
      <text:p text:style-name="P4">
Authors: Ukrinform (Person)</text:p>
      <text:p text:style-name="P4">
Publisher: Укринформ (Organization)</text:p>
      <text:p text:style-name="P4">
Published Time: 2023-06-23T-6:41:00+03:00</text:p>
      <text:p text:style-name="P4">
Modified Time: 2023-06-23T21:41:00+03:00</text:p>
      <text:p text:style-name="P4">
Description: Департаменти Київської міської державної адміністрації проігнорували запити слідства щодо надання документів, які мають значення у кримінальних провадженнях. — Укрінформ.</text:p>
      <text:p text:style-name="P4">
Images: ['<text:a xlink:type="simple" xlink:href="https://static.ukrinform.com/photos/2018_03/thumb_files/630_360_1521195393-4177.jpg" text:style-name="Internet_20_link" text:visited-style-name="Visited_20_Internet_20_Link">
630_360_15211...</text:a>
']</text:p>
      <text:p text:style-name="P4">
Tags: ['КМДА', 'Прокуратура', 'Ремонт', 'Асфальт']</text:p>
      <text:p text:style-name="P4">
Type: Article</text:p>
      <!--METADATA-->
      <text:p text:style-name="P4">
<draw:frame draw:style-name="fr1" draw:name="Image63" text:anchor-type="as-char" svg:width="6.9236in" svg:height="3.956343in" draw:z-index="0">
<draw:image xlink:href="../Images/yкринформ/2023-06-23T-6-41-00-03-00/630_360_1521195393-4177.jpg" xlink:type="simple" xlink:show="embed" xlink:actuate="onLoad" draw:mime-type="image/jpeg"/>
</draw:frame>
Департаменти Київської міської державної адміністрації проігнорували запитислідства щодо надання документів, які мають значення у кримінальнихпровадженнях.</text:p>
      <text:p text:style-name="P4">
Як передає Укрінформ, про це Київська міська прокуратура повідомляє у <text:a xlink:type="simple" xlink:href="https://t.me/kyiv_pro_office/2067" text:style-name="Internet_20_link" text:visited-style-name="Visited_20_Internet_20_Link">
Телеграмі</text:a>
 .</text:p>
      <text:p text:style-name="P4">
«Сьогодні слідчі за процесуального керівництва прокуратури повідомили пропідозру директору Департаменту житлово-комунальної інфраструктури КМДА зафактом розтрати 1 млн грн бюджетних коштів, виділених на виконання робіт звідновлення тротуарів та автодороги», - ідеться в повідомленні.</text:p>
      <text:p text:style-name="P4">
<text:span text:style-name="T4">
Читайте також:</text:span>
 <text:span text:style-name="T4">
<text:a xlink:type="simple" xlink:href="https://www.ukrinform.ua/rubric-kyiv/3726843-direktorovi-se-odnogo-departamentu-kmda-povidomili-pro-pidozru.html" text:style-name="Internet_20_link" text:visited-style-name="Visited_20_Internet_20_Link">
 Директорові ще одного департаменту КМДА повідомили пропідозру </text:a>
 </text:span>
</text:p>
      <text:p text:style-name="P4">
У прокуратурі заявляють, що збитки, завдані кримінальним правопорушенням,підтверджуються проведеними оглядами виконаних робіт із залученням експерта тависновками експертизи.</text:p>
      <text:p text:style-name="P4">
«Фактом залишається і те, що станом на сьогодні підрядником роботи звідновлення тротуарів та автодороги не проведені. Одночасно офіційний сайт <text:span text:style-name="T4">
<text:a xlink:type="simple" xlink:href="https://www.ukrinform.ua/tag-kmda" text:style-name="Internet_20_link" text:visited-style-name="Visited_20_Internet_20_Link">
КМДА </text:a>
 </text:span>
 повідомляє, що роботи зблагоустрою та асфальтування тривають. Це виглядає дивно, оскільки активиконаних робіт, про які йдеться у повідомленні про підозру, підписані табюджетні кошти Департаментом перераховані в повному обсязі ще у грудні 2022року», - сказано в повідомленні.</text:p>
      <text:p text:style-name="P4">
<text:span text:style-name="T4">
Читайте також:</text:span>
 <text:span text:style-name="T4">
<text:a xlink:type="simple" xlink:href="https://www.ukrinform.ua/rubric-kyiv/3726347-arestovanomu-u-spravi-pro-zakrite-ukritta-cinovniku-kmda-ogolosili-se-odnu-pidozru.html" text:style-name="Internet_20_link" text:visited-style-name="Visited_20_Internet_20_Link">
 Арештованому у справі про закрите укриття чиновникуКМДА оголосили ще одну підозру </text:a>
 </text:span>
</text:p>
      <text:p text:style-name="P4">
У прокуратурі зазначили, що «незрозуміло, на підставі чого, міська влада, немаючи у розпорядженні документів слідства, категорично стверджує, щоекспертиза нібито проведена «без належного дослідження проєктної документаціїта наочного огляду», що не відповідає дійсності».</text:p>
      <text:p text:style-name="P4">
У відомстві також заявили, що заяви про нібито сприяння слідству та наданнядоступу до всіх запитуваних документів у кримінальних провадженнях, в якихпосадовим особам КМДА повідомлено про підозру, залишаються лише заявами.</text:p>
      <text:p text:style-name="P4">
«Так, Департаментом муніципальної безпеки КМДА, а також Департаментом освітиКМДА проігноровано запити слідства щодо надання документів, які мають значенняу кримінальному провадженні щодо загибелі людей через недопуск до укриття», -сказано в повідомленні.</text:p>
      <text:p text:style-name="P4">
<text:span text:style-name="T4">
Читайте також:</text:span>
 <text:span text:style-name="T4">
<text:a xlink:type="simple" xlink:href="https://www.ukrinform.ua/rubric-kyiv/3724962-u-kmda-sprostuvali-informaciu-pro-grafiki-cerguvan-uciteliv-u-skilnih-ukrittah.html" text:style-name="Internet_20_link" text:visited-style-name="Visited_20_Internet_20_Link">
 У КМДА спростували інформацію про графіки чергуваньучителів у шкільних укриттях </text:a>
 </text:span>
</text:p>
      <text:p text:style-name="P4">
Отримання цих документів, як повідомили у прокуратурі, стало можливим лишепісля звернення правоохоронних органів до суду з відповідними клопотаннями.</text:p>
      <text:p text:style-name="P4">
Як повідомляв Укрінформ, 23 червня директору Департаменту житлово-комунальноїінфраструктури Київської міської державної адміністрації _<text:span text:style-name="T4">
<text:a xlink:type="simple" xlink:href="https://www.ukrinform.ua/rubric-kyiv/3726843-direktorovi-se-odnogo-departamentu-kmda-povidomili-pro-pidozru.html" text:style-name="Internet_20_link" text:visited-style-name="Visited_20_Internet_20_Link">
 повідомили пропідозру у розтраті 1 млн грн </text:a>
 </text:span>
 _ на відновленні тротуару.</text:p>
      <text:p text:style-name="P4">
У КМДА відреагували на підозру директору департаменту у розтраті бюджетнихкоштів, заявивши, що станом на зараз виконані всі необхідні інженерні роботиза проєктом, завдяки чому місцеві жителі забезпечені водопостачанням. Однакроботи з благоустрою та асфальтування території продовжуються, тому кошти заці роботи виконавцям перераховані не були.</text:p>
      <text:p text:style-name="P4">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Євросоюз закликає Вірменію та Азербайджан до зниження напруги та деескалації</text:span>
</text:h>
      <text:p text:style-name="P4">
Authors: Ukrinform (Person)</text:p>
      <text:p text:style-name="P4">
Publisher: Укринформ (Organization)</text:p>
      <text:p text:style-name="P4">
Published Time: 2023-06-23T-7:39:00+03:00</text:p>
      <text:p text:style-name="P4">
Modified Time: 2023-06-23T21:39:00+03:00</text:p>
      <text:p text:style-name="P4">
Description: Європейський Союз уважно моніторить зростаючу напругу між Вірменією і Азербайджаном та пропонує обом сторонам долучитися до пошуку взаємоприйнятних рішень з метою деескалації. — Укрінформ.</text:p>
      <text:p text:style-name="P4">
Images: ['<text:a xlink:type="simple" xlink:href="https://static.ukrinform.com/photos/2020_10/thumb_files/630_360_1603365429-408.jpg" text:style-name="Internet_20_link" text:visited-style-name="Visited_20_Internet_20_Link">
630_360_16033...</text:a>
']</text:p>
      <text:p text:style-name="P4">
Tags: ['Азербайджан', 'Євросоюз', 'Нагірний Карабах', 'Вірменія']</text:p>
      <text:p text:style-name="P4">
Type: Article</text:p>
      <!--METADATA-->
      <text:p text:style-name="P4">
<draw:frame draw:style-name="fr1" draw:name="Image64" text:anchor-type="as-char" svg:width="6.9236in" svg:height="3.956343in" draw:z-index="0">
<draw:image xlink:href="../Images/yкринформ/2023-06-23T-7-39-00-03-00/630_360_1603365429-408.jpg" xlink:type="simple" xlink:show="embed" xlink:actuate="onLoad" draw:mime-type="image/jpeg"/>
</draw:frame>
Європейський Союз уважно моніторить зростаючу напругу між Вірменією іАзербайджаном та пропонує обом сторонам долучитися до пошуку взаємоприйнятнихрішень з метою деескалації.</text:p>
      <text:p text:style-name="P4">
Як повідомляє Укрінформ, про це йдеться у заяві речника ЄС, що оприлюднена на<text:a xlink:type="simple" xlink:href="https://www.eeas.europa.eu/eeas/armeniaazerbaijan-statement-spokesperson-growing-tensions_en" text:style-name="Internet_20_link" text:visited-style-name="Visited_20_Internet_20_Link">
 сайті Європейської служби зовнішніх дій</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вздовж міжнародних кордонів цих країн, на додаток до подібнихінцидентів на контактній лінії у Карабаху. Майже повна блокада Лачинськогокоридору, що запроваджена з 15 червня, є дуже тривожною. Вона прямо загрожуєжиттєдіяльності місцевого населення та породжує серйозні побоювання щодопотенційної гуманітарної кризи», - йдеться у документі.</text:p>
      <text:p text:style-name="P4">
Як зазначає речник, за підсумками серії зустрічей на високому рівніЄвропейський Союз продовжує докладати зусилля на найвищому політичному рівні,з тим, щоб допомогти зняти цю напругу та знайти взаємоприйнятні рішення.</text:p>
      <text:p text:style-name="P4">
<text:span text:style-name="T4">
Читайте також:</text:span>
 <text:a xlink:type="simple" xlink:href="https://www.ukrinform.ua/rubric-world/3718291-u-virmenii-zaavili-pro-mozlivist-miru-z-azerbajdzanom-vze-do-kinca-roku.html" text:style-name="Internet_20_link" text:visited-style-name="Visited_20_Internet_20_Link">
 У Вірменії заявили про можливість миру з Азербайджаномвже до кінця року </text:a>
</text:p>
      <text:p text:style-name="P4">
Як повідомлялося, Вірменія та Азербайджан за останні 30 років двічі воювали законтроль над Нагірним Карабахом. Після масштабного конфлікту у 2020 році Бакута Єреван уклали перемир’я, у порушенні якого регулярно обвинувачують одинодного. ЄС докладає зусиль із пошуку мирного вирішення конфлікту, із повагоюдо суверенітету та територіальної цілісності сторін.</text:p>
      <text:p text:style-name="P4">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Шепелєв здобув «бронзу» Європейських ігор у потрійному стрибку</text:span>
</text:h>
      <text:p text:style-name="P4">
Authors: Ukrinform (Person)</text:p>
      <text:p text:style-name="P4">
Publisher: Укринформ (Organization)</text:p>
      <text:p text:style-name="P4">
Published Time: 2023-06-23T-8:38:08+03:00</text:p>
      <text:p text:style-name="P4">
Modified Time: 2023-06-23T21:38:08+03:00</text:p>
      <text:p text:style-name="P4">
Description: Перша медаль України у легкій атлетиці. — Укрінформ.</text:p>
      <text:p text:style-name="P4">
Images: ['<text:a xlink:type="simple" xlink:href="https://static.ukrinform.com/photos/2023_06/thumb_files/630_360_1687545403-886.jpg" text:style-name="Internet_20_link" text:visited-style-name="Visited_20_Internet_20_Link">
630_360_16875...</text:a>
']</text:p>
      <text:p text:style-name="P4">
Tags: ['Легка атлетика', 'Європейські ігри']</text:p>
      <text:p text:style-name="P4">
Type: Article</text:p>
      <!--METADATA-->
      <text:p text:style-name="P4">
<draw:frame draw:style-name="fr1" draw:name="Image65" text:anchor-type="as-char" svg:width="6.9236in" svg:height="3.956343in" draw:z-index="0">
<draw:image xlink:href="../Images/yкринформ/2023-06-23T-8-38-08-03-00/630_360_1687545403-886.jpg" xlink:type="simple" xlink:show="embed" xlink:actuate="onLoad" draw:mime-type="image/jpeg"/>
</draw:frame>
 Першамедаль України у легкій атлетиці.</text:p>
      <text:p text:style-name="P4">
Український легкоатлет Владислав Шепелєв став бронзовим призером Європейськихігор-2023 у потрійному стрибку, передає Укрінформ.</text:p>
      <text:p text:style-name="P4">
Шепелєв посів підсумкове третє місце з результатом 16,67 м. «Золото» дісталосяіталійцеві Тобіа Боккі (16,84), срібло – турку Неджаті Еру (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text:p>
      <text:p text:style-name="P4">
Як повідомляв Укрінформ, «синьо-жовті» посіли друге місце у другому дивізіоніта повернулися до елітного дивізіону командного чемпіонату Європи.</text:p>
      <text:p text:style-name="P4">
Фото: noc-ukr.org</text:p>
      <text:p text:style-name="P4">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Жіноча збірна України з баскетболу 3х3 не змогла вийти в плей-оф Європейських ігор</text:span>
</text:h>
      <text:p text:style-name="P4">
Authors: Ukrinform (Person)</text:p>
      <text:p text:style-name="P4">
Publisher: Укринформ (Organization)</text:p>
      <text:p text:style-name="P4">
Published Time: 2023-06-23T-9:29:00+03:00</text:p>
      <text:p text:style-name="P4">
Modified Time: 2023-06-23T21:29:00+03:00</text:p>
      <text:p text:style-name="P4">
Description: Українки стали третіми в групі. — Укрінформ.</text:p>
      <text:p text:style-name="P4">
Images: ['<text:a xlink:type="simple" xlink:href="https://static.ukrinform.com/photos/2023_06/thumb_files/630_360_1687544791-253.jpg" text:style-name="Internet_20_link" text:visited-style-name="Visited_20_Internet_20_Link">
630_360_16875...</text:a>
']</text:p>
      <text:p text:style-name="P4">
Tags: ['Баскетбол', 'Європейські ігри']</text:p>
      <text:p text:style-name="P4">
Type: Article</text:p>
      <!--METADATA-->
      <text:p text:style-name="P4">
<draw:frame draw:style-name="fr1" draw:name="Image66" text:anchor-type="as-char" svg:width="6.9236in" svg:height="3.956343in" draw:z-index="0">
<draw:image xlink:href="../Images/yкринформ/2023-06-23T-9-29-00-03-00/630_360_1687544791-253.jpg" xlink:type="simple" xlink:show="embed" xlink:actuate="onLoad" draw:mime-type="image/jpeg"/>
</draw:frame>
 Українкистали третіми в групі.</text:p>
      <text:p text:style-name="P4">
Жіноча збірна України з баскетболу 3х3 завершила свої виступи на Європейськихігор-2023, які проходять в Кракові, передає Укрінформ.</text:p>
      <text:p text:style-name="P4">
Українки стали третіми в групі – у трьох збірних після групового етапувиявилось по одній перемозі, але «в закрутці» Україна поступилась Польщі.</text:p>
      <text:p text:style-name="P4">
Українки стартували на турнірі з перемоги над Польщею - 19:16. У другому матчіукраїнська команда програла Естонії (13:14), останньому - Литві (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text:p>
      <text:p text:style-name="P4">
З групи до чвертьфіналу вийшли збірні Литви та Польщі.</text:p>
      <text:p text:style-name="P4">
Фото: noc-ukr.org</text:p>
      <text:p text:style-name="P4">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Ukrainian air defense shot down 13 Russian cruise missiles</text:span>
</text:h>
      <text:p text:style-name="P4">
Authors: liveuamap (Language: en)</text:p>
      <text:p text:style-name="P4">
Time: 2023-06-23T00:46:57</text:p>
      <text:p text:style-name="P4">
Location: Khmelnitsky (Latitude:49.43966 Longtitude:26.96405)</text:p>
      <text:p text:style-name="P4">
Videos: []</text:p>
      <text:p text:style-name="P4">
Images: ["<text:a xlink:type="simple" xlink:href="https://liveuamap.com/pics/2023/06/23/22571114_0.jpg" text:style-name="Internet_20_link" text:visited-style-name="Visited_20_Internet_20_Link">
22571114_0.jpg</text:a>
"]</text:p>
      <text:p text:style-name="P4">
Tags: ["Europe", "Central and Eastern Europe"]</text:p>
      <text:p text:style-name="P4">
ID: 22571114</text:p>
      <!--METADATA-->
      <text:p text:style-name="P4">
Ukrainian air defense shot down 13 Russian cruise missiles</text:p>
      <text:p text:style-name="P4">
<draw:frame draw:style-name="fr1" draw:name="Image67" text:anchor-type="as-char" svg:width="6.9236in" svg:height="6.9236in" draw:z-index="0">
<draw:image xlink:href="../Images/liveuamap/2023-06-23T00-46-57/22571114_0.jpg" xlink:type="simple" xlink:show="embed" xlink:actuate="onLoad" draw:mime-type="image/jpeg"/>
</draw:frame>
</text:p>
      <text:p text:style-name="P4">
News Collection Link: <text:a xlink:type="simple" xlink:href="https:\/\/liveuamap.com\/en\/2023\/23-june-ukrainian-air-defense-shot-down-13-russian-cruise" text:style-name="Internet_20_link" text:visited-style-name="Visited_20_Internet_20_Link">
https:\/\/liveuamap.com\/en\/2023\/23-june-ukrainian-air-defense-shot-down-13-russian-cruise</text:a>
</text:p>
      <text:p text:style-name="P4">
Source: <text:a xlink:type="simple" xlink:href="https://t.me/kpszsu/2776" text:style-name="Internet_20_link" text:visited-style-name="Visited_20_Internet_20_Link">
https://t.me/kpszsu/2776</text:a>
</text:p>
      <!--NEWS-->
      <text:h text:style-name="P10" text:outline-level="1">
<text:span text:style-name="T4">
Explosion was reported near Mariupol port this morning</text:span>
</text:h>
      <text:p text:style-name="P4">
Authors: liveuamap (Language: en)</text:p>
      <text:p text:style-name="P4">
Time: 2023-06-23T00:48:54</text:p>
      <text:p text:style-name="P4">
Location: Mariupol', Donetsk Oblast (Latitude:47.05609 Longtitude:37.49805)</text:p>
      <text:p text:style-name="P4">
Videos: []</text:p>
      <text:p text:style-name="P4">
Images: []</text:p>
      <text:p text:style-name="P4">
Tags: []</text:p>
      <text:p text:style-name="P4">
ID: 22571115</text:p>
      <!--METADATA-->
      <text:p text:style-name="P4">
Explosion was reported near Mariupol port this morning</text:p>
      <text:p text:style-name="P4">
News Collection Link: <text:a xlink:type="simple" xlink:href="https:\/\/liveuamap.com\/en\/2023\/23-june-explosion-was-reported-near-mariupol-port-this-morning" text:style-name="Internet_20_link" text:visited-style-name="Visited_20_Internet_20_Link">
https:\/\/liveuamap.com\/en\/2023\/23-june-explosion-was-reported-near-mariupol-port-this-morning</text:a>
</text:p>
      <text:p text:style-name="P4">
Source: <text:a xlink:type="simple" xlink:href="https://t.me/itsdonetsk/82718" text:style-name="Internet_20_link" text:visited-style-name="Visited_20_Internet_20_Link">
https://t.me/itsdonetsk/82718</text:a>
</text:p>
      <!--NEWS-->
      <text:h text:style-name="P10" text:outline-level="1">
<text:span text:style-name="T4">
Hanna Maliar Deputy Minister of Defense of Ukraine: On the Kupyansk and Lymansk directions, ...</text:span>
</text:h>
      <text:p text:style-name="P4">
Authors: liveuamap (Language: en)</text:p>
      <text:p text:style-name="P4">
Time: 2023-06-23T01:38:00</text:p>
      <text:p text:style-name="P4">
Location: Bilohorivka (Latitude:49.17093 Longtitude:38.01407)</text:p>
      <text:p text:style-name="P4">
Videos: []</text:p>
      <text:p text:style-name="P4">
Images: []</text:p>
      <text:p text:style-name="P4">
Tags: ["Europe"]</text:p>
      <text:p text:style-name="P4">
ID: 22571200</text:p>
      <!--METADATA-->
      <text:p text:style-name="P4">
Hanna Maliar Deputy Minister of Defense of Ukraine: On the Kupyansk andLymansk directions, our defense forces stopped the enemy's offensive</text:p>
      <text:p text:style-name="P4">
News Collection Link: <text:a xlink:type="simple" xlink:href="https:\/\/liveuamap.com\/en\/2023\/23-june-hanna-maliardeputy-minister-of-defense-of-ukraine" text:style-name="Internet_20_link" text:visited-style-name="Visited_20_Internet_20_Link">
https:\/\/liveuamap.com\/en\/2023\/23-june-hanna-maliardeputy-minister-of-defense-of-ukraine</text:a>
</text:p>
      <text:p text:style-name="P4">
Source: <text:a xlink:type="simple" xlink:href="https://t.me/annamaliar/867" text:style-name="Internet_20_link" text:visited-style-name="Visited_20_Internet_20_Link">
https://t.me/annamaliar/867</text:a>
</text:p>
      <!--NEWS-->
      <text:h text:style-name="P10" text:outline-level="1">
<text:span text:style-name="T4">
The EU has adopted new sanctions against Russia. These include measures to: strengthen the co...</text:span>
</text:h>
      <text:p text:style-name="P4">
Authors: liveuamap (Language: en)</text:p>
      <text:p text:style-name="P4">
Time: 2023-06-23T04:27:57</text:p>
      <text:p text:style-name="P4">
Location: Bruxelles, Bruxelles (Latitude:50.84232 Longtitude:4.37054)</text:p>
      <text:p text:style-name="P4">
Videos: []</text:p>
      <text:p text:style-name="P4">
Images: ["<text:a xlink:type="simple" xlink:href="https://liveuamap.com/pics/2023/06/23/22571199_0.png" text:style-name="Internet_20_link" text:visited-style-name="Visited_20_Internet_20_Link">
22571199_0.png</text:a>
"]</text:p>
      <text:p text:style-name="P4">
Tags: ["Europe", "Russia"]</text:p>
      <text:p text:style-name="P4">
ID: 22571199</text:p>
      <!--METADATA-->
      <text:p text:style-name="P4">
The EU has adopted new sanctions against Russia. These include measures to:strengthen the cooperation with third countries to impede sanctions’circumventionn ban the transit of goods and technology via Russian tightenexport restrictions</text:p>
      <text:p text:style-name="P4">
</text:p>
      <text:p text:style-name="P4">
News Collection Link: <text:a xlink:type="simple" xlink:href="https:\/\/liveuamap.com\/en\/2023\/23-june-the-eu-has-adopted-new-sanctions-against-russia-these" text:style-name="Internet_20_link" text:visited-style-name="Visited_20_Internet_20_Link">
https:\/\/liveuamap.com\/en\/2023\/23-june-the-eu-has-adopted-new-sanctions-against-russia-these</text:a>
</text:p>
      <text:p text:style-name="P4">
Source: <text:a xlink:type="simple" xlink:href="https://twitter.com/EUCouncil/status/1672152895532220419" text:style-name="Internet_20_link" text:visited-style-name="Visited_20_Internet_20_Link">
https://twitter.com/EUCouncil/status/1672152895532220419</text:a>
</text:p>
      <!--NEWS-->
      <text:h text:style-name="P10" text:outline-level="1">
<text:span text:style-name="T4">
Ukraine defence forces have partial success in advance at Novodanylivka – Robotyne and Mala T...</text:span>
</text:h>
      <text:p text:style-name="P4">
Authors: liveuamap (Language: en)</text:p>
      <text:p text:style-name="P4">
Time: 2023-06-23T04:59:00</text:p>
      <text:p text:style-name="P4">
Location: Zaporizhzhia (Latitude:47.48533 Longtitude:35.97732)</text:p>
      <text:p text:style-name="P4">
Videos: []</text:p>
      <text:p text:style-name="P4">
Images: []</text:p>
      <text:p text:style-name="P4">
Tags: ["Europe"]</text:p>
      <text:p text:style-name="P4">
ID: 22571231</text:p>
      <!--METADATA-->
      <text:p text:style-name="P4">
Ukraine defence forces have partial success in advance at Novodanylivka –Robotyne and Mala Tokmachka - Novofedorivka directions, - General Staff ofArmed Forces of Ukraine says in the morning report</text:p>
      <text:p text:style-name="P4">
News Collection Link: <text:a xlink:type="simple" xlink:href="https:\/\/liveuamap.com\/en\/2023\/23-june-ukraine-defence-forces-have-partial-success-in-advance" text:style-name="Internet_20_link" text:visited-style-name="Visited_20_Internet_20_Link">
https:\/\/liveuamap.com\/en\/2023\/23-june-ukraine-defence-forces-have-partial-success-in-advance</text:a>
</text:p>
      <text:p text:style-name="P4">
Source: <text:a xlink:type="simple" xlink:href="https://t.me/lumsrc/5163" text:style-name="Internet_20_link" text:visited-style-name="Visited_20_Internet_20_Link">
https://t.me/lumsrc/516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3T05:05:43</text:p>
      <text:p text:style-name="P4">
Location: Velyka Novosilka (Latitude:47.76979 Longtitude:36.79785)</text:p>
      <text:p text:style-name="P4">
Videos: []</text:p>
      <text:p text:style-name="P4">
Images: []</text:p>
      <text:p text:style-name="P4">
Tags: ["Russia"]</text:p>
      <text:p text:style-name="P4">
ID: 22571216</text:p>
      <!--METADATA-->
      <text:p text:style-name="P4">
Russian forces conducting offensive actions in Donetsk and Luhansk regions.Ukrainian military had 30 combat engagements with Russian forces nearBilohorivka of Luhansk region, Syeverne and Avdiyivka of Donetsk region,Maryinka and Pobyeda of Donetsk region, Synkivka of Kharkiv region, Makarivkaof Donetsk region, - General Staff of Armed Forces of Ukraine says in themorning report</text:p>
      <text:p text:style-name="P4">
News Collection Link: <text:a xlink:type="simple" xlink:href="https:\/\/liveuamap.com\/en\/2023\/23-june-russian-forces-conducting-offensive-actions-in-donetsk" text:style-name="Internet_20_link" text:visited-style-name="Visited_20_Internet_20_Link">
https:\/\/liveuamap.com\/en\/2023\/23-june-russian-forces-conducting-offensive-actions-in-donetsk</text:a>
</text:p>
      <text:p text:style-name="P4">
Source: <text:a xlink:type="simple" xlink:href="https://t.me/lumsrc/5172" text:style-name="Internet_20_link" text:visited-style-name="Visited_20_Internet_20_Link">
https://t.me/lumsrc/5172</text:a>
</text:p>
      <!--NEWS-->
      <text:h text:style-name="P10" text:outline-level="1">
<text:span text:style-name="T4">
At Zaporizhzhia and Kherson directions Russian army shelled Novoocheretuvate, Makarivka, Stor...</text:span>
</text:h>
      <text:p text:style-name="P4">
Authors: liveuamap (Language: en)</text:p>
      <text:p text:style-name="P4">
Time: 2023-06-23T05:09:58</text:p>
      <text:p text:style-name="P4">
Location: Ukraine (Latitude:46.59013 Longtitude:32.46632)</text:p>
      <text:p text:style-name="P4">
Videos: []</text:p>
      <text:p text:style-name="P4">
Images: []</text:p>
      <text:p text:style-name="P4">
Tags: ["Russia"]</text:p>
      <text:p text:style-name="P4">
ID: 22571223</text:p>
      <!--METADATA-->
      <text:p text:style-name="P4">
At Zaporizhzhia and Kherson directions Russian army shelled Novoocheretuvate,Makarivka, Storozheve, Zelene Pole, Temyrivka of Donetsk region; Levadne,Chervone, Huliaipole, Charivne, Novoandriyivka, Stepove, Pyatykhatky ofZaporizhzhia region; Zolota Balka, Mykhaylivka, Dudchany, Ivanivka, Sadove,Molodizhne, Bilozerka, Antonivka, Kherson and Dniprovske of Kherson region.Russian aviation conducted airstrikes at Storozheve, Makarivka of Donetskregion and Levadne of Zaporizhzhia region, - General Staff of Armed Forces ofUkraine says in the morning report</text:p>
      <text:p text:style-name="P4">
News Collection Link: <text:a xlink:type="simple" xlink:href="https:\/\/liveuamap.com\/en\/2023\/23-june-at-zaporizhzhia-and-kherson-directions-russian-army" text:style-name="Internet_20_link" text:visited-style-name="Visited_20_Internet_20_Link">
https:\/\/liveuamap.com\/en\/2023\/23-june-at-zaporizhzhia-and-kherson-directions-russian-army</text:a>
</text:p>
      <text:p text:style-name="P4">
Source: <text:a xlink:type="simple" xlink:href="https://t.me/lumsrc/5171" text:style-name="Internet_20_link" text:visited-style-name="Visited_20_Internet_20_Link">
https://t.me/lumsrc/5171</text:a>
</text:p>
      <!--NEWS-->
      <text:h text:style-name="P10" text:outline-level="1">
<text:span text:style-name="T4">
2 person killed as Russian artillery shelled municipal enterprise in Kherson</text:span>
</text:h>
      <text:p text:style-name="P4">
Authors: liveuamap (Language: en)</text:p>
      <text:p text:style-name="P4">
Time: 2023-06-23T05:28:54</text:p>
      <text:p text:style-name="P4">
Location: Kherson (Latitude:46.63541 Longtitude:32.62476)</text:p>
      <text:p text:style-name="P4">
Videos: []</text:p>
      <text:p text:style-name="P4">
Images: ["<text:a xlink:type="simple" xlink:href="https://liveuamap.com/pics/2023/06/23/22571234_0.jpg" text:style-name="Internet_20_link" text:visited-style-name="Visited_20_Internet_20_Link">
22571234_0.jpg</text:a>
", "<text:a xlink:type="simple" xlink:href="https://liveuamap.com/pics/2023/06/23/22571234_1.jpg" text:style-name="Internet_20_link" text:visited-style-name="Visited_20_Internet_20_Link">
22571234_1.jpg</text:a>
", "<text:a xlink:type="simple" xlink:href="https://liveuamap.com/pics/2023/06/23/22571234_2.jpg" text:style-name="Internet_20_link" text:visited-style-name="Visited_20_Internet_20_Link">
22571234_2.jpg</text:a>
", "<text:a xlink:type="simple" xlink:href="https://liveuamap.com/pics/2023/06/23/22571234_3.jpg" text:style-name="Internet_20_link" text:visited-style-name="Visited_20_Internet_20_Link">
22571234_3.jpg</text:a>
", "<text:a xlink:type="simple" xlink:href="https://liveuamap.com/pics/2023/06/23/22571234_4.jpg" text:style-name="Internet_20_link" text:visited-style-name="Visited_20_Internet_20_Link">
22571234_4.jpg</text:a>
"]</text:p>
      <text:p text:style-name="P4">
Tags: ["Europe", "Central and Eastern Europe"]</text:p>
      <text:p text:style-name="P4">
ID: 22571234</text:p>
      <!--METADATA-->
      <text:p text:style-name="P4">
2 person killed as Russian artillery shelled municipal enterprise in Kherson</text:p>
      <text:p text:style-name="P4">
<draw:frame draw:style-name="fr1" draw:name="Image69" text:anchor-type="as-char" svg:width="6.9236in" svg:height="5.184046in" draw:z-index="0">
<draw:image xlink:href="../Images/liveuamap/2023-06-23T05-28-54/22571234_0.jpg" xlink:type="simple" xlink:show="embed" xlink:actuate="onLoad" draw:mime-type="image/jpeg"/>
</draw:frame>
<draw:frame draw:style-name="fr1" draw:name="Image70" text:anchor-type="as-char" svg:width="6.9236in" svg:height="5.1927in" draw:z-index="0">
<draw:image xlink:href="../Images/liveuamap/2023-06-23T05-28-54/22571234_1.jpg" xlink:type="simple" xlink:show="embed" xlink:actuate="onLoad" draw:mime-type="image/jpeg"/>
</draw:frame>
<draw:frame draw:style-name="fr1" draw:name="Image71" text:anchor-type="as-char" svg:width="6.9236in" svg:height="5.1927in" draw:z-index="0">
<draw:image xlink:href="../Images/liveuamap/2023-06-23T05-28-54/22571234_2.jpg" xlink:type="simple" xlink:show="embed" xlink:actuate="onLoad" draw:mime-type="image/jpeg"/>
</draw:frame>
<draw:frame draw:style-name="fr1" draw:name="Image72" text:anchor-type="as-char" svg:width="6.9236in" svg:height="5.1927in" draw:z-index="0">
<draw:image xlink:href="../Images/liveuamap/2023-06-23T05-28-54/22571234_3.jpg" xlink:type="simple" xlink:show="embed" xlink:actuate="onLoad" draw:mime-type="image/jpeg"/>
</draw:frame>
<draw:frame draw:style-name="fr1" draw:name="Image73" text:anchor-type="as-char" svg:width="6.9236in" svg:height="5.1927in" draw:z-index="0">
<draw:image xlink:href="../Images/liveuamap/2023-06-23T05-28-54/22571234_4.jpg" xlink:type="simple" xlink:show="embed" xlink:actuate="onLoad" draw:mime-type="image/jpeg"/>
</draw:frame>
</text:p>
      <text:p text:style-name="P4">
News Collection Link: <text:a xlink:type="simple" xlink:href="https:\/\/liveuamap.com\/en\/2023\/23-june-2-person-killed-as-russian-artillery-shelled-municipal" text:style-name="Internet_20_link" text:visited-style-name="Visited_20_Internet_20_Link">
https:\/\/liveuamap.com\/en\/2023\/23-june-2-person-killed-as-russian-artillery-shelled-municipal</text:a>
</text:p>
      <text:p text:style-name="P4">
Source: <text:a xlink:type="simple" xlink:href="https://t.me/ukrpravda_news/32197" text:style-name="Internet_20_link" text:visited-style-name="Visited_20_Internet_20_Link">
https://t.me/ukrpravda_news/32197</text:a>
</text:p>
      <!--NEWS-->
      <text:h text:style-name="P10" text:outline-level="1">
<text:span text:style-name="T4">
Explosions were audible in Skadovsk for the 3rd time today</text:span>
</text:h>
      <text:p text:style-name="P4">
Authors: liveuamap (Language: en)</text:p>
      <text:p text:style-name="P4">
Time: 2023-06-23T06:18:10</text:p>
      <text:p text:style-name="P4">
Location: Skadovs'k (Latitude:46.11698 Longtitude:32.87041)</text:p>
      <text:p text:style-name="P4">
Videos: []</text:p>
      <text:p text:style-name="P4">
Images: []</text:p>
      <text:p text:style-name="P4">
Tags: ["Central and Eastern Europe"]</text:p>
      <text:p text:style-name="P4">
ID: 22571235</text:p>
      <!--METADATA-->
      <text:p text:style-name="P4">
Explosions were audible in Skadovsk for the 3rd time today</text:p>
      <text:p text:style-name="P4">
News Collection Link: <text:a xlink:type="simple" xlink:href="https:\/\/liveuamap.com\/en\/2023\/23-june-explosions-were-audible-in-skadovsk-for-the-3rd-time" text:style-name="Internet_20_link" text:visited-style-name="Visited_20_Internet_20_Link">
https:\/\/liveuamap.com\/en\/2023\/23-june-explosions-were-audible-in-skadovsk-for-the-3rd-time</text:a>
</text:p>
      <text:p text:style-name="P4">
Source: <text:a xlink:type="simple" xlink:href="https://t.me/suspilnekherson/28227" text:style-name="Internet_20_link" text:visited-style-name="Visited_20_Internet_20_Link">
https://t.me/suspilnekherson/28227</text:a>
</text:p>
      <!--NEWS-->
      <text:h text:style-name="P10" text:outline-level="1">
<text:span text:style-name="T4">
Fire near railway station in Kursk</text:span>
</text:h>
      <text:p text:style-name="P4">
Authors: liveuamap (Language: en)</text:p>
      <text:p text:style-name="P4">
Time: 2023-06-23T06:50:23</text:p>
      <text:p text:style-name="P4">
Location: Kursk,Kurskaya oblast' (Latitude:51.75233 Longtitude:36.22999)</text:p>
      <text:p text:style-name="P4">
Videos: []</text:p>
      <text:p text:style-name="P4">
Images: ["<text:a xlink:type="simple" xlink:href="https://liveuamap.com/pics/2023/06/23/22571239_0.jpg" text:style-name="Internet_20_link" text:visited-style-name="Visited_20_Internet_20_Link">
22571239_0.jpg</text:a>
", "<text:a xlink:type="simple" xlink:href="https://liveuamap.com/pics/2023/06/23/22571239_1.jpg" text:style-name="Internet_20_link" text:visited-style-name="Visited_20_Internet_20_Link">
22571239_1.jpg</text:a>
"]</text:p>
      <text:p text:style-name="P4">
Tags: ["Roads", "Central and Eastern Europe"]</text:p>
      <text:p text:style-name="P4">
ID: 22571239</text:p>
      <!--METADATA-->
      <text:p text:style-name="P4">
Fire near railway station in Kursk</text:p>
      <text:p text:style-name="P4">
<draw:frame draw:style-name="fr1" draw:name="Image74" text:anchor-type="as-char" svg:width="6.9236in" svg:height="9.200797in" draw:z-index="0">
<draw:image xlink:href="../Images/liveuamap/2023-06-23T06-50-23/22571239_0.jpg" xlink:type="simple" xlink:show="embed" xlink:actuate="onLoad" draw:mime-type="image/jpeg"/>
</draw:frame>
<draw:frame draw:style-name="fr1" draw:name="Image75" text:anchor-type="as-char" svg:width="5.625in" svg:height="10.0in" draw:z-index="0">
<draw:image xlink:href="../Images/liveuamap/2023-06-23T06-50-23/22571239_1.jpg" xlink:type="simple" xlink:show="embed" xlink:actuate="onLoad" draw:mime-type="image/jpeg"/>
</draw:frame>
</text:p>
      <text:p text:style-name="P4">
News Collection Link: <text:a xlink:type="simple" xlink:href="https:\/\/liveuamap.com\/en\/2023\/23-june-fire-near-railway-station-in-kursk" text:style-name="Internet_20_link" text:visited-style-name="Visited_20_Internet_20_Link">
https:\/\/liveuamap.com\/en\/2023\/23-june-fire-near-railway-station-in-kursk</text:a>
</text:p>
      <text:p text:style-name="P4">
Source: <text:a xlink:type="simple" xlink:href="https://t.me/shot_shot/53166" text:style-name="Internet_20_link" text:visited-style-name="Visited_20_Internet_20_Link">
https://t.me/shot_shot/53166</text:a>
</text:p>
      <!--NEWS-->
      <text:h text:style-name="P10" text:outline-level="1">
<text:span text:style-name="T4">
Ukrainian EMERCOM to launch a drill on possible radiation release at the occupied Zaporizhzhi...</text:span>
</text:h>
      <text:p text:style-name="P4">
Authors: liveuamap (Language: en)</text:p>
      <text:p text:style-name="P4">
Time: 2023-06-23T06:53:15</text:p>
      <text:p text:style-name="P4">
Location: Zaporizhia (Latitude:47.56402 Longtitude:34.39562)</text:p>
      <text:p text:style-name="P4">
Videos: []</text:p>
      <text:p text:style-name="P4">
Images: []</text:p>
      <text:p text:style-name="P4">
Tags: ["Europe", "Central and Eastern Europe"]</text:p>
      <text:p text:style-name="P4">
ID: 22571240</text:p>
      <!--METADATA-->
      <text:p text:style-name="P4">
Ukrainian EMERCOM to launch a drill on possible radiation release at theoccupied Zaporizhzhia nuclear power plant</text:p>
      <text:p text:style-name="P4">
News Collection Link: <text:a xlink:type="simple" xlink:href="https:\/\/liveuamap.com\/en\/2023\/23-june-ukrainian-emercom-to-launch-a-drill-on-possible-radiation" text:style-name="Internet_20_link" text:visited-style-name="Visited_20_Internet_20_Link">
https:\/\/liveuamap.com\/en\/2023\/23-june-ukrainian-emercom-to-launch-a-drill-on-possible-radiation</text:a>
</text:p>
      <text:p text:style-name="P4">
Source: <text:a xlink:type="simple" xlink:href="https://t.me/hromadske_ua/34380" text:style-name="Internet_20_link" text:visited-style-name="Visited_20_Internet_20_Link">
https://t.me/hromadske_ua/34380</text:a>
</text:p>
      <!--NEWS-->
      <text:h text:style-name="P10" text:outline-level="1">
<text:span text:style-name="T4">
At least 1 killed and 4 wounded as result of Russian shelling in several villages  of Zapori...</text:span>
</text:h>
      <text:p text:style-name="P4">
Authors: liveuamap (Language: en)</text:p>
      <text:p text:style-name="P4">
Time: 2023-06-23T07:04:07</text:p>
      <text:p text:style-name="P4">
Location: Zaporizhia (Latitude:47.62086 Longtitude:35.28654)</text:p>
      <text:p text:style-name="P4">
Videos: []</text:p>
      <text:p text:style-name="P4">
Images: ["<text:a xlink:type="simple" xlink:href="https://liveuamap.com/pics/2023/06/23/22571242_0.jpg" text:style-name="Internet_20_link" text:visited-style-name="Visited_20_Internet_20_Link">
22571242_0.jpg</text:a>
", "<text:a xlink:type="simple" xlink:href="https://liveuamap.com/pics/2023/06/23/22571242_1.jpg" text:style-name="Internet_20_link" text:visited-style-name="Visited_20_Internet_20_Link">
22571242_1.jpg</text:a>
"]</text:p>
      <text:p text:style-name="P4">
Tags: ["Europe", "Central and Eastern Europe"]</text:p>
      <text:p text:style-name="P4">
ID: 22571242</text:p>
      <!--METADATA-->
      <text:p text:style-name="P4">
At least 1 killed and 4 wounded as result of Russian shelling in severalvillages of Zaporizhzhia region</text:p>
      <text:p text:style-name="P4">
<draw:frame draw:style-name="fr1" draw:name="Image76" text:anchor-type="as-char" svg:width="6.9236in" svg:height="9.231467in" draw:z-index="0">
<draw:image xlink:href="../Images/liveuamap/2023-06-23T07-04-07/22571242_0.jpg" xlink:type="simple" xlink:show="embed" xlink:actuate="onLoad" draw:mime-type="image/jpeg"/>
</draw:frame>
<draw:frame draw:style-name="fr1" draw:name="Image77" text:anchor-type="as-char" svg:width="6.9236in" svg:height="9.231467in" draw:z-index="0">
<draw:image xlink:href="../Images/liveuamap/2023-06-23T07-04-07/22571242_1.jpg" xlink:type="simple" xlink:show="embed" xlink:actuate="onLoad" draw:mime-type="image/jpeg"/>
</draw:frame>
</text:p>
      <text:p text:style-name="P4">
News Collection Link: <text:a xlink:type="simple" xlink:href="https:\/\/liveuamap.com\/en\/2023\/23-june-at-least-1-killed-and-4-wounded-as-result-of-russian" text:style-name="Internet_20_link" text:visited-style-name="Visited_20_Internet_20_Link">
https:\/\/liveuamap.com\/en\/2023\/23-june-at-least-1-killed-and-4-wounded-as-result-of-russian</text:a>
</text:p>
      <text:p text:style-name="P4">
Source: <text:a xlink:type="simple" xlink:href="https://t.me/espresotb/65950" text:style-name="Internet_20_link" text:visited-style-name="Visited_20_Internet_20_Link">
https://t.me/espresotb/65950</text:a>
</text:p>
      <!--NEWS-->
      <text:h text:style-name="P10" text:outline-level="1">
<text:span text:style-name="T4">
4 explosions were reported in Henichesk</text:span>
</text:h>
      <text:p text:style-name="P4">
Authors: liveuamap (Language: en)</text:p>
      <text:p text:style-name="P4">
Time: 2023-06-23T07:20:10</text:p>
      <text:p text:style-name="P4">
Location: Heniches'k,Khersons'ka oblast (Latitude:46.16271 Longtitude:34.79216)</text:p>
      <text:p text:style-name="P4">
Videos: []</text:p>
      <text:p text:style-name="P4">
Images: []</text:p>
      <text:p text:style-name="P4">
Tags: ["Europe", "Central and Eastern Europe"]</text:p>
      <text:p text:style-name="P4">
ID: 22571245</text:p>
      <!--METADATA-->
      <text:p text:style-name="P4">
4 explosions were reported in Henichesk</text:p>
      <text:p text:style-name="P4">
News Collection Link: <text:a xlink:type="simple" xlink:href="https:\/\/liveuamap.com\/en\/2023\/23-june-4-explosions-were-reported-in-henichesk" text:style-name="Internet_20_link" text:visited-style-name="Visited_20_Internet_20_Link">
https:\/\/liveuamap.com\/en\/2023\/23-june-4-explosions-were-reported-in-henichesk</text:a>
</text:p>
      <text:p text:style-name="P4">
Source: <text:a xlink:type="simple" xlink:href="https://twitter.com/hochu_dodomu/status/1672202512877727744" text:style-name="Internet_20_link" text:visited-style-name="Visited_20_Internet_20_Link">
https://twitter.com/hochu_dodomu/status/1672202512877727744</text:a>
</text:p>
      <!--NEWS-->
      <text:h text:style-name="P10" text:outline-level="1">
<text:span text:style-name="T4">
Fire after explosions in Henichesk</text:span>
</text:h>
      <text:p text:style-name="P4">
Authors: liveuamap (Language: en)</text:p>
      <text:p text:style-name="P4">
Time: 2023-06-23T07:39:36</text:p>
      <text:p text:style-name="P4">
Location: Heniches'k,Khersons'ka oblast (Latitude:46.1702 Longtitude:34.78065)</text:p>
      <text:p text:style-name="P4">
Videos: []</text:p>
      <text:p text:style-name="P4">
Images: ["<text:a xlink:type="simple" xlink:href="https://liveuamap.com/pics/2023/06/23/22571246_0.jpg" text:style-name="Internet_20_link" text:visited-style-name="Visited_20_Internet_20_Link">
22571246_0.jpg</text:a>
"]</text:p>
      <text:p text:style-name="P4">
Tags: ["Europe", "Central and Eastern Europe"]</text:p>
      <text:p text:style-name="P4">
ID: 22571246</text:p>
      <!--METADATA-->
      <text:p text:style-name="P4">
Fire after explosions in Henichesk</text:p>
      <text:p text:style-name="P4">
<draw:frame draw:style-name="fr1" draw:name="Image78" text:anchor-type="as-char" svg:width="6.9236in" svg:height="9.231467in" draw:z-index="0">
<draw:image xlink:href="../Images/liveuamap/2023-06-23T07-39-36/22571246_0.jpg" xlink:type="simple" xlink:show="embed" xlink:actuate="onLoad" draw:mime-type="image/jpeg"/>
</draw:frame>
</text:p>
      <text:p text:style-name="P4">
News Collection Link: <text:a xlink:type="simple" xlink:href="https:\/\/liveuamap.com\/en\/2023\/23-june-fire-after-explosions-in-henichesk" text:style-name="Internet_20_link" text:visited-style-name="Visited_20_Internet_20_Link">
https:\/\/liveuamap.com\/en\/2023\/23-june-fire-after-explosions-in-henichesk</text:a>
</text:p>
      <text:p text:style-name="P4">
Source: <text:a xlink:type="simple" xlink:href="https://t.me/Tsaplienko/34366" text:style-name="Internet_20_link" text:visited-style-name="Visited_20_Internet_20_Link">
https://t.me/Tsaplienko/34366</text:a>
</text:p>
      <!--NEWS-->
      <text:h text:style-name="P10" text:outline-level="1">
<text:span text:style-name="T4">
Explosions reported in Kostiantynivka</text:span>
</text:h>
      <text:p text:style-name="P4">
Authors: liveuamap (Language: en)</text:p>
      <text:p text:style-name="P4">
Time: 2023-06-23T08:09:00</text:p>
      <text:p text:style-name="P4">
Location: Kostyantynivka (Latitude:48.52036 Longtitude:37.70903)</text:p>
      <text:p text:style-name="P4">
Videos: []</text:p>
      <text:p text:style-name="P4">
Images: []</text:p>
      <text:p text:style-name="P4">
Tags: ["Minsk Monitor", "Europe"]</text:p>
      <text:p text:style-name="P4">
ID: 22571249</text:p>
      <!--METADATA-->
      <text:p text:style-name="P4">
Explosions reported in Kostiantynivka</text:p>
      <text:p text:style-name="P4">
News Collection Link: <text:a xlink:type="simple" xlink:href="https:\/\/liveuamap.com\/en\/2023\/23-june-explosions-reported-in-kostiantynivka" text:style-name="Internet_20_link" text:visited-style-name="Visited_20_Internet_20_Link">
https:\/\/liveuamap.com\/en\/2023\/23-june-explosions-reported-in-kostiantynivka</text:a>
</text:p>
      <text:p text:style-name="P4">
Source: <text:a xlink:type="simple" xlink:href="https://t.me/operativnoZSU/102465" text:style-name="Internet_20_link" text:visited-style-name="Visited_20_Internet_20_Link">
https://t.me/operativnoZSU/102465</text:a>
</text:p>
      <!--NEWS-->
      <text:h text:style-name="P10" text:outline-level="1">
<text:span text:style-name="T4">
The head of "Rosatom" Likhachev met in Kaliningrad with the director of the IAEA Grossi to di...</text:span>
</text:h>
      <text:p text:style-name="P4">
Authors: liveuamap (Language: en)</text:p>
      <text:p text:style-name="P4">
Time: 2023-06-23T08:44:22</text:p>
      <text:p text:style-name="P4">
Location: Konigsberg, Kaliningradskaya oblast' (Latitude:54.71639000 Longtitude:20.46242000)</text:p>
      <text:p text:style-name="P4">
Videos: []</text:p>
      <text:p text:style-name="P4">
Images: []</text:p>
      <text:p text:style-name="P4">
Tags: ["Energy", "Central and Eastern Europe"]</text:p>
      <text:p text:style-name="P4">
ID: 22571251</text:p>
      <!--METADATA-->
      <text:p text:style-name="P4">
The head of "Rosatom" Likhachev met in Kaliningrad with the director of theIAEA Grossi to discuss Zaporizhzhia NPP</text:p>
      <text:p text:style-name="P4">
News Collection Link: <text:a xlink:type="simple" xlink:href="https:\/\/liveuamap.com\/en\/2023\/23-june-the-head-of-rosatom-likhachev-met-in-kaliningrad" text:style-name="Internet_20_link" text:visited-style-name="Visited_20_Internet_20_Link">
https:\/\/liveuamap.com\/en\/2023\/23-june-the-head-of-rosatom-likhachev-met-in-kaliningrad</text:a>
</text:p>
      <text:p text:style-name="P4">
Source: <text:a xlink:type="simple" xlink:href="https://t.me/rian_ru/206639" text:style-name="Internet_20_link" text:visited-style-name="Visited_20_Internet_20_Link">
https://t.me/rian_ru/206639</text:a>
</text:p>
      <!--NEWS-->
      <text:h text:style-name="P10" text:outline-level="1">
<text:span text:style-name="T4">
President Zelenskyy held a meeting of the National Security Council</text:span>
</text:h>
      <text:p text:style-name="P4">
Authors: liveuamap (Language: en)</text:p>
      <text:p text:style-name="P4">
Time: 2023-06-23T08:55:16</text:p>
      <text:p text:style-name="P4">
Location: Kyiv, Kyiv city (Latitude:50.44426 Longtitude:30.52914)</text:p>
      <text:p text:style-name="P4">
Videos: []</text:p>
      <text:p text:style-name="P4">
Images: []</text:p>
      <text:p text:style-name="P4">
Tags: ["Europe", "Central and Eastern Europe"]</text:p>
      <text:p text:style-name="P4">
ID: 22571257</text:p>
      <!--METADATA-->
      <text:p text:style-name="P4">
President Zelenskyy held a meeting of the National Security Council</text:p>
      <text:p text:style-name="P4">
News Collection Link: <text:a xlink:type="simple" xlink:href="https:\/\/liveuamap.com\/en\/2023\/23-june-president-zelenskyy-held-a-meeting-of-the-national" text:style-name="Internet_20_link" text:visited-style-name="Visited_20_Internet_20_Link">
https:\/\/liveuamap.com\/en\/2023\/23-june-president-zelenskyy-held-a-meeting-of-the-national</text:a>
</text:p>
      <text:p text:style-name="P4">
Source: <text:a xlink:type="simple" xlink:href="https://t.me/espresotb/65959" text:style-name="Internet_20_link" text:visited-style-name="Visited_20_Internet_20_Link">
https://t.me/espresotb/65959</text:a>
</text:p>
      <!--NEWS-->
      <text:h text:style-name="P10" text:outline-level="1">
<text:span text:style-name="T4">
На тимчасово окупованих територіях загарбники продовжують тероризувати місцеве населення</text:span>
</text:h>
      <text:p text:style-name="P4">
Author: ['АРМІЯINFORM']</text:p>
      <text:p text:style-name="P4">
Time: 2023-06-23T0:00:00-04:00</text:p>
      <text:p text:style-name="P4">
Description: Центр протидії дезінформації повідомив про дезінформаційні та маніпулятивні кампанії,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kupant.jpg" text:style-name="Internet_20_link" text:visited-style-name="Visited_20_Internet_20_Link">
okupant.jpg</text:a>
']</text:p>
      <text:p text:style-name="P4">
Tags: ['STOPRUSSIA', 'АГРЕСІЯ РФ', 'ВІЙНА', 'ВТОРГНЕННЯ РФ', 'ТОТ']</text:p>
      <text:p text:style-name="P4">
Category: News</text:p>
      <!--METADATA-->
      <text:p text:style-name="P4">
<draw:frame draw:style-name="fr1" draw:name="Image79" text:anchor-type="as-char" svg:width="6.9236in" svg:height="3.893007in" draw:z-index="0">
<draw:image xlink:href="../Images/AРМІЯINFORM/2023-06-23T0-00-00-04-00/okupant.jpg" xlink:type="simple" xlink:show="embed" xlink:actuate="onLoad" draw:mime-type="image/jpeg"/>
</draw:frame>
</text:p>
      <text:p text:style-name="P4">
Центр протидії дезінформації<text:a xlink:type="simple" xlink:href="https://t.me/CenterCounteringDisinformation/5862" text:style-name="Internet_20_link" text:visited-style-name="Visited_20_Internet_20_Link">
повідомив</text:a>
 продезінформаційні та маніпулятивні кампанії, що відбуваються на тимчасовоокупованих територіях.</text:p>
      <text:p text:style-name="P4">
<text:span text:style-name="T4">
Запорізька обл.:</text:span>
</text:p>
      <ul>
        <li>
Окупанти посилили «контрдиверсійні» заходи в захопленій Василівці. Загарбники фактично закрили місто для в’їзду і виїзду. Особлива увага під час перевірок приділяється українцям, котрі не мають ворожого російського паспорта</li>
      </ul>
      <text:p text:style-name="P4">
<text:span text:style-name="T4">
Донецька обл.:</text:span>
</text:p>
      <ul>
        <li>
Ватажок бойовиків д. пушилін видав так зване розпорядження про створення таборів для утримання всіх, хто не є громадянином ОРДО або росії. Насправді це легалізація фільтраційних таборів і в’язниць для проукраїнського населення</li>
      </ul>
      <text:p text:style-name="P4">
<text:span text:style-name="T4">
Луганська обл.:</text:span>
</text:p>
      <ul>
        <li>
У 70% школярів на ТОТ лікарі з рф знайшли «патології», щоб відправити їх на лікування до росії. У разі відмови окупанти лякають недопуском до навчання</li>
      </ul>
      <text:p text:style-name="P4">
<text:span text:style-name="T4">
Херсонська обл.:</text:span>
</text:p>
      <ul>
        <li>
В окупованому Генічеську відкрили п’ять проросійських муралів. Називається проєкт «Херсонська область разом із росією». Таким чином ворог нав’язує населенню «рускій мір»</li>
      </ul>
      <text:p text:style-name="P4">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У Росії з аеродрому «Оленья» злетіли шість Ту-95МС – Повітряні Сили</text:span>
</text:h>
      <text:p text:style-name="P4">
Authors: Ukrinform (Person)</text:p>
      <text:p text:style-name="P4">
Publisher: Укринформ (Organization)</text:p>
      <text:p text:style-name="P4">
Published Time: 2023-06-23T0:06:00+03:00</text:p>
      <text:p text:style-name="P4">
Modified Time: 2023-06-23T22:06:00+03:00</text:p>
      <text:p text:style-name="P4">
Description: З російського аеродрому «Оленья» злетіли шість бомбардувальників Ту-95МС, які тримають курс у північно-східному напрямку. — Укрінформ.</text:p>
      <text:p text:style-name="P4">
Images: ['<text:a xlink:type="simple" xlink:href="https://static.ukrinform.com/photos/2016_01/thumb_files/630_360_1454087541-3880-tu95ms.jpg" text:style-name="Internet_20_link" text:visited-style-name="Visited_20_Internet_20_Link">
630_360_14540...</text:a>
']</text:p>
      <text:p text:style-name="P4">
Tags: ['Літак', 'Агресія РФ', 'Війна з Росією']</text:p>
      <text:p text:style-name="P4">
Type: Article</text:p>
      <!--METADATA-->
      <text:p text:style-name="P4">
<draw:frame draw:style-name="fr1" draw:name="Image80" text:anchor-type="as-char" svg:width="6.9236in" svg:height="3.956343in" draw:z-index="0">
<draw:image xlink:href="../Images/yкринформ/2023-06-23T0-06-00-03-00/630_360_1454087541-3880-tu95ms.jpg" xlink:type="simple" xlink:show="embed" xlink:actuate="onLoad" draw:mime-type="image/jpeg"/>
</draw:frame>
 Зросійського аеродрому «Оленья» злетіли шість бомбардувальників Ту-95МС, якітримають курс у північно-східному напрямку.</text:p>
      <text:p text:style-name="P4">
Про це повідомляють Повітряні Сили України у <text:a xlink:type="simple" xlink:href="https://t.me/kpszsu/2785" text:style-name="Internet_20_link" text:visited-style-name="Visited_20_Internet_20_Link">
 Телеграмі</text:a>
 , передає Укрінформ.</text:p>
      <text:p text:style-name="P4">
«Зафіксовано виліт 6-ти стратегічних бомбардувальників Ту-95МС з аеродрому«Оленья», що здійснюють політ у південно-східному напрямку», - йдеться уповідомленні.</text:p>
      <text:p text:style-name="P4">
У разі оголошення тривоги просять прямувати до укриттів.</text:p>
      <text:p text:style-name="P4">
У той же час у ПС проінформували про відбій масштабної повітряної тривоги, якабула оголошена в Україні через зліт МіГ-31К.</text:p>
      <text:p text:style-name="P4">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Верховна Рада ініціює звернення щодо обмеження в’їзду на територію іноземних держав російським і білоруським спортсменам</text:span>
</text:h>
      <text:p text:style-name="P4">
Author: ['АРМІЯINFORM']</text:p>
      <text:p text:style-name="P4">
Time: 2023-06-23T10:00:00-04:00</text:p>
      <text:p text:style-name="P4">
Description: Комітет з питань молоді і спорту розгляне проєкт постанови про Звернення Верховної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ru.jpg" text:style-name="Internet_20_link" text:visited-style-name="Visited_20_Internet_20_Link">
vru.jpg</text:a>
']</text:p>
      <text:p text:style-name="P4">
Tags: ['STOPRUSSIA', 'АГРЕСІЯ РФ', 'ВРУ', 'ВТОРГНЕННЯ РФ']</text:p>
      <text:p text:style-name="P4">
Category: News</text:p>
      <!--METADATA-->
      <text:p text:style-name="P4">
<draw:frame draw:style-name="fr1" draw:name="Image81" text:anchor-type="as-char" svg:width="6.9236in" svg:height="5.804039in" draw:z-index="0">
<draw:image xlink:href="../Images/AРМІЯINFORM/2023-06-23T10-00-00-04-00/vru.jpg" xlink:type="simple" xlink:show="embed" xlink:actuate="onLoad" draw:mime-type="image/jpeg"/>
</draw:frame>
</text:p>
      <text:p text:style-name="P4">
Комітет з питань молоді і спорту розгляне проєкт постанови про ЗверненняВерховної Ради України до лідерів та парламентів іноземних держав щодообмеження в’їзду на їхню територію російським і білоруським спортсменам таспортивним делегаціям.</text:p>
      <text:p text:style-name="P4">
Про це <text:a xlink:type="simple" xlink:href="https://www.rada.gov.ua/news/news_kom/237967.html" text:style-name="Internet_20_link" text:visited-style-name="Visited_20_Internet_20_Link">
повідомляє</text:a>
Верховна Рада України.</text:p>
      <text:p text:style-name="P4">
<text:span text:style-name="T4">
26 червня 2023 року відбудеться онлайн — засідання Комітету, на якомупланується розглянути такі питання:</text:span>
</text:p>
      <text:p text:style-name="P4">
1. Проєкт Постанови про Звернення Верховної Ради України до лідерів тапарламентів іноземних держав щодо обмеження в’їзду на їхню територіюросійським і білоруським спортсменам та спортивним делегаціям, (реєстр. №9409, н.д. А. Кожем’якін та інші).</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санкцій) до представників спортивних організацій російської федераціїта республіки білорусь, (реєстр. № 9408, н.д. А.Кожем’якін та інші).</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реєстр. № 9410, н.д. А.Кожем’якін та інші).</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реєстр. № 9350, н.д.Є.Брагар та інші).</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прогалини) відносно адміністративної відповідальності батьків або осіб, якіїх замінюють, за ухилення від виконання передбачених законодавством обов’язківщодо забезпечення необхідних умов життя, навчання та виховання малолітніхдітей, (реєстр. № 9390, н.д. О.Красов).</text:p>
      <text:p text:style-name="P4">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США не зменшать зусиль зі звільнення американських громадян з ув’язнення в Росії – Білий дім</text:span>
</text:h>
      <text:p text:style-name="P4">
Authors: Ukrinform (Person)</text:p>
      <text:p text:style-name="P4">
Publisher: Укринформ (Organization)</text:p>
      <text:p text:style-name="P4">
Published Time: 2023-06-23T10:52:00+03:00</text:p>
      <text:p text:style-name="P4">
Modified Time: 2023-06-23T22:52:00+03:00</text:p>
      <text:p text:style-name="P4">
Description: Адміністрація Сполучених Штатів має намір надалі інтенсивно боротися за звільнення американських громадян Евана Гершковича і Пола Вілана, яких російська влада незаконно утримує в ув’язненні та відмовляє в апеляціях. — Укрінформ.</text:p>
      <text:p text:style-name="P4">
Images: ['<text:a xlink:type="simple" xlink:href="https://static.ukrinform.com/photos/2023_03/thumb_files/630_360_1680219032-598.jpg" text:style-name="Internet_20_link" text:visited-style-name="Visited_20_Internet_20_Link">
630_360_16802...</text:a>
']</text:p>
      <text:p text:style-name="P4">
Tags: ['Арешт', 'США', 'Журналіст', 'Росія']</text:p>
      <text:p text:style-name="P4">
Type: Article</text:p>
      <!--METADATA-->
      <text:p text:style-name="P4">
<draw:frame draw:style-name="fr1" draw:name="Image82" text:anchor-type="as-char" svg:width="6.9236in" svg:height="3.956343in" draw:z-index="0">
<draw:image xlink:href="../Images/yкринформ/2023-06-23T10-52-00-03-00/630_360_1680219032-598.jpg" xlink:type="simple" xlink:show="embed" xlink:actuate="onLoad" draw:mime-type="image/jpeg"/>
</draw:frame>
Адміністрація Сполучених Штатів має намір надалі інтенсивно боротися зазвільнення американських громадян Евана Гершковича і Пола Вілана, якихросійська влада незаконно утримує в ув’язненні та відмовляє в апеляціях.</text:p>
      <text:p text:style-name="P4">
Про це заявив у п’ятницю під час пресбрифінгу в Вашингтоні координатор Радинацбезпеки Білого дому Джон Кірбі, передає власний кореспондент Укрінформу.</text:p>
      <text:p text:style-name="P4">
«Те, що сталося – що ви бачили вчора – апеляція Евана була відхилена. Нічогодивного, однак це ще один приклад ганебної природи так званої «системиправосуддя» Росії», - зазначив представник адміністрації США</text:p>
      <text:p text:style-name="P4">
<text:span text:style-name="T4">
Читайте також:</text:span>
 <text:span text:style-name="T4">
<text:a xlink:type="simple" xlink:href="https://www.ukrinform.ua/rubric-world/3726326-sud-u-moskvi-zalisiv-u-sizo-amerikanskogo-zurnalista-gerskovica.html" text:style-name="Internet_20_link" text:visited-style-name="Visited_20_Internet_20_Link">
 Суд у Москві залишив у СІЗО американського журналістаГершковича </text:a>
 </text:span>
</text:p>
      <text:p text:style-name="P4">
У цьому контексті він підкреслив, що Сполучені Штати добиватимуться звільненняамериканських громадян з незаконного ув’язнення в Росії.</text:p>
      <text:p text:style-name="P4">
«Ми не змінимо наших зусиль щодо повернення Евана (Гершковича – ред.) та ПолаВілана додому, до їхніх сімей», - підкреслив представник Білого дому.</text:p>
      <text:p text:style-name="P4">
<text:span text:style-name="T4">
Читайте також:</text:span>
 <text:span text:style-name="T4">
<text:a xlink:type="simple" xlink:href="https://www.ukrinform.ua/rubric-world/3722001-ssa-zbiraut-dani-pro-arest-amerikanca-v-rosii.html" text:style-name="Internet_20_link" text:visited-style-name="Visited_20_Internet_20_Link">
 США збирають дані про арешт американця в Росії</text:a>
 </text:span>
</text:p>
      <text:p text:style-name="P4">
Як повідомляв Укрінформ, у четвер Московський міський суд відхилив апеляційнускаргу на запобіжний захід для обвинуваченого Росією в шпигунстві журналістаThe Wall Street Journal Евана Гершковича.</text:p>
      <text:p text:style-name="P4">
Він був затриманий у РФ 29 березня 2023 року під час журналістськоговідрядження до Єкатеринбурга. Він став першим представником американського <text:span text:style-name="T4">
<text:a xlink:type="simple" xlink:href="https://www.ukrinform.ua/tag-zurnalist" text:style-name="Internet_20_link" text:visited-style-name="Visited_20_Internet_20_Link">
ЗМІ </text:a>
 </text:span>
 , заарештованим із 1986 рокуросійською владою. Гершковича обвинувачують у шпигунстві, однак він відкидаєвсі звинувачення на свою адресу.</text:p>
      <text:p text:style-name="P4">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Китайська державна компанія постачала до Росії тонни пороху - NYT</text:span>
</text:h>
      <text:p text:style-name="P4">
Authors: Ukrinform (Person)</text:p>
      <text:p text:style-name="P4">
Publisher: Укринформ (Organization)</text:p>
      <text:p text:style-name="P4">
Published Time: 2023-06-23T12:00:00+03:00</text:p>
      <text:p text:style-name="P4">
Modified Time: 2023-06-23T23:00:00+03:00</text:p>
      <text:p text:style-name="P4">
Description: Китайська державна компанія Poly Technologies постачала тонни пороху до РФ. З нього на Барнаульському заводі виготовляли набої для гвинтівок та автоматів. — Укрінформ.</text:p>
      <text:p text:style-name="P4">
Images: ['<text:a xlink:type="simple" xlink:href="https://static.ukrinform.com/photos/2023_06/thumb_files/630_360_1687535724-247.png" text:style-name="Internet_20_link" text:visited-style-name="Visited_20_Internet_20_Link">
630_360_16875...</text:a>
']</text:p>
      <text:p text:style-name="P4">
Tags: ['Китай', 'Завод', 'Зброя', 'Війна з Росією']</text:p>
      <text:p text:style-name="P4">
Type: Article</text:p>
      <!--METADATA-->
      <text:p text:style-name="P4">
<draw:frame draw:style-name="fr1" draw:name="Image83" text:anchor-type="as-char" svg:width="6.9236in" svg:height="3.956343in" draw:z-index="0">
<draw:image xlink:href="../Images/yкринформ/2023-06-23T12-00-00-03-00/630_360_1687535724-247.png" xlink:type="simple" xlink:show="embed" xlink:actuate="onLoad" draw:mime-type="image/png"/>
</draw:frame>
 Китайськадержавна компанія Poly Technologies постачала тонни пороху до РФ. З нього наБарнаульському заводі виготовляли набої для гвинтівок та автоматів.</text:p>
      <text:p text:style-name="P4">
Як передає Укрінформ, про це пише <text:a xlink:type="simple" xlink:href="http://www.nytimes.com/2023/06/23/business/economy/china-russia-ammunition.html" text:style-name="Internet_20_link" text:visited-style-name="Visited_20_Internet_20_Link">
 The New York Times</text:a>
 .</text:p>
      <text:p text:style-name="P4">
Поставки, про які раніше не повідомлялося, між державною китайською компанієюта російським заводом з виробництва боєприпасів минулого року викликають новіпитання щодо ролі Пекіна у війні Москви проти України, зазначає видання.</text:p>
      <text:p text:style-name="P4">
У двох окремих випадках минулого року залізничні вагони, що перевозили десяткитисяч кілограмів бездимного пороху — достатньої кількості палива, щоб загаломвиготовити щонайменше 80 мільйонів боєприпасів — проїхали через китайсько-російський кордон у віддаленому місті Забайкальськ.</text:p>
      <text:p text:style-name="P4">
Порох був доставлений китайською державною компанією Poly Technologies, протиякої США раніше запровадили санкції за її глобальні продажі ракетнихтехнологій та надання підтримки Ірану.</text:p>
      <text:p text:style-name="P4">
Пунктом призначення вантажу був Барнаульський завод набоїв, фабрикабоєприпасів у центральній Росії, що неодноразово постачала боєприпасиросійському уряду.</text:p>
      <text:p text:style-name="P4">
Ці, раніше не зареєстровані, факти виявив американський агрегатор торговихданих Import Genius.</text:p>
      <text:p text:style-name="P4">
Офіційні особи США висловили занепокоєння, що Пекін може відправляти Москві"летальну допомогу", хоча вони не сказали прямо, що Китай здійснював такіпоставки, пише видання. Державний секретар <text:a xlink:type="simple" xlink:href="https://www.ukrinform.ua/tag-ssa" text:style-name="Internet_20_link" text:visited-style-name="Visited_20_Internet_20_Link">
 США</text:a>
 Ентоні Блінкен під час виступу в Пекінізаявив, що КНР запевнила США у тому, що вона не надає летальну допомогу РФ длявійни проти України.</text:p>
      <text:p text:style-name="P4">
<text:span text:style-name="T4">
Читайте також:</text:span>
 <text:a xlink:type="simple" xlink:href="https://www.ukrinform.ua/rubric-world/3724882-rosijski-kompanii-kupuut-sotni-tisac-naboiv-viroblenih-u-ssa-politico.html" text:style-name="Internet_20_link" text:visited-style-name="Visited_20_Internet_20_Link">
 Російські компанії купують сотні тисяч <text:span text:style-name="T4">
набої</text:span>
 в,вироблених у США — Politico </text:a>
</text:p>
      <text:p text:style-name="P4">
"Але те, що нас турбує — це приватні компанії в Китаї, які можуть надаватидопомогу", — заявив Блінкен.</text:p>
      <text:p text:style-name="P4">
Деякі експерти заявили, що поставки Poly Technologies Барнаульськомупатронному заводу з моменту вторгнення на загальну суму майже два мільйонидоларів, згідно з митними документами, становили таку летальну допомогу.</text:p>
      <text:p text:style-name="P4">
Згідно з митними документами, Poly Technologies планувала використовувати своїпоставки в боєприпасах для російських автоматів Калашникова та снайперськихгвинтівок.</text:p>
      <text:p text:style-name="P4">
<text:span text:style-name="T4">
Читайте також:</text:span>
 <text:a xlink:type="simple" xlink:href="https://www.ukrinform.ua/rubric-world/3726062-rosia-aktivno-vvozit-zahidni-komponenti-dla-virobnictva-zbroi-cerez-kitaj-ta-insi-kraini-zmi.html" text:style-name="Internet_20_link" text:visited-style-name="Visited_20_Internet_20_Link">
 Росія активно ввозить західні компоненти для виробництвазброї через Китай та інші країни - ЗМІ </text:a>
</text:p>
      <text:p text:style-name="P4">
Експерти вважають, що Барнаульський завод з початку вторгнення в Українуотримав продукції на два мільйони доларів. Poly Technologies є дочірньоюкомпанією China Poly Group Corporation, що належить уряду Китаю. Раніше цякомпанія вже постачала до РФ навігаційне обладнання та деталі длягелікоптерів.</text:p>
      <text:p text:style-name="P4">
Барнаульський завод набоїв у грудні потрапив під санкції ЄС. Інформація звідкритих джерел свідчить про те, що завод міг служити тренувальним табором,пов’язаним з ПВК "Вагнер".</text:p>
      <text:p text:style-name="P4">
Прямих доказів того, що бездимний порох має безпосередній звʼязок з війною вУкраїні, немає. Poly Technologies написала, що порох потрібен для виготовлення"мисливських набоїв іноземного зразка". Проте аналітик Браян Карлсон з Центрудосліджень безпеки каже, що це набої саме військового призначення.</text:p>
      <text:p text:style-name="P4">
<text:span text:style-name="T5">
Фото: The New York Times</text:span>
</text:p>
      <text:p text:style-name="P4">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Ще 3 бойовики отримали тюремні строки за наступ на Миколаїв і захоплення Луганщини</text:span>
</text:h>
      <text:p text:style-name="P4">
Author: ['АРМІЯINFORM']</text:p>
      <text:p text:style-name="P4">
Time: 2023-06-23T12:00:00-04:00</text:p>
      <text:p text:style-name="P4">
Description: Доказова база, зібрана слідчими Служби безпеки України дозволила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2/dnr.jpg" text:style-name="Internet_20_link" text:visited-style-name="Visited_20_Internet_20_Link">
dnr.jpg</text:a>
']</text:p>
      <text:p text:style-name="P4">
Tags: ['STOPRUSSIA', 'АГРЕСІЯ РФ', 'ВТОРГНЕННЯ РФ', 'СБУ']</text:p>
      <text:p text:style-name="P4">
Category: News</text:p>
      <!--METADATA-->
      <text:p text:style-name="P4">
<draw:frame draw:style-name="fr1" draw:name="Image84" text:anchor-type="as-char" svg:width="6.9236in" svg:height="3.890183in" draw:z-index="0">
<draw:image xlink:href="../Images/AРМІЯINFORM/2023-06-23T12-00-00-04-00/dnr.jpg" xlink:type="simple" xlink:show="embed" xlink:actuate="onLoad" draw:mime-type="image/jpeg"/>
</draw:frame>
</text:p>
      <text:p text:style-name="P4">
Доказова база, зібрана слідчими Служби безпеки України дозволила притягнути довідповідальності ще трьох зрадників і бойовиків терористичних організацій«л/днр», які воювали проти України.</text:p>
      <text:p text:style-name="P4">
Про це <text:a xlink:type="simple" xlink:href="https://ssu.gov.ua/novyny/za-materialamy-sbu-tiuremni-stroky-otrymaly-shche-3-boiovykiv-yaki-zakhopliuvaly-luhanshchynu-i-nastupaly-na-mykolaiv" text:style-name="Internet_20_link" text:visited-style-name="Visited_20_Internet_20_Link">
повідомляє</text:a>
 Служба безпеки України.</text:p>
      <text:p text:style-name="P4">
Зловмисники потрапили в полон українських захисників під час бойових дій насхідному та південному фронтах, у тому числі на Миколаївському напрямку.</text:p>
      <text:p text:style-name="P4">
За матеріалами СБУ, суд призначив двом бойовикам 15 років тюремногоув’язнення, ще одному — 8 років, враховуючи його сприяння слідству. Одним іззасуджених є заступник командира так званої «1 роти 248-го піхотногобатальйону лнр», який ще з 2015 року воював проти сил АТО. Напередодніповномасштабного вторгнення він приєднався до регулярних військ рф. А вже 24лютого 2022 року перетнув лінію розмежування через річку Сіверський Донець ізайняв бойові позиції в районі селища Довге Алчевського району Луганщини.</text:p>
      <text:p text:style-name="P4">
Інший бойовик також з 2015 року воював проти українських військ. Тоді він буву складі терористичного угруповання «Шум» так званого «козачого союзу областівійська Донського днр». Згодом перейшов до батальйону «Восток» на «посаду»стрільця, а у березні 2023 року «поповнив» лави підрозділу міноборони рф підназвою «Шторм».</text:p>
      <text:p text:style-name="P4">
Ще одним зловмисником є мешканець Луганська. У серпні 2022 року він пройшоввійськову підготовку в одному з тренувальних центрів російських окупаційнихугруповань. Потім його призначили на посаду стрільця у складі однієї зповітряно-десантних дивізій зс рф. Там він брав участь у бойових діях протиСил оборони на території Миколаївщини.</text:p>
      <text:p text:style-name="P4">
На підставі зібраних доказів суд визнав зловмисників винними за декількомастаттями Кримінального кодексу України:</text:p>
      <ul>
        <li>
ч. 1, 2 ст. 111 (державна зрада);  * ч. 7 ст. 111-1 (колабораційна діяльність);  * ч. 1 ст. 258-3 (участь у терористичній організації).</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Вихрист проведе наступний бій в андеркарді поєдинку Спенс – Кроуфорд</text:span>
</text:h>
      <text:p text:style-name="P4">
Authors: Ukrinform (Person)</text:p>
      <text:p text:style-name="P4">
Publisher: Укринформ (Organization)</text:p>
      <text:p text:style-name="P4">
Published Time: 2023-06-23T13:10:38+03:00</text:p>
      <text:p text:style-name="P4">
Modified Time: 2023-06-23T23:10:38+03:00</text:p>
      <text:p text:style-name="P4">
Description: Суперник українця – 25-річний Оганесян. — Укрінформ.</text:p>
      <text:p text:style-name="P4">
Images: ['<text:a xlink:type="simple" xlink:href="https://static.ukrinform.com/photos/2023_06/thumb_files/630_360_1687550962-637.jpg" text:style-name="Internet_20_link" text:visited-style-name="Visited_20_Internet_20_Link">
630_360_16875...</text:a>
']</text:p>
      <text:p text:style-name="P4">
Tags: ['Бокс']</text:p>
      <text:p text:style-name="P4">
Type: Article</text:p>
      <!--METADATA-->
      <text:p text:style-name="P4">
<draw:frame draw:style-name="fr1" draw:name="Image85" text:anchor-type="as-char" svg:width="6.9236in" svg:height="3.956343in" draw:z-index="0">
<draw:image xlink:href="../Images/yкринформ/2023-06-23T13-10-38-03-00/630_360_1687550962-637.jpg" xlink:type="simple" xlink:show="embed" xlink:actuate="onLoad" draw:mime-type="image/jpeg"/>
</draw:frame>
 Суперникукраїнця – 25-річний Оганесян.</text:p>
      <text:p text:style-name="P4">
Український суперважковаговик Віктор Вихрист (11-1, 7 КО) повернеться на рингв андеркарді поєдинку за звання абсолютного чемпіона світу у напівсереднійвазі між Ерролом Спенсом та Теренсом Кроуфордом, <text:a xlink:type="simple" xlink:href="https://www.boxingscene.com/gurgen-hovhannisyan-viktor-faust-open-spence-crawford-showtime-ppv-telecast-july-29--175612" text:style-name="Internet_20_link" text:visited-style-name="Visited_20_Internet_20_Link">
 повідомляє</text:a>
 Boxing Scene, передаєУкрінформ.</text:p>
      <text:p text:style-name="P4">
Суперником Вихриста буде Гурген Оганесян (4-0, 4 КО).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text:p>
      <text:p text:style-name="P4">
Як повідомляв Укрінформ, Вихрист останній бій провів у лютому з кубинцемЛеньєром Перо, зазнавши першої поразки у професійній кар’єрі. Українецьвигравав за очками, але пропустив дуже чутливий удар по корпусу у 8-му раундіта не зміг продовжувати поєдинок.</text:p>
      <text:p text:style-name="P4">
Фото: Getty Images</text:p>
      <text:p text:style-name="P4">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Збитки довкіллю України внаслідок підриву росією греблі Каховської ГЕС, вже становлять понад 1,5 млрд $</text:span>
</text:h>
      <text:p text:style-name="P4">
Author: ['АРМІЯINFORM']</text:p>
      <text:p text:style-name="P4">
Time: 2023-06-23T14:00:00-04:00</text:p>
      <text:p text:style-name="P4">
Description: Збитки, завдані довкіллю України внаслідок підриву росією греблі Каховської ГЕС, в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STOPRUSSIA', 'АГРЕСІЯ РФ', 'ВІЙНА', 'ВТОРГНЕННЯ РФ', 'КАХОВСЬКА ГЕС', 'УРЯДОВИЙ ПОРТАЛ']</text:p>
      <text:p text:style-name="P4">
Category: News</text:p>
      <!--METADATA-->
      <text:p text:style-name="P4">
<draw:frame draw:style-name="fr1" draw:name="Image86" text:anchor-type="as-char" svg:width="6.9236in" svg:height="4.622144in" draw:z-index="0">
<draw:image xlink:href="../Images/AРМІЯINFORM/2023-06-23T14-00-00-04-00/303ec098-933f-4741-85d8-f883a75615cd.jpg" xlink:type="simple" xlink:show="embed" xlink:actuate="onLoad" draw:mime-type="image/jpeg"/>
</draw:frame>
 Ілюстративнефото</text:p>
      <text:p text:style-name="P4">
Збитки, завдані довкіллю України внаслідок підриву росією греблі КаховськоїГЕС, вже становлять понад 1,5 млрд доларів США. Наразі триває верифікаціянових даних. Тож розмір шкоди може сягнути сотні мільярдів гривень. На цьомунаголосив Міністр захисту довкілля та природних ресурсів України РусланСтрілець у студії телеканалу Рада.</text:p>
      <text:p text:style-name="P4">
«Ми об’єктивно розуміємо, що частину екосистем втратили назавжди. Вони вже невідновляться. Ми втратили ендемічні види тварин. Це види, які існували лише водному місці на землі — на Півдні України. Ми втратили половину лісу на ційтериторії», — зазначив Руслан Стрілець.</text:p>
      <text:p text:style-name="P4">
За його словами, наразі за дорученням Президента готується план відновленнярегіону, який постраждав від підриву греблі Каховської ГЕС. Міндовкілляспільно із науковцями шукає шляхи і напрацьовує конкретні кроки, щоб зберегтиекосистеми.</text:p>
      <text:p text:style-name="P4">
<text:span text:style-name="T4">
Джерело:</text:span>
<text:a xlink:type="simple" xlink:href="https://www.kmu.gov.ua/news/zbytky-zavdani-dovkilliu-ukrainy-vnaslidok-pidryvu-rosiieiu-hrebli-kakhovskoi-hes-vzhe-stanovliat-ponad-15-mlrd-dolariv-ssha" text:style-name="Internet_20_link" text:visited-style-name="Visited_20_Internet_20_Link">
 <text:span text:style-name="T5">
Урядовий портал</text:span>
</text:a>
</text:p>
      <text:p text:style-name="P4">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Проти Пригожина відкрили кримінальну справу через заклик до збройного заколоту</text:span>
</text:h>
      <text:p text:style-name="P4">
Authors: Ukrinform (Person)</text:p>
      <text:p text:style-name="P4">
Publisher: Укринформ (Organization)</text:p>
      <text:p text:style-name="P4">
Published Time: 2023-06-23T14:17:00+03:00</text:p>
      <text:p text:style-name="P4">
Modified Time: 2023-06-23T23:17:00+03:00</text:p>
      <text:p text:style-name="P4">
Description: ФСБ Росії відкрило кримінальну справу проти керівника ПВК «Вагнер» Пригожина через заклик до збройного заколоту.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ПВК "Вагнера"', 'Пригожин', 'Війна з Росією']</text:p>
      <text:p text:style-name="P4">
Type: Article</text:p>
      <!--METADATA-->
      <text:p text:style-name="P4">
<draw:frame draw:style-name="fr1" draw:name="Image87" text:anchor-type="as-char" svg:width="6.9236in" svg:height="3.956343in" draw:z-index="0">
<draw:image xlink:href="../Images/yкринформ/2023-06-23T14-17-00-03-00/630_360_1668570305-546.jpg" xlink:type="simple" xlink:show="embed" xlink:actuate="onLoad" draw:mime-type="image/jpeg"/>
</draw:frame>
 ФСБ Росіївідкрило кримінальну справу проти керівника ПВК «Вагнер» Пригожина череззаклик до збройного заколоту.</text:p>
      <text:p text:style-name="P4">
Як передає Укрінформ, про це повідомляє російське агентство ТАСС у <text:a xlink:type="simple" xlink:href="https://t.me/tass_agency/197747" text:style-name="Internet_20_link" text:visited-style-name="Visited_20_Internet_20_Link">
 Телеграмі</text:a>
 .</text:p>
      <text:p text:style-name="P4">
Заяви засновника <text:a xlink:type="simple" xlink:href="https://www.ukrinform.ua/tag-pvk-vagnera" text:style-name="Internet_20_link" text:visited-style-name="Visited_20_Internet_20_Link">
 ПВК "Вагнер" </text:a>
Євгена Пригожина стали підставою для порушення кримінальної справи про закликдо збройного заколоту, повідомили в Національному антитерористичному комітеті.</text:p>
      <text:p text:style-name="P4">
<text:span text:style-name="T4">
Читайте також:</text:span>
 <text:a xlink:type="simple" xlink:href="https://www.ukrinform.ua/rubric-ato/3725467-budanov-konflikt-prigozina-i-minoboroni-rf-e-cilkom-realnim.html" text:style-name="Internet_20_link" text:visited-style-name="Visited_20_Internet_20_Link">
 Буданов: Конфлікт <text:span text:style-name="T4">
Пригожин</text:span>
 а і Міноборони РФ є цілкомреальним </text:a>
</text:p>
      <text:p text:style-name="P4">
Як повідомлялося, напередодні Пригожин заявив, що регулярні війська російськоїармії, підпорядковані Міноборони РФ, вдарили по місцю дислокації«вагнерівців». У Міноборони це заперечили.</text:p>
      <text:p text:style-name="P4">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У Росії рекордно зріс обсяг готівки - Bloomberg</text:span>
</text:h>
      <text:p text:style-name="P4">
Authors: Ukrinform (Person)</text:p>
      <text:p text:style-name="P4">
Publisher: Укринформ (Organization)</text:p>
      <text:p text:style-name="P4">
Published Time: 2023-06-23T15:33:00+03:00</text:p>
      <text:p text:style-name="P4">
Modified Time: 2023-06-23T23:33:00+03:00</text:p>
      <text:p text:style-name="P4">
Description: У Росії рекордними темпами зростає обсяг готівки, що може бути пов'язано, серед іншого, з виплатами родичам убитих на війні найманців ПВК "Вагнер". — Укрінформ.</text:p>
      <text:p text:style-name="P4">
Images: ['<text:a xlink:type="simple" xlink:href="https://static.ukrinform.com/photos/2016_02/thumb_files/630_360_1456690247-5644.jpg" text:style-name="Internet_20_link" text:visited-style-name="Visited_20_Internet_20_Link">
630_360_14566...</text:a>
']</text:p>
      <text:p text:style-name="P4">
Tags: ['ПВК "Вагнера"', 'Рубль', 'Війна з Росією']</text:p>
      <text:p text:style-name="P4">
Type: Article</text:p>
      <!--METADATA-->
      <text:p text:style-name="P4">
<draw:frame draw:style-name="fr1" draw:name="Image88" text:anchor-type="as-char" svg:width="6.9236in" svg:height="3.956343in" draw:z-index="0">
<draw:image xlink:href="../Images/yкринформ/2023-06-23T15-33-00-03-00/630_360_1456690247-5644.jpg" xlink:type="simple" xlink:show="embed" xlink:actuate="onLoad" draw:mime-type="image/jpeg"/>
</draw:frame>
 У Росіїрекордними темпами зростає обсяг готівки, що може бути пов'язано, середіншого, з виплатами родичам убитих на війні найманців ПВК "Вагнер".</text:p>
      <text:p text:style-name="P4">
Про це повідомляє <text:a xlink:type="simple" xlink:href="http://www.bloomberg.com/news/articles/2023-06-23/russia-war-economy-awash-with-bags-of-cash-kept-out-of-banks" text:style-name="Internet_20_link" text:visited-style-name="Visited_20_Internet_20_Link">
 Bloomberg</text:a>
 , передає Укрінформ.</text:p>
      <text:p text:style-name="P4">
Зазначається, що зростання обсягу готівки почалося з вересня 2022 року, післяоголошення президентом РФ Путіним мобілізації, і тривало майже безперервнопротягом 10 місяців, що за термінами збігається з боями за Бахмут, у якихбрали участь найманці ПВК "Вагнер".</text:p>
      <text:p text:style-name="P4">
"Загалом обіг готівки в цей період виявився вищим за довоєнний прогноз на 2,2трильйона рублів", - повідомляє видання.</text:p>
      <text:p text:style-name="P4">
Компенсація сім'ям загиблих найманців ПВК "Вагнер" становить до п'ятимільйонів рублів. Кілька родичок загиблих розповіли, що гроші зазвичай видаютьготівкою. Багатьом радили не класти кошти на банківські рахунки.</text:p>
      <text:p text:style-name="P4">
<text:span text:style-name="T4">
Читайте також:</text:span>
 <text:a xlink:type="simple" xlink:href="https://www.ukrinform.ua/rubric-ato/3718847-vorozneca-miz-vagnerivcami-ta-minoboroni-rf-dosagla-bezprecedentnogo-rivna-rozvidka-britanii.html" text:style-name="Internet_20_link" text:visited-style-name="Visited_20_Internet_20_Link">
 Ворожнеча між «вагнерівцями» та міноборони РФ досягланайвищого рівня - розвідка Британії </text:a>
</text:p>
      <text:p text:style-name="P4">
Зокрема, жителька Челябінська Оксана, чоловік якої разом з іншими“вагнерівцями” був убитий у Бахмуті, розповіла виданню, що не хоче проблем ізподатковою, а документів, що пояснюють походження грошей, у неї немає. "Вагнерзаплатив усе, що повинен був. Ми вже купили квартиру", - заявила вона.</text:p>
      <text:p text:style-name="P4">
Як нагадує Bloomberg, засновник ПВК "Вагнера" Євген Пригожин в одному зкоментарів підтверджував, що родичі найманців отримують виплати "чорноюготівкою".</text:p>
      <text:p text:style-name="P4">
"Люди із зон пішли воювати, щоб народ РФ сидів удома біля печей і грівся. Івони померли за цю "чорну готівку", - цитує видання Пригожина.</text:p>
      <text:p text:style-name="P4">
<text:span text:style-name="T4">
Читайте також:</text:span>
 <text:a xlink:type="simple" xlink:href="https://www.ukrinform.ua/rubric-ato/3723168-vagnerivci-vidmovlautsa-pidpisuvati-kontrakti-popri-rozporadzenna-putina-britanska-rozvidka.html" text:style-name="Internet_20_link" text:visited-style-name="Visited_20_Internet_20_Link">
 «Вагнерівці» відмовляються підписувати контракти поприрозпорядження Путіна – британська розвідка </text:a>
</text:p>
      <text:p text:style-name="P4">
Враховуючи обмеження, накладені на банківські операції, використання паперовихгрошей стає все більш поширеним для розрахунків за зовнішньою торгівлею. Крімтого, готівка поширюється на окуповані частини України, де Росія нав’язуєвласну валюту, оскільки інші варіанти оплати залишаються обмеженими.</text:p>
      <text:p text:style-name="P4">
"Готівкова економіка, що формується, символізує зміни в Росії, чиї банки довійни були одними з лідерів у Європі в наданні цифрових послуг. Тепер великічастини економіки змушені працювати непомітно", - підсумували у Bloomberg.</text:p>
      <text:p text:style-name="P4">
Як повідомляв Укрінформ, Європейський Союз запровадив уже 11 пакет санкційщодо <text:a xlink:type="simple" xlink:href="https://www.ukrinform.ua/tag-rosia" text:style-name="Internet_20_link" text:visited-style-name="Visited_20_Internet_20_Link">
 Росії </text:a>
 за агресію проти України.</text:p>
      <text:p text:style-name="P4">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З 24 квітня 2022 року з російської неволі звільнено вже 2529 людей</text:span>
</text:h>
      <text:p text:style-name="P4">
Author: ['АРМІЯINFORM']</text:p>
      <text:p text:style-name="P4">
Time: 2023-06-23T16:00:00-04:00</text:p>
      <text:p text:style-name="P4">
Description: З 24 квітня 2022 року в рамках роботи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de1dc84-5bad-48ba-b923-bc8c870ca3d7.jpg" text:style-name="Internet_20_link" text:visited-style-name="Visited_20_Internet_20_Link">
ede1dc84-5bad-48ba-b923-bc8c870ca3d7.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89" text:anchor-type="as-char" svg:width="6.9236in" svg:height="3.894525in" draw:z-index="0">
<draw:image xlink:href="../Images/AРМІЯINFORM/2023-06-23T16-00-00-04-00/ede1dc84-5bad-48ba-b923-bc8c870ca3d7.jpg" xlink:type="simple" xlink:show="embed" xlink:actuate="onLoad" draw:mime-type="image/jpeg"/>
</draw:frame>
</text:p>
      <text:p text:style-name="P4">
З 24 квітня 2022 року в рамках роботи Координаційного штабу з питаньповодження з військовополоненими з російської неволі звільнено вже 2529 людей.</text:p>
      <text:p text:style-name="P4">
Про це <text:a xlink:type="simple" xlink:href="https://t.me/Koord_shtab/1307" text:style-name="Internet_20_link" text:visited-style-name="Visited_20_Internet_20_Link">
повідомляє</text:a>
 Координаційний штаб зпитань поводження з військовополоненими.</text:p>
      <text:p text:style-name="P4">
Серед них є як військовослужбовці, так і цивільні, важкопоранені та громадяниіноземних країн, які воювали на боці України. Ми боремося за кожного та кожну,робимо все можливе, аби всі наші люди якнайшвидше були звільнені</text:p>
      <text:p text:style-name="P4">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Путін у курсі ситуації з Пригожиним – Пєсков</text:span>
</text:h>
      <text:p text:style-name="P4">
Authors: Ukrinform (Person)</text:p>
      <text:p text:style-name="P4">
Publisher: Укринформ (Organization)</text:p>
      <text:p text:style-name="P4">
Published Time: 2023-06-23T16:44:00+03:00</text:p>
      <text:p text:style-name="P4">
Modified Time: 2023-06-23T23:44:00+03:00</text:p>
      <text:p text:style-name="P4">
Description: Президент Росії Володимир Путін обізнаний із ситуацією щодо засновника ПВК «Вагнер» Євгена Пригожина. — Укрінформ.</text:p>
      <text:p text:style-name="P4">
Images: ['<text:a xlink:type="simple" xlink:href="https://static.ukrinform.com/photos/2018_02/thumb_files/630_360_1519407750-9865.jpg" text:style-name="Internet_20_link" text:visited-style-name="Visited_20_Internet_20_Link">
630_360_15194...</text:a>
']</text:p>
      <text:p text:style-name="P4">
Tags: ['Путін', 'Росія', 'ПВК "Вагнера"', 'Пригожин']</text:p>
      <text:p text:style-name="P4">
Type: Article</text:p>
      <!--METADATA-->
      <text:p text:style-name="P4">
<draw:frame draw:style-name="fr1" draw:name="Image90" text:anchor-type="as-char" svg:width="6.9236in" svg:height="3.956343in" draw:z-index="0">
<draw:image xlink:href="../Images/yкринформ/2023-06-23T16-44-00-03-00/630_360_1519407750-9865.jpg" xlink:type="simple" xlink:show="embed" xlink:actuate="onLoad" draw:mime-type="image/jpeg"/>
</draw:frame>
 ПрезидентРосії Володимир Путін обізнаний із ситуацією щодо засновника ПВК «Вагнер»Євгена Пригожина.</text:p>
      <text:p text:style-name="P4">
Як передає Укрінформ, про це повідомляє російське агентство ТАСС у <text:a xlink:type="simple" xlink:href="https://t.me/tass_agency/197746" text:style-name="Internet_20_link" text:visited-style-name="Visited_20_Internet_20_Link">
 Телеграмі</text:a>
 .</text:p>
      <text:p text:style-name="P4">
«Президент Росії Володимир Путін обізнаний із ситуацією, що розгортаєтьсянавколо засновника <text:a xlink:type="simple" xlink:href="https://www.ukrinform.ua/tag-pvk-vagnera" text:style-name="Internet_20_link" text:visited-style-name="Visited_20_Internet_20_Link">
 ПВК «Вагнера» </text:a>
Євгена Пригожина, вживаються усі необхідні заходи, повідомив (прессекретарПутіна) Дмитро Пєсков», - йдеться у повідомленні.</text:p>
      <text:p text:style-name="P4">
Як повідомляв <text:a xlink:type="simple" xlink:href="https://www.ukrinform.ua/rubric-world/3727016-proti-prigozina-vidkrili-kriminalnu-spravu-cerez-zaklik-do-zbrojnogo-zakolotu.html" text:style-name="Internet_20_link" text:visited-style-name="Visited_20_Internet_20_Link">
 Укрінформ </text:a>
 , ФСБ Росії відкрило кримінальну справу протикерівника ПВК «Вагнер» Пригожина через заклик до збройного заколоту.</text:p>
      <text:p text:style-name="P4">
<text:span text:style-name="T4">
Читайте також:</text:span>
 <text:a xlink:type="simple" xlink:href="https://www.ukrinform.ua/rubric-ato/3725147-prigozin-napraviv-rosijskomu-minoboroni-svij-variant-kontraktu-z-najmancami-rozvidka-britanii.html" text:style-name="Internet_20_link" text:visited-style-name="Visited_20_Internet_20_Link">
 <text:span text:style-name="T4">
Пригожин</text:span>
 направив російському міноборони свій варіант«контракту» з найманцями - розвідка Британії</text:a>
</text:p>
      <text:p text:style-name="P4">
Напередодні Пригожин заявив, що регулярні війська російської армії,підпорядковані Міноборони РФ, вдарили по місцю дислокації «вагнерівців». УМіноборони це заперечили.</text:p>
      <text:p text:style-name="P4">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FSB opened criminal case against Evgeniy Prigozhin on civil incitement disobedience, calling ...</text:span>
</text:h>
      <text:p text:style-name="P4">
Authors: liveuamap (Language: en)</text:p>
      <text:p text:style-name="P4">
Time: 2023-06-23T16:47:00</text:p>
      <text:p text:style-name="P4">
Location: Moskva, Moscow (Latitude:55.75311 Longtitude:37.62732)</text:p>
      <text:p text:style-name="P4">
Videos: []</text:p>
      <text:p text:style-name="P4">
Images: []</text:p>
      <text:p text:style-name="P4">
Tags: ["Central and Eastern Europe", "Russia"]</text:p>
      <text:p text:style-name="P4">
ID: 22571268</text:p>
      <!--METADATA-->
      <text:p text:style-name="P4">
FSB opened criminal case against Evgeniy Prigozhin on civil incitementdisobedience, calling PMC Wagner not to follow Prigozhin orders</text:p>
      <text:p text:style-name="P4">
News Collection Link: <text:a xlink:type="simple" xlink:href="https:\/\/liveuamap.com\/en\/2023\/23-june-fsb-opened-criminal-case-against-evgeniy-prigozhin" text:style-name="Internet_20_link" text:visited-style-name="Visited_20_Internet_20_Link">
https:\/\/liveuamap.com\/en\/2023\/23-june-fsb-opened-criminal-case-against-evgeniy-prigozhin</text:a>
</text:p>
      <text:p text:style-name="P4">
Source: <text:a xlink:type="simple" xlink:href="https://t.me/rian_ru/206667" text:style-name="Internet_20_link" text:visited-style-name="Visited_20_Internet_20_Link">
https://t.me/rian_ru/206667</text:a>
</text:p>
      <!--NEWS-->
      <text:h text:style-name="P10" text:outline-level="1">
<text:span text:style-name="T4">
Цьогоріч тривога українців переросла в емоційне виснаження та апатію</text:span>
</text:h>
      <text:p text:style-name="P4">
Authors: Ukrinform (Person)</text:p>
      <text:p text:style-name="P4">
Publisher: Укринформ (Organization)</text:p>
      <text:p text:style-name="P4">
Published Time: 2023-06-23T16:49:00+03:00</text:p>
      <text:p text:style-name="P4">
Modified Time: 2023-06-23T16:49:00+03:00</text:p>
      <text:p text:style-name="P4">
Description: Повномасштабна війна впливає на планування українцями майбутнього, ключовими питаннями залишаються безпека і занепокоєння через невизначеність. — Укрінформ.</text:p>
      <text:p text:style-name="P4">
Images: ['<text:a xlink:type="simple" xlink:href="https://static.ukrinform.com/photos/2023_06/thumb_files/630_360_1687527112-902.jpg" text:style-name="Internet_20_link" text:visited-style-name="Visited_20_Internet_20_Link">
630_360_16875...</text:a>
']</text:p>
      <text:p text:style-name="P4">
Tags: ['Стрес', 'Війна з Росією', 'Психічне здоров’я', 'дослідження']</text:p>
      <text:p text:style-name="P4">
Type: Article</text:p>
      <!--METADATA-->
      <text:p text:style-name="P4">
<draw:frame draw:style-name="fr1" draw:name="Image91" text:anchor-type="as-char" svg:width="6.9236in" svg:height="3.956343in" draw:z-index="0">
<draw:image xlink:href="../Images/yкринформ/2023-06-23T16-49-00-03-00/630_360_1687527112-902.jpg" xlink:type="simple" xlink:show="embed" xlink:actuate="onLoad" draw:mime-type="image/jpeg"/>
</draw:frame>
Повномасштабна війна впливає на планування українцями майбутнього, ключовимипитаннями залишаються безпека і занепокоєння через невизначеність.</text:p>
      <text:p text:style-name="P4">
Це засвідчує проведене центром Cedos дослідження "Рік повномасштабної <text:a xlink:type="simple" xlink:href="https://www.ukrinform.ua/tag-vijna" text:style-name="Internet_20_link" text:visited-style-name="Visited_20_Internet_20_Link">
 війни</text:a>
 в Україні: думки, переживання, дії",презентація якого відбулася в Укрінформі.</text:p>
      <text:p text:style-name="P4">
"Метою дослідження було зафіксувати, описати й узагальнити досвіди переживаннявійни в Україні, а також тенденції зміни переживань у часі", - зазначилакоординатор проєктів, старший аналітик Cedos Олена Сирбу.</text:p>
      <text:p text:style-name="P4">
</text:p>
      <text:p text:style-name="P4">
За її словами, опитування є п’ятим від початку війни та ґрунтується на п’ятьохвимірах життя: тілесному, що містить питання повсякдення та побуту,психологічному, соціальному, економічному і публічному.</text:p>
      <text:p text:style-name="P4">
Згідно з результатами дослідження, опитані частіше звертаються думками вмайбутнє, аніж у минуле - порівняно з попередніми опитуваннями. Ключовимипитаннями для людей залишаються безпека - власна і рідних, занепокоєння щодоневизначеності майбутнього.</text:p>
      <text:p text:style-name="P4">
За висновком фахівців, протягом трьох місяців повномасштабного вторгненняукраїнці почали адаптуватися до воєнної ситуації. Повітряні тривогисприймаються вже як "нова норма".</text:p>
      <text:p text:style-name="P4">
Тривога та напруження у громадян, що спостерігалося на початкуповномасштабного вторгнення, у 2023 році переросли в емоційне виснаження таапатію. За словами аналітика Cedos Єлизавети Хассай, деякі респондентипідкреслили, що намагалися зосередитися та опанувати емоції для продуктивнішоїроботи. Нині у респондентів зберігаються труднощі з плануванням майбутнього.</text:p>
      <text:p text:style-name="P4">
</text:p>
      <text:p text:style-name="P4">
У соціальному вимірі основні проблеми стосувалися розлуки з рідними та бракуживого спілкування, що також провокувало тривожність, сум, страх, самотністьта ізольованість. Найскладніша була ситуація у людей, близькі яких перебувалина окупованих територіях чи поблизу лінії фронту, де зв'язок із рідними бувнестабільним.</text:p>
      <text:p text:style-name="P4">
<text:span text:style-name="T4">
Читайте також:</text:span>
 <text:a xlink:type="simple" xlink:href="https://www.ukrinform.ua/rubric-society/3660427-v-ukraini-75-ditej-maut-oznaki-kognitivnogo-stresu.html" text:style-name="Internet_20_link" text:visited-style-name="Visited_20_Internet_20_Link">
 В Україні 75% дітей мають ознаки когнітивного стресу</text:a>
</text:p>
      <text:p text:style-name="P4">
В економічній сфері українці найбільш чутливо сприймали збільшення цін нахарчі, пошук нової роботи через переїзд.</text:p>
      <text:p text:style-name="P4">
"Опитані стали працювати більше, ніж зазвичай. Також були змушені затягувативиконання робочих завдань через повітряні тривоги й обстріли, що негативновпливало на кінцевий продукт, а відповідно прибуток. Все це призвело дозбільшення стресу та напруги для самозайнятих працівників", - сказала Хассай.</text:p>
      <text:p text:style-name="P4">
У публічній галузі, за словами експертів, громадяни назвали свій звʼязок зУкраїною більш усвідомленим і вираженим, ніж раніше, вони відчувають гордістьі любов до країни.</text:p>
      <text:p text:style-name="P4">
Аналітики центру Cedos опитали 435 респондентів протягом березня – лютого 2023року.</text:p>
      <text:p text:style-name="P4">
<text:span text:style-name="T4">
Читайте також:</text:span>
 <text:a xlink:type="simple" xlink:href="https://www.ukrinform.ua/rubric-society/3683261-ponad-70-ukrainciv-zivut-iz-vidcuttam-napruzenosti-j-stresu-zelenska.html" text:style-name="Internet_20_link" text:visited-style-name="Visited_20_Internet_20_Link">
 Понад 70% українців живуть із відчуттям напруженості йстресу - Зеленська </text:a>
</text:p>
      <text:p text:style-name="P4">
Загалом проведено п'ять хвиль дослідження від початку повномасштабноговторгнення. Зокрема, <text:a xlink:type="simple" xlink:href="http://cedos.org.ua/researches/pershi-dni-povnomasshtabnoyi-vijny-v-ukrayini-dumky-perezhyvannya-diyi-analitychna-zapyska-z-pershymy-rezultatamy-doslidzhennya/" text:style-name="Internet_20_link" text:visited-style-name="Visited_20_Internet_20_Link">
 перше дослідження</text:a>
 відбулося у перші два тижні після 24 лютого 2022 року, утравні 2022 року - <text:a xlink:type="simple" xlink:href="http://cedos.org.ua/researches/try-misyaczi-povnomasshtabnoyi-vijny-v-ukrayini-dumky-perezhyvannya-diyi/" text:style-name="Internet_20_link" text:visited-style-name="Visited_20_Internet_20_Link">
 друга хвиля </text:a>
 . <text:a xlink:type="simple" xlink:href="http://cedos.org.ua/researches/shist-misyacziv-povnomasshtabnoyi-vijny-v-ukrayini-dumky-perezhyvannya-diyi/" text:style-name="Internet_20_link" text:visited-style-name="Visited_20_Internet_20_Link">
Третя хвиля </text:a>
 стартувала усерпні 2022 року, <text:a xlink:type="simple" xlink:href="http://cedos.org.ua/researches/devyat-misyacziv-povnomasshtabnoyi-vijny-v-ukrayini-dumky-perezhyvannya-diyi/" text:style-name="Internet_20_link" text:visited-style-name="Visited_20_Internet_20_Link">
 четверта </text:a>
 - улистопаді 2022 року.</text:p>
      <text:p text:style-name="P4">
Cedos – незалежний аналітичний центр і спільнота, що працює над питаннямисоціального розвитку з 2010 року. Метою центру є пошук системних причинсоціальних проблем і варіантів їх вирішення.</text:p>
      <text:p text:style-name="P4">
Source: <text:a xlink:type="simple" xlink:href="https://www.ukrinform.ua/rubric-society/3726846-cogoric-trivoga-ukrainciv-pererosla-v-emocijne-visnazenna-ta-apatiu.html" text:style-name="Internet_20_link" text:visited-style-name="Visited_20_Internet_20_Link">
https://www.ukrinform.ua/rubric-society/3726846-cogoric-trivoga-ukrainciv-pererosla-v-emocijne-visnazenna-ta-apatiu.html</text:a>
</text:p>
      <!--NEWS-->
      <text:h text:style-name="P10" text:outline-level="1">
<text:span text:style-name="T4">
Яйця і курятина в Україні здорожчають через зростання цін на енергоресурси - профільна асоціація</text:span>
</text:h>
      <text:p text:style-name="P4">
Authors: Ukrinform (Person)</text:p>
      <text:p text:style-name="P4">
Publisher: Укринформ (Organization)</text:p>
      <text:p text:style-name="P4">
Published Time: 2023-06-23T16:51:00+03:00</text:p>
      <text:p text:style-name="P4">
Modified Time: 2023-06-23T16:51:00+03:00</text:p>
      <text:p text:style-name="P4">
Description: В Україні ціни на курячі яйця та курятину зростуть внаслідок збільшення граничних цін на електрику для промислових споживачів та повернення податків на пальне до довоєнного рівня. — Укрінформ.</text:p>
      <text:p text:style-name="P4">
Images: ['<text:a xlink:type="simple" xlink:href="https://static.ukrinform.com/photos/2023_06/thumb_files/630_360_1687528694-410.jpg" text:style-name="Internet_20_link" text:visited-style-name="Visited_20_Internet_20_Link">
630_360_16875...</text:a>
']</text:p>
      <text:p text:style-name="P4">
Tags: ['Ціни', 'Енергетика', 'Яйця', 'Курятина']</text:p>
      <text:p text:style-name="P4">
Type: Article</text:p>
      <!--METADATA-->
      <text:p text:style-name="P4">
<draw:frame draw:style-name="fr1" draw:name="Image94" text:anchor-type="as-char" svg:width="6.9236in" svg:height="3.956343in" draw:z-index="0">
<draw:image xlink:href="../Images/yкринформ/2023-06-23T16-51-00-03-00/630_360_1687528694-410.jpg" xlink:type="simple" xlink:show="embed" xlink:actuate="onLoad" draw:mime-type="image/jpeg"/>
</draw:frame>
 В Україніціни на курячі яйця та курятину зростуть внаслідок збільшення граничних цін наелектрику для промислових споживачів та повернення податків на пальне додовоєнного рівня.</text:p>
      <text:p text:style-name="P4">
Як передає Укрінформ, про це повідомляє <text:a xlink:type="simple" xlink:href="https://www.poultryukraine.com/ua/about-association/association-news/2023/06/association-news_9492.html" text:style-name="Internet_20_link" text:visited-style-name="Visited_20_Internet_20_Link">
 пресслужба асоціації "Союзптахівників України" </text:a>
 .</text:p>
      <text:p text:style-name="P4">
Зазначається, що вже в липні українська галузь птахівництва відчує наслідкипідвищення вартості енергоресурсів через негативні зміни в структурісобівартості продукції, а з серпня виробники вимушені будуть підвищуватиоптово-відпускні ціни на продукцію птахівництва для кінцевих споживачів дляпокриття власних виробничих витрат.</text:p>
      <text:p text:style-name="P4">
В асоціації додають, що в структурі собівартості продукції птахівництваелектроенергія займає від 7% до 12%, а деяких видів продукції – до 30%. Однаквиробництво <text:a xlink:type="simple" xlink:href="https://www.ukrinform.ua/tag-produkti" text:style-name="Internet_20_link" text:visited-style-name="Visited_20_Internet_20_Link">
 продукції </text:a>
 птахівництваскладається з різних етапів, а тому на кожному відбудеться збільшення вартостіскладових і відповідно собівартість кінцевої продукції галузі буде зростати в«геометричній прогресії». Підвищення вартості електричної енергії виробникибудуть перекладати на кінцевих споживачів продукції, оскільки власні резервистримування зростання відпускних цін вже вичерпані.</text:p>
      <text:p text:style-name="P4">
Крім цього, з 1 липня 2023 року планується повернення податків на пальне додовоєнного рівня. Для галузі птахівництва основним негативним наслідком станездорожчання зернових, олійних культур та продуктів їх переробки, які складаютьоснову комбікорму та найбільшу частку в собівартості продукції птахівництва.Також буде зростати вартість інших складових, які формують собівартістьвиробництва м’яса птиці і яєць.</text:p>
      <text:p text:style-name="P4">
В асоціації вважають, що ситуація з очікуваним зростанням вартостіенергоносіїв може не тільки нівелювати здобутки, а й повернути галузь достагнації та скорочення поголів’я птиці, що утримується усільськогосподарських підприємствах.</text:p>
      <text:p text:style-name="P4">
"В умовах коли ціни на продукцію птахівництва фактично прив’язані докупівельної спроможності населення, яка була і залишається низькою, постійнийріст собівартості виробництва призводить до значного зниження рентабельності.Результатом цього є зменшення обігових коштів, зниження конкурентоздатності назовнішніх ринках, збитковість і скорочення обсягів виробництва. Підвищеннявідпускних цін на власну продукцію не є виходом із ситуації, для виробників цевимушений крок, оскільки наслідком завжди буде зниження попиту на продукцію івідповідно зникає потреба у подальшому розширенні виробництва", - пояснюють васоціації.</text:p>
      <text:p text:style-name="P4">
Союз птахівників виступає за впровадження мораторію на підвищення цін(тарифів) на ринку енергоносіїв на час дії воєнного стану. Це дасть змогувиробникам продукції птахівництва зберегти існуючі та навіть дещо нароститиобсяги виробництва, забезпечити продовольчу безпеку країни, продовжитиекспортувати продукцію та утримувати стабільні ціни.</text:p>
      <text:p text:style-name="P4">
<text:span text:style-name="T4">
Читайте також:</text:span>
 <text:a xlink:type="simple" xlink:href="https://www.ukrinform.ua/rubric-economy/3723164-v-ukraini-cini-na-ajca-znizuutsa-drugij-misac-pospil.html" text:style-name="Internet_20_link" text:visited-style-name="Visited_20_Internet_20_Link">
 В Україні ціни на <text:span text:style-name="T4">
яйця</text:span>
 знижуються другий місяцьпоспіль </text:a>
</text:p>
      <text:p text:style-name="P4">
Як повідомляв Укрінформ, 31 травня 2023 року Національна комісія, що здійснюєдержавне регулювання у сферах енергетики і комунальних послуг (НКРЕКП)ухвалила рішення про скасування цінових обмежень на ринку електроенергії з 30червня 2023 року. Обмеження діяли відповідно до постанови №332 від 25 лютого2022 року, яка встановлювала граничні ціни на рівні 2 тис. гривень за МВт-год.для годин мінімального навантаження та 4 тис. грн за МВт-год. для годинмаксимального навантаження.</text:p>
      <text:p text:style-name="P4">
Верховна Рада України у вересні 2022 р. ухвалила законопроєкт №7668-д (наразіЗакон України №2618-ІХ), котрий скасовує податкові пільги на паливо у дваетапи. Відповідно до закону з 1 липня 2023 року в Україні стартує другий етап,коли акцизи буде поновлено до довоєнного рівня і ставку ПДВ повернуто до 20%.</text:p>
      <text:p text:style-name="P4">
Source: <text:a xlink:type="simple" xlink:href="https://www.ukrinform.ua/rubric-economy/3726860-ajca-i-kuratina-v-ukraini-zdorozcaut-cerez-zrostanna-cin-na-energoresursi-profilna-asociacia.html" text:style-name="Internet_20_link" text:visited-style-name="Visited_20_Internet_20_Link">
https://www.ukrinform.ua/rubric-economy/3726860-ajca-i-kuratina-v-ukraini-zdorozcaut-cerez-zrostanna-cin-na-energoresursi-profilna-asociacia.html</text:a>
</text:p>
      <!--NEWS-->
      <text:h text:style-name="P10" text:outline-level="1">
<text:span text:style-name="T4">
На Київщині почали встановлювати вікна у пошкоджених обстрілами будинках</text:span>
</text:h>
      <text:p text:style-name="P4">
Authors: Ukrinform (Person)</text:p>
      <text:p text:style-name="P4">
Publisher: Укринформ (Organization)</text:p>
      <text:p text:style-name="P4">
Published Time: 2023-06-23T16:51:22+03:00</text:p>
      <text:p text:style-name="P4">
Modified Time: 2023-06-23T16:51:22+03:00</text:p>
      <text:p text:style-name="P4">
Description: У Київській області за підтримки некомерційної організації Global Empowerment Mission (GEM) у партнерстві з Фондом Говарда Баффета (HGBF) розпочали встановлювати вікна в пошкоджених російськими обстрілами будинках. — Укрінформ.</text:p>
      <text:p text:style-name="P4">
Images: ['<text:a xlink:type="simple" xlink:href="https://static.ukrinform.com/photos/2023_06/thumb_files/630_360_1687528136-437.jpg" text:style-name="Internet_20_link" text:visited-style-name="Visited_20_Internet_20_Link">
630_360_16875...</text:a>
']</text:p>
      <text:p text:style-name="P4">
Tags: ['Житло', 'Київщина', 'Відбудова']</text:p>
      <text:p text:style-name="P4">
Type: Article</text:p>
      <!--METADATA-->
      <text:p text:style-name="P4">
<draw:frame draw:style-name="fr1" draw:name="Image95" text:anchor-type="as-char" svg:width="6.9236in" svg:height="3.956343in" draw:z-index="0">
<draw:image xlink:href="../Images/yкринформ/2023-06-23T16-51-22-03-00/630_360_1687528136-437.jpg" xlink:type="simple" xlink:show="embed" xlink:actuate="onLoad" draw:mime-type="image/jpeg"/>
</draw:frame>
 УКиївській області за підтримки некомерційної організації Global EmpowermentMission (GEM) у партнерстві з Фондом Говарда Баффета (HGBF) розпочаливстановлювати вікна в пошкоджених російськими обстрілами будинках.</text:p>
      <text:p text:style-name="P4">
Як передає Укрінформ, про це голова Київської обласної військовоїадміністрації Руслан Кравченко повідомляє у <text:a xlink:type="simple" xlink:href="https://www.facebook.com/RuslanKravchenkoKyiv/posts/pfbid02iEsdHj6MFxeKvDigcEfEzJBnVoVvFEd8wzm1MwLdxrUXexuyoWgwxtjCCXfLrGsbl" text:style-name="Internet_20_link" text:visited-style-name="Visited_20_Internet_20_Link">
 Фейсбуці.</text:a>
</text:p>
      <text:p text:style-name="P4">
За його словами, «наразі йдеться про 131 пошкоджену квартиру в Бучанськомурайоні. Житло постраждало внаслідок падіння уламків збитих ворожих цілей.Загалом у квартирах буде встановлено понад 550 нових склопакетів таконструкцій».</text:p>
      <text:p text:style-name="P4">
«Ще понад 250 віконних конструкцій замінять у низці закладів освіти Київщини.Зокрема в Боярській спецшколі для дітей із вадами зору, Ржищівському таБроварському професійних ліцеях», - зазначив очільник ОВА.</text:p>
      <text:p text:style-name="P4">
</text:p>
      <text:p text:style-name="P4">
За його словами, «усі роботи планують завершити в максимально короткітерміни».</text:p>
      <text:p text:style-name="P4">
Він нагадав, що «ще наприкінці травня домовилися із засновником GlobalEmpowerment Mission Майком Каппоні, що <text:a xlink:type="simple" xlink:href="https://www.ukrinform.ua/tag-kiivsina" text:style-name="Internet_20_link" text:visited-style-name="Visited_20_Internet_20_Link">
 Київщина</text:a>
 отримає вікна на суму 1 млн дол. длявстановлення на об’єктах, пошкоджених внаслідок повномасштабного вторгненняРосії».</text:p>
      <text:p text:style-name="P4">
<text:span text:style-name="T4">
Читайте також:</text:span>
 <text:a xlink:type="simple" xlink:href="https://www.ukrinform.ua/rubric-vidbudova/3726414-buca-makariv-visgorod-ogolosili-persi-vidkriti-torgi-na-vidbudovu-zrujnovanogo-zitla.html" text:style-name="Internet_20_link" text:visited-style-name="Visited_20_Internet_20_Link">
 <text:span text:style-name="T4">
Буча</text:span>
 , Макарів, Вишгород: оголосили перші відкритіторги на відбудову зруйнованого житла </text:a>
</text:p>
      <text:p text:style-name="P4">
«Нові вікна також планується встановити в Ірпені, яке є одним із найбільшзруйнованих росіянами. Аналогічні проєкти GEM та HGBF реалізують і в низціінших українських міст: Полтаві, Запоріжжі, Миколаєві, Харкові та Умані».</text:p>
      <text:p text:style-name="P4">
</text:p>
      <text:p text:style-name="P4">
Кравченко подякував «міжнародним партнерам за конструктивну та ефективнуспівпрацю». «Спільними зусиллями ми робимо все, щоб люди змогли повернутисядодому, жити звичним життям та почувалися у відносній безпеці», - підкресливочільник ОВА.</text:p>
      <text:p text:style-name="P4">
Як повідомляв Укрінформ, у червні <text:a xlink:type="simple" xlink:href="https://www.ukrinform.ua/rubric-vidbudova/3724179-na-kiivsini-zapustili-vidbudovu-somogo-bagatokvartirnogo-budinku-kostom-united24.html" text:style-name="Internet_20_link" text:visited-style-name="Visited_20_Internet_20_Link">
 на Київщині вже запустили відбудовусьомого з вісімнадцяти багатоквартирних будинків,</text:a>
 яківідбудують за допомогою фонду UNITED24.</text:p>
      <text:p text:style-name="P4">
<text:span text:style-name="T5">
Фото: Руслан Кравченко, Фейсбук</text:span>
</text:p>
      <text:p text:style-name="P4">
Source: <text:a xlink:type="simple" xlink:href="https://www.ukrinform.ua/rubric-vidbudova/3726858-na-kiivsini-pocali-vstanovluvati-vikna-u-poskodzenih-obstrilami-budinkah.html" text:style-name="Internet_20_link" text:visited-style-name="Visited_20_Internet_20_Link">
https://www.ukrinform.ua/rubric-vidbudova/3726858-na-kiivsini-pocali-vstanovluvati-vikna-u-poskodzenih-obstrilami-budinkah.html</text:a>
</text:p>
      <!--NEWS-->
      <text:h text:style-name="P10" text:outline-level="1">
<text:span text:style-name="T4">
Росія цинічно ігнорує факт існування ООН та її гуманітарної місії – Верещук</text:span>
</text:h>
      <text:p text:style-name="P4">
Authors: Ukrinform (Person)</text:p>
      <text:p text:style-name="P4">
Publisher: Укринформ (Organization)</text:p>
      <text:p text:style-name="P4">
Published Time: 2023-06-23T16:53:28+03:00</text:p>
      <text:p text:style-name="P4">
Modified Time: 2023-06-23T16:53:28+03:00</text:p>
      <text:p text:style-name="P4">
Description: Росія цинічне ігнорує сам факт існування ООН та її гуманітарної місії, тому незрозуміло, навіщо вона перебуває у складі цієї організації. — Укрінформ.</text:p>
      <text:p text:style-name="P4">
Images: ['<text:a xlink:type="simple" xlink:href="https://static.ukrinform.com/photos/2023_05/thumb_files/630_360_1685552273-524.jpg" text:style-name="Internet_20_link" text:visited-style-name="Visited_20_Internet_20_Link">
630_360_16855...</text:a>
']</text:p>
      <text:p text:style-name="P4">
Tags: ['ООН', 'Верещук', 'Війна з Росією']</text:p>
      <text:p text:style-name="P4">
Type: Article</text:p>
      <!--METADATA-->
      <text:p text:style-name="P4">
<draw:frame draw:style-name="fr1" draw:name="Image98" text:anchor-type="as-char" svg:width="6.9236in" svg:height="3.956343in" draw:z-index="0">
<draw:image xlink:href="../Images/yкринформ/2023-06-23T16-53-28-03-00/630_360_1685552273-524.jpg" xlink:type="simple" xlink:show="embed" xlink:actuate="onLoad" draw:mime-type="image/jpeg"/>
</draw:frame>
 Росіяцинічне ігнорує сам факт існування ООН та її гуманітарної місії, томунезрозуміло, навіщо вона перебуває у складі цієї організації.</text:p>
      <text:p text:style-name="P4">
Про це заявила віцепрем'єр-міністр – міністр з питань реінтеграції тимчасовоокупованих територій Ірина Верещук, передає Укрінформ із посиланням на <text:a xlink:type="simple" xlink:href="http://minre.gov.ua/2023/06/23/viczepremyerka-iryna-vereshhuk-yakshho-rosiya-ignoruye-oon-to-navishho-vona-perebuvaye-u-skladi-cziyeyi-organizacziyi/" text:style-name="Internet_20_link" text:visited-style-name="Visited_20_Internet_20_Link">
 сайт</text:a>
 відомства.</text:p>
      <text:p text:style-name="P4">
«Росіяни навмисно підірвали Каховську ГЕС, чим викликали масштабну техногеннукатастрофу. Вони не відкривають гуманітарних коридорів. Вони не допускаютьміжнародні гуманітарні організації для надання допомоги постраждалим. Цетотальне нехтування міжнародним правом. Це цинічне ігнорування самого фактуіснування <text:a xlink:type="simple" xlink:href="https://www.ukrinform.ua/tag-oon" text:style-name="Internet_20_link" text:visited-style-name="Visited_20_Internet_20_Link">
 ООН </text:a>
 та її гуманітарної місії»,– підкреслила Верещук.</text:p>
      <text:p text:style-name="P4">
<text:span text:style-name="T4">
Читайте також:</text:span>
 <text:a xlink:type="simple" xlink:href="https://www.ukrinform.ua/rubric-polytics/3725012-v-oon-ne-poasnili-comu-rosia-ne-dopuskae-gumanitarni-misii-na-okupovani-teritorii.html" text:style-name="Internet_20_link" text:visited-style-name="Visited_20_Internet_20_Link">
 В <text:span text:style-name="T4">
ООН</text:span>
 не пояснили, чому Росія не допускає гуманітарнімісії на окуповані території </text:a>
</text:p>
      <text:p text:style-name="P4">
За її словами, тому й виникає питання про те, навіщо ж взагалі Росія перебуваєу складі ООН, або навіщо існує ця організація, до складу якої входить країна,яка ігнорує міжнародне право і власне саму ООН. «Вже абсолютно очевидно, щопісля нашої перемоги міжнародне гуманітарне право та роль міжнароднихгуманітарних організацій підлягатимуть суттєвому перегляду», – резюмувалаглава Мінреінтеграції.</text:p>
      <text:p text:style-name="P4">
<text:span text:style-name="T4">
Читайте також:</text:span>
 <text:a xlink:type="simple" xlink:href="https://www.ukrinform.ua/rubric-polytics/3726799-rf-fakticno-povnistu-kontrolue-sekretariat-oon-de-pracuut-majze-400-rosian-elcenko.html" text:style-name="Internet_20_link" text:visited-style-name="Visited_20_Internet_20_Link">
 РФ фактично повністю контролює Секретаріат <text:span text:style-name="T4">
ООН</text:span>
 , депрацюють майже 400 росіян – Єльченко </text:a>
</text:p>
      <text:p text:style-name="P4">
Як повідомлялося, російські війська в ніч проти 6 червня здійснили підривКаховської ГЕС. Внаслідок підриву машинної зали зсередини станцію повністюзруйновано.</text:p>
      <text:p text:style-name="P4">
Збитки, яких зазнала Україна внаслідок підриву окупантами Каховської ГЕС,складають близько 1,5 млрд дол., але це не фінальна сума.</text:p>
      <text:p text:style-name="P4">
Source: <text:a xlink:type="simple" xlink:href="https://www.ukrinform.ua/rubric-polytics/3726859-rosia-cinicno-ignorue-fakt-isnuvanna-oon-ta-ii-gumanitarnoi-misii-veresuk.html" text:style-name="Internet_20_link" text:visited-style-name="Visited_20_Internet_20_Link">
https://www.ukrinform.ua/rubric-polytics/3726859-rosia-cinicno-ignorue-fakt-isnuvanna-oon-ta-ii-gumanitarnoi-misii-veresuk.html</text:a>
</text:p>
      <!--NEWS-->
      <text:h text:style-name="P10" text:outline-level="1">
<text:span text:style-name="T4">
У Миколаєві виникла масштабна пожежа на авторинку</text:span>
</text:h>
      <text:p text:style-name="P4">
Authors: Ukrinform (Person)</text:p>
      <text:p text:style-name="P4">
Publisher: Укринформ (Organization)</text:p>
      <text:p text:style-name="P4">
Published Time: 2023-06-23T16:54:00+03:00</text:p>
      <text:p text:style-name="P4">
Modified Time: 2023-06-23T16:54:00+03:00</text:p>
      <text:p text:style-name="P4">
Description: У Миколаєві горіли автомайстерня та складські приміщення на території авторинку. — Укрінформ.</text:p>
      <text:p text:style-name="P4">
Images: ['<text:a xlink:type="simple" xlink:href="https://static.ukrinform.com/photos/2023_06/thumb_files/630_360_1687528006-117.jpeg" text:style-name="Internet_20_link" text:visited-style-name="Visited_20_Internet_20_Link">
630_360_16875...</text:a>
']</text:p>
      <text:p text:style-name="P4">
Tags: ['Миколаїв', 'Пожежа', 'Авторинок']</text:p>
      <text:p text:style-name="P4">
Type: Article</text:p>
      <!--METADATA-->
      <text:p text:style-name="P4">
<draw:frame draw:style-name="fr1" draw:name="Image99" text:anchor-type="as-char" svg:width="6.9236in" svg:height="3.956343in" draw:z-index="0">
<draw:image xlink:href="../Images/yкринформ/2023-06-23T16-54-00-03-00/630_360_1687528006-117.jpeg" xlink:type="simple" xlink:show="embed" xlink:actuate="onLoad" draw:mime-type="image/jpeg"/>
</draw:frame>
 УМиколаєві горіли автомайстерня та складські приміщення на території авторинку.</text:p>
      <text:p text:style-name="P4">
Про це повідомляє ГУ ДСНС України в Миколаївській області у <text:a xlink:type="simple" xlink:href="https://t.me/dsns_mykolaiv/1966" text:style-name="Internet_20_link" text:visited-style-name="Visited_20_Internet_20_Link">
 Телеграмі</text:a>
 , передає кореспондент Укрінформу.</text:p>
      <text:p text:style-name="P4">
"У Миколаєві горіли автомайстерня та складські приміщення на територіїавторинку — вогнеборці оперативно ліквідували <text:a xlink:type="simple" xlink:href="https://www.ukrinform.ua/tag-pozeza" text:style-name="Internet_20_link" text:visited-style-name="Visited_20_Internet_20_Link">
 пожежу</text:a>
 на площі 300 кв. м. ...На викликприбуло п'ять відділень державних пожежно-рятувальних частин, чергова змінаоперативно-координаційного центру. Додатково залучено водовозку, автодрабину,автомобіль повітряного пінного гасіння, тактичний робот Мagirus Wolf — R,автопідіймач гідравлічний пожежний", - йдеться у повідомленні.</text:p>
      <text:p text:style-name="P4">
</text:p>
      <text:p text:style-name="P4">
Вогнеборцям вдалося локалізувати пожежу на площі 300 кв. м та о 14:06ліквідувати. Завдяки своєчасно вжитим заходам не допущено збільшення масштабівгоріння та розповсюдження вогню на впритул розташовані приміщення.</text:p>
      <text:p text:style-name="P4">
<text:span text:style-name="T4">
Читайте також:</text:span>
 <text:a xlink:type="simple" xlink:href="https://www.ukrinform.ua/rubric-regions/3726654-na-hmelniccini-vnaslidok-padinna-ulamkiv-zbitih-raket-vinikla-pozeza.html" text:style-name="Internet_20_link" text:visited-style-name="Visited_20_Internet_20_Link">
 На <text:span text:style-name="T4">
Хмельниччині</text:span>
 <text:span text:style-name="T4">
внаслідок</text:span>
 <text:span text:style-name="T4">
падіння</text:span>
 <text:span text:style-name="T4">
уламків</text:span>
<text:span text:style-name="T4">
збитих</text:span>
 <text:span text:style-name="T4">
ракет</text:span>
 <text:span text:style-name="T4">
виникла</text:span>
 <text:span text:style-name="T4">
пожежа</text:span>
 </text:a>
</text:p>
      <text:p text:style-name="P4">
До ліквідації пожежі залучалось 14 одиниць техніки ДСНС та 57 рятувальників,зазначається в повідомленні.</text:p>
      <text:p text:style-name="P4">
</text:p>
      <text:p text:style-name="P4">
Як повідомляв Укрінформ, у Харкові 20 червня через ремонтні роботи <text:a xlink:type="simple" xlink:href="https://www.ukrinform.ua/rubric-regions/3725734-u-harkovi-cerez-udar-bliskavki-zagorivsa-gazogin.html" text:style-name="Internet_20_link" text:visited-style-name="Visited_20_Internet_20_Link">
 сталасярозгерметизація газогону </text:a>
 , апісля удару блискавки загорівся газ.</text:p>
      <text:p text:style-name="P4">
Source: <text:a xlink:type="simple" xlink:href="https://www.ukrinform.ua/rubric-regions/3726857-u-mikolaevi-vinikla-masstabna-pozeza-na-avtorinku.html" text:style-name="Internet_20_link" text:visited-style-name="Visited_20_Internet_20_Link">
https://www.ukrinform.ua/rubric-regions/3726857-u-mikolaevi-vinikla-masstabna-pozeza-na-avtorinku.html</text:a>
</text:p>
      <!--NEWS-->
      <text:h text:style-name="P10" text:outline-level="1">
<text:span text:style-name="T4">
У Херсоні кількість загиблих внаслідок обстрілу транспортного підприємства збільшилася до трьох</text:span>
</text:h>
      <text:p text:style-name="P4">
Authors: Ukrinform (Person)</text:p>
      <text:p text:style-name="P4">
Publisher: Укринформ (Organization)</text:p>
      <text:p text:style-name="P4">
Published Time: 2023-06-23T16:58:00+03:00</text:p>
      <text:p text:style-name="P4">
Modified Time: 2023-06-23T16:58:00+03:00</text:p>
      <text:p text:style-name="P4">
Description: У Херсоні помер ще один працівник транспортного підприємства, який зазнав поранень під час ранкового російського артобстрілу. Таким чином кількість загиблих збільшилася до трьох. — Укрінформ.</text:p>
      <text:p text:style-name="P4">
Images: ['<text:a xlink:type="simple" xlink:href="https://static.ukrinform.com/photos/2023_06/thumb_files/630_360_1687528748-365.jpg" text:style-name="Internet_20_link" text:visited-style-name="Visited_20_Internet_20_Link">
630_360_16875...</text:a>
']</text:p>
      <text:p text:style-name="P4">
Tags: ['Херсон', 'Загибель', 'Війна з Росією']</text:p>
      <text:p text:style-name="P4">
Type: Article</text:p>
      <!--METADATA-->
      <text:p text:style-name="P4">
<draw:frame draw:style-name="fr1" draw:name="Image105" text:anchor-type="as-char" svg:width="6.9236in" svg:height="3.956343in" draw:z-index="0">
<draw:image xlink:href="../Images/yкринформ/2023-06-23T16-58-00-03-00/630_360_1687528748-365.jpg" xlink:type="simple" xlink:show="embed" xlink:actuate="onLoad" draw:mime-type="image/jpeg"/>
</draw:frame>
 У Херсоніпомер ще один працівник транспортного підприємства, який зазнав поранень підчас ранкового російського артобстрілу. Таким чином кількість загиблихзбільшилася до трьох.</text:p>
      <text:p text:style-name="P4">
Про це повідомив у <text:a xlink:type="simple" xlink:href="http://t.me/olexandrprokudin/777" text:style-name="Internet_20_link" text:visited-style-name="Visited_20_Internet_20_Link">
 Телеграмі </text:a>
 начальникХерсонської ОВА Олександр Прокудін, передає Укрінформ.</text:p>
      <text:p text:style-name="P4">
"У медзакладі зупинилося серце 53-річного працівника транспортногопідприємства, котре сьогодні обстріляли російські терористи. Лікарі зробиливсе можливе, щоб врятувати життя чоловіка. На жаль, поранення виявилися надтоважкими", - зазначив керівник ОВА.</text:p>
      <text:p text:style-name="P4">
<text:span text:style-name="T4">
Читайте також:</text:span>
 <text:a xlink:type="simple" xlink:href="https://www.ukrinform.ua/rubric-ato/3726612-vnoci-rosiani-obstrilali-okolici-zaporizza.html" text:style-name="Internet_20_link" text:visited-style-name="Visited_20_Internet_20_Link">
 Вночі росіяни <text:span text:style-name="T4">
обстріл</text:span>
 яли околиці Запоріжжя</text:a>
</text:p>
      <text:p text:style-name="P4">
Як повідомляв Укрінформ, близько 10 ранку 23 червня російські військаприцільним вогнем вдарили по комунальному тролейбусному підприємству в <text:a xlink:type="simple" xlink:href="https://www.ukrinform.ua/tag-herson" text:style-name="Internet_20_link" text:visited-style-name="Visited_20_Internet_20_Link">
Херсоні </text:a>
 , унаслідок чого загинув55-річний чоловік, ще п'ятеро людей були поранені. Згодом в лікарні помер43-річний поранений.</text:p>
      <text:p text:style-name="P4">
Source: <text:a xlink:type="simple" xlink:href="https://www.ukrinform.ua/rubric-ato/3726861-u-hersoni-kilkist-zagiblih-vnaslidok-obstrilu-transportnogo-pidpriemstva-zbilsilasa-do-troh.html" text:style-name="Internet_20_link" text:visited-style-name="Visited_20_Internet_20_Link">
https://www.ukrinform.ua/rubric-ato/3726861-u-hersoni-kilkist-zagiblih-vnaslidok-obstrilu-transportnogo-pidpriemstva-zbilsilasa-do-troh.html</text:a>
</text:p>
      <!--NEWS-->
      <text:h text:style-name="P10" text:outline-level="1">
<text:span text:style-name="T4">
Росіяни звели понтонну переправу після удару по Чонгарському мосту</text:span>
</text:h>
      <text:p text:style-name="P4">
Authors: Ukrinform (Person)</text:p>
      <text:p text:style-name="P4">
Publisher: Укринформ (Organization)</text:p>
      <text:p text:style-name="P4">
Published Time: 2023-06-23T16:59:00+03:00</text:p>
      <text:p text:style-name="P4">
Modified Time: 2023-06-23T16:59:00+03:00</text:p>
      <text:p text:style-name="P4">
Description: Російські загарбники звели понтонну переправу після удару по Чонгарському мосту, якого було завдано вчора вранці, 22 червня. — Укрінформ.</text:p>
      <text:p text:style-name="P4">
Images: ['<text:a xlink:type="simple" xlink:href="https://static.ukrinform.com/photos/2023_06/thumb_files/630_360_1687437058-446.jpg" text:style-name="Internet_20_link" text:visited-style-name="Visited_20_Internet_20_Link">
630_360_16874...</text:a>
']</text:p>
      <text:p text:style-name="P4">
Tags: ['Чонгар', 'Міст', 'Війна з Росією']</text:p>
      <text:p text:style-name="P4">
Type: Article</text:p>
      <!--METADATA-->
      <text:p text:style-name="P4">
<draw:frame draw:style-name="fr1" draw:name="Image106" text:anchor-type="as-char" svg:width="6.9236in" svg:height="3.956343in" draw:z-index="0">
<draw:image xlink:href="../Images/yкринформ/2023-06-23T16-59-00-03-00/630_360_1687437058-446.jpg" xlink:type="simple" xlink:show="embed" xlink:actuate="onLoad" draw:mime-type="image/jpeg"/>
</draw:frame>
 Російськізагарбники звели понтонну переправу після удару по Чонгарському мосту, якогобуло завдано вчора вранці, 22 червня.</text:p>
      <text:p text:style-name="P4">
Про це повідомляється у Телеграмі проєкту Радіо Свобода <text:a xlink:type="simple" xlink:href="https://t.me/cxemu/3471" text:style-name="Internet_20_link" text:visited-style-name="Visited_20_Internet_20_Link">
 «Схеми»</text:a>
 , передає Укрінформ.</text:p>
      <text:p text:style-name="P4">
«23 червня супутник Planet Labs зафіксував нову понтонну переправу, зведенупід Чонгарським мостом», - йдеться в дописі.</text:p>
      <text:p text:style-name="P4">
<text:span text:style-name="T4">
Читайте також:</text:span>
 <text:a xlink:type="simple" xlink:href="https://www.ukrinform.ua/rubric-crimea/3726341-u-merezi-opriludnili-moment-udaru-po-congarskomu-mostu.html" text:style-name="Internet_20_link" text:visited-style-name="Visited_20_Internet_20_Link">
 У мережі оприлюднили момент удару по <text:span text:style-name="T4">
Чонгарському</text:span>
мосту </text:a>
</text:p>
      <text:p text:style-name="P4">
Уточнюється, що зроблені раніше супутникові знімки свідчать, що загарбникизвели переправу вже після удару по <text:a xlink:type="simple" xlink:href="https://www.ukrinform.ua/tag-mist" text:style-name="Internet_20_link" text:visited-style-name="Visited_20_Internet_20_Link">
 мосту </text:a>
 .</text:p>
      <text:p text:style-name="P4">
</text:p>
      <text:p text:style-name="P4">
На знімках також можна побачити сліди від обстрілів на Чонгарському мосту таіншому, що поруч із ним.</text:p>
      <text:p text:style-name="P4">
<text:span text:style-name="T4">
Читайте також:</text:span>
 <text:a xlink:type="simple" xlink:href="https://www.ukrinform.ua/rubric-crimea/3726443-cubarov-zagarbniki-rozgubleni-pidriv-congarskogo-mostu-duze-uskladniv-ihnu-logistiku.html" text:style-name="Internet_20_link" text:visited-style-name="Visited_20_Internet_20_Link">
 Чубаров: Загарбники розгублені, підрив Чонгарського мостудуже ускладнив їхню логістику </text:a>
</text:p>
      <text:p text:style-name="P4">
Як повідомляв Укрінформ, по Чонгарському мосту, що з'єднує тимчасовоокупований Крим із материковою Україною, <text:a xlink:type="simple" xlink:href="https://www.ukrinform.ua/rubric-crimea/3726088-na-congarskomu-mostu-perekritij-ruh-okupanti-povidomili-pro-prilit.html" text:style-name="Internet_20_link" text:visited-style-name="Visited_20_Internet_20_Link">
 було завдано удару, рух мостом булоперекрито </text:a>
 .</text:p>
      <text:p text:style-name="P4">
Source: <text:a xlink:type="simple" xlink:href="https://www.ukrinform.ua/rubric-crimea/3726868-rosiani-zveli-pontonnu-perepravu-pisla-udaru-po-congarskomu-mostu.html" text:style-name="Internet_20_link" text:visited-style-name="Visited_20_Internet_20_Link">
https://www.ukrinform.ua/rubric-crimea/3726868-rosiani-zveli-pontonnu-perepravu-pisla-udaru-po-congarskomu-mostu.html</text:a>
</text:p>
      <!--NEWS-->
      <text:h text:style-name="P10" text:outline-level="1">
<text:span text:style-name="T4">
Будуть кадрові рішення: Зеленський про розгляд на РНБО ситуації з укриттями</text:span>
</text:h>
      <text:p text:style-name="P4">
Authors: Ukrinform (Person)</text:p>
      <text:p text:style-name="P4">
Publisher: Укринформ (Organization)</text:p>
      <text:p text:style-name="P4">
Published Time: 2023-06-23T17:00:00+03:00</text:p>
      <text:p text:style-name="P4">
Modified Time: 2023-06-23T17:00:00+03:00</text:p>
      <text:p text:style-name="P4">
Description: Президент Володимир Зеленський заявив, що висновки за результатами перевірки сховищ майже по всій країні невтішні, будуть відповідні кадрові рішення. — Укрінформ.</text:p>
      <text:p text:style-name="P4">
Images: ['<text:a xlink:type="simple" xlink:href="https://static.ukrinform.com/photos/2023_06/thumb_files/630_360_1687535517-265.jpeg" text:style-name="Internet_20_link" text:visited-style-name="Visited_20_Internet_20_Link">
630_360_16875...</text:a>
']</text:p>
      <text:p text:style-name="P4">
Tags: ['РНБО', 'Зеленський', 'Укриття', 'Війна з Росією']</text:p>
      <text:p text:style-name="P4">
Type: Article</text:p>
      <!--METADATA-->
      <text:p text:style-name="P4">
<draw:frame draw:style-name="fr1" draw:name="Image109" text:anchor-type="as-char" svg:width="6.9236in" svg:height="3.956343in" draw:z-index="0">
<draw:image xlink:href="../Images/yкринформ/2023-06-23T17-00-00-03-00/630_360_1687535517-265.jpeg" xlink:type="simple" xlink:show="embed" xlink:actuate="onLoad" draw:mime-type="image/jpeg"/>
</draw:frame>
 ПрезидентВолодимир Зеленський заявив, що висновки за результатами перевірки сховищмайже по всій країні невтішні, будуть відповідні кадрові рішення.</text:p>
      <text:p text:style-name="P4">
Про це він заявив у <text:a xlink:type="simple" xlink:href="https://t.me/V_Zelenskiy_official/6690" text:style-name="Internet_20_link" text:visited-style-name="Visited_20_Internet_20_Link">
 відеозверненні </text:a>
за результатами засідання Ради нацбезпеки і оборони, передає Укрінформ.</text:p>
      <text:p text:style-name="P4">
_Відео:<text:a xlink:type="simple" xlink:href="http://t.me/V_Zelenskiy_official/6690" text:style-name="Internet_20_link" text:visited-style-name="Visited_20_Internet_20_Link">
 Офіс Президента, Телеграм </text:a>
 _</text:p>
      <text:p text:style-name="P4">
«Сьогодні розглянули ситуацію з укриттями в областях, районах та містах, яківорог тероризує найбільш інтенсивно. Висновки невтішні майже по всій країні.Це і Київ, і Запоріжжя, і Харків, і Дніпро, і Конотоп, і Біла Церква, і багатоінших міст. Особливо цинічна та ганебна ситуація в тих містах, які маютьзначний фінансовий ресурс, але, на жаль, інші пріоритети. Кадрові рішеннябудуть», - наголосив <text:a xlink:type="simple" xlink:href="https://www.ukrinform.ua/tag-zelenskij" text:style-name="Internet_20_link" text:visited-style-name="Visited_20_Internet_20_Link">
 Зеленський </text:a>
 .</text:p>
      <text:p text:style-name="P4">
<text:span text:style-name="T4">
Читайте також:</text:span>
 <text:a xlink:type="simple" xlink:href="https://www.ukrinform.ua/rubric-kyiv/3726347-arestovanomu-u-spravi-pro-zakrite-ukritta-cinovniku-kmda-ogolosili-se-odnu-pidozru.html" text:style-name="Internet_20_link" text:visited-style-name="Visited_20_Internet_20_Link">
 Арештованому у справі про закрите <text:span text:style-name="T4">
укриття</text:span>
 чиновникуКМДА оголосили ще одну підозру </text:a>
</text:p>
      <text:p text:style-name="P4">
Він підкреслив, що доступні та надійні укриття по всій країні мають бути - ібудуть - пріоритетом для керівників усіх рівнів.</text:p>
      <text:p text:style-name="P4">
За словами Зеленського, Генпрокурор Андрій Костін поінформував РНБО про роботуорганів прокуратури щодо повернення приміщень укриттів, які були незаконновиведені з власності громад. За його даними, на сьогодні вже більше 400 такихпозовів подано по країні.</text:p>
      <text:p text:style-name="P4">
Як повідомлялося, 23 червня <text:a xlink:type="simple" xlink:href="https://www.ukrinform.ua/rubric-polytics/3726823-zelenskij-proviv-zasidanna-rnbo.html" text:style-name="Internet_20_link" text:visited-style-name="Visited_20_Internet_20_Link">
 відбулося засідання</text:a>
 Ради національної безпеки й оборони щодо стану бомбосховищ, судовоїреформи та євроінтеграційних питань.</text:p>
      <text:p text:style-name="P4">
<text:span text:style-name="T5">
Фото: ОП</text:span>
</text:p>
      <text:p text:style-name="P4">
Source: <text:a xlink:type="simple" xlink:href="https://www.ukrinform.ua/rubric-polytics/3726862-budut-kadrovi-risenna-zelenskij-pro-rozglad-na-rnbo-situacii-z-ukrittami.html" text:style-name="Internet_20_link" text:visited-style-name="Visited_20_Internet_20_Link">
https://www.ukrinform.ua/rubric-polytics/3726862-budut-kadrovi-risenna-zelenskij-pro-rozglad-na-rnbo-situacii-z-ukrittami.html</text:a>
</text:p>
      <!--NEWS-->
      <text:h text:style-name="P10" text:outline-level="1">
<text:span text:style-name="T4">
Представники Посольства у Грузії зустрілися з українськими дітьми, які постраждали від нападу РФ</text:span>
</text:h>
      <text:p text:style-name="P4">
Authors: Ukrinform (Person)</text:p>
      <text:p text:style-name="P4">
Publisher: Укринформ (Organization)</text:p>
      <text:p text:style-name="P4">
Published Time: 2023-06-23T17:04:00+03:00</text:p>
      <text:p text:style-name="P4">
Modified Time: 2023-06-23T17:04:00+03:00</text:p>
      <text:p text:style-name="P4">
Description: Представники Посольства України та Альянсу грузинсько-української дружби 23 червня зустрілися з українськими дітьми, які прибули на відпочинок до Грузії. — Укрінформ.</text:p>
      <text:p text:style-name="P4">
Images: ['<text:a xlink:type="simple" xlink:href="https://static.ukrinform.com/photos/2023_06/thumb_files/630_360_1687528668-400.jpg" text:style-name="Internet_20_link" text:visited-style-name="Visited_20_Internet_20_Link">
630_360_16875...</text:a>
']</text:p>
      <text:p text:style-name="P4">
Tags: ['Діти', 'Грузія', 'Посольство', 'Війна з Росією']</text:p>
      <text:p text:style-name="P4">
Type: Article</text:p>
      <!--METADATA-->
      <text:p text:style-name="P4">
<draw:frame draw:style-name="fr1" draw:name="Image110" text:anchor-type="as-char" svg:width="6.9236in" svg:height="3.956343in" draw:z-index="0">
<draw:image xlink:href="../Images/yкринформ/2023-06-23T17-04-00-03-00/630_360_1687528668-400.jpg" xlink:type="simple" xlink:show="embed" xlink:actuate="onLoad" draw:mime-type="image/jpeg"/>
</draw:frame>
Представники Посольства України та Альянсу грузинсько-української дружби 23червня зустрілися з українськими дітьми, які прибули на відпочинок до Грузії.</text:p>
      <text:p text:style-name="P4">
Як передає Укрінформ, про це у <text:a xlink:type="simple" xlink:href="https://www.facebook.com/permalink.php" text:style-name="Internet_20_link" text:visited-style-name="Visited_20_Internet_20_Link">
 Фейсбуці</text:a>
повідомило Посольство України в Грузії.</text:p>
      <text:p text:style-name="P4">
</text:p>
      <text:p text:style-name="P4">
Присутні побажали дітям, які постраждали через варварську війну Росії протиУкраїни та перебувають у Грузії з 16 червня по 26 липня разом ізсупроводжуючими особами, незабутніх вражень і цікавих пригод в гостиннійГрузії, нових друзів, а також успіхів у навчанні та розвитку власногопотенціалу.</text:p>
      <text:p text:style-name="P4">
</text:p>
      <text:p text:style-name="P4">
У рамках програми перебування діти візьмуть участь у різноманітнихрозважальних та пізнавальних заходах, зокрема у м.Тбілісі та Кахетії.</text:p>
      <text:p text:style-name="P4">
</text:p>
      <text:p text:style-name="P4">
Діти вже побували в сонячній Аджарії, де засмагали на сонці та насолодилисячудовими аджарськими краєвидами.</text:p>
      <text:p text:style-name="P4">
</text:p>
      <text:p text:style-name="P4">
У Посольстві зауважили, що ця приємна подія відбулась в результаті плідноїспівпраці Співголів міжпарламентської групи дружби Україна-Грузія – народногодепутата України Людмили Марченко та віцеспікера Парламенту Грузії АрчілаТалаквадзе.</text:p>
      <text:p text:style-name="P4">
</text:p>
      <text:p text:style-name="P4">
Нагадаємо, 15 червня у Тбілісі, в Українському секторі у школі № 220, запідтримки Посольства України в Грузії <text:a xlink:type="simple" xlink:href="https://www.ukrinform.ua/rubric-diaspora/3723666-u-tbilisi-dla-ukrainskih-ucniv-proveli-zahid-konstitucia-dla-vsih.html" text:style-name="Internet_20_link" text:visited-style-name="Visited_20_Internet_20_Link">
 відбувся</text:a>
 захід «Конституція для всіх».</text:p>
      <text:p text:style-name="P4">
<text:span text:style-name="T5">
Фото: Посольство України в Грузії / Фейсбук</text:span>
</text:p>
      <text:p text:style-name="P4">
Source: <text:a xlink:type="simple" xlink:href="https://www.ukrinform.ua/rubric-diaspora/3726863-predstavniki-posolstva-u-gruzii-zustrilisa-z-ukrainskimi-ditmi-aki-postrazdali-vid-napadu-rf.html" text:style-name="Internet_20_link" text:visited-style-name="Visited_20_Internet_20_Link">
https://www.ukrinform.ua/rubric-diaspora/3726863-predstavniki-posolstva-u-gruzii-zustrilisa-z-ukrainskimi-ditmi-aki-postrazdali-vid-napadu-rf.html</text:a>
</text:p>
      <!--NEWS-->
      <text:h text:style-name="P10" text:outline-level="1">
<text:span text:style-name="T4">
Спеціальна комісія перевірить стан мостів і шляхопроводів по Україні – Президент</text:span>
</text:h>
      <text:p text:style-name="P4">
Authors: Ukrinform (Person)</text:p>
      <text:p text:style-name="P4">
Publisher: Укринформ (Organization)</text:p>
      <text:p text:style-name="P4">
Published Time: 2023-06-23T17:09:00+03:00</text:p>
      <text:p text:style-name="P4">
Modified Time: 2023-06-23T17:09:00+03:00</text:p>
      <text:p text:style-name="P4">
Description: Рада національної безпеки й оборони створила комісію на чолі з віцепрем’єр-міністром з відновлення – міністром розвитку громад, територій та інфраструктури Олександром Кубраковим щодо перевірки стану мостів і шляхопроводів по всій Україні. — Укрінформ.</text:p>
      <text:p text:style-name="P4">
Images: ['<text:a xlink:type="simple" xlink:href="https://static.ukrinform.com/photos/2022_07/thumb_files/630_360_1657829957-221.jpeg" text:style-name="Internet_20_link" text:visited-style-name="Visited_20_Internet_20_Link">
630_360_16578...</text:a>
']</text:p>
      <text:p text:style-name="P4">
Tags: ['Дороги', 'РНБО', 'Міст', 'Зеленський']</text:p>
      <text:p text:style-name="P4">
Type: Article</text:p>
      <!--METADATA-->
      <text:p text:style-name="P4">
<draw:frame draw:style-name="fr1" draw:name="Image116" text:anchor-type="as-char" svg:width="6.9236in" svg:height="3.956343in" draw:z-index="0">
<draw:image xlink:href="../Images/yкринформ/2023-06-23T17-09-00-03-00/630_360_1657829957-221.jpeg" xlink:type="simple" xlink:show="embed" xlink:actuate="onLoad" draw:mime-type="image/jpeg"/>
</draw:frame>
 Раданаціональної безпеки й оборони створила комісію на чолі з віцепрем’єр-міністром з відновлення – міністром розвитку громад, територій таінфраструктури Олександром Кубраковим щодо перевірки стану мостів ішляхопроводів по всій Україні.</text:p>
      <text:p text:style-name="P4">
Про це повідомив Президент Володимир Зеленський у <text:a xlink:type="simple" xlink:href="https://t.me/V_Zelenskiy_official/6690" text:style-name="Internet_20_link" text:visited-style-name="Visited_20_Internet_20_Link">
 відеозверненні</text:a>
 за результатами засідання РНБО,передає Укрінформ.</text:p>
      <text:p text:style-name="P4">
"Прем’єр-міністр Шмигаль доповів також щодо складної ситуації зі станом <text:a xlink:type="simple" xlink:href="https://www.ukrinform.ua/tag-mist" text:style-name="Internet_20_link" text:visited-style-name="Visited_20_Internet_20_Link">
мостів </text:a>
 і мостових переходів. Найбільшіміста, зокрема Київ. Стан відверто небезпечний. Є рішення РНБО створитикомісію з перевірки всіх мостів, шляхопроводів по всій країні. Відповідальнийза перевірку віцепремʼєр-міністр Кубраков", - поінформував Президент.</text:p>
      <text:p text:style-name="P4">
_Відео:<text:a xlink:type="simple" xlink:href="https://t.me/V_Zelenskiy_official/6690" text:style-name="Internet_20_link" text:visited-style-name="Visited_20_Internet_20_Link">
 ОП </text:a>
 _</text:p>
      <text:p text:style-name="P4">
<text:span text:style-name="T4">
Читайте також:</text:span>
 <text:a xlink:type="simple" xlink:href="https://www.ukrinform.ua/rubric-polytics/3726862-budut-kadrovi-risenna-zelenskij-pro-rozglad-na-rnbo-situacii-z-ukrittami.html" text:style-name="Internet_20_link" text:visited-style-name="Visited_20_Internet_20_Link">
 Будуть кадрові рішення: Зеленський про розгляд на РНБОситуації з укриттями </text:a>
</text:p>
      <text:p text:style-name="P4">
Як <text:a xlink:type="simple" xlink:href="https://www.ukrinform.ua/rubric-polytics/3726823-zelenskij-proviv-zasidanna-rnbo.html" text:style-name="Internet_20_link" text:visited-style-name="Visited_20_Internet_20_Link">
 повідомлялося </text:a>
 , 23 червня відбулосязасідання Ради національної безпеки й оборони щодо стану бомбосховищ, судовоїреформи та євроінтеграційних питань.</text:p>
      <text:p text:style-name="P4">
<text:span text:style-name="T5">
Фото: ОП</text:span>
</text:p>
      <text:p text:style-name="P4">
Source: <text:a xlink:type="simple" xlink:href="https://www.ukrinform.ua/rubric-vidbudova/3726869-specialna-komisia-perevirit-stan-mostiv-i-slahoprovodiv-po-ukraini-prezident.html" text:style-name="Internet_20_link" text:visited-style-name="Visited_20_Internet_20_Link">
https://www.ukrinform.ua/rubric-vidbudova/3726869-specialna-komisia-perevirit-stan-mostiv-i-slahoprovodiv-po-ukraini-prezident.html</text:a>
</text:p>
      <!--NEWS-->
      <text:h text:style-name="P10" text:outline-level="1">
<text:span text:style-name="T4">
У Японії померла перша людина у світі від вірусу Оз</text:span>
</text:h>
      <text:p text:style-name="P4">
Authors: Ukrinform (Person)</text:p>
      <text:p text:style-name="P4">
Publisher: Укринформ (Organization)</text:p>
      <text:p text:style-name="P4">
Published Time: 2023-06-23T17:10:00+03:00</text:p>
      <text:p text:style-name="P4">
Modified Time: 2023-06-23T17:10:00+03:00</text:p>
      <text:p text:style-name="P4">
Description: Японська влада заявила 23 червня про перший у світі смертельний випадок після зараження вірусом Оз. — Укрінформ.</text:p>
      <text:p text:style-name="P4">
Images: ['<text:a xlink:type="simple" xlink:href="https://static.ukrinform.com/photos/2020_04/thumb_files/630_360_1586169541-540.jpg" text:style-name="Internet_20_link" text:visited-style-name="Visited_20_Internet_20_Link">
630_360_15861...</text:a>
']</text:p>
      <text:p text:style-name="P4">
Tags: ['Японія', 'Смерть', 'Вірус', 'Хвороба']</text:p>
      <text:p text:style-name="P4">
Type: Article</text:p>
      <!--METADATA-->
      <text:p text:style-name="P4">
<draw:frame draw:style-name="fr1" draw:name="Image117" text:anchor-type="as-char" svg:width="6.9236in" svg:height="3.956343in" draw:z-index="0">
<draw:image xlink:href="../Images/yкринформ/2023-06-23T17-10-00-03-00/630_360_1586169541-540.jpg" xlink:type="simple" xlink:show="embed" xlink:actuate="onLoad" draw:mime-type="image/jpeg"/>
</draw:frame>
 Японськавлада заявила 23 червня про перший у світі смертельний випадок після зараженнявірусом Оз.</text:p>
      <text:p text:style-name="P4">
Як передає Укрінформ, про це повідомляє <text:a xlink:type="simple" xlink:href="https://english.kyodonews.net/news/2023/06/c495dc66c50e-woman-in-japan-dies-of-oz-virus-in-world-1st-possibly-tick-borne.html" text:style-name="Internet_20_link" text:visited-style-name="Visited_20_Internet_20_Link">
 Kyodо News</text:a>
 .</text:p>
      <text:p text:style-name="P4">
За даними влади префектури Ібаракі та Міністерства охорони здоров’я <text:a xlink:type="simple" xlink:href="https://www.ukrinform.ua/tag-aponia" text:style-name="Internet_20_link" text:visited-style-name="Visited_20_Internet_20_Link">
 Японії</text:a>
 , жінка звернулася до медичного закладувлітку 2022 року після того, як у неї з’явилися симптоми, включаючи лихоманкута втому.</text:p>
      <text:p text:style-name="P4">
Лікарі діагностували у неї пневмонію, але після погіршення стану пацієнтки їїгоспіталізували, а на правому стегні виявили кліща.</text:p>
      <text:p text:style-name="P4">
<text:span text:style-name="T4">
Читайте також:</text:span>
 <text:a xlink:type="simple" xlink:href="https://www.ukrinform.ua/rubric-world/3726459-u-evropi-zrostae-rizik-zahvoruvan-aki-peredautsa-komarami.html" text:style-name="Internet_20_link" text:visited-style-name="Visited_20_Internet_20_Link">
 У Європі зростає ризик захворювань, які передаютьсякомарами </text:a>
</text:p>
      <text:p text:style-name="P4">
Вона померла від міокардиту, що є запаленням серцевого м’яза, через 26 днівпісля госпіталізації. Згідно з даними Національного інституту інфекційнихзахворювань у Токіо, на даний час проти вірусу Оз не існує вакцини.</text:p>
      <text:p text:style-name="P4">
Зазначається, що вперше вірус був виявлений у 2018 році у кліщі Amblyommatestudinarium, знайденому в західній префектурі Ехіме.</text:p>
      <text:p text:style-name="P4">
Згідно з даними Націнституту, вірус Оз передається через укус кліща, якийіснує на великій території Японії.</text:p>
      <text:p text:style-name="P4">
<text:span text:style-name="T4">
Читайте також:</text:span>
 <text:a xlink:type="simple" xlink:href="https://www.ukrinform.ua/rubric-society/3711367-pandemia-zmusila-zamislitisa-nad-cinnistu-zitta-psihoterapevt.html" text:style-name="Internet_20_link" text:visited-style-name="Visited_20_Internet_20_Link">
 <text:span text:style-name="T4">
Пандемія</text:span>
 змусила замислитися над цінністю життя -психотерапевт </text:a>
</text:p>
      <text:p text:style-name="P4">
Антитіла були виявлені у диких мавп, кабанів і оленів у префектурі Тібапоблизу Токіо, центральних префектурах Гіфу та Міє, західних префектурахВакаяма та Ямагуті та південно-західній префектурі Оїта.</text:p>
      <text:p text:style-name="P4">
Повідомляється, що у двох мисливців в Ямагуті також виявили антитіла.</text:p>
      <text:p text:style-name="P4">
В Інституті заявили, що зараження вірусом не обов’язково є смертельним, аленеобхідно провести додаткові дослідження щодо його симптомів і небезпеки.</text:p>
      <text:p text:style-name="P4">
Як повідомляв Укрінформ, у 2022 році в Європі було зафіксовано майже стільки жлокальних <text:a xlink:type="simple" xlink:href="https://www.ukrinform.ua/rubric-world/3726459-u-evropi-zrostae-rizik-zahvoruvan-aki-peredautsa-komarami.html" text:style-name="Internet_20_link" text:visited-style-name="Visited_20_Internet_20_Link">
 випадків лихоманки Денге </text:a>
, скільки за попередні 11 років.</text:p>
      <text:p text:style-name="P4">
Source: <text:a xlink:type="simple" xlink:href="https://www.ukrinform.ua/rubric-world/3726870-v-aponii-pomerla-persa-ludina-u-sviti-vid-virusu-oz.html" text:style-name="Internet_20_link" text:visited-style-name="Visited_20_Internet_20_Link">
https://www.ukrinform.ua/rubric-world/3726870-v-aponii-pomerla-persa-ludina-u-sviti-vid-virusu-oz.html</text:a>
</text:p>
      <!--NEWS-->
      <text:h text:style-name="P10" text:outline-level="1">
<text:span text:style-name="T4">
Єрусалим попросив Москву «не читати лекцій» щодо України</text:span>
</text:h>
      <text:p text:style-name="P4">
Authors: Ukrinform (Person)</text:p>
      <text:p text:style-name="P4">
Publisher: Укринформ (Organization)</text:p>
      <text:p text:style-name="P4">
Published Time: 2023-06-23T17:16:43+03:00</text:p>
      <text:p text:style-name="P4">
Modified Time: 2023-06-23T17:16:43+03:00</text:p>
      <text:p text:style-name="P4">
Description: Єрусалим попросив владу РФ "не читати лекцій". Це стало відповіддю на заяву Москви із звинуваченням посла Ізраїлю в Україні Міхаеля Бродського у "прославлянні нацизму". — Укрінформ.</text:p>
      <text:p text:style-name="P4">
Images: ['<text:a xlink:type="simple" xlink:href="https://static.ukrinform.com/photos/2023_06/thumb_files/630_360_1687529171-315.jpg" text:style-name="Internet_20_link" text:visited-style-name="Visited_20_Internet_20_Link">
630_360_16875...</text:a>
']</text:p>
      <text:p text:style-name="P4">
Tags: ['Ізраїль', 'Україна', 'Агресія РФ']</text:p>
      <text:p text:style-name="P4">
Type: Article</text:p>
      <!--METADATA-->
      <text:p text:style-name="P4">
<draw:frame draw:style-name="fr1" draw:name="Image118" text:anchor-type="as-char" svg:width="6.9236in" svg:height="3.956343in" draw:z-index="0">
<draw:image xlink:href="../Images/yкринформ/2023-06-23T17-16-43-03-00/630_360_1687529171-315.jpg" xlink:type="simple" xlink:show="embed" xlink:actuate="onLoad" draw:mime-type="image/jpeg"/>
</draw:frame>
 Єрусалимпопросив владу РФ "не читати лекцій". Це стало відповіддю на заяву Москви іззвинуваченням посла Ізраїлю в Україні Міхаеля Бродського у "прославляннінацизму".</text:p>
      <text:p text:style-name="P4">
Як передає Укрінформ, про це написав спікер МЗС Ізраїлю Ліора Хаята у <text:a xlink:type="simple" xlink:href="https://twitter.com/LiorHaiat/status/1672151418193555457" text:style-name="Internet_20_link" text:visited-style-name="Visited_20_Internet_20_Link">
Твіттері </text:a>
 <text:a xlink:type="simple" xlink:href="https://twitter.com/LiorHaiat/status/1672151418193555457" text:style-name="Internet_20_link" text:visited-style-name="Visited_20_Internet_20_Link">
 .</text:a>
</text:p>
      <text:p text:style-name="P4">
"Немає жодних змін у політиці Ізраїлю, який категорично виступає проти тавідкидає героїзацію злочинців, які співпрацювали з нацистами у вбивствієвреїв.</text:p>
      <text:p text:style-name="P4">
Жодна сторона не повинна читати лекції Державі <text:a xlink:type="simple" xlink:href="https://www.ukrinform.ua/tag-izrail" text:style-name="Internet_20_link" text:visited-style-name="Visited_20_Internet_20_Link">
 Ізраїль</text:a>
 , Міністерству закордонних справІзраїлю чи його дипломатам про важливість збереження пам’яті про Голокост абопро війну з викривленням історії", - йдеться у повідомленні.</text:p>
      <text:p text:style-name="P4">
Як повідомлялося у <text:a xlink:type="simple" xlink:href="https://www.rbc.ua/rus/news/zaharova-zvinuvatila-posla-izrayilyu-proslavlenni-1687520469.html" text:style-name="Internet_20_link" text:visited-style-name="Visited_20_Internet_20_Link">
 ЗМІ </text:a>
 <text:a xlink:type="simple" xlink:href="https://www.rbc.ua/rus/news/zaharova-zvinuvatila-posla-izrayilyu-proslavlenni-1687520469.html" text:style-name="Internet_20_link" text:visited-style-name="Visited_20_Internet_20_Link">
 ,</text:a>
 нещодавно посол Ізраїлю в Україні МіхаельБродський дав інтерв'ю, в якому заявив, що попри історичні розбіжностіЄрусалим підтримує Україну. Він мав на увазі діяльність українськихнаціоналістів XX століття Степана Бандери, Романа Шухевича та Андрія Мельника.</text:p>
      <text:p text:style-name="P4">
<text:span text:style-name="T4">
Читайте також:</text:span>
 <text:a xlink:type="simple" xlink:href="https://www.ukrinform.ua/rubric-polytics/3726815-netanagu-poasniv-poziciu-izrailu-sodo-vijskovoi-dopomogi-ukraini.html" text:style-name="Internet_20_link" text:visited-style-name="Visited_20_Internet_20_Link">
 Нетаньягу пояснив позицію <text:span text:style-name="T4">
Ізраїлю</text:span>
 щодо військовоїдопомоги Україні </text:a>
</text:p>
      <text:p text:style-name="P4">
Представниця МЗС РФ Марія Захарова звинуватила ізраїльського дипломата у"підтримці нацистів". Пропагандистка також не втрималася від розповсюдженняфейків про Україну.</text:p>
      <text:p text:style-name="P4">
Source: <text:a xlink:type="simple" xlink:href="https://www.ukrinform.ua/rubric-world/3726873-erusalim-poprosiv-moskvu-ne-citati-lekcij-sodo-ukraini.html" text:style-name="Internet_20_link" text:visited-style-name="Visited_20_Internet_20_Link">
https://www.ukrinform.ua/rubric-world/3726873-erusalim-poprosiv-moskvu-ne-citati-lekcij-sodo-ukraini.html</text:a>
</text:p>
      <!--NEWS-->
      <text:h text:style-name="P10" text:outline-level="1">
<text:span text:style-name="T4">
В Україні - майже 700 випадків загибелі та травмування цивільних від мін</text:span>
</text:h>
      <text:p text:style-name="P4">
Authors: Ukrinform (Person)</text:p>
      <text:p text:style-name="P4">
Publisher: Укринформ (Organization)</text:p>
      <text:p text:style-name="P4">
Published Time: 2023-06-23T17:19:19+03:00</text:p>
      <text:p text:style-name="P4">
Modified Time: 2023-06-23T17:19:19+03:00</text:p>
      <text:p text:style-name="P4">
Description: В Україні зафіксовано близько 700 випадків загибелі і травмування цивільних громадян від вибухонебезпечних предметів. — Укрінформ.</text:p>
      <text:p text:style-name="P4">
Images: ['<text:a xlink:type="simple" xlink:href="https://static.ukrinform.com/photos/2022_04/thumb_files/630_360_1650332659-690.jpg" text:style-name="Internet_20_link" text:visited-style-name="Visited_20_Internet_20_Link">
630_360_16503...</text:a>
']</text:p>
      <text:p text:style-name="P4">
Tags: ['Міна', 'Загибель', 'Травма', 'Війна з Росією', 'Єдині новини']</text:p>
      <text:p text:style-name="P4">
Type: Article</text:p>
      <!--METADATA-->
      <text:p text:style-name="P4">
<draw:frame draw:style-name="fr1" draw:name="Image119" text:anchor-type="as-char" svg:width="6.9236in" svg:height="3.956343in" draw:z-index="0">
<draw:image xlink:href="../Images/yкринформ/2023-06-23T17-19-19-03-00/630_360_1650332659-690.jpg" xlink:type="simple" xlink:show="embed" xlink:actuate="onLoad" draw:mime-type="image/jpeg"/>
</draw:frame>
 В Українізафіксовано близько 700 випадків загибелі і травмування цивільних громадян відвибухонебезпечних предметів.</text:p>
      <text:p text:style-name="P4">
Про це в ефірі загальнонаціонального телемарафону «Єдині новини» повідомивначальник відділу організації роботи з гуманітарного розмінування <text:a xlink:type="simple" xlink:href="https://www.ukrinform.ua/tag-dsns" text:style-name="Internet_20_link" text:visited-style-name="Visited_20_Internet_20_Link">
 ДСНС</text:a>
 Сергій Рева, передає кореспондентУкрінформу.</text:p>
      <text:p text:style-name="P4">
«Війна вносить свої корективи у життя людей, і громадяни стали більшобережними. Але разом із тим щотижня по Україні фіксується той чи іншийвипадок, коли є травмування чи, на жаль, загибель людей. І станом на сьогодні,на жаль, ми маємо цифру у близько 700 зафіксованих випадків – це тих, колилюди травмувалися або загинули від ВНП», - сказав він.</text:p>
      <text:p text:style-name="P4">
<text:span text:style-name="T4">
Читайте також:</text:span>
 <text:a xlink:type="simple" xlink:href="https://www.ukrinform.ua/rubric-society/3726488-svejcaria-nadast-ukraini-ponad-13-miljona-na-rozminuvanna-teritorij.html" text:style-name="Internet_20_link" text:visited-style-name="Visited_20_Internet_20_Link">
 Швейцарія надасть Україні понад $1,3 мільйона на<text:span text:style-name="T4">
розмінування</text:span>
 територій </text:a>
</text:p>
      <text:p text:style-name="P4">
Представник ДСНС навів також дані від Мінреінтеграції про те, що в Україні відмін загинуло близько 200 людей, і серед них є діти.</text:p>
      <text:p text:style-name="P4">
«Тому робота з розмінування – це не тільки знешкодження ВНП, це і проведенняроз’яснювальної роботи серед населення, доведення до них правил, рекомендаційщодо того, коли людина щось виявила (підозрілий предмет – ред.), що їйпотрібно при цьому робити», - зазначив Рева.</text:p>
      <text:p text:style-name="P4">
<text:span text:style-name="T4">
Читайте також:</text:span>
 <text:a xlink:type="simple" xlink:href="https://www.ukrinform.ua/rubric-economy/3726673-danska-j-horvatska-kompanii-viroblatimut-v-ukraini-tehniku-dla-rozminuvanna.html" text:style-name="Internet_20_link" text:visited-style-name="Visited_20_Internet_20_Link">
 Данська й хорватська компанії вироблятимуть в Українітехніку для <text:span text:style-name="T4">
розмінування</text:span>
 </text:a>
</text:p>
      <text:p text:style-name="P4">
Як повідомлялося, на Харківщині через вибух протипіхотної міни постраждавлітній чоловік.</text:p>
      <text:p text:style-name="P4">
Source: <text:a xlink:type="simple" xlink:href="https://www.ukrinform.ua/rubric-society/3726875-v-ukraini-majze-700-vipadkiv-zagibeli-ta-travmuvanna-civilnih-vid-min.html" text:style-name="Internet_20_link" text:visited-style-name="Visited_20_Internet_20_Link">
https://www.ukrinform.ua/rubric-society/3726875-v-ukraini-majze-700-vipadkiv-zagibeli-ta-travmuvanna-civilnih-vid-min.html</text:a>
</text:p>
      <!--NEWS-->
      <text:h text:style-name="P10" text:outline-level="1">
<text:span text:style-name="T4">
В Україні випустять новий поштовий набір, присвячений ГУР</text:span>
</text:h>
      <text:p text:style-name="P4">
Authors: Ukrinform (Person)</text:p>
      <text:p text:style-name="P4">
Publisher: Укринформ (Organization)</text:p>
      <text:p text:style-name="P4">
Published Time: 2023-06-23T17:21:00+03:00</text:p>
      <text:p text:style-name="P4">
Modified Time: 2023-06-23T17:21:00+03:00</text:p>
      <text:p text:style-name="P4">
Description: АТ «Укрпошта» відкрило передзамовлення поштового набору «Головне управління розвідки Міністерства оборони України»; введення в обіг заплановане на 30 червня. — Укрінформ.</text:p>
      <text:p text:style-name="P4">
Images: ['<text:a xlink:type="simple" xlink:href="https://static.ukrinform.com/photos/2023_06/thumb_files/630_360_1687529796-804.jpeg" text:style-name="Internet_20_link" text:visited-style-name="Visited_20_Internet_20_Link">
630_360_16875...</text:a>
']</text:p>
      <text:p text:style-name="P4">
Tags: ['Марка', 'Розвідка', 'Укрпошта']</text:p>
      <text:p text:style-name="P4">
Type: Article</text:p>
      <!--METADATA-->
      <text:p text:style-name="P4">
<draw:frame draw:style-name="fr1" draw:name="Image120" text:anchor-type="as-char" svg:width="6.9236in" svg:height="3.956343in" draw:z-index="0">
<draw:image xlink:href="../Images/yкринформ/2023-06-23T17-21-00-03-00/630_360_1687529796-804.jpeg" xlink:type="simple" xlink:show="embed" xlink:actuate="onLoad" draw:mime-type="image/jpeg"/>
</draw:frame>
 АТ«Укрпошта» відкрило передзамовлення поштового набору «Головне управліннярозвідки Міністерства оборони України»; введення в обіг заплановане на 30червня.</text:p>
      <text:p text:style-name="P4">
Про це повідомляє пресслужба <text:a xlink:type="simple" xlink:href="https://postmark.ukrposhta.ua/index.php" text:style-name="Internet_20_link" text:visited-style-name="Visited_20_Internet_20_Link">
 Укрпошти</text:a>
, передає Укрінформ.</text:p>
      <text:p text:style-name="P4">
« <text:a xlink:type="simple" xlink:href="https://www.ukrinform.ua/tag-ukrposta" text:style-name="Internet_20_link" text:visited-style-name="Visited_20_Internet_20_Link">
 Поштовий </text:a>
 випуск присвяченийзахисникам і захисницям України, які боронять священну українську землю, ітим, хто віддав своє життя, захищаючи суверенітет і територіальну цілісністьнашої держави», - йдеться в повідомленні.</text:p>
      <text:p text:style-name="P4">
</text:p>
      <text:p text:style-name="P4">
До набору входять аркуш «Головне управління розвідки Міністерства оборониУкраїни» серії «Слава Силам оборони і безпеки України!», конверт «Головнеуправління розвідки Міністерства оборони України» та картка «Головнеуправління розвідки Міністерства оборони України».</text:p>
      <text:p text:style-name="P4">
Кількість марок в аркуші — 5+1 купон. Тираж марки — 1 075 000 примірників.Вартість набору — 166 грн, вона містить благодійну складову.</text:p>
      <text:p text:style-name="P4">
<text:span text:style-name="T4">
Читайте також:</text:span>
 <text:a xlink:type="simple" xlink:href="https://www.ukrinform.ua/rubric-society/3707121-ukrposta-predstavila-novu-marku-do-dna-evropi-mir-najvisa-cinnist-ludstva.html" text:style-name="Internet_20_link" text:visited-style-name="Visited_20_Internet_20_Link">
 Укрпошта представила нову марку до Дня Європи «Мир –найвища цінність людства» </text:a>
</text:p>
      <text:p text:style-name="P4">
Наразі товар доступний для передзамовлення. Його буде надіслано з 30 червня2023 року.</text:p>
      <text:p text:style-name="P4">
Як <text:a xlink:type="simple" xlink:href="https://www.ukrinform.ua/rubric-regions/3726508-u-lvovi-pogasili-marki-na-cest-poleglih-ukrainskih-prikordonnikiv.html" text:style-name="Internet_20_link" text:visited-style-name="Visited_20_Internet_20_Link">
 повідомлялося </text:a>
 , у ЛьвівськійОВА погасили марки на честь полеглих українських прикордонників - ГероївУкраїни.</text:p>
      <text:p text:style-name="P4">
<text:span text:style-name="T5">
Фото: t.me/igorsmelyansky</text:span>
</text:p>
      <text:p text:style-name="P4">
Source: <text:a xlink:type="simple" xlink:href="https://www.ukrinform.ua/rubric-society/3726876-v-ukraini-vipustat-novij-postovij-nabir-prisvacenij-gur.html" text:style-name="Internet_20_link" text:visited-style-name="Visited_20_Internet_20_Link">
https://www.ukrinform.ua/rubric-society/3726876-v-ukraini-vipustat-novij-postovij-nabir-prisvacenij-gur.html</text:a>
</text:p>
      <!--NEWS-->
      <text:h text:style-name="P10" text:outline-level="1">
<text:span text:style-name="T4">
Українське дунайське пароплавство виставило на аукціон свої послуги з агроперевезення</text:span>
</text:h>
      <text:p text:style-name="P4">
Authors: Ukrinform (Person)</text:p>
      <text:p text:style-name="P4">
Publisher: Укринформ (Organization)</text:p>
      <text:p text:style-name="P4">
Published Time: 2023-06-23T17:21:39+03:00</text:p>
      <text:p text:style-name="P4">
Modified Time: 2023-06-23T17:21:39+03:00</text:p>
      <text:p text:style-name="P4">
Description: Через високий попит на перевезення агропродукції з дунайських портів ПрАТ «Українське дунайське пароплавство» пропонує свої послуги через тендерні закупівлі. — Укрінформ.</text:p>
      <text:p text:style-name="P4">
Images: ['<text:a xlink:type="simple" xlink:href="https://static.ukrinform.com/photos/2023_06/thumb_files/630_360_1687530012-487.jpg" text:style-name="Internet_20_link" text:visited-style-name="Visited_20_Internet_20_Link">
630_360_16875...</text:a>
']</text:p>
      <text:p text:style-name="P4">
Tags: ['Аукціон', 'Аграрії', 'Українське Дунайське пароплавство']</text:p>
      <text:p text:style-name="P4">
Type: Article</text:p>
      <!--METADATA-->
      <text:p text:style-name="P4">
<draw:frame draw:style-name="fr1" draw:name="Image122" text:anchor-type="as-char" svg:width="6.9236in" svg:height="3.956343in" draw:z-index="0">
<draw:image xlink:href="../Images/yкринформ/2023-06-23T17-21-39-03-00/630_360_1687530012-487.jpg" xlink:type="simple" xlink:show="embed" xlink:actuate="onLoad" draw:mime-type="image/jpeg"/>
</draw:frame>
 Черезвисокий попит на перевезення агропродукції з дунайських портів ПрАТ«Українське дунайське пароплавство» пропонує свої послуги через тендернізакупівлі.</text:p>
      <text:p text:style-name="P4">
Про це повідомив генеральний директор УДП Дмитро Москаленко у <text:a xlink:type="simple" xlink:href="https://www.facebook.com/permalink.php" text:style-name="Internet_20_link" text:visited-style-name="Visited_20_Internet_20_Link">
 Фейсбуці</text:a>
, передає Укрінформ.</text:p>
      <text:p text:style-name="P4">
Як зауважив очільник порту, через те що перевезення агропродукції зукраїнських дунайських портів до румунського порту Констанца залишаєтьсянайбільш стабільним логістичним напрямом, на нього повертається ажіотажнийпопит. Відтак, деякі приватні судновласники вже почали стрімко підвищуватиставки річкового фрахту.</text:p>
      <text:p text:style-name="P4">
«УДП завжди було прихильником прогнозованого, але ринкового та прозорогомеханізму формування <text:a xlink:type="simple" xlink:href="https://www.ukrinform.ua/tag-tarif" text:style-name="Internet_20_link" text:visited-style-name="Visited_20_Internet_20_Link">
 тарифів </text:a>
 . Зогляду на дуже високу кількість заявок від клієнтів, послуги по перевезеннюагропродукціі на липень виставляємо на тендер», - зазначив Москаленко.</text:p>
      <text:p text:style-name="P4">
<text:span text:style-name="T4">
Читайте також:</text:span>
 <text:a xlink:type="simple" xlink:href="https://www.ukrinform.ua/rubric-economy/3726850-ukraina-planue-zbilsiti-propusknu-spromoznist-dunajskogo-klastera-do-30-miljoniv-tonn.html" text:style-name="Internet_20_link" text:visited-style-name="Visited_20_Internet_20_Link">
 Україна планує збільшити пропускну спроможність<text:span text:style-name="T4">
Дунайсько</text:span>
 го кластера до 30 мільйонів тонн</text:a>
</text:p>
      <text:p text:style-name="P4">
Перші торги відбудуться 29 червня. Стартова ціна кожного з шестизапропонованих лотів - 1 497 690,00 грн.</text:p>
      <text:p text:style-name="P4">
Як повідомлялося, ПрАТ «Українське дунайське пароплавство» та Міжнароднафінансова корпорація (IFC) <text:a xlink:type="simple" xlink:href="https://www.ukrinform.ua/rubric-economy/3726396-ifc-dopomoze-z-modernizacieu-flotu-ukrainskogo-dunajskogo-paroplavstva.html" text:style-name="Internet_20_link" text:visited-style-name="Visited_20_Internet_20_Link">
 підписали угоду про інвестиції у модернізаціюфлоту підприємства </text:a>
 .</text:p>
      <text:p text:style-name="P4">
Фото: Дмитро Москаленко, Фейсбук</text:p>
      <text:p text:style-name="P4">
Source: <text:a xlink:type="simple" xlink:href="https://www.ukrinform.ua/rubric-economy/3726877-ukrainske-dunajske-paroplavstvo-vistavilo-na-aukcion-svoi-poslugi-z-agroperevezenna.html" text:style-name="Internet_20_link" text:visited-style-name="Visited_20_Internet_20_Link">
https://www.ukrinform.ua/rubric-economy/3726877-ukrainske-dunajske-paroplavstvo-vistavilo-na-aukcion-svoi-poslugi-z-agroperevezenna.html</text:a>
</text:p>
      <!--NEWS-->
      <text:h text:style-name="P10" text:outline-level="1">
<text:span text:style-name="T4">
Зеленський анонсував посилення відповідальності за корупцію в судах</text:span>
</text:h>
      <text:p text:style-name="P4">
Authors: Ukrinform (Person)</text:p>
      <text:p text:style-name="P4">
Publisher: Укринформ (Organization)</text:p>
      <text:p text:style-name="P4">
Published Time: 2023-06-23T17:23:00+03:00</text:p>
      <text:p text:style-name="P4">
Modified Time: 2023-06-23T17:23:00+03:00</text:p>
      <text:p text:style-name="P4">
Description: Президент Володимир Зеленський анонсував посилення кримінальної відповідальності за корупційні правопорушення у сфері правосуддя до 10-15 років із конфіскацією майна, перевірки суддів із використанням детектора брехні, підвищення ролі суду присяжних й можливість запровадження нового механізму для захисту прав інвесторів у судах. — Укрінформ.</text:p>
      <text:p text:style-name="P4">
Images: ['<text:a xlink:type="simple" xlink:href="https://static.ukrinform.com/photos/2023_06/thumb_files/630_360_1687535578-746.jpeg" text:style-name="Internet_20_link" text:visited-style-name="Visited_20_Internet_20_Link">
630_360_16875...</text:a>
']</text:p>
      <text:p text:style-name="P4">
Tags: ['Суд', 'Корупція', 'перевірки', 'Зеленський']</text:p>
      <text:p text:style-name="P4">
Type: Article</text:p>
      <!--METADATA-->
      <text:p text:style-name="P4">
<draw:frame draw:style-name="fr1" draw:name="Image123" text:anchor-type="as-char" svg:width="6.9236in" svg:height="3.956343in" draw:z-index="0">
<draw:image xlink:href="../Images/yкринформ/2023-06-23T17-23-00-03-00/630_360_1687535578-746.jpeg" xlink:type="simple" xlink:show="embed" xlink:actuate="onLoad" draw:mime-type="image/jpeg"/>
</draw:frame>
 ПрезидентВолодимир Зеленський анонсував посилення кримінальної відповідальності закорупційні правопорушення у сфері правосуддя до 10-15 років із конфіскацієюмайна, перевірки суддів із використанням детектора брехні, підвищення ролісуду присяжних й можливість запровадження нового механізму для захисту правінвесторів у судах.</text:p>
      <text:p text:style-name="P4">
Про це глава держави заявив у <text:a xlink:type="simple" xlink:href="https://t.me/V_Zelenskiy_official/6690" text:style-name="Internet_20_link" text:visited-style-name="Visited_20_Internet_20_Link">
 відеозверненні</text:a>
 за результатами засідання РНБО,передає Укрінформ.</text:p>
      <text:p text:style-name="P4">
Він розповів, що віцепрем’єр-міністр Ольга Стефанішина поінформувала РНБО щодопроміжної усної оцінки Єврокомісією інституційного прогресу України, зокрема іщодо <text:a xlink:type="simple" xlink:href="https://www.ukrinform.ua/tag-sud" text:style-name="Internet_20_link" text:visited-style-name="Visited_20_Internet_20_Link">
 судової </text:a>
 реформи.</text:p>
      <text:p text:style-name="P4">
_Відео:<text:a xlink:type="simple" xlink:href="https://t.me/V_Zelenskiy_official/6690" text:style-name="Internet_20_link" text:visited-style-name="Visited_20_Internet_20_Link">
 ОП </text:a>
 _</text:p>
      <text:p text:style-name="P4">
«Зроблено дійсно багато. Але розглядаємо це лише як необхідну основу для нашихвласних зобов’язань перед українцями щодо справедливості. Очевидно, що кейсуже колишнього голови Верховного Суду та інші такі ситуації в судовій системівимагають жорсткішої державної політики щодо вимог до суддів, до всіх, хтопрацює в системі правосуддя, та їхньої відповідальності за порушення, закорупційні порушення», - підкреслив Зеленський.</text:p>
      <text:p text:style-name="P4">
За його словами, Верховна Рада зверталася до РНБО й на засіданні зверненнярозглянули, доповідали Голова ВР Руслан Стефанчук і голова Комітету парламентуз питань правової політики Денис Маслов.</text:p>
      <text:p text:style-name="P4">
«Отже, пропозиції. Посилити кримінальну відповідальність за корупційніправопорушення у сфері правосуддя. І щоб це було відчутно. Від 10 до 15 роківіз конфіскацією майна. І щоб це стосувалося тих, хто вимагає гроші, хто берегроші, хто тримає цю систему корупції на всіх її ланках», - зазначивПрезидент.</text:p>
      <text:p text:style-name="P4">
Також він наголосив, що мають бути перевірки доброчесності суддів, і не лишеперед призначенням на посаду.</text:p>
      <text:p text:style-name="P4">
«Час може, на жаль, змінювати людей, щодо яких на початку роботи в судах бувпозитивний висновок. І вважаю, що варто перевіряти, у тому числі звикористанням детектора брехні», - зауважив глава держави.</text:p>
      <text:p text:style-name="P4">
Крім того, він наполягає, що потрібно посилити і роль суду присяжних,розширити випадки його застосування в Україні.</text:p>
      <text:p text:style-name="P4">
<text:span text:style-name="T4">
Читайте також:</text:span>
 <text:a xlink:type="simple" xlink:href="https://www.ukrinform.ua/rubric-society/3725197-vrp-znovu-virisila-ne-rozgladati-zvilnenna-suddi-oask-ablova.html" text:style-name="Internet_20_link" text:visited-style-name="Visited_20_Internet_20_Link">
 ВРП знову вирішила не розглядати звільнення судді ОАСКАблова </text:a>
</text:p>
      <text:p text:style-name="P4">
Зеленський додав, що на засіданні РНБО окремо обговорили питання про захистправ бізнесу та інвесторів у судах.</text:p>
      <text:p text:style-name="P4">
«Це фундаментальне завдання. Сильна економіка – це захищені інвестиції, цегарантований захист права власності. І це має бути. Якщо потрібен окремиймеханізм, який захищатиме бізнес, права інвесторів, то маємо це забезпечити.Відповідні пропозиції є», - пояснив Президент.</text:p>
      <text:p text:style-name="P4">
Як <text:a xlink:type="simple" xlink:href="https://www.ukrinform.ua/rubric-polytics/3726823-zelenskij-proviv-zasidanna-rnbo.html" text:style-name="Internet_20_link" text:visited-style-name="Visited_20_Internet_20_Link">
 повідомлялося </text:a>
 , у п’ятницю, 23червня, відбулося засідання Ради національної безпеки й оборони щодо станубомбосховищ, судової реформи та євроінтеграційних питань.</text:p>
      <text:p text:style-name="P4">
<text:span text:style-name="T5">
Фото: ОП</text:span>
</text:p>
      <text:p text:style-name="P4">
Source: <text:a xlink:type="simple" xlink:href="https://www.ukrinform.ua/rubric-society/3726882-zelenskij-anonsuvav-posilenna-vidpovidalnosti-za-korupciu-v-sudah.html" text:style-name="Internet_20_link" text:visited-style-name="Visited_20_Internet_20_Link">
https://www.ukrinform.ua/rubric-society/3726882-zelenskij-anonsuvav-posilenna-vidpovidalnosti-za-korupciu-v-sudah.html</text:a>
</text:p>
      <!--NEWS-->
      <text:h text:style-name="P10" text:outline-level="1">
<text:span text:style-name="T4">
Список російських пропагандистів і «воєнкорів», які потрапили до 11 пакету санкцій ЄС</text:span>
</text:h>
      <text:p text:style-name="P4">
Authors: Ukrinform (Person)</text:p>
      <text:p text:style-name="P4">
Publisher: Укринформ (Organization)</text:p>
      <text:p text:style-name="P4">
Published Time: 2023-06-23T17:25:00+03:00</text:p>
      <text:p text:style-name="P4">
Modified Time: 2023-06-23T17:25:00+03:00</text:p>
      <text:p text:style-name="P4">
Description: В Офісі Президента оприлюднили список пропагандистів і "воєнкорів" РФ, які потрапили до 11 пакету санкцій Євросоюзу. — Укрінформ.</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Євросоюз', 'Пропаганда', 'Війна з Росією']</text:p>
      <text:p text:style-name="P4">
Type: Article</text:p>
      <!--METADATA-->
      <text:p text:style-name="P4">
<draw:frame draw:style-name="fr1" draw:name="Image124" text:anchor-type="as-char" svg:width="6.9236in" svg:height="3.956343in" draw:z-index="0">
<draw:image xlink:href="../Images/yкринформ/2023-06-23T17-25-00-03-00/630_360_1659353300-361.jpeg" xlink:type="simple" xlink:show="embed" xlink:actuate="onLoad" draw:mime-type="image/jpeg"/>
</draw:frame>
 В ОфісіПрезидента оприлюднили список пропагандистів і "воєнкорів" РФ, які потрапилидо 11 пакету санкцій Євросоюзу.</text:p>
      <text:p text:style-name="P4">
Про це розповів керівник Офісу Президента Андрій Єрмак у <text:a xlink:type="simple" xlink:href="https://t.me/ermaka2022/3014" text:style-name="Internet_20_link" text:visited-style-name="Visited_20_Internet_20_Link">
 Телеграмі</text:a>
 , передає Укрінформ.</text:p>
      <text:p text:style-name="P4">
"В 11-й пакет антиросійських санкцій ЄС, як і пропонувала група Макфола-Єрмака, потрапили <text:a xlink:type="simple" xlink:href="https://www.ukrinform.ua/tag-propaganda" text:style-name="Internet_20_link" text:visited-style-name="Visited_20_Internet_20_Link">
 пропагандисти </text:a>
та «воєнкори» терористичного режиму", - написав Єрмак.</text:p>
      <text:p text:style-name="P4">
За його інформацією, серед них, зокрема, член «робочої групи спеціальноївійськової операції», створеної указом Путіна, заступник голови МосковськоїДуми, журналіст, заступник генерального директора ВГТРК Андрій Медведєв; член«робочої групи спеціальної військової операції», створеної указом Путіна,журналіст, «воєнкор» ВГТРК Євгеній Поддубний; російський політолог, почеснийголова Президії Ради із зовнішньої та оборонної політики РФ Сергій Карганов;російський військовий блогер, керівник пропагандистського ресурсу WarGonzo,який часто з'являється в російських державних ЗМІ, Семен Пєгов; першийзаступник генерального директора, головний редактор НТВ Олександра Костеріна(Кошарницька); пропагандист та ведуча телеканалу ЗС РФ «Звезда» Ольга Бєлова;перший заступник генерального директора Всеросійської телерадіокомпанії(ВГТРК) Андрій Кондрашов.</text:p>
      <text:p text:style-name="P4">
Крім цього, до санкційного списку ЄС увійшли пропагандист Першого каналуМихайло Леонтьєв; заступник генерального директора Всеросійськоїтелерадіокомпанії (ВГТРК) Ріфат Сабітов; кореспондент і оглядачМультимедійного інформаційного центру «Известия», проєкту холдингу«Національна медіа група», що надає інформаційні послуги телеканалу РЕН ТВ, 5каналу та газеті «Известия», Віктор Синєок; пропагандист і генеральнийпродюсер каналу «Звезда» Борис Яновський та перший заступник генеральногодиректора Всеросійської телерадіокомпанії (ВГТРК) Антон Златопольський.</text:p>
      <text:p text:style-name="P4">
<text:span text:style-name="T4">
Читайте також:</text:span>
 <text:a xlink:type="simple" xlink:href="https://www.ukrinform.ua/rubric-society/3723736-propagandista-z-telekanaliv-medvedcuka-zasudili-do-10-rokiv-uvaznenna.html" text:style-name="Internet_20_link" text:visited-style-name="Visited_20_Internet_20_Link">
 <text:span text:style-name="T4">
Пропагандиста</text:span>
 з телеканалів Медведчука засудили до 10років ув’язнення </text:a>
</text:p>
      <text:p text:style-name="P4">
"Це добре, але пропагандистів значно більше, і потрібні додаткові санкціїпроти інших. Маємо також говорити про такі обмеження для них, які недаватимуть можливості навіть відпочивати в ЄС", - сказав Єрмак, зазначивши, щопрацюють над цим питанням і далі.</text:p>
      <text:p text:style-name="P4">
Як повідомляв <text:a xlink:type="simple" xlink:href="https://www.ukrinform.ua/rubric-polytics/3725881-posli-evrosouzu-pogodili-11j-paket-sankcij-proti-rosii.html" text:style-name="Internet_20_link" text:visited-style-name="Visited_20_Internet_20_Link">
 Укрінформ </text:a>
, посли Європейського Союзу в середу, 21 червня, погодили 11-й пакет санкційпроти Росії.</text:p>
      <text:p text:style-name="P4">
Україна наполягала на прискоренні процесу ухвалення 11-го пакету санкцій ЄС, атакож застосуванні руйнівних санкцій проти російського військово-промисловогокомплексу.</text:p>
      <text:p text:style-name="P4">
Source: <text:a xlink:type="simple" xlink:href="https://www.ukrinform.ua/rubric-polytics/3726880-spisok-rosijskih-propagandistiv-i-voenkoriv-aki-potrapili-do-11-paketu-sankcij-es.html" text:style-name="Internet_20_link" text:visited-style-name="Visited_20_Internet_20_Link">
https://www.ukrinform.ua/rubric-polytics/3726880-spisok-rosijskih-propagandistiv-i-voenkoriv-aki-potrapili-do-11-paketu-sankcij-es.html</text:a>
</text:p>
      <!--NEWS-->
      <text:h text:style-name="P10" text:outline-level="1">
<text:span text:style-name="T4">
Росія відновила на Кубі шпигунський центр «Лурдес» - ЗМІ</text:span>
</text:h>
      <text:p text:style-name="P4">
Authors: Ukrinform (Person)</text:p>
      <text:p text:style-name="P4">
Publisher: Укринформ (Organization)</text:p>
      <text:p text:style-name="P4">
Published Time: 2023-06-23T17:26:00+03:00</text:p>
      <text:p text:style-name="P4">
Modified Time: 2023-06-23T17:26:00+03:00</text:p>
      <text:p text:style-name="P4">
Description: Росія відродила на Кубі центр радіоелектронної розвідки «Лурдес», офіційно закритого у 2001 році. — Укрінформ.</text:p>
      <text:p text:style-name="P4">
Images: ['<text:a xlink:type="simple" xlink:href="https://static.ukrinform.com/photos/2018_12/thumb_files/630_360_1544099847-328.jpg" text:style-name="Internet_20_link" text:visited-style-name="Visited_20_Internet_20_Link">
630_360_15440...</text:a>
']</text:p>
      <text:p text:style-name="P4">
Tags: ['ГРУ РФ', 'Куба', 'Шпигун', 'США', 'Росія']</text:p>
      <text:p text:style-name="P4">
Type: Article</text:p>
      <!--METADATA-->
      <text:p text:style-name="P4">
<draw:frame draw:style-name="fr1" draw:name="Image125" text:anchor-type="as-char" svg:width="6.9236in" svg:height="3.956343in" draw:z-index="0">
<draw:image xlink:href="../Images/yкринформ/2023-06-23T17-26-00-03-00/630_360_1544099847-328.jpg" xlink:type="simple" xlink:show="embed" xlink:actuate="onLoad" draw:mime-type="image/jpeg"/>
</draw:frame>
 Росіявідродила на Кубі центр радіоелектронної розвідки «Лурдес», офіційно закритогоу 2001 році.</text:p>
      <text:p text:style-name="P4">
Про це йдеться у розслідуванні <text:a xlink:type="simple" xlink:href="https://theins.ru/politika/262717" text:style-name="Internet_20_link" text:visited-style-name="Visited_20_Internet_20_Link">
 The Insider</text:a>
 , повідомляє Укрінформ.</text:p>
      <text:p text:style-name="P4">
За інформацією розслідувачів, на острів під виглядом дипломатів таємновідправляють працівників Головного розвідувального управління РФ тавипускників спеціальностей, пов’язаних із ракетобудуванням, обчислювальноютехнікою та точною математикою. З’ясувати це вдалося, зокрема, завдяки учнямпосольської школи, чиї батьки здебільшого виявлялися не дипломатами, акадровими офіцерами спецслужб — фахівців радіоелектронної розвідки та суміжнихгалузей.</text:p>
      <text:p text:style-name="P4">
The Insider вважає, що поява на Кубі деяких ракетників може бути пов'язана зімовірним розміщенням поблизу Гавани ракетного дивізіону С-400 «Тріумф».Прокремлівські сайти спочатку писали про «спецоперацію з доставки С-400 наКубу», але потім у Міноборони РФ заявили, що ця інформація є фейком.</text:p>
      <text:p text:style-name="P4">
<text:span text:style-name="T4">
Читайте також:</text:span>
 <text:a xlink:type="simple" xlink:href="https://www.ukrinform.ua/rubric-world/3721820-kitaj-vidkidae-zvinuvacenna-u-vikoristanni-spigunskoi-bazi-na-kubi-proti-ssa.html" text:style-name="Internet_20_link" text:visited-style-name="Visited_20_Internet_20_Link">
 Китай відкидає звинувачення у використанні <text:span text:style-name="T4">
шпигун</text:span>
ської бази на Кубі проти США </text:a>
</text:p>
      <text:p text:style-name="P4">
У статті зазначається, що про закриття «Лурдес» Путін заговорив у 2000 році.Оренда радіоелектронного центру коштувала $200 мільйонів на рік, і кубинськийлідер Фідель Кастро виступав категорично проти його закриття. Однак за рік натлі невдоволення кубинців працівники ГРУ все ж його залишили.</text:p>
      <text:p text:style-name="P4">
У липні 2014-го з’явилися перші дані про нові секретні домовленості між Кубоюта <text:a xlink:type="simple" xlink:href="https://www.ukrinform.ua/tag-rosia" text:style-name="Internet_20_link" text:visited-style-name="Visited_20_Internet_20_Link">
 Росією </text:a>
 . Радіоелектронний центр,здатний перехоплювати дані з американських супутників зв’язку, телефонніпереговори та повідомлення з Центру управління польотами NASA у Флориді,поновив роботу в передмісті Гавани, зазначає The Insider.</text:p>
      <text:p text:style-name="P4">
Того ж року Путін прибув на Кубу і списав 90% боргу острівної держави на суму$35 мільярдів. Потім туди приїжджали заступник глави Радбезу РФ ДмитроМедведєв, міністр оборони Сергій Шойгу, глава МЗС Сергій Лавров та іншіросійські чиновники.</text:p>
      <text:p text:style-name="P4">
<text:span text:style-name="T4">
Читайте також:</text:span>
 <text:a xlink:type="simple" xlink:href="https://www.ukrinform.ua/rubric-world/3722001-ssa-zbiraut-dani-pro-arest-amerikanca-v-rosii.html" text:style-name="Internet_20_link" text:visited-style-name="Visited_20_Internet_20_Link">
 США збирають дані про арешт американця в Росії</text:a>
</text:p>
      <text:p text:style-name="P4">
Зараз Куба перебуває під жорсткими санкціями США і фактично виживає завдякипостачанню продовольства, нафти, обладнання та фінансових вливань з іншихкраїн. В обмін на можливість будувати шпигунські об'єкти та розміщення ракет уРосії просять багатомільярдні субсидії та кредити. Водночас скільки платитьМосква за присутність своїх військових та експлуатацію Лурдеса - інформаціязасекречена.</text:p>
      <text:p text:style-name="P4">
Як повідомляв Укрінформ, раніше державний секретар США Ентоні Блінкен заявив,що <text:a xlink:type="simple" xlink:href="https://www.ukrinform.ua/rubric-world/3725698-ssa-sturbovani-vijskovou-dialnistu-kitau-na-kubi-blinken.html" text:style-name="Internet_20_link" text:visited-style-name="Visited_20_Internet_20_Link">
 Сполучені Штати глибоко стурбовані </text:a>
військовою і розвідувальною діяльністю Китаю на Кубі.</text:p>
      <text:p text:style-name="P4">
Source: <text:a xlink:type="simple" xlink:href="https://www.ukrinform.ua/rubric-world/3726881-rosia-vidnovila-na-kubi-spigunskij-centr-lurdes-zmi.html" text:style-name="Internet_20_link" text:visited-style-name="Visited_20_Internet_20_Link">
https://www.ukrinform.ua/rubric-world/3726881-rosia-vidnovila-na-kubi-spigunskij-centr-lurdes-zmi.html</text:a>
</text:p>
      <!--NEWS-->
      <text:h text:style-name="P10" text:outline-level="1">
<text:span text:style-name="T4">
Президент: Мета цьогоріч – розпочати переговори щодо членства України в ЄС</text:span>
</text:h>
      <text:p text:style-name="P4">
Authors: Ukrinform (Person)</text:p>
      <text:p text:style-name="P4">
Publisher: Укринформ (Organization)</text:p>
      <text:p text:style-name="P4">
Published Time: 2023-06-23T17:33:44+03:00</text:p>
      <text:p text:style-name="P4">
Modified Time: 2023-06-23T17:33:44+03:00</text:p>
      <text:p text:style-name="P4">
Description: Президент Володимир Зеленський наполягає на необхідності вже цього року почати переговори про вступ у Європейський Союз та запевняє, що Україна виконає свою частину роботи. — Укрінформ.</text:p>
      <text:p text:style-name="P4">
Images: ['<text:a xlink:type="simple" xlink:href="https://static.ukrinform.com/photos/2022_06/thumb_files/630_360_1654386643-299.png" text:style-name="Internet_20_link" text:visited-style-name="Visited_20_Internet_20_Link">
630_360_16543...</text:a>
']</text:p>
      <text:p text:style-name="P4">
Tags: ['Євросоюз', 'Президент', 'Війна з Росією']</text:p>
      <text:p text:style-name="P4">
Type: Article</text:p>
      <!--METADATA-->
      <text:p text:style-name="P4">
<draw:frame draw:style-name="fr1" draw:name="Image126" text:anchor-type="as-char" svg:width="6.9236in" svg:height="3.956343in" draw:z-index="0">
<draw:image xlink:href="../Images/yкринформ/2023-06-23T17-33-44-03-00/630_360_1654386643-299.png" xlink:type="simple" xlink:show="embed" xlink:actuate="onLoad" draw:mime-type="image/png"/>
</draw:frame>
 ПрезидентВолодимир Зеленський наполягає на необхідності вже цього року початипереговори про вступ у Європейський Союз та запевняє, що Україна виконає своючастину роботи.</text:p>
      <text:p text:style-name="P4">
Про це він зазначив у <text:a xlink:type="simple" xlink:href="http://t.me/V_Zelenskiy_official/6690" text:style-name="Internet_20_link" text:visited-style-name="Visited_20_Internet_20_Link">
 відеозверненні</text:a>
 за результатами засідання РНБО,передає Укрінформ.</text:p>
      <text:p text:style-name="P4">
Джерело: <text:a xlink:type="simple" xlink:href="http://t.me/V_Zelenskiy_official/6690" text:style-name="Internet_20_link" text:visited-style-name="Visited_20_Internet_20_Link">
 ОПУ </text:a>
</text:p>
      <text:p text:style-name="P4">
«Сьогодні рівно рік, як Україна набула статус кандидата на вступ у Євросоюз, іцьогоріч мета – розпочати переговори щодо членства. Україна свою частинуроботи точно зробить», - запевнив глава держави.</text:p>
      <text:p text:style-name="P4">
Зеленський розповів, що на Радбезі обговорили завдання, які потрібно виконатидо кінця року, щоб повністю реалізувати кожну рекомендацію Єврокомісії дляпочатку переговорів про вступ у Євросоюз, і за кожним таким напрямком <text:a xlink:type="simple" xlink:href="https://www.ukrinform.ua/tag-rnbo" text:style-name="Internet_20_link" text:visited-style-name="Visited_20_Internet_20_Link">
 РНБО</text:a>
 дала необхідні протокольні доручення.</text:p>
      <text:p text:style-name="P4">
На думку Президента, усі їх реально виконати.</text:p>
      <text:p text:style-name="P4">
<text:span text:style-name="T4">
Читайте також:</text:span>
 <text:a xlink:type="simple" xlink:href="https://www.ukrinform.ua/rubric-polytics/3726660-smigal-iz-frazi-ukraina-majbutnij-clen-es-nastav-cas-vikresliti-slovo-majbutnij.html" text:style-name="Internet_20_link" text:visited-style-name="Visited_20_Internet_20_Link">
 Шмигаль: Із фрази «Україна - майбутній член ЄС» наставчас викреслити слово «майбутній» </text:a>
</text:p>
      <text:p text:style-name="P4">
Як повідомлялося, у п’ятницю, 23 червня, відбулося засідання Ради національноїбезпеки й оборони щодо стану бомбосховищ, судової реформи та євроінтеграційнихпитань.</text:p>
      <text:p text:style-name="P4">
Source: <text:a xlink:type="simple" xlink:href="https://www.ukrinform.ua/rubric-polytics/3726883-prezident-meta-cogoric-rozpocati-peregovori-sodo-clenstva-ukraini-v-es.html" text:style-name="Internet_20_link" text:visited-style-name="Visited_20_Internet_20_Link">
https://www.ukrinform.ua/rubric-polytics/3726883-prezident-meta-cogoric-rozpocati-peregovori-sodo-clenstva-ukraini-v-es.html</text:a>
</text:p>
      <!--NEWS-->
      <text:h text:style-name="P10" text:outline-level="1">
<text:span text:style-name="T4">
Ракицький продовжив контракт з «Шахтарем»</text:span>
</text:h>
      <text:p text:style-name="P4">
Authors: Ukrinform (Person)</text:p>
      <text:p text:style-name="P4">
Publisher: Укринформ (Organization)</text:p>
      <text:p text:style-name="P4">
Published Time: 2023-06-23T17:33:51+03:00</text:p>
      <text:p text:style-name="P4">
Modified Time: 2023-06-23T17:33:51+03:00</text:p>
      <text:p text:style-name="P4">
Description: Захисник «Шахтаря» Ярослав Ракицький продовжив контракт.  — Укрінформ.</text:p>
      <text:p text:style-name="P4">
Images: ['<text:a xlink:type="simple" xlink:href="https://static.ukrinform.com/photos/2023_06/thumb_files/630_360_1687530764-956.jpeg" text:style-name="Internet_20_link" text:visited-style-name="Visited_20_Internet_20_Link">
630_360_16875...</text:a>
']</text:p>
      <text:p text:style-name="P4">
Tags: ['Футбол', 'Ракицький', 'Шахтар']</text:p>
      <text:p text:style-name="P4">
Type: Article</text:p>
      <!--METADATA-->
      <text:p text:style-name="P4">
<draw:frame draw:style-name="fr1" draw:name="Image127" text:anchor-type="as-char" svg:width="6.9236in" svg:height="3.956343in" draw:z-index="0">
<draw:image xlink:href="../Images/yкринформ/2023-06-23T17-33-51-03-00/630_360_1687530764-956.jpeg" xlink:type="simple" xlink:show="embed" xlink:actuate="onLoad" draw:mime-type="image/jpeg"/>
</draw:frame>
 Захисник«Шахтаря» Ярослав Ракицький продовжив контракт.</text:p>
      <text:p text:style-name="P4">
Про це повідомила <text:a xlink:type="simple" xlink:href="https://shakhtar.com/uk-ua/news/2023/june/23_news/23_rakitskyi/" text:style-name="Internet_20_link" text:visited-style-name="Visited_20_Internet_20_Link">
 пресслужба </text:a>
 "гірників", передає Укрінформ.</text:p>
      <text:p text:style-name="P4">
Нова угода захисника діє до 30 червня 2024 року.</text:p>
      <text:p text:style-name="P4">
33-річний футболіст є вихованцем «Шахтаря». За першу команду він виступав від2009 до 2019 року, навесні 2022-го долучився до «гірників» для участі вблагодійних матчах, а потім остаточно повернувся до клубу в січні 2023 року.</text:p>
      <text:p text:style-name="P4">
<text:span text:style-name="T4">
Читайте також:</text:span>
 <text:a xlink:type="simple" xlink:href="https://www.ukrinform.ua/rubric-sports/3726781-fk-dinamo-vze-pogodiv-provedenna-troh-matciv-na-zbori-v-avstrii.html" text:style-name="Internet_20_link" text:visited-style-name="Visited_20_Internet_20_Link">
 ФК «Динамо» вже погодив проведення трьох матчів на зборів Австрії </text:a>
</text:p>
      <text:p text:style-name="P4">
Усього на рахунку захисника 340 матчів та 16 забитих м’ячів у складі донеччан.Разом з «Шахтарем» Ракицький виграв 20 трофеїв. У минулому сезоні разом зкомандою він став чемпіоном України.</text:p>
      <text:p text:style-name="P4">
Фото: shakhtar.com</text:p>
      <text:p text:style-name="P4">
Source: <text:a xlink:type="simple" xlink:href="https://www.ukrinform.ua/rubric-sports/3726884-rakickij-prodovziv-kontrakt-z-sahtarem.html" text:style-name="Internet_20_link" text:visited-style-name="Visited_20_Internet_20_Link">
https://www.ukrinform.ua/rubric-sports/3726884-rakickij-prodovziv-kontrakt-z-sahtarem.html</text:a>
</text:p>
      <!--NEWS-->
      <text:h text:style-name="P10" text:outline-level="1">
<text:span text:style-name="T4">
Armoured vehicles reported on streets of Moscow</text:span>
</text:h>
      <text:p text:style-name="P4">
Authors: liveuamap (Language: en)</text:p>
      <text:p text:style-name="P4">
Time: 2023-06-23T17:39:44</text:p>
      <text:p text:style-name="P4">
Location: Moscow (Latitude:55.76262 Longtitude:37.61341)</text:p>
      <text:p text:style-name="P4">
Videos: []</text:p>
      <text:p text:style-name="P4">
Images: []</text:p>
      <text:p text:style-name="P4">
Tags: ["Russia"]</text:p>
      <text:p text:style-name="P4">
ID: 22571269</text:p>
      <!--METADATA-->
      <text:p text:style-name="P4">
Armoured vehicles reported on streets of Moscow</text:p>
      <text:p text:style-name="P4">
News Collection Link: <text:a xlink:type="simple" xlink:href="https:\/\/liveuamap.com\/en\/2023\/23-june-armoured-vehicles-reported-on-streets-of-moscow" text:style-name="Internet_20_link" text:visited-style-name="Visited_20_Internet_20_Link">
https:\/\/liveuamap.com\/en\/2023\/23-june-armoured-vehicles-reported-on-streets-of-moscow</text:a>
</text:p>
      <text:p text:style-name="P4">
Source: <text:a xlink:type="simple" xlink:href="https://t.me/rusbrief/129037" text:style-name="Internet_20_link" text:visited-style-name="Visited_20_Internet_20_Link">
https://t.me/rusbrief/129037</text:a>
</text:p>
      <!--NEWS-->
      <text:h text:style-name="P10" text:outline-level="1">
<text:span text:style-name="T4">
General Surovkin calling for Wagner troops to recall troops and to return to bases</text:span>
</text:h>
      <text:p text:style-name="P4">
Authors: liveuamap (Language: en)</text:p>
      <text:p text:style-name="P4">
Time: 2023-06-23T17:41:52</text:p>
      <text:p text:style-name="P4">
Location: Moskva, Moscow (Latitude:55.75139 Longtitude:37.60369)</text:p>
      <text:p text:style-name="P4">
Videos: []</text:p>
      <text:p text:style-name="P4">
Images: []</text:p>
      <text:p text:style-name="P4">
Tags: ["Russia", "Central and Eastern Europe"]</text:p>
      <text:p text:style-name="P4">
ID: 22571270</text:p>
      <!--METADATA-->
      <text:p text:style-name="P4">
General Surovkin calling for Wagner troops to recall troops and to return tobases</text:p>
      <text:p text:style-name="P4">
News Collection Link: <text:a xlink:type="simple" xlink:href="https:\/\/russia.liveuamap.com\/en\/2023\/23-june-general-surovkin-calling-for-wagner-troops-to-recall" text:style-name="Internet_20_link" text:visited-style-name="Visited_20_Internet_20_Link">
https:\/\/russia.liveuamap.com\/en\/2023\/23-june-general-surovkin-calling-for-wagner-troops-to-recall</text:a>
</text:p>
      <text:p text:style-name="P4">
Source: <text:a xlink:type="simple" xlink:href="https://t.me/logikamarkova/7015" text:style-name="Internet_20_link" text:visited-style-name="Visited_20_Internet_20_Link">
https://t.me/logikamarkova/7015</text:a>
</text:p>
      <!--NEWS-->
      <text:h text:style-name="P10" text:outline-level="1">
<text:span text:style-name="T4">
У Запоріжжі суд поновив на посаді директора лікарні, де сталася смертельна пожежа</text:span>
</text:h>
      <text:p text:style-name="P4">
Authors: Ukrinform (Person)</text:p>
      <text:p text:style-name="P4">
Publisher: Укринформ (Organization)</text:p>
      <text:p text:style-name="P4">
Published Time: 2023-06-23T17:42:00+03:00</text:p>
      <text:p text:style-name="P4">
Modified Time: 2023-06-23T17:42:00+03:00</text:p>
      <text:p text:style-name="P4">
Description: Суд Запоріжжя поновив на посаді Володимира Шинкаренка, директора Обласної інфекційної клінічної лікарні, де сталася пожежа, в результаті якої загинуло четверо людей. Йому мають виплатити понад 260 тисяч гривень зарплати. — Укрінформ.</text:p>
      <text:p text:style-name="P4">
Images: ['<text:a xlink:type="simple" xlink:href="https://static.ukrinform.com/photos/2021_02/thumb_files/630_360_1612401582-345.jpg" text:style-name="Internet_20_link" text:visited-style-name="Visited_20_Internet_20_Link">
630_360_16124...</text:a>
', '<text:a xlink:type="simple" xlink:href="https://static.ukrinform.com/photos/2023_06/1687529659-677.jpg" text:style-name="Internet_20_link" text:visited-style-name="Visited_20_Internet_20_Link">
1687529659-67...</text:a>
']</text:p>
      <text:p text:style-name="P4">
Tags: ['Пожежа', 'Суд', 'Лікарня', 'Запоріжжя']</text:p>
      <text:p text:style-name="P4">
Type: Article</text:p>
      <!--METADATA-->
      <text:p text:style-name="P4">
<draw:frame draw:style-name="fr1" draw:name="Image128" text:anchor-type="as-char" svg:width="6.9236in" svg:height="3.956343in" draw:z-index="0">
<draw:image xlink:href="../Images/yкринформ/2023-06-23T17-42-00-03-00/630_360_1612401582-345.jpg" xlink:type="simple" xlink:show="embed" xlink:actuate="onLoad" draw:mime-type="image/jpeg"/>
</draw:frame>
 СудЗапоріжжя поновив на посаді Володимира Шинкаренка, директора Обласноїінфекційної клінічної лікарні, де сталася пожежа, в результаті якої загинулочетверо людей. Йому мають виплатити понад 260 тисяч гривень зарплати.</text:p>
      <text:p text:style-name="P4">
Про передає Укрінформ з посиланням на адвоката Станіслава Гришина, якийоприлюднив відповідне рішення суду.</text:p>
      <text:p text:style-name="P4">
<draw:frame draw:style-name="fr1" draw:name="Image129" text:anchor-type="as-char" svg:width="6.9236in" svg:height="9.231467in" draw:z-index="0">
<draw:image xlink:href="../Images/yкринформ/2023-06-23T17-42-00-03-00/1687529659-677.jpg" xlink:type="simple" xlink:show="embed" xlink:actuate="onLoad" draw:mime-type="image/jpeg"/>
</draw:frame>
</text:p>
      <text:p text:style-name="P4">
<text:span text:style-name="T5">
Фото: Станіслав Гришин/Фейсбук</text:span>
</text:p>
      <text:p text:style-name="P4">
" <text:a xlink:type="simple" xlink:href="https://www.ukrinform.ua/tag-sud" text:style-name="Internet_20_link" text:visited-style-name="Visited_20_Internet_20_Link">
 Суд </text:a>
 визнав протиправним і скасуваврішення Запорізької обласної ради від 29.07.2021 №68 «Про звільненняШинкаренка В.Л., директора КНП «Обласна інфекційна лікарня» ЗОР , таприпинення з ним контракту до закінчення строку його дії». Суд стягнув накористь незаконно звільненого Шинкаренка Володимира зарплату в розмірі 267 665грн та судові витрати на правову допомогу 10 000 грн", - написав він.</text:p>
      <text:p text:style-name="P4">
<text:span text:style-name="T4">
Читайте також:</text:span>
 <text:a xlink:type="simple" xlink:href="https://www.ukrinform.ua/rubric-regions/3725744-likarni-zaporizza-popri-vijnu-vidkrivaut-novi-viddilenna-sekretar-miskradi.html" text:style-name="Internet_20_link" text:visited-style-name="Visited_20_Internet_20_Link">
 <text:span text:style-name="T4">
Міські</text:span>
 <text:span text:style-name="T4">
лікарні</text:span>
 <text:span text:style-name="T4">
Запоріжжя</text:span>
 <text:span text:style-name="T4">
попри</text:span>
 <text:span text:style-name="T4">
війну</text:span>
<text:span text:style-name="T4">
відкривають</text:span>
 <text:span text:style-name="T4">
нові</text:span>
 <text:span text:style-name="T4">
відділення</text:span>
 - <text:span text:style-name="T4">
Куртєв</text:span>
</text:a>
</text:p>
      <text:p text:style-name="P4">
Рішення суду набуває законної сили після закінчення строку подання апеляційноїскарги всіма учасниками справи. Рішення може бути оскаржено Запорізькоюобласною радою протягом 30 днів.</text:p>
      <text:p text:style-name="P4">
Як повідомлялось, <text:a xlink:type="simple" xlink:href="https://www.ukrinform.ua/rubric-regions/3289349-u-zaporizzi-zvilnili-direktora-likarni-de-stalasa-smertelna-pozeza.html" text:style-name="Internet_20_link" text:visited-style-name="Visited_20_Internet_20_Link">
 Шинкаренка звільнили 30 липня 2021 року</text:a>
 . Відповідне рішенняпідтримали 46 депутатів з 64 присутніх на сесії облради. Звільнити Шинкаренкавдалося з другої спроби. Підставою стали акт перевірки облрадою інфекційноїлікарні та акт перевірки держаудитслужби. За результатами обох перевірокз'ясувалося, що за 5 місяців (облрада стільки часу перевіряла лікарню - ред.)були виявлені системні грубі порушення умов контракту, втрати бюджету, якдержавного, так і обласного, склали понад 6 млн грн.</text:p>
      <text:p text:style-name="P4">
3 лютого 2021 року в обласній інфекційній лікарні в реанімації ковідноговідділення <text:a xlink:type="simple" xlink:href="https://www.ukrinform.ua/rubric-regions/3184009-u-zaporizzi-gorit-budivla-oblasnoi-infekcijnoi-likarni.html" text:style-name="Internet_20_link" text:visited-style-name="Visited_20_Internet_20_Link">
 в результаті вибуху кисню сталася пожежа</text:a>
 . Загинули чотири людини, серед яких ілікарка-анестезіолог Ольга Гліва.</text:p>
      <text:p text:style-name="P4">
У поліції відкрили кримінальне провадження за ч. 2 ст. 270 (Порушеннявстановлених законодавством вимог пожежної безпеки) Кримінального кодексуУкраїни. Правоохоронці затримали особу, відповідальну за протипожежну безпекув обласній інфекційній лікарні - завгоспа лікарні.</text:p>
      <text:p text:style-name="P4">
Source: <text:a xlink:type="simple" xlink:href="https://www.ukrinform.ua/rubric-regions/3726874-u-zaporizzi-sud-ponoviv-na-posadi-direktora-likarni-de-stalasa-smertelna-pozeza.html" text:style-name="Internet_20_link" text:visited-style-name="Visited_20_Internet_20_Link">
https://www.ukrinform.ua/rubric-regions/3726874-u-zaporizzi-sud-ponoviv-na-posadi-direktora-likarni-de-stalasa-smertelna-pozeza.html</text:a>
</text:p>
      <!--NEWS-->
      <text:h text:style-name="P10" text:outline-level="1">
<text:span text:style-name="T4">
Першим питанням зустрічі міністрів закордонних справ ЄС у Люксембурзі буде Україна</text:span>
</text:h>
      <text:p text:style-name="P4">
Authors: Ukrinform (Person)</text:p>
      <text:p text:style-name="P4">
Publisher: Укринформ (Organization)</text:p>
      <text:p text:style-name="P4">
Published Time: 2023-06-23T17:46:00+03:00</text:p>
      <text:p text:style-name="P4">
Modified Time: 2023-06-23T17:46:00+03:00</text:p>
      <text:p text:style-name="P4">
Description: Україна знову позначена першим пунктом у порядку денному Ради міністрів ЄС із закордонних справ, яка відбудеться наступного понеділка, 26 червня, у Люксембурзі.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Люксембург', 'Саміт', 'Україна']</text:p>
      <text:p text:style-name="P4">
Type: Article</text:p>
      <!--METADATA-->
      <text:p text:style-name="P4">
<draw:frame draw:style-name="fr1" draw:name="Image130" text:anchor-type="as-char" svg:width="6.9236in" svg:height="3.956343in" draw:z-index="0">
<draw:image xlink:href="../Images/yкринформ/2023-06-23T17-46-00-03-00/630_360_1562308141-294.jpg" xlink:type="simple" xlink:show="embed" xlink:actuate="onLoad" draw:mime-type="image/jpeg"/>
</draw:frame>
 Україназнову позначена першим пунктом у порядку денному Ради міністрів ЄС іззакордонних справ, яка відбудеться наступного понеділка, 26 червня, уЛюксембурзі.</text:p>
      <text:p text:style-name="P4">
Як повідомляє Укрінформ, така інформація міститься <text:a xlink:type="simple" xlink:href="https://www.consilium.europa.eu/en/meetings/fac/2023/06/26/" text:style-name="Internet_20_link" text:visited-style-name="Visited_20_Internet_20_Link">
 на сайті Ради ЄС</text:a>
 .</text:p>
      <text:p text:style-name="P4">
«Рада міністрів <text:a xlink:type="simple" xlink:href="https://www.ukrinform.ua/tag-evrosouz" text:style-name="Internet_20_link" text:visited-style-name="Visited_20_Internet_20_Link">
 ЄС </text:a>
 із закордоннихсправ зустрінеться у Люксембурзі, щоб обговорити російську агресію протиУкраїни. Після цього міністри ЄС матимуть обмін поглядами щодо відносин між ЄСта Латинською Америкою та країнами Карибського басейну, перед самітом EU-CELAC, що запланований на 17-18 липня 2023 року. Після цього Рада ЄС проведедискусію щодо цифрової дипломатії та, як очікується, ухвалить висновки щодоцього», - йдеться у повідомленні.</text:p>
      <text:p text:style-name="P4">
Серед інших питань порядку денного європейські міністри отримають оновленуінформацію щодо ситуації в Тунісі, у Вірменії й Азербайджані, а також щододіалогу між Белградом та Приштиною.</text:p>
      <text:p text:style-name="P4">
<text:span text:style-name="T4">
Читайте також:</text:span>
 <text:a xlink:type="simple" xlink:href="https://www.ukrinform.ua/rubric-world/3726674-es-opriludniv-zmist-11go-paketu-sankcij-proti-rosii.html" text:style-name="Internet_20_link" text:visited-style-name="Visited_20_Internet_20_Link">
 ЄС оприлюднив зміст 11-го пакету санкцій проти Росії</text:a>
</text:p>
      <text:p text:style-name="P4">
Як повідомляє кореспондент Укрінформу, напередодні зустрічі у Люксембурзісвоїми очікуваннями щодо її ходу та можливих результатів поділивсявисокопоставлений представник ЄС.</text:p>
      <text:p text:style-name="P4">
«Першим питанням буде обговорення ситуації в Україні, і ми матимемо міністра(закордонних справ України Дмитра – ред.) Кулебу з нами онлайн… Проведемообговорення з трьох головних питань. Перше – це наша військова допомога, потімокрему доповідь з питань відповідальності (за агресію – ред.) зробить високийпредставник ЄС, і наприкінці, ми обговоримо питання щодо (реалізації – ред.)Формули миру Президента Зеленського. Ви знаєте, що у ці вихідні відбудетьсязустріч з цього приводу у Копенгагені, і ми будемо бачити, яким буде результатцієї зустрічі», - зазначив представник ЄС.</text:p>
      <text:p text:style-name="P4">
Він зауважив, що від початку ЄС підтримав мирний план Зеленського, і, разом знашими українськими друзями, продовжує зусилля із забезпечення якомога більшширокої міжнародної підтримки для цього плану.</text:p>
      <text:p text:style-name="P4">
<text:span text:style-name="T4">
Читайте також:</text:span>
 <text:a xlink:type="simple" xlink:href="https://www.ukrinform.ua/rubric-polytics/3726561-sogodni-radbez-oon-obgovorit-naslidki-pidrivu-kahovskoi-grebli-ta-zagrozu-teraktu-na-zaes.html" text:style-name="Internet_20_link" text:visited-style-name="Visited_20_Internet_20_Link">
 Сьогодні Радбез ООН обговорить наслідки підривуКаховської греблі та загрозу теракту на ЗАЕС</text:a>
</text:p>
      <text:p text:style-name="P4">
«Рано чи пізно ми будемо працювати над організацією саміту щодо цього питання.Послання для міністра Кулеби буде таким, як завжди: ми будемо підтримуватиУкраїну, чого б це не було варте. У питаннях миру, – якщо Україна має вигратимир, спочатку вона має перемогти у війні, - і це саме те, на чому ми заразфокусуємо увагу», - наголосив представник ЄС.</text:p>
      <text:p text:style-name="P4">
Він підкреслив, що у питаннях щодо боєприпасів ЄС просувається дуже швидко, повсім трьом визначеним «трекам», що включають постачання вже наявнихбоєприпасів зі складів, колективне замовлення боєприпасів у промисловості дляпродовження допомоги Україні, а також прискорення та нарощування оборонноїпромисловості ЄС, як такої. Зокрема, ЄС вже поставив Україні до 250 тисячснарядів із мільйона, що були обіцяні для України протягом 12-ти місяців.</text:p>
      <text:p text:style-name="P4">
«В той же час, ми проводимо тренування українських військовослужбовців швидше,ніж очікувалося. Ми вже надали тренування для 24 тисяч українських солдатів,при намірі надати тренування для 30 тисяч до кінця року. Тож, до кінця рокузалишилося підготувати 6 тисяч, і це може дозволити нам збільшити амбіції», -сказав представник ЄС.</text:p>
      <text:p text:style-name="P4">
<text:span text:style-name="T4">
Читайте також:</text:span>
 <text:a xlink:type="simple" xlink:href="https://www.ukrinform.ua/rubric-polytics/3726235-g7-i-evrosouz-pracuut-nad-efektivnimi-j-dovgostrokovimi-bezpekovimi-garantiami-ukraini-solc.html" text:style-name="Internet_20_link" text:visited-style-name="Visited_20_Internet_20_Link">
 G7 і <text:span text:style-name="T4">
Євросоюз</text:span>
 працюють над довгостроковимибезпековими гарантіями Україні - Шольц </text:a>
</text:p>
      <text:p text:style-name="P4">
Він зауважив, що міністри можуть розглянути питання з підготовки додатковоїкількості українських військовослужбовців. Як очікується, вони затвердятьновий внесок у 3,5 мільярда євро у міждержавний Європейський фонд миру, щодозволить, серед інших питань, організувати тренування для додатковоїкількості українських військових. Разом з цим, за інформацією джерела,міністри не будуть приймати рішення щодо виділення Україні чергового траншувійськової допомоги, оскільки серед країн-членів поки немає консенсусу навколоцього питання.</text:p>
      <text:p text:style-name="P4">
Як повідомлялося, раніше з міждержавного фонду миру ЄС виділив 5,6 мільярдаєвро для закупівлі зброї та боєприпасів для України, а також для компенсаціїкраїнам-членам ЄС прямих військових поставок для Збройних Сил України.</text:p>
      <text:p text:style-name="P4">
Крім цього, ЄС виділив 1 мільярд євро для поставок наявних боєприпасів дляУкраїни з арсеналів країн ЄС, та ще 1 мільярд євро – для колективногозамовлення та прискорення виробництва артилерійських боєприпасів напідприємствах європейської оборонної промисловості.</text:p>
      <text:p text:style-name="P4">
<text:span text:style-name="T4">
Читайте також:</text:span>
 <text:a xlink:type="simple" xlink:href="https://www.ukrinform.ua/rubric-world/3726222-proces-rozsirenna-es-potrebuvatime-reform-u-samij-evrospilnoti-derzsekretar-francii.html" text:style-name="Internet_20_link" text:visited-style-name="Visited_20_Internet_20_Link">
 Процес розширення ЄС потребуватиме реформ у самійєвроспільноті – держсекретар Франції </text:a>
</text:p>
      <text:p text:style-name="P4">
З початку повномасштабної російської агресії Європейський Союз надав Українідопомогу, загальний обсяг якої наближається до 70 мільярдів євро, з якихбільше 10 мільярдів євро припадають на суто військову допомогу, включаючивнески ЄС та прямі поставки військового обладнання від країн-членів.</text:p>
      <text:p text:style-name="P4">
Source: <text:a xlink:type="simple" xlink:href="https://www.ukrinform.ua/rubric-polytics/3726887-persim-pitannam-zustrici-ministriv-zakordonnih-sprav-es-u-luksemburzi-bude-ukraina.html" text:style-name="Internet_20_link" text:visited-style-name="Visited_20_Internet_20_Link">
https://www.ukrinform.ua/rubric-polytics/3726887-persim-pitannam-zustrici-ministriv-zakordonnih-sprav-es-u-luksemburzi-bude-ukraina.html</text:a>
</text:p>
      <!--NEWS-->
      <text:h text:style-name="P10" text:outline-level="1">
<text:span text:style-name="T4">
Резніков сподівається, що на саміті у Вільнюсі визначать «певну подію» для вступу України в НАТО</text:span>
</text:h>
      <text:p text:style-name="P4">
Authors: Ukrinform (Person)</text:p>
      <text:p text:style-name="P4">
Publisher: Укринформ (Organization)</text:p>
      <text:p text:style-name="P4">
Published Time: 2023-06-23T17:49:00+03:00</text:p>
      <text:p text:style-name="P4">
Modified Time: 2023-06-23T17:49:00+03:00</text:p>
      <text:p text:style-name="P4">
Description: Міністр оборони Олексій Резніков очікує від Вільнюського саміту НАТО чітких термінів та умов вступу України до Альянсу. — Укрінформ.</text:p>
      <text:p text:style-name="P4">
Images: ['<text:a xlink:type="simple" xlink:href="https://static.ukrinform.com/photos/2023_04/thumb_files/630_360_1682673651-340.jpg" text:style-name="Internet_20_link" text:visited-style-name="Visited_20_Internet_20_Link">
630_360_16826...</text:a>
']</text:p>
      <text:p text:style-name="P4">
Tags: ['Саміт НАТО', 'Україна', 'Резніков']</text:p>
      <text:p text:style-name="P4">
Type: Article</text:p>
      <!--METADATA-->
      <text:p text:style-name="P4">
<draw:frame draw:style-name="fr1" draw:name="Image131" text:anchor-type="as-char" svg:width="6.9236in" svg:height="3.956343in" draw:z-index="0">
<draw:image xlink:href="../Images/yкринформ/2023-06-23T17-49-00-03-00/630_360_1682673651-340.jpg" xlink:type="simple" xlink:show="embed" xlink:actuate="onLoad" draw:mime-type="image/jpeg"/>
</draw:frame>
 Міністроборони Олексій Резніков очікує від Вільнюського саміту НАТО чітких термінівта умов вступу України до Альянсу.</text:p>
      <text:p text:style-name="P4">
Як передає Укрінформ, про це він заявив у коментарі Military Media Center.</text:p>
      <text:p text:style-name="P4">
«Очікую, що нам дадуть чіткий, зрозумілий сигнал і формулу, за якою миочевидно станемо країною НАТО», - зазначив Резніков.</text:p>
      <text:p text:style-name="P4">
Він сподівається, що на саміті будуть окреслені строки вступу або визначена«певна подія», після якої Україна стане членом <text:a xlink:type="simple" xlink:href="https://www.ukrinform.ua/tag-nato" text:style-name="Internet_20_link" text:visited-style-name="Visited_20_Internet_20_Link">
 Альянсу</text:a>
 , і це вже «не буде незрозуміларозпливчаста форма про «відкриті двері».</text:p>
      <text:p text:style-name="P4">
<text:span text:style-name="T4">
Читайте також:</text:span>
 <text:a xlink:type="simple" xlink:href="https://www.ukrinform.ua/rubric-polytics/3726448-kuleba-u-vilnusi-krok-do-clenstva-ukraini-v-nato-bude-zroblenij-pitanna-naskilki-dovgij.html" text:style-name="Internet_20_link" text:visited-style-name="Visited_20_Internet_20_Link">
 Кулеба: У Вільнюсі крок до членства України в <text:span text:style-name="T4">
НАТО</text:span>
буде зроблений, питання - наскільки «довгий»</text:a>
</text:p>
      <text:p text:style-name="P4">
Як повідомляв Укрінформ, 11-12 липня у столиці Литви Вільнюсі відбудетьсясаміт НАТО.</text:p>
      <text:p text:style-name="P4">
Source: <text:a xlink:type="simple" xlink:href="https://www.ukrinform.ua/rubric-polytics/3726888-reznikov-spodivaetsa-so-na-samiti-u-vilnusi-viznacat-pevnu-podiu-dla-vstupu-ukraini-v-nato.html" text:style-name="Internet_20_link" text:visited-style-name="Visited_20_Internet_20_Link">
https://www.ukrinform.ua/rubric-polytics/3726888-reznikov-spodivaetsa-so-na-samiti-u-vilnusi-viznacat-pevnu-podiu-dla-vstupu-ukraini-v-nato.html</text:a>
</text:p>
      <!--NEWS-->
      <text:h text:style-name="P10" text:outline-level="1">
<text:span text:style-name="T4">
В Оріхові внаслідок обстрілу два будинки зруйновані й понад 30 пошкоджені</text:span>
</text:h>
      <text:p text:style-name="P4">
Authors: Ukrinform (Person)</text:p>
      <text:p text:style-name="P4">
Publisher: Укринформ (Organization)</text:p>
      <text:p text:style-name="P4">
Published Time: 2023-06-23T17:49:15+03:00</text:p>
      <text:p text:style-name="P4">
Modified Time: 2023-06-23T17:49:15+03:00</text:p>
      <text:p text:style-name="P4">
Description: Російська армія завдала удару по Оріхову Запорізької області, внаслідок чого понад 30 житлових будинків пошкоджені і два зруйновані. — Укрінформ.</text:p>
      <text:p text:style-name="P4">
Images: ['<text:a xlink:type="simple" xlink:href="https://static.ukrinform.com/photos/2023_06/thumb_files/630_360_1687531664-387.jpg" text:style-name="Internet_20_link" text:visited-style-name="Visited_20_Internet_20_Link">
630_360_16875...</text:a>
']</text:p>
      <text:p text:style-name="P4">
Tags: ['Обстріл',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6-23T17-49-15-03-00/630_360_1687531664-387.jpg" xlink:type="simple" xlink:show="embed" xlink:actuate="onLoad" draw:mime-type="image/jpeg"/>
</draw:frame>
 Російськаармія завдала удару по Оріхову Запорізької області, внаслідок чого понад 30житлових будинків пошкоджені і два зруйновані.</text:p>
      <text:p text:style-name="P4">
Про це повідомляє в <text:a xlink:type="simple" xlink:href="https://t.me/gu_dsns_zp/6922" text:style-name="Internet_20_link" text:visited-style-name="Visited_20_Internet_20_Link">
 Телеграмі </text:a>
 Головнеуправління ДСНС у Запорізькій області, передає Укрінформ.</text:p>
      <text:p text:style-name="P4">
</text:p>
      <text:p text:style-name="P4">
"...Російська армія здійснила черговий <text:a xlink:type="simple" xlink:href="https://www.ukrinform.ua/tag-obstril" text:style-name="Internet_20_link" text:visited-style-name="Visited_20_Internet_20_Link">
 обстріл</text:a>
 Оріхова Пологівського району. Урезультаті ворожої агресії зруйновано два приватні будинки, пошкоджено двап’ятиповерхові та 30 приватних будинків", - йдеться у повідомленні.</text:p>
      <text:p text:style-name="P4">
</text:p>
      <text:p text:style-name="P4">
За попередньою інформацією, жертв і постраждалих унаслідок обстрілу немає.</text:p>
      <text:p text:style-name="P4">
<text:span text:style-name="T4">
Читайте також:</text:span>
 <text:a xlink:type="simple" xlink:href="https://www.ukrinform.ua/rubric-ato/3726226-za-dobu-rosiani-atakuvali-10-regioniv-ukraini-zvedenna-ova.html" text:style-name="Internet_20_link" text:visited-style-name="Visited_20_Internet_20_Link">
 За добу росіяни атакували 10 регіонів України – зведенняОВА </text:a>
</text:p>
      <text:p text:style-name="P4">
Як повідомлялося, по Оріхову загарбники завдали удару керованими авіабомбами.</text:p>
      <text:p text:style-name="P4">
<text:span text:style-name="T5">
Фото: ДСНС</text:span>
</text:p>
      <text:p text:style-name="P4">
Source: <text:a xlink:type="simple" xlink:href="https://www.ukrinform.ua/rubric-regions/3726889-v-orihovi-vnaslidok-obstrilu-dva-budinki-zrujnovani-j-ponad-30-poskodzeni.html" text:style-name="Internet_20_link" text:visited-style-name="Visited_20_Internet_20_Link">
https://www.ukrinform.ua/rubric-regions/3726889-v-orihovi-vnaslidok-obstrilu-dva-budinki-zrujnovani-j-ponad-30-poskodzeni.html</text:a>
</text:p>
      <!--NEWS-->
      <text:h text:style-name="P10" text:outline-level="1">
<text:span text:style-name="T4">
Буданов: Тендітна диктатура Путіна впала</text:span>
</text:h>
      <text:p text:style-name="P4">
Authors: Ukrinform (Person)</text:p>
      <text:p text:style-name="P4">
Publisher: Укринформ (Organization)</text:p>
      <text:p text:style-name="P4">
Published Time: 2023-06-23T17:55:00+03:00</text:p>
      <text:p text:style-name="P4">
Modified Time: 2023-06-23T23:55:00+03:00</text:p>
      <text:p text:style-name="P4">
Description: Очільник Головного управління розвідки Міноборони Кирило Буданов прокоментував конфлікт між головою ПВК Вагнер Євгеном Пригожиним і Міноборони РФ, який в останні години набув особливої сили. — Укрінформ.</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Пригожин', 'Війна з Росією']</text:p>
      <text:p text:style-name="P4">
Type: Article</text:p>
      <!--METADATA-->
      <text:p text:style-name="P4">
<draw:frame draw:style-name="fr1" draw:name="Image135" text:anchor-type="as-char" svg:width="6.9236in" svg:height="3.956343in" draw:z-index="0">
<draw:image xlink:href="../Images/yкринформ/2023-06-23T17-55-00-03-00/630_360_1684527299-380.jpeg" xlink:type="simple" xlink:show="embed" xlink:actuate="onLoad" draw:mime-type="image/jpeg"/>
</draw:frame>
 ОчільникГоловного управління розвідки Міноборони Кирило Буданов прокоментував конфліктміж головою ПВК Вагнер Євгеном Пригожиним і Міноборони РФ, який в останнігодини набув особливої сили.</text:p>
      <text:p text:style-name="P4">
Про це він <text:a xlink:type="simple" xlink:href="https://t.me/kirilbudanov/222" text:style-name="Internet_20_link" text:visited-style-name="Visited_20_Internet_20_Link">
 написав </text:a>
 у своєму Telegram-каналі, заявивши, що "тендітна диктатура Путіна впала".</text:p>
      <text:p text:style-name="P4">
"Рашисти почали гризти один одного за владу і гроші. Пригожин погрожує "йтипоходом" на Москву. Шойгу, за його словами, втік із Ростова, щоб не статижертвою в розправі", - написав Буданов.</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Він також вважає, що конфлікт Пригожина та Шойгу допоможе українськимвійськовим швидше звільнити Україну і інші території.</text:p>
      <text:p text:style-name="P4">
"А тепер слово за нашими підготовленими штурмовими бригадами, які на плечахзагарбників визволять Україну і ті території, що захочуть бути у складімогутньої, непереможної та славної нашої країни", - заявив глава ГУР.</text:p>
      <text:p text:style-name="P4">
<text:span text:style-name="T4">
Читайте також:</text:span>
 <text:span text:style-name="T4">
<text:a xlink:type="simple" xlink:href="https://www.ukrinform.ua/rubric-ato/3725467-budanov-konflikt-prigozina-i-minoboroni-rf-e-cilkom-realnim.html" text:style-name="Internet_20_link" text:visited-style-name="Visited_20_Internet_20_Link">
 Буданов: Конфлікт Пригожина і Міноборони РФ є цілкомреальним </text:a>
 </text:span>
</text:p>
      <text:p text:style-name="P4">
Буданов додав, що стійкість і мужність української нації, попри недостатнюдопомогу західних партнерів, допомогла пережити найскладніші дні російськоїагресії.</text:p>
      <text:p text:style-name="P4">
Як повідомляв Укрінформ, ФСБ Росії відкрило кримінальну справу проти керівникаПВК «Вагнер» Пригожина через заклик до збройного заколоту.</text:p>
      <text:p text:style-name="P4">
<text:span text:style-name="T4">
Читайте також:</text:span>
 <text:span text:style-name="T4">
<text:a xlink:type="simple" xlink:href="https://www.ukrinform.ua/rubric-ato/3725147-prigozin-napraviv-rosijskomu-minoboroni-svij-variant-kontraktu-z-najmancami-rozvidka-britanii.html" text:style-name="Internet_20_link" text:visited-style-name="Visited_20_Internet_20_Link">
 Пригожин направив російському міноборони свій варіант«контракту» з найманцями - розвідка Британії</text:a>
 </text:span>
</text:p>
      <text:p text:style-name="P4">
Напередодні Пригожин заявив, що регулярні війська російської армії,підпорядковані Міноборони РФ, вдарили по місцю дислокації «вагнерівців». УМіноборони це заперечили.</text:p>
      <text:p text:style-name="P4">
Згодом у Кремлі заявили, що _<text:span text:style-name="T4">
<text:a xlink:type="simple" xlink:href="https://www.ukrinform.ua/rubric-world/3727017-putin-u-kursi-situacii-z-prigozinim-peskov.html" text:style-name="Internet_20_link" text:visited-style-name="Visited_20_Internet_20_Link">
 Путін в курсі ситуації, вживаються "всінеобхідні заходи". </text:a>
 </text:span>
 _</text:p>
      <text:p text:style-name="P4">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Імпорт українського збіжжя: у Польщі провели перевірку в 222 компаніях</text:span>
</text:h>
      <text:p text:style-name="P4">
Authors: Ukrinform (Person)</text:p>
      <text:p text:style-name="P4">
Publisher: Укринформ (Organization)</text:p>
      <text:p text:style-name="P4">
Published Time: 2023-06-23T18:00:00+03:00</text:p>
      <text:p text:style-name="P4">
Modified Time: 2023-06-23T18:00:00+03:00</text:p>
      <text:p text:style-name="P4">
Description: Податкова адміністрація Польщі за вказівкою прокуратури міста Жешув провела перевірку у 222 компаніях та митних установах країни у справі ввезення українського збіжжя до РП. — Укрінформ.</text:p>
      <text:p text:style-name="P4">
Images: ['<text:a xlink:type="simple" xlink:href="https://static.ukrinform.com/photos/2022_11/thumb_files/630_360_1669632623-529.jpg" text:style-name="Internet_20_link" text:visited-style-name="Visited_20_Internet_20_Link">
630_360_16696...</text:a>
']</text:p>
      <text:p text:style-name="P4">
Tags: ['Імпорт', 'Польща', 'Україна', 'Зерно']</text:p>
      <text:p text:style-name="P4">
Type: Article</text:p>
      <!--METADATA-->
      <text:p text:style-name="P4">
<draw:frame draw:style-name="fr1" draw:name="Image136" text:anchor-type="as-char" svg:width="6.9236in" svg:height="3.954724in" draw:z-index="0">
<draw:image xlink:href="../Images/yкринформ/2023-06-23T18-00-00-03-00/630_360_1669632623-529.jpg" xlink:type="simple" xlink:show="embed" xlink:actuate="onLoad" draw:mime-type="image/jpeg"/>
</draw:frame>
 Податковаадміністрація Польщі за вказівкою прокуратури міста Жешув провела перевірку у222 компаніях та митних установах країни у справі ввезення українського збіжжядо РП.</text:p>
      <text:p text:style-name="P4">
Про це заявила речниця регіональної прокуратури у Жешуві Ганна Бєрнат-Ложанська, передає Укрінформ із посиланням на <text:a xlink:type="simple" xlink:href="https://www.rmf24.pl/fakty/polska/news-zboze-z-ukrainy-w-polsce-przeszukano-222-firmy-i-agencje,nId,6859081#crp_state=1" text:style-name="Internet_20_link" text:visited-style-name="Visited_20_Internet_20_Link">
 Rmf24.pl</text:a>
 .</text:p>
      <text:p text:style-name="P4">
“Проведено 222 обшуки в офісах компаній-імпортерів зерна та митних установахпо всій країні”, - заявила Бєрнат-Ложанська.</text:p>
      <text:p text:style-name="P4">
За її словами, у результаті цих заходів було вилучено фінансову табухгалтерську документацію, докази прикордонних перевірок, носії інформації,ділову кореспонденцію, а також понад 1 тис. тонн збіжжя, яке, ймовірно,заявлене в митних деклараціях.</text:p>
      <text:p text:style-name="P4">
<text:span text:style-name="T4">
Читайте також:</text:span>
 <text:a xlink:type="simple" xlink:href="https://www.ukrinform.ua/rubric-economy/3726570-blinken-i-gutteres-obgovorili-vzaemodiu-na-tli-pogroz-rf-vijti-iz-zernovoi-ugodi.html" text:style-name="Internet_20_link" text:visited-style-name="Visited_20_Internet_20_Link">
 Блінкен і Гуттереш обговорили взаємодію на тлі погроз РФвийти із « <text:span text:style-name="T4">
зерно</text:span>
 вої угоди» </text:a>
</text:p>
      <text:p text:style-name="P4">
Прокуратура Жешува включила до розслідування усі провадження, які ранішепроводили інші прокуратури з усієї країни, а також інформацію, підготовленумитними та податковими службами. Слідчі розслідують усі випадки зловживаньщодо якості українського зерна, яке імпортувалося як технічне чи промислове імогло бути використане для їжі чи корму тварин.</text:p>
      <text:p text:style-name="P4">
Як зауважила речниця прокуратури, імпортери, заявляючи про цільовевикористання зерна на технічні потреби, розраховували, що оминуть процедури тауникнуть перевірок спеціалістів інспекцій, які здійснюють контроль за цієюпродукцією.</text:p>
      <text:p text:style-name="P4">
Як повідомлялося, у травні 2023 року Єврокомісія заборонила імпорт пшениці,кукурудзи, ріпаку та соняшнику з України до Болгарії, Угорщини, Польщі,Словаччини та Румунії за наполяганням цих країн. 5 червня дію заборони будопродовжено до 15 вересня 2023 року.</text:p>
      <text:p text:style-name="P4">
<text:span text:style-name="T4">
Читайте також:</text:span>
 <text:a xlink:type="simple" xlink:href="https://www.ukrinform.ua/rubric-economy/3718383-evrokomisia-prodovzila-do-veresna-zaboronu-na-import-ukrainskogo-zbizza-do-es-zmi.html" text:style-name="Internet_20_link" text:visited-style-name="Visited_20_Internet_20_Link">
 Єврокомісія продовжила до вересня заборону на імпортукраїнського <text:span text:style-name="T4">
збіжжя</text:span>
 до ЄС — ЗМІ </text:a>
</text:p>
      <text:p text:style-name="P4">
Польща призупиняла транзит продукції українського АПК через свою територію,однак поновила його з 21 квітня.</text:p>
      <text:p text:style-name="P4">
Варшава сподівається, що заборону на імпорт українського збіжжя будепродовжено і після 15 вересня, а також, що до переліку заборонених продуктівбуде додано деякі інші види продуктів з України.</text:p>
      <text:p text:style-name="P4">
Одним з аргументів Варшави для заборони імпорту українського збіжжя до Польщібуло ввезення технічного зерна, яке продавалося згодом як споживче, а такожзасилля польського ринку українським зерном, від чого страждали польськіаграрії.</text:p>
      <text:p text:style-name="P4">
Source: <text:a xlink:type="simple" xlink:href="https://www.ukrinform.ua/rubric-economy/3726892-import-ukrainskogo-zbizza-u-polsi-proveli-perevirku-v-222-kompaniah.html" text:style-name="Internet_20_link" text:visited-style-name="Visited_20_Internet_20_Link">
https://www.ukrinform.ua/rubric-economy/3726892-import-ukrainskogo-zbizza-u-polsi-proveli-perevirku-v-222-kompaniah.html</text:a>
</text:p>
      <!--NEWS-->
      <text:h text:style-name="P10" text:outline-level="1">
<text:span text:style-name="T4">
«росія була шльондрою завжди, є і буде проституткою, яку можна купити та продати!» — ГУР перехоплення</text:span>
</text:h>
      <text:p text:style-name="P4">
Author: ['АРМІЯINFORM']</text:p>
      <text:p text:style-name="P4">
Time: 2023-06-23T18:00:00-04:00</text:p>
      <text:p text:style-name="P4">
Description: В новому перехопленні Головного управління розвідки МОУ брат військовослужбовця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text:p>
      <text:p text:style-name="P4">
Category: News</text:p>
      <!--METADATA-->
      <text:p text:style-name="P4">
<draw:frame draw:style-name="fr1" draw:name="Image137" text:anchor-type="as-char" svg:width="6.9236in" svg:height="3.894525in" draw:z-index="0">
<draw:image xlink:href="../Images/AРМІЯINFORM/2023-06-23T18-00-00-04-00/gurperehoplennya.jpg" xlink:type="simple" xlink:show="embed" xlink:actuate="onLoad" draw:mime-type="image/jpeg"/>
</draw:frame>
</text:p>
      <text:p text:style-name="P4">
В новому <text:a xlink:type="simple" xlink:href="https://gur.gov.ua/content/rossyia-byla-shliukhoi-vsehda-est-y-budet-prostytutkoi-kotoruiu-mozhno-kupyt-y-prodat-nakh-i.html" text:style-name="Internet_20_link" text:visited-style-name="Visited_20_Internet_20_Link">
перехопленні</text:a>
Головного управління розвідки МОУ брат військовослужбовця рф обурений здачеюконтактів військових і їх рідних:</text:p>
      <ul>
        <li>
«думал, вы уже начали этих, бл<text:span text:style-name="T5">
, х</text:span>
есосов, бл<text:span text:style-name="T5">
, закапывать. Ни одного пока ещё не было»;  * окупант розповідає про передачу інформації українським силам оборони: «наша российская дырявая х</text:span>
йня, бл<text:span text:style-name="T5">
, которая, бл</text:span>
, пропускает все нах<text:span text:style-name="T5">
й, за деньги всё продают»;  * «в этой </text:span>
бучей россии никто не даст, бл<text:span text:style-name="T5">
, со своего двора, бл</text:span>
, бесплатно».</li>
      </ul>
      <text:p text:style-name="P4">
За кожен воєнний злочин, здійснений проти України, буде справедлива відплата.</text:p>
      <text:p text:style-name="P4">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Марченко підсумував здобутки Конференції з відновлення України</text:span>
</text:h>
      <text:p text:style-name="P4">
Authors: Ukrinform (Person)</text:p>
      <text:p text:style-name="P4">
Publisher: Укринформ (Organization)</text:p>
      <text:p text:style-name="P4">
Published Time: 2023-06-23T18:02:00+03:00</text:p>
      <text:p text:style-name="P4">
Modified Time: 2023-06-23T18:02:00+03:00</text:p>
      <text:p text:style-name="P4">
Description: Україна спільно з міжнародними партнерами працює над створенням належних умов для залучення приватних інвестицій для швидкого відновлення країни. — Укрінформ.</text:p>
      <text:p text:style-name="P4">
Images: ['<text:a xlink:type="simple" xlink:href="https://static.ukrinform.com/photos/2023_06/thumb_files/630_360_1687532423-243.jpg" text:style-name="Internet_20_link" text:visited-style-name="Visited_20_Internet_20_Link">
630_360_16875...</text:a>
']</text:p>
      <text:p text:style-name="P4">
Tags: ['Мінфін', 'Сергій Марченко', 'Відбудова', 'Конференція з відбудови у Лондоні']</text:p>
      <text:p text:style-name="P4">
Type: Article</text:p>
      <!--METADATA-->
      <text:p text:style-name="P4">
<draw:frame draw:style-name="fr1" draw:name="Image138" text:anchor-type="as-char" svg:width="6.9236in" svg:height="3.956343in" draw:z-index="0">
<draw:image xlink:href="../Images/yкринформ/2023-06-23T18-02-00-03-00/630_360_1687532423-243.jpg" xlink:type="simple" xlink:show="embed" xlink:actuate="onLoad" draw:mime-type="image/jpeg"/>
</draw:frame>
 Українаспільно з міжнародними партнерами працює над створенням належних умов длязалучення приватних інвестицій для швидкого відновлення країни.</text:p>
      <text:p text:style-name="P4">
Як передає Укрінформ, про це на своїй сторінці у <text:a xlink:type="simple" xlink:href="https://www.facebook.com/sergey.marchenko.54/posts/pfbid02mDyLUBzEZcFdG9KEFEcDqRSSW1oJjtKx64tVbYpwpfw6EkZw6s3fyHUpTkLTkRvSl" text:style-name="Internet_20_link" text:visited-style-name="Visited_20_Internet_20_Link">
 Фейсбуці</text:a>
повідомив міністр фінансів Сергій Марченко.</text:p>
      <text:p text:style-name="P4">
"Вартість відбудови вже оцінюється в сотні мільярдів доларів США. І мизацікавлені в тому, щоб створити умови для залучення приватних інвестицій іструктурувати їх найкращим чином. <text:a xlink:type="simple" xlink:href="https://www.ukrinform.ua/tag-minfin" text:style-name="Internet_20_link" text:visited-style-name="Visited_20_Internet_20_Link">
 Мінфін </text:a>
 вже активно працює з партнерами над вирішенням цього питання, зокремадля страхування військових ризиків", - повідомив Марченко.</text:p>
      <text:p text:style-name="P4">
Він розповів про основні здобутки країни за підсумками конференції з відбудовиУкраїни. Зокрема, оголошено про чотирирічний пакет фінансування від ЄС на €50млрд для потреб бюджету та відбудови.</text:p>
      <text:p text:style-name="P4">
Прем'єр-міністр Ріші Сунак оголосив про надання Україні пакету фінансовоїпідтримки на 3 млрд доларів від Великої Британії на три наступні роки, черезгарантії Світовому Банку.</text:p>
      <text:p text:style-name="P4">
Було підписано угоди про додаткові $1,76 млрд від США, Великої Британії таФінляндії через механізм Світового Банку. Ще $1,3 млрд Сполучені Штатинададуть на потреби відновлення (енергетика та інфраструктура).</text:p>
      <text:p text:style-name="P4">
Європейський інвестиційний банк (ЄІБ) спрямує $840 млн на фінансуваннярозробки та реалізації проєктів відновлення інфраструктури, а Європейськийбанк реконструкції та розвитку (ЄБРР) $600 млн - для підтримки трьохенергетичних держкомпаній.</text:p>
      <text:p text:style-name="P4">
Марченко зауважив, що є прогрес у питанні реалізації страхування воєннихризиків, оскільки це надзвичайно важливий фактор для залучення інвестицій вУкраїну. І ЄС починає готувати план передачі прибутків від заморожених активіврф на користь України, який вже згодом буде презентовано Єврокомісією.</text:p>
      <text:p text:style-name="P4">
<text:span text:style-name="T4">
Читайте також:</text:span>
 <text:a xlink:type="simple" xlink:href="https://www.ukrinform.ua/rubric-vidbudova/3726532-dohodi-vid-arestovanih-rosijskih-aktiviv-peredavatimut-na-vidbudovu-ukraini-surma.html" text:style-name="Internet_20_link" text:visited-style-name="Visited_20_Internet_20_Link">
 Доходи від арештованих російських активів передаватимутьна <text:span text:style-name="T4">
відбудову</text:span>
 України – Шурма </text:a>
</text:p>
      <text:p text:style-name="P4">
"На засіданні Міжвідомчої координаційної платформи донорів було узгодженоподальші кроки щодо необхідності синхронізації ресурсів донорів і пріоритетнихпроєктів відновлення України", - підсумував міністр фінансів.</text:p>
      <text:p text:style-name="P4">
Як повідомлялося, 21-22 червня у Лондоні проходила міжнародна Конференція звідновлення України - Ukraine Recovery Conference, третій масштабнийміжнародний захід (після конференцій в Лугано та Берліні). Понад 400 світовихкомпаній пообіцяли надати підтримку Україні у відбудові економіки.</text:p>
      <text:p text:style-name="P4">
Source: <text:a xlink:type="simple" xlink:href="https://www.ukrinform.ua/rubric-vidbudova/3726893-marcenko-pidsumuvav-zdobutki-konferencii-z-vidnovlenna-ukraini.html" text:style-name="Internet_20_link" text:visited-style-name="Visited_20_Internet_20_Link">
https://www.ukrinform.ua/rubric-vidbudova/3726893-marcenko-pidsumuvav-zdobutki-konferencii-z-vidnovlenna-ukraini.html</text:a>
</text:p>
      <!--NEWS-->
      <text:h text:style-name="P10" text:outline-level="1">
<text:span text:style-name="T4">
Стан постраждалої від сексуального насильства у Білій Церкві стабільний – Нєбитов</text:span>
</text:h>
      <text:p text:style-name="P4">
Authors: Ukrinform (Person)</text:p>
      <text:p text:style-name="P4">
Publisher: Укринформ (Organization)</text:p>
      <text:p text:style-name="P4">
Published Time: 2023-06-23T18:06:00+03:00</text:p>
      <text:p text:style-name="P4">
Modified Time: 2023-06-23T18:06:00+03:00</text:p>
      <text:p text:style-name="P4">
Description: Стан жінки, яка постраждала від дій сексуального насильника у Білій Церкві, наразі є стабільним. — Укрінформ.</text:p>
      <text:p text:style-name="P4">
Images: ['<text:a xlink:type="simple" xlink:href="https://static.ukrinform.com/photos/2023_05/thumb_files/630_360_1683736822-212.jpg" text:style-name="Internet_20_link" text:visited-style-name="Visited_20_Internet_20_Link">
630_360_16837...</text:a>
']</text:p>
      <text:p text:style-name="P4">
Tags: ['Біла Церква', 'Згвалтування', 'Єдині новини', 'Андрій Нєбитов']</text:p>
      <text:p text:style-name="P4">
Type: Article</text:p>
      <!--METADATA-->
      <text:p text:style-name="P4">
<draw:frame draw:style-name="fr1" draw:name="Image139" text:anchor-type="as-char" svg:width="6.9236in" svg:height="3.956343in" draw:z-index="0">
<draw:image xlink:href="../Images/yкринформ/2023-06-23T18-06-00-03-00/630_360_1683736822-212.jpg" xlink:type="simple" xlink:show="embed" xlink:actuate="onLoad" draw:mime-type="image/jpeg"/>
</draw:frame>
 Станжінки, яка постраждала від дій сексуального насильника у Білій Церкві, наразіє стабільним.</text:p>
      <text:p text:style-name="P4">
Про це у телемарафоні «Єдині новини» поінформував начальник поліції Київськоїобласті Андрій Нєбитов, передає кореспондент Укрінформу.</text:p>
      <text:p text:style-name="P4">
«Відразу уточню, що стан жінки – добрий, стабільний, вона знаходиться настаціонарному лікуванні. І хочу сказати, що він (підозрюваний – ред.) тількинещодавно звільнився з місць позбавлення волі (у березні). Він відбувавпокарання за <text:a xlink:type="simple" xlink:href="https://www.ukrinform.ua/tag-vbivstvo" text:style-name="Internet_20_link" text:visited-style-name="Visited_20_Internet_20_Link">
 вбивство </text:a>
 , знову жтаки - зґвалтування і нанесення тяжких тілесних ушкоджень. На жаль, невиправився», - сказав він.</text:p>
      <text:p text:style-name="P4">
<text:span text:style-name="T4">
Читайте також:</text:span>
 <text:a xlink:type="simple" xlink:href="https://www.ukrinform.ua/rubric-regions/3726338-na-odesini-zatrimali-colovika-akij-namagavsa-zakoloti-ditinu-nozicami-ta-videlkou.html" text:style-name="Internet_20_link" text:visited-style-name="Visited_20_Internet_20_Link">
 На Одещині затримали чоловіка, який намагався заколотидитину ножицями та виделкою </text:a>
</text:p>
      <text:p text:style-name="P4">
Як <text:a xlink:type="simple" xlink:href="https://www.ukrinform.ua/rubric-regions/3725312-dva-dni-znusavsa-i-rizav-nozem-na-kiivsini-zatrimali-gvaltivnika.html" text:style-name="Internet_20_link" text:visited-style-name="Visited_20_Internet_20_Link">
 повідомлялося </text:a>
 , поліцейськіКиївської області затримали жителя Білої Церкви, який заманив жінку до себе нароботу, а потім протягом двох діб здійснював над нею сексуальне насильство тарізав її ножем.</text:p>
      <text:p text:style-name="P4">
Source: <text:a xlink:type="simple" xlink:href="https://www.ukrinform.ua/rubric-regions/3726895-stan-postrazdaloi-vid-seksualnogo-nasilstva-u-bilij-cerkvi-stabilnij-nebitov.html" text:style-name="Internet_20_link" text:visited-style-name="Visited_20_Internet_20_Link">
https://www.ukrinform.ua/rubric-regions/3726895-stan-postrazdaloi-vid-seksualnogo-nasilstva-u-bilij-cerkvi-stabilnij-nebitov.html</text:a>
</text:p>
      <!--NEWS-->
      <text:h text:style-name="P10" text:outline-level="1">
<text:span text:style-name="T4">
Журналіста з Хмельниччини засудили до п'яти років ув’язнення за держзраду</text:span>
</text:h>
      <text:p text:style-name="P4">
Authors: Ukrinform (Person)</text:p>
      <text:p text:style-name="P4">
Publisher: Укринформ (Organization)</text:p>
      <text:p text:style-name="P4">
Published Time: 2023-06-23T18:07:43+03:00</text:p>
      <text:p text:style-name="P4">
Modified Time: 2023-06-23T18:07:43+03:00</text:p>
      <text:p text:style-name="P4">
Description: Журналіста з Хмельницької області засудили до 5 років ув’язнення за державну зраду. — Укрінформ.</text:p>
      <text:p text:style-name="P4">
Images: ['<text:a xlink:type="simple" xlink:href="https://static.ukrinform.com/photos/2020_02/thumb_files/630_360_1582135276-970.jpg" text:style-name="Internet_20_link" text:visited-style-name="Visited_20_Internet_20_Link">
630_360_15821...</text:a>
']</text:p>
      <text:p text:style-name="P4">
Tags: ['Хмельниччина', 'Держзрада', 'Війна з Росією']</text:p>
      <text:p text:style-name="P4">
Type: Article</text:p>
      <!--METADATA-->
      <text:p text:style-name="P4">
<draw:frame draw:style-name="fr1" draw:name="Image140" text:anchor-type="as-char" svg:width="6.9236in" svg:height="3.956343in" draw:z-index="0">
<draw:image xlink:href="../Images/yкринформ/2023-06-23T18-07-43-03-00/630_360_1582135276-970.jpg" xlink:type="simple" xlink:show="embed" xlink:actuate="onLoad" draw:mime-type="image/jpeg"/>
</draw:frame>
 Журналістаз Хмельницької області засудили до 5 років ув’язнення за державну зраду.</text:p>
      <text:p text:style-name="P4">
Як передає Укрінформ, про це повідомляє пресслужба <text:a xlink:type="simple" xlink:href="http://gp.gov.ua/ua/posts/zurnalista-z-xmelniccini-zasudzeno-do-5-rokiv-uvyaznennya-za-derzradu" text:style-name="Internet_20_link" text:visited-style-name="Visited_20_Internet_20_Link">
 Офісу генеральногопрокурора. </text:a>
</text:p>
      <text:p text:style-name="P4">
</text:p>
      <text:p text:style-name="P4">
За публічного обвинувачення Хмельницької обласної прокуратури місцевого жителявизнано винним у державній зраді (ч. 1 ст. 111 Кримінального кодексу України).</text:p>
      <text:p text:style-name="P4">
Йому призначено покарання - 5 років позбавлення волі з конфіскацією усьогомайна, окрім житла.</text:p>
      <text:p text:style-name="P4">
<text:span text:style-name="T4">
Читайте також:</text:span>
 <text:a xlink:type="simple" xlink:href="https://www.ukrinform.ua/rubric-regions/3680725-u-mikolaevi-pracivnica-pidpriemstva-zoramasproekt-otrimala-11-rokiv-turmi-za-derzzradu.html" text:style-name="Internet_20_link" text:visited-style-name="Visited_20_Internet_20_Link">
 У Миколаєві працівниця підприємства «Зоря-Машпроєкт»отримала 11 років тюрми за <text:span text:style-name="T4">
держзраду</text:span>
 </text:a>
</text:p>
      <text:p text:style-name="P4">
«Чоловік належить до числа проросійських експертів і політичних оглядачів, якіактивно співпрацюють з нині підсанкційними українськими ЗМІ, що належаликерівнику забороненої політичної партії «ОПЗЖ», - ідеться в повідомленні.</text:p>
      <text:p text:style-name="P4">
Засуджений працював як позаштатний кореспондент та був автором публікацій удержавному російському пропагандистському інформагентстві.</text:p>
      <text:p text:style-name="P4">
Із 2016 року безпосередньо займався «розкруткою» медійних образів поплічниківКремля, допомагав їм у просуванні ворожих наративів в інформпросторі. Публічнопідтримував захоплення та дії бойовиків на Донбасі.</text:p>
      <text:p text:style-name="P4">
Усі неправдиві матеріали <text:a xlink:type="simple" xlink:href="https://www.ukrinform.ua/tag-zurnalist" text:style-name="Internet_20_link" text:visited-style-name="Visited_20_Internet_20_Link">
 журналіст </text:a>
спочатку погоджував з представниками країни-агресора.</text:p>
      <text:p text:style-name="P4">
До вироку суду засуджений перебував під вартою.</text:p>
      <text:p text:style-name="P4">
<text:span text:style-name="T4">
Читайте також:</text:span>
 <text:a xlink:type="simple" xlink:href="https://www.ukrinform.ua/rubric-society/3698706-ekspracivnika-ukroboronpromu-suditimut-za-derzzradu-zlivav-vorogu-dani-pid-cas-boiv-za-kiivsinu.html" text:style-name="Internet_20_link" text:visited-style-name="Visited_20_Internet_20_Link">
 Експрацівника Укроборонпрому судитимуть за <text:span text:style-name="T4">
держзраду</text:span>
– «зливав» ворогу дані під час боїв за Київщину</text:a>
</text:p>
      <text:p text:style-name="P4">
Як повідомляв Укрінформ, суд призначив <text:a xlink:type="simple" xlink:href="https://www.ukrinform.ua/rubric-society/3720266-rosijskogo-propagandista-zasudili-do-10-rokiv-za-pidgotovku-diversij-na-odesini.html" text:style-name="Internet_20_link" text:visited-style-name="Visited_20_Internet_20_Link">
 10 років позбавлення волі російськомупропагандисту, </text:a>
який готував терористів для здійснення диверсій в Одеській області.</text:p>
      <text:p text:style-name="P4">
Source: <text:a xlink:type="simple" xlink:href="https://www.ukrinform.ua/rubric-regions/3726896-zurnalista-z-hmelniccini-zasudili-do-pati-rokiv-uvaznenna-za-derzzradu.html" text:style-name="Internet_20_link" text:visited-style-name="Visited_20_Internet_20_Link">
https://www.ukrinform.ua/rubric-regions/3726896-zurnalista-z-hmelniccini-zasudili-do-pati-rokiv-uvaznenna-za-derzzradu.html</text:a>
</text:p>
      <!--NEWS-->
      <text:h text:style-name="P10" text:outline-level="1">
<text:span text:style-name="T4">
Україна за сприяння Єврокомісії реалізує шість проєктів розбудови західного кордону</text:span>
</text:h>
      <text:p text:style-name="P4">
Authors: Ukrinform (Person)</text:p>
      <text:p text:style-name="P4">
Publisher: Укринформ (Organization)</text:p>
      <text:p text:style-name="P4">
Published Time: 2023-06-23T18:18:00+03:00</text:p>
      <text:p text:style-name="P4">
Modified Time: 2023-06-23T18:18:00+03:00</text:p>
      <text:p text:style-name="P4">
Description: Україна у рамках програми «Механізм «Сполучення Європи» (CEF) реалізує 6 проєктів розбудови західного кордону, розроблені спільно з Польщею, Румунією, Угорщиною та Словаччиною. — Укрінформ.</text:p>
      <text:p text:style-name="P4">
Images: ['<text:a xlink:type="simple" xlink:href="https://static.ukrinform.com/photos/2023_02/thumb_files/630_360_1675534027-844.jpg" text:style-name="Internet_20_link" text:visited-style-name="Visited_20_Internet_20_Link">
630_360_16755...</text:a>
']</text:p>
      <text:p text:style-name="P4">
Tags: ['Єврокомісія', 'Україна', 'Кордон']</text:p>
      <text:p text:style-name="P4">
Type: Article</text:p>
      <!--METADATA-->
      <text:p text:style-name="P4">
<draw:frame draw:style-name="fr1" draw:name="Image142" text:anchor-type="as-char" svg:width="6.9236in" svg:height="3.956343in" draw:z-index="0">
<draw:image xlink:href="../Images/yкринформ/2023-06-23T18-18-00-03-00/630_360_1675534027-844.jpg" xlink:type="simple" xlink:show="embed" xlink:actuate="onLoad" draw:mime-type="image/jpeg"/>
</draw:frame>
 Україна урамках програми «Механізм «Сполучення Європи» (CEF) реалізує 6 проєктіврозбудови західного кордону, розроблені спільно з Польщею, Румунією, Угорщиноюта Словаччиною.</text:p>
      <text:p text:style-name="P4">
Про це повідомляє Укрінформ із посиланням на пресслужбу Міністерства розвиткугромад, територій та інфраструктури у <text:a xlink:type="simple" xlink:href="https://www.facebook.com/Ministry.for.restoration/posts/pfbid02wZyMbeW32UZjXsNFZGNAxHjBvDcUbFrBSZe5A3u5D3aBBHU2zgQjw945oMEppgAEl" text:style-name="Internet_20_link" text:visited-style-name="Visited_20_Internet_20_Link">
 Фейсбуці</text:a>
.</text:p>
      <text:p text:style-name="P4">
«Пріоритет Мінвідновлення – збільшити пропускну здатність пунктів перетину <text:a xlink:type="simple" xlink:href="https://www.ukrinform.ua/tag-kordon" text:style-name="Internet_20_link" text:visited-style-name="Visited_20_Internet_20_Link">
кордону </text:a>
 . Це важливо для розвиткуекспортної логістики та оптимізації транспортних потоків. Загальна вартістьсхвалених Єврокомісією проєктів – понад 200 млн євро. Вже працюємо надрозробкою нових заявок на наступний рік. Фокус уваги – також на розбудовіприкордонної інфраструктури», - зазначив заступник міністра розвитку громад,територій та інфраструктури Сергій Деркач.</text:p>
      <text:p text:style-name="P4">
Проєкти будуть реалізовані на умовах співфінансування. 50% коштів маютьвиділити держави - автори проєктів, інші 50% – Єврокомісія. Програмоюпередбачається модернізація автомобільних та залізничних пунктів пропуску,майданчиків для паркування вантажівок, а також закупівля обладнання длямитного та прикордонного контролю.</text:p>
      <text:p text:style-name="P4">
Програма розбудови охопить такі пункти пропуску: «Ягодин – Дорогуськ»;«Краківець – Корчова»; «Мостиська II – Медика»; «Порубне – Сірет»; «Вадул-Сірет – Дорнешті»; «Бережанка – Лужанка» та «Захонь – Чоп».</text:p>
      <text:p text:style-name="P4">
Як повідомлялось, віцепрем’єр-міністр з відновлення – міністр розвитку громад,територій та інфраструктури Олександр Кубраков, а також єврокомісар з питаньтранспорту Адіна Велян 6 червня підписали угоду про участь України у програміЄС «Механізм «Сполучення Європи» (СЕF).</text:p>
      <text:p text:style-name="P4">
<text:span text:style-name="T4">
Читайте також:</text:span>
 <text:a xlink:type="simple" xlink:href="https://www.ukrinform.ua/rubric-economy/3726853-v-ukraini-planuut-pobuduvati-abo-modernizuvati-21-punkt-propusku-na-kordoni-z-es-ta-moldovou.html" text:style-name="Internet_20_link" text:visited-style-name="Visited_20_Internet_20_Link">
 В Україні планують побудувати або модернізувати 21 пунктпропуску на <text:span text:style-name="T4">
кордоні</text:span>
 з ЄС та Молдовою </text:a>
</text:p>
      <text:p text:style-name="P4">
CEF – один із ключових фінансових інструментів Євросоюзу для розвиткуінфраструктурних проєктів у Європі. Він направлений на розвитоктранс’європейської транспортної мережі, проєктів відновлюваної енергетики тацифрової економіки. Загальний бюджет CEF до 2027 року становить 21 млрд євро.Тепер Україна має доступ до цих коштів.</text:p>
      <text:p text:style-name="P4">
Source: <text:a xlink:type="simple" xlink:href="https://www.ukrinform.ua/rubric-economy/3726899-ukraina-za-sprianna-evrokomisii-realizue-sist-proektiv-rozbudovi-zahidnogo-kordonu.html" text:style-name="Internet_20_link" text:visited-style-name="Visited_20_Internet_20_Link">
https://www.ukrinform.ua/rubric-economy/3726899-ukraina-za-sprianna-evrokomisii-realizue-sist-proektiv-rozbudovi-zahidnogo-kordonu.html</text:a>
</text:p>
      <!--NEWS-->
      <text:h text:style-name="P10" text:outline-level="1">
<text:span text:style-name="T4">
П’ять країн закликали генсека ООН розслідувати передачу іранських дронів Росії</text:span>
</text:h>
      <text:p text:style-name="P4">
Authors: Ukrinform (Person)</text:p>
      <text:p text:style-name="P4">
Publisher: Укринформ (Organization)</text:p>
      <text:p text:style-name="P4">
Published Time: 2023-06-23T18:20:15+03:00</text:p>
      <text:p text:style-name="P4">
Modified Time: 2023-06-23T18:20:15+03:00</text:p>
      <text:p text:style-name="P4">
Description: США, Франція, Велика Британія, Албанія й Україна виступили зі спільною заявою із закликом до генсека ООН провести розслідування військової співпраці Ірану і Росії, зокрема, щодо передачі дронів, у порушення резолюції РБ ООН 2231. — Укрінформ.</text:p>
      <text:p text:style-name="P4">
Images: ['<text:a xlink:type="simple" xlink:href="https://static.ukrinform.com/photos/2022_10/thumb_files/630_360_1665475012-102.jpg" text:style-name="Internet_20_link" text:visited-style-name="Visited_20_Internet_20_Link">
630_360_16654...</text:a>
']</text:p>
      <text:p text:style-name="P4">
Tags: ['Безпілотник', 'Іран', 'ООН', 'Війна з Росією']</text:p>
      <text:p text:style-name="P4">
Type: Article</text:p>
      <!--METADATA-->
      <text:p text:style-name="P4">
<draw:frame draw:style-name="fr1" draw:name="Image143" text:anchor-type="as-char" svg:width="6.9236in" svg:height="3.956343in" draw:z-index="0">
<draw:image xlink:href="../Images/yкринформ/2023-06-23T18-20-15-03-00/630_360_1665475012-102.jpg" xlink:type="simple" xlink:show="embed" xlink:actuate="onLoad" draw:mime-type="image/jpeg"/>
</draw:frame>
 США,Франція, Велика Британія, Албанія й Україна виступили зі спільною заявою іззакликом до генсека ООН провести розслідування військової співпраці Ірану іРосії, зокрема, щодо передачі дронів, у порушення резолюції РБ ООН 2231.</text:p>
      <text:p text:style-name="P4">
Про це заявила в п’ятницю перед засіданням Радбезу по Україні постійнапредставниця США Лінда Томас-Грінфілд, передає власний кореспондентУкрінформу.</text:p>
      <text:p text:style-name="P4">
«Дії Росії та Ірану порушують Резолюцію 2231 РБ ООН. Ця резолюція забороняєвсім країнам, в тому числі постійним членам Радбезу, передавати такі видизброї з Ірану без попереднього схвалення Радою Безпеки. Такого схвалення,звісно, не було», - зазначила Томас-Грінфілд у присутності представників іншихчотирьох країн, які ініціювали спільну заяву.</text:p>
      <text:p text:style-name="P4">
Вона нагадала, що Україна, США, Франція, Британія та інші країни «належнимчином повідомили про ці порушення в ООН» і надали ООН додаткову інформацію, атакож аналіз.</text:p>
      <text:p text:style-name="P4">
<text:span text:style-name="T4">
Читайте також:</text:span>
 <text:a xlink:type="simple" xlink:href="https://www.ukrinform.ua/rubric-ato/3722161-rosii-dopravlaut-veliki-partii-iranskih-droniv-cerez-kaspijske-more-britanska-rozvidka.html" text:style-name="Internet_20_link" text:visited-style-name="Visited_20_Internet_20_Link">
 Росії доправляють великі партії <text:span text:style-name="T4">
іранських</text:span>
 <text:span text:style-name="T4">
дронів</text:span>
через Каспійське море - британська розвідка </text:a>
</text:p>
      <text:p text:style-name="P4">
«Організація Об’єднаних Націй повинна відповісти на зростаючі закликиміжнародної спільноти та розслідувати ці порушення», - наголосила Томас-Грінфілд.</text:p>
      <text:p text:style-name="P4">
Вона уточнила, що Резолюція 2231 надає повноваження генеральному секретаревіООН для такого розслідування.</text:p>
      <text:p text:style-name="P4">
Як повідомляв Укрінформ, Україна неодноразово демонструвала доказизастосування Росією іранських <text:a xlink:type="simple" xlink:href="https://www.ukrinform.ua/tag-bezpilotnik" text:style-name="Internet_20_link" text:visited-style-name="Visited_20_Internet_20_Link">
 БпЛА </text:a>
 по мирних містах. За даними розвідки, Росія не лише закупила вІрану сотні БпЛА серій Mohajer і Shaheed, але також працює з Тегераном щодоналагодження виробництва цієї зброї в Росії.</text:p>
      <text:p text:style-name="P4">
Source: <text:a xlink:type="simple" xlink:href="https://www.ukrinform.ua/rubric-ato/3726901-pat-krain-zaklikali-genseka-oon-rozsliduvati-peredacu-iranskih-droniv-rosii.html" text:style-name="Internet_20_link" text:visited-style-name="Visited_20_Internet_20_Link">
https://www.ukrinform.ua/rubric-ato/3726901-pat-krain-zaklikali-genseka-oon-rozsliduvati-peredacu-iranskih-droniv-rosii.html</text:a>
</text:p>
      <!--NEWS-->
      <text:h text:style-name="P10" text:outline-level="1">
<text:span text:style-name="T4">
В Україні заборонена діяльність 18 політичних партій</text:span>
</text:h>
      <text:p text:style-name="P4">
Authors: Ukrinform (Person)</text:p>
      <text:p text:style-name="P4">
Publisher: Укринформ (Organization)</text:p>
      <text:p text:style-name="P4">
Published Time: 2023-06-23T18:20:21+03:00</text:p>
      <text:p text:style-name="P4">
Modified Time: 2023-06-23T18:20:21+03:00</text:p>
      <text:p text:style-name="P4">
Description: За рішенням суду в дохід держави передано понад ₴23,7 мільйона активів 18 заборонених політичних партій та їх утворень, 53 одиниці транспортних засобів, 10 об'єктів права інтелектуальної власності та 83 об'єкти нерухомого майна.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Мін'юст", 'Партії', 'Заборона']</text:p>
      <text:p text:style-name="P4">
Type: Article</text:p>
      <!--METADATA-->
      <text:p text:style-name="P4">
<draw:frame draw:style-name="fr1" draw:name="Image144" text:anchor-type="as-char" svg:width="6.9236in" svg:height="3.956343in" draw:z-index="0">
<draw:image xlink:href="../Images/yкринформ/2023-06-23T18-20-21-03-00/630_360_1514464397-1884.jpg" xlink:type="simple" xlink:show="embed" xlink:actuate="onLoad" draw:mime-type="image/jpeg"/>
</draw:frame>
 Зарішенням суду в дохід держави передано понад ₴23,7 мільйона активів 18заборонених політичних партій та їх утворень, 53 одиниці транспортних засобів,10 об'єктів права інтелектуальної власності та 83 об'єкти нерухомого майна.</text:p>
      <text:p text:style-name="P4">
Як передає Укрінформ, про це інформує пресслужба Міністерства юстиції у <text:a xlink:type="simple" xlink:href="https://www.facebook.com/minjust.official/posts/pfbid0ntBpBxoqtWmDq1yncaEpadJCZNoh4nPLjcTVdRC63bs8fZU7uGFLFU83SDUrbBEFl" text:style-name="Internet_20_link" text:visited-style-name="Visited_20_Internet_20_Link">
Фейсбуці.</text:a>
</text:p>
      <text:p text:style-name="P4">
“Восьмим апеляційним адміністративним судом задоволено позови Міністерстваюстиції України про заборону діяльності 18 політичних партій. Майно, кошти таінші активи заборонених політичних партій, їх обласних, міських, районнихорганізацій, первинних осередків та інших структурних утворень передано увласність держави”, - йдеться у повідомленні.</text:p>
      <text:p text:style-name="P4">
Зазначається, що відповідно до Порядку переходу у власність держави майна,коштів та інших активів забороненої судом політичної <text:a xlink:type="simple" xlink:href="https://www.ukrinform.ua/tag-partii" text:style-name="Internet_20_link" text:visited-style-name="Visited_20_Internet_20_Link">
 партії</text:a>
 , її обласних, міських, районнихорганізацій, первинних осередків та інших структурних утворень, затвердженогопостановою КМУ від 12 серпня 2022 №896, Міністерством юстиції Українинаправлено понад 4 500 запитів до компетентних органів щодо розшуку майназаборонених політичних партій.</text:p>
      <text:p text:style-name="P4">
<text:span text:style-name="T4">
Читайте також:</text:span>
 <text:a xlink:type="simple" xlink:href="https://www.ukrinform.ua/rubric-polytics/3706417-nazk-planue-udoskonaliti-reestr-zvitnosti-partij.html" text:style-name="Internet_20_link" text:visited-style-name="Visited_20_Internet_20_Link">
 НАЗК планує удосконалити реєстр звітності партій</text:a>
</text:p>
      <text:p text:style-name="P4">
“За результатами вжитих заходів до розшуку майна, аналізу відомостей єдиних тадержавних реєстрів, опрацювання інформації, отриманої щодо 18 забороненихполітичних партій та понад 2550 їх структурних утворень, Мін’юстом виявлено тапередано у власність держави майно, кошти та інші активи: грошові кошти насуму понад 23,7 мільйонів гривень; 53 одиниці транспортних засобів; 10об'єктів права інтелектуальної власності; 83 об'єкти нерухомого майна”, -йдеться у повідомленні.</text:p>
      <text:p text:style-name="P4">
Переліки майна, коштів та інших активів заборонених судом політичних партій,їх обласних, міських, районних організацій, первинних осередків та іншихструктурних утворень, переданих у власність держави, затверджених наказамиМіністерства юстиції України, розміщено на <text:a xlink:type="simple" xlink:href="https://minjust.gov.ua/other/perelik_mayno" text:style-name="Internet_20_link" text:visited-style-name="Visited_20_Internet_20_Link">
 офіційному вебсайті Мін’юсту</text:a>
 <text:a xlink:type="simple" xlink:href="https://minjust.gov.ua/other/perelik_mayno" text:style-name="Internet_20_link" text:visited-style-name="Visited_20_Internet_20_Link">
 .</text:a>
</text:p>
      <text:p text:style-name="P4">
Таким чином, станом на сьогодні судом заборонено діяльність:</text:p>
      <ul>
        <li>
політичної партії “Держава”;   * Комуністичної партії України;   * політичної партії “Наші”;   * політичної партії “Опозиційний блок”;   * політичної партії України “Русь єдина”;   * політичної партії “Ліва опозиція”;   * політичної партії “Прогресивна соціалістична партія України”;   * політичної партії “Партія Шарія”;   * Соціалістичної партії України;   * політичної партії “Опозиційна платформа — За життя”;   * політичної партії “Щаслива Україна”;   * політичної партії “Соціалісти”;   * політичної партії “Партія регіонів”;   * політичної партії “Блок Володимира Сальдо”,Партія регіонів;   * політичної партії “Союз лівих сил”;   * політичної партії “Справедливості та розвитку”;   * Робітничої партії України (Марксистсько-Ленінської”;   * політичної партії “Велика Україна”.</li>
      </ul>
      <text:p text:style-name="P4">
<text:span text:style-name="T4">
Читайте також:</text:span>
 <text:a xlink:type="simple" xlink:href="https://www.ukrinform.ua/rubric-society/3719339-u-kievi-prezentuvali-proekt-silna-demokratia-dla-ukraini.html" text:style-name="Internet_20_link" text:visited-style-name="Visited_20_Internet_20_Link">
 У Києві презентували проєкт «Сильна демократія дляУкраїни» </text:a>
</text:p>
      <text:p text:style-name="P4">
Як повідомлялося, 14 травня 2022 року Президент Володимир Зеленський підписавухвалений Верховною Радою закон, який розширює перелік підстав для заборониполітичних партій через суд.</text:p>
      <text:p text:style-name="P4">
Відповідними підставами є виправдовування, визнання правомірною абозаперечення збройної агресії проти України. Передбачається, що в разі заборонисудом політичної сили її майно, кошти та інші активи переходять у власністьдержави.</text:p>
      <text:p text:style-name="P4">
Source: <text:a xlink:type="simple" xlink:href="https://www.ukrinform.ua/rubric-polytics/3726902-v-ukraini-zaboronena-dialnist-18-politicnih-partij.html" text:style-name="Internet_20_link" text:visited-style-name="Visited_20_Internet_20_Link">
https://www.ukrinform.ua/rubric-polytics/3726902-v-ukraini-zaboronena-dialnist-18-politicnih-partij.html</text:a>
</text:p>
      <!--NEWS-->
      <text:h text:style-name="P10" text:outline-level="1">
<text:span text:style-name="T4">
США вимагають від Росії негайно розблокувати доступ гуманітарних місій до затоплених районів України</text:span>
</text:h>
      <text:p text:style-name="P4">
Authors: Ukrinform (Person)</text:p>
      <text:p text:style-name="P4">
Publisher: Укринформ (Organization)</text:p>
      <text:p text:style-name="P4">
Published Time: 2023-06-23T18:22:00+03:00</text:p>
      <text:p text:style-name="P4">
Modified Time: 2023-06-23T18:22:00+03:00</text:p>
      <text:p text:style-name="P4">
Description: Сполучені Штати під час засідання Ради Безпеки ООН звернулися до Росії з вимогою негайно забезпечити доступ гуманітарних місій до районів, постраждалих від руйнації Каховської ГЕС на півдні України. — Укрінформ.</text:p>
      <text:p text:style-name="P4">
Images: ['<text:a xlink:type="simple" xlink:href="https://static.ukrinform.com/photos/2022_11/thumb_files/630_360_1667928865-804.jpg" text:style-name="Internet_20_link" text:visited-style-name="Visited_20_Internet_20_Link">
630_360_16679...</text:a>
']</text:p>
      <text:p text:style-name="P4">
Tags: ['США', 'Україна', 'Війна з Росією', 'Затоплення']</text:p>
      <text:p text:style-name="P4">
Type: Article</text:p>
      <!--METADATA-->
      <text:p text:style-name="P4">
<draw:frame draw:style-name="fr1" draw:name="Image145" text:anchor-type="as-char" svg:width="6.9236in" svg:height="3.956343in" draw:z-index="0">
<draw:image xlink:href="../Images/yкринформ/2023-06-23T18-22-00-03-00/630_360_1667928865-804.jpg" xlink:type="simple" xlink:show="embed" xlink:actuate="onLoad" draw:mime-type="image/jpeg"/>
</draw:frame>
 СполученіШтати під час засідання Ради Безпеки ООН звернулися до Росії з вимогою негайнозабезпечити доступ гуманітарних місій до районів, постраждалих від руйнаціїКаховської ГЕС на півдні України.</text:p>
      <text:p text:style-name="P4">
З такою заявою виступила в п’ятницю постійна представниця США при ООН посолЛінда Томас-Грінфілд, передає власний кореспондент Укрінформу.</text:p>
      <text:p text:style-name="P4">
«У момент, коли ми тут говоримо, Росія блокує зусилля ООН щодо наданнядопомоги людям у затоплених районах – це неприпустимо! <text:a xlink:type="simple" xlink:href="https://www.ukrinform.ua/tag-rosia" text:style-name="Internet_20_link" text:visited-style-name="Visited_20_Internet_20_Link">
 Росія</text:a>
 повинна негайно дати можливість ООНдоставити вкрай необхідну гуманітарну допомогу в окуповані райони України», -наголосила представниця США.</text:p>
      <text:p text:style-name="P4">
Вона підкреслила, що представники гуманітарних місій повинні мати безпечнийпрохід під час доставки допомоги тим, хто її потребує.</text:p>
      <text:p text:style-name="P4">
<text:span text:style-name="T4">
Читайте також:</text:span>
 <text:a xlink:type="simple" xlink:href="https://www.ukrinform.ua/rubric-ato/3726236-ukraina-zibrala-novi-dokazi-sodo-svidomogo-zlocinu-rosian-z-pidrivu-kahovskoi-ges-zelenskij.html" text:style-name="Internet_20_link" text:visited-style-name="Visited_20_Internet_20_Link">
 Україна зібрала нові докази щодо свідомого злочину росіянз підриву Каховської ГЕС – Зеленський </text:a>
</text:p>
      <text:p text:style-name="P4">
Як повідомляв <text:a xlink:type="simple" xlink:href="https://www.ukrinform.ua/rubric-other_news/3723441-pidriv-rosianami-kahovskoi-ges-usi-novini.html" text:style-name="Internet_20_link" text:visited-style-name="Visited_20_Internet_20_Link">
 Укрінформ </text:a>
 , російськівійська в ніч проти 6 червня здійснили підрив Каховської ГЕС, чим викликалимасштабну техногенну катастрофу. Внаслідок підриву машинної зали зсерединистанцію повністю зруйновано. Збитки, яких зазнала Україна внаслідок підривуокупантами Каховської ГЕС, складають близько $1,5 мільярда, і це не фінальнасума.</text:p>
      <text:p text:style-name="P4">
Source: <text:a xlink:type="simple" xlink:href="https://www.ukrinform.ua/rubric-polytics/3726903-ssa-vimagaut-vid-rosii-negajno-rozblokuvati-dostup-gumanitarnih-misij-do-zatoplenih-rajoniv-ukraini.html" text:style-name="Internet_20_link" text:visited-style-name="Visited_20_Internet_20_Link">
https://www.ukrinform.ua/rubric-polytics/3726903-ssa-vimagaut-vid-rosii-negajno-rozblokuvati-dostup-gumanitarnih-misij-do-zatoplenih-rajoniv-ukraini.html</text:a>
</text:p>
      <!--NEWS-->
      <text:h text:style-name="P10" text:outline-level="1">
<text:span text:style-name="T4">
Поліція Київщини встановила місцезнаходження 900 ухилянтів - Нєбитов</text:span>
</text:h>
      <text:p text:style-name="P4">
Authors: Ukrinform (Person)</text:p>
      <text:p text:style-name="P4">
Publisher: Укринформ (Organization)</text:p>
      <text:p text:style-name="P4">
Published Time: 2023-06-23T18:24:43+03:00</text:p>
      <text:p text:style-name="P4">
Modified Time: 2023-06-23T18:24:43+03:00</text:p>
      <text:p text:style-name="P4">
Description: Поліція столичної області отримала від територіального центру комплектування 6 тисяч повідомлень щодо імовірних ухилянтів. — Укрінформ.</text:p>
      <text:p text:style-name="P4">
Images: ['<text:a xlink:type="simple" xlink:href="https://static.ukrinform.com/photos/2023_05/thumb_files/630_360_1683736824-779.jpg" text:style-name="Internet_20_link" text:visited-style-name="Visited_20_Internet_20_Link">
630_360_16837...</text:a>
']</text:p>
      <text:p text:style-name="P4">
Tags: ['Поліція', 'Київщина', 'Ухилянти', 'Єдині новини', 'Андрій Нєбитов']</text:p>
      <text:p text:style-name="P4">
Type: Article</text:p>
      <!--METADATA-->
      <text:p text:style-name="P4">
<draw:frame draw:style-name="fr1" draw:name="Image146" text:anchor-type="as-char" svg:width="6.9236in" svg:height="3.956343in" draw:z-index="0">
<draw:image xlink:href="../Images/yкринформ/2023-06-23T18-24-43-03-00/630_360_1683736824-779.jpg" xlink:type="simple" xlink:show="embed" xlink:actuate="onLoad" draw:mime-type="image/jpeg"/>
</draw:frame>
 Поліціястоличної області отримала від територіального центру комплектування 6 тисячповідомлень щодо імовірних ухилянтів.</text:p>
      <text:p text:style-name="P4">
Про це під час телемарафону «Єдині новини» поінформував начальник поліціїКиївської області Андрій Нєбитов, відповідаючи на питання про виявленняухилянтів, передає кореспондент Укрінформу.</text:p>
      <text:p text:style-name="P4">
«Станом на сьогодні від ТЦК ми отримали 6 тисяч повідомлень по особам, які наїхню думку, ухиляються. Станом на сьогодні вже 900 людей місцезнаходження їхвстановлене, і вони приведені до відповідних посадових осіб територіальнихцентрів комплектування», - заявив Нєбитов.</text:p>
      <text:p text:style-name="P4">
Він пояснив, що цифра у 6 тисяч заявок від ТЦК не обов’язково означаєкількість осіб, які ухиляються. За його словами, причини того, що люди, якіотримали повістку і не з’явилися (до ТЦК – ред.), або навпаки, не отримали її,можуть бути різними, наприклад, у зв’язку з тим, що вони тимчасово мешкають заіншим місцем проживання.</text:p>
      <text:p text:style-name="P4">
<text:span text:style-name="T4">
Читайте також:</text:span>
 <text:a xlink:type="simple" xlink:href="https://www.ukrinform.ua/rubric-regions/3725571-sbu-likviduvala-shemi-vteci-uhilantiv-za-kordon-u-pati-regionah.html" text:style-name="Internet_20_link" text:visited-style-name="Visited_20_Internet_20_Link">
 СБУ ліквідувала схеми втечі <text:span text:style-name="T4">
ухилянтів</text:span>
 за кордон уп’яти регіонах </text:a>
</text:p>
      <text:p text:style-name="P4">
«Тому, звичайно, поліція підходить до цього виважено. Але нагадаю, що заухиляння передбачення адмінвідповідальність і уповноважені посадові особи самеТЦК складають ці протоколи. На сьогоднішній день їх 1700», - поінформувавначальник поліції Київщини.</text:p>
      <text:p text:style-name="P4">
Як повідомлялося, на Тернопільщині правоохоронці викрили злочинну групу, якастворила підприємство для перевезення ухилянтів через <text:a xlink:type="simple" xlink:href="https://www.ukrinform.ua/tag-kordon" text:style-name="Internet_20_link" text:visited-style-name="Visited_20_Internet_20_Link">
 кордон</text:a>
 .</text:p>
      <text:p text:style-name="P4">
Source: <text:a xlink:type="simple" xlink:href="https://www.ukrinform.ua/rubric-regions/3726905-policia-kiivsini-vstanovila-misceznahodzenna-900-uhilantiv-nebitov.html" text:style-name="Internet_20_link" text:visited-style-name="Visited_20_Internet_20_Link">
https://www.ukrinform.ua/rubric-regions/3726905-policia-kiivsini-vstanovila-misceznahodzenna-900-uhilantiv-nebitov.html</text:a>
</text:p>
      <!--NEWS-->
      <text:h text:style-name="P10" text:outline-level="1">
<text:span text:style-name="T4">
У банках України сума вкладів фізосіб за місяць зросла на ₴1,4 мільярда</text:span>
</text:h>
      <text:p text:style-name="P4">
Authors: Ukrinform (Person)</text:p>
      <text:p text:style-name="P4">
Publisher: Укринформ (Organization)</text:p>
      <text:p text:style-name="P4">
Published Time: 2023-06-23T18:28:37+03:00</text:p>
      <text:p text:style-name="P4">
Modified Time: 2023-06-23T18:28:37+03:00</text:p>
      <text:p text:style-name="P4">
Description: Загальна сума вкладів фізичних осіб у банках України у травні зросла на 1,4 млрд грн і станом на 1 червня становить 1068,7 млрд грн. — Укрінформ.</text:p>
      <text:p text:style-name="P4">
Images: ['<text:a xlink:type="simple" xlink:href="https://static.ukrinform.com/photos/2020_10/thumb_files/630_360_1602826953-917.jpg" text:style-name="Internet_20_link" text:visited-style-name="Visited_20_Internet_20_Link">
630_360_16028...</text:a>
']</text:p>
      <text:p text:style-name="P4">
Tags: ['Банк', 'Фонд гарантування', 'Гроші']</text:p>
      <text:p text:style-name="P4">
Type: Article</text:p>
      <!--METADATA-->
      <text:p text:style-name="P4">
<draw:frame draw:style-name="fr1" draw:name="Image147" text:anchor-type="as-char" svg:width="6.9236in" svg:height="3.956343in" draw:z-index="0">
<draw:image xlink:href="../Images/yкринформ/2023-06-23T18-28-37-03-00/630_360_1602826953-917.jpg" xlink:type="simple" xlink:show="embed" xlink:actuate="onLoad" draw:mime-type="image/jpeg"/>
</draw:frame>
 Загальнасума вкладів фізичних осіб у банках України у травні зросла на 1,4 млрд грн істаном на 1 червня становить 1068,7 млрд грн.</text:p>
      <text:p text:style-name="P4">
Як передає Укрінформ, про це повідомляє <text:a xlink:type="simple" xlink:href="https://www.fg.gov.ua/articles/54610-suma-vkladiv-fizosib-u-bankah-ukrani-protyagom-travnya-2023-zrosla-na-1-4-mlrd-grn.html" text:style-name="Internet_20_link" text:visited-style-name="Visited_20_Internet_20_Link">
 пресслужба Фонду гарантування.</text:a>
</text:p>
      <text:p text:style-name="P4">
"Станом на 1 червня 2023 року загальна сума вкладів фізичних осіб (у т.ч.фізичних осіб-підприємців) у банках України склала майже 1 068,7 млрд грн, щона 1,4 млрд грн перевищує показник станом на 1 травня п.р", - йдеться вповідомленні.</text:p>
      <text:p text:style-name="P4">
Зазначається, що із загальної суми вкладів фізичних осіб на початок червня2023 року: вклади у національній валюті – 670,0 млрд грн, вклади в іноземнійвалюті – 398,7 млрд грн.</text:p>
      <text:p text:style-name="P4">
<text:span text:style-name="T4">
Читайте також:</text:span>
 <text:a xlink:type="simple" xlink:href="https://www.ukrinform.ua/rubric-economy/3723409-za-cas-vijni-fond-garantuvanna-prodav-aktiviv-na-37-milarda.html" text:style-name="Internet_20_link" text:visited-style-name="Visited_20_Internet_20_Link">
 За час війни <text:span text:style-name="T4">
Фонд</text:span>
 <text:span text:style-name="T4">
гарантування</text:span>
 продав активів на₴3,7 мільярда </text:a>
</text:p>
      <text:p text:style-name="P4">
Частка ФОП у структурі вкладників станом на 1 червня 2023 року становила 3,1%,а сума їх вкладів склала 122,7 млрд грн (11,5% від загальної суми вкладів(вклади фізичних осіб-підприємців підпадають під гарантії Фонду з 1 січня 2017року).</text:p>
      <text:p text:style-name="P4">
Як повідомляв Укрінформ, станом на 1 січня 2023 року загальна сума вкладівфізичних осіб (у т.ч. фізичних осіб-підприємців) у <text:a xlink:type="simple" xlink:href="https://www.ukrinform.ua/tag-bank" text:style-name="Internet_20_link" text:visited-style-name="Visited_20_Internet_20_Link">
 банках</text:a>
 України становила 1 051,5 млрд грн,приріст за 2022 рік становив 375,9 млрд грн або 55,6%.</text:p>
      <text:p text:style-name="P4">
Source: <text:a xlink:type="simple" xlink:href="https://www.ukrinform.ua/rubric-economy/3726906-u-bankah-ukraini-suma-vkladiv-fizosib-za-misac-zrosla-na-14-milarda.html" text:style-name="Internet_20_link" text:visited-style-name="Visited_20_Internet_20_Link">
https://www.ukrinform.ua/rubric-economy/3726906-u-bankah-ukraini-suma-vkladiv-fizosib-za-misac-zrosla-na-14-milarda.html</text:a>
</text:p>
      <!--NEWS-->
      <text:h text:style-name="P10" text:outline-level="1">
<text:span text:style-name="T4">
Заступниця генсека ООН розповіла на Радбезі про наслідки підриву Каховської греблі</text:span>
</text:h>
      <text:p text:style-name="P4">
Authors: Ukrinform (Person)</text:p>
      <text:p text:style-name="P4">
Publisher: Укринформ (Organization)</text:p>
      <text:p text:style-name="P4">
Published Time: 2023-06-23T18:31:00+03:00</text:p>
      <text:p text:style-name="P4">
Modified Time: 2023-06-23T18:31:00+03:00</text:p>
      <text:p text:style-name="P4">
Description: Найзначніше руйнування цивільної інфраструктури під час російської війни проти України відбулося 6 червня, коли було зруйновано греблю Каховської ГЕС. — Укрінформ.</text:p>
      <text:p text:style-name="P4">
Images: ['<text:a xlink:type="simple" xlink:href="https://static.ukrinform.com/photos/2023_06/thumb_files/630_360_1687539858-427.jpeg" text:style-name="Internet_20_link" text:visited-style-name="Visited_20_Internet_20_Link">
630_360_16875...</text:a>
']</text:p>
      <text:p text:style-name="P4">
Tags: ['ООН', 'Теракт', 'Радбез ООН', 'Каховська ГЕС', 'Війна з Росією']</text:p>
      <text:p text:style-name="P4">
Type: Article</text:p>
      <!--METADATA-->
      <text:p text:style-name="P4">
<draw:frame draw:style-name="fr1" draw:name="Image148" text:anchor-type="as-char" svg:width="6.9236in" svg:height="3.956343in" draw:z-index="0">
<draw:image xlink:href="../Images/yкринформ/2023-06-23T18-31-00-03-00/630_360_1687539858-427.jpeg" xlink:type="simple" xlink:show="embed" xlink:actuate="onLoad" draw:mime-type="image/jpeg"/>
</draw:frame>
Найзначніше руйнування цивільної інфраструктури під час російської війни протиУкраїни відбулося 6 червня, коли було зруйновано греблю Каховської ГЕС.</text:p>
      <text:p text:style-name="P4">
Про це заявила на засіданні Ради Безпеки ООН у п’ятницю заступницягенерального секретаря ООН з політичних питань Розмарі Дікарло, повідомляєкореспондент Укрінформу.</text:p>
      <text:p text:style-name="P4">
«Хоча точні обставини залишаються неясними, ця катастрофа матиме серйознінегативні наслідки», – заявила вона.</text:p>
      <text:p text:style-name="P4">
За словами Дікарло, затоплено десятки населених пунктів, постраждали тисячілюдей, при цьому десятки загинули.</text:p>
      <text:p text:style-name="P4">
Вона нагадала, що Каховське водосховище, яке було джерелом питної водищонайменше для 700 тис. осіб, втратило 70% своєї місткості.</text:p>
      <text:p text:style-name="P4">
«Зростають побоювання, що паводкові води можуть перенести міни в ранішерозміновані райони, що ще більше поставить під загрозу життя людей.Пошкодження каналізаційних систем і нестача чистої води підвищили ризикзахворювань, що передаються через воду», – додала вона.</text:p>
      <text:p text:style-name="P4">
<text:span text:style-name="T4">
Читайте також:</text:span>
 <text:a xlink:type="simple" xlink:href="https://www.ukrinform.ua/rubric-polytics/3726799-rf-fakticno-povnistu-kontrolue-sekretariat-oon-de-pracuut-majze-400-rosian-elcenko.html" text:style-name="Internet_20_link" text:visited-style-name="Visited_20_Internet_20_Link">
 РФ фактично повністю контролює Секретаріат <text:span text:style-name="T4">
ООН</text:span>
 , депрацюють майже 400 росіян – Єльченко </text:a>
</text:p>
      <text:p text:style-name="P4">
Заступниця Генсека також наголосила на шкоді, яку завдала катастрофасільськогосподарським землям та сектору виробництва продуктів харчування. ООНвже розпочала оцінку масштабів шкоди, завданої навколишньому середовищу,зазначила вона.</text:p>
      <text:p text:style-name="P4">
«Ми глибоко стурбовані повідомленнями про те, що евакуйовані цивільні особи таперсонал рятувальних служб зазнавали обстрілів», – сказала Дікарло.</text:p>
      <text:p text:style-name="P4">
Вона наголосила, що ООН не має доступу на тимчасово окуповані території.</text:p>
      <text:p text:style-name="P4">
«Ми закликаємо російську владу діяти відповідно до своїх зобов'язань зміжнародного гуманітарного права і забезпечити безпечний і безперешкоднийдоступ до всіх постраждалих районів. У допомозі не можна відмовляти людям, якіїї потребують», – сказала вона.</text:p>
      <text:p text:style-name="P4">
За словами Дікардо, в ООН також «стурбовані повідомленнями про пошкодженнянайбільшого у світі аміакопроводу Тольятті – Одеса в Харківській області».</text:p>
      <text:p text:style-name="P4">
<text:span text:style-name="T4">
Читайте також:</text:span>
 <text:a xlink:type="simple" xlink:href="https://www.ukrinform.ua/rubric-ato/3726901-pat-krain-zaklikali-genseka-oon-rozsliduvati-peredacu-iranskih-droniv-rosii.html" text:style-name="Internet_20_link" text:visited-style-name="Visited_20_Internet_20_Link">
 П’ять країн закликали генсека <text:span text:style-name="T4">
ООН</text:span>
 розслідуватипередачу іранських дронів Росії </text:a>
</text:p>
      <text:p text:style-name="P4">
Як повідомляв Укрінформ, у п’ятницю Рада Безпеки <text:a xlink:type="simple" xlink:href="https://www.ukrinform.ua/tag-oon" text:style-name="Internet_20_link" text:visited-style-name="Visited_20_Internet_20_Link">
 ООН</text:a>
 обговорює ситуацію в Україні у зв’язку зросійською війною.</text:p>
      <text:p text:style-name="P4">
Російські війська в ніч проти 6 червня здійснили підрив Каховської ГЕС, чимвикликали масштабну техногенну катастрофу. Внаслідок підриву машинної зализсередини станцію повністю зруйновано. Збитки, яких зазнала Україна внаслідокпідриву окупантами Каховської ГЕС, складають близько $1,5 мільярда, і це нефінальна сума.</text:p>
      <text:p text:style-name="P4">
Source: <text:a xlink:type="simple" xlink:href="https://www.ukrinform.ua/rubric-ato/3726907-zastupnica-genseka-oon-rozpovila-na-radbezi-pro-naslidki-pidrivu-kahovskoi-grebli.html" text:style-name="Internet_20_link" text:visited-style-name="Visited_20_Internet_20_Link">
https://www.ukrinform.ua/rubric-ato/3726907-zastupnica-genseka-oon-rozpovila-na-radbezi-pro-naslidki-pidrivu-kahovskoi-grebli.html</text:a>
</text:p>
      <!--NEWS-->
      <text:h text:style-name="P10" text:outline-level="1">
<text:span text:style-name="T4">
Зеленський провів Ставку - доручив Залужному звільнити одеського воєнкома</text:span>
</text:h>
      <text:p text:style-name="P4">
Authors: Ukrinform (Person)</text:p>
      <text:p text:style-name="P4">
Publisher: Укринформ (Organization)</text:p>
      <text:p text:style-name="P4">
Published Time: 2023-06-23T18:33:00+03:00</text:p>
      <text:p text:style-name="P4">
Modified Time: 2023-06-23T18:33:00+03:00</text:p>
      <text:p text:style-name="P4">
Description: Президент Володимир Зеленський доручив звільнити начальника Одеського обласного територіального центру комплектування та перевірити усіх інших військкомів в Україні. — Укрінформ.</text:p>
      <text:p text:style-name="P4">
Images: ['<text:a xlink:type="simple" xlink:href="https://static.ukrinform.com/photos/2023_05/thumb_files/630_360_1684230632-602.jpeg" text:style-name="Internet_20_link" text:visited-style-name="Visited_20_Internet_20_Link">
630_360_16842...</text:a>
']</text:p>
      <text:p text:style-name="P4">
Tags: ['Одеса', 'Звільнення', 'Зеленський', 'воєнком']</text:p>
      <text:p text:style-name="P4">
Type: Article</text:p>
      <!--METADATA-->
      <text:p text:style-name="P4">
<draw:frame draw:style-name="fr1" draw:name="Image149" text:anchor-type="as-char" svg:width="6.9236in" svg:height="3.956343in" draw:z-index="0">
<draw:image xlink:href="../Images/yкринформ/2023-06-23T18-33-00-03-00/630_360_1684230632-602.jpeg" xlink:type="simple" xlink:show="embed" xlink:actuate="onLoad" draw:mime-type="image/jpeg"/>
</draw:frame>
 ПрезидентВолодимир Зеленський доручив звільнити начальника Одеського обласноготериторіального центру комплектування та перевірити усіх інших військкомів вУкраїні.</text:p>
      <text:p text:style-name="P4">
Про це глава держави повідомив у <text:a xlink:type="simple" xlink:href="https://t.me/V_Zelenskiy_official/6691" text:style-name="Internet_20_link" text:visited-style-name="Visited_20_Internet_20_Link">
 Телеграмі</text:a>
 за результатами засідання СтавкиВерховного головнокомандувача, передає Укрінформ.</text:p>
      <text:p text:style-name="P4">
«Дав термінове доручення Головкому Залужному негайно звільнити з посади, такби мовити, одеського «воєнкома» – начальника місцевого центру комплектування,про якого говорить вся наша країна», - зазначив Зеленський.</text:p>
      <text:p text:style-name="P4">
Також Президент дав термінове доручення створити комісію під керівництвомпершого заступника міністра оборони генерала Олександра Павлюка разом ізправоохоронним блоком та НАЗК для перевірки військкомів в усіх регіонахУкраїни.</text:p>
      <text:p text:style-name="P4">
«Щоб вони (військкоми – ред.) не ганьбили нашу державу і пам’ять героїв, якігинуть на фронті», - додав глава держави.</text:p>
      <text:p text:style-name="P4">
Як повідомляли <text:a xlink:type="simple" xlink:href="https://www.pravda.com.ua/news/2023/06/22/7407993/" text:style-name="Internet_20_link" text:visited-style-name="Visited_20_Internet_20_Link">
 ЗМІ </text:a>
 ,родина начальника Одеського обласного територіального центру комплектування тасоціальної підтримки Євгена Борисова під час повномасштабної війни придбала наіспанському узбережжі нерухомості та автівок на мільйони доларів. Про цесвідчать витяги з іспанського реєстру, хоча сам Борисов заявляє, що не вкурсі, чи є у його сім'ї майно в Іспанії.</text:p>
      <text:p text:style-name="P4">
<text:span text:style-name="T4">
Читайте також:</text:span>
 <text:a xlink:type="simple" xlink:href="https://www.ukrinform.ua/rubric-polytics/3726842-skandal-z-odeskim-voenkomom-suhoputni-vijska-spriatimut-perevirci.html" text:style-name="Internet_20_link" text:visited-style-name="Visited_20_Internet_20_Link">
 Скандал з одеським воєнкомом: Сухопутні військасприятимуть перевірці </text:a>
</text:p>
      <text:p text:style-name="P4">
Голова парламентської фракції "Слуга народу" Давид Арахамія після появирозслідування про начальника Одеського обласного територіального центрукомплектування та соціальної підтримки <text:a xlink:type="simple" xlink:href="https://www.ukrinform.ua/rubric-polytics/3726634-u-mene-vidnalo-movu-arahamia-gotue-zvernenna-do-pravoohoronciv-stosovno-perevirki-voenkomiv.html" text:style-name="Internet_20_link" text:visited-style-name="Visited_20_Internet_20_Link">
 ініціював звернення до правоохоронцівстосовно перевірки військкомів усіх областей</text:a>
.</text:p>
      <text:p text:style-name="P4">
Згідно з <text:a xlink:type="simple" xlink:href="https://zakon.rada.gov.ua/laws/show/154-2022-%D0%BF#Text" text:style-name="Internet_20_link" text:visited-style-name="Visited_20_Internet_20_Link">
 положенням про ТЦК</text:a>
 , безпосереднєкерівництво територіальними центрами комплектування та соціальної підтримки іконтроль за їх діяльністю здійснюють відповідні оперативні командування, азагальне - командування Сухопутних військ Збройних сил, яке узгоджує основніпитання діяльності територіальних центрів комплектування та соціальноїпідтримки з відповідними структурними підрозділами Генерального штабу Збройнихсил та Міноборони.</text:p>
      <text:p text:style-name="P4">
Source: <text:a xlink:type="simple" xlink:href="https://www.ukrinform.ua/rubric-ato/3726908-zelenskij-proviv-stavku-doruciv-zaluznomu-zvilniti-odeskogo-voenkoma.html" text:style-name="Internet_20_link" text:visited-style-name="Visited_20_Internet_20_Link">
https://www.ukrinform.ua/rubric-ato/3726908-zelenskij-proviv-stavku-doruciv-zaluznomu-zvilniti-odeskogo-voenkoma.html</text:a>
</text:p>
      <!--NEWS-->
      <text:h text:style-name="P10" text:outline-level="1">
<text:span text:style-name="T4">
Ювентус оголосив, що Паредес повернеться в «ПСЖ»</text:span>
</text:h>
      <text:p text:style-name="P4">
Authors: Ukrinform (Person)</text:p>
      <text:p text:style-name="P4">
Publisher: Укринформ (Organization)</text:p>
      <text:p text:style-name="P4">
Published Time: 2023-06-23T18:37:06+03:00</text:p>
      <text:p text:style-name="P4">
Modified Time: 2023-06-23T18:37:06+03:00</text:p>
      <text:p text:style-name="P4">
Description: Півзахисник «Ювентуса» Леандро Паредес залишить команду і приєднається до «ПСЖ». — Укрінформ.</text:p>
      <text:p text:style-name="P4">
Images: ['<text:a xlink:type="simple" xlink:href="https://static.ukrinform.com/photos/2023_06/thumb_files/630_360_1687534549-800.png" text:style-name="Internet_20_link" text:visited-style-name="Visited_20_Internet_20_Link">
630_360_16875...</text:a>
']</text:p>
      <text:p text:style-name="P4">
Tags: ['Футбол', 'Ювентус']</text:p>
      <text:p text:style-name="P4">
Type: Article</text:p>
      <!--METADATA-->
      <text:p text:style-name="P4">
<draw:frame draw:style-name="fr1" draw:name="Image150" text:anchor-type="as-char" svg:width="6.9236in" svg:height="3.956343in" draw:z-index="0">
<draw:image xlink:href="../Images/yкринформ/2023-06-23T18-37-06-03-00/630_360_1687534549-800.png" xlink:type="simple" xlink:show="embed" xlink:actuate="onLoad" draw:mime-type="image/png"/>
</draw:frame>
Півзахисник «Ювентуса» Леандро Паредес залишить команду і приєднається до«ПСЖ».</text:p>
      <text:p text:style-name="P4">
Про це повідомила <text:a xlink:type="simple" xlink:href="https://www.juventus.com/en/news/articles/thank-you-leandro" text:style-name="Internet_20_link" text:visited-style-name="Visited_20_Internet_20_Link">
 пресслужба</text:a>
 туринців,передає Укрінформ.</text:p>
      <text:p text:style-name="P4">
Гравець виступав за «Юве» на правах оренди. Він повернеться в «ПСЖ», якомуналежить його контракт.</text:p>
      <text:p text:style-name="P4">
28-річний аргентинець у сезоні-2022/23 провів 35 матчів за «Ювентус», в йогоактиві 1 гол та 1 асист.</text:p>
      <text:p text:style-name="P4">
<text:span text:style-name="T4">
Читайте також:</text:span>
 <text:a xlink:type="simple" xlink:href="https://www.ukrinform.ua/rubric-sports/3726884-rakickij-prodovziv-kontrakt-z-sahtarem.html" text:style-name="Internet_20_link" text:visited-style-name="Visited_20_Internet_20_Link">
 <text:span text:style-name="T4">
Ракицький</text:span>
 продовжив контракт з «Шахтарем»</text:a>
</text:p>
      <text:p text:style-name="P4">
Контракт гравця з «ПСЖ» діє до 2024 року.</text:p>
      <text:p text:style-name="P4">
Фото: dazn.com</text:p>
      <text:p text:style-name="P4">
Source: <text:a xlink:type="simple" xlink:href="https://www.ukrinform.ua/rubric-sports/3726910-uventus-ogolosiv-so-paredes-povernetsa-v-psz.html" text:style-name="Internet_20_link" text:visited-style-name="Visited_20_Internet_20_Link">
https://www.ukrinform.ua/rubric-sports/3726910-uventus-ogolosiv-so-paredes-povernetsa-v-psz.html</text:a>
</text:p>
      <!--NEWS-->
      <text:h text:style-name="P10" text:outline-level="1">
<text:span text:style-name="T4">
Підтримка української: МКІП ініціює видачу сертифікатів і субсидій для книгарень</text:span>
</text:h>
      <text:p text:style-name="P4">
Authors: Ukrinform (Person)</text:p>
      <text:p text:style-name="P4">
Publisher: Укринформ (Organization)</text:p>
      <text:p text:style-name="P4">
Published Time: 2023-06-23T18:45:00+03:00</text:p>
      <text:p text:style-name="P4">
Modified Time: 2023-06-23T18:45:00+03:00</text:p>
      <text:p text:style-name="P4">
Description: Міністерство культури та інформаційної політики підготувало проєкт програми підтримки української мови, що дозволить втілити елементи закону про підтримку книговидання, які передбачають надання книжкових сертифікатів українцям і субсидій для книгарень. — Укрінформ.</text:p>
      <text:p text:style-name="P4">
Images: ['<text:a xlink:type="simple" xlink:href="https://static.ukrinform.com/photos/2023_06/thumb_files/630_360_1687534809-9204.jpeg" text:style-name="Internet_20_link" text:visited-style-name="Visited_20_Internet_20_Link">
630_360_16875...</text:a>
']</text:p>
      <text:p text:style-name="P4">
Tags: ['Книги', 'Книжковий Арсенал', 'Ткаченко', 'Видавництво', 'Українська мова', 'МКІП ']</text:p>
      <text:p text:style-name="P4">
Type: Article</text:p>
      <!--METADATA-->
      <text:p text:style-name="P4">
<draw:frame draw:style-name="fr1" draw:name="Image151" text:anchor-type="as-char" svg:width="6.9236in" svg:height="3.956343in" draw:z-index="0">
<draw:image xlink:href="../Images/yкринформ/2023-06-23T18-45-00-03-00/630_360_1687534809-9204.jpeg" xlink:type="simple" xlink:show="embed" xlink:actuate="onLoad" draw:mime-type="image/jpeg"/>
</draw:frame>
Міністерство культури та інформаційної політики підготувало проєкт програмипідтримки української мови, що дозволить втілити елементи закону про підтримкукниговидання, які передбачають надання книжкових сертифікатів українцям ісубсидій для книгарень.</text:p>
      <text:p text:style-name="P4">
Як передає кореспондент Укрінформу, про це повідомив глава МКІП ОлександрТкаченко під час дискусії "Критичність моменту: державна політика у сферікниговидання", що відбулася у межах фестивалю "Книжковий Арсенал".</text:p>
      <text:p text:style-name="P4">
</text:p>
      <text:p text:style-name="P4">
<text:a xlink:type="simple" xlink:href="https://static.ukrinform.com/photos/2023_06/1687534808-5834.jpeg" text:style-name="Internet_20_link" text:visited-style-name="Visited_20_Internet_20_Link">
 </text:a>
 <text:a xlink:type="simple" xlink:href="https://static.ukrinform.com/photos/2023_06/1687534808-6142.jpeg" text:style-name="Internet_20_link" text:visited-style-name="Visited_20_Internet_20_Link">
</text:a>
 <text:a xlink:type="simple" xlink:href="https://static.ukrinform.com/photos/2023_06/1687534808-3859.jpeg" text:style-name="Internet_20_link" text:visited-style-name="Visited_20_Internet_20_Link">
</text:a>
 <text:a xlink:type="simple" xlink:href="https://static.ukrinform.com/photos/2023_06/1687534808-2338.jpeg" text:style-name="Internet_20_link" text:visited-style-name="Visited_20_Internet_20_Link">
</text:a>
 <text:a xlink:type="simple" xlink:href="https://static.ukrinform.com/photos/2023_06/1687534808-7756.jpeg" text:style-name="Internet_20_link" text:visited-style-name="Visited_20_Internet_20_Link">
</text:a>
 <text:a xlink:type="simple" xlink:href="https://static.ukrinform.com/photos/2023_06/1687534809-1695.jpeg" text:style-name="Internet_20_link" text:visited-style-name="Visited_20_Internet_20_Link">
</text:a>
 <text:a xlink:type="simple" xlink:href="https://static.ukrinform.com/photos/2023_06/1687534809-8792.jpeg" text:style-name="Internet_20_link" text:visited-style-name="Visited_20_Internet_20_Link">
</text:a>
 <text:a xlink:type="simple" xlink:href="https://static.ukrinform.com/photos/2023_06/1687534808-4528.jpeg" text:style-name="Internet_20_link" text:visited-style-name="Visited_20_Internet_20_Link">
</text:a>
 <text:a xlink:type="simple" xlink:href="https://static.ukrinform.com/photos/2023_06/1687534809-9204.jpeg" text:style-name="Internet_20_link" text:visited-style-name="Visited_20_Internet_20_Link">
<draw:frame draw:style-name="fr1" draw:name="Image161" text:anchor-type="as-char" svg:width="6.9236in" svg:height="3.956343in" draw:z-index="0">
<draw:image xlink:href="../Images/yкринформ/2023-06-23T18-45-00-03-00/630_360_1687534809-9204.jpeg" xlink:type="simple" xlink:show="embed" xlink:actuate="onLoad" draw:mime-type="image/jpeg"/>
</draw:frame>
</text:a>
 <text:a xlink:type="simple" xlink:href="https://static.ukrinform.com/photos/2023_06/1687534809-9764.jpeg" text:style-name="Internet_20_link" text:visited-style-name="Visited_20_Internet_20_Link">
</text:a>
 <text:a xlink:type="simple" xlink:href="https://static.ukrinform.com/photos/2023_06/1687534809-3758.jpeg" text:style-name="Internet_20_link" text:visited-style-name="Visited_20_Internet_20_Link">
</text:a>
</text:p>
      <text:p text:style-name="P4">
"Хотів би наголосити на важливій ініціативі, яка може розблокувати елементизакону №2313-ІХ. Нами на уряд підготовлено проєкт програми підтримкиукраїнської мови, що стосується, зокрема, літератури. Вже відбулася дискусія іна уряді, і з іншими стейкхолдерами. У нас є серйозні сподівання, що програмабуде прийнята. Закладені в цьому законі елементи з приводу оренди магазинів ісертифікатів можуть спрацювати", - сказав Ткаченко.</text:p>
      <text:p text:style-name="P4">
Ткаченко зауважив, що програма, запропонована МКІП, охопить, зокрема, йрозвиток бібліотечної галузі.</text:p>
      <text:p text:style-name="P4">
"У наших бібліотеках суттєву частку становлять книжки, видані за радянськихчасів. Поповнення бібліотечних фондів – нагальне питання. Ба більше, зважаючи,що на окупованих територіях росіяни знищують українські <text:a xlink:type="simple" xlink:href="https://www.ukrinform.ua/tag-kniga" text:style-name="Internet_20_link" text:visited-style-name="Visited_20_Internet_20_Link">
 книжки</text:a>
 за ознакою української мови", -підкреслив міністр.</text:p>
      <text:p text:style-name="P4">
<text:span text:style-name="T4">
Читайте також:</text:span>
 <text:a xlink:type="simple" xlink:href="https://www.ukrinform.ua/rubric-culture/3726506-u-kievi-startuvav-knizkovij-arsenal-zahid-vidvidali-zelenskij-z-druzinou.html" text:style-name="Internet_20_link" text:visited-style-name="Visited_20_Internet_20_Link">
 У Києві стартував « <text:span text:style-name="T4">
Книжковий</text:span>
 <text:span text:style-name="T4">
арсенал</text:span>
 » - західвідвідали Зеленський з дружиною </text:a>
</text:p>
      <text:p text:style-name="P4">
Як повідомлялося, Закон <text:a xlink:type="simple" xlink:href="https://zakon.rada.gov.ua/laws/show/2313-20#Text" text:style-name="Internet_20_link" text:visited-style-name="Visited_20_Internet_20_Link">
 №2313-ІХ</text:a>
 <text:a xlink:type="simple" xlink:href="https://zakon.rada.gov.ua/laws/show/2313-20#Text" text:style-name="Internet_20_link" text:visited-style-name="Visited_20_Internet_20_Link">
</text:a>
 "Про стимулювання розвиткуукраїнського книговидання і книгорозповсюдження" Верховна Рада ухвалила учервні 2022 року. Він набув чинності 10 липня 2022 року.</text:p>
      <text:p text:style-name="P4">
Відповідно до законодавчого акта, держава зобов'язалася відшкодовуватифактичні витрати розповсюджувачів видавничої продукції на оренду магазинів,надавати разом зі свідоцтвом про народження та 14-річним громадянам щорічнудопомогу у вигляді сертифіката на придбання книг. Норми закону досі нереалізовані через брак фінансування.</text:p>
      <text:p text:style-name="P4">
Source: <text:a xlink:type="simple" xlink:href="https://www.ukrinform.ua/rubric-culture/3726912-pidtrimka-ukrainskoi-mkip-iniciue-vidacu-knizkovih-sertifikativ-i-subsidij-dla-knigaren.html" text:style-name="Internet_20_link" text:visited-style-name="Visited_20_Internet_20_Link">
https://www.ukrinform.ua/rubric-culture/3726912-pidtrimka-ukrainskoi-mkip-iniciue-vidacu-knizkovih-sertifikativ-i-subsidij-dla-knigaren.html</text:a>
</text:p>
      <!--NEWS-->
      <text:h text:style-name="P10" text:outline-level="1">
<text:span text:style-name="T4">
Штати закликали Радбез ООН тиснути на Росію для продовження «зернової угоди»</text:span>
</text:h>
      <text:p text:style-name="P4">
Authors: Ukrinform (Person)</text:p>
      <text:p text:style-name="P4">
Publisher: Укринформ (Organization)</text:p>
      <text:p text:style-name="P4">
Published Time: 2023-06-23T18:47:00+03:00</text:p>
      <text:p text:style-name="P4">
Modified Time: 2023-06-23T18:47:00+03:00</text:p>
      <text:p text:style-name="P4">
Description: Росія продовжує свої спроби перетворення продовольства на зброю війни, і, щоб не допустити цього, країни ООН мають завадити намаганням Кремля остаточно заблокувати Чорноморську зернову ініціативу. — Укрінформ.</text:p>
      <text:p text:style-name="P4">
Images: ['<text:a xlink:type="simple" xlink:href="https://static.ukrinform.com/photos/2022_11/thumb_files/630_360_1667928863-645.jpg" text:style-name="Internet_20_link" text:visited-style-name="Visited_20_Internet_20_Link">
630_360_16679...</text:a>
']</text:p>
      <text:p text:style-name="P4">
Tags: ['США', 'Радбез ООН', 'Війна з Росією', 'зерновий коридор']</text:p>
      <text:p text:style-name="P4">
Type: Article</text:p>
      <!--METADATA-->
      <text:p text:style-name="P4">
<draw:frame draw:style-name="fr1" draw:name="Image164" text:anchor-type="as-char" svg:width="6.9236in" svg:height="3.956343in" draw:z-index="0">
<draw:image xlink:href="../Images/yкринформ/2023-06-23T18-47-00-03-00/630_360_1667928863-645.jpg" xlink:type="simple" xlink:show="embed" xlink:actuate="onLoad" draw:mime-type="image/jpeg"/>
</draw:frame>
 Росіяпродовжує свої спроби перетворення продовольства на зброю війни, і, щоб недопустити цього, країни ООН мають завадити намаганням Кремля остаточнозаблокувати Чорноморську зернову ініціативу.</text:p>
      <text:p text:style-name="P4">
З таким закликом звернулася в п’ятницю під час засідання Ради Безпеки ООН поУкраїні постійна представниця США Лінда Томас-Грінфілд, передає власнийкореспондент Укрінформу.</text:p>
      <text:p text:style-name="P4">
«Колеги, ми повинні примусити Росію залишитися в Чорноморській <text:a xlink:type="simple" xlink:href="https://www.ukrinform.ua/tag-zerno" text:style-name="Internet_20_link" text:visited-style-name="Visited_20_Internet_20_Link">
 зерновій</text:a>
 ініціативі», - наголосила представницяСША.</text:p>
      <text:p text:style-name="P4">
Вона підкреслила, що чим довше триватиме війна, тим більше страждатимеукраїнський народ, а також увесь світ.</text:p>
      <text:p text:style-name="P4">
«Наслідки цієї війни зараз відчуваються в усьому світі. Чому? Тому щопрезидент Путін використовує продовольство як зброю війни і тим самимзагострює глобальний дефіцит продовольчої безпеки», - заявила Томас-Грінфілд.</text:p>
      <text:p text:style-name="P4">
За її словами, дії Росії щодо блокування поставок зерна особливо вплинули накраїни Африки й Близького Сходу. І зараз «викликає глибоку тривогу» те, щоРосія знову одноосібно погрожує вийти з ініціативи.</text:p>
      <text:p text:style-name="P4">
<text:span text:style-name="T4">
Читайте також:</text:span>
 <text:a xlink:type="simple" xlink:href="https://www.ukrinform.ua/rubric-economy/3726570-blinken-i-gutteres-obgovorili-vzaemodiu-na-tli-pogroz-rf-vijti-iz-zernovoi-ugodi.html" text:style-name="Internet_20_link" text:visited-style-name="Visited_20_Internet_20_Link">
 Блінкен і Гуттереш обговорили взаємодію на тлі погроз РФвийти із « <text:span text:style-name="T4">
зерно</text:span>
 вої угоди» </text:a>
</text:p>
      <text:p text:style-name="P4">
Як повідомляв Укрінформ, Росія погрожує вийти із «зернової угоди», якщо їй невдасться відновити прокачку аміаку трубопроводом Тольятті – Одеса та частковозняти обмеження на власний експорт.</text:p>
      <text:p text:style-name="P4">
В уряді України заявили про фактичне блокування російською стороною зерновоїініціативи. РФ відкрито саботує інспекцію суден, що зменшило пропускнуспроможність коридору до менш як 20% від можливої.</text:p>
      <text:p text:style-name="P4">
Source: <text:a xlink:type="simple" xlink:href="https://www.ukrinform.ua/rubric-economy/3726913-stati-zaklikali-radbez-oon-tisnuti-na-rosiu-dla-prodovzenna-zernovoi-ugodi.html" text:style-name="Internet_20_link" text:visited-style-name="Visited_20_Internet_20_Link">
https://www.ukrinform.ua/rubric-economy/3726913-stati-zaklikali-radbez-oon-tisnuti-na-rosiu-dla-prodovzenna-zernovoi-ugodi.html</text:a>
</text:p>
      <!--NEWS-->
      <text:h text:style-name="P10" text:outline-level="1">
<text:span text:style-name="T4">
У Відні відкрилася виставка про депортацію Росією українських дітей</text:span>
</text:h>
      <text:p text:style-name="P4">
Authors: Ukrinform (Person)</text:p>
      <text:p text:style-name="P4">
Publisher: Укринформ (Organization)</text:p>
      <text:p text:style-name="P4">
Published Time: 2023-06-23T18:52:00+03:00</text:p>
      <text:p text:style-name="P4">
Modified Time: 2023-06-23T18:52:00+03:00</text:p>
      <text:p text:style-name="P4">
Description: У столиці Австрії відкрилася виставка "Діти під час війни", яка привертає увагу до страждань українських дітей внаслідок російської агресії та, зокрема, до їх незаконної депортації в Росію та спроб Кремля змінити їх ідентичність. — Укрінформ.</text:p>
      <text:p text:style-name="P4">
Images: ['<text:a xlink:type="simple" xlink:href="https://static.ukrinform.com/photos/2023_06/thumb_files/630_360_1687535359-783.jpg" text:style-name="Internet_20_link" text:visited-style-name="Visited_20_Internet_20_Link">
630_360_16875...</text:a>
']</text:p>
      <text:p text:style-name="P4">
Tags: ['Депортація', 'Діти', 'Виставка', 'Війна з Росією']</text:p>
      <text:p text:style-name="P4">
Type: Article</text:p>
      <!--METADATA-->
      <text:p text:style-name="P4">
<draw:frame draw:style-name="fr1" draw:name="Image165" text:anchor-type="as-char" svg:width="6.9236in" svg:height="3.956343in" draw:z-index="0">
<draw:image xlink:href="../Images/yкринформ/2023-06-23T18-52-00-03-00/630_360_1687535359-783.jpg" xlink:type="simple" xlink:show="embed" xlink:actuate="onLoad" draw:mime-type="image/jpeg"/>
</draw:frame>
 У столиціАвстрії відкрилася виставка "Діти під час війни", яка привертає увагу достраждань українських дітей внаслідок російської агресії та, зокрема, до їхнезаконної депортації в Росію та спроб Кремля змінити їх ідентичність.</text:p>
      <text:p text:style-name="P4">
Як передає власний кореспондент Укрінформу, виставка організована спільноавстрійською благочинною організацією Kleine Herzen ("Маленькі серця") таблагодійним фондом Save Ukraine, який займається поверненням українських дітейз РФ.</text:p>
      <text:p text:style-name="P4">
"Ця виставка – це не нормальна виставка. Ми нею хотіли показати, що поруч знами, за декілька сотень кілометрів, йде війна, і є діти, які вмирають, якістраждають, які повністю травмовані. <text:a xlink:type="simple" xlink:href="https://www.ukrinform.ua/tag-diti" text:style-name="Internet_20_link" text:visited-style-name="Visited_20_Internet_20_Link">
 Діти </text:a>
 , які не можуть спати, які не отримують психологічну допомогу, бо їїважко знайти. Ціле покоління дітей нестиме цю травму війни до кінця їх життя",- заявила під час відкриття виставки засновниця Kleine Herzen Паскаль Ває.</text:p>
      <text:p text:style-name="P4">
</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text:p>
      <text:p text:style-name="P4">
Вона закликала не забувати про російську війну проти України та людськістраждання, які вона несе: "Не закривайте очі, залишайтеся уважними, це –загроза для усіх нас".</text:p>
      <text:p text:style-name="P4">
"Війна продовжується і стає все тяжче. Але маємо рухатися вперед і знаходитишляхи, які повернути викрадених та примусово переміщених українських дітей. Неповинно бути якогось звикання і сприйняття ситуації як нормальної. Потрібноактивно займатися поверненням українських дітей, а також притягненням Росії довідповідальності", - наголосив зі свого боку заступник голови Save UkraineДмитро Філіпенко.</text:p>
      <text:p text:style-name="P4">
</text:p>
      <text:p text:style-name="P4">
Він вказав, зокрема, на масштабну руйнівну дію російської пропаганди навикрадених українських дітей, чию ідентичність Росія хоче змінити. "У багатьохвипадках, коли діти були повернуті в Україну, вони розповідали, як їхзмушували співати російським гімн, 5 разів на тиждень. Вони також не моглиносити українські символи чи говорити українською мовою", - додав він.</text:p>
      <text:p text:style-name="P4">
</text:p>
      <text:p text:style-name="P4">
Зі свого боку другий секретар посольства України в Австрії Назар Стецишин підчас відкриття виставки наголосив на тому, що агресія та терор Росії несуть нелише руйнування будівель, але й позбавлення українських дітей основних правлюдини, передусім найважливішого – права на життя.</text:p>
      <text:p text:style-name="P4">
</text:p>
      <text:p text:style-name="P4">
"Росія позбавила цього права на життя вже щонайменше 483 українські дитини, іце лише ті цифри, які ми точно знаємо. Росія вбила цих дітей. Крім того, дужеболючою темою для України є примусова депортація українських дітей. Вже єбагато доказів про воєнні злочини, вчинені Росією у війні проти України. Алецей злочин є особливим, адже він спрямований про тих, хто є найбільшвразливим. І цей злочин відбувається тут і зараз. Ми повинні врятувати цихдітей", - заявив він.</text:p>
      <text:p text:style-name="P4">
</text:p>
      <text:p text:style-name="P4">
Кураторка виставки, засновниця Art Contact Ukraine Яна Гринів в коментарікореспонденту агентства зазначила, що виставка передусім спрямована напривертання уваги до масштабного викрадення росіянами українських дітей.</text:p>
      <text:p text:style-name="P4">
<text:span text:style-name="T4">
Читайте також:</text:span>
 <text:a xlink:type="simple" xlink:href="https://www.ukrinform.ua/rubric-world/3726193-rosia-namagaetsa-zaplutati-dani-sodo-vikradenna-ditej-iz-ukraini-rozvidka-britanii.html" text:style-name="Internet_20_link" text:visited-style-name="Visited_20_Internet_20_Link">
 Росія намагається заплутати дані щодо викрадення<text:span text:style-name="T4">
дітей</text:span>
 із України - розвідка Британії </text:a>
</text:p>
      <text:p text:style-name="P4">
"Ця виставка – про дітей під час війни, дітей, які зараз знаходяться підпостійним обстрілам росіян, дітей, які мають ховатися у підвалах своїхбудинків, щоб лишитися живими, про дітей, які, на жаль загинули, та про дітей,які були вкрадені росіянами і переміщені на територію РФ. Ми хотіли привернутиувагу саме до цього питання – до викрадення росіянами українських дітей", -сказала вона.</text:p>
      <text:p text:style-name="P4">
Виставка, зокрема, включає інсталяцію з 10 постерів, які зображають символічні10 кроків, як Росія викрадає українських дітей та намагається стерти їхукраїнську ідентичність. Ці постери були розмальовані 61 маленьким українцем –вихованцями дитячого будинку у Кропивницькому, які у березні 2022 року булиевакуйовані за підтримки Save Ukraine до Австрії і які зараз перебувають підопікою Kleine Herzen. Також на виставці виставлені фотографії цих дітей та їхочей, а також фото українських мам, які тримають у руках телефон іззображенням своїх викрадених Росією дітей.</text:p>
      <text:p text:style-name="P4">
Поруч з ціллю привертання уваги до викрадення українських дітей виставка такожспрямована на збір коштів з метою фінансування рятувальних операцій звивезення дітей із Росії. Нині Kleine Herzen вже надала фінансову допомогуSave Ukraine, допомігши повернути в Україну 10 дітей.</text:p>
      <text:p text:style-name="P4">
Виставка Children at War триватиме до 10 липня в івент-центрі West Space заадресою: Augasse 2-6.</text:p>
      <text:p text:style-name="P4">
<text:span text:style-name="T4">
Читайте також:</text:span>
 <text:a xlink:type="simple" xlink:href="https://www.ukrinform.ua/rubric-society/3726395-ukraina-fakticno-sodna-fiksue-primusove-peremisenna-ditej-do-rosii-lubinec.html" text:style-name="Internet_20_link" text:visited-style-name="Visited_20_Internet_20_Link">
 Україна фактично щодня фіксує примусове переміщення<text:span text:style-name="T4">
дітей</text:span>
 до Росії - Лубінець </text:a>
</text:p>
      <text:p text:style-name="P4">
Як повідомляв Укрінформ, раніше віцепрем'єр - міністр з питань реінтеграціїтимчасово окупованих територій Ірина Верещук зазначила, що наразіідентифіковано щонайменше 20 тис. дітей, депортованих Росією, понад 4,5 тис. зяких мають статус сироти або позбавлені батьківського піклування.</text:p>
      <text:p text:style-name="P4">
Загалом мова може йти про сотні тисяч незаконно переміщених українських дітей.</text:p>
      <text:p text:style-name="P4">
Українська влада фактично щодня фіксує примусове переміщення наших дітей ізтимчасово окупованої території України до території Росії.</text:p>
      <text:p text:style-name="P4">
Source: <text:a xlink:type="simple" xlink:href="https://www.ukrinform.ua/rubric-society/3726915-u-vidni-vidkrilasa-vistavka-pro-deportaciu-rosieu-ukrainskih-ditej.html" text:style-name="Internet_20_link" text:visited-style-name="Visited_20_Internet_20_Link">
https://www.ukrinform.ua/rubric-society/3726915-u-vidni-vidkrilasa-vistavka-pro-deportaciu-rosieu-ukrainskih-ditej.html</text:a>
</text:p>
      <!--NEWS-->
      <text:h text:style-name="P10" text:outline-level="1">
<text:span text:style-name="T4">
Румунії запропонує Брюсселю та Києву оптимізувати потоки зерна до порту Констанца</text:span>
</text:h>
      <text:p text:style-name="P4">
Authors: Ukrinform (Person)</text:p>
      <text:p text:style-name="P4">
Publisher: Укринформ (Organization)</text:p>
      <text:p text:style-name="P4">
Published Time: 2023-06-23T18:52:53+03:00</text:p>
      <text:p text:style-name="P4">
Modified Time: 2023-06-23T18:52:53+03:00</text:p>
      <text:p text:style-name="P4">
Description: У Румунії розглядають заходи щодо надання місцевим фермерам пріоритетного доступу до чорноморського порту міста Констанца під час сезону збирання врожаю, що може обмежити потік українського зерна.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Євросоюз', 'Румунія', 'Україна', 'Зерно', 'Фермер']</text:p>
      <text:p text:style-name="P4">
Type: Article</text:p>
      <!--METADATA-->
      <text:p text:style-name="P4">
<draw:frame draw:style-name="fr1" draw:name="Image181" text:anchor-type="as-char" svg:width="6.9236in" svg:height="3.956343in" draw:z-index="0">
<draw:image xlink:href="../Images/yкринформ/2023-06-23T18-52-53-03-00/630_360_1680511197-485.jpg" xlink:type="simple" xlink:show="embed" xlink:actuate="onLoad" draw:mime-type="image/jpeg"/>
</draw:frame>
 У Румуніїрозглядають заходи щодо надання місцевим фермерам пріоритетного доступу дочорноморського порту міста Констанца під час сезону збирання врожаю, що можеобмежити потік українського зерна.</text:p>
      <text:p text:style-name="P4">
Як передає Укрінформ, про це повідомляє агенція <text:a xlink:type="simple" xlink:href="http://www.reuters.com/world/europe/romania-mulling-measures-protect-farmers-constanta-port-source-says-2023-06-23/" text:style-name="Internet_20_link" text:visited-style-name="Visited_20_Internet_20_Link">
 Reuters</text:a>
 .</text:p>
      <text:p text:style-name="P4">
Україна зіткнулася з блокуванням Москвою її чорноморських портів та знайшлаальтернативні маршрути доставки зерна через сусідні країни ЄС, зазначаєвидання. Навіть після того, як Зернова угода, досягнута за посередництва ООНта Туреччини, надала Україні обмежений доступ до трьох її чорноморськихпортів, румунська Констанца стала її найбільшим альтернативним судноплавниммаршрутом, через який з моменту російського вторгнення пройшло близько третиниекспорту українського зерна.</text:p>
      <text:p text:style-name="P4">
Але тепер, коли через декілька тижнів почнеться збір врожаю, в Констанцінамагаються впоратися зі збільшенням румунських та українських врожаїв.</text:p>
      <text:p text:style-name="P4">
"Міністерство сільського господарства Румунії запропонує на переговорах зБрюсселем та Києвом оптимізацію комерційних потоків зерна до порту Констанца,щоб захистити місцевих фермерів під час збирання врожаю", - повідомило Reutersджерело в міністерстві.</text:p>
      <text:p text:style-name="P4">
Джерело не уточнило, яких заходів може бути вжито, але додало, що більшаясність щодо очікуваних обсягів може допомогти організувати потоки.</text:p>
      <text:p text:style-name="P4">
Сезон збирання врожаю починається приблизно в липні, коли Чорноморськийзерновий коридор України може закритися, і зазвичай триває до жовтня.</text:p>
      <text:p text:style-name="P4">
Румунія є однією з п'яти східноєвропейських країн ЄС, до яких після вторгненняМоскви потік українського зерна збільшився, що змусило ЄС схвалити тимчасовіторговельні обмеження та пакет підтримки.</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зерновоїкризи для України і ЄС </text:a>
</text:p>
      <text:p text:style-name="P4">
На своєму піку порт Констанца обробляв приблизно 25 мільйонів тонн експортногозерна на рік.</text:p>
      <text:p text:style-name="P4">
Румунія є одним з найбільших виробників зерна в ЄС. Компанія Agritel оцінюєврожай пшениці у 8,76 млн тонн, зерноторговельна асоціація Coceral – у 9,57млн тонн, а румунська консалтингова компанія AGRIColumn – у 10,5 млн тонн.</text:p>
      <text:p text:style-name="P4">
Україна є головним світовим виробником та експортером зерна, але очікується,що цього року виробництво скоротиться через вторгнення Москви приблизно до 45мільйонів тонн зерна з 53 мільйонів у 2022 році.</text:p>
      <text:p text:style-name="P4">
Для порівняння, румунська консалтингова компанія AGRIColumn очікує, що Румуніязможе експортувати до 21 мільйона тонн зернових та олійних культур протягомсезону 2023/2024.</text:p>
      <text:p text:style-name="P4">
<text:span text:style-name="T4">
Читайте також:</text:span>
 <text:a xlink:type="simple" xlink:href="https://www.ukrinform.ua/rubric-economy/3722372-evrokomisia-moze-aktivuvati-nadzvicajnu-dopomogu-dla-fermeriv-usogo-es.html" text:style-name="Internet_20_link" text:visited-style-name="Visited_20_Internet_20_Link">
 Єврокомісія може активувати надзвичайну допомогу для<text:span text:style-name="T4">
фермерів</text:span>
 усього ЄС </text:a>
</text:p>
      <text:p text:style-name="P4">
Як повідомлялося, через румунський порт Констанца від початку повномасштабногоросійського вторгнення відвантажено понад 12 млн т зерна з України, з яких в Ікварталі 2023 року – 3,33 млн т.</text:p>
      <text:p text:style-name="P4">
<text:span text:style-name="T5">
Фото ілюстративне</text:span>
</text:p>
      <text:p text:style-name="P4">
Source: <text:a xlink:type="simple" xlink:href="https://www.ukrinform.ua/rubric-economy/3726916-rumunii-zaproponue-brusselu-ta-kievu-optimizuvati-potoki-zerna-do-portu-konstanca.html" text:style-name="Internet_20_link" text:visited-style-name="Visited_20_Internet_20_Link">
https://www.ukrinform.ua/rubric-economy/3726916-rumunii-zaproponue-brusselu-ta-kievu-optimizuvati-potoki-zerna-do-portu-konstanca.html</text:a>
</text:p>
      <!--NEWS-->
      <text:h text:style-name="P10" text:outline-level="1">
<text:span text:style-name="T4">
Минулого місяця Росія втричі збільшила повітряні обстріли України – ООН</text:span>
</text:h>
      <text:p text:style-name="P4">
Authors: Ukrinform (Person)</text:p>
      <text:p text:style-name="P4">
Publisher: Укринформ (Organization)</text:p>
      <text:p text:style-name="P4">
Published Time: 2023-06-23T18:56:02+03:00</text:p>
      <text:p text:style-name="P4">
Modified Time: 2023-06-23T18:56:02+03:00</text:p>
      <text:p text:style-name="P4">
Description: У травні кількість російських ракетних обстрілів і атак безпілотників по всій Україні зросла майже втричі. — Укрінформ.</text:p>
      <text:p text:style-name="P4">
Images: ['<text:a xlink:type="simple" xlink:href="https://static.ukrinform.com/photos/2023_06/thumb_files/630_360_1687459267-996.jpg" text:style-name="Internet_20_link" text:visited-style-name="Visited_20_Internet_20_Link">
630_360_16874...</text:a>
']</text:p>
      <text:p text:style-name="P4">
Tags: ['ООН', 'Україна', 'Війна з Росією', 'Повітряна атака']</text:p>
      <text:p text:style-name="P4">
Type: Article</text:p>
      <!--METADATA-->
      <text:p text:style-name="P4">
<draw:frame draw:style-name="fr1" draw:name="Image182" text:anchor-type="as-char" svg:width="6.9236in" svg:height="3.956343in" draw:z-index="0">
<draw:image xlink:href="../Images/yкринформ/2023-06-23T18-56-02-03-00/630_360_1687459267-996.jpg" xlink:type="simple" xlink:show="embed" xlink:actuate="onLoad" draw:mime-type="image/jpeg"/>
</draw:frame>
 У травнікількість російських ракетних обстрілів і атак безпілотників по всій Українізросла майже втричі.</text:p>
      <text:p text:style-name="P4">
Про це заявила у п’ятницю на засіданні Ради Безпеки ООН заступницяГенерального секретаря ООН з політичних питань Розмарі Дікарло, передаєкореспондент Укрінформу.</text:p>
      <text:p text:style-name="P4">
На сьогодні від початку повномасштабної війни Управління Верховного комісараООН з прав людини зареєструвало 24 862 жертви серед цивільного населення, 9083мирних жителя загинули, у тому числі 530 дітей, і 15 779 отримали поранення, утому числі 1086 дітей, зазначила вона.</text:p>
      <text:p text:style-name="P4">
Загалом відбулося понад тисячу атак на освітні та медичні заклади. Більшістьнападів пов'язано із застосуванням важкого озброєння, додала вона.</text:p>
      <text:p text:style-name="P4">
ЮНЕСКО підтвердила збитки, завдані 260 об'єктам, у тому числі 112 релігійнимоб'єктам, 22 музеям, 94 будівлям історичного значення, 19 пам'ятникам, 12бібліотекам та одному архіву, сказала Дікарло.</text:p>
      <text:p text:style-name="P4">
<text:span text:style-name="T4">
Читайте також:</text:span>
 <text:a xlink:type="simple" xlink:href="https://www.ukrinform.ua/rubric-ato/3726907-zastupnica-genseka-oon-rozpovila-na-radbezi-pro-naslidki-pidrivu-kahovskoi-grebli.html" text:style-name="Internet_20_link" text:visited-style-name="Visited_20_Internet_20_Link">
 Заступниця генсека <text:span text:style-name="T4">
ООН</text:span>
 розповіла на Радбезі пронаслідки підриву Каховської греблі </text:a>
</text:p>
      <text:p text:style-name="P4">
«ООН продовжує відстежувати порушення прав людини та повідомляти про них, атакож підтримувати зусилля щодо притягнення винуватців до відповідальності», –заначила заступниця Генсека.</text:p>
      <text:p text:style-name="P4">
За її словами, на сьогодні задокументовано 158 випадків сексуальногонасильства, пов'язаного з війною РФ проти України, «причому більшість з нихбуло скоєно військовослужбовцями російських збройних сил».</text:p>
      <text:p text:style-name="P4">
Дікарло також висловила занепокоєння у зв’язку з оголошенням про розміщенняросійської ядерної зброї у Білорусі.</text:p>
      <text:p text:style-name="P4">
<text:span text:style-name="T4">
Читайте також:</text:span>
 <text:a xlink:type="simple" xlink:href="https://www.ukrinform.ua/rubric-ato/3726901-pat-krain-zaklikali-genseka-oon-rozsliduvati-peredacu-iranskih-droniv-rosii.html" text:style-name="Internet_20_link" text:visited-style-name="Visited_20_Internet_20_Link">
 П’ять країн закликали генсека <text:span text:style-name="T4">
ООН</text:span>
 розслідуватипередачу іранських дронів Росії </text:a>
</text:p>
      <text:p text:style-name="P4">
«Оголошене розміщення російської тактичної ядерної зброї в Білорусі ісупровідна риторика ще більше посилили напруженість в регіоні. Ми закликаємовсіх залучених до цього діяти відповідально і відповідно до міжнароднихзобов'язань. Ми знову заявляємо, що будь-яка загроза застосування ядерноїзброї неприйнятна», – наголосила вона.</text:p>
      <text:p text:style-name="P4">
Як повідомляв Укрінформ, у п’ятницю Рада Безпеки <text:a xlink:type="simple" xlink:href="https://www.ukrinform.ua/tag-oon" text:style-name="Internet_20_link" text:visited-style-name="Visited_20_Internet_20_Link">
 ООН</text:a>
 обговорює ситуацію в Україні у зв’язку зросійською війною.</text:p>
      <text:p text:style-name="P4">
Source: <text:a xlink:type="simple" xlink:href="https://www.ukrinform.ua/rubric-ato/3726918-minulogo-misaca-rosia-vtrici-zbilsila-povitrani-obstrili-ukraini-oon.html" text:style-name="Internet_20_link" text:visited-style-name="Visited_20_Internet_20_Link">
https://www.ukrinform.ua/rubric-ato/3726918-minulogo-misaca-rosia-vtrici-zbilsila-povitrani-obstrili-ukraini-oon.html</text:a>
</text:p>
      <!--NEWS-->
      <text:h text:style-name="P10" text:outline-level="1">
<text:span text:style-name="T4">
Єдиний реєстр зброї: у МВС розповіли про нові сервіси</text:span>
</text:h>
      <text:p text:style-name="P4">
Authors: Ukrinform (Person)</text:p>
      <text:p text:style-name="P4">
Publisher: Укринформ (Organization)</text:p>
      <text:p text:style-name="P4">
Published Time: 2023-06-23T19:00:00+03:00</text:p>
      <text:p text:style-name="P4">
Modified Time: 2023-06-23T19:00:00+03:00</text:p>
      <text:p text:style-name="P4">
Description: В Україні запустили Єдиний реєстр зброї - які сервіси стануть тепер доступними та як отримати дозвіл на зброю онлайн. — Укрінформ.</text:p>
      <text:p text:style-name="P4">
Images: ['<text:a xlink:type="simple" xlink:href="https://static.ukrinform.com/photos/2023_05/thumb_files/630_360_1685003717-534.jpeg" text:style-name="Internet_20_link" text:visited-style-name="Visited_20_Internet_20_Link">
630_360_16850...</text:a>
']</text:p>
      <text:p text:style-name="P4">
Tags: ['МВС', 'Зброя', 'Онлайн', 'Реєстр зброї']</text:p>
      <text:p text:style-name="P4">
Type: Article</text:p>
      <!--METADATA-->
      <text:p text:style-name="P4">
<draw:frame draw:style-name="fr1" draw:name="Image183" text:anchor-type="as-char" svg:width="6.9236in" svg:height="3.956343in" draw:z-index="0">
<draw:image xlink:href="../Images/yкринформ/2023-06-23T19-00-00-03-00/630_360_1685003717-534.jpeg" xlink:type="simple" xlink:show="embed" xlink:actuate="onLoad" draw:mime-type="image/jpeg"/>
</draw:frame>
 В Українізапустили Єдиний реєстр зброї - які сервіси стануть тепер доступними та якотримати дозвіл на зброю онлайн.</text:p>
      <text:p text:style-name="P4">
Про це розповів заступник міністра внутрішніх справ Леонід Тимченко.Трансляція велась на <text:a xlink:type="simple" xlink:href="https://www.facebook.com/mvs.gov.ua" text:style-name="Internet_20_link" text:visited-style-name="Visited_20_Internet_20_Link">
 офіційній сторінці МВС у Фейсбуці</text:a>
 , повідомляє Укрінформ.</text:p>
      <text:p text:style-name="P4">
</text:p>
      <text:p text:style-name="P4">
Єдиний реєстр зброї передбачає створення електронних кабінетів. Тож українцізможуть отримати послугу, не виходячи з дому, без відвідування органуНацполіції, шляхом подачі документів через <text:a xlink:type="simple" xlink:href="https://services.mvs.gov.ua/" text:style-name="Internet_20_link" text:visited-style-name="Visited_20_Internet_20_Link">
 "Єдине вікно громадянина"</text:a>
 або у магазині з продажу <text:a xlink:type="simple" xlink:href="https://www.ukrinform.ua/tag-zbroa" text:style-name="Internet_20_link" text:visited-style-name="Visited_20_Internet_20_Link">
 зброї</text:a>
 .</text:p>
      <text:p text:style-name="P4">
<text:span text:style-name="T4">
Читайте також:</text:span>
 <text:a xlink:type="simple" xlink:href="https://www.ukrinform.ua/rubric-society/3726722-v-edinomu-reestri-zbroi-bude-usa-zbroa-aka-e-na-rukah-v-ukrainciv-klimenko.html" text:style-name="Internet_20_link" text:visited-style-name="Visited_20_Internet_20_Link">
 В Єдиному реєстрі буде уся зброя, яка є на руках вукраїнців - <text:span text:style-name="T4">
Клименко</text:span>
 </text:a>
</text:p>
      <text:p text:style-name="P4">
Для інформування стосовно нововведень працює контакт-центр ЄРЗ за телефоном:044-33-44-035 та чат-бот у <text:a xlink:type="simple" xlink:href="https://t.me/arms_mvs_bot" text:style-name="Internet_20_link" text:visited-style-name="Visited_20_Internet_20_Link">
 Телеграмі </text:a>
 .</text:p>
      <text:p text:style-name="P4">
Як повідомив глава МВС Ігор Клименко, лише протягом перших трьох годин запускуЄдиного реєстру зброї в Єдиному вікні для громадян авторизувалися понад 3,5тисячі власників зброї та зацікавлених осіб.</text:p>
      <text:p text:style-name="P4">
Source: <text:a xlink:type="simple" xlink:href="https://www.ukrinform.ua/rubric-society/3726830-edinij-reestr-zbroi-mvs-rozpovidae-pro-novi-servisi.html" text:style-name="Internet_20_link" text:visited-style-name="Visited_20_Internet_20_Link">
https://www.ukrinform.ua/rubric-society/3726830-edinij-reestr-zbroi-mvs-rozpovidae-pro-novi-servisi.html</text:a>
</text:p>
      <!--NEWS-->
      <text:h text:style-name="P10" text:outline-level="1">
<text:span text:style-name="T4">
Українець Заплітний завоював "золото" в карате на Європейських іграх</text:span>
</text:h>
      <text:p text:style-name="P4">
Authors: Ukrinform (Person)</text:p>
      <text:p text:style-name="P4">
Publisher: Укринформ (Organization)</text:p>
      <text:p text:style-name="P4">
Published Time: 2023-06-23T19:12:23+03:00</text:p>
      <text:p text:style-name="P4">
Modified Time: 2023-06-23T19:12:23+03:00</text:p>
      <text:p text:style-name="P4">
Description: Український каратист Андрій Заплітний здобув золото Європейських ігор в Кракові. — Укрінформ.</text:p>
      <text:p text:style-name="P4">
Images: ['<text:a xlink:type="simple" xlink:href="https://static.ukrinform.com/photos/2023_06/thumb_files/630_360_1687536673-985.jpg" text:style-name="Internet_20_link" text:visited-style-name="Visited_20_Internet_20_Link">
630_360_16875...</text:a>
']</text:p>
      <text:p text:style-name="P4">
Tags: None</text:p>
      <text:p text:style-name="P4">
Type: Article</text:p>
      <!--METADATA-->
      <text:p text:style-name="P4">
<draw:frame draw:style-name="fr1" draw:name="Image185" text:anchor-type="as-char" svg:width="6.9236in" svg:height="3.956343in" draw:z-index="0">
<draw:image xlink:href="../Images/yкринформ/2023-06-23T19-12-23-03-00/630_360_1687536673-985.jpg" xlink:type="simple" xlink:show="embed" xlink:actuate="onLoad" draw:mime-type="image/jpeg"/>
</draw:frame>
Український каратист Андрій Заплітний здобув золото Європейських ігор вКракові.</text:p>
      <text:p text:style-name="P4">
Українець у категорії до 75 кг здобув 3 перемоги з 3 на груповій стадії івийшов до півфіналу, повідомляє Укрінформ.</text:p>
      <text:p text:style-name="P4">
В 1/2 фіналу він переміг бельгійця Квентіна Маходена.</text:p>
      <text:p text:style-name="P4">
<text:span text:style-name="T4">
Читайте також:</text:span>
 <text:a xlink:type="simple" xlink:href="https://www.ukrinform.ua/rubric-sports/3726770-trener-karatistiv-sirakovskij-terluga-zaraz-e-persim-nomerom-u-sviti-tomu-zakonomirno-peremogla.html" text:style-name="Internet_20_link" text:visited-style-name="Visited_20_Internet_20_Link">
 Тренер <text:span text:style-name="T4">
карати</text:span>
 стів Сіраковський: Терлюга зараз єпершим номером у світі, тому закономірно перемогла</text:a>
</text:p>
      <text:p text:style-name="P4">
У фінальному поєдинку Заплітний виграв у італійця Даніеля Де Віво.</text:p>
      <text:p text:style-name="P4">
Фото: Getty Images</text:p>
      <text:p text:style-name="P4">
Source: <text:a xlink:type="simple" xlink:href="https://www.ukrinform.ua/rubric-sports/3726924-ukrainec-zaplitnij-zavouvav-zoloto-v-karate-na-evropejskih-igrah.html" text:style-name="Internet_20_link" text:visited-style-name="Visited_20_Internet_20_Link">
https://www.ukrinform.ua/rubric-sports/3726924-ukrainec-zaplitnij-zavouvav-zoloto-v-karate-na-evropejskih-igrah.html</text:a>
</text:p>
      <!--NEWS-->
      <text:h text:style-name="P10" text:outline-level="1">
<text:span text:style-name="T4">
Ворог безуспішно наступав на п’яти напрямках – «найгарячіші» точки</text:span>
</text:h>
      <text:p text:style-name="P4">
Authors: Ukrinform (Person)</text:p>
      <text:p text:style-name="P4">
Publisher: Укринформ (Organization)</text:p>
      <text:p text:style-name="P4">
Published Time: 2023-06-23T19:16:00+03:00</text:p>
      <text:p text:style-name="P4">
Modified Time: 2023-06-23T19:16:00+03:00</text:p>
      <text:p text:style-name="P4">
Description: Російські війська безуспішно намагалися наступати на Авдіївському, Мар’їнському, Шахтарському, Куп’янському та Лиманському напрямках. Крім того, ворог намагався відновити втрачене положення в районі Макарівки Донецької області. — Укрінформ.</text:p>
      <text:p text:style-name="P4">
Images: ['<text:a xlink:type="simple" xlink:href="https://static.ukrinform.com/photos/2023_06/thumb_files/630_360_1687536846-156.jpg" text:style-name="Internet_20_link" text:visited-style-name="Visited_20_Internet_20_Link">
630_360_16875...</text:a>
']</text:p>
      <text:p text:style-name="P4">
Tags: ['Генштаб', 'ЗСУ', 'Війна з Росією', '#stoprussia']</text:p>
      <text:p text:style-name="P4">
Type: Article</text:p>
      <!--METADATA-->
      <text:p text:style-name="P4">
<draw:frame draw:style-name="fr1" draw:name="Image186" text:anchor-type="as-char" svg:width="6.9236in" svg:height="3.956343in" draw:z-index="0">
<draw:image xlink:href="../Images/yкринформ/2023-06-23T19-16-00-03-00/630_360_1687536846-156.jpg" xlink:type="simple" xlink:show="embed" xlink:actuate="onLoad" draw:mime-type="image/jpeg"/>
</draw:frame>
 Російськівійська безуспішно намагалися наступати на Авдіївському, Мар’їнському,Шахтарському, Куп’янському та Лиманському напрямках. Крім того, ворогнамагався відновити втрачене положення в районі Макарівки Донецької області.</text:p>
      <text:p text:style-name="P4">
Про це йдеться в оперативній інформації щодо російського вторгнення,повідомляє Укрінформ із посиланням на сторінку Генерального штабу Збройних силУкраїни у <text:a xlink:type="simple" xlink:href="https://www.facebook.com/GeneralStaff.ua/posts/pfbid021CkNSnQ8NYeU92GNhPTFCe7NYNXVssbLdcU1qwC7cJsfdhswVTvrheg2ujxjb8dhl" text:style-name="Internet_20_link" text:visited-style-name="Visited_20_Internet_20_Link">
 Фейсбуці</text:a>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27 бойових зіткнень», - йдеться у повідомленні.</text:p>
      <text:p text:style-name="P4">
Так, на <text:span text:style-name="T4">
Бахмутському напрямку</text:span>
 противник завдав авіаційних ударів у районахХромове, Іванівське, Первомайське Донецької області. Від ворожихартилерійських обстрілів постраждали Васюківка, Оріхово-Василівка, Богданівка,Часів Яр, Іванівське, Озарянівка, Південне, Нью-Йорк Донецької області.</text:p>
      <text:p text:style-name="P4">
На <text:span text:style-name="T4">
Авдіївському напрямку</text:span>
 противник проводив безуспішні наступальні дії врайонах Сєверного, Авдіївки Донецької області. Завдав авіаційних ударів врайонах: Новокалинове, Очеретине, Невельське, Авдіївка, Сєверне Донецькоїобласті. Здійснив артилерійські обстріли районів населених пунктів: Бердичі,Авдіївка, Тоненьке, Карлівка, Невельське Донецької області.</text:p>
      <text:p text:style-name="P4">
На <text:span text:style-name="T4">
Мар’їнському напрямку</text:span>
 ворог проводив наступальні дії у напрямкуМар’їнки Донецької області, успіху не мав. Водночас здійснив артилерійськіобстріли в районах населених пунктів Красногорівка, Мар’їнка, ГеоргіївкаДонецької області.</text:p>
      <text:p text:style-name="P4">
На <text:span text:style-name="T4">
Шахтарському напрямку</text:span>
 ворог здійснив безуспішні наступальні дії внапрямку Новомихайлівки Донецької області. Завдав авіаційних ударів у районахОлексіївка та Благодатне Донецької області. Здійснив обстріли населенихпунктів Парасковіївка, Новомихайлівка, Благодатне Донецької області.</text:p>
      <text:p text:style-name="P4">
<text:span text:style-name="T4">
Читайте також:</text:span>
 <text:a xlink:type="simple" xlink:href="https://www.ukrinform.ua/rubric-ato/3726811-na-bahmutskomu-napramku-sili-oboroni-znisili-tri-skladi-boepripasiv-voroga-cerevatij.html" text:style-name="Internet_20_link" text:visited-style-name="Visited_20_Internet_20_Link">
 На Бахмутському <text:span text:style-name="T4">
напрямку</text:span>
 Сили оборони знищили трисклади боєприпасів ворога - Череватий </text:a>
</text:p>
      <text:p text:style-name="P4">
На <text:span text:style-name="T4">
Запорізькому</text:span>
 та <text:span text:style-name="T4">
Херсонському напрямках</text:span>
 противник продовжує вестиоборонні дії, зосереджує основні зусилля на недопущенні просування нашихвійськ. Намагався відновити втрачене положення в районі Макарівки Донецькоїобласті.</text:p>
      <text:p text:style-name="P4">
Завдав авіаційних ударів в районах Золота Нива, Сторожеве, Макарівка Донецькоїобласті; Новоданилівка, Левадне, Оріхів, Степногірськ Запорізької області;Антонівка Херсонської області. Здійснив артилерійські обстріли населенихпунктів Водяне, Вугледар, Новоочеретувате, Макарівка, Вільне Поле, Сторожеве,Зелене Поле, Новопіль, Донецької області; Новодарівка, Темирівка, Левадне,Малинівка, Гуляйполе, Гуляйпільське, Чарівне, Залізничне, Білогір’я,Новоданилівка, Омельник, Червона Криниця, Преображенка, Оріхів, Єгорівка,Новоандріївка, Степове, П'ятихатки Запорізької області; ПридніпровськеДніпропетровської області; Качкарівка, Республіканець, Козацьке, Шляхове,Бургунка, Золота Балка, Дудчани, Іванівка, Молодіжне, Білозерка, Ромашкове,Антонівка, Зеленівка, Херсон, Зимівник, Дніпровське, Янтарне, Берегове,Велетенське Херсонської області.</text:p>
      <text:p text:style-name="P4">
На <text:span text:style-name="T4">
Сіверському</text:span>
 та <text:span text:style-name="T4">
Слобожанському напрямках</text:span>
 противник зберігаєвійськову присутність у прикордонних з Україною районах. Завдав авіаударів урайоні Павлівки Сумської області, Гатища та Плетенівки <text:a xlink:type="simple" xlink:href="https://www.ukrinform.ua/tag-harkivsina" text:style-name="Internet_20_link" text:visited-style-name="Visited_20_Internet_20_Link">
 Харківської області</text:a>
 . Здійснив мінометні таартилерійські обстріли населених пунктів Карповичі Чернігівської області;Середина-Буда, Шалигіне, Попівка, Атинське, Іскрисківщина, Волфине, Павлівка,Ободи, Кіндратівка Сумської області, а також Гур'їв Козачок, Уди, Ветеринарне,Козача Лопань, Стрілеча, Олійникове, Нескучне, Огірцеве, Гатище, Вовчанськ,Нестерне, Плетенівка, Бударки, Землянки, Озерне, Вільхуватка, Чугунівка,Тополі на Харківщині.</text:p>
      <text:p text:style-name="P4">
На <text:span text:style-name="T4">
Куп’янському напрямку</text:span>
 ворог здійснив безуспішні наступальні дії внапрямку Синьківки Харківської області. Артилерійських і мінометних обстрілівпротивника зазнали Красне Перше, Фиголівка, Дворічна, Западне, Куп’янськ,Масютівка, Кислівка, Берестове Харківської області.</text:p>
      <text:p text:style-name="P4">
<text:span text:style-name="T4">
Читайте також:</text:span>
 <text:a xlink:type="simple" xlink:href="https://www.ukrinform.ua/rubric-ato/3726856-u-genicesku-sili-oboroni-znisili-bazu-rosgvardii.html" text:style-name="Internet_20_link" text:visited-style-name="Visited_20_Internet_20_Link">
 У Генічеську Сили оборони знищили базу Росгвардії</text:a>
</text:p>
      <text:p text:style-name="P4">
На <text:span text:style-name="T4">
Лиманському напрямку</text:span>
 противник здійснив безуспішні наступальні дії внапрямку Білогорівки. Завдав авіаційних ударів в районах Невського Луганськоїобласті та Білогорівки і Сіверська Донецької області. Артилерійських обстрілівзазнали Невське, Білогорівка Луганської області та Торське, Серебрянка,Верхньокам’янське, Спірне, Роздолівка Донецької області.</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не виявлено.</text:p>
      <text:p text:style-name="P4">
Ймовірність завдання ракетних та авіаційних ударів по всій території Українизалишається високою.</text:p>
      <text:p text:style-name="P4">
Як повідомляв Укрінформ, Сили оборони з 24 лютого 2022 року по 23 червня 2023року <text:a xlink:type="simple" xlink:href="https://www.ukrinform.ua/rubric-ato/3726585-sili-oboroni-znisili-vze-223-330-rosian.html" text:style-name="Internet_20_link" text:visited-style-name="Visited_20_Internet_20_Link">
 ліквідували близько 223 тисяч 330 російських загарбників</text:a>
 .</text:p>
      <text:p text:style-name="P4">
Source: <text:a xlink:type="simple" xlink:href="https://www.ukrinform.ua/rubric-ato/3726925-vorog-bezuspisno-namagavsa-nastupati-na-pati-napramkah-najgaracisi-tocki.html" text:style-name="Internet_20_link" text:visited-style-name="Visited_20_Internet_20_Link">
https://www.ukrinform.ua/rubric-ato/3726925-vorog-bezuspisno-namagavsa-nastupati-na-pati-napramkah-najgaracisi-tocki.html</text:a>
</text:p>
      <!--NEWS-->
      <text:h text:style-name="P10" text:outline-level="1">
<text:span text:style-name="T4">
У Києві відкрили виставку «Європа і Україна: діалог крізь віки»</text:span>
</text:h>
      <text:p text:style-name="P4">
Authors: Ukrinform (Person)</text:p>
      <text:p text:style-name="P4">
Publisher: Укринформ (Organization)</text:p>
      <text:p text:style-name="P4">
Published Time: 2023-06-23T19:18:12+03:00</text:p>
      <text:p text:style-name="P4">
Modified Time: 2023-06-23T19:18:12+03:00</text:p>
      <text:p text:style-name="P4">
Description: У Національному музеї історії України відкрилася виставка «Європа і Україна: діалог крізь віки». — Укрінформ.</text:p>
      <text:p text:style-name="P4">
Images: ['<text:a xlink:type="simple" xlink:href="https://static.ukrinform.com/photos/2023_06/thumb_files/630_360_1687536770-350.jpg" text:style-name="Internet_20_link" text:visited-style-name="Visited_20_Internet_20_Link">
630_360_16875...</text:a>
']</text:p>
      <text:p text:style-name="P4">
Tags: ['Європа', 'Україна', 'Виставка', 'Мистецтво', 'Музей історії України']</text:p>
      <text:p text:style-name="P4">
Type: Article</text:p>
      <!--METADATA-->
      <text:p text:style-name="P4">
<draw:frame draw:style-name="fr1" draw:name="Image187" text:anchor-type="as-char" svg:width="6.9236in" svg:height="3.956343in" draw:z-index="0">
<draw:image xlink:href="../Images/yкринформ/2023-06-23T19-18-12-03-00/630_360_1687536770-350.jpg" xlink:type="simple" xlink:show="embed" xlink:actuate="onLoad" draw:mime-type="image/jpeg"/>
</draw:frame>
 УНаціональному музеї історії України відкрилася виставка «Європа і Україна:діалог крізь віки».</text:p>
      <text:p text:style-name="P4">
Про це повідомляє кореспондент Укрінформу.</text:p>
      <text:p text:style-name="P4">
"Мені здається, що у самій назві цієї <text:a xlink:type="simple" xlink:href="https://www.ukrinform.ua/tag-vistavka" text:style-name="Internet_20_link" text:visited-style-name="Visited_20_Internet_20_Link">
 виставки</text:a>
 закладений певний дискусійний момент:чи Європа і Україна, чи все-таки Україна себе мислить частиною Європи, як мице стверджуємо зараз? Чи була вона відділена в своїй свідомості від певноїЄвропи в попередні століття? Ми можемо бачити це так чи інакше, але,безумовно, маємо це проговорювати. Такі проєкти дають можливість для дискусії,щоб просто подумати, хто ми є", - сказала заступниця міністра культури таінформаційної політики Катерина Чуєва.</text:p>
      <text:p text:style-name="P4">
<text:span text:style-name="T4">
Читайте також:</text:span>
 <text:a xlink:type="simple" xlink:href="https://www.ukrinform.ua/rubric-culture/3724609-u-lvovi-vidkrilasa-vistavka-zibran-kolekcionera-ivana-grecka.html" text:style-name="Internet_20_link" text:visited-style-name="Visited_20_Internet_20_Link">
 У Львові відкрилася <text:span text:style-name="T4">
виставка</text:span>
 зібрань колекціонераІвана Гречка </text:a>
</text:p>
      <text:p text:style-name="P4">
Виставка приурочена до річниці надання Україні статусу кандидата в члениЄвропейського Союзу. Проєкт покликаний проілюструвати впливзахідноєвропейської культури на українську в культурно-мистецькому,технологічно-промисловому та суспільно-політичному контекстах.</text:p>
      <text:p text:style-name="P4">
Українська культура протягом сторіч органічно адаптувала західноєвропейськістилі. Зокрема, це яскраво ілюструють предмети українського та європейськогообразотворчого й декоративно-ужиткового мистецтва кінця 18-19 ст., щопредставлені на виставці.</text:p>
      <text:p text:style-name="P4">
Тут демонструються меблі у стилі відомого французького мебляра Андре-ШарляБуля (1642—1732), західноєвропейські кабінетні меблі, вишукані австрійські устилі «бідермаєр», французькі різьблені шафи-вітрини у стилі «друге рококо».</text:p>
      <text:p text:style-name="P4">
<text:span text:style-name="T4">
Читайте також:</text:span>
 <text:a xlink:type="simple" xlink:href="https://www.ukrinform.ua/rubric-culture/3722948-u-mikolaevi-vidkrilasa-vistavka-beregina-dusi.html" text:style-name="Internet_20_link" text:visited-style-name="Visited_20_Internet_20_Link">
 У Миколаєві відкрилася <text:span text:style-name="T4">
виставка</text:span>
 «Берегиня душі»</text:a>
</text:p>
      <text:p text:style-name="P4">
Інтер'єрне умеблювання доповнене масивними вазами, бронзовими канделябрами,настільною скульптурою на кшталт робіт французького скульптора Клодіона. Ціпредмети не лише формували смаки тогочасної української еліти, а й стимулювалиїх виробництво в Україні.</text:p>
      <text:p text:style-name="P4">
Більшість меблів - із колекції родини промисловців та меценатів Терещенків.</text:p>
      <text:p text:style-name="P4">
Крім того, на виставці представлені матеріали, що ілюструють впливизахідноєвропейських демократичних перетворень середини 19 ст. на реаліїтогочасної України.</text:p>
      <text:p text:style-name="P4">
Як повідомлялося, глави держав та урядів Євросоюзу 23 червня 2022 рокуухвалили рішення щодо надання Україні статусу країни-кандидата на вступ до ЄС.</text:p>
      <text:p text:style-name="P4">
<text:span text:style-name="T5">
Фото: Національний музей історії України, Facebook</text:span>
</text:p>
      <text:p text:style-name="P4">
Source: <text:a xlink:type="simple" xlink:href="https://www.ukrinform.ua/rubric-culture/3726927-u-kievi-vidkrili-vistavku-evropa-i-ukraina-dialog-kriz-viki.html" text:style-name="Internet_20_link" text:visited-style-name="Visited_20_Internet_20_Link">
https://www.ukrinform.ua/rubric-culture/3726927-u-kievi-vidkrili-vistavku-evropa-i-ukraina-dialog-kriz-viki.html</text:a>
</text:p>
      <!--NEWS-->
      <text:h text:style-name="P10" text:outline-level="1">
<text:span text:style-name="T4">
На Ставці обговорили оборонно-наступальні операції й роботу українського ОПК – Зеленський</text:span>
</text:h>
      <text:p text:style-name="P4">
Authors: Ukrinform (Person)</text:p>
      <text:p text:style-name="P4">
Publisher: Укринформ (Organization)</text:p>
      <text:p text:style-name="P4">
Published Time: 2023-06-23T19:25:00+03:00</text:p>
      <text:p text:style-name="P4">
Modified Time: 2023-06-23T19:25:00+03:00</text:p>
      <text:p text:style-name="P4">
Description: На черговому засіданні Ставки Верховного головнокомандувача обговорили оборонно-наступальні операції, постачання озброєння і його виробництво в українському оборонно-промисловому комплексі. — Укрінформ.</text:p>
      <text:p text:style-name="P4">
Images: ['<text:a xlink:type="simple" xlink:href="https://static.ukrinform.com/photos/2022_07/thumb_files/630_360_1658104302-429.jpeg" text:style-name="Internet_20_link" text:visited-style-name="Visited_20_Internet_20_Link">
630_360_16581...</text:a>
']</text:p>
      <text:p text:style-name="P4">
Tags: ['Зеленський', 'ОПК', 'Контрнаступ', 'Ставка Верховного головнокомандувача']</text:p>
      <text:p text:style-name="P4">
Type: Article</text:p>
      <!--METADATA-->
      <text:p text:style-name="P4">
<draw:frame draw:style-name="fr1" draw:name="Image188" text:anchor-type="as-char" svg:width="6.9236in" svg:height="3.956343in" draw:z-index="0">
<draw:image xlink:href="../Images/yкринформ/2023-06-23T19-25-00-03-00/630_360_1658104302-429.jpeg" xlink:type="simple" xlink:show="embed" xlink:actuate="onLoad" draw:mime-type="image/jpeg"/>
</draw:frame>
 Начерговому засіданні Ставки Верховного головнокомандувача обговорили оборонно-наступальні операції, постачання озброєння і його виробництво в українськомуоборонно-промисловому комплексі.</text:p>
      <text:p text:style-name="P4">
Про це Президент Володимир Зеленський повідомив у <text:a xlink:type="simple" xlink:href="https://t.me/V_Zelenskiy_official/6691" text:style-name="Internet_20_link" text:visited-style-name="Visited_20_Internet_20_Link">
 Телеграмі</text:a>
 , передає Укрінформ.</text:p>
      <text:p text:style-name="P4">
«Питання оборонно-наступальних операцій, постачання <text:a xlink:type="simple" xlink:href="https://www.ukrinform.ua/tag-zbroa" text:style-name="Internet_20_link" text:visited-style-name="Visited_20_Internet_20_Link">
 зброї</text:a>
 , контрактів із партнерами, темпизростання виробництва в українському ОПК», - поінформував Президент.</text:p>
      <text:p text:style-name="P4">
За словами глави держави, на засіданні Ставки доповідали командувачі –Головнокомандувач ЗСУ генерал Валерій Залужний, а також генерали ОлександрСирський, Олександр Тарнавський, Едуард Москальов.</text:p>
      <text:p text:style-name="P4">
Крім того, були доповіді командувача Військово-Морських сил віцеадміралаОлексія Неїжпапи, голови СБУ Василя Малюка, міністра закордонних справ ДмитраКулеби, міністра оборони Олексія Резнікова та міністра з питань стратегічнихгалузей промисловості України Олександра Камишіна.</text:p>
      <text:p text:style-name="P4">
<text:span text:style-name="T4">
Читайте також:</text:span>
 <text:a xlink:type="simple" xlink:href="https://www.ukrinform.ua/rubric-ato/3726908-zelenskij-proviv-stavku-doruciv-zaluznomu-zvilniti-odeskogo-voenkoma.html" text:style-name="Internet_20_link" text:visited-style-name="Visited_20_Internet_20_Link">
 Зеленський провів <text:span text:style-name="T4">
Ставку</text:span>
 - доручив Залужномузвільнити одеського воєнкома </text:a>
</text:p>
      <text:p text:style-name="P4">
Як повідомляв <text:a xlink:type="simple" xlink:href="https://www.ukrinform.ua/rubric-ato/3726925-vorog-bezuspisno-namagavsa-nastupati-na-pati-napramkah-najgaracisi-tocki.html" text:style-name="Internet_20_link" text:visited-style-name="Visited_20_Internet_20_Link">
 Укрінформ </text:a>
 , заданими Генштабу, російські війська продовжують зосереджувати основні зусилляна Лиманському, Бахмутському, Авдіївському та Мар’їнському напрямках.</text:p>
      <text:p text:style-name="P4">
Source: <text:a xlink:type="simple" xlink:href="https://www.ukrinform.ua/rubric-ato/3726929-na-stavci-obgovorili-oboronnonastupalni-operacii-j-robotu-ukrainskogo-opk-zelenskij.html" text:style-name="Internet_20_link" text:visited-style-name="Visited_20_Internet_20_Link">
https://www.ukrinform.ua/rubric-ato/3726929-na-stavci-obgovorili-oboronnonastupalni-operacii-j-robotu-ukrainskogo-opk-zelenskij.html</text:a>
</text:p>
      <!--NEWS-->
      <text:h text:style-name="P10" text:outline-level="1">
<text:span text:style-name="T4">
На Запоріжжі росіяни облаштували польовий шпиталь у дитсадку</text:span>
</text:h>
      <text:p text:style-name="P4">
Authors: Ukrinform (Person)</text:p>
      <text:p text:style-name="P4">
Publisher: Укринформ (Organization)</text:p>
      <text:p text:style-name="P4">
Published Time: 2023-06-23T19:28:00+03:00</text:p>
      <text:p text:style-name="P4">
Modified Time: 2023-06-23T19:28:00+03:00</text:p>
      <text:p text:style-name="P4">
Description: Російські окупанти продовжують використовувати інфраструктуру тимчасово захоплених населених пунктів для надання медичної допомоги своїм пораненим військовослужбовцям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Дитсадок', 'Генштаб', 'Шпиталь', 'Російські військові', 'Запоріжжя', 'Війна з Росією']</text:p>
      <text:p text:style-name="P4">
Type: Article</text:p>
      <!--METADATA-->
      <text:p text:style-name="P4">
<draw:frame draw:style-name="fr1" draw:name="Image189" text:anchor-type="as-char" svg:width="6.9236in" svg:height="3.956343in" draw:z-index="0">
<draw:image xlink:href="../Images/yкринформ/2023-06-23T19-28-00-03-00/630_360_1668461240-442.jpg" xlink:type="simple" xlink:show="embed" xlink:actuate="onLoad" draw:mime-type="image/jpeg"/>
</draw:frame>
 Російськіокупанти продовжують використовувати інфраструктуру тимчасово захопленихнаселених пунктів для надання медичної допомоги своїм пораненимвійськовослужбовцям</text:p>
      <text:p text:style-name="P4">
Про це йдеться в оперативній інформації щодо російського вторгнення,повідомляє Укрінформ із посилання на сторінку Генерального штабу Збройних силУкраїни у <text:a xlink:type="simple" xlink:href="https://www.facebook.com/GeneralStaff.ua/posts/pfbid021CkNSnQ8NYeU92GNhPTFCe7NYNXVssbLdcU1qwC7cJsfdhswVTvrheg2ujxjb8dhl" text:style-name="Internet_20_link" text:visited-style-name="Visited_20_Internet_20_Link">
 Фейсбуці</text:a>
.</text:p>
      <text:p text:style-name="P4">
«Російські окупанти продовжують використовувати інфраструктуру тимчасовозахоплених населених пунктів для надання медичної допомоги своїм пораненимвійськовослужбовцям. В населеному пункті Чкалове <text:a xlink:type="simple" xlink:href="https://www.ukrinform.ua/tag-zaporizza" text:style-name="Internet_20_link" text:visited-style-name="Visited_20_Internet_20_Link">
 Запорізької області,</text:a>
 на території дитячого садочка,загарбники облаштували польовий шпиталь. Зафіксовано прибуття двох вантажнихавтомобілів з медичним обладнанням», - йдеться у повідомленні.</text:p>
      <text:p text:style-name="P4">
Авіація сил оборони за добу завдала 10 ударів по районах зосередженняособового складу противника. Підрозділи ракетних військ і артилерії протягомдоби уразили 4 райони зосередження особового складу та військової техніки, 12артилерійських підрозділів на вогневих позиціях, 2 засоби радіоелектронноїборотьби та 1 засіб протиповітряної оборони.</text:p>
      <text:p text:style-name="P4">
<text:span text:style-name="T4">
Читайте також:</text:span>
 <text:a xlink:type="simple" xlink:href="https://www.ukrinform.ua/rubric-regions/3726698-okupanti-deportuvali-z-ordlo-se-600-ukrainciv.html" text:style-name="Internet_20_link" text:visited-style-name="Visited_20_Internet_20_Link">
 Загарбники депортували з <text:span text:style-name="T4">
ОРДЛО</text:span>
 ще 600 українців</text:a>
</text:p>
      <text:p text:style-name="P4">
На полігонах Республіки Білорусь тривають заходи бойової підготовки тазлагодження підрозділів зс рф перед їх відправкою у райони ведення бойових дійна території України.</text:p>
      <text:p text:style-name="P4">
Source: <text:a xlink:type="simple" xlink:href="https://www.ukrinform.ua/rubric-regions/3726931-na-zaporizzi-rosiani-oblastuvali-polovij-spital-u-ditsadku.html" text:style-name="Internet_20_link" text:visited-style-name="Visited_20_Internet_20_Link">
https://www.ukrinform.ua/rubric-regions/3726931-na-zaporizzi-rosiani-oblastuvali-polovij-spital-u-ditsadku.html</text:a>
</text:p>
      <!--NEWS-->
      <text:h text:style-name="P10" text:outline-level="1">
<text:span text:style-name="T4">
Малюк вручив нагороди 47 спецпризначенцям Центру спецоперацій «А»</text:span>
</text:h>
      <text:p text:style-name="P4">
Authors: Ukrinform (Person)</text:p>
      <text:p text:style-name="P4">
Publisher: Укринформ (Organization)</text:p>
      <text:p text:style-name="P4">
Published Time: 2023-06-23T19:29:00+03:00</text:p>
      <text:p text:style-name="P4">
Modified Time: 2023-06-23T19:29:00+03:00</text:p>
      <text:p text:style-name="P4">
Description: Голова Служби безпеки України Василь Малюк нагородив 47 спецпризначенців Центру спеціальних операцій "А", які захищають Україну у найгарячіших точках. — Укрінформ.</text:p>
      <text:p text:style-name="P4">
Images: ['<text:a xlink:type="simple" xlink:href="https://static.ukrinform.com/photos/2023_06/thumb_files/630_360_1687537749-239.jpg" text:style-name="Internet_20_link" text:visited-style-name="Visited_20_Internet_20_Link">
630_360_16875...</text:a>
']</text:p>
      <text:p text:style-name="P4">
Tags: ['Нагорода', 'СБУ', 'Військові', 'Василь Малюк']</text:p>
      <text:p text:style-name="P4">
Type: Article</text:p>
      <!--METADATA-->
      <text:p text:style-name="P4">
<draw:frame draw:style-name="fr1" draw:name="Image190" text:anchor-type="as-char" svg:width="6.9236in" svg:height="3.956343in" draw:z-index="0">
<draw:image xlink:href="../Images/yкринформ/2023-06-23T19-29-00-03-00/630_360_1687537749-239.jpg" xlink:type="simple" xlink:show="embed" xlink:actuate="onLoad" draw:mime-type="image/jpeg"/>
</draw:frame>
 ГоловаСлужби безпеки України Василь Малюк нагородив 47 спецпризначенців Центруспеціальних операцій "А", які захищають Україну у найгарячіших точках.</text:p>
      <text:p text:style-name="P4">
Як передає Укрінформ, про це СБУ повідомляє у <text:a xlink:type="simple" xlink:href="https://t.me/SBUkr/8746" text:style-name="Internet_20_link" text:visited-style-name="Visited_20_Internet_20_Link">
 Телеграмі</text:a>
 .</text:p>
      <text:p text:style-name="P4">
Церемонія вручення державних і відомчих відзнак відбулася у п’ятницю з нагоди29-ої річниці створення підрозділу.</text:p>
      <text:p text:style-name="P4">
"Війна продемонструвала, що такі професіонали, як ви, критично потрібніУкраїні. Вдячний кожному з вас за службу! Запевняю: і керівництво держави, івсі українці, і я особисто дуже цінуємо те, який важливий внесок у майбутнюперемогу робить ЦСО "А", - зазначив Малюк.</text:p>
      <text:p text:style-name="P4">
Він наголосив, що отримані спецпризначенцями <text:a xlink:type="simple" xlink:href="https://www.ukrinform.ua/tag-sbu" text:style-name="Internet_20_link" text:visited-style-name="Visited_20_Internet_20_Link">
 СБУ</text:a>
 нагороди є абсолютно заслуженими.</text:p>
      <text:p text:style-name="P4">
"Це підтверджується тим, що з початку повномасштабного вторгнення 5співробітників ЦСО "А" отримали звання "Герой України, на жаль, 4 з них -посмертно", - зазначив голова СБУ.</text:p>
      <text:p text:style-name="P4">
Малюк також зауважив, що сьогодні Президент Володимир Зеленський підписав указпро присвоєння звання Героя України ще двом спецпризначенцям "А" СБУ.</text:p>
      <text:p text:style-name="P4">
На церемонії вручення нагород також вшанували пам’ять Героїв, які загинули,виконуючи бойові завдання.</text:p>
      <text:p text:style-name="P4">
"Кращі з кращих віддають свої життя за Батьківщину. Такі втрати дуже боліснідля Служби. Це та висока ціна, яку ми платимо за свободу та майбутнє України",- додав Малюк.</text:p>
      <text:p text:style-name="P4">
Голова СБУ подякував спецпризначенцям за мужність і професіоналізм під часвиконання унікальних спецоперацій. "Український народ - пишається вами. Аворог - боїться. І це найкраща оцінка", - зазначив він.</text:p>
      <text:p text:style-name="P4">
<text:span text:style-name="T4">
Читайте також:</text:span>
 <text:a xlink:type="simple" xlink:href="https://www.ukrinform.ua/rubric-ato/3726617-naev-privitav-bijciv-cso-a-z-profesijnim-svatom-vi-tam-de-skladno.html" text:style-name="Internet_20_link" text:visited-style-name="Visited_20_Internet_20_Link">
 Залужний, <text:span text:style-name="T4">
Малюк</text:span>
 і Наєв привітали бійців ЦСО «А» зпрофесійним святом </text:a>
</text:p>
      <text:p text:style-name="P4">
Як повідомляв Укрінформ, 23 червня 1994 року указом Президента було створеноУправління "А" у складі Центрального управління СБУ та відповідні підрозділи врегіонах. З 27 грудня 2005 року діє Центр спеціальних операцій по боротьбі зтероризмом, захисту учасників кримінального судочинства та працівниківправоохоронних органів.</text:p>
      <text:p text:style-name="P4">
Під час повномасштабної війни бійці ЦСО "А" застосовують свої навички длязахисту країни. Зокрема, спецпризначенці СБУ брали активну участь в обороніКиєва, Харкова, Чернігова, Сум, Луганської і Донецької областей, у звільненнітимчасово захоплених територій Київщини, Харківщини, Херсонщини, Одещини таЗапорізької області.</text:p>
      <text:p text:style-name="P4">
<text:span text:style-name="T5">
Фото: СБУ</text:span>
</text:p>
      <text:p text:style-name="P4">
Source: <text:a xlink:type="simple" xlink:href="https://www.ukrinform.ua/rubric-ato/3726932-maluk-vruciv-nagorodi-47-specpriznacencam-centru-specoperacij-a.html" text:style-name="Internet_20_link" text:visited-style-name="Visited_20_Internet_20_Link">
https://www.ukrinform.ua/rubric-ato/3726932-maluk-vruciv-nagorodi-47-specpriznacencam-centru-specoperacij-a.html</text:a>
</text:p>
      <!--NEWS-->
      <text:h text:style-name="P10" text:outline-level="1">
<text:span text:style-name="T4">
В Україні перевірять діяльність та майновий стан усіх воєнкомів – Шмигаль</text:span>
</text:h>
      <text:p text:style-name="P4">
Authors: Ukrinform (Person)</text:p>
      <text:p text:style-name="P4">
Publisher: Укринформ (Organization)</text:p>
      <text:p text:style-name="P4">
Published Time: 2023-06-23T19:30:00+03:00</text:p>
      <text:p text:style-name="P4">
Modified Time: 2023-06-23T19:30:00+03:00</text:p>
      <text:p text:style-name="P4">
Description: В Україні перевірять діяльність та майновий стан усіх воєнкомів. — Укрінформ.</text:p>
      <text:p text:style-name="P4">
Images: ['<text:a xlink:type="simple" xlink:href="https://static.ukrinform.com/photos/2023_03/thumb_files/630_360_1677851425-181.jpg" text:style-name="Internet_20_link" text:visited-style-name="Visited_20_Internet_20_Link">
630_360_16778...</text:a>
']</text:p>
      <text:p text:style-name="P4">
Tags: ['перевірки', 'Шмигаль', 'Єдині новини', 'воєнком']</text:p>
      <text:p text:style-name="P4">
Type: Article</text:p>
      <!--METADATA-->
      <text:p text:style-name="P4">
<draw:frame draw:style-name="fr1" draw:name="Image191" text:anchor-type="as-char" svg:width="6.9236in" svg:height="3.956343in" draw:z-index="0">
<draw:image xlink:href="../Images/yкринформ/2023-06-23T19-30-00-03-00/630_360_1677851425-181.jpg" xlink:type="simple" xlink:show="embed" xlink:actuate="onLoad" draw:mime-type="image/jpeg"/>
</draw:frame>
 В Україніперевірять діяльність та майновий стан усіх воєнкомів.</text:p>
      <text:p text:style-name="P4">
Про це Прем'єр-міністр України Денис Шмигаль сказав в ефірі телемарафону«Єдині новини», передає Укрінформ.</text:p>
      <text:p text:style-name="P4">
«Ми прийняли рішення про те, що буде утворено державну комісію на чолі ізпершим заступником міністра оборони, з правоохоронним блоком, із представникомНАЗК, яка перевірить діяльність та майновий стан усіх воєнкомів та їхніхзаступників», - сказав <text:a xlink:type="simple" xlink:href="https://www.ukrinform.ua/tag-smigal" text:style-name="Internet_20_link" text:visited-style-name="Visited_20_Internet_20_Link">
 Шмигаль </text:a>
 .</text:p>
      <text:p text:style-name="P4">
За його словами, підставою для такого рішення стала ситуація щодо начальникаОдеського обласного територіального центру комплектування.</text:p>
      <text:p text:style-name="P4">
«Одеський воєнком буде звільнений зі своєї посади. За рішенням Ставки, такедоручення Президент дав головнокомандувачу, по інших воєнкомах будутьпроведені перевірки», - додав глава уряду.</text:p>
      <text:p text:style-name="P4">
Як повідомлялося, Президент Володимир Зеленський <text:a xlink:type="simple" xlink:href="https://www.ukrinform.ua/rubric-ato/3726908-zelenskij-proviv-stavku-doruciv-zaluznomu-zvilniti-odeskogo-voenkoma.html" text:style-name="Internet_20_link" text:visited-style-name="Visited_20_Internet_20_Link">
 доручив звільнитиначальника Одеського обласного територіального центру комплектування</text:a>
 .</text:p>
      <text:p text:style-name="P4">
Як повідомляли <text:a xlink:type="simple" xlink:href="https://www.pravda.com.ua/news/2023/06/22/7407993/" text:style-name="Internet_20_link" text:visited-style-name="Visited_20_Internet_20_Link">
 ЗМІ </text:a>
 ,родина начальника Одеського обласного територіального центру комплектування тасоціальної підтримки Євгена Борисова під час повномасштабної війни придбала наіспанському узбережжі нерухомості та автівок на мільйони доларів. Про цесвідчать витяги з іспанського реєстру, хоча сам Борисов заявляє, що не вкурсі, чи є у його сім'ї майно в Іспанії.</text:p>
      <text:p text:style-name="P4">
<text:span text:style-name="T4">
Читайте також:</text:span>
 <text:a xlink:type="simple" xlink:href="https://www.ukrinform.ua/rubric-polytics/3726842-skandal-z-odeskim-voenkomom-suhoputni-vijska-spriatimut-perevirci.html" text:style-name="Internet_20_link" text:visited-style-name="Visited_20_Internet_20_Link">
 Скандал з одеським воєнкомом: Сухопутні військасприятимуть перевірці </text:a>
</text:p>
      <text:p text:style-name="P4">
Голова парламентської фракції "Слуга народу" Давид Арахамія після появирозслідування про начальника Одеського обласного територіального центрукомплектування та соціальної підтримки <text:a xlink:type="simple" xlink:href="https://www.ukrinform.ua/rubric-polytics/3726634-u-mene-vidnalo-movu-arahamia-gotue-zvernenna-do-pravoohoronciv-stosovno-perevirki-voenkomiv.html" text:style-name="Internet_20_link" text:visited-style-name="Visited_20_Internet_20_Link">
 ініціював звернення до правоохоронцівстосовно перевірки військкомів усіх областей</text:a>
.</text:p>
      <text:p text:style-name="P4">
Згідно з <text:a xlink:type="simple" xlink:href="https://zakon.rada.gov.ua/laws/show/154-2022-%D0%BF#Text" text:style-name="Internet_20_link" text:visited-style-name="Visited_20_Internet_20_Link">
 положенням про ТЦК</text:a>
 , безпосереднєкерівництво територіальними центрами комплектування та соціальної підтримки іконтроль за їх діяльністю здійснюють відповідні оперативні командування, азагальне - командування Сухопутних військ Збройних сил, яке узгоджує основніпитання діяльності територіальних центрів комплектування та соціальноїпідтримки з відповідними структурними підрозділами Генерального штабу Збройнихсил та Міноборони.</text:p>
      <text:p text:style-name="P4">
Source: <text:a xlink:type="simple" xlink:href="https://www.ukrinform.ua/rubric-society/3726938-v-ukraini-perevirat-dialnist-ta-majnovij-stan-usih-voenkomiv-smigal.html" text:style-name="Internet_20_link" text:visited-style-name="Visited_20_Internet_20_Link">
https://www.ukrinform.ua/rubric-society/3726938-v-ukraini-perevirat-dialnist-ta-majnovij-stan-usih-voenkomiv-smigal.html</text:a>
</text:p>
      <!--NEWS-->
      <text:h text:style-name="P10" text:outline-level="1">
<text:span text:style-name="T4">
Серьогіна здобула «срібло» в карате на Європейських іграх</text:span>
</text:h>
      <text:p text:style-name="P4">
Authors: Ukrinform (Person)</text:p>
      <text:p text:style-name="P4">
Publisher: Укринформ (Organization)</text:p>
      <text:p text:style-name="P4">
Published Time: 2023-06-23T19:30:12+03:00</text:p>
      <text:p text:style-name="P4">
Modified Time: 2023-06-23T19:30:12+03:00</text:p>
      <text:p text:style-name="P4">
Description: У фіналі українка поступилась представниці Німеччини Рим Хаміс. — Укрінформ.</text:p>
      <text:p text:style-name="P4">
Images: ['<text:a xlink:type="simple" xlink:href="https://static.ukrinform.com/photos/2023_06/thumb_files/630_360_1687537741-225.jpg" text:style-name="Internet_20_link" text:visited-style-name="Visited_20_Internet_20_Link">
630_360_16875...</text:a>
']</text:p>
      <text:p text:style-name="P4">
Tags: ['карате', 'Європейські ігри']</text:p>
      <text:p text:style-name="P4">
Type: Article</text:p>
      <!--METADATA-->
      <text:p text:style-name="P4">
<draw:frame draw:style-name="fr1" draw:name="Image192" text:anchor-type="as-char" svg:width="6.9236in" svg:height="3.956343in" draw:z-index="0">
<draw:image xlink:href="../Images/yкринформ/2023-06-23T19-30-12-03-00/630_360_1687537741-225.jpg" xlink:type="simple" xlink:show="embed" xlink:actuate="onLoad" draw:mime-type="image/jpeg"/>
</draw:frame>
 У фіналіукраїнка поступилась представниці Німеччини Рим Хаміс.</text:p>
      <text:p text:style-name="P4">
Українська каратистка Аніта Серьогіна здобула срібну медаль на Європейськихіграх в Кракові, передає Укрінформ.</text:p>
      <text:p text:style-name="P4">
Українка у ваговій категорії до 61 кг здобула 3 перемоги з 3 на груповомуетапі і з першого місця вийшла у півфінал. В 1/2 Серьогіна перемоглапредставницю Туреччини Гульбахар Гозуток.</text:p>
      <text:p text:style-name="P4">
У фіналі українка поступилась німкені Рім Хаміс.</text:p>
      <text:p text:style-name="P4">
На Європейських іграх у 2019 році Серьогіна здобула золото.</text:p>
      <text:p text:style-name="P4">
<text:span text:style-name="T4">
Читайте також:</text:span>
 <text:a xlink:type="simple" xlink:href="https://www.ukrinform.ua/rubric-sports/3726924-ukrainec-zaplitnij-zavouvav-zoloto-v-karate-na-evropejskih-igrah.html" text:style-name="Internet_20_link" text:visited-style-name="Visited_20_Internet_20_Link">
 Українець <text:span text:style-name="T4">
Заплітний</text:span>
 завоював "золото" в карате наЄвропейських іграх </text:a>
</text:p>
      <text:p text:style-name="P4">
Це четверта медаль збірної України з карате на Європейських іграх цього року:вчора, 22-го червня Терлюга здобула «золото», а Філіпов – «бронзу», сьогодніще одне «золото» завоював Заплітний.</text:p>
      <text:p text:style-name="P4">
Фото: Getty Images</text:p>
      <text:p text:style-name="P4">
Source: <text:a xlink:type="simple" xlink:href="https://www.ukrinform.ua/rubric-sports/3726933-serogina-zdobula-sriblo-v-karate-na-evropejskih-igrah.html" text:style-name="Internet_20_link" text:visited-style-name="Visited_20_Internet_20_Link">
https://www.ukrinform.ua/rubric-sports/3726933-serogina-zdobula-sriblo-v-karate-na-evropejskih-igrah.html</text:a>
</text:p>
      <!--NEWS-->
      <text:h text:style-name="P10" text:outline-level="1">
<text:span text:style-name="T4">
Україну треба запросити до НАТО на саміті у Вільнюсі – Расмуссен</text:span>
</text:h>
      <text:p text:style-name="P4">
Authors: Ukrinform (Person)</text:p>
      <text:p text:style-name="P4">
Publisher: Укринформ (Organization)</text:p>
      <text:p text:style-name="P4">
Published Time: 2023-06-23T19:33:45+03:00</text:p>
      <text:p text:style-name="P4">
Modified Time: 2023-06-23T19:33:45+03:00</text:p>
      <text:p text:style-name="P4">
Description: Україна повинна отримати запрошення до НАТО на саміті Альянсу 11-12 липня у Вільнюсі. — Укрінформ.</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Саміт НАТО', 'Україна']</text:p>
      <text:p text:style-name="P4">
Type: Article</text:p>
      <!--METADATA-->
      <text:p text:style-name="P4">
<draw:frame draw:style-name="fr1" draw:name="Image193" text:anchor-type="as-char" svg:width="6.9236in" svg:height="3.956343in" draw:z-index="0">
<draw:image xlink:href="../Images/yкринформ/2023-06-23T19-33-45-03-00/630_360_1684147437-259.jpg" xlink:type="simple" xlink:show="embed" xlink:actuate="onLoad" draw:mime-type="image/jpeg"/>
</draw:frame>
 Українаповинна отримати запрошення до НАТО на саміті Альянсу 11-12 липня у Вільнюсі.</text:p>
      <text:p text:style-name="P4">
Про це у коментарі <text:a xlink:type="simple" xlink:href="https://pap-mediaroom.pl/polityka-i-spoleczenstwo/byly-sekretarz-generalny-nato-na-kongresie-590-uwazam-ze-ukraina-powinna" text:style-name="Internet_20_link" text:visited-style-name="Visited_20_Internet_20_Link">
 PAP </text:a>
 в межах Конгресу 590 заявив колишній генсек НАТО Андерс ФогРасмуссен, передає Укрінформ.</text:p>
      <text:p text:style-name="P4">
“Ми повинні допомогти Україні побудувати сильну армію, щоб вона могла вмайбутньому відбити будь-який напад Росії. Я оптимістично налаштований щодогарантій безпеки: у цьому питанні ми можемо отримати підписи ще доВільнюського саміту. З іншого боку, я вважаю, що ми повинні запросити Українудо <text:a xlink:type="simple" xlink:href="https://www.ukrinform.ua/tag-nato" text:style-name="Internet_20_link" text:visited-style-name="Visited_20_Internet_20_Link">
 НАТО </text:a>
 під час Вільнюського саміту,хоча і може бути важко досягти консенсусу, одностайності всіх членів Альянсу”,- зазначив Расмуссен.</text:p>
      <text:p text:style-name="P4">
За його словами, це був би перший випадок в історії НАТО, коли до організаціїзапрошено країну, яка, фактично, перебуває у стані війни.</text:p>
      <text:p text:style-name="P4">
<text:span text:style-name="T4">
Читайте також:</text:span>
 <text:a xlink:type="simple" xlink:href="https://www.ukrinform.ua/rubric-polytics/3726888-reznikov-spodivaetsa-so-na-samiti-u-vilnusi-viznacat-pevnu-podiu-dla-vstupu-ukraini-v-nato.html" text:style-name="Internet_20_link" text:visited-style-name="Visited_20_Internet_20_Link">
 Резніков сподівається, що на саміті у <text:span text:style-name="T4">
Вільнюсі</text:span>
визначать «певну подію» для вступу України в НАТО</text:a>
</text:p>
      <text:p text:style-name="P4">
Ексгенсек НАТО підкреслив: “дуже небезпечним” є підхід, що гарантії безпеки неможна давати Україні, оскільки їх мають отримувати тільки країни-члениАльянсу.</text:p>
      <text:p text:style-name="P4">
“Якщо ми обумовимо вступ України до Альянсу припиненням бойових дій, то мидамо Путіну привід ніколи їх не припиняти”, - наголосив Расмуссен.</text:p>
      <text:p text:style-name="P4">
За його словами, ще до вступу України в НАТО необхідно виробити практичнірішення щодо врахування 5-ї статті для надання гарантій безпеки Україні.</text:p>
      <text:p text:style-name="P4">
<text:span text:style-name="T4">
Читайте також:</text:span>
 <text:a xlink:type="simple" xlink:href="https://www.ukrinform.ua/rubric-polytics/3726530-vze-20-derzavcleniv-nato-pidtrimuut-integraciu-ukraini-do-alansu-smigal.html" text:style-name="Internet_20_link" text:visited-style-name="Visited_20_Internet_20_Link">
 Вже 20 держав-членів НАТО підтримують інтеграцію Українидо Альянсу - Шмигаль </text:a>
</text:p>
      <text:p text:style-name="P4">
“Там, де є політична воля, будуть і політичні рішення”, - підкресливРасмуссен.</text:p>
      <text:p text:style-name="P4">
Він наголосив, що з нападом Росії на Україну завершилася золота ераглобалізації. Відтоді світ поділився на два табори: демократичний, лідеромякого є США, й авторитарний, який очолює Китай. Ці два табори відрізняютьсясвої підходами до питань свободи, демократії і вільного ринку. Він підкреслив,що за свободу і демократію треба боротися.</text:p>
      <text:p text:style-name="P4">
“Але свобода і демократія - це не лише відповідальність тих, хто на передовій,ми всі є борцями за свободу”, - резюмував Расмуссен.</text:p>
      <text:p text:style-name="P4">
<text:span text:style-name="T4">
Читайте також:</text:span>
 <text:a xlink:type="simple" xlink:href="https://www.ukrinform.ua/rubric-society/3726415-ukraina-v-nato-ale-pisla-zakincenna-vijni-u-comu-rizik-podibnogo-formuluvanna.html" text:style-name="Internet_20_link" text:visited-style-name="Visited_20_Internet_20_Link">
 Україна — в НАТО, але після закінчення війни: у чомуризик подібного формулювання? </text:a>
</text:p>
      <text:p text:style-name="P4">
Як повідомляв Укрінформ, в Офісі Президента закликали альянс НАТО не зважатина воєнний стан, що діє в Україні через російську агресію, та <text:a xlink:type="simple" xlink:href="https://www.ukrinform.ua/rubric-polytics/3725985-v-op-zaklikaut-nadati-ukraini-zaprosenna-v-nato-popri-stan-vijni-z-rosieu.html" text:style-name="Internet_20_link" text:visited-style-name="Visited_20_Internet_20_Link">
 якнайскорішенадати Україні запрошення щодо членства в Альянсі</text:a>
 .</text:p>
      <text:p text:style-name="P4">
<text:span text:style-name="T5">
Фото: Shutterstock</text:span>
</text:p>
      <text:p text:style-name="P4">
Source: <text:a xlink:type="simple" xlink:href="https://www.ukrinform.ua/rubric-polytics/3726935-ukrainu-treba-zaprositi-do-nato-na-samiti-u-vilnusi-rasmussen.html" text:style-name="Internet_20_link" text:visited-style-name="Visited_20_Internet_20_Link">
https://www.ukrinform.ua/rubric-polytics/3726935-ukrainu-treba-zaprositi-do-nato-na-samiti-u-vilnusi-rasmussen.html</text:a>
</text:p>
      <!--NEWS-->
      <text:h text:style-name="P10" text:outline-level="1">
<text:span text:style-name="T4">
На Миколаївщині почали відновлювати будинок хлопця з кліпу Imagine Dragons</text:span>
</text:h>
      <text:p text:style-name="P4">
Authors: Ukrinform (Person)</text:p>
      <text:p text:style-name="P4">
Publisher: Укринформ (Organization)</text:p>
      <text:p text:style-name="P4">
Published Time: 2023-06-23T19:35:00+03:00</text:p>
      <text:p text:style-name="P4">
Modified Time: 2023-06-23T19:35:00+03:00</text:p>
      <text:p text:style-name="P4">
Description: У селі на Миколаївщині розпочали відновлювати будинок героя кліпу американського гурту Imagine Dragons Сашка Згурського. — Укрінформ.</text:p>
      <text:p text:style-name="P4">
Images: ['<text:a xlink:type="simple" xlink:href="https://static.ukrinform.com/photos/2023_06/thumb_files/630_360_1687538054-215.jpg" text:style-name="Internet_20_link" text:visited-style-name="Visited_20_Internet_20_Link">
630_360_16875...</text:a>
']</text:p>
      <text:p text:style-name="P4">
Tags: ['Миколаївщина', 'Кліп', 'Відбудова', 'Imagine Dragons']</text:p>
      <text:p text:style-name="P4">
Type: Article</text:p>
      <!--METADATA-->
      <text:p text:style-name="P4">
<draw:frame draw:style-name="fr1" draw:name="Image194" text:anchor-type="as-char" svg:width="6.9236in" svg:height="3.956343in" draw:z-index="0">
<draw:image xlink:href="../Images/yкринформ/2023-06-23T19-35-00-03-00/630_360_1687538054-215.jpg" xlink:type="simple" xlink:show="embed" xlink:actuate="onLoad" draw:mime-type="image/jpeg"/>
</draw:frame>
 У селі наМиколаївщині розпочали відновлювати будинок героя кліпу американського гуртуImagine Dragons Сашка Згурського.</text:p>
      <text:p text:style-name="P4">
Про це повідомила платформа United24 у <text:a xlink:type="simple" xlink:href="https://www.facebook.com/u24.gov.ua/posts/pfbid0YCEoViUsqaNy5McBxJ9mahUQUzGLDvX7SNcCH5ZKJv5n2BesJFzX185eZn1oaftdl" text:style-name="Internet_20_link" text:visited-style-name="Visited_20_Internet_20_Link">
 Фейсбуці</text:a>
, передає Укрінформ.</text:p>
      <text:p text:style-name="P4">
«Памʼятаєте 14-річного Сашка з кліпу Imagine Dragons? Хлопець понад усе мріявповернутися до свого будинку, вщент зруйнованого російськими обстрілами. Мищасливі, що мрія Сашка скоро здійсниться. Відучора будинок хлопця та його мамив селі Новогригорівка на <text:a xlink:type="simple" xlink:href="https://www.ukrinform.ua/tag-mikolaivsina" text:style-name="Internet_20_link" text:visited-style-name="Visited_20_Internet_20_Link">
 Миколаївщині </text:a>
 почали відбудовувати завдяки постійному донору United24 — мережімультимаркетів «Аврора», - йдеться у повідомленні.</text:p>
      <text:p text:style-name="P4">
</text:p>
      <text:p text:style-name="P4">
Зазначається, що за пару місяців Сашко зможе переступити поріг свого нового-старого будинку.</text:p>
      <text:p text:style-name="P4">
</text:p>
      <text:p text:style-name="P4">
<text:span text:style-name="T4">
Читайте також:</text:span>
 <text:a xlink:type="simple" xlink:href="https://www.ukrinform.ua/rubric-culture/3707464-imagine-dragons-vipustili-klip-akij-znali-v-ukraini.html" text:style-name="Internet_20_link" text:visited-style-name="Visited_20_Internet_20_Link">
 <text:span text:style-name="T4">
Imagine</text:span>
 <text:span text:style-name="T4">
Dragons</text:span>
 випустили кліп, який зняли вУкраїні </text:a>
</text:p>
      <text:p text:style-name="P4">
Як повідомляв <text:a xlink:type="simple" xlink:href="https://www.ukrinform.ua/rubric-regions/3708267-sasko-z-klipu-imagine-dragons-mrie-stati-avtoelektrikom.html" text:style-name="Internet_20_link" text:visited-style-name="Visited_20_Internet_20_Link">
 Укрінформ </text:a>
, 14-річний Олександр Згурський з майже вщент знищеного російськимизагарбниками села Новогригорівка Шевченківської громади на Миколаївщині знявсяу кліпі американського гурту Imagine Dragons на пісню Crushed.</text:p>
      <text:p text:style-name="P4">
<text:span text:style-name="T5">
Фото: United24</text:span>
</text:p>
      <text:p text:style-name="P4">
Source: <text:a xlink:type="simple" xlink:href="https://www.ukrinform.ua/rubric-vidbudova/3726936-na-mikolaivsini-pocali-vidnovluvati-budinok-hlopca-z-klipu-imagine-dragons.html" text:style-name="Internet_20_link" text:visited-style-name="Visited_20_Internet_20_Link">
https://www.ukrinform.ua/rubric-vidbudova/3726936-na-mikolaivsini-pocali-vidnovluvati-budinok-hlopca-z-klipu-imagine-dragons.html</text:a>
</text:p>
      <!--NEWS-->
      <text:h text:style-name="P10" text:outline-level="1">
<text:span text:style-name="T4">
Посол США зустрілася із захисниками прав ЛГБТ-спільноти</text:span>
</text:h>
      <text:p text:style-name="P4">
Authors: Ukrinform (Person)</text:p>
      <text:p text:style-name="P4">
Publisher: Укринформ (Organization)</text:p>
      <text:p text:style-name="P4">
Published Time: 2023-06-23T19:44:00+03:00</text:p>
      <text:p text:style-name="P4">
Modified Time: 2023-06-23T19:44:00+03:00</text:p>
      <text:p text:style-name="P4">
Description: Посол США в Україні Бріджит Брік з нагоди місяця Прайду зустрілася з представниками громадянського суспільства України, які захищають права ЛГБТ-спільноти. — Укрінформ.</text:p>
      <text:p text:style-name="P4">
Images: ['<text:a xlink:type="simple" xlink:href="https://static.ukrinform.com/photos/2023_06/thumb_files/630_360_1687538427-410.jpeg" text:style-name="Internet_20_link" text:visited-style-name="Visited_20_Internet_20_Link">
630_360_16875...</text:a>
']</text:p>
      <text:p text:style-name="P4">
Tags: ['ЛГБТ', 'Посол', 'США', 'Україна', 'Бріджит Брінк']</text:p>
      <text:p text:style-name="P4">
Type: Article</text:p>
      <!--METADATA-->
      <text:p text:style-name="P4">
<draw:frame draw:style-name="fr1" draw:name="Image197" text:anchor-type="as-char" svg:width="6.9236in" svg:height="3.956343in" draw:z-index="0">
<draw:image xlink:href="../Images/yкринформ/2023-06-23T19-44-00-03-00/630_360_1687538427-410.jpeg" xlink:type="simple" xlink:show="embed" xlink:actuate="onLoad" draw:mime-type="image/jpeg"/>
</draw:frame>
 Посол СШАв Україні Бріджит Брік з нагоди місяця Прайду зустрілася з представникамигромадянського суспільства України, які захищають права ЛГБТ-спільноти.</text:p>
      <text:p text:style-name="P4">
Про це Брінк повідомила у <text:a xlink:type="simple" xlink:href="https://twitter.com/USAmbKyiv/status/1672236372093018112" text:style-name="Internet_20_link" text:visited-style-name="Visited_20_Internet_20_Link">
 Твіттері</text:a>
 , передаєУкрінформ.</text:p>
      <text:p text:style-name="P4">
«Мала честь зустрітися з громадянським суспільством, щоб відзначити місяцьПрайду та обговорити зусилля України щодо зміцнення <text:a xlink:type="simple" xlink:href="https://www.ukrinform.ua/tag-lgbt" text:style-name="Internet_20_link" text:visited-style-name="Visited_20_Internet_20_Link">
 ЛГБТКІ+</text:a>
 та захист прав людини. Ці лідери втілюютьдержавну службу, інклюзивність і повагу до всіх - універсальні цінності, які єантитезою того, що ми бачимо в жахливому повномасштабному вторгненні Росії», -написала посол США,</text:p>
      <text:p text:style-name="P4">
Як повідомлялося, червень був обраний місяцем прав ЛГБТ+ людей через те, що 28червня 1969 року в одному з гей-клубів Нью-Йорка поліцейські провели черговийрейд. Тоді гомосексуальні дії навіть між двома дорослими людьми вважалисяаморальними та кримінальним злочином на всій території США. Покаранням моглобути довічне утримання у психіатричній лікарні.</text:p>
      <text:p text:style-name="P4">
Першою, хто виступив проти такої політики країни, стала темношкіратрансгендерна жінка. Вона кинула камінь у поліцейського під час черговогорейду. Так розпочався п’ятиденний бунт із застосуванням сили проти активістів.</text:p>
      <text:p text:style-name="P4">
<text:span text:style-name="T4">
Читайте також:</text:span>
 <text:a xlink:type="simple" xlink:href="https://www.ukrinform.ua/rubric-world/3724323-posol-ssa-vzav-ucast-u-prajdparadi-u-varsavi.html" text:style-name="Internet_20_link" text:visited-style-name="Visited_20_Internet_20_Link">
 Посол США взяв участь у прайд-параді у Варшаві</text:a>
</text:p>
      <text:p text:style-name="P4">
В цей час відбувся перший Прайд. Відтоді червень традиційно є місяцем захиступрав ЛГБТ+ спільноти.</text:p>
      <text:p text:style-name="P4">
<text:span text:style-name="T5">
Фото: Ambassador Bridget A. Brink, Facebook</text:span>
</text:p>
      <text:p text:style-name="P4">
Source: <text:a xlink:type="simple" xlink:href="https://www.ukrinform.ua/rubric-society/3726940-posol-ssa-zustrilasa-iz-zahisnikami-prav-lgbtspilnoti.html" text:style-name="Internet_20_link" text:visited-style-name="Visited_20_Internet_20_Link">
https://www.ukrinform.ua/rubric-society/3726940-posol-ssa-zustrilasa-iz-zahisnikami-prav-lgbtspilnoti.html</text:a>
</text:p>
      <!--NEWS-->
      <text:h text:style-name="P10" text:outline-level="1">
<text:span text:style-name="T4">
У Києві презентували виставку «Бахмут: Не віддамо»</text:span>
</text:h>
      <text:p text:style-name="P4">
Authors: Ukrinform (Person)</text:p>
      <text:p text:style-name="P4">
Publisher: Укринформ (Organization)</text:p>
      <text:p text:style-name="P4">
Published Time: 2023-06-23T19:44:21+03:00</text:p>
      <text:p text:style-name="P4">
Modified Time: 2023-06-23T19:44:21+03:00</text:p>
      <text:p text:style-name="P4">
Description: У Києві відкрили виставку «Бахмут: Не віддамо», присвячену місті-фортеці у Донецькій області як символу стійкості та незламності українського народу у протистоянні Російській Федерації. — Укрінформ.</text:p>
      <text:p text:style-name="P4">
Images: ['<text:a xlink:type="simple" xlink:href="https://static.ukrinform.com/photos/2023_06/thumb_files/630_360_1687537712-6163.jpeg" text:style-name="Internet_20_link" text:visited-style-name="Visited_20_Internet_20_Link">
630_360_16875...</text:a>
', '<text:a xlink:type="simple" xlink:href="https://static.ukrinform.com/photos/2023_06/1687538536-2316.jpeg" text:style-name="Internet_20_link" text:visited-style-name="Visited_20_Internet_20_Link">
1687538536-23...</text:a>
']</text:p>
      <text:p text:style-name="P4">
Tags: ['Бахмут', 'Виставка', 'Київ']</text:p>
      <text:p text:style-name="P4">
Type: Article</text:p>
      <!--METADATA-->
      <text:p text:style-name="P4">
<draw:frame draw:style-name="fr1" draw:name="Image198" text:anchor-type="as-char" svg:width="6.9236in" svg:height="3.956343in" draw:z-index="0">
<draw:image xlink:href="../Images/yкринформ/2023-06-23T19-44-21-03-00/630_360_1687537712-6163.jpeg" xlink:type="simple" xlink:show="embed" xlink:actuate="onLoad" draw:mime-type="image/jpeg"/>
</draw:frame>
 У Києвівідкрили виставку «Бахмут: Не віддамо», присвячену місті-фортеці у Донецькійобласті як символу стійкості та незламності українського народу у протистоянніРосійській Федерації.</text:p>
      <text:p text:style-name="P4">
Захід пройшов у п’ятницю в Укрінформі.</text:p>
      <text:p text:style-name="P4">
«24 червня – дата надання офіційного статусу Бахмутській міськійтериторіальній громаді, і на вшанування цієї події ми відкриваємо проєкт«Бахмут: Не віддамо», що зберігає для містян візуальний образ міста», -сказала модератор заходу Ганна Ковальова.</text:p>
      <text:p text:style-name="P4">
Вона поінформувала, що проєкт реалізовано громадянською організацією«Бахмутська фортеця» у співпраці з комунальним закладом культури “Бахмутськийкраєзнавчий музей” за фінансування Бахмутської міської ради.</text:p>
      <text:p text:style-name="P4">
Під час презентації виставки організатори показали відеоролик «Портал устаровинний Бахмут», який описує основні історичні віхи в історії міста – віддавнини до сучасності.</text:p>
      <text:p text:style-name="P4">
<draw:frame draw:style-name="fr1" draw:name="Image199" text:anchor-type="as-char" svg:width="6.9236in" svg:height="4.615733in" draw:z-index="0">
<draw:image xlink:href="../Images/yкринформ/2023-06-23T19-44-21-03-00/1687538536-2316.jpeg" xlink:type="simple" xlink:show="embed" xlink:actuate="onLoad" draw:mime-type="image/jpeg"/>
</draw:frame>
</text:p>
      <text:p text:style-name="P4">
Виставка складається з диптихів мисткині Катерини Руденко. На картинахзображене «місто миру» і «місто війни». Також представлені старовинні фотоБахмута і автентичні предмети й сувеніри, які підкреслюють творчість таталановитість жителів міста <text:a xlink:type="simple" xlink:href="https://www.ukrinform.ua/tag-doneccina" text:style-name="Internet_20_link" text:visited-style-name="Visited_20_Internet_20_Link">
 Донеччини </text:a>
 .</text:p>
      <text:p text:style-name="P4">
</text:p>
      <text:p text:style-name="P4">
<text:a xlink:type="simple" xlink:href="https://static.ukrinform.com/photos/2023_06/1687537711-6420.jpeg" text:style-name="Internet_20_link" text:visited-style-name="Visited_20_Internet_20_Link">
 </text:a>
 <text:a xlink:type="simple" xlink:href="https://static.ukrinform.com/photos/2023_06/1687537710-8303.jpeg" text:style-name="Internet_20_link" text:visited-style-name="Visited_20_Internet_20_Link">
</text:a>
 <text:a xlink:type="simple" xlink:href="https://static.ukrinform.com/photos/2023_06/1687537710-8850.jpeg" text:style-name="Internet_20_link" text:visited-style-name="Visited_20_Internet_20_Link">
</text:a>
 <text:a xlink:type="simple" xlink:href="https://static.ukrinform.com/photos/2023_06/1687537710-2693.jpeg" text:style-name="Internet_20_link" text:visited-style-name="Visited_20_Internet_20_Link">
</text:a>
 <text:a xlink:type="simple" xlink:href="https://static.ukrinform.com/photos/2023_06/1687537710-8120.jpeg" text:style-name="Internet_20_link" text:visited-style-name="Visited_20_Internet_20_Link">
</text:a>
 <text:a xlink:type="simple" xlink:href="https://static.ukrinform.com/photos/2023_06/1687537710-3158.jpeg" text:style-name="Internet_20_link" text:visited-style-name="Visited_20_Internet_20_Link">
</text:a>
 <text:a xlink:type="simple" xlink:href="https://static.ukrinform.com/photos/2023_06/1687537710-6611.jpeg" text:style-name="Internet_20_link" text:visited-style-name="Visited_20_Internet_20_Link">
</text:a>
 <text:a xlink:type="simple" xlink:href="https://static.ukrinform.com/photos/2023_06/1687537712-8667.jpeg" text:style-name="Internet_20_link" text:visited-style-name="Visited_20_Internet_20_Link">
</text:a>
 <text:a xlink:type="simple" xlink:href="https://static.ukrinform.com/photos/2023_06/1687537712-6163.jpeg" text:style-name="Internet_20_link" text:visited-style-name="Visited_20_Internet_20_Link">
<draw:frame draw:style-name="fr1" draw:name="Image209" text:anchor-type="as-char" svg:width="6.9236in" svg:height="3.956343in" draw:z-index="0">
<draw:image xlink:href="../Images/yкринформ/2023-06-23T19-44-21-03-00/630_360_1687537712-6163.jpeg" xlink:type="simple" xlink:show="embed" xlink:actuate="onLoad" draw:mime-type="image/jpeg"/>
</draw:frame>
</text:a>
 <text:a xlink:type="simple" xlink:href="https://static.ukrinform.com/photos/2023_06/1687538536-2316.jpeg" text:style-name="Internet_20_link" text:visited-style-name="Visited_20_Internet_20_Link">
</text:a>
 <text:a xlink:type="simple" xlink:href="https://static.ukrinform.com/photos/2023_06/1687538536-2839.jpeg" text:style-name="Internet_20_link" text:visited-style-name="Visited_20_Internet_20_Link">
</text:a>
</text:p>
      <text:p text:style-name="P4">
Виставка організована за підтримки Українського національного інформаційногоагентства «Укрінформ» та Музею видатних киян.</text:p>
      <text:p text:style-name="P4">
<text:span text:style-name="T4">
Читайте також:</text:span>
 <text:a xlink:type="simple" xlink:href="https://www.ukrinform.ua/rubric-regions/3718566-u-garnizonnomu-hrami-lvova-vidkrili-vistavku-vratovanih-u-bahmuti-ikon.html" text:style-name="Internet_20_link" text:visited-style-name="Visited_20_Internet_20_Link">
 У <text:span text:style-name="T4">
Гарнізонному</text:span>
 <text:span text:style-name="T4">
храмі</text:span>
 <text:span text:style-name="T4">
Львова</text:span>
 <text:span text:style-name="T4">
відкрили</text:span>
<text:span text:style-name="T4">
виставку</text:span>
 <text:span text:style-name="T4">
врятованих</text:span>
 у <text:span text:style-name="T4">
Бахмуті</text:span>
 <text:span text:style-name="T4">
ікон</text:span>
</text:a>
</text:p>
      <text:p text:style-name="P4">
Ознайомитися з проєктом «Бахмут: Не віддамо» можна впродовж тижня. Експозиціярозміщена у вікнах біля центрального входу до Укрінформу, який розташовуєтьсяза адресою: Київ, вулиця Богдана Хмельницького, 8/16. Після експонування вКиєві виставку презентуватимуть в інших містах України.</text:p>
      <text:p text:style-name="P4">
Source: <text:a xlink:type="simple" xlink:href="https://www.ukrinform.ua/rubric-kyiv/3726941-u-kievi-prezentuvali-vistavku-bahmut-ne-viddamo.html" text:style-name="Internet_20_link" text:visited-style-name="Visited_20_Internet_20_Link">
https://www.ukrinform.ua/rubric-kyiv/3726941-u-kievi-prezentuvali-vistavku-bahmut-ne-viddamo.html</text:a>
</text:p>
      <!--NEWS-->
      <text:h text:style-name="P10" text:outline-level="1">
<text:span text:style-name="T4">
На засіданні РНБО визначали кроки для виконання семи рекомендацій Єврокомісії – Стефанішина</text:span>
</text:h>
      <text:p text:style-name="P4">
Authors: Ukrinform (Person)</text:p>
      <text:p text:style-name="P4">
Publisher: Укринформ (Organization)</text:p>
      <text:p text:style-name="P4">
Published Time: 2023-06-23T19:45:00+03:00</text:p>
      <text:p text:style-name="P4">
Modified Time: 2023-06-23T19:45:00+03:00</text:p>
      <text:p text:style-name="P4">
Description: На сьогоднішньому засіданні Ради національної безпеки і оборони було визначено конкретні кроки для повного виконання всіх семи рекомендацій Єврокомісії і початку переговорів про вступ цього року. — Укрінформ.</text:p>
      <text:p text:style-name="P4">
Images: ['<text:a xlink:type="simple" xlink:href="https://static.ukrinform.com/photos/2022_06/thumb_files/630_360_1655901908-912.jpg" text:style-name="Internet_20_link" text:visited-style-name="Visited_20_Internet_20_Link">
630_360_16559...</text:a>
']</text:p>
      <text:p text:style-name="P4">
Tags: ['Євроінтеграція', 'Єврокомісія', 'РНБО', 'Стефанішина']</text:p>
      <text:p text:style-name="P4">
Type: Article</text:p>
      <!--METADATA-->
      <text:p text:style-name="P4">
<draw:frame draw:style-name="fr1" draw:name="Image212" text:anchor-type="as-char" svg:width="6.9236in" svg:height="3.956343in" draw:z-index="0">
<draw:image xlink:href="../Images/yкринформ/2023-06-23T19-45-00-03-00/630_360_1655901908-912.jpg" xlink:type="simple" xlink:show="embed" xlink:actuate="onLoad" draw:mime-type="image/jpeg"/>
</draw:frame>
 Насьогоднішньому засіданні Ради національної безпеки і оборони було визначеноконкретні кроки для повного виконання всіх семи рекомендацій Єврокомісії іпочатку переговорів про вступ цього року.</text:p>
      <text:p text:style-name="P4">
Про це повідомила у <text:a xlink:type="simple" xlink:href="https://twitter.com/StefanishynaO/status/1672280768733753347" text:style-name="Internet_20_link" text:visited-style-name="Visited_20_Internet_20_Link">
 Твіттері</text:a>
віцепрем’єр-міністр з питань європейської та євроатлантичної інтеграції ОльгаСтефанішина, передає Укрінформ.</text:p>
      <text:p text:style-name="P4">
«Буквально вчора <text:a xlink:type="simple" xlink:href="https://www.ukrinform.ua/tag-evrokomisia" text:style-name="Internet_20_link" text:visited-style-name="Visited_20_Internet_20_Link">
 Єврокомісія </text:a>
надала свою оцінку прогресу українських реформ. А сьогодні на засіданні Радинаціональної безпеки та оборони ми визначили конкретні кроки, які необхіднозробити, щоб повністю виконати кожну з рекомендацій і розпочати переговори провступ цього року», - написала віцепрем’єрка.</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text:span text:style-name="T4">
Стефанішина</text:span>
 прогнозує, що Україна доосені виконає решту завдань Єврокомісії </text:a>
</text:p>
      <text:p text:style-name="P4">
Як повідомлялося, Єврокомісія 22 червня представила проміжну оцінку дляУкраїни щодо виконання семи рекомендацій, необхідних для початку переговорівпро вступ. Наразі Україна повністю виконала дві рекомендації, у виконанніоднієї досягнуто хорошого прогресу, решті надано оцінку "певний прогрес".</text:p>
      <text:p text:style-name="P4">
Source: <text:a xlink:type="simple" xlink:href="https://www.ukrinform.ua/rubric-polytics/3726942-na-zasidanni-rnbo-viznacali-kroki-dla-vikonanna-semi-rekomendacij-evrokomisii-stefanisina.html" text:style-name="Internet_20_link" text:visited-style-name="Visited_20_Internet_20_Link">
https://www.ukrinform.ua/rubric-polytics/3726942-na-zasidanni-rnbo-viznacali-kroki-dla-vikonanna-semi-rekomendacij-evrokomisii-stefanisina.html</text:a>
</text:p>
      <!--NEWS-->
      <text:h text:style-name="P10" text:outline-level="1">
<text:span text:style-name="T4">
Посадовці відповідатимуть за неготовність укриттів - рішення РНБО</text:span>
</text:h>
      <text:p text:style-name="P4">
Authors: Ukrinform (Person)</text:p>
      <text:p text:style-name="P4">
Publisher: Укринформ (Organization)</text:p>
      <text:p text:style-name="P4">
Published Time: 2023-06-23T19:49:00+03:00</text:p>
      <text:p text:style-name="P4">
Modified Time: 2023-06-23T19:49:00+03:00</text:p>
      <text:p text:style-name="P4">
Description: РНБО доручила уряду, обласним і місцевим органам влади вжити заходів для притягнення до дисциплінарної відповідальності осіб, під відповідальністю яких знаходяться укриття в незадовільному стані, та забезпечити системні перевірки сховищ стратегічного значення. — Укрінформ.</text:p>
      <text:p text:style-name="P4">
Images: ['<text:a xlink:type="simple" xlink:href="https://static.ukrinform.com/photos/2023_06/thumb_files/630_360_1687535615-139.jpeg" text:style-name="Internet_20_link" text:visited-style-name="Visited_20_Internet_20_Link">
630_360_16875...</text:a>
']</text:p>
      <text:p text:style-name="P4">
Tags: ['РНБО', 'Офіс Президента', 'Укриття', 'Війна з Росією']</text:p>
      <text:p text:style-name="P4">
Type: Article</text:p>
      <!--METADATA-->
      <text:p text:style-name="P4">
<draw:frame draw:style-name="fr1" draw:name="Image213" text:anchor-type="as-char" svg:width="6.9236in" svg:height="3.956343in" draw:z-index="0">
<draw:image xlink:href="../Images/yкринформ/2023-06-23T19-49-00-03-00/630_360_1687535615-139.jpeg" xlink:type="simple" xlink:show="embed" xlink:actuate="onLoad" draw:mime-type="image/jpeg"/>
</draw:frame>
 РНБОдоручила уряду, обласним і місцевим органам влади вжити заходів дляпритягнення до дисциплінарної відповідальності осіб, під відповідальністю якихзнаходяться укриття в незадовільному стані, та забезпечити системні перевіркисховищ стратегічного значення.</text:p>
      <text:p text:style-name="P4">
Як передає Укрінформ, про це повідомляє <text:a xlink:type="simple" xlink:href="https://www.president.gov.ua/news/glava-derzhavi-proviv-zasidannya-radi-nacionalnoyi-bezpeki-i-83773" text:style-name="Internet_20_link" text:visited-style-name="Visited_20_Internet_20_Link">
 пресслужба</text:a>
 Офісу Президента.</text:p>
      <text:p text:style-name="P4">
Зазначається, що члени <text:a xlink:type="simple" xlink:href="https://www.ukrinform.ua/tag-rnbo" text:style-name="Internet_20_link" text:visited-style-name="Visited_20_Internet_20_Link">
 РНБО </text:a>
 заслухалидоповіді міністра внутрішніх справ Ігоря Клименка та міністра з питаньстратегічних галузей промисловості Олександра Камишіна щодо результатівоперативних обстежень захисних споруд цивільного захисту.</text:p>
      <text:p text:style-name="P4">
За результатами перевірки визнано незадовільною роботу із забезпеченняготовності укриттів у Запорізькій, Сумській областях (зокрема в Конотопськомурайоні), у Житомирському районі Житомирщини, Білоцерківському районі Київщини,а також у Києві, Херсоні, Чернігові, Харкові, Миколаєві, Одесі, Сумах, Дніпрі,Конотопі, Білій Церкві.Фото: Офіс ПрезидентаФото: Офіс Президента.</text:p>
      <text:p text:style-name="P4">
<text:span text:style-name="T4">
Читайте також:</text:span>
 <text:a xlink:type="simple" xlink:href="https://www.ukrinform.ua/rubric-polytics/3726862-budut-kadrovi-risenna-zelenskij-pro-rozglad-na-rnbo-situacii-z-ukrittami.html" text:style-name="Internet_20_link" text:visited-style-name="Visited_20_Internet_20_Link">
 Будуть кадрові рішення: Зеленський про розгляд на<text:span text:style-name="T4">
РНБО</text:span>
 ситуації з укриттями </text:a>
</text:p>
      <text:p text:style-name="P4">
«Рада нацбезпеки і оборони доручила Кабінету Міністрів, обласним і місцевиморганам влади вжити заходів для притягнення до дисциплінарної відповідальностіпосадових осіб, які відповідають за утримання споруд цивільного захисту в тихнаселених пунктах, де їхній стан визнано незадовільним», - поінформували в ОП.</text:p>
      <text:p text:style-name="P4">
Уряду також доручено визначити захисні споруди, які мають стратегічне значеннядля захисту громадян, і забезпечити проведення системних перевірок стануукриттів.</text:p>
      <text:p text:style-name="P4">
Обласним адміністраціям спільно з органами місцевого самоврядування РНБОдоручила привести у готовність наявні укриття, забезпечивши цілодобовийбезперешкодний доступ до них.</text:p>
      <text:p text:style-name="P4">
<text:span text:style-name="T4">
Читайте також:</text:span>
 <text:a xlink:type="simple" xlink:href="https://www.ukrinform.ua/rubric-vidbudova/3726869-specialna-komisia-perevirit-stan-mostiv-i-slahoprovodiv-po-ukraini-prezident.html" text:style-name="Internet_20_link" text:visited-style-name="Visited_20_Internet_20_Link">
 Спеціальна комісія перевірить стан мостів і шляхопроводівпо Україні – Президент </text:a>
</text:p>
      <text:p text:style-name="P4">
Також має бути передбачений онлайн-доступ до інформації про укриття, якідіють.</text:p>
      <text:p text:style-name="P4">
«Завданням місцевої влади є й нарощування фонду захисних споруд з метоюзабезпечення укриттями 100% жителів, зокрема шляхом будівництва укриттівмодульного типу та пристосування до цього споруд підземного простору», -додали в ОП.</text:p>
      <text:p text:style-name="P4">
Як повідомлялося, у п’ятницю, 23 червня, відбулося засідання Ради національноїбезпеки й оборони щодо стану бомбосховищ, судової реформи та євроінтеграційнихпитань.</text:p>
      <text:p text:style-name="P4">
<text:span text:style-name="T5">
Фото: Офіс Президента</text:span>
</text:p>
      <text:p text:style-name="P4">
Source: <text:a xlink:type="simple" xlink:href="https://www.ukrinform.ua/rubric-society/3726944-posadovciv-pritaguvatimut-do-disciplinarnoi-vidpovidalnosti-za-negotovnist-ukrittiv-risenna-rnbo.html" text:style-name="Internet_20_link" text:visited-style-name="Visited_20_Internet_20_Link">
https://www.ukrinform.ua/rubric-society/3726944-posadovciv-pritaguvatimut-do-disciplinarnoi-vidpovidalnosti-za-negotovnist-ukrittiv-risenna-rnbo.html</text:a>
</text:p>
      <!--NEWS-->
      <text:h text:style-name="P10" text:outline-level="1">
<text:span text:style-name="T4">
Близько 500 компаній у світі зацікавлені інвестувати в Україну - Зеленський</text:span>
</text:h>
      <text:p text:style-name="P4">
Authors: Ukrinform (Person)</text:p>
      <text:p text:style-name="P4">
Publisher: Укринформ (Organization)</text:p>
      <text:p text:style-name="P4">
Published Time: 2023-06-23T19:55:00+03:00</text:p>
      <text:p text:style-name="P4">
Modified Time: 2023-06-23T19:55:00+03:00</text:p>
      <text:p text:style-name="P4">
Description: Близько пʼяти сотень світових компаній, сильних компаній, мають інтерес до інвестицій в Україну.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вернення', 'Зеленський']</text:p>
      <text:p text:style-name="P4">
Type: Article</text:p>
      <!--METADATA-->
      <text:p text:style-name="P4">
<draw:frame draw:style-name="fr1" draw:name="Image214" text:anchor-type="as-char" svg:width="6.9236in" svg:height="3.956343in" draw:z-index="0">
<draw:image xlink:href="../Images/yкринформ/2023-06-23T19-55-00-03-00/630_360_1687376812-770.jpeg" xlink:type="simple" xlink:show="embed" xlink:actuate="onLoad" draw:mime-type="image/jpeg"/>
</draw:frame>
 Близькопʼяти сотень світових компаній, сильних компаній, мають інтерес до інвестиційв Україну.</text:p>
      <text:p text:style-name="P4">
Про це заявив Президент Володимир Зеленського під час традиційноговідеозвернення, передає Укрінформ з посиланням на <text:a xlink:type="simple" xlink:href="https://www.president.gov.ua/news/haj-peremoga-ukrayini-ta-uspishna-transformaciya-derzhavnih-83777" text:style-name="Internet_20_link" text:visited-style-name="Visited_20_Internet_20_Link">
 сайт Глави держави</text:a>
.</text:p>
      <text:p text:style-name="P4">
_Відео:<text:a xlink:type="simple" xlink:href="https://t.me/OP_UA/9780" text:style-name="Internet_20_link" text:visited-style-name="Visited_20_Internet_20_Link">
 Офіс Президента </text:a>
 _</text:p>
      <text:p text:style-name="P4">
_<text:span text:style-name="T4">
Бажаю здоровʼя, шановні українці!</text:span>
 _</text:p>
      <text:p text:style-name="P4">
Підсумки цього насиченого дня.</text:p>
      <text:p text:style-name="P4">
Нарада за результатами Лондонської конференції з відновлення України –потужний захід, хороші здобутки для нашої держави. Підтримка від ВеликоїБританії, США, Євросоюзу дуже вагома. Програми довготермінової підтримки наперспективу, на роки вперед. Близько пʼяти сотень світових компаній, сильнихкомпаній, мають інтерес до інвестицій в Україну. Чітка підтримка членстваУкраїни у Євросоюзі: політично нас уже так сприймають – як члена Євросоюзу.Окремо ведемо роботу над механізмом конфіскації активів держави-терориста таповʼязаних із нею осіб. Я дякую всім, хто готував конференцію та брав участь уїї роботі, це справді важливо.</text:p>
      <text:p text:style-name="P4">
Дуже змістовне засідання РНБО сьогодні було. Щодо нього я вже окремо звітував.Щойно провів і засідання Ставки. Дуже важливий пункт нашого обговорення наСтавці – теж справедливість. Те, що стосується військкомів, зокрема скандалуз… діячем в Одесі. Цієї людини точно не має бути в системі комплектуванняЗбройних Сил, дуже неприємно, відверто аморально й неправильно, що ця людинапопри все залишалася на своїй посаді. Доручив Головкому Залужному прибрати цюлюдину з посади. І першому заступнику міністра оборони України Павлюкудоручено організувати перевірку всієї цієї системи військкомів. Шкода, щоувагу й час Ставки доводиться зараз витрачати ще й на такі питання.</text:p>
      <text:p text:style-name="P4">
Звичайно, дуже детально розглянули ситуацію на передовій – усі основнінапрямки, постачання боєприпасів, артилерія… Все, що потребує уваги Ставки насьогодні. Доповідали командувачі – генерали Залужний, Сирський, Тарнавський,Москальов, віце-адмірал Неїжпапа, генерал Малюк, урядовці. Всі.</text:p>
      <text:p text:style-name="P4">
Мав честь привітати з випуском офіцерів наших військових навчальних закладів…Одразу шести вишів. Харківського національного університету Повітряних Сил,Військового інституту танкових військ Харківської політехніки, Військовогоінституту Київського університету імені Шевченка, Військового інститутутелекомунікацій та інформатизації імені Героїв Крут, Української військово-медичної академії та кафедри військової підготовки Національного університетубіоресурсів і природокористування України. Дякую кожному й кожній, хто обираєдля себе бути українським офіцером, і бажаю двох абсолютно фундаментальнихречей: якнайбільше знищити окупантів і якнайшвидшої перемоги.</text:p>
      <text:p text:style-name="P4">
І ще дві речі.</text:p>
      <text:p text:style-name="P4">
Сьогодні в нашій державі відзначається День державної служби. День тих людей,без сумлінності яких не буває ефективної держави. Звичайно, нам ще требабагато зробити, щоб державна служба в Україні наблизилася до тих взірців, наякі ми орієнтуємось у своїй політиці. Але зараз я хочу подякувати всім тимнашим людям, які за наявних умов і за наявних ресурсів у державі роблять усе,що від них залежить, щоб держава була ефективною. Дякую вам! Кожному й кожній!І вітаю з Днем державної служби України.</text:p>
      <text:p text:style-name="P4">
І, звичайно, фронт. Знати наших героїв, бути їм вдячними – це обовʼязково.</text:p>
      <text:p text:style-name="P4">
Хочу сьогодні особливо відзначити воїнів нашої 35-ї окремої бригади морськоїпіхоти. Бригади, яка виконує надзвичайно важкі завдання. Хлопців, які воюютьсаме так, як і мають воювати українські воїни. Старший матрос ВʼячеславІмангулов та молодший лейтенант Сергій Пєнов – дякую, хлопці, за вашу зразковуміцність та відвагу в боях на Донеччині. Саме такими й мають бути наші воїни,українські воїни. Молодці!</text:p>
      <text:p text:style-name="P4">
І прошу кожного й кожну: будь ласка, вшануйте памʼять двох наших десантників«Тридцятьпʼятки». Особливо хоробрих, особливо сильних. Вони віддали життя занашу державу, за наших людей саме зараз – у боях у червні, і Україна має їхпамʼятати. Капітан Іван Коцур… Вічна памʼять! Старший лейтенант ОлександрКазанджі... Вічна памʼять! Хай перемога України в цій війні та успішнатрансформація наших державних інституцій у такі ж сильні та ефективні, якими єнаші воїни, – хай це буде найкращим вшануванням памʼяті всіх наших героїврізних часів, які боролися й загинули заради свободи та сили України!</text:p>
      <text:p text:style-name="P4">
_<text:span text:style-name="T4">
Слава Україні!</text:span>
 _</text:p>
      <text:p text:style-name="P4">
<text:span text:style-name="T5">
Фото: ОП</text:span>
</text:p>
      <text:p text:style-name="P4">
Source: <text:a xlink:type="simple" xlink:href="https://www.ukrinform.ua/rubric-polytics/3726943-blizko-500-kompanij-u-sviti-zacikavleni-investuvati-v-ukrainu-zelenskij.html" text:style-name="Internet_20_link" text:visited-style-name="Visited_20_Internet_20_Link">
https://www.ukrinform.ua/rubric-polytics/3726943-blizko-500-kompanij-u-sviti-zacikavleni-investuvati-v-ukrainu-zelenskij.html</text:a>
</text:p>
      <!--NEWS-->
      <text:h text:style-name="P10" text:outline-level="1">
<text:span text:style-name="T4">
SpaceX запустила на орбіту другу за два дні ракету з інтернет-супутниками Starlink</text:span>
</text:h>
      <text:p text:style-name="P4">
Authors: Ukrinform (Person)</text:p>
      <text:p text:style-name="P4">
Publisher: Укринформ (Organization)</text:p>
      <text:p text:style-name="P4">
Published Time: 2023-06-23T1:06:00+03:00</text:p>
      <text:p text:style-name="P4">
Modified Time: 2023-06-23T22:06:00+03:00</text:p>
      <text:p text:style-name="P4">
Description: Ракета-носій Falcon 9 у п'ятницю стартувала на орбіту з черговою партією з 55 мінісупутників для поповнення орбітального угруповання глобальної мережі інтернет-покриття системи Starlink. — Укрінформ.</text:p>
      <text:p text:style-name="P4">
Images: ['<text:a xlink:type="simple" xlink:href="https://static.ukrinform.com/photos/2023_06/thumb_files/630_360_1687547137-434.jpg" text:style-name="Internet_20_link" text:visited-style-name="Visited_20_Internet_20_Link">
630_360_16875...</text:a>
']</text:p>
      <text:p text:style-name="P4">
Tags: ['Ракета', 'SpaceX', 'Супутник', 'Starlink']</text:p>
      <text:p text:style-name="P4">
Type: Article</text:p>
      <!--METADATA-->
      <text:p text:style-name="P4">
<draw:frame draw:style-name="fr1" draw:name="Image215" text:anchor-type="as-char" svg:width="6.9236in" svg:height="3.956343in" draw:z-index="0">
<draw:image xlink:href="../Images/yкринформ/2023-06-23T1-06-00-03-00/630_360_1687547137-434.jpg" xlink:type="simple" xlink:show="embed" xlink:actuate="onLoad" draw:mime-type="image/jpeg"/>
</draw:frame>
 Ракета-носій Falcon 9 у п'ятницю стартувала на орбіту з черговою партією з 55мінісупутників для поповнення орбітального угруповання глобальної мережіінтернет-покриття системи Starlink.</text:p>
      <text:p text:style-name="P4">
Як передає Укрінформ, про це повідомляє портал <text:a xlink:type="simple" xlink:href="https://www.tcpalm.com/story/tech/science/space/2023/06/23/spacex-launches-dozens-of-starlink-internet-satellites-from-florida/70337972007/" text:style-name="Internet_20_link" text:visited-style-name="Visited_20_Internet_20_Link">
 TC Palm</text:a>
 .</text:p>
      <text:p text:style-name="P4">
Ракета стартувала з пускового комплексу 40 та пролетіла вздовж південно-східної траєкторії, перш ніж доставити на орбіту 55 інтернет- <text:a xlink:type="simple" xlink:href="https://www.ukrinform.ua/tag-suputnik" text:style-name="Internet_20_link" text:visited-style-name="Visited_20_Internet_20_Link">
 супутників</text:a>
 Starlink. Перший ступінь успішноприземлився на безпілотний корабель Shortfall of Gravitas в Атлантиці,завершивши свою восьму на сьогодні місію.</text:p>
      <text:p text:style-name="P4">
Після завершення запуску в п'ятницю SpaceX швидко наближається до позначки 5000 супутників для інтернет-мережі.</text:p>
      <text:p text:style-name="P4">
Компанія сподівається запустити десятки тисяч космічних апаратів, щобзабезпечити рівномірне покриття по всьому світу, і на сьогодні залучила понад1,5 мільйона клієнтів – від урядових до комерційних та побутових.</text:p>
      <text:p text:style-name="P4">
<text:span text:style-name="T4">
Читайте також:</text:span>
 <text:a xlink:type="simple" xlink:href="https://www.ukrinform.ua/rubric-technology/3725267-kitaj-zapustiv-u-kosmos-eksperimentalnij-suputnik.html" text:style-name="Internet_20_link" text:visited-style-name="Visited_20_Internet_20_Link">
 Китай запустив у космос експериментальний супутник</text:a>
</text:p>
      <text:p text:style-name="P4">
Сьогоднішній запуск Starlink завершує місяць. Очікується, що наступною місією,яка також виконуватиметься на ракеті SpaceX Falcon 9, стане гучний запусккосмічного телескопа Euclid Європейського космічного агентства.</text:p>
      <text:p text:style-name="P4">
Старт місії призначено не раніше суботи, 1 липня, хоча точне вікно ще непідтверджено.</text:p>
      <text:p text:style-name="P4">
Як повідомляв <text:a xlink:type="simple" xlink:href="https://www.ukrinform.ua/rubric-technology/3726188-spacex-zapustila-na-orbitu-se-majze-piv-sotni-suputnikiv-starlink.html" text:style-name="Internet_20_link" text:visited-style-name="Visited_20_Internet_20_Link">
 Укрінформ </text:a>
 , компанія SpaceX у четвер, 22 червня, запустила на орбіту новупартію із 47 інтернет-супутників Starlink.</text:p>
      <text:p text:style-name="P4">
У понеділок, 12 червня, SpaceX запустила на орбіту партію з <text:a xlink:type="simple" xlink:href="https://www.ukrinform.ua/rubric-technology/3721649-spacex-zapustila-na-orbitu-se-ponad-piv-sotni-suputnikiv-starlink.html" text:style-name="Internet_20_link" text:visited-style-name="Visited_20_Internet_20_Link">
 53 інтернет-супутників Starlink </text:a>
 .</text:p>
      <text:p text:style-name="P4">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Презентовано результати роботи Нацкомісії у справах ЮНЕСКО в першому півріччі 2023 року</text:span>
</text:h>
      <text:p text:style-name="P4">
Author: ['АРМІЯINFORM']</text:p>
      <text:p text:style-name="P4">
Time: 2023-06-23T20:00:00-04:00</text:p>
      <text:p text:style-name="P4">
Description: Голова Національної комісії України у справах ЮНЕСКО, перша заступниця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42c16b5956946411402_730x360.jpeg" text:style-name="Internet_20_link" text:visited-style-name="Visited_20_Internet_20_Link">
64942c16b5956946411402_730x360.jpeg</text:a>
']</text:p>
      <text:p text:style-name="P4">
Tags: ['STOPRUSSIA', 'АГРЕСІЯ РФ', 'ВІЙНА', 'ВТОРГНЕННЯ РФ', 'ЕМІНЕ ДЖАПАРОВА', 'МЗС', 'ЮНЕСКО']</text:p>
      <text:p text:style-name="P4">
Category: News</text:p>
      <!--METADATA-->
      <text:p text:style-name="P4">
<draw:frame draw:style-name="fr1" draw:name="Image216" text:anchor-type="as-char" svg:width="6.9236in" svg:height="4.599926in" draw:z-index="0">
<draw:image xlink:href="../Images/AРМІЯINFORM/2023-06-23T20-00-00-04-00/64942c16b5956946411402_730x360.jpeg" xlink:type="simple" xlink:show="embed" xlink:actuate="onLoad" draw:mime-type="image/jpeg"/>
</draw:frame>
</text:p>
      <text:p text:style-name="P4">
Голова Національної комісії України у справах ЮНЕСКО, перша заступницяміністра закордонних справ Еміне Джапарова провела 5-те засідання БюроНацкомісії.</text:p>
      <text:p text:style-name="P4">
У заході взяли участь керівники секторів Нацкомісії, а також постійнийпредставник України при ЮНЕСКО Вадим Омельченко.</text:p>
      <text:p text:style-name="P4">
Під час заходу Еміне Джапарова представила присутнім двох нових членів Бюро —Євгена Кудрявця, заступника міністра освіти і науки України, керівника секторуосвіти Нацкомісії, та Олександра Краснолуцького, першого заступника міністразахисту довкілля та природних ресурсів України, керівника сектору природноїспадщини Нацкомісії.</text:p>
      <text:p text:style-name="P4">
<text:span text:style-name="T4">
Еміне Джапарова презентувала результати роботи Нацкомісії у І півріччі 2023року та окреслила головні здобутки України в ЮНЕСКО. Серед них:</text:span>
</text:p>
      <ul>
        <li>
візити до України Гендиректорки ЮНЕСКО Одрі Азулє та делегації Групи друзів України в ЮНЕСКО;  * затвердження рішення 216-ї сесії Виконавчої ради ЮНЕСКО про запровадження статусу Юного Амбасадора Асоційованих шкіл ЮНЕСКО (українська ініціатива, яку підтримала 21 країна-член ЮНЕСКО);  * затвердження Виконрадою української номінації «Документальна спадщина «Бабин Яр», її включення до Міжнародного реєстру Програми ЮНЕСКО «Пам’ять світу»;  * обрання кандидата від України головою Комісії з комунікації та інформації під час 42-ї сесії Генеральної конференції ЮНЕСКО у листопаді 2023 року;  * затвердження Виконрадою рішення про подальше надання надзвичайної допомоги Україні. За оцінками ЮНЕСКО, загальна сума подальшої допомоги для України може сягати 120 млн дол США та має бути мобілізована до кінця 2024 року.</li>
      </ul>
      <text:p text:style-name="P4">
Крім цього, Еміне Джапарова підкреслила, важливість для України того факту, щоу фокусі уваги Організації залишається Крим та стан культурних пам’яток напівострові. Зокрема тих, що внесені до Попереднього списку (Бахчисарайськийпалац кримських ханів та Комплекс пам’яток Судацької фортеці) та спискуоб’єктів Всесвітньої спадщини (Стародавнє місто Херсонес Таврійський та йогохора).</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text:p text:style-name="P4">
<text:span text:style-name="T4">
Також, члени Бюро обговорили ситуацію в регіональних (електоральних) групахробочих органів ЮНЕСКО, до яких балотується Україна. Зокрема, визначенідекілька пріоритетів:</text:span>
</text:p>
      <ul>
        <li>
максимальне позбавлення росії її позицій в керівних органах ЮНЕСКО;  * просування представників України до керівних органів Організації.</li>
      </ul>
      <text:p text:style-name="P4">
Учасники зустрічі обговорили питання активізації діяльності сектору освітиНацкомісії. Вони окреслили подальші кроки для розвитку діяльності МережіАсоційованих шкіл ЮНЕСКО в Україні, а також зосередили увагу на реалізаціїпроєкту з рекреації українських дітей з найбільш постраждалих від війнирегіонів України в Німеччині.</text:p>
      <text:p text:style-name="P4">
Члени Бюро Нацкомісії схвально оцінили результати роботи Комісії у І півріччі,а також визначили пріоритети роботи секторів та Нацкомісії в цілому нанайближчу перспективу.</text:p>
      <text:p text:style-name="P4">
<text:span text:style-name="T4">
Джерело:</text:span>
 <text:a xlink:type="simple" xlink:href="https://mfa.gov.ua/news/emine-dzhaparova-provela-zasidannya-byuro-nacionalnoyi-komisiyi-ukrayini-u-spravah-yunesko" text:style-name="Internet_20_link" text:visited-style-name="Visited_20_Internet_20_Link">
<text:span text:style-name="T5">
МЗС</text:span>
</text:a>
</text:p>
      <text:p text:style-name="P4">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Внаслідок обстрілу Дніпропетровщини є поранений</text:span>
</text:h>
      <text:p text:style-name="P4">
Authors: Ukrinform (Person)</text:p>
      <text:p text:style-name="P4">
Publisher: Укринформ (Organization)</text:p>
      <text:p text:style-name="P4">
Published Time: 2023-06-23T20:01:00+03:00</text:p>
      <text:p text:style-name="P4">
Modified Time: 2023-06-23T20:01:00+03:00</text:p>
      <text:p text:style-name="P4">
Description: Мирний мешканець Дніпропетровської області постраждав від обстрілів російських окупантів. — Укрінформ.</text:p>
      <text:p text:style-name="P4">
Images: ['<text:a xlink:type="simple" xlink:href="https://static.ukrinform.com/photos/2023_06/thumb_files/630_360_1687539672-958.jpg" text:style-name="Internet_20_link" text:visited-style-name="Visited_20_Internet_20_Link">
630_360_16875...</text:a>
']</text:p>
      <text:p text:style-name="P4">
Tags: ['Дніпропетровщина', 'Обстріл', 'Поранені', 'Війна з Росією']</text:p>
      <text:p text:style-name="P4">
Type: Article</text:p>
      <!--METADATA-->
      <text:p text:style-name="P4">
<draw:frame draw:style-name="fr1" draw:name="Image217" text:anchor-type="as-char" svg:width="6.9236in" svg:height="3.956343in" draw:z-index="0">
<draw:image xlink:href="../Images/yкринформ/2023-06-23T20-01-00-03-00/630_360_1687539672-958.jpg" xlink:type="simple" xlink:show="embed" xlink:actuate="onLoad" draw:mime-type="image/jpeg"/>
</draw:frame>
 Мирниймешканець Дніпропетровської області постраждав від обстрілів російськихокупантів.</text:p>
      <text:p text:style-name="P4">
Про це в <text:a xlink:type="simple" xlink:href="https://t.me/mykola_lukashuk/5200"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Ворог ударив по Нікополю з важкої артилерії. <text:a xlink:type="simple" xlink:href="https://www.ukrinform.ua/tag-poraneni" text:style-name="Internet_20_link" text:visited-style-name="Visited_20_Internet_20_Link">
 Поранення</text:a>
 отримав місцевий житель. Чоловік 1956р.н. був обстежений лікарями, діагностували контузію, надали усю необхіднумедичну допомогу. Постраждалий знаходиться на амбулаторному лікуванні", -йдеться у дописі.</text:p>
      <text:p text:style-name="P4">
<text:span text:style-name="T4">
Читайте також:</text:span>
 <text:a xlink:type="simple" xlink:href="https://www.ukrinform.ua/rubric-regions/3726889-v-orihovi-vnaslidok-obstrilu-dva-budinki-zrujnovani-j-ponad-30-poskodzeni.html" text:style-name="Internet_20_link" text:visited-style-name="Visited_20_Internet_20_Link">
 В Оріхові внаслідок <text:span text:style-name="T4">
обстріл</text:span>
 у два будинки зруйнованій понад 30 пошкоджені </text:a>
</text:p>
      <text:p text:style-name="P4">
Внаслідок обстрілів пошкоджено 2 приватні житлові будинки, 4 господарськіспоруди, лінії електропередачі.</text:p>
      <text:p text:style-name="P4">
<text:span text:style-name="T5">
Фото: Микола Лукашук / Телеграм</text:span>
</text:p>
      <text:p text:style-name="P4">
Source: <text:a xlink:type="simple" xlink:href="https://www.ukrinform.ua/rubric-ato/3726946-vnaslidok-obstrilu-dnipropetrovsini-e-poranenij.html" text:style-name="Internet_20_link" text:visited-style-name="Visited_20_Internet_20_Link">
https://www.ukrinform.ua/rubric-ato/3726946-vnaslidok-obstrilu-dnipropetrovsini-e-poranenij.html</text:a>
</text:p>
      <!--NEWS-->
      <text:h text:style-name="P10" text:outline-level="1">
<text:span text:style-name="T4">
Російська авіація атакувала Козацьке і Веселе на Херсонщині</text:span>
</text:h>
      <text:p text:style-name="P4">
Authors: Ukrinform (Person)</text:p>
      <text:p text:style-name="P4">
Publisher: Укринформ (Organization)</text:p>
      <text:p text:style-name="P4">
Published Time: 2023-06-23T20:03:07+03:00</text:p>
      <text:p text:style-name="P4">
Modified Time: 2023-06-23T20:03:07+03:00</text:p>
      <text:p text:style-name="P4">
Description: Авіація російської армії сьогодні керованими авіабомбами атакувала населені пункти Козацьке та Веселе Херсонської області. Попередньо, обійшлося без постраждалих.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Війна з Росією']</text:p>
      <text:p text:style-name="P4">
Type: Article</text:p>
      <!--METADATA-->
      <text:p text:style-name="P4">
<draw:frame draw:style-name="fr1" draw:name="Image218" text:anchor-type="as-char" svg:width="6.9236in" svg:height="3.956343in" draw:z-index="0">
<draw:image xlink:href="../Images/yкринформ/2023-06-23T20-03-07-03-00/630_360_1669987737-966.jpg" xlink:type="simple" xlink:show="embed" xlink:actuate="onLoad" draw:mime-type="image/jpeg"/>
</draw:frame>
 Авіаціяросійської армії сьогодні керованими авіабомбами атакувала населені пунктиКозацьке та Веселе Херсонської області. Попередньо, обійшлося безпостраждалих.</text:p>
      <text:p text:style-name="P4">
Про це у <text:a xlink:type="simple" xlink:href="https://t.me/khersonskaODA/7323" text:style-name="Internet_20_link" text:visited-style-name="Visited_20_Internet_20_Link">
 Телеграмі </text:a>
 повідомляє ХерсонськаОВА, передає Укрінформ.</text:p>
      <text:p text:style-name="P4">
"Російська авіація вкотре атакувала населені пункти Новокаховської громади. НаКозацьке армія рф скинула три керовані авіабомби, на Веселе – одну", - йдетьсяу повідомленні.</text:p>
      <text:p text:style-name="P4">
<text:span text:style-name="T4">
Читайте також:</text:span>
 <text:a xlink:type="simple" xlink:href="https://www.ukrinform.ua/rubric-ato/3726766-rosiani-obstrilali-zaporizku-oblast-e-zagiblij-i-poraneni.html" text:style-name="Internet_20_link" text:visited-style-name="Visited_20_Internet_20_Link">
 Росіяни <text:span text:style-name="T4">
обстріляли</text:span>
 Запорізьку область, є загиблий іпоранені </text:a>
</text:p>
      <text:p text:style-name="P4">
Там зазначили, що через ворожі <text:a xlink:type="simple" xlink:href="https://www.ukrinform.ua/tag-obstril" text:style-name="Internet_20_link" text:visited-style-name="Visited_20_Internet_20_Link">
 удари </text:a>
пошкоджено щонайменше 13 житлових будинків.</text:p>
      <text:p text:style-name="P4">
За попередньою інформацією, мирні люди від бомбардувань не постраждали.</text:p>
      <text:p text:style-name="P4">
Source: <text:a xlink:type="simple" xlink:href="https://www.ukrinform.ua/rubric-ato/3726947-rosijska-aviacia-atakuvala-kozacke-i-vesele-na-hersonsini.html" text:style-name="Internet_20_link" text:visited-style-name="Visited_20_Internet_20_Link">
https://www.ukrinform.ua/rubric-ato/3726947-rosijska-aviacia-atakuvala-kozacke-i-vesele-na-hersonsini.html</text:a>
</text:p>
      <!--NEWS-->
      <text:h text:style-name="P10" text:outline-level="1">
<text:span text:style-name="T4">
До України з Угорщини повернули ще двох військовополонених - МЗС</text:span>
</text:h>
      <text:p text:style-name="P4">
Authors: Ukrinform (Person)</text:p>
      <text:p text:style-name="P4">
Publisher: Укринформ (Organization)</text:p>
      <text:p text:style-name="P4">
Published Time: 2023-06-23T20:16:00+03:00</text:p>
      <text:p text:style-name="P4">
Modified Time: 2023-06-23T20:16:00+03:00</text:p>
      <text:p text:style-name="P4">
Description: Українські дипломати вивезли з Угорщини іще двох українських військовополонених, які були передані Москвою Будапешту. </text:p>
      <text:p text:style-name="P4">
— Укрінформ.</text:p>
      <text:p text:style-name="P4">
Images: ['<text:a xlink:type="simple" xlink:href="https://static.ukrinform.com/photos/2023_06/thumb_files/630_360_1687277004-407.jpg" text:style-name="Internet_20_link" text:visited-style-name="Visited_20_Internet_20_Link">
630_360_16872...</text:a>
']</text:p>
      <text:p text:style-name="P4">
Tags: ['МЗС', 'Угорщина', 'Полонені', 'Війна з Росією']</text:p>
      <text:p text:style-name="P4">
Type: Article</text:p>
      <!--METADATA-->
      <text:p text:style-name="P4">
<draw:frame draw:style-name="fr1" draw:name="Image219" text:anchor-type="as-char" svg:width="6.9236in" svg:height="3.956343in" draw:z-index="0">
<draw:image xlink:href="../Images/yкринформ/2023-06-23T20-16-00-03-00/630_360_1687277004-407.jpg" xlink:type="simple" xlink:show="embed" xlink:actuate="onLoad" draw:mime-type="image/jpeg"/>
</draw:frame>
 Українськідипломати вивезли з Угорщини іще двох українських військовополонених, які булипередані Москвою Будапешту.</text:p>
      <text:p text:style-name="P4">
Про це повідомив у <text:a xlink:type="simple" xlink:href="https://www.facebook.com/oleg.nikolenko.50/posts/pfbid02XPiQPPhpkzz6PBx1QGJwTExAzN9DGhJGPru8bKVbZyv1TeTVkVeHdEcqySBRGg14l" text:style-name="Internet_20_link" text:visited-style-name="Visited_20_Internet_20_Link">
 Фейсбуці</text:a>
речник МЗС Олег Ніколенко, передає Укрінформ.</text:p>
      <text:p text:style-name="P4">
«Українські дипломати вивезли із <text:a xlink:type="simple" xlink:href="https://www.ukrinform.ua/tag-ugorsina" text:style-name="Internet_20_link" text:visited-style-name="Visited_20_Internet_20_Link">
 Угорщини </text:a>
 іще двох українських військовополонених, які були передані МосквоюБудапешту. Таким чином українській стороні вдалося повернути вже п’ятьохукраїнських захисників. Працюємо, аби і решта шість воїнів якнайшвидшеповернулися додому до своїх рідних», - зазначив Ніколенко.</text:p>
      <text:p text:style-name="P4">
Як <text:a xlink:type="simple" xlink:href="https://www.ukrinform.ua/rubric-polytics/3720617-mzs-vimagae-v-ugorsini-detalnu-informaciu-pro-zvilnenih-polonenih-i-dostupu-do-nih-konsula.html" text:style-name="Internet_20_link" text:visited-style-name="Visited_20_Internet_20_Link">
 повідомлялося </text:a>
 , 9 червня до Міністерства закордонних справ Українизапросили тимчасового повіреного у справах Угорщини і передали йому зверненняз вимогою надати детальну інформацію про переданих Росією Будапештуукраїнських військовополонених і невідкладно забезпечити до них доступконсула.</text:p>
      <text:p text:style-name="P4">
<text:span text:style-name="T4">
Читайте також:</text:span>
 <text:a xlink:type="simple" xlink:href="https://www.ukrinform.ua/rubric-ato/3726380-ugorsina-fakticno-trimae-u-poloni-ukrainskih-vijskovih-akih-ij-peredala-rf-lubinec.html" text:style-name="Internet_20_link" text:visited-style-name="Visited_20_Internet_20_Link">
 Угорщина фактично тримає у полоні українських військових,яких їй передала РФ - Лубінець </text:a>
</text:p>
      <text:p text:style-name="P4">
Повідомлялося також, що український уряд не був поінформований про відповідніперемовини між угорською та російською сторонами. Про те, що Росія передалаБудапешту одинадцять українців угорського походження, українська сторонадізналася з публічних заяв віцепрем‘єр-міністра Угорщини Жолта Шем’єнаугорському ЗМІ.</text:p>
      <text:p text:style-name="P4">
Source: <text:a xlink:type="simple" xlink:href="https://www.ukrinform.ua/rubric-ato/3726951-do-ukraini-z-ugorsini-povernuli-se-dvoh-vijskovopolonenih-mzs.html" text:style-name="Internet_20_link" text:visited-style-name="Visited_20_Internet_20_Link">
https://www.ukrinform.ua/rubric-ato/3726951-do-ukraini-z-ugorsini-povernuli-se-dvoh-vijskovopolonenih-mzs.html</text:a>
</text:p>
      <!--NEWS-->
      <text:h text:style-name="P10" text:outline-level="1">
<text:span text:style-name="T4">
Боєприпаси для України: посли ЄС затвердили рішення про збільшення виробництва</text:span>
</text:h>
      <text:p text:style-name="P4">
Authors: Ukrinform (Person)</text:p>
      <text:p text:style-name="P4">
Publisher: Укринформ (Organization)</text:p>
      <text:p text:style-name="P4">
Published Time: 2023-06-23T20:19:00+03:00</text:p>
      <text:p text:style-name="P4">
Modified Time: 2023-06-23T20:19:00+03:00</text:p>
      <text:p text:style-name="P4">
Description: Рада ЄС погодила мандат для переговорів з Європарламентом щодо прийняття Акту сприяння виробництву боєприпасів (ASAP). — Укрінформ.</text:p>
      <text:p text:style-name="P4">
Images: ['<text:a xlink:type="simple" xlink:href="https://static.ukrinform.com/photos/2022_11/thumb_files/630_360_1669031293-500.jpg" text:style-name="Internet_20_link" text:visited-style-name="Visited_20_Internet_20_Link">
630_360_16690...</text:a>
']</text:p>
      <text:p text:style-name="P4">
Tags: ['Євросоюз', 'Україна', 'Боєприпаси', 'ASAP']</text:p>
      <text:p text:style-name="P4">
Type: Article</text:p>
      <!--METADATA-->
      <text:p text:style-name="P4">
<draw:frame draw:style-name="fr1" draw:name="Image220" text:anchor-type="as-char" svg:width="6.9236in" svg:height="3.948443in" draw:z-index="0">
<draw:image xlink:href="../Images/yкринформ/2023-06-23T20-19-00-03-00/630_360_1669031293-500.jpg" xlink:type="simple" xlink:show="embed" xlink:actuate="onLoad" draw:mime-type="image/jpeg"/>
</draw:frame>
 Рада ЄСпогодила мандат для переговорів з Європарламентом щодо прийняття Акту сприяннявиробництву боєприпасів (ASAP).</text:p>
      <text:p text:style-name="P4">
Як повідомляє Укрінформ, про це йдеться в інформації, що оприлюднена сьогодніна <text:a xlink:type="simple" xlink:href="https://www.consilium.europa.eu/en/press/press-releases/2023/06/23/boosting-ammunition-production-in-the-eu-defence-industry-council-ready-to-negotiate-with-the-european-parliament/" text:style-name="Internet_20_link" text:visited-style-name="Visited_20_Internet_20_Link">
 сайті Європейської Ради </text:a>
.</text:p>
      <text:p text:style-name="P4">
«Сьогодні країни-члени погодили мандат на переговори щодо запропонованихрегуляторних правил, що складатимуть Акт з підтримки виробництва боєприпасів,який призначений для нарощування виробничих спроможностей для виробництвабоєприпасів земля-земля та артилерійських боєприпасів, а також <text:a xlink:type="simple" xlink:href="https://www.ukrinform.ua/tag-raketa" text:style-name="Internet_20_link" text:visited-style-name="Visited_20_Internet_20_Link">
 ракет</text:a>
 », - йдеться у повідомленні.</text:p>
      <text:p text:style-name="P4">
Документ передбачає заходи, включаючи додаткове фінансування, які допоможутьусунути поточну нестачу артилерійських боєприпасів та ракет, а також їхскладових, в рамках «третього треку» плану із прискорення виробництвабоєприпасів, що був погоджений Європейською Радою у березні 2023 року длятермінової поставки боєприпасів в Україну та для поповнення військових складіву країнах-членах ЄС.</text:p>
      <text:p text:style-name="P4">
Для реалізації третього «треку» Єврокомісія пропонує виділити додатково 500мільйонів євро з бюджету ЄС.</text:p>
      <text:p text:style-name="P4">
«Після російського вторгнення в Україну війна прийшла на наш поріг. Обороннапромисловість ЄС постає перед безпрецедентними викликами, долаючи нові реаліїта існуючу нестачу. Ми маємо зробити все, що можемо, щоб допомогти обороннійіндустрії Європи виробляти більше, для нашої власної безпеки та для наданняУкраїні спроможностей для самозахисту від несправедливої загарбницької війни.Це залишається пріоритетом та невідкладною справою», - зауважив міністроборони головуючої в ЄС Швеції Поль Джонсон.</text:p>
      <text:p text:style-name="P4">
Як зазначається у повідомленні, зараз, коли посли країн-членів погодили свіймандат щодо пропозицій Єврокомісії, Рада ЄС готова розпочати переговори зЄвропейським Парламентом щодо ухвалення остаточної версії тексту Акту.</text:p>
      <text:p text:style-name="P4">
Як повідомлялося, 20 березня 2023 року Європейська Рада погодила пропозиціїщодо прискорення виробництва боєприпасів в ЄС, що складалися з трьох «треків»та передбачають, зокрема, надання Україні 1 мільйона артилерійськихбоєприпасів протягом наступних 12 місяців.</text:p>
      <text:p text:style-name="P4">
<text:span text:style-name="T4">
Читайте також:</text:span>
 <text:a xlink:type="simple" xlink:href="https://www.ukrinform.ua/rubric-world/3717149-evroparlament-shvaliv-zbilsenna-virobnictva-boepripasiv.html" text:style-name="Internet_20_link" text:visited-style-name="Visited_20_Internet_20_Link">
 <text:span text:style-name="T4">
Європарламент</text:span>
 <text:span text:style-name="T4">
схвалив</text:span>
 <text:span text:style-name="T4">
збільшення</text:span>
<text:span text:style-name="T4">
виробництва</text:span>
 <text:span text:style-name="T4">
боєприпасів</text:span>
 </text:a>
</text:p>
      <text:p text:style-name="P4">
Перший «трек» передбачає надання Україні боєприпасів із вже існуючих складів,другий – прискорення виробництва снарядів калібру 155 мм на підприємствахоборонної промисловості ЄС в рамках спільного замовлення. На кожен зі згаданих«треків» ЄС виділив по 1 мільярду євро.</text:p>
      <text:p text:style-name="P4">
Третій «трек» передбачає нарощування оборонного виробництва на підприємствахєвропейського ВПК для підтримання безпеки у Європі та для поповненнявійськових арсеналів, що були частково спустошені після початку бойових дій вУкраїні.</text:p>
      <text:p text:style-name="P4">
Цікаво, що англійська абревіатура назви Акту – ASAP (Act in Support ofAmmunition Production) має стійку асоціацію з іншим англійським висловом – «Assoon as possible», що буквально перекладається українським словом«якнайшвидше».</text:p>
      <text:p text:style-name="P4">
Source: <text:a xlink:type="simple" xlink:href="https://www.ukrinform.ua/rubric-ato/3726953-boepripasi-dla-ukraini-posli-es-zatverdili-risenna-pro-zbilsenna-virobnictva.html" text:style-name="Internet_20_link" text:visited-style-name="Visited_20_Internet_20_Link">
https://www.ukrinform.ua/rubric-ato/3726953-boepripasi-dla-ukraini-posli-es-zatverdili-risenna-pro-zbilsenna-virobnictva.html</text:a>
</text:p>
      <!--NEWS-->
      <text:h text:style-name="P10" text:outline-level="1">
<text:span text:style-name="T4">
В Україні перевірили 63 000 укриттів: Шмигаль розповів, скільки придатні до використання</text:span>
</text:h>
      <text:p text:style-name="P4">
Authors: Ukrinform (Person)</text:p>
      <text:p text:style-name="P4">
Publisher: Укринформ (Organization)</text:p>
      <text:p text:style-name="P4">
Published Time: 2023-06-23T20:22:00+03:00</text:p>
      <text:p text:style-name="P4">
Modified Time: 2023-06-23T20:22:00+03:00</text:p>
      <text:p text:style-name="P4">
Description: З 63 тисяч перевірених по Україні укриттів 77% є придатними до використання.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перевірки', 'Шмигаль', 'Укриття', 'Єдині новини']</text:p>
      <text:p text:style-name="P4">
Type: Article</text:p>
      <!--METADATA-->
      <text:p text:style-name="P4">
<draw:frame draw:style-name="fr1" draw:name="Image221" text:anchor-type="as-char" svg:width="6.9236in" svg:height="3.956343in" draw:z-index="0">
<draw:image xlink:href="../Images/yкринформ/2023-06-23T20-22-00-03-00/630_360_1677850992-604.jpg" xlink:type="simple" xlink:show="embed" xlink:actuate="onLoad" draw:mime-type="image/jpeg"/>
</draw:frame>
 З 63 тисячперевірених по Україні укриттів 77% є придатними до використання.</text:p>
      <text:p text:style-name="P4">
Про це Прем'єр-міністр України Денис Шмигаль сказав в ефірі телемарафону«Єдині новини», передає Укрінформ.</text:p>
      <text:p text:style-name="P4">
«З 63 тисяч укриттів, які перевірили комісії МВС, а також ДСНС, 77% сховищготові до використання. Частина із них непридатна до використання та частина зних були закриті на момент першої перевірки, а на момент другої вже відкрили»,- сказав Шмигаль.</text:p>
      <text:p text:style-name="P4">
За його словами, кількість придатних для використання укриттів можезабезпечити лише половину потреб українців, тому влада ухвалила рішення прозбільшення кількості нових укриттів та максимального покращення стану наявних.</text:p>
      <text:p text:style-name="P4">
<text:span text:style-name="T4">
Читайте також:</text:span>
 <text:a xlink:type="simple" xlink:href="https://www.ukrinform.ua/rubric-society/3726944-posadovciv-pritaguvatimut-do-disciplinarnoi-vidpovidalnosti-za-negotovnist-ukrittiv-risenna-rnbo.html" text:style-name="Internet_20_link" text:visited-style-name="Visited_20_Internet_20_Link">
 Посадовці відповідатимуть за неготовність укриттів -рішення <text:span text:style-name="T4">
РНБО</text:span>
 </text:a>
</text:p>
      <text:p text:style-name="P4">
«Ми маємо забезпечити 100% українців можливість бути у безпечному місці у часповітряної загрози», - сказав Прем'єр-міністр.</text:p>
      <text:p text:style-name="P4">
Як повідомлялося, Президент Володимир Зеленський скликав засідання Радинаціональної безпеки і оборони України на 23 червня.</text:p>
      <text:p text:style-name="P4">
Уночі 1 червня <text:a xlink:type="simple" xlink:href="https://www.ukrinform.ua/rubric-kyiv/3716899-klicko-unaslidok-nicnoi-ataki-na-kiiv-16-ludej-poraneni-z-nih-semero-u-likarni.html" text:style-name="Internet_20_link" text:visited-style-name="Visited_20_Internet_20_Link">
 російські війська вкотре атакували Київ ракетами</text:a>
 . Ворог випустив унапрямку столиці 10 "Іскандерів". Усі знищила протиповітряна оборона.Унаслідок ракетного удару постраждали 19 людей, троє з них загинули, зокрема9-річна дівчинка.</text:p>
      <text:p text:style-name="P4">
<text:span text:style-name="T4">
Читайте також:</text:span>
 <text:a xlink:type="simple" xlink:href="https://www.ukrinform.ua/rubric-kyiv/3726347-arestovanomu-u-spravi-pro-zakrite-ukritta-cinovniku-kmda-ogolosili-se-odnu-pidozru.html" text:style-name="Internet_20_link" text:visited-style-name="Visited_20_Internet_20_Link">
 <text:span text:style-name="T4">
Арештованому</text:span>
 у <text:span text:style-name="T4">
справі</text:span>
 <text:span text:style-name="T4">
про</text:span>
 <text:span text:style-name="T4">
закрите</text:span>
<text:span text:style-name="T4">
укриття</text:span>
 <text:span text:style-name="T4">
чиновнику</text:span>
 <text:span text:style-name="T4">
КМДА</text:span>
 <text:span text:style-name="T4">
оголосили</text:span>
 ще <text:span text:style-name="T4">
одну</text:span>
 <text:span text:style-name="T4">
підозру</text:span>
</text:a>
</text:p>
      <text:p text:style-name="P4">
Родичі постраждалих заявили, що укриття, до якого люди прибігли під часповітряної тривоги, було зачиненим.</text:p>
      <text:p text:style-name="P4">
3 червня суд обрав запобіжні заходи чотирьом особам, затриманим у зв’язку іззагибеллю людей біля укриття в Деснянському районі <text:a xlink:type="simple" xlink:href="https://www.ukrinform.ua/tag-kiiv" text:style-name="Internet_20_link" text:visited-style-name="Visited_20_Internet_20_Link">
 Києва</text:a>
 .</text:p>
      <text:p text:style-name="P4">
Після трагедії у столиці розпочалася посилена перевірка укриттів.</text:p>
      <text:p text:style-name="P4">
Source: <text:a xlink:type="simple" xlink:href="https://www.ukrinform.ua/rubric-society/3726954-v-ukraini-perevirili-63-000-ukrittiv-smigal-rozpoviv-skilki-pridatni-do-vikoristanna.html" text:style-name="Internet_20_link" text:visited-style-name="Visited_20_Internet_20_Link">
https://www.ukrinform.ua/rubric-society/3726954-v-ukraini-perevirili-63-000-ukrittiv-smigal-rozpoviv-skilki-pridatni-do-vikoristanna.html</text:a>
</text:p>
      <!--NEWS-->
      <text:h text:style-name="P10" text:outline-level="1">
<text:span text:style-name="T4">
На Таврійському напрямку Сил оборони за добу виконали понад 1,3 тисячі вогневих завдань</text:span>
</text:h>
      <text:p text:style-name="P4">
Authors: Ukrinform (Person)</text:p>
      <text:p text:style-name="P4">
Publisher: Укринформ (Organization)</text:p>
      <text:p text:style-name="P4">
Published Time: 2023-06-23T20:31:00+03:00</text:p>
      <text:p text:style-name="P4">
Modified Time: 2023-06-23T20:31:00+03:00</text:p>
      <text:p text:style-name="P4">
Description: На Таврійському напрямку російські війська за добу втратили вбитими і пораненими більше трьох рот, знищено 51 одиницю військової техніки.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ЗСУ', 'Російські військові', 'Таврія', 'Війна з Росією']</text:p>
      <text:p text:style-name="P4">
Type: Article</text:p>
      <!--METADATA-->
      <text:p text:style-name="P4">
<draw:frame draw:style-name="fr1" draw:name="Image222" text:anchor-type="as-char" svg:width="6.9236in" svg:height="3.956343in" draw:z-index="0">
<draw:image xlink:href="../Images/yкринформ/2023-06-23T20-31-00-03-00/630_360_1685868348-538.jpg" xlink:type="simple" xlink:show="embed" xlink:actuate="onLoad" draw:mime-type="image/jpeg"/>
</draw:frame>
 НаТаврійському напрямку російські війська за добу втратили вбитими і пораненимибільше трьох рот, знищено 51 одиницю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31" text:style-name="Internet_20_link" text:visited-style-name="Visited_20_Internet_20_Link">
 Телеграмі</text:a>
 .</text:p>
      <text:p text:style-name="P4">
«На Таврійському напрямку є відчутні успіхи Сил оборони та просування вперед»,- заявив Тарнавський.</text:p>
      <text:p text:style-name="P4">
За його словами, підрозділи ракетних військ та артилерії протягом добивиконали 1344 вогневих завдань.</text:p>
      <text:p text:style-name="P4">
«За останню добу втрати <text:a xlink:type="simple" xlink:href="https://www.ukrinform.ua/tag-rosia" text:style-name="Internet_20_link" text:visited-style-name="Visited_20_Internet_20_Link">
 ворога </text:a>
 вбитимита пораненими склали більше трьох рот. Знищено 51 одиницю військової технікипротивника», - зазначив Тарнавський.</text:p>
      <text:p text:style-name="P4">
Зокрема знищені 3 танки, 14 ББМ (БМП, МТЛБ), БпЛА «Supercam», БпЛА «Орлан-10»,БпЛА «Merlin», 2 гармати 2А36 «Гіацинт-Б», 3 гармати 2С5 «Гіацинт-С», 3самохідні артилерійські установки 2С7 «Піон», 2 самохідні артилерійськіустановки 2С3 «Акація», 2 гаубиці 2А65 «Мста-Б».</text:p>
      <text:p text:style-name="P4">
<text:span text:style-name="T4">
Читайте також:</text:span>
 <text:a xlink:type="simple" xlink:href="https://www.ukrinform.ua/rubric-ato/3726856-u-genicesku-sili-oboroni-znisili-bazu-rosgvardii.html" text:style-name="Internet_20_link" text:visited-style-name="Visited_20_Internet_20_Link">
 У Генічеську Сили оборони <text:span text:style-name="T4">
знищили</text:span>
 базу Росгвардії</text:a>
</text:p>
      <text:p text:style-name="P4">
Також було знищено 6 складів боєприпасів ворога.</text:p>
      <text:p text:style-name="P4">
Як повідомляв <text:a xlink:type="simple" xlink:href="https://www.ukrinform.ua/rubric-ato/3726585-sili-oboroni-znisili-vze-223-330-rosian.html" text:style-name="Internet_20_link" text:visited-style-name="Visited_20_Internet_20_Link">
 Укрінформ </text:a>
 , Сили оборони з 24 лютого 2022 рокупо 23 червня 2023 року ліквідували близько 223 тисяч 330 російськихзагарбників, і ще 680 осіб - за минулу добу.</text:p>
      <text:p text:style-name="P4">
Source: <text:a xlink:type="simple" xlink:href="https://www.ukrinform.ua/rubric-ato/3726956-na-tavrijskomu-napramku-sil-oboroni-za-dobu-vikonali-ponad-13-tisaci-vognevih-zavdan.html" text:style-name="Internet_20_link" text:visited-style-name="Visited_20_Internet_20_Link">
https://www.ukrinform.ua/rubric-ato/3726956-na-tavrijskomu-napramku-sil-oboroni-za-dobu-vikonali-ponad-13-tisaci-vognevih-zavdan.html</text:a>
</text:p>
      <!--NEWS-->
      <text:h text:style-name="P10" text:outline-level="1">
<text:span text:style-name="T4">
Кислиця закликав світ серйозно поставитися до загрози ядерного терору на ЗАЕС</text:span>
</text:h>
      <text:p text:style-name="P4">
Authors: Ukrinform (Person)</text:p>
      <text:p text:style-name="P4">
Publisher: Укринформ (Organization)</text:p>
      <text:p text:style-name="P4">
Published Time: 2023-06-23T20:33:24+03:00</text:p>
      <text:p text:style-name="P4">
Modified Time: 2023-06-23T20:33:24+03:00</text:p>
      <text:p text:style-name="P4">
Description: Постійний представник України при ООН Сергій Кислиця закликав міжнародну спільноту серйозно поставитися до загрози ядерного терору з боку Російської Федерації на Запорізькій АЕС. — Укрінформ.</text:p>
      <text:p text:style-name="P4">
Images: ['<text:a xlink:type="simple" xlink:href="https://static.ukrinform.com/photos/2023_01/thumb_files/630_360_1674002186-677.jpeg" text:style-name="Internet_20_link" text:visited-style-name="Visited_20_Internet_20_Link">
630_360_16740...</text:a>
']</text:p>
      <text:p text:style-name="P4">
Tags: ['ООН', 'Кислиця', 'Запорізька АЕС', 'Війна з Росією', 'Ядерний терор']</text:p>
      <text:p text:style-name="P4">
Type: Article</text:p>
      <!--METADATA-->
      <text:p text:style-name="P4">
<draw:frame draw:style-name="fr1" draw:name="Image223" text:anchor-type="as-char" svg:width="6.9236in" svg:height="3.956343in" draw:z-index="0">
<draw:image xlink:href="../Images/yкринформ/2023-06-23T20-33-24-03-00/630_360_1674002186-677.jpeg" xlink:type="simple" xlink:show="embed" xlink:actuate="onLoad" draw:mime-type="image/jpeg"/>
</draw:frame>
 Постійнийпредставник України при ООН Сергій Кислиця закликав міжнародну спільнотусерйозно поставитися до загрози ядерного терору з боку Російської Федерації наЗапорізькій АЕС.</text:p>
      <text:p text:style-name="P4">
Про це він заявив у п’ятницю на засіданні Радбезу ООН, передає власнийкореспондент Укрінформу в Нью-Йорку.</text:p>
      <text:p text:style-name="P4">
«Викликає тривогу той факт, що, за даними розвідки, Росія розглядає сценарійтеракту на Запорізькій атомній електростанції з витоком радіації. <text:a xlink:type="simple" xlink:href="https://www.ukrinform.ua/rubric-other_news/3723441-pidriv-rosianami-kahovskoi-ges-usi-novini.html" text:style-name="Internet_20_link" text:visited-style-name="Visited_20_Internet_20_Link">
 Підрив(Каховської - ред.) греблі </text:a>
 ясно давзрозуміти, що Росія готова застосувати тактику випаленої землі у відповідь напогіршення воєнної ситуації на захоплених землях, бо сумнівається, що зможе їхутримати», - наголосив Кислиця.</text:p>
      <text:p text:style-name="P4">
Він закликав міжнародне співтовариство серйозно поставитися до загрози актуядерного терору й посилити тиск на Російську Федерацію, аби запобігти цимзагрозливим діям, та запровадити додаткові санкції щодо російської атомноїпромисловості та військово-промислового комплексу.</text:p>
      <text:p text:style-name="P4">
<text:span text:style-name="T4">
Читайте також:</text:span>
 <text:a xlink:type="simple" xlink:href="https://www.ukrinform.ua/rubric-ato/3726213-rosia-vse-pidgotuvala-dla-teraktu-na-zaes-iz-vikidom-radiacii-zelenskij.html" text:style-name="Internet_20_link" text:visited-style-name="Visited_20_Internet_20_Link">
 Росія все підготувала для теракту на <text:span text:style-name="T4">
ЗАЕС</text:span>
 із викидомрадіації - Зеленський </text:a>
</text:p>
      <text:p text:style-name="P4">
Україна також очікує об'єктивної оцінки злочинних дій Росії з бокугенерального директора МАГАТЕ Рафаеля Гроссі, підкреслив Кислиця.</text:p>
      <text:p text:style-name="P4">
«Тільки рішучі й адекватні кроки, спрямовані на ослаблення можливостей Москвизавдавати шкоди на регіональному та глобальному рівнях, сприятимутьрозв’язанню кризи, створеної Росією», – зазначив він, наголосивши наважливості забезпечення її відповідальності за злочин агресії, воєнні злочиниі злочини проти людяності.</text:p>
      <text:p text:style-name="P4">
«Варіанти умиротворення, такі як територіальні поступки Росії і тимчасовезаморожування конфлікту, слугуватимуть лише мінами уповільненої дії, детонаторяких перебуває в руках Кремля», – сказав постпред.</text:p>
      <text:p text:style-name="P4">
<text:span text:style-name="T4">
Читайте також:</text:span>
 <text:a xlink:type="simple" xlink:href="https://www.ukrinform.ua/rubric-ato/3726554-mzs-ukraini-zaklikae-g7-i-evrosouz-ne-dopustiti-adernogo-incidentu-na-zaes.html" text:style-name="Internet_20_link" text:visited-style-name="Visited_20_Internet_20_Link">
 МЗС України закликає G7 і Євросоюз не допустити ядерногоінциденту на <text:span text:style-name="T4">
ЗАЕС</text:span>
 </text:a>
</text:p>
      <text:p text:style-name="P4">
За його словами, Росія хоча окопалася на окупованих територіях, але «не віритьні в свої фортифікаційні споруди, ні в свої власні війська».</text:p>
      <text:p text:style-name="P4">
Саме тому Москва підірвала Каховську греблю і замінувала Запорізьку <text:a xlink:type="simple" xlink:href="https://www.ukrinform.ua/tag-aes" text:style-name="Internet_20_link" text:visited-style-name="Visited_20_Internet_20_Link">
 АЕС</text:a>
 , маючи на меті залякати міжнароднеспівтовариство, пояснив він.</text:p>
      <text:p text:style-name="P4">
«Ось чому вона наповнює власну армію засудженими злочинцями та розміщуєзагороджувальні загони позаду російських позицій, які мають завдання недозволяти солдатам на першій лінії оборони ухилятися від бою», – розповівКислиця.</text:p>
      <text:p text:style-name="P4">
Незважаючи на всі ці заходи, у деяких районах українські військові продовжуютьпросуватися вперед, захищають свої позиції і протистоять посиленим атакамРосії, додав він.</text:p>
      <text:p text:style-name="P4">
<text:span text:style-name="T4">
Читайте також:</text:span>
 <text:a xlink:type="simple" xlink:href="https://www.ukrinform.ua/rubric-economy/3726783-mozlivij-rosijskij-terakt-na-zaes-cim-ce-zagrozue-ukraini-evropi-j-samij-rosii.html" text:style-name="Internet_20_link" text:visited-style-name="Visited_20_Internet_20_Link">
 Можливий російський теракт на <text:span text:style-name="T4">
ЗАЕС</text:span>
 : чим це загрожуєУкраїні, Європі й самій Росії </text:a>
</text:p>
      <text:p text:style-name="P4">
«Україна звільнить усі свої території, і це займе стільки часу, скількинеобхідно, тому що ми цінуємо життя наших військових і цивільних осіб і незастосовуємо стратегію масованих атак і повного руйнування цивільноїінфраструктури», – зауважив постпред.</text:p>
      <text:p text:style-name="P4">
Як повідомляв Укрінформ, у п’ятницю Рада Безпеки ООН провела засідання зобговорення ситуації в Україні у зв’язку з російською війною.</text:p>
      <text:p text:style-name="P4">
Source: <text:a xlink:type="simple" xlink:href="https://www.ukrinform.ua/rubric-ato/3726957-kislica-zaklikav-svit-serjozno-postavitisa-do-zagrozi-adernogo-teroru-na-zaes.html" text:style-name="Internet_20_link" text:visited-style-name="Visited_20_Internet_20_Link">
https://www.ukrinform.ua/rubric-ato/3726957-kislica-zaklikav-svit-serjozno-postavitisa-do-zagrozi-adernogo-teroru-na-zaes.html</text:a>
</text:p>
      <!--NEWS-->
      <text:h text:style-name="P10" text:outline-level="1">
<text:span text:style-name="T4">
У Монголії виявили майже 140 природних осередків чуми, в тому числі на кордоні з РФ</text:span>
</text:h>
      <text:p text:style-name="P4">
Authors: Ukrinform (Person)</text:p>
      <text:p text:style-name="P4">
Publisher: Укринформ (Organization)</text:p>
      <text:p text:style-name="P4">
Published Time: 2023-06-23T20:36:00+03:00</text:p>
      <text:p text:style-name="P4">
Modified Time: 2023-06-23T20:36:00+03:00</text:p>
      <text:p text:style-name="P4">
Description: Монгольський національний центр вивчення зоонозних хвороб повідомив, що в країні виявлено 137 природних осередків чуми, у тому числі на кордоні з Росією. — Укрінформ.</text:p>
      <text:p text:style-name="P4">
Images: ['<text:a xlink:type="simple" xlink:href="https://static.ukrinform.com/photos/2016_09/thumb_files/630_360_1474466842-7175.jpg" text:style-name="Internet_20_link" text:visited-style-name="Visited_20_Internet_20_Link">
630_360_14744...</text:a>
']</text:p>
      <text:p text:style-name="P4">
Tags: ['Росія', 'Чума', 'Хвороба', 'Монголія']</text:p>
      <text:p text:style-name="P4">
Type: Article</text:p>
      <!--METADATA-->
      <text:p text:style-name="P4">
<draw:frame draw:style-name="fr1" draw:name="Image224" text:anchor-type="as-char" svg:width="6.9236in" svg:height="3.956343in" draw:z-index="0">
<draw:image xlink:href="../Images/yкринформ/2023-06-23T20-36-00-03-00/630_360_1474466842-7175.jpg" xlink:type="simple" xlink:show="embed" xlink:actuate="onLoad" draw:mime-type="image/jpeg"/>
</draw:frame>
Монгольський національний центр вивчення зоонозних хвороб повідомив, що вкраїні виявлено 137 природних осередків чуми, у тому числі на кордоні зРосією.</text:p>
      <text:p text:style-name="P4">
Про це повідомляє Укрінформ з посиланням на <text:a xlink:type="simple" xlink:href="https://t.me/tass_agency/197676" text:style-name="Internet_20_link" text:visited-style-name="Visited_20_Internet_20_Link">
 Телеграм-канал ТАСС</text:a>
 .</text:p>
      <text:p text:style-name="P4">
Уточнюється, що найближче до російського <text:a xlink:type="simple" xlink:href="https://www.ukrinform.ua/tag-kordon" text:style-name="Internet_20_link" text:visited-style-name="Visited_20_Internet_20_Link">
 кордону</text:a>
 природні осередки бубонної чумизнаходяться у північно-західному аймаку Увс, який межує з російськоюреспублікою Тува.</text:p>
      <text:p text:style-name="P4">
Востаннє дослідження в аймаку Увс пройшли у 2022 році, коли російські тамонгольські епідеміологи встановили, що активність природного вогнища хворобизбільшилася.</text:p>
      <text:p text:style-name="P4">
Таке повідомлення було зроблено на 25-й міжнародній конференції "Проблемизоонозних інфекцій".</text:p>
      <text:p text:style-name="P4">
Своєю чергою Росспоживнагляд заявив, що контролює ситуацію з активізацієюприродних вогнищ чуми в Монголії, у тому числі на кордоні з Росією.</text:p>
      <text:p text:style-name="P4">
<text:span text:style-name="T4">
Читайте також:</text:span>
 <text:a xlink:type="simple" xlink:href="https://www.ukrinform.ua/rubric-world/3726870-v-aponii-pomerla-persa-ludina-u-sviti-vid-virusu-oz.html" text:style-name="Internet_20_link" text:visited-style-name="Visited_20_Internet_20_Link">
 У Японії померла перша людина у світі від <text:span text:style-name="T4">
вірус</text:span>
 у Оз</text:a>
</text:p>
      <text:p text:style-name="P4">
Як повідомлялося, у повномасштабному вторгнення Росії в Україну, серед інших,беруть участь військові з республіки Тува.</text:p>
      <text:p text:style-name="P4">
Source: <text:a xlink:type="simple" xlink:href="https://www.ukrinform.ua/rubric-world/3726959-u-mongolii-viavili-majze-140-prirodnih-oseredkiv-cumi-v-tomu-cisli-na-kordoni-z-rf.html" text:style-name="Internet_20_link" text:visited-style-name="Visited_20_Internet_20_Link">
https://www.ukrinform.ua/rubric-world/3726959-u-mongolii-viavili-majze-140-prirodnih-oseredkiv-cumi-v-tomu-cisli-na-kordoni-z-rf.html</text:a>
</text:p>
      <!--NEWS-->
      <text:h text:style-name="P10" text:outline-level="1">
<text:span text:style-name="T4">
В Україні перевірять стан мостів – Шмигаль</text:span>
</text:h>
      <text:p text:style-name="P4">
Authors: Ukrinform (Person)</text:p>
      <text:p text:style-name="P4">
Publisher: Укринформ (Organization)</text:p>
      <text:p text:style-name="P4">
Published Time: 2023-06-23T20:40:00+03:00</text:p>
      <text:p text:style-name="P4">
Modified Time: 2023-06-23T20:40:00+03:00</text:p>
      <text:p text:style-name="P4">
Description: В Україні створять комісію для перевірки стану мостів, очолить яку віцепрем’єр-міністр з відновлення – міністр розвитку громад, територій та інфраструктури Олександр Кубраков.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Міст', 'Шмигаль', 'Критична інфраструктура', 'Єдині новини']</text:p>
      <text:p text:style-name="P4">
Type: Article</text:p>
      <!--METADATA-->
      <text:p text:style-name="P4">
<draw:frame draw:style-name="fr1" draw:name="Image225" text:anchor-type="as-char" svg:width="6.9236in" svg:height="3.956343in" draw:z-index="0">
<draw:image xlink:href="../Images/yкринформ/2023-06-23T20-40-00-03-00/630_360_1677850992-604.jpg" xlink:type="simple" xlink:show="embed" xlink:actuate="onLoad" draw:mime-type="image/jpeg"/>
</draw:frame>
 В Україністворять комісію для перевірки стану мостів, очолить яку віцепрем’єр-міністр звідновлення – міністр розвитку громад, територій та інфраструктури ОлександрКубраков.</text:p>
      <text:p text:style-name="P4">
Про це Прем'єр-міністр України Денис Шмигаль сказав в ефірі телемарафону«Єдині новини», передає Укрінформ.</text:p>
      <text:p text:style-name="P4">
«Також було прийняте рішення утворити комісію на чолі з віцепрем'єр-міністромз відновлення для перевірки стану <text:a xlink:type="simple" xlink:href="https://www.ukrinform.ua/tag-mist" text:style-name="Internet_20_link" text:visited-style-name="Visited_20_Internet_20_Link">
 мостів </text:a>
 . Це інша така болюча точка, інша критична інфраструктура, яка під часвійни має бути у належному стані. Особливо такі стратегічні мости, як черезрічку Дніпро, річку Дністер. Там, де це стосується національної безпеки - упершу чергу ми їх стан будемо перевіряти», - сказав Шмигаль.</text:p>
      <text:p text:style-name="P4">
<text:span text:style-name="T4">
Читайте також:</text:span>
 <text:a xlink:type="simple" xlink:href="https://www.ukrinform.ua/rubric-vidbudova/3726869-specialna-komisia-perevirit-stan-mostiv-i-slahoprovodiv-po-ukraini-prezident.html" text:style-name="Internet_20_link" text:visited-style-name="Visited_20_Internet_20_Link">
 Спеціальна комісія перевірить стан мостів і шляхопроводівпо Україні – Президент </text:a>
</text:p>
      <text:p text:style-name="P4">
Як повідомляв <text:a xlink:type="simple" xlink:href="https://www.ukrinform.ua/rubric-polytics/3726823-zelenskij-proviv-zasidanna-rnbo.html" text:style-name="Internet_20_link" text:visited-style-name="Visited_20_Internet_20_Link">
 Укрінформ </text:a>
 , під головуваннямПрезидента Володимира Зеленського відбулося засідання Ради національноїбезпеки і оборони України, під час якого було розглянуто питання стану спорудцивільного захисту, прискорення судової реформи та подальших кроків у напрямкунабуття Україною членства у Європейському Союзі.</text:p>
      <text:p text:style-name="P4">
Source: <text:a xlink:type="simple" xlink:href="https://www.ukrinform.ua/rubric-economy/3726960-v-ukraini-perevirat-stan-mostiv-smigal.html" text:style-name="Internet_20_link" text:visited-style-name="Visited_20_Internet_20_Link">
https://www.ukrinform.ua/rubric-economy/3726960-v-ukraini-perevirat-stan-mostiv-smigal.html</text:a>
</text:p>
      <!--NEWS-->
      <text:h text:style-name="P10" text:outline-level="1">
<text:span text:style-name="T4">
Перевірка укриттів: уряд запропонує Президенту звільнити керівників низки адміністрацій</text:span>
</text:h>
      <text:p text:style-name="P4">
Authors: Ukrinform (Person)</text:p>
      <text:p text:style-name="P4">
Publisher: Укринформ (Organization)</text:p>
      <text:p text:style-name="P4">
Published Time: 2023-06-23T20:42:59+03:00</text:p>
      <text:p text:style-name="P4">
Modified Time: 2023-06-23T20:42:59+03:00</text:p>
      <text:p text:style-name="P4">
Description: Кабінет Міністрів уже напрацьовує та на початку наступного тижня погодить і запропонує Президенту проєкти указів щодо звільнення керівників низки адміністрацій за результатами перевірок укриттів.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Кабмін', 'Президент', 'Звільнення', 'Шмигаль', 'Укриття', 'Єдині новини']</text:p>
      <text:p text:style-name="P4">
Type: Article</text:p>
      <!--METADATA-->
      <text:p text:style-name="P4">
<draw:frame draw:style-name="fr1" draw:name="Image226" text:anchor-type="as-char" svg:width="6.9236in" svg:height="3.956343in" draw:z-index="0">
<draw:image xlink:href="../Images/yкринформ/2023-06-23T20-42-59-03-00/630_360_1686303753-448.jpg" xlink:type="simple" xlink:show="embed" xlink:actuate="onLoad" draw:mime-type="image/jpeg"/>
</draw:frame>
 КабінетМіністрів уже напрацьовує та на початку наступного тижня погодить і запропонуєПрезиденту проєкти указів щодо звільнення керівників низки адміністрацій зарезультатами перевірок укриттів.</text:p>
      <text:p text:style-name="P4">
Про це Прем'єр-міністр України Денис Шмигаль сказав у ефірі телемарафону«Єдині новини», передає Укрінформ.</text:p>
      <text:p text:style-name="P4">
«По деяких районах, по деяких областях будуть прийняті кадрові рішення. Цебудуть рішення про <text:a xlink:type="simple" xlink:href="https://www.ukrinform.ua/tag-zvilnenna" text:style-name="Internet_20_link" text:visited-style-name="Visited_20_Internet_20_Link">
 звільнення </text:a>
відповідних керівників адміністрацій, також будуть догани. Всі ці речі мизараз опрацьовуємо, і буквально на початку наступного тижня вони будутьзапропоновані Кабінетом Міністрів до підпису Президентом України у виглядівідповідних указів», - сказав Шмигаль.</text:p>
      <text:p text:style-name="P4">
<text:span text:style-name="T4">
Читайте також:</text:span>
 <text:a xlink:type="simple" xlink:href="https://www.ukrinform.ua/rubric-society/3726954-v-ukraini-perevirili-63-000-ukrittiv-smigal-rozpoviv-skilki-pridatni-do-vikoristanna.html" text:style-name="Internet_20_link" text:visited-style-name="Visited_20_Internet_20_Link">
 В Україні перевірили 63 000 <text:span text:style-name="T4">
укриттів</text:span>
 : Шмигальрозповів, скільки придатні до використання </text:a>
</text:p>
      <text:p text:style-name="P4">
Президент Володимир Зеленський заявив про те, що висновки щодо перевіркисховищ невтішні майже по всій країні, тому <text:a xlink:type="simple" xlink:href="https://www.ukrinform.ua/rubric-polytics/3726862-budut-kadrovi-risenna-zelenskij-pro-rozglad-na-rnbo-situacii-z-ukrittami.html" text:style-name="Internet_20_link" text:visited-style-name="Visited_20_Internet_20_Link">
 будуть відповідні кадрові рішення</text:a>
 . Він підкреслив, щодоступні та надійні укриття по всій країні мають бути і будуть в пріоритеті укерівників усіх рівнів.</text:p>
      <text:p text:style-name="P4">
Як повідомлялося, у п’ятницю, 23 червня, <text:a xlink:type="simple" xlink:href="https://www.ukrinform.ua/rubric-polytics/3726823-zelenskij-proviv-zasidanna-rnbo.html" text:style-name="Internet_20_link" text:visited-style-name="Visited_20_Internet_20_Link">
 відбулося засідання Радинаціональної безпеки й оборони щодо стану бомбосховищ</text:a>
 , судової реформи та євроінтеграційних питань.</text:p>
      <text:p text:style-name="P4">
Source: <text:a xlink:type="simple" xlink:href="https://www.ukrinform.ua/rubric-polytics/3726961-perevirka-ukrittiv-urad-zaproponue-prezidentu-zvilniti-kerivnikiv-nizki-administracij.html" text:style-name="Internet_20_link" text:visited-style-name="Visited_20_Internet_20_Link">
https://www.ukrinform.ua/rubric-polytics/3726961-perevirka-ukrittiv-urad-zaproponue-prezidentu-zvilniti-kerivnikiv-nizki-administracij.html</text:a>
</text:p>
      <!--NEWS-->
      <text:h text:style-name="P10" text:outline-level="1">
<text:span text:style-name="T4">
Зеленський відзначив особливі заслуги на фронті воїнів 35-ї бригади морської піхоти</text:span>
</text:h>
      <text:p text:style-name="P4">
Authors: Ukrinform (Person)</text:p>
      <text:p text:style-name="P4">
Publisher: Укринформ (Organization)</text:p>
      <text:p text:style-name="P4">
Published Time: 2023-06-23T20:46:00+03:00</text:p>
      <text:p text:style-name="P4">
Modified Time: 2023-06-23T20:46:00+03:00</text:p>
      <text:p text:style-name="P4">
Description: Президент Володимир Зеленський відзначив міцність та відвагу на фронті воїнів 35-ї бригади морської піхоти, зокрема Вʼячеслава Імангулова й Сергія Пєнова та хоробрість загиблих десантників Івана Коцура й Олександра Казандж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Військові', 'Морпіхи',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6-23T20-46-00-03-00/630_360_1685119271-129.jpeg" xlink:type="simple" xlink:show="embed" xlink:actuate="onLoad" draw:mime-type="image/jpeg"/>
</draw:frame>
 ПрезидентВолодимир Зеленський відзначив міцність та відвагу на фронті воїнів 35-їбригади морської піхоти, зокрема Вʼячеслава Імангулова й Сергія Пєнова тахоробрість загиблих десантників Івана Коцура й Олександра Казанджі.</text:p>
      <text:p text:style-name="P4">
Про це він розповів у вечірньому <text:a xlink:type="simple" xlink:href="https://t.me/V_Zelenskiy_official/6692" text:style-name="Internet_20_link" text:visited-style-name="Visited_20_Internet_20_Link">
 відеозверненні</text:a>
 , передає Укрінформ.</text:p>
      <text:p text:style-name="P4">
«Знати наших героїв, бути їм вдячними – це обовʼязково. Хочу сьогодні особливовідзначити <text:a xlink:type="simple" xlink:href="https://www.ukrinform.ua/tag-vijskovi" text:style-name="Internet_20_link" text:visited-style-name="Visited_20_Internet_20_Link">
 воїнів </text:a>
 нашої 35-їокремої бригади морської піхоти. Бригади, яка виконує надзвичайно важкізавдання. Хлопців, які воюють саме так, як і мають воювати українські воїни.Старший матрос Вʼячеслав Імангулов та молодший лейтенант Сергій Пєнов – дякую,хлопці, за вашу зразкову міцність та відвагу в боях на Донеччині. Саме такимий мають бути наші воїни, українські воїни. Молодці!», - сказав Зеленський.</text:p>
      <text:p text:style-name="P4">
_Відео:<text:a xlink:type="simple" xlink:href="https://t.me/V_Zelenskiy_official/6692" text:style-name="Internet_20_link" text:visited-style-name="Visited_20_Internet_20_Link">
 ОП </text:a>
 _</text:p>
      <text:p text:style-name="P4">
Водночас глава держави вшанував памʼять двох «особливо хоробрих, особливосильних» десантників «Тридцятьпʼятки».</text:p>
      <text:p text:style-name="P4">
«Вони віддали життя за нашу державу, за наших людей саме зараз – у боях учервні, і Україна має їх памʼятати. Капітан Іван Коцур… Вічна памʼять! Старшийлейтенант Олександр Казанджі... Вічна памʼять!», - зазначив Президент.</text:p>
      <text:p text:style-name="P4">
<text:span text:style-name="T4">
Читайте також:</text:span>
 <text:a xlink:type="simple" xlink:href="https://www.ukrinform.ua/rubric-ato/3725048-zelenskij-vidznaciv-sturmovij-pidrozdil-gur-artan.html" text:style-name="Internet_20_link" text:visited-style-name="Visited_20_Internet_20_Link">
 <text:span text:style-name="T4">
Зеленський</text:span>
 <text:span text:style-name="T4">
відзначив</text:span>
 штурмовий підрозділ ГУР«Артан» </text:a>
</text:p>
      <text:p text:style-name="P4">
Він також побажав, щоб перемога України в розв’язаній Росією війні та успішнатрансформація державних інституцій у такі ж сильні та ефективні, якими є нашівоїни, стала найкращим вшануванням памʼяті всіх українських героїв різнихчасів, які боролися й загинули заради свободи та сили України.</text:p>
      <text:p text:style-name="P4">
Як повідомляв <text:a xlink:type="simple" xlink:href="https://www.ukrinform.ua/rubric-ato/3725882-zelenskij-nagorodiv-106-vijskovih-63-iz-nih-posmertno.html" text:style-name="Internet_20_link" text:visited-style-name="Visited_20_Internet_20_Link">
 Укрінформ </text:a>
 , 21червня Президент Володимир Зеленський відзначив державними нагородами 106військовослужбовців, 63 із них - посмертно.</text:p>
      <text:p text:style-name="P4">
<text:span text:style-name="T5">
Фото: ОП</text:span>
</text:p>
      <text:p text:style-name="P4">
Source: <text:a xlink:type="simple" xlink:href="https://www.ukrinform.ua/rubric-ato/3726962-zelenskij-vidznaciv-osoblivi-zaslugi-na-fronti-voiniv-35i-brigadi-morskoi-pihoti.html" text:style-name="Internet_20_link" text:visited-style-name="Visited_20_Internet_20_Link">
https://www.ukrinform.ua/rubric-ato/3726962-zelenskij-vidznaciv-osoblivi-zaslugi-na-fronti-voiniv-35i-brigadi-morskoi-pihoti.html</text:a>
</text:p>
      <!--NEWS-->
      <text:h text:style-name="P10" text:outline-level="1">
<text:span text:style-name="T4">
Одеського воєнкома звільнять з посади, а не з армії – Данілов</text:span>
</text:h>
      <text:p text:style-name="P4">
Authors: Ukrinform (Person)</text:p>
      <text:p text:style-name="P4">
Publisher: Укринформ (Organization)</text:p>
      <text:p text:style-name="P4">
Published Time: 2023-06-23T20:48:36+03:00</text:p>
      <text:p text:style-name="P4">
Modified Time: 2023-06-23T20:48:36+03:00</text:p>
      <text:p text:style-name="P4">
Description: Начальника Одеського обласного територіального центру комплектування, у родичів якого ЗМІ нібито виявили дороговартісну власність за кордоном, буде звільнено з займаної посади, але не зі Збройних Сил. — Укрінформ.</text:p>
      <text:p text:style-name="P4">
Images: ['<text:a xlink:type="simple" xlink:href="https://static.ukrinform.com/photos/2023_03/thumb_files/630_360_1678825036-533.jpg" text:style-name="Internet_20_link" text:visited-style-name="Visited_20_Internet_20_Link">
630_360_16788...</text:a>
']</text:p>
      <text:p text:style-name="P4">
Tags: ['Одеса', 'РНБО', 'Звільнення', 'Данілов', 'Єдині новини', 'воєнком']</text:p>
      <text:p text:style-name="P4">
Type: Article</text:p>
      <!--METADATA-->
      <text:p text:style-name="P4">
<draw:frame draw:style-name="fr1" draw:name="Image228" text:anchor-type="as-char" svg:width="6.9236in" svg:height="3.956343in" draw:z-index="0">
<draw:image xlink:href="../Images/yкринформ/2023-06-23T20-48-36-03-00/630_360_1678825036-533.jpg" xlink:type="simple" xlink:show="embed" xlink:actuate="onLoad" draw:mime-type="image/jpeg"/>
</draw:frame>
 НачальникаОдеського обласного територіального центру комплектування, у родичів якого ЗМІнібито виявили дороговартісну власність за кордоном, буде звільнено з займаноїпосади, але не зі Збройних Сил.</text:p>
      <text:p text:style-name="P4">
Про це сказав секретар Ради національної безпеки й оборони Олексій Данілов вефірі телемарафону «Єдині новини», повідомляє Укрінформ.</text:p>
      <text:p text:style-name="P4">
«Під час війни ми не можемо звільнити людину зі Збройних Сил, він будезвільнений саме з цієї посади і куди він відправиться, це вже рішення закомандиром, за тими людьми, у безпосередньому підпорядкуванні яких він буде»,- прокоментував Данілов доручення Президента щодо звільнення одеськоговоєнкома.</text:p>
      <text:p text:style-name="P4">
Водночас секретар <text:a xlink:type="simple" xlink:href="https://www.ukrinform.ua/tag-rnbo" text:style-name="Internet_20_link" text:visited-style-name="Visited_20_Internet_20_Link">
 РНБО </text:a>
 зауважив, щобуде проведена перевірка фактів, оприлюднених журналістами, і якщо вонипідтвердяться, тоді, за його словами, вже «зовсім інші органи розбиратимуться,як так сталося».</text:p>
      <text:p text:style-name="P4">
<text:span text:style-name="T4">
Читайте також:</text:span>
 <text:a xlink:type="simple" xlink:href="https://www.ukrinform.ua/rubric-polytics/3726842-skandal-z-odeskim-voenkomom-suhoputni-vijska-spriatimut-perevirci.html" text:style-name="Internet_20_link" text:visited-style-name="Visited_20_Internet_20_Link">
 Скандал з одеським воєнкомом: Сухопутні військасприятимуть перевірці </text:a>
</text:p>
      <text:p text:style-name="P4">
Як повідомлялося, за результатами засідання Ставки Верховногоголовнокомандувача, Президент Володимир Зеленський <text:a xlink:type="simple" xlink:href="https://www.ukrinform.ua/rubric-ato/3726908-zelenskij-proviv-stavku-doruciv-zaluznomu-zvilniti-odeskogo-voenkoma.html" text:style-name="Internet_20_link" text:visited-style-name="Visited_20_Internet_20_Link">
 доручив звільнитиначальника Одеського обласного територіального центру комплектування</text:a>
 та створити комісію підкерівництвом першого заступника міністра оборони генерала Олександра Павлюкаразом із правоохоронним блоком та НАЗК для перевірки військкомів в усіхрегіонах України.</text:p>
      <text:p text:style-name="P4">
<text:span text:style-name="T4">
Читайте також:</text:span>
 <text:a xlink:type="simple" xlink:href="https://www.ukrinform.ua/rubric-society/3726938-v-ukraini-perevirat-dialnist-ta-majnovij-stan-usih-voenkomiv-smigal.html" text:style-name="Internet_20_link" text:visited-style-name="Visited_20_Internet_20_Link">
 В Україні перевірять діяльність та майновий стан усіхвоєнкомів – Шмигаль </text:a>
</text:p>
      <text:p text:style-name="P4">
Як повідомляли <text:a xlink:type="simple" xlink:href="https://www.pravda.com.ua/news/2023/06/22/7407993/" text:style-name="Internet_20_link" text:visited-style-name="Visited_20_Internet_20_Link">
 ЗМІ </text:a>
 ,родина начальника Одеського обласного територіального центру комплектування тасоціальної підтримки Євгена Борисова під час повномасштабної війни придбала наіспанському узбережжі нерухомості та автівок на мільйони доларів. Про цесвідчать витяги з іспанського реєстру, хоча сам Борисов заявляє, що не вкурсі, чи є у його сім'ї майно в Іспанії.</text:p>
      <text:p text:style-name="P4">
Source: <text:a xlink:type="simple" xlink:href="https://www.ukrinform.ua/rubric-ato/3726963-odeskogo-voenkoma-zvilnat-z-posadi-a-ne-z-armii-danilov.html" text:style-name="Internet_20_link" text:visited-style-name="Visited_20_Internet_20_Link">
https://www.ukrinform.ua/rubric-ato/3726963-odeskogo-voenkoma-zvilnat-z-posadi-a-ne-z-armii-danilov.html</text:a>
</text:p>
      <!--NEWS-->
      <text:h text:style-name="P10" text:outline-level="1">
<text:span text:style-name="T4">
Євросоюз закликав ООН забезпечити повну відповідальність за воєнні злочини Росії в Україні</text:span>
</text:h>
      <text:p text:style-name="P4">
Authors: Ukrinform (Person)</text:p>
      <text:p text:style-name="P4">
Publisher: Укринформ (Organization)</text:p>
      <text:p text:style-name="P4">
Published Time: 2023-06-23T20:51:00+03:00</text:p>
      <text:p text:style-name="P4">
Modified Time: 2023-06-23T20:51:00+03:00</text:p>
      <text:p text:style-name="P4">
Description: Європейський Союз закликав міжнародну спільноту в ООН підтримати міжнародні ініціативи, спрямовані на забезпечення повної відповідальності за злочини, вчинені російськими силами та їхніми прибічниками у війні проти України. — Укрінформ.</text:p>
      <text:p text:style-name="P4">
Images: ['<text:a xlink:type="simple" xlink:href="https://static.ukrinform.com/photos/2015_10/thumb_files/630_360_1445002358-2357.jpg" text:style-name="Internet_20_link" text:visited-style-name="Visited_20_Internet_20_Link">
630_360_14450...</text:a>
']</text:p>
      <text:p text:style-name="P4">
Tags: ['Євросоюз', 'Воєнні злочини', 'Радбез ООН', 'Війна з Росією']</text:p>
      <text:p text:style-name="P4">
Type: Article</text:p>
      <!--METADATA-->
      <text:p text:style-name="P4">
<draw:frame draw:style-name="fr1" draw:name="Image229" text:anchor-type="as-char" svg:width="6.9236in" svg:height="3.956343in" draw:z-index="0">
<draw:image xlink:href="../Images/yкринформ/2023-06-23T20-51-00-03-00/630_360_1445002358-2357.jpg" xlink:type="simple" xlink:show="embed" xlink:actuate="onLoad" draw:mime-type="image/jpeg"/>
</draw:frame>
Європейський Союз закликав міжнародну спільноту в ООН підтримати міжнародніініціативи, спрямовані на забезпечення повної відповідальності за злочини,вчинені російськими силами та їхніми прибічниками у війні проти України.</text:p>
      <text:p text:style-name="P4">
Про це заявив у п’ятницю під час засідання Радбезу ООН постійний представникЄС при Організації посол Олаф Скуг, передає власний кореспондент Укрінформу.</text:p>
      <text:p text:style-name="P4">
«Європейський Союз твердо відданий забезпеченню повної відповідальності завоєнні злочини та інші серйозні злочини, скоєні у зв’язку з агресивною війною<text:a xlink:type="simple" xlink:href="https://www.ukrinform.ua/tag-rosia" text:style-name="Internet_20_link" text:visited-style-name="Visited_20_Internet_20_Link">
 Росії </text:a>
 », - заявив представник ЄС.</text:p>
      <text:p text:style-name="P4">
У цьому зв’язку він підкреслив важливість скоординованих міжнародних ініціативу цій сфері. Дипломат зауважив, що ЄС підтримує створення міжнародноготрибуналу для переслідування злочину агресії, а також вітає створенняМіжнародного центру з кримінального переслідування злочинів агресії в Гаазі.Крім того, він висловив повну підтримку процесу створення міжнародногомеханізму для реєстрації шкоди, заподіяної росіянами.</text:p>
      <text:p text:style-name="P4">
«ЄС закликає до встановлення справедливого, всеосяжного й тривалого мирувідповідно до Статуту ООН та резолюції Генасамблеї, прийнятої в лютому, атакож незалежності, суверенітету й територіальної цілісності України в межахїї міжнародно визнаних кордонів», - зауважив європейський представник.</text:p>
      <text:p text:style-name="P4">
У цьому контексті він підкреслив, що такий мир принесе користь усім націям тависловив підтримку мирній формулі президента Зеленського.</text:p>
      <text:p text:style-name="P4">
«Члени Ради Безпеки повинні розрізняти жертву й агресора в цій загарбницькійвійні. Відповідно до Статуту ООН, Україна має право на самооборону від атакРосії з метою відновлення своєї територіальної цілісності. Вона також маєправо вимагати міжнародної підтримки для таких зусиль», - підкреслив дипломат.</text:p>
      <text:p text:style-name="P4">
<text:span text:style-name="T4">
Читайте також:</text:span>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ЗАЕС </text:a>
</text:p>
      <text:p text:style-name="P4">
Він наголосив, що Європейський Союз готовий підтримувати Україну стільки,скільки буде потрібно.</text:p>
      <text:p text:style-name="P4">
Як повідомляв Укрінформ, у Нью-Йорку в п’ятницю відбулося засідання РадбезуООН, з питань розвитку ситуації в Україні, у тому числі зокрема наслідківпідриву РФ Каховської греблі та загрози теракту на Запорізькій АЕС.</text:p>
      <text:p text:style-name="P4">
Source: <text:a xlink:type="simple" xlink:href="https://www.ukrinform.ua/rubric-polytics/3726967-evrosouz-zaklikav-oon-zabezpeciti-povnu-vidpovidalnist-za-voenni-zlocini-rosii-v-ukraini.html" text:style-name="Internet_20_link" text:visited-style-name="Visited_20_Internet_20_Link">
https://www.ukrinform.ua/rubric-polytics/3726967-evrosouz-zaklikav-oon-zabezpeciti-povnu-vidpovidalnist-za-voenni-zlocini-rosii-v-ukraini.html</text:a>
</text:p>
      <!--NEWS-->
      <text:h text:style-name="P10" text:outline-level="1">
<text:span text:style-name="T4">
Штати ввели санкції проти співробітників ФСБ через втручання у вибори</text:span>
</text:h>
      <text:p text:style-name="P4">
Authors: Ukrinform (Person)</text:p>
      <text:p text:style-name="P4">
Publisher: Укринформ (Organization)</text:p>
      <text:p text:style-name="P4">
Published Time: 2023-06-23T20:52:32+03:00</text:p>
      <text:p text:style-name="P4">
Modified Time: 2023-06-23T20:52:32+03:00</text:p>
      <text:p text:style-name="P4">
Description: Уряд Сполучених Штатів запровадив індивідуальні санкції проти двох офіцерів ФСБ Росії, причетних до операцій втручання в американські вибори 2022 року. — Укрінформ.</text:p>
      <text:p text:style-name="P4">
Images: ['<text:a xlink:type="simple" xlink:href="https://static.ukrinform.com/photos/2022_09/thumb_files/630_360_1664378302-977.jpg" text:style-name="Internet_20_link" text:visited-style-name="Visited_20_Internet_20_Link">
630_360_16643...</text:a>
']</text:p>
      <text:p text:style-name="P4">
Tags: ['ФСБ РФ', 'Санкції', 'США', 'Втручання у вибори']</text:p>
      <text:p text:style-name="P4">
Type: Article</text:p>
      <!--METADATA-->
      <text:p text:style-name="P4">
<draw:frame draw:style-name="fr1" draw:name="Image230" text:anchor-type="as-char" svg:width="6.9236in" svg:height="3.956343in" draw:z-index="0">
<draw:image xlink:href="../Images/yкринформ/2023-06-23T20-52-32-03-00/630_360_1664378302-977.jpg" xlink:type="simple" xlink:show="embed" xlink:actuate="onLoad" draw:mime-type="image/jpeg"/>
</draw:frame>
 УрядСполучених Штатів запровадив індивідуальні санкції проти двох офіцерів ФСБРосії, причетних до операцій втручання в американські вибори 2022 року.</text:p>
      <text:p text:style-name="P4">
Про це йдеться в офіційній заяві для преси держсекретаря США Ентоні Блінкена,оприлюдненій у п’ятницю, передає Укрінформ.</text:p>
      <text:p text:style-name="P4">
«Сполучені Штати продовжують бути відданими зусиллям щодо стримування таприпинення неодноразових спроб Росії підірвати демократичні процеси в США таінших країнах»,- підкреслюється в заяві.</text:p>
      <text:p text:style-name="P4">
Нові санкції запроваджені проти двох офіцерів ФСБ Росії – Єгора Попова таОлексія Суходолова, які були безпосередньо пов’язані із діями двох іншихспівробітників спецслужб Росії - <text:a xlink:type="simple" xlink:href="https://www.ukrinform.ua/rubric-world/3539723-vtrucanna-u-vibori-ssa-zaprovadili-sankcii-se-proti-dvoh-rosian-ta-cotiroh-kompanij.html" text:style-name="Internet_20_link" text:visited-style-name="Visited_20_Internet_20_Link">
 Олександра Іонова та Наталії Бурлінової</text:a>
 . Останнідвоє потрапили до «чорного списку» ще в липні 2022 року.</text:p>
      <text:p text:style-name="P4">
Зокрема уточнюється, що Попов був головним куратором Іонова, коли тойвиконував завдання зі зловмисного впливу у США та інших країнах. Поповзвітував Суходолову, який також працював з Іоновим над проведенням іноземнихоперацій зловмисного впливу по всьому світу.</text:p>
      <text:p text:style-name="P4">
<text:span text:style-name="T4">
Читайте також:</text:span>
 <text:a xlink:type="simple" xlink:href="https://www.ukrinform.ua/rubric-world/3712509-rozsukuvalo-fbr-a-znajsli-ukrainski-hakeri.html" text:style-name="Internet_20_link" text:visited-style-name="Visited_20_Internet_20_Link">
 Розшукувало ФБР, а знайшли українські хакери</text:a>
</text:p>
      <text:p text:style-name="P4">
Як повідомляв Укрінформ, США продовжують викривати керовані Кремлем операціїзловмисного впливу на США, союзників і партнерів. У цьому зв’язку вказується,зокрема, на зусилля РФ щодо вручання у <text:a xlink:type="simple" xlink:href="https://www.ukrinform.ua/tag-vibori" text:style-name="Internet_20_link" text:visited-style-name="Visited_20_Internet_20_Link">
 вибори</text:a>
 , а також поширення дезінформації зметою виправдання агресії проти України та інших дій, спрямованих на підривміжнародного порядку.</text:p>
      <text:p text:style-name="P4">
Source: <text:a xlink:type="simple" xlink:href="https://www.ukrinform.ua/rubric-world/3726968-stati-vveli-sankcii-proti-spivrobitnikiv-fsb-cerez-vtrucanna-u-vibori.html" text:style-name="Internet_20_link" text:visited-style-name="Visited_20_Internet_20_Link">
https://www.ukrinform.ua/rubric-world/3726968-stati-vveli-sankcii-proti-spivrobitnikiv-fsb-cerez-vtrucanna-u-vibori.html</text:a>
</text:p>
      <!--NEWS-->
      <text:h text:style-name="P10" text:outline-level="1">
<text:span text:style-name="T4">
Кислиця в Радбезі ООН порівняв путінський режим з раком, що поширює метастази по всьому світу</text:span>
</text:h>
      <text:p text:style-name="P4">
Authors: Ukrinform (Person)</text:p>
      <text:p text:style-name="P4">
Publisher: Укринформ (Organization)</text:p>
      <text:p text:style-name="P4">
Published Time: 2023-06-23T20:55:00+03:00</text:p>
      <text:p text:style-name="P4">
Modified Time: 2023-06-23T20:55:00+03:00</text:p>
      <text:p text:style-name="P4">
Description: Постійний представник України при ООН Сергій Кислиця порівняв путінський режим з раком, що поширює із бункера метастази по всьому світу. — Укрінформ.</text:p>
      <text:p text:style-name="P4">
Images: ['<text:a xlink:type="simple" xlink:href="https://static.ukrinform.com/photos/2023_05/thumb_files/630_360_1684872981-949.jpeg" text:style-name="Internet_20_link" text:visited-style-name="Visited_20_Internet_20_Link">
630_360_16848...</text:a>
']</text:p>
      <text:p text:style-name="P4">
Tags: ['Путін', 'Кислиця', 'Радбез ООН', 'Війна з Росією']</text:p>
      <text:p text:style-name="P4">
Type: Article</text:p>
      <!--METADATA-->
      <text:p text:style-name="P4">
<draw:frame draw:style-name="fr1" draw:name="Image231" text:anchor-type="as-char" svg:width="6.9236in" svg:height="3.956343in" draw:z-index="0">
<draw:image xlink:href="../Images/yкринформ/2023-06-23T20-55-00-03-00/630_360_1684872981-949.jpeg" xlink:type="simple" xlink:show="embed" xlink:actuate="onLoad" draw:mime-type="image/jpeg"/>
</draw:frame>
 Постійнийпредставник України при ООН Сергій Кислиця порівняв путінський режим з раком,що поширює із бункера метастази по всьому світу.</text:p>
      <text:p text:style-name="P4">
Про це він заявив, виступаючи у п’ятницю на засіданні Ради Безпеки ООН,передає власний кореспондент Укрінформу у Нью-Йорку.</text:p>
      <text:p text:style-name="P4">
«Насправді Росія гірша від COVID-19. <text:a xlink:type="simple" xlink:href="https://www.ukrinform.ua/tag-putin" text:style-name="Internet_20_link" text:visited-style-name="Visited_20_Internet_20_Link">
 Путінський</text:a>
 режим – це рак. І світ не може бутисильним і здоровим, коли його клітини продовжують поширюватися з його бункераі формувати нові пухлини по всьому світу, і насправді в Раді Безпеки, у ційзалі теж», – сказав Кислиця.</text:p>
      <text:p text:style-name="P4">
За словами постпреда, «його слід видалити до того, як він пошириться далі повашій крові й уб'є вас».</text:p>
      <text:p text:style-name="P4">
«Вибір за вами, леді і джентльмени. Обирайте життя», – додав він.</text:p>
      <text:p text:style-name="P4">
<text:span text:style-name="T4">
Читайте також:</text:span>
 <text:a xlink:type="simple" xlink:href="https://www.ukrinform.ua/rubric-world/3724550-postpred-ukraini-v-oon-posirenna-dezinformacii-povnistu-integrovane-u-vijskovi-strategii-rosii.html" text:style-name="Internet_20_link" text:visited-style-name="Visited_20_Internet_20_Link">
 Постпред України в ООН: Поширення дезінформації повністюінтегроване у військові стратегії Росії </text:a>
</text:p>
      <text:p text:style-name="P4">
Як повідомляв <text:a xlink:type="simple" xlink:href="https://www.ukrinform.ua/rubric-polytics/3726561-sogodni-radbez-oon-obgovorit-naslidki-pidrivu-kahovskoi-grebli-ta-zagrozu-teraktu-na-zaes.html" text:style-name="Internet_20_link" text:visited-style-name="Visited_20_Internet_20_Link">
 Укрінформ </text:a>
 , у п’ятницю Рада Безпеки ООН провелазасідання з обговорення ситуації в Україні у зв’язку з російською війною.</text:p>
      <text:p text:style-name="P4">
Source: <text:a xlink:type="simple" xlink:href="https://www.ukrinform.ua/rubric-polytics/3726971-kislica-v-radbezi-oon-porivnav-putinskij-rezim-z-rakom-so-posirue-metastazi-po-vsomu-svitu.html" text:style-name="Internet_20_link" text:visited-style-name="Visited_20_Internet_20_Link">
https://www.ukrinform.ua/rubric-polytics/3726971-kislica-v-radbezi-oon-porivnav-putinskij-rezim-z-rakom-so-posirue-metastazi-po-vsomu-svitu.html</text:a>
</text:p>
      <!--NEWS-->
      <text:h text:style-name="P10" text:outline-level="1">
<text:span text:style-name="T4">
Столтенберг у Німеччині відвідав групу з безпекової допомоги Україні</text:span>
</text:h>
      <text:p text:style-name="P4">
Authors: Ukrinform (Person)</text:p>
      <text:p text:style-name="P4">
Publisher: Укринформ (Organization)</text:p>
      <text:p text:style-name="P4">
Published Time: 2023-06-23T20:59:00+03:00</text:p>
      <text:p text:style-name="P4">
Modified Time: 2023-06-23T20:59:00+03:00</text:p>
      <text:p text:style-name="P4">
Description: Генеральний секретар НАТО Єнс Столтенберг сьогодні відвідав Групу з безпекової допомоги Україні, яка розташована у німецькому місті Wiesbaden, та до складу якої входять військовослужбовці країн НАТО й України. — Укрінформ.</text:p>
      <text:p text:style-name="P4">
Images: ['<text:a xlink:type="simple" xlink:href="https://static.ukrinform.com/photos/2023_06/thumb_files/630_360_1687543166-656.jpg" text:style-name="Internet_20_link" text:visited-style-name="Visited_20_Internet_20_Link">
630_360_16875...</text:a>
']</text:p>
      <text:p text:style-name="P4">
Tags: ['НАТО', 'Німеччина', 'Столтенберг', 'Україна']</text:p>
      <text:p text:style-name="P4">
Type: Article</text:p>
      <!--METADATA-->
      <text:p text:style-name="P4">
<draw:frame draw:style-name="fr1" draw:name="Image232" text:anchor-type="as-char" svg:width="6.9236in" svg:height="3.956343in" draw:z-index="0">
<draw:image xlink:href="../Images/yкринформ/2023-06-23T20-59-00-03-00/630_360_1687543166-656.jpg" xlink:type="simple" xlink:show="embed" xlink:actuate="onLoad" draw:mime-type="image/jpeg"/>
</draw:frame>
Генеральний секретар НАТО Єнс Столтенберг сьогодні відвідав Групу з безпековоїдопомоги Україні, яка розташована у німецькому місті Wiesbaden, та до складуякої входять військовослужбовці країн НАТО й України.</text:p>
      <text:p text:style-name="P4">
Як повідомляє Укрінформ, така інформація оприлюднена сьогодні на <text:a xlink:type="simple" xlink:href="https://www.nato.int/cps/en/natohq/news_216380.htm" text:style-name="Internet_20_link" text:visited-style-name="Visited_20_Internet_20_Link">
 сайтіПівнічноатлантичного Альянсу</text:a>
 .</text:p>
      <text:p text:style-name="P4">
«Генеральний секретар НАТО <text:a xlink:type="simple" xlink:href="https://www.ukrinform.ua/tag-stoltenberg" text:style-name="Internet_20_link" text:visited-style-name="Visited_20_Internet_20_Link">
 Єнс Столтенберг </text:a>
 відвідав місто Wiesbaden, Німеччина, у п’ятницю 23 червня 2023року, щоб зустрітися та висловити подяку персоналу від країн-союзниць таУкраїни зі складу Групи з безпекової допомоги Україні (SAG-U)… Він наголосивна важливості цієї місії у наданні Україні допомоги у самообороні, так довго,як це буде необхідним», - йдеться у повідомленні.</text:p>
      <text:p text:style-name="P4">
Створена під егідою міністерства оборони США у листопаді 2022 року, Групаздійснювала координацію доставки обладнання та надання допомоги у тренуваннівійськовослужбовців Збройних Сил України, мірою того, як Україна продовжуєборотьбу проти жорстокої російської агресії. До цієї роботи залучені військовіфахівці від 22 країн-союзниць та від України, які входять до складу SAG-U таМіжнародного донорського координаційного центру у місті Wiesbaden.</text:p>
      <text:p text:style-name="P4">
«Тренування та поради, які ви надаєте, дозволяють привносити реальні зміни наполі бою кожного дня… Це допомагає Україні скористатися своїм правом насамооборону, яке прописано у Хартії ООН», - зауважив керівник НАТО,звертаючись до особового складу групи SAG-U</text:p>
      <text:p text:style-name="P4">
<text:span text:style-name="T4">
Читайте також:</text:span>
 <text:a xlink:type="simple" xlink:href="https://www.ukrinform.ua/rubric-ato/3725834-nato-retelno-vivcae-usi-potrebi-ukraini-abi-vcasno-ih-zabezpecuvati-pomicnik-genseka.html" text:style-name="Internet_20_link" text:visited-style-name="Visited_20_Internet_20_Link">
 НАТО ретельно вивчає усі потреби України, аби вчасно їхзабезпечувати – помічник генсека </text:a>
</text:p>
      <text:p text:style-name="P4">
Як повідомлялося, від початку російського військового вторгнення в Україну 24лютого 2022 року, НАТО та країни-союзниці надають Україні суттєву політичну,економічну та військову допомогу, зокрема, сучасну зброю та боєприпаси, якадозволяє українським захисникам стримувати російського агресора та звільнятитимчасово окуповані території.</text:p>
      <text:p text:style-name="P4">
<text:span text:style-name="T5">
Фото: www.nato.int</text:span>
</text:p>
      <text:p text:style-name="P4">
Source: <text:a xlink:type="simple" xlink:href="https://www.ukrinform.ua/rubric-polytics/3726972-stoltenberg-u-nimeccini-vidvidav-grupu-z-bezpekovoi-dopomogi-ukraini.html" text:style-name="Internet_20_link" text:visited-style-name="Visited_20_Internet_20_Link">
https://www.ukrinform.ua/rubric-polytics/3726972-stoltenberg-u-nimeccini-vidvidav-grupu-z-bezpekovoi-dopomogi-ukraini.html</text:a>
</text:p>
      <!--NEWS-->
      <text:h text:style-name="P10" text:outline-level="1">
<text:span text:style-name="T4">
FATF не включила Росію до «чорного списку» на вимогу України – у Мінфіні відреагували</text:span>
</text:h>
      <text:p text:style-name="P4">
Authors: Ukrinform (Person)</text:p>
      <text:p text:style-name="P4">
Publisher: Укринформ (Organization)</text:p>
      <text:p text:style-name="P4">
Published Time: 2023-06-23T21:00:00+03:00</text:p>
      <text:p text:style-name="P4">
Modified Time: 2023-06-23T21:00:00+03:00</text:p>
      <text:p text:style-name="P4">
Description: Мінфін України не погоджується з рішенням Міжнародної групи з протидії відмиванню брудних грошей (Financial Action Task Force, FATF) не вживати подальших заходів проти Росії, незважаючи на збільшення кількості порушень стандартів цієї організації. — Укрінформ.</text:p>
      <text:p text:style-name="P4">
Images: ['<text:a xlink:type="simple" xlink:href="https://static.ukrinform.com/photos/2023_02/thumb_files/630_360_1677241298-478.png" text:style-name="Internet_20_link" text:visited-style-name="Visited_20_Internet_20_Link">
630_360_16772...</text:a>
']</text:p>
      <text:p text:style-name="P4">
Tags: ['Мінфін', 'Росія', 'Чорний список', 'FATF']</text:p>
      <text:p text:style-name="P4">
Type: Article</text:p>
      <!--METADATA-->
      <text:p text:style-name="P4">
<draw:frame draw:style-name="fr1" draw:name="Image233" text:anchor-type="as-char" svg:width="6.9236in" svg:height="3.956343in" draw:z-index="0">
<draw:image xlink:href="../Images/yкринформ/2023-06-23T21-00-00-03-00/630_360_1677241298-478.png" xlink:type="simple" xlink:show="embed" xlink:actuate="onLoad" draw:mime-type="image/png"/>
</draw:frame>
 МінфінУкраїни не погоджується з рішенням Міжнародної групи з протидії відмиваннюбрудних грошей (Financial Action Task Force, FATF) не вживати подальшихзаходів проти Росії, незважаючи на збільшення кількості порушень стандартівцієї організації.</text:p>
      <text:p text:style-name="P4">
Як передає Укрінформ, про це повідомила <text:a xlink:type="simple" xlink:href="https://www.mof.gov.ua/uk/news/ministry_of_finance_of_ukraine_disagrees_with_the_decision_of_fatf_not_to_blacklist_russia-4074" text:style-name="Internet_20_link" text:visited-style-name="Visited_20_Internet_20_Link">
 пресслужба Мінфіну</text:a>
.</text:p>
      <text:p text:style-name="P4">
У міністерстві нагадали, що після призупинення членства Росії в FATF у лютому2023 року вона активізувала діяльність, пов'язану з відмиванням грошей,фінансуванням тероризму та розповсюдженням зброї масового знищення, а такожухиленням від санкцій. Кремль поглибив співпрацю з державами, внесеними до“чорного списку” FATF: торгівля зброєю та паливом з Північною Кореєю всуперечсанкціям <text:a xlink:type="simple" xlink:href="https://www.ukrinform.ua/tag-oon" text:style-name="Internet_20_link" text:visited-style-name="Visited_20_Internet_20_Link">
 ООН </text:a>
 , побудова міцнішихзв'язків з Іраном, продаж винищувачів, купівля безпілотників для атак наУкраїну та співпраця банківських систем двох країн.</text:p>
      <text:p text:style-name="P4">
"FATF було відомо про збільшення кількості порушень з боку Росії, але напленарному засіданні, яке відбулося в Парижі цього тижня, було прийняторішення не вносити країну до “чорного списку”. Міністерство фінансів розумієскладність досягти консенсусу серед широкого кола членів FATF. Однак існуєризик, що це рішення може спровокувати Росію ще більше підривати глобальнуфінансову безпеку", - йдеться у повідомленні.</text:p>
      <text:p text:style-name="P4">
<text:span text:style-name="T4">
Читайте також:</text:span>
 <text:a xlink:type="simple" xlink:href="https://www.ukrinform.ua/rubric-economy/3723342-ukraina-pracue-nad-vklucennam-rosii-do-cornogo-spisku-fatf-nacbank.html" text:style-name="Internet_20_link" text:visited-style-name="Visited_20_Internet_20_Link">
 Україна працює над включенням Росії до «чорного списку»<text:span text:style-name="T4">
FATF</text:span>
 - Нацбанк </text:a>
</text:p>
      <text:p text:style-name="P4">
Міністерство фінансів України та Державна служба фінансового моніторингуУкраїни заявили, що продовжуватимуть діалог з FATF та її членами щодо ризиків,які створює РФ, та "працюватимуть над тим, щоб досягти більш справедливоїреакції".</text:p>
      <text:p text:style-name="P4">
"Росія чітко відповідає критеріям для внесення до “чорного списку”, і ми незгодні з рішенням FATF не включати її до нього. Необхідна консолідованапозиція міжнародної спільноти, щоб протистояти загрозі цілісності світовоїфінансової системи з боку Росії та змусити її відмовитися від кричущихпорушень міжнародних норм та стандартів FATF", - зазначив після оголошеннярішення FATF міністр фінансів України Сергій Марченко.</text:p>
      <text:p text:style-name="P4">
Як повідомлялось, FATF - міжурядова організація, заснована G7 для розробкиполітики боротьби з відмиванням грошей, фінансуванням тероризму тафінансуванням розповсюдження зброї масового знищення.</text:p>
      <text:p text:style-name="P4">
У березні та квітні 2022 року FATF опублікувала публічну заяву про те, щоросійське вторгнення в Україну суперечить основним принципам FATF, спрямованимна сприяння безпеці, захисту та цілісності світової фінансової системи.</text:p>
      <text:p text:style-name="P4">
<text:span text:style-name="T4">
Читайте також:</text:span>
 <text:a xlink:type="simple" xlink:href="https://www.ukrinform.ua/rubric-world/3713133-moskva-tisne-na-indiu-ta-insi-kraini-sob-ii-ne-vnesli-do-cornogo-spisku-fatf-bloomberg.html" text:style-name="Internet_20_link" text:visited-style-name="Visited_20_Internet_20_Link">
 Росія тисне на Індію та інші країни, щоб її не внесли дочорного списку <text:span text:style-name="T4">
FATF</text:span>
 - Bloomberg </text:a>
</text:p>
      <text:p text:style-name="P4">
У червні 2022 року FATF оголосила, що Росія більше не може займати керівні чиконсультативні посади або брати участь у прийнятті рішень щодо встановленнястандартів, процесів експертної оцінки FATF, управління та питань членства.</text:p>
      <text:p text:style-name="P4">
У жовтні 2022 року FATF наклала додаткові обмеження на Росію, зокремазаборонила їй брати участь у всіх поточних і майбутніх проєктах та засіданняхFATF та її регіональних партнерських органів.</text:p>
      <text:p text:style-name="P4">
У лютому 2023 року, у зв’язку з повідомленнями про торгівлю Росією зброєю зюрисдикціями, що перебувають під санкціями ООН, а також зловмисноюкіберактивностю та триваючим вторгненням в Україну, <text:a xlink:type="simple" xlink:href="https://www.ukrinform.ua/rubric-economy/3674628-fatf-prizupinila-clenstvo-rosii.html" text:style-name="Internet_20_link" text:visited-style-name="Visited_20_Internet_20_Link">
 FATF оголосила про своєрішення призупинити членство Росії </text:a>
 .</text:p>
      <text:p text:style-name="P4">
Source: <text:a xlink:type="simple" xlink:href="https://www.ukrinform.ua/rubric-economy/3726973-fatf-ne-vklucila-rosiu-do-cornogo-spisku-na-vimogu-ukraini-u-minfini-vidreaguvali.html" text:style-name="Internet_20_link" text:visited-style-name="Visited_20_Internet_20_Link">
https://www.ukrinform.ua/rubric-economy/3726973-fatf-ne-vklucila-rosiu-do-cornogo-spisku-na-vimogu-ukraini-u-minfini-vidreaguvali.html</text:a>
</text:p>
      <!--NEWS-->
      <text:h text:style-name="P10" text:outline-level="1">
<text:span text:style-name="T4">
Країни Балтії закликали ООН прискорити фінансування гуманітарних потреб в Україні</text:span>
</text:h>
      <text:p text:style-name="P4">
Authors: Ukrinform (Person)</text:p>
      <text:p text:style-name="P4">
Publisher: Укринформ (Organization)</text:p>
      <text:p text:style-name="P4">
Published Time: 2023-06-23T21:05:00+03:00</text:p>
      <text:p text:style-name="P4">
Modified Time: 2023-06-23T21:05:00+03:00</text:p>
      <text:p text:style-name="P4">
Description: Існує реальна необхідність для країн ООН прискорити виділення коштів для реагування на гуманітарні потреби в Україні, особливо після підриву Каховської ГЕС, оскільки до сьогодні профінансовано лише 26% від раніше визначеної суми. — Укрінформ.</text:p>
      <text:p text:style-name="P4">
Images: ['<text:a xlink:type="simple" xlink:href="https://static.ukrinform.com/photos/2016_10/thumb_files/630_360_1476968470-9364.jpg" text:style-name="Internet_20_link" text:visited-style-name="Visited_20_Internet_20_Link">
630_360_14769...</text:a>
']</text:p>
      <text:p text:style-name="P4">
Tags: ['Гуманітарна допомога', 'ООН', 'Україна', 'Країни Балтії']</text:p>
      <text:p text:style-name="P4">
Type: Article</text:p>
      <!--METADATA-->
      <text:p text:style-name="P4">
<draw:frame draw:style-name="fr1" draw:name="Image234" text:anchor-type="as-char" svg:width="6.9236in" svg:height="3.956343in" draw:z-index="0">
<draw:image xlink:href="../Images/yкринформ/2023-06-23T21-05-00-03-00/630_360_1476968470-9364.jpg" xlink:type="simple" xlink:show="embed" xlink:actuate="onLoad" draw:mime-type="image/jpeg"/>
</draw:frame>
 Існуєреальна необхідність для країн ООН прискорити виділення коштів для реагуванняна гуманітарні потреби в Україні, особливо після підриву Каховської ГЕС,оскільки до сьогодні профінансовано лише 26% від раніше визначеної суми.</text:p>
      <text:p text:style-name="P4">
З такою заявою виступив від імені трьох країн Балтії постійний представникЛитви при ООН Ритіс Паулаускас, передає власний кореспондент Укрінформу.</text:p>
      <text:p text:style-name="P4">
«Витрати на подолання наслідків агресії РФ проти <text:a xlink:type="simple" xlink:href="https://www.ukrinform.ua/tag-ukraina" text:style-name="Internet_20_link" text:visited-style-name="Visited_20_Internet_20_Link">
 України</text:a>
 як суверенної держави постійнозростають у той час, як станом на зараз профінансовано лише 26% із загальних$3,9 мільярда, необхідних для гуманітарного реагування в Україні», - наголосивпредставник Литви.</text:p>
      <text:p text:style-name="P4">
У цьому зв’язку він закликав міжнародну спільноту від імені трьох країн Балтіїзабезпечити необхідне фінансування.</text:p>
      <text:p text:style-name="P4">
Він також зазначив, що Естонія, Латвія й Литва є одними з найбільших донорівдопомоги Україні у відсотках від ВВП. Ці три країни надали Україні 1,5 млнєвро негайної допомоги для ліквідації наслідків руйнування Каховської дамби.</text:p>
      <text:p text:style-name="P4">
<text:span text:style-name="T4">
Читайте також:</text:span>
 <text:a xlink:type="simple" xlink:href="https://www.ukrinform.ua/rubric-polytics/3726967-evrosouz-zaklikav-oon-zabezpeciti-povnu-vidpovidalnist-za-voenni-zlocini-rosii-v-ukraini.html" text:style-name="Internet_20_link" text:visited-style-name="Visited_20_Internet_20_Link">
 Євросоюз закликав <text:span text:style-name="T4">
ООН</text:span>
 забезпечити повнувідповідальність за воєнні злочини Росії в Україні</text:a>
</text:p>
      <text:p text:style-name="P4">
Як повідомляв <text:a xlink:type="simple" xlink:href="https://www.ukrinform.ua/rubric-polytics/3726561-sogodni-radbez-oon-obgovorit-naslidki-pidrivu-kahovskoi-grebli-ta-zagrozu-teraktu-na-zaes.html" text:style-name="Internet_20_link" text:visited-style-name="Visited_20_Internet_20_Link">
 Укрінформ </text:a>
 , у п’ятницю в Нью-Йорку відбулосязасідання Ради Безпеки ООН з метою обговорення ситуації в Україні, зокреманаслідків підриву Росією Каховської греблі та загрози теракту на ЗапорізькійАЕС.</text:p>
      <text:p text:style-name="P4">
Source: <text:a xlink:type="simple" xlink:href="https://www.ukrinform.ua/rubric-polytics/3726974-kraini-baltii-zaklikali-oon-priskoriti-finansuvanna-gumanitarnih-potreb-v-ukraini.html" text:style-name="Internet_20_link" text:visited-style-name="Visited_20_Internet_20_Link">
https://www.ukrinform.ua/rubric-polytics/3726974-kraini-baltii-zaklikali-oon-priskoriti-finansuvanna-gumanitarnih-potreb-v-ukraini.html</text:a>
</text:p>
      <!--NEWS-->
      <text:h text:style-name="P10" text:outline-level="1">
<text:span text:style-name="T4">
У Росії з аеродрому «Оленья» злетіли шість Ту-95МС – Повітряні Сили</text:span>
</text:h>
      <text:p text:style-name="P4">
Authors: Ukrinform (Person)</text:p>
      <text:p text:style-name="P4">
Publisher: Укринформ (Organization)</text:p>
      <text:p text:style-name="P4">
Published Time: 2023-06-23T21:06:00+03:00</text:p>
      <text:p text:style-name="P4">
Modified Time: 2023-06-23T22:06:00+03:00</text:p>
      <text:p text:style-name="P4">
Description: З російського аеродрому «Оленья» злетіли шість бомбардувальників Ту-95МС, які тримають курс у північно-східному напрямку. — Укрінформ.</text:p>
      <text:p text:style-name="P4">
Images: ['<text:a xlink:type="simple" xlink:href="https://static.ukrinform.com/photos/2016_01/thumb_files/630_360_1454087541-3880-tu95ms.jpg" text:style-name="Internet_20_link" text:visited-style-name="Visited_20_Internet_20_Link">
630_360_14540...</text:a>
']</text:p>
      <text:p text:style-name="P4">
Tags: ['Літак', 'Агресія РФ', 'Війна з Росією']</text:p>
      <text:p text:style-name="P4">
Type: Article</text:p>
      <!--METADATA-->
      <text:p text:style-name="P4">
<draw:frame draw:style-name="fr1" draw:name="Image235" text:anchor-type="as-char" svg:width="6.9236in" svg:height="3.956343in" draw:z-index="0">
<draw:image xlink:href="../Images/yкринформ/2023-06-23T21-06-00-03-00/630_360_1454087541-3880-tu95ms.jpg" xlink:type="simple" xlink:show="embed" xlink:actuate="onLoad" draw:mime-type="image/jpeg"/>
</draw:frame>
 Зросійського аеродрому «Оленья» злетіли шість бомбардувальників Ту-95МС, якітримають курс у північно-східному напрямку.</text:p>
      <text:p text:style-name="P4">
Про це повідомляють Повітряні Сили України у <text:a xlink:type="simple" xlink:href="https://t.me/kpszsu/2785" text:style-name="Internet_20_link" text:visited-style-name="Visited_20_Internet_20_Link">
 Телеграмі</text:a>
 , передає Укрінформ.</text:p>
      <text:p text:style-name="P4">
«Зафіксовано виліт 6-ти стратегічних бомбардувальників Ту-95МС з аеродрому«Оленья», що здійснюють політ у південно-східному напрямку», - йдеться уповідомленні.</text:p>
      <text:p text:style-name="P4">
У разі оголошення тривоги просять прямувати до укриттів.</text:p>
      <text:p text:style-name="P4">
У той же час у ПС проінформували про відбій масштабної повітряної тривоги, якабула оголошена в Україні через зліт МіГ-31К.</text:p>
      <text:p text:style-name="P4">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Данілов відповів Гутеррішу: Росія вбила набагато більше дітей, ніж назвали в ООН</text:span>
</text:h>
      <text:p text:style-name="P4">
Authors: Ukrinform (Person)</text:p>
      <text:p text:style-name="P4">
Publisher: Укринформ (Organization)</text:p>
      <text:p text:style-name="P4">
Published Time: 2023-06-23T21:08:05+03:00</text:p>
      <text:p text:style-name="P4">
Modified Time: 2023-06-23T21:08:05+03:00</text:p>
      <text:p text:style-name="P4">
Description: Кількість убитих Росією українських дітей є значно більшою за 136, про яких говорив голова ООН Антоніу Гутерріш.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Діти', 'Гутерреш', 'Загибель', 'Данілов', 'Війна з Росією', 'Єдині новини']</text:p>
      <text:p text:style-name="P4">
Type: Article</text:p>
      <!--METADATA-->
      <text:p text:style-name="P4">
<draw:frame draw:style-name="fr1" draw:name="Image236" text:anchor-type="as-char" svg:width="6.9236in" svg:height="3.956343in" draw:z-index="0">
<draw:image xlink:href="../Images/yкринформ/2023-06-23T21-08-05-03-00/630_360_1680783783-785.jpg" xlink:type="simple" xlink:show="embed" xlink:actuate="onLoad" draw:mime-type="image/jpeg"/>
</draw:frame>
 Кількістьубитих Росією українських дітей є значно більшою за 136, про яких говоривголова ООН Антоніу Гутерріш.</text:p>
      <text:p text:style-name="P4">
Про це секретар Ради національної безпеки та оборони України Олексій Даніловзаявив у ефірі телемарафону «Єдині новини», передає Укрінформ.</text:p>
      <text:p text:style-name="P4">
«Цифри, які озвучив пан Гутерріш, не відповідають дійсності. Коли мова йде пронаших <text:a xlink:type="simple" xlink:href="https://www.ukrinform.ua/tag-diti" text:style-name="Internet_20_link" text:visited-style-name="Visited_20_Internet_20_Link">
 дітей </text:a>
 , які були вбиті завказівкою Путіна, це точно не та цифра, яку він назвав. На превеликий жаль, ценабагато більше. Біля п’ятисот дітей знищили ці нелюди, і це треба було бипану Гутеррішу знати», - сказав Данілов.</text:p>
      <text:p text:style-name="P4">
<text:span text:style-name="T4">
Читайте також:</text:span>
 <text:a xlink:type="simple" xlink:href="https://www.ukrinform.ua/rubric-polytics/3726799-rf-fakticno-povnistu-kontrolue-sekretariat-oon-de-pracuut-majze-400-rosian-elcenko.html" text:style-name="Internet_20_link" text:visited-style-name="Visited_20_Internet_20_Link">
 РФ фактично повністю контролює Секретаріат ООН, депрацюють майже 400 росіян – <text:span text:style-name="T4">
Єльченко</text:span>
 </text:a>
</text:p>
      <text:p text:style-name="P4">
Він також прокоментував заяву про те, що українці начебто самі вбивали своїхдітей: «Якби Путін не вдерся на територію України, жодна людина не постраждалаб. Саме про це треба говорити. Треба говорити, що країна-агресор 24 лютогопочала активну фазу того, що вони розпочали у 2014 році».</text:p>
      <text:p text:style-name="P4">
Як повідомлялося, голова ООН Антоніу Гутерріш у щорічній доповіді назвав Росіювинною у вбивстві 136 дітей в Україні за 2022 рік і додав російську армію досписку світових правопорушників.</text:p>
      <text:p text:style-name="P4">
<text:span text:style-name="T4">
Читайте також:</text:span>
 <text:a xlink:type="simple" xlink:href="https://www.ukrinform.ua/rubric-ato/3726480-oon-vnesla-rosiu-do-spisku-ganbi-za-vbivstva-ditej-v-ukraini-op.html" text:style-name="Internet_20_link" text:visited-style-name="Visited_20_Internet_20_Link">
 <text:span text:style-name="T4">
ООН</text:span>
 <text:span text:style-name="T4">
додала</text:span>
 <text:span text:style-name="T4">
Росію</text:span>
 до <text:span text:style-name="T4">
списку</text:span>
 <text:span text:style-name="T4">
ганьби</text:span>
 за<text:span text:style-name="T4">
вбивство</text:span>
 <text:span text:style-name="T4">
дітей</text:span>
 в <text:span text:style-name="T4">
Україні</text:span>
 </text:a>
</text:p>
      <text:p text:style-name="P4">
За даними Офісу Генпрокурора, в Україні внаслідок повномасштабного вторгненняРосії загинули 489 дітей, ще 1026 зазнали поранень.</text:p>
      <text:p text:style-name="P4">
Source: <text:a xlink:type="simple" xlink:href="https://www.ukrinform.ua/rubric-ato/3726976-danilov-vidpoviv-guterrisu-rosia-vbila-nabagato-bilse-ditej-niz-nazvali-v-oon.html" text:style-name="Internet_20_link" text:visited-style-name="Visited_20_Internet_20_Link">
https://www.ukrinform.ua/rubric-ato/3726976-danilov-vidpoviv-guterrisu-rosia-vbila-nabagato-bilse-ditej-niz-nazvali-v-oon.html</text:a>
</text:p>
      <!--NEWS-->
      <text:h text:style-name="P10" text:outline-level="1">
<text:span text:style-name="T4">
У Миколаєві відкрилася виставка робіт за мотивами таврійського розпису</text:span>
</text:h>
      <text:p text:style-name="P4">
Authors: Ukrinform (Person)</text:p>
      <text:p text:style-name="P4">
Publisher: Укринформ (Organization)</text:p>
      <text:p text:style-name="P4">
Published Time: 2023-06-23T21:12:00+03:00</text:p>
      <text:p text:style-name="P4">
Modified Time: 2023-06-23T21:12:00+03:00</text:p>
      <text:p text:style-name="P4">
Description: У Центральній міській бібліотеці ім. М. Л. Кропивницького міста Миколаєва розпочала роботу виставка художніх робіт, створених за мотивами таврійського розпису «У блакиті неба й моря». — Укрінформ.</text:p>
      <text:p text:style-name="P4">
Images: ['<text:a xlink:type="simple" xlink:href="https://static.ukrinform.com/photos/2023_06/thumb_files/630_360_1687543660-722.jpg" text:style-name="Internet_20_link" text:visited-style-name="Visited_20_Internet_20_Link">
630_360_16875...</text:a>
']</text:p>
      <text:p text:style-name="P4">
Tags: ['Миколаїв', 'Виставка', 'Мистецтво', 'Таврія']</text:p>
      <text:p text:style-name="P4">
Type: Article</text:p>
      <!--METADATA-->
      <text:p text:style-name="P4">
<draw:frame draw:style-name="fr1" draw:name="Image237" text:anchor-type="as-char" svg:width="6.9236in" svg:height="3.956343in" draw:z-index="0">
<draw:image xlink:href="../Images/yкринформ/2023-06-23T21-12-00-03-00/630_360_1687543660-722.jpg" xlink:type="simple" xlink:show="embed" xlink:actuate="onLoad" draw:mime-type="image/jpeg"/>
</draw:frame>
 УЦентральній міській бібліотеці ім. М. Л. Кропивницького міста Миколаєварозпочала роботу виставка художніх робіт, створених за мотивами таврійськогорозпису «У блакиті неба й моря».</text:p>
      <text:p text:style-name="P4">
Про це Укрінформу повідомила голова Культурно-мистецької асоціації «Арт-спокуса», заслужена працівниця культури України Валентина Кривцова.</text:p>
      <text:p text:style-name="P4">
За її словами, для виставки свої роботи представили вісім майстринь м. <text:a xlink:type="simple" xlink:href="https://www.ukrinform.ua/tag-mikolaiv" text:style-name="Internet_20_link" text:visited-style-name="Visited_20_Internet_20_Link">
Миколаєва </text:a>
 та області: заслуженамайстриня народної творчості України Тетяна Ульянкіна, Любов Паранюк, НаталіяМазур-Степанюк, Світлана Бойкова-Калюжна, Леся Сайковська, Олена Коркішко,Наталя Ракітіна і Жанна Максимова. Вони підготували 55 авторських робіт.</text:p>
      <text:p text:style-name="P4">
</text:p>
      <text:p text:style-name="P4">
В експозиції - ткані гобелени, розписні тарелі, барвисті писанки, декоративніпанно та мальовки. Вони виконані в різних техніках, але їх об'єднує єдинекольорове рішення, філософія та використання знаків-символів.</text:p>
      <text:p text:style-name="P4">
</text:p>
      <text:p text:style-name="P4">
«Синьоока таврійка», «Краса Півдня» – саме так між собою називають майстриніМиколаївщини блакить розписних візерунків. «Таврійка» - символ Великої Води,тобто нескінченності нашого життя, його відродження й відновлення», - кажеКривцова.</text:p>
      <text:p text:style-name="P4">
</text:p>
      <text:p text:style-name="P4">
Під час відкриття виставки в межах артпростору можна було спостерігати зароботою майстринь з художнього розпису, ткацтва та квілінгу.</text:p>
      <text:p text:style-name="P4">
Таврійський розпис – це напрямок в народному прикладному образотворчомумистецтві, що сформувався на території Кінбурнського півострова як засібдекору екстер'єру житлових будинків.</text:p>
      <text:p text:style-name="P4">
<text:span text:style-name="T4">
Читайте також:</text:span>
 <text:a xlink:type="simple" xlink:href="https://www.ukrinform.ua/rubric-culture/3683920-u-kievi-prezentuvali-fotovistavku-tradicii-poltavsini-zivi-obrazi.html" text:style-name="Internet_20_link" text:visited-style-name="Visited_20_Internet_20_Link">
 У Києві презентували фотовиставку «Традиції Полтавщини:живі образи» </text:a>
</text:p>
      <text:p text:style-name="P4">
Як <text:a xlink:type="simple" xlink:href="https://www.ukrinform.ua/rubric-culture/3681194-na-mikolaivsini-pocali-stvoruvati-avtenticnu-visivanku-z-tavrijskim-ornamentom.html" text:style-name="Internet_20_link" text:visited-style-name="Visited_20_Internet_20_Link">
 повідомлялося </text:a>
 , на Миколаївщині стартував проєкт в рамках якого будестворено власну автентичну вишиванку з таврійськими мотивами.</text:p>
      <text:p text:style-name="P4">
<text:span text:style-name="T5">
Фото з Фейсбуку Руслани Сікаленко</text:span>
</text:p>
      <text:p text:style-name="P4">
Source: <text:a xlink:type="simple" xlink:href="https://www.ukrinform.ua/rubric-culture/3726978-u-mikolaevi-vidkrilasa-vistavka-robit-za-motivami-tavrijskogo-rozpisu.html" text:style-name="Internet_20_link" text:visited-style-name="Visited_20_Internet_20_Link">
https://www.ukrinform.ua/rubric-culture/3726978-u-mikolaevi-vidkrilasa-vistavka-robit-za-motivami-tavrijskogo-rozpisu.html</text:a>
</text:p>
      <!--NEWS-->
      <text:h text:style-name="P10" text:outline-level="1">
<text:span text:style-name="T4">
Країни, які могли б допомогти повернути з РФ депортованих дітей, не квапляться – Лубінець</text:span>
</text:h>
      <text:p text:style-name="P4">
Authors: Ukrinform (Person)</text:p>
      <text:p text:style-name="P4">
Publisher: Укринформ (Organization)</text:p>
      <text:p text:style-name="P4">
Published Time: 2023-06-23T21:20:00+03:00</text:p>
      <text:p text:style-name="P4">
Modified Time: 2023-06-23T21:20:00+03:00</text:p>
      <text:p text:style-name="P4">
Description: Країни, які могли б допомогти Україні повернути з Російської Федерації незаконно вивезених дітей, не квапляться сприяти в цьому питанні. — Укрінформ.</text:p>
      <text:p text:style-name="P4">
Images: ['<text:a xlink:type="simple" xlink:href="https://static.ukrinform.com/photos/2023_05/thumb_files/630_360_1685529085-928.jpg" text:style-name="Internet_20_link" text:visited-style-name="Visited_20_Internet_20_Link">
630_360_16855...</text:a>
']</text:p>
      <text:p text:style-name="P4">
Tags: ['Депортація', 'Діти', 'Війна з Росією', 'Дмитро Лубінець', 'Єдині новини']</text:p>
      <text:p text:style-name="P4">
Type: Article</text:p>
      <!--METADATA-->
      <text:p text:style-name="P4">
<draw:frame draw:style-name="fr1" draw:name="Image241" text:anchor-type="as-char" svg:width="6.9236in" svg:height="3.956343in" draw:z-index="0">
<draw:image xlink:href="../Images/yкринформ/2023-06-23T21-20-00-03-00/630_360_1685529085-928.jpg" xlink:type="simple" xlink:show="embed" xlink:actuate="onLoad" draw:mime-type="image/jpeg"/>
</draw:frame>
 Країни,які могли б допомогти Україні повернути з Російської Федерації незаконновивезених дітей, не квапляться сприяти в цьому питанні.</text:p>
      <text:p text:style-name="P4">
Про це уповноважений Верховної Ради з прав людини Дмитро Лубінець сказав уефірі телемарафону «Єдині новини», передає Укрінформ.</text:p>
      <text:p text:style-name="P4">
«Є категорія країн, яка має вплив на Росію, але, на жаль, не проявляєініціативи щодо повернення наших дітей та наших цивільних. Чи треба намстворювати коаліцію для повернення українських дітей? Так, треба. Я працюю полінії своїх колег-омбудсманів і можу сказати, що раз на місяць у нас проходятьконсультації, де в мене питають найактуальнішу інформацію, чим вони можутьдопомогти. Це такий майданчик для розв’язання питань гуманітарного характеру»,- сказав Лубінець.</text:p>
      <text:p text:style-name="P4">
<text:span text:style-name="T4">
Читайте також:</text:span>
 <text:a xlink:type="simple" xlink:href="https://www.ukrinform.ua/rubric-ato/3716560-deportovani-diti-svidkiv-zlociniv-rosia-namagaetsa-ne-vidpuskati.html" text:style-name="Internet_20_link" text:visited-style-name="Visited_20_Internet_20_Link">
 Депортовані діти: Свідків злочинів Росія намагається невідпускати </text:a>
</text:p>
      <text:p text:style-name="P4">
За його словами, поступово така коаліція формується, але важливо створити їїне лише на папері. «Я хочу створити дієвий механізм, дієвий майданчик, якийдаватиме конкретні результати», - наголосив омбудсман.</text:p>
      <text:p text:style-name="P4">
Він зазначив, що багато країн готові ставити питання повернення українців з РФна найвищих рівнях, але наперед говорять, що росіяни <text:a xlink:type="simple" xlink:href="https://www.ukrinform.ua/tag-diti" text:style-name="Internet_20_link" text:visited-style-name="Visited_20_Internet_20_Link">
 дітей</text:a>
 на Батьківщину не погодяться передати. Єй ті, хто дуже хоче стати посередником у цьому процесі. «Я їм пропоную взятита повернути хоча б одну конкретну дитину. На жаль, на цьому все йзакінчується», - додав омбудсман.</text:p>
      <text:p text:style-name="P4">
<text:span text:style-name="T4">
Читайте також:</text:span>
 <text:a xlink:type="simple" xlink:href="https://www.ukrinform.ua/rubric-society/3716771-rosia-deportuvala-ponad-45-tisaci-sirit-i-ditej-bez-batkivskogo-pikluvanna-veresuk.html" text:style-name="Internet_20_link" text:visited-style-name="Visited_20_Internet_20_Link">
 Росія депортувала понад 4,5 тисячі сиріт і дітей безбатьківського піклування - Верещук </text:a>
</text:p>
      <text:p text:style-name="P4">
Як повідомляв Укрінформ, Лубінець раніше заявив про те, що українська владафактично щодня фіксує примусове переміщення наших дітей із тимчасовоокупованої території України на територію Росії.</text:p>
      <text:p text:style-name="P4">
Source: <text:a xlink:type="simple" xlink:href="https://www.ukrinform.ua/rubric-society/3726981-kraini-aki-mogli-b-dopomogti-povernuti-z-rf-deportovanih-ditej-ne-kvaplatsa-lubinec.html" text:style-name="Internet_20_link" text:visited-style-name="Visited_20_Internet_20_Link">
https://www.ukrinform.ua/rubric-society/3726981-kraini-aki-mogli-b-dopomogti-povernuti-z-rf-deportovanih-ditej-ne-kvaplatsa-lubinec.html</text:a>
</text:p>
      <!--NEWS-->
      <text:h text:style-name="P10" text:outline-level="1">
<text:span text:style-name="T4">
В Україні на вихідних буде спека з дощами і грозами</text:span>
</text:h>
      <text:p text:style-name="P4">
Authors: Ukrinform (Person)</text:p>
      <text:p text:style-name="P4">
Publisher: Укринформ (Organization)</text:p>
      <text:p text:style-name="P4">
Published Time: 2023-06-23T21:21:00+03:00</text:p>
      <text:p text:style-name="P4">
Modified Time: 2023-06-23T21:21:00+03:00</text:p>
      <text:p text:style-name="P4">
Description: Погода на вихідних 24-25 червня у різних регіонах України відрізнятиметься: на заході буде прохолодно, на решті території – спека. При цьому парасольки стануть у пригоді практично всім українцям. — Укрінформ.</text:p>
      <text:p text:style-name="P4">
Images: ['<text:a xlink:type="simple" xlink:href="https://static.ukrinform.com/photos/2018_04/thumb_files/630_360_1523985019-8284.jpg" text:style-name="Internet_20_link" text:visited-style-name="Visited_20_Internet_20_Link">
630_360_15239...</text:a>
']</text:p>
      <text:p text:style-name="P4">
Tags: ['Дощ', 'Гроза', 'Погода', 'Спека']</text:p>
      <text:p text:style-name="P4">
Type: Article</text:p>
      <!--METADATA-->
      <text:p text:style-name="P4">
<draw:frame draw:style-name="fr1" draw:name="Image242" text:anchor-type="as-char" svg:width="6.9236in" svg:height="3.956343in" draw:z-index="0">
<draw:image xlink:href="../Images/yкринформ/2023-06-23T21-21-00-03-00/630_360_1523985019-8284.jpg" xlink:type="simple" xlink:show="embed" xlink:actuate="onLoad" draw:mime-type="image/jpeg"/>
</draw:frame>
 Погода навихідних 24-25 червня у різних регіонах України відрізнятиметься: на заходібуде прохолодно, на решті території – спека. При цьому парасольки стануть упригоді практично всім українцям.</text:p>
      <text:p text:style-name="P4">
Про це Укрінформу повідомили в <text:a xlink:type="simple" xlink:href="https://ua.sinoptik.ua/%D0%BF%D0%BE%D0%B3%D0%BE%D0%B4%D0%B0-%D0%BA%D0%B8%D1%97%D0%B2" text:style-name="Internet_20_link" text:visited-style-name="Visited_20_Internet_20_Link">
 Sinoptik.ua</text:a>
.</text:p>
      <text:p text:style-name="P4">
За даними синоптиків, у суботу на сході, півдні, півночі та в центрі країнипануватиме спекотна погода (+29…+31 °С) із короткочасними дощами та грозами.Без опадів буде лише у Запорізькій та Херсонській областях. У західнихобластях буде набагато прохолодніше – близько +19…+22 °С.</text:p>
      <text:p text:style-name="P4">
У неділю в Донецькій, Луганській, <text:a xlink:type="simple" xlink:href="https://ua.sinoptik.ua/%D0%BF%D0%BE%D0%B3%D0%BE%D0%B4%D0%B0-%D1%85%D0%B0%D1%80%D0%BA%D1%96%D0%B2" text:style-name="Internet_20_link" text:visited-style-name="Visited_20_Internet_20_Link">
 Харківській</text:a>
, Миколаївській, Херсонській, Одеській, Дніпропетровській та Запорізькійобластях термометри покажуть +27…+29 °С. На півночі та в центрі очікуютьсямаксимально комфортні +22…+24 °С, у західних регіонах – +20…+22 °С. День такожбуде дощовим, із грозами. Негода мине лише Дніпропетровську, Донецьку,Херсонську та Запорізьку області.</text:p>
      <text:p text:style-name="P4">
<text:span text:style-name="T4">
Читайте також:</text:span>
 <text:a xlink:type="simple" xlink:href="https://www.ukrinform.ua/rubric-regions/3726345-v-ukraini-zavtra-utrimaetsa-speka-perevazno-bez-opadiv.html" text:style-name="Internet_20_link" text:visited-style-name="Visited_20_Internet_20_Link">
 В Україні сьогодні утримається <text:span text:style-name="T4">
спека</text:span>
 - переважно безопадів </text:a>
</text:p>
      <text:p text:style-name="P4">
У понеділок на більшій частині території країни термометри покажуть +23…+25°С. На півдні та сході буде спекотно – +28…+30 °С. Без опадів погода напочатку тижня буде лише у Херсонській, Запорізькій, Львівській, Волинській,Рівненській, <text:a xlink:type="simple" xlink:href="https://ua.sinoptik.ua/%D0%BF%D0%BE%D0%B3%D0%BE%D0%B4%D0%B0-%D0%BA%D0%B8%D1%97%D0%B2" text:style-name="Internet_20_link" text:visited-style-name="Visited_20_Internet_20_Link">
 Київській</text:a>
та Житомирській областях.</text:p>
      <text:p text:style-name="P4">
Синоптики також попереджають, що 24-25 червня у південних, східних тацентральних областях України очікується надзвичайний рівень пожежноїнебезпеки.</text:p>
      <text:p text:style-name="P4">
Source: <text:a xlink:type="simple" xlink:href="https://www.ukrinform.ua/rubric-regions/3726742-v-ukraini-na-vihidnih-bude-speka-z-dosami-i-grozami.html" text:style-name="Internet_20_link" text:visited-style-name="Visited_20_Internet_20_Link">
https://www.ukrinform.ua/rubric-regions/3726742-v-ukraini-na-vihidnih-bude-speka-z-dosami-i-grozami.html</text:a>
</text:p>
      <!--NEWS-->
      <text:h text:style-name="P10" text:outline-level="1">
<text:span text:style-name="T4">
Жодної відповіді від омбудсмена: Лубінець - про полонених українців в Угорщині</text:span>
</text:h>
      <text:p text:style-name="P4">
Authors: Ukrinform (Person)</text:p>
      <text:p text:style-name="P4">
Publisher: Укринформ (Organization)</text:p>
      <text:p text:style-name="P4">
Published Time: 2023-06-23T21:22:00+03:00</text:p>
      <text:p text:style-name="P4">
Modified Time: 2023-06-23T21:22:00+03:00</text:p>
      <text:p text:style-name="P4">
Description: Угорський омбудсман залишив без відповіді звернення уповноваженого Верховної Ради з прав людини Дмитра Лубінця стосовно українських військових, які були військовополоненими та яких Росія передала Угорщині. — Укрінформ.</text:p>
      <text:p text:style-name="P4">
Images: ['<text:a xlink:type="simple" xlink:href="https://static.ukrinform.com/photos/2023_06/thumb_files/630_360_1687344800-493.jpg" text:style-name="Internet_20_link" text:visited-style-name="Visited_20_Internet_20_Link">
630_360_16873...</text:a>
']</text:p>
      <text:p text:style-name="P4">
Tags: ['Угорщина', 'Полонені', 'Дмитро Лубінець', 'Єдині новини']</text:p>
      <text:p text:style-name="P4">
Type: Article</text:p>
      <!--METADATA-->
      <text:p text:style-name="P4">
<draw:frame draw:style-name="fr1" draw:name="Image243" text:anchor-type="as-char" svg:width="6.9236in" svg:height="3.956343in" draw:z-index="0">
<draw:image xlink:href="../Images/yкринформ/2023-06-23T21-22-00-03-00/630_360_1687344800-493.jpg" xlink:type="simple" xlink:show="embed" xlink:actuate="onLoad" draw:mime-type="image/jpeg"/>
</draw:frame>
 Угорськийомбудсман залишив без відповіді звернення уповноваженого Верховної Ради з правлюдини Дмитра Лубінця стосовно українських військових, які буливійськовополоненими та яких Росія передала Угорщині.</text:p>
      <text:p text:style-name="P4">
Про це він сказав в ефірі телемарафону «Єдині новини», передає Укрінформ.</text:p>
      <text:p text:style-name="P4">
«Я звернувся до угорського омбудсмана, як тільки отримав інформацію щодоперебування наших громадян в такому статусі, та запитав, як так вийшло, щогромадяни України, які мають офіційний статус військовополонених на територіїРФ, переїхали якимось чином на територію <text:a xlink:type="simple" xlink:href="https://www.ukrinform.ua/tag-ugorsina" text:style-name="Internet_20_link" text:visited-style-name="Visited_20_Internet_20_Link">
 Угорщини</text:a>
 ? Де вони перебувають? В яких умовах?Чому до них не допускають українських дипломатів? На жаль, жодної відповіді яне отримав від угорського колеги, тому звернувся до міжнародної інституції,яка може давати оцінку діям омбудсмана», - сказав Лубінець.</text:p>
      <text:p text:style-name="P4">
За його словами, нині восьмеро українських воїнів залишаються на територіїУгорщини в умовах, схожих на полон: у них обмежене коло спілкування, забралимобільні телефони. До деяких приїжджали родичі, але спілкування було дужекоротким і лише в присутності угорської сторони.</text:p>
      <text:p text:style-name="P4">
Раніше Лубінець поінформував, що Угорщина порушила міжнародне гуманітарнеправо, бо не можна просто взяти й забрати військовополонених із території РФ.Окремо він пояснив, що військовополоненими ці особи вважаються на території,яку контролює одна зі сторін міжнародного воєнного конфлікту, тобто йдетьсяпро РФ.</text:p>
      <text:p text:style-name="P4">
<text:span text:style-name="T4">
Читайте також:</text:span>
 <text:a xlink:type="simple" xlink:href="https://www.ukrinform.ua/rubric-society/3725761-lubinec-pro-ukrainskih-polonenih-ugorsina-porusila-miznarodne-gumanitarne-pravo.html" text:style-name="Internet_20_link" text:visited-style-name="Visited_20_Internet_20_Link">
 Лубінець - про українських полонених: <text:span text:style-name="T4">
Угорщина</text:span>
порушила міжнародне гуманітарне право </text:a>
</text:p>
      <text:p text:style-name="P4">
Як <text:a xlink:type="simple" xlink:href="https://www.ukrinform.ua/rubric-polytics/3720617-mzs-vimagae-v-ugorsini-detalnu-informaciu-pro-zvilnenih-polonenih-i-dostupu-do-nih-konsula.html" text:style-name="Internet_20_link" text:visited-style-name="Visited_20_Internet_20_Link">
 повідомлялося </text:a>
 , 9 червня до Міністерства закордонних справ Українизапросили тимчасового повіреного у справах Угорщини і передали йому зверненняз вимогою надати детальну інформацію про переданих Росією Будапештуукраїнських військовополонених і невідкладно забезпечити до них доступконсула.</text:p>
      <text:p text:style-name="P4">
Повідомлялося також, що український уряд не був поінформований про відповідніперемовини між угорською та російською сторонами. Про те, що Росія передалаБудапешту одинадцять українців угорського походження, українська сторонадізналася з публічних заяв віцепрем‘єр-міністра Угорщини Жолта Шем’єнаугорському ЗМІ.</text:p>
      <text:p text:style-name="P4">
За сприяння Посольства України в Угорщині, троє українських громадян з числапереданих Угорщині військовополонених повернулися в Україну.</text:p>
      <text:p text:style-name="P4">
Source: <text:a xlink:type="simple" xlink:href="https://www.ukrinform.ua/rubric-ato/3726989-zodnoi-vidpovidi-vid-ombudsmena-lubinec-pro-polonenih-ukrainciv-v-ugorsini.html" text:style-name="Internet_20_link" text:visited-style-name="Visited_20_Internet_20_Link">
https://www.ukrinform.ua/rubric-ato/3726989-zodnoi-vidpovidi-vid-ombudsmena-lubinec-pro-polonenih-ukrainciv-v-ugorsini.html</text:a>
</text:p>
      <!--NEWS-->
      <text:h text:style-name="P10" text:outline-level="1">
<text:span text:style-name="T4">
Підготовка до зими та формування запасів обладнання: Міненерго сподівається на співпрацю з USAID</text:span>
</text:h>
      <text:p text:style-name="P4">
Authors: Ukrinform (Person)</text:p>
      <text:p text:style-name="P4">
Publisher: Укринформ (Organization)</text:p>
      <text:p text:style-name="P4">
Published Time: 2023-06-23T21:25:10+03:00</text:p>
      <text:p text:style-name="P4">
Modified Time: 2023-06-23T21:25:10+03:00</text:p>
      <text:p text:style-name="P4">
Description: Підготовка до зими та формування запасів обладнання стали центральними темами зустрічі міністра енергетики України Германа Галущенка та заступниці адміністратора Агентства США з міжнародного розвитку (USAID) Ерін МакКі. — Укрінформ.</text:p>
      <text:p text:style-name="P4">
Images: ['<text:a xlink:type="simple" xlink:href="https://static.ukrinform.com/photos/2023_06/thumb_files/630_360_1687544571-549.jpg" text:style-name="Internet_20_link" text:visited-style-name="Visited_20_Internet_20_Link">
630_360_16875...</text:a>
']</text:p>
      <text:p text:style-name="P4">
Tags: ['Міненерго', 'USAID', 'допомога', 'Галущенко']</text:p>
      <text:p text:style-name="P4">
Type: Article</text:p>
      <!--METADATA-->
      <text:p text:style-name="P4">
<draw:frame draw:style-name="fr1" draw:name="Image244" text:anchor-type="as-char" svg:width="6.9236in" svg:height="3.956343in" draw:z-index="0">
<draw:image xlink:href="../Images/yкринформ/2023-06-23T21-25-10-03-00/630_360_1687544571-549.jpg" xlink:type="simple" xlink:show="embed" xlink:actuate="onLoad" draw:mime-type="image/jpeg"/>
</draw:frame>
 Підготовкадо зими та формування запасів обладнання стали центральними темами зустрічіміністра енергетики України Германа Галущенка та заступниці адміністратораАгентства США з міжнародного розвитку (USAID) Ерін МакКі.</text:p>
      <text:p text:style-name="P4">
Як передає Укрінформ, про це повідомила <text:a xlink:type="simple" xlink:href="https://www.mev.gov.ua/novyna/pidhotovka-do-zymy-ta-formuvannya-zapasiv-obladnannya-zustrich-ministra-enerhetyky-hermana" text:style-name="Internet_20_link" text:visited-style-name="Visited_20_Internet_20_Link">
 пресслужба міністерства</text:a>
 .</text:p>
      <text:p text:style-name="P4">
Зазначається, що у межах Конференції з відновлення України міністр енергетикиГерман Галущенко та заступник міністра Ярослав Демченков провели зустріч іззаступницею адміністратора (USAID) Ерін МакКі.</text:p>
      <text:p text:style-name="P4">
"Основна тема розмови - посилення співпраці для зміцнення сталостіукраїнського енергосектору та підтримка Міненерго у здійсненні реформ", -ідеться у повідомленні.</text:p>
      <text:p text:style-name="P4">
Галущенко та МакКі акцентували на підготовці до зими та участі USAID Проєктуенергетичної безпеки у закупівлі необхідного енергетичного обладнання черезФонд енергетичної підтримки та внесок американської сторони - 25 млн дол. - доцього Фонду.</text:p>
      <text:p text:style-name="P4">
</text:p>
      <text:p text:style-name="P4">
«Ми розуміємо, що з наближенням зими ворог може посилити удари по цивільнійенергетичній інфраструктурі. Відповідно, нам уже потрібно формувати резервиобладнання, аби у разі ударів та пошкоджень відновлюватися максимальношвидко», - зазначив Галущенко.</text:p>
      <text:p text:style-name="P4">
Він висловив сподівання, що подальша співпраця, зокрема у закупівляхобладнання через Фонд енергетичної підтримки, надалі буде ще ефективнішою.</text:p>
      <text:p text:style-name="P4">
«Дуже важливо, аби вся необхідна техніка та обладнання, яких потребують нашіенергетичні компанії, і які вже закуплені за кошти Фонду, надходили вчасно. Цепитання енергетичної безпеки країни», - додав Галущенко.</text:p>
      <text:p text:style-name="P4">
<text:span text:style-name="T4">
Читайте також:</text:span>
 <text:a xlink:type="simple" xlink:href="https://www.ukrinform.ua/rubric-economy/3720786-minenergo-i-miznarodna-energeticna-agencia-domovilisa-pro-dopomogu-ukraini.html" text:style-name="Internet_20_link" text:visited-style-name="Visited_20_Internet_20_Link">
 Міненерго і Міжнародна енергетична агенція домовилися продопомогу Україні </text:a>
</text:p>
      <text:p text:style-name="P4">
Також у контексті викликів зими та подальшого розвитку енергосистеми сторониобговорили важливість децентралізації генерації та розвитку сонячної, вітровоїгенерації, накопичувачів енергії та мереж.</text:p>
      <text:p text:style-name="P4">
Йшлося також про "можливість технічної допомоги та розроблення інструментів,які дозволять залучити додаткові кошти для виконання проєктів у секторі ВДЕ",додали в <text:a xlink:type="simple" xlink:href="https://www.ukrinform.ua/tag-minenergo" text:style-name="Internet_20_link" text:visited-style-name="Visited_20_Internet_20_Link">
 Міненерго </text:a>
 .</text:p>
      <text:p text:style-name="P4">
Як повідомлялось, під час Конференції з відновлення України Держсекретар СШАЕнтоні Блінкен озвучив рішення про виділення нових коштів USAID в обсязі 522млн дол. для допомоги у зміцненні та ремонті української енергосистеми.</text:p>
      <text:p text:style-name="P4">
<text:span text:style-name="T5">
Фото: Міненерго</text:span>
</text:p>
      <text:p text:style-name="P4">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Жіноча збірна України з баскетболу 3х3 не змогла вийти в плей-оф Європейських ігор</text:span>
</text:h>
      <text:p text:style-name="P4">
Authors: Ukrinform (Person)</text:p>
      <text:p text:style-name="P4">
Publisher: Укринформ (Organization)</text:p>
      <text:p text:style-name="P4">
Published Time: 2023-06-23T21:29:00+03:00</text:p>
      <text:p text:style-name="P4">
Modified Time: 2023-06-23T21:29:00+03:00</text:p>
      <text:p text:style-name="P4">
Description: Українки стали третіми в групі. — Укрінформ.</text:p>
      <text:p text:style-name="P4">
Images: ['<text:a xlink:type="simple" xlink:href="https://static.ukrinform.com/photos/2023_06/thumb_files/630_360_1687544791-253.jpg" text:style-name="Internet_20_link" text:visited-style-name="Visited_20_Internet_20_Link">
630_360_16875...</text:a>
']</text:p>
      <text:p text:style-name="P4">
Tags: ['Баскетбол', 'Європейські ігри']</text:p>
      <text:p text:style-name="P4">
Type: Article</text:p>
      <!--METADATA-->
      <text:p text:style-name="P4">
<draw:frame draw:style-name="fr1" draw:name="Image246" text:anchor-type="as-char" svg:width="6.9236in" svg:height="3.956343in" draw:z-index="0">
<draw:image xlink:href="../Images/yкринформ/2023-06-23T21-29-00-03-00/630_360_1687544791-253.jpg" xlink:type="simple" xlink:show="embed" xlink:actuate="onLoad" draw:mime-type="image/jpeg"/>
</draw:frame>
 Українкистали третіми в групі.</text:p>
      <text:p text:style-name="P4">
Жіноча збірна України з баскетболу 3х3 завершила свої виступи на Європейськихігор-2023, які проходять в Кракові, передає Укрінформ.</text:p>
      <text:p text:style-name="P4">
Українки стали третіми в групі – у трьох збірних після групового етапувиявилось по одній перемозі, але «в закрутці» Україна поступилась Польщі.</text:p>
      <text:p text:style-name="P4">
Українки стартували на турнірі з перемоги над Польщею - 19:16. У другому матчіукраїнська команда програла Естонії (13:14), останньому - Литві (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text:p>
      <text:p text:style-name="P4">
З групи до чвертьфіналу вийшли збірні Литви та Польщі.</text:p>
      <text:p text:style-name="P4">
Фото: noc-ukr.org</text:p>
      <text:p text:style-name="P4">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Шепелєв здобув «бронзу» Європейських ігор у потрійному стрибку</text:span>
</text:h>
      <text:p text:style-name="P4">
Authors: Ukrinform (Person)</text:p>
      <text:p text:style-name="P4">
Publisher: Укринформ (Organization)</text:p>
      <text:p text:style-name="P4">
Published Time: 2023-06-23T21:38:08+03:00</text:p>
      <text:p text:style-name="P4">
Modified Time: 2023-06-23T21:38:08+03:00</text:p>
      <text:p text:style-name="P4">
Description: Перша медаль України у легкій атлетиці. — Укрінформ.</text:p>
      <text:p text:style-name="P4">
Images: ['<text:a xlink:type="simple" xlink:href="https://static.ukrinform.com/photos/2023_06/thumb_files/630_360_1687545403-886.jpg" text:style-name="Internet_20_link" text:visited-style-name="Visited_20_Internet_20_Link">
630_360_16875...</text:a>
']</text:p>
      <text:p text:style-name="P4">
Tags: ['Легка атлетика', 'Європейські ігри']</text:p>
      <text:p text:style-name="P4">
Type: Article</text:p>
      <!--METADATA-->
      <text:p text:style-name="P4">
<draw:frame draw:style-name="fr1" draw:name="Image247" text:anchor-type="as-char" svg:width="6.9236in" svg:height="3.956343in" draw:z-index="0">
<draw:image xlink:href="../Images/yкринформ/2023-06-23T21-38-08-03-00/630_360_1687545403-886.jpg" xlink:type="simple" xlink:show="embed" xlink:actuate="onLoad" draw:mime-type="image/jpeg"/>
</draw:frame>
 Першамедаль України у легкій атлетиці.</text:p>
      <text:p text:style-name="P4">
Український легкоатлет Владислав Шепелєв став бронзовим призером Європейськихігор-2023 у потрійному стрибку, передає Укрінформ.</text:p>
      <text:p text:style-name="P4">
Шепелєв посів підсумкове третє місце з результатом 16,67 м. «Золото» дісталосяіталійцеві Тобіа Боккі (16,84), срібло – турку Неджаті Еру (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text:p>
      <text:p text:style-name="P4">
Як повідомляв Укрінформ, «синьо-жовті» посіли друге місце у другому дивізіоніта повернулися до елітного дивізіону командного чемпіонату Європи.</text:p>
      <text:p text:style-name="P4">
Фото: noc-ukr.org</text:p>
      <text:p text:style-name="P4">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Євросоюз закликає Вірменію та Азербайджан до зниження напруги та деескалації</text:span>
</text:h>
      <text:p text:style-name="P4">
Authors: Ukrinform (Person)</text:p>
      <text:p text:style-name="P4">
Publisher: Укринформ (Organization)</text:p>
      <text:p text:style-name="P4">
Published Time: 2023-06-23T21:39:00+03:00</text:p>
      <text:p text:style-name="P4">
Modified Time: 2023-06-23T21:39:00+03:00</text:p>
      <text:p text:style-name="P4">
Description: Європейський Союз уважно моніторить зростаючу напругу між Вірменією і Азербайджаном та пропонує обом сторонам долучитися до пошуку взаємоприйнятних рішень з метою деескалації. — Укрінформ.</text:p>
      <text:p text:style-name="P4">
Images: ['<text:a xlink:type="simple" xlink:href="https://static.ukrinform.com/photos/2020_10/thumb_files/630_360_1603365429-408.jpg" text:style-name="Internet_20_link" text:visited-style-name="Visited_20_Internet_20_Link">
630_360_16033...</text:a>
']</text:p>
      <text:p text:style-name="P4">
Tags: ['Азербайджан', 'Євросоюз', 'Нагірний Карабах', 'Вірменія']</text:p>
      <text:p text:style-name="P4">
Type: Article</text:p>
      <!--METADATA-->
      <text:p text:style-name="P4">
<draw:frame draw:style-name="fr1" draw:name="Image248" text:anchor-type="as-char" svg:width="6.9236in" svg:height="3.956343in" draw:z-index="0">
<draw:image xlink:href="../Images/yкринформ/2023-06-23T21-39-00-03-00/630_360_1603365429-408.jpg" xlink:type="simple" xlink:show="embed" xlink:actuate="onLoad" draw:mime-type="image/jpeg"/>
</draw:frame>
Європейський Союз уважно моніторить зростаючу напругу між Вірменією іАзербайджаном та пропонує обом сторонам долучитися до пошуку взаємоприйнятнихрішень з метою деескалації.</text:p>
      <text:p text:style-name="P4">
Як повідомляє Укрінформ, про це йдеться у заяві речника ЄС, що оприлюднена на<text:a xlink:type="simple" xlink:href="https://www.eeas.europa.eu/eeas/armeniaazerbaijan-statement-spokesperson-growing-tensions_en" text:style-name="Internet_20_link" text:visited-style-name="Visited_20_Internet_20_Link">
 сайті Європейської служби зовнішніх дій</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вздовж міжнародних кордонів цих країн, на додаток до подібнихінцидентів на контактній лінії у Карабаху. Майже повна блокада Лачинськогокоридору, що запроваджена з 15 червня, є дуже тривожною. Вона прямо загрожуєжиттєдіяльності місцевого населення та породжує серйозні побоювання щодопотенційної гуманітарної кризи», - йдеться у документі.</text:p>
      <text:p text:style-name="P4">
Як зазначає речник, за підсумками серії зустрічей на високому рівніЄвропейський Союз продовжує докладати зусилля на найвищому політичному рівні,з тим, щоб допомогти зняти цю напругу та знайти взаємоприйнятні рішення.</text:p>
      <text:p text:style-name="P4">
<text:span text:style-name="T4">
Читайте також:</text:span>
 <text:a xlink:type="simple" xlink:href="https://www.ukrinform.ua/rubric-world/3718291-u-virmenii-zaavili-pro-mozlivist-miru-z-azerbajdzanom-vze-do-kinca-roku.html" text:style-name="Internet_20_link" text:visited-style-name="Visited_20_Internet_20_Link">
 У Вірменії заявили про можливість миру з Азербайджаномвже до кінця року </text:a>
</text:p>
      <text:p text:style-name="P4">
Як повідомлялося, Вірменія та Азербайджан за останні 30 років двічі воювали законтроль над Нагірним Карабахом. Після масштабного конфлікту у 2020 році Бакута Єреван уклали перемир’я, у порушенні якого регулярно обвинувачують одинодного. ЄС докладає зусиль із пошуку мирного вирішення конфлікту, із повагоюдо суверенітету та територіальної цілісності сторін.</text:p>
      <text:p text:style-name="P4">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В КМДА проігнорували запити прокуратури щодо документів за фактом розтрати мільйона гривень</text:span>
</text:h>
      <text:p text:style-name="P4">
Authors: Ukrinform (Person)</text:p>
      <text:p text:style-name="P4">
Publisher: Укринформ (Organization)</text:p>
      <text:p text:style-name="P4">
Published Time: 2023-06-23T21:41:00+03:00</text:p>
      <text:p text:style-name="P4">
Modified Time: 2023-06-23T21:41:00+03:00</text:p>
      <text:p text:style-name="P4">
Description: Департаменти Київської міської державної адміністрації проігнорували запити слідства щодо надання документів, які мають значення у кримінальних провадженнях. — Укрінформ.</text:p>
      <text:p text:style-name="P4">
Images: ['<text:a xlink:type="simple" xlink:href="https://static.ukrinform.com/photos/2018_03/thumb_files/630_360_1521195393-4177.jpg" text:style-name="Internet_20_link" text:visited-style-name="Visited_20_Internet_20_Link">
630_360_15211...</text:a>
']</text:p>
      <text:p text:style-name="P4">
Tags: ['КМДА', 'Прокуратура', 'Ремонт', 'Асфальт']</text:p>
      <text:p text:style-name="P4">
Type: Article</text:p>
      <!--METADATA-->
      <text:p text:style-name="P4">
<draw:frame draw:style-name="fr1" draw:name="Image249" text:anchor-type="as-char" svg:width="6.9236in" svg:height="3.956343in" draw:z-index="0">
<draw:image xlink:href="../Images/yкринформ/2023-06-23T21-41-00-03-00/630_360_1521195393-4177.jpg" xlink:type="simple" xlink:show="embed" xlink:actuate="onLoad" draw:mime-type="image/jpeg"/>
</draw:frame>
Департаменти Київської міської державної адміністрації проігнорували запитислідства щодо надання документів, які мають значення у кримінальнихпровадженнях.</text:p>
      <text:p text:style-name="P4">
Як передає Укрінформ, про це Київська міська прокуратура повідомляє у <text:a xlink:type="simple" xlink:href="https://t.me/kyiv_pro_office/2067" text:style-name="Internet_20_link" text:visited-style-name="Visited_20_Internet_20_Link">
Телеграмі</text:a>
 .</text:p>
      <text:p text:style-name="P4">
«Сьогодні слідчі за процесуального керівництва прокуратури повідомили пропідозру директору Департаменту житлово-комунальної інфраструктури КМДА зафактом розтрати 1 млн грн бюджетних коштів, виділених на виконання робіт звідновлення тротуарів та автодороги», - ідеться в повідомленні.</text:p>
      <text:p text:style-name="P4">
<text:span text:style-name="T4">
Читайте також:</text:span>
 <text:span text:style-name="T4">
<text:a xlink:type="simple" xlink:href="https://www.ukrinform.ua/rubric-kyiv/3726843-direktorovi-se-odnogo-departamentu-kmda-povidomili-pro-pidozru.html" text:style-name="Internet_20_link" text:visited-style-name="Visited_20_Internet_20_Link">
 Директорові ще одного департаменту КМДА повідомили пропідозру </text:a>
 </text:span>
</text:p>
      <text:p text:style-name="P4">
У прокуратурі заявляють, що збитки, завдані кримінальним правопорушенням,підтверджуються проведеними оглядами виконаних робіт із залученням експерта тависновками експертизи.</text:p>
      <text:p text:style-name="P4">
«Фактом залишається і те, що станом на сьогодні підрядником роботи звідновлення тротуарів та автодороги не проведені. Одночасно офіційний сайт <text:span text:style-name="T4">
<text:a xlink:type="simple" xlink:href="https://www.ukrinform.ua/tag-kmda" text:style-name="Internet_20_link" text:visited-style-name="Visited_20_Internet_20_Link">
КМДА </text:a>
 </text:span>
 повідомляє, що роботи зблагоустрою та асфальтування тривають. Це виглядає дивно, оскільки активиконаних робіт, про які йдеться у повідомленні про підозру, підписані табюджетні кошти Департаментом перераховані в повному обсязі ще у грудні 2022року», - сказано в повідомленні.</text:p>
      <text:p text:style-name="P4">
<text:span text:style-name="T4">
Читайте також:</text:span>
 <text:span text:style-name="T4">
<text:a xlink:type="simple" xlink:href="https://www.ukrinform.ua/rubric-kyiv/3726347-arestovanomu-u-spravi-pro-zakrite-ukritta-cinovniku-kmda-ogolosili-se-odnu-pidozru.html" text:style-name="Internet_20_link" text:visited-style-name="Visited_20_Internet_20_Link">
 Арештованому у справі про закрите укриття чиновникуКМДА оголосили ще одну підозру </text:a>
 </text:span>
</text:p>
      <text:p text:style-name="P4">
У прокуратурі зазначили, що «незрозуміло, на підставі чого, міська влада, немаючи у розпорядженні документів слідства, категорично стверджує, щоекспертиза нібито проведена «без належного дослідження проєктної документаціїта наочного огляду», що не відповідає дійсності».</text:p>
      <text:p text:style-name="P4">
У відомстві також заявили, що заяви про нібито сприяння слідству та наданнядоступу до всіх запитуваних документів у кримінальних провадженнях, в якихпосадовим особам КМДА повідомлено про підозру, залишаються лише заявами.</text:p>
      <text:p text:style-name="P4">
«Так, Департаментом муніципальної безпеки КМДА, а також Департаментом освітиКМДА проігноровано запити слідства щодо надання документів, які мають значенняу кримінальному провадженні щодо загибелі людей через недопуск до укриття», -сказано в повідомленні.</text:p>
      <text:p text:style-name="P4">
<text:span text:style-name="T4">
Читайте також:</text:span>
 <text:span text:style-name="T4">
<text:a xlink:type="simple" xlink:href="https://www.ukrinform.ua/rubric-kyiv/3724962-u-kmda-sprostuvali-informaciu-pro-grafiki-cerguvan-uciteliv-u-skilnih-ukrittah.html" text:style-name="Internet_20_link" text:visited-style-name="Visited_20_Internet_20_Link">
 У КМДА спростували інформацію про графіки чергуваньучителів у шкільних укриттях </text:a>
 </text:span>
</text:p>
      <text:p text:style-name="P4">
Отримання цих документів, як повідомили у прокуратурі, стало можливим лишепісля звернення правоохоронних органів до суду з відповідними клопотаннями.</text:p>
      <text:p text:style-name="P4">
Як повідомляв Укрінформ, 23 червня директору Департаменту житлово-комунальноїінфраструктури Київської міської державної адміністрації _<text:span text:style-name="T4">
<text:a xlink:type="simple" xlink:href="https://www.ukrinform.ua/rubric-kyiv/3726843-direktorovi-se-odnogo-departamentu-kmda-povidomili-pro-pidozru.html" text:style-name="Internet_20_link" text:visited-style-name="Visited_20_Internet_20_Link">
 повідомили пропідозру у розтраті 1 млн грн </text:a>
 </text:span>
 _ на відновленні тротуару.</text:p>
      <text:p text:style-name="P4">
У КМДА відреагували на підозру директору департаменту у розтраті бюджетнихкоштів, заявивши, що станом на зараз виконані всі необхідні інженерні роботиза проєктом, завдяки чому місцеві жителі забезпечені водопостачанням. Однакроботи з благоустрою та асфальтування території продовжуються, тому кошти заці роботи виконавцям перераховані не були.</text:p>
      <text:p text:style-name="P4">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У Грузії стартував наймасштабніший в країні музичний фестиваль</text:span>
</text:h>
      <text:p text:style-name="P4">
Authors: Ukrinform (Person)</text:p>
      <text:p text:style-name="P4">
Publisher: Укринформ (Organization)</text:p>
      <text:p text:style-name="P4">
Published Time: 2023-06-23T21:45:00+03:00</text:p>
      <text:p text:style-name="P4">
Modified Time: 2023-06-23T21:45:00+03:00</text:p>
      <text:p text:style-name="P4">
Description: У столиці Грузії місті Тбілісі у п’ятницю стартував наймасштабніший музичний фестиваль під назвою Tbilisi Open Air. — Укрінформ.</text:p>
      <text:p text:style-name="P4">
Images: ['<text:a xlink:type="simple" xlink:href="https://static.ukrinform.com/photos/2019_01/thumb_files/630_360_1548411970-259.jpg" text:style-name="Internet_20_link" text:visited-style-name="Visited_20_Internet_20_Link">
630_360_15484...</text:a>
']</text:p>
      <text:p text:style-name="P4">
Tags: ['Фестиваль', 'Грузія', 'Музика']</text:p>
      <text:p text:style-name="P4">
Type: Article</text:p>
      <!--METADATA-->
      <text:p text:style-name="P4">
<draw:frame draw:style-name="fr1" draw:name="Image250" text:anchor-type="as-char" svg:width="6.9236in" svg:height="3.956343in" draw:z-index="0">
<draw:image xlink:href="../Images/yкринформ/2023-06-23T21-45-00-03-00/630_360_1548411970-259.jpg" xlink:type="simple" xlink:show="embed" xlink:actuate="onLoad" draw:mime-type="image/jpeg"/>
</draw:frame>
 У столиціГрузії місті Тбілісі у п’ятницю стартував наймасштабніший музичний фестивальпід назвою Tbilisi Open Air.</text:p>
      <text:p text:style-name="P4">
Як передає <text:a xlink:type="simple" xlink:href="https://www.ekhokavkaza.com/a/32472432.html" text:style-name="Internet_20_link" text:visited-style-name="Visited_20_Internet_20_Link">
 Укрінформ </text:a>
 , про цеповідомляє Эхо Кавказа.</text:p>
      <text:p text:style-name="P4">
Музична подія відбудеться на майданчику Lisi Wonderland і триватиме впродовжтрьох днів.</text:p>
      <text:p text:style-name="P4">
Серед спеціальних гостей грузинського фестивалю цього року – британськийвиконавець Том Оделл, ісландський рок-гурт Kaleo, німецький гурт Moderat танімецький DJ Бен Клок. Загалом у рамках <text:a xlink:type="simple" xlink:href="https://www.ukrinform.ua/tag-muzika" text:style-name="Internet_20_link" text:visited-style-name="Visited_20_Internet_20_Link">
 музичного</text:a>
 дійства мають виступити понад 60артистів.</text:p>
      <text:p text:style-name="P4">
Уперше фестиваль Tbilisi Open Air відбувся у Тбілісі у 2009 році. Музичнаподія вважається наймасштабнішою музичною подією в регіоні.</text:p>
      <text:p text:style-name="P4">
<text:span text:style-name="T4">
Читайте також:</text:span>
 <text:a xlink:type="simple" xlink:href="https://www.ukrinform.ua/rubric-diaspora/3726311-na-litfestivali-u-berlini-predstavlat-muzicnij-albom-zadana-ta-gurzi-fokstroti.html" text:style-name="Internet_20_link" text:visited-style-name="Visited_20_Internet_20_Link">
 На літфестивалі у Берліні представлять <text:span text:style-name="T4">
музичний</text:span>
альбом «Фокстроти» на вірші українських поетів</text:a>
</text:p>
      <text:p text:style-name="P4">
Як повідомляв <text:a xlink:type="simple" xlink:href="https://www.ukrinform.ua/rubric-culture/3714652-v-avstralijskomu-sidnei-rozpocavsa-soricnij-festival-vivid-sydney.html" text:style-name="Internet_20_link" text:visited-style-name="Visited_20_Internet_20_Link">
 Укрінформ </text:a>
 , у місті Сідней, Австралія, пройшов щорічний фестиваль світла,мистецтва та культури під назвою Vivid Sydney, який є найбільшою подією такоготипу в Південній півкулі.</text:p>
      <text:p text:style-name="P4">
Vivid Sydney тривав 23 дні, впродовж яких були продемонстровані 50 світловихінсталяцій і 3D-проєкцій на 8,5-кілометровій освітленій алеї. Такожвідбувалися виступи з живою музикою та діяли ресторани.</text:p>
      <text:p text:style-name="P4">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Австралія запровадить санкції проти винних у катастрофі MH17</text:span>
</text:h>
      <text:p text:style-name="P4">
Authors: Ukrinform (Person)</text:p>
      <text:p text:style-name="P4">
Publisher: Укринформ (Organization)</text:p>
      <text:p text:style-name="P4">
Published Time: 2023-06-23T21:50:00+03:00</text:p>
      <text:p text:style-name="P4">
Modified Time: 2023-06-23T21:50:00+03:00</text:p>
      <text:p text:style-name="P4">
Description: Уряд Австралії має намір запровадити нові санкції проти винних у збитті в небі над сходом України пасажирського літака рейсу MH17 Малайзійських авіаліній, який прямував з Амстердама до Куала-Лумпур. — Укрінформ.</text:p>
      <text:p text:style-name="P4">
Images: ['<text:a xlink:type="simple" xlink:href="https://static.ukrinform.com/photos/2021_07/thumb_files/630_360_1626500509-893.jpg" text:style-name="Internet_20_link" text:visited-style-name="Visited_20_Internet_20_Link">
630_360_16265...</text:a>
']</text:p>
      <text:p text:style-name="P4">
Tags: ['Австралія', 'MH17', 'Санкції', 'Росія']</text:p>
      <text:p text:style-name="P4">
Type: Article</text:p>
      <!--METADATA-->
      <text:p text:style-name="P4">
<draw:frame draw:style-name="fr1" draw:name="Image251" text:anchor-type="as-char" svg:width="6.9236in" svg:height="3.956343in" draw:z-index="0">
<draw:image xlink:href="../Images/yкринформ/2023-06-23T21-50-00-03-00/630_360_1626500509-893.jpg" xlink:type="simple" xlink:show="embed" xlink:actuate="onLoad" draw:mime-type="image/jpeg"/>
</draw:frame>
 УрядАвстралії має намір запровадити нові санкції проти винних у збитті в небі надсходом України пасажирського літака рейсу MH17 Малайзійських авіаліній, якийпрямував з Амстердама до Куала-Лумпур.</text:p>
      <text:p text:style-name="P4">
Як передає Укрінформ, про це повідомляє <text:a xlink:type="simple" xlink:href="https://www.smh.com.au/politics/federal/australia-to-sanction-three-pro-russian-soldiers-over-mh17-tragedy-20230623-p5dj1y.html" text:style-name="Internet_20_link" text:visited-style-name="Visited_20_Internet_20_Link">
 The Sydney Morning Herald</text:a>
 .</text:p>
      <text:p text:style-name="P4">
До двох проросійських військових, яких визнали винними у збитті літака MH17Malaysia Airlines, а також до полковника російської армії будуть застосованіфінансові <text:a xlink:type="simple" xlink:href="https://www.ukrinform.ua/tag-sankcii" text:style-name="Internet_20_link" text:visited-style-name="Visited_20_Internet_20_Link">
 санкції </text:a>
 , також їм будезаборонено в’їзд до Австралії.</text:p>
      <text:p text:style-name="P4">
Міністр закордонних справ Австралії Пенні Вонг офіційно оголосить про санкціїв суботу, їх запровадження стало наслідком тісної співпраці Австралії зНідерландами та іншими країнами ЄС.</text:p>
      <text:p text:style-name="P4">
Двох із тих, проти кого запроваджують санкції - громадянина Росії СергіяДубінського та громадянина України Леоніда Харченка, було засуджено додовічного ув'язнення Окружним судом Гааги в листопаді минулого року за їхнюучасть у смертельній катастрофі Boeing 777 над Україною 2014 року.</text:p>
      <text:p text:style-name="P4">
Третій чоловік, Сергій Мучкаєв, якого не судили в Гаазі, є колишнім командиромзенітної бригади російських військ, яка поставила ракету, що збила літак.</text:p>
      <text:p text:style-name="P4">
Впровадження санкцій призведе до заморожування будь-яких активів, які ці особиможуть тримати в Австралії, та заборони їм подорожувати до країни.</text:p>
      <text:p text:style-name="P4">
<text:span text:style-name="T4">
Читайте також:</text:span>
 <text:a xlink:type="simple" xlink:href="https://www.ukrinform.ua/rubric-polytics/3720138-rosia-v-miznarodnomu-sudi-oon-vidkidae-dokazi-togo-so-mh17-zbiv-ii-buk.html" text:style-name="Internet_20_link" text:visited-style-name="Visited_20_Internet_20_Link">
 Росія в Міжнародному суді ООН відкидає докази того, що<text:span text:style-name="T4">
MH17</text:span>
 збив її «Бук» </text:a>
</text:p>
      <text:p text:style-name="P4">
Як повідомляв Укрінформ, Спільна слідча група (JIT) з розслідування щодозбиття літака рейсу MH17 у липні 2014 року в небі над Донеччиною дійшлависновку, що “є вагомі ознаки того, що президент РФ приймав рішення щодопостачання тяжкого озброєння бойовикам “ДНР”.</text:p>
      <text:p text:style-name="P4">
У JIT також підкреслили, що MH17 збив російський “Бук”.</text:p>
      <text:p text:style-name="P4">
Під час пресконференції 8 лютого 2023 року журналістам представили аудіофайли,в яких росіяни говорять про те, що всі рішення щодо постачання “Буків” натериторію України приймає найвище керівництво, тобто Путін, а також аудіорозмови Путіна та Ігоря Плотницького, лідера проросійських сепаратистів насході України.</text:p>
      <text:p text:style-name="P4">
<text:span text:style-name="T4">
Читайте також:</text:span>
 <text:a xlink:type="simple" xlink:href="https://www.ukrinform.ua/rubric-world/3721389-u-gaazi-rodici-zagiblih-rejsu-mh17-vlastuvali-akciu-protestu-navproti-rosijskogo-posolstva.html" text:style-name="Internet_20_link" text:visited-style-name="Visited_20_Internet_20_Link">
 У Гаазі родичі загиблих рейсу <text:span text:style-name="T4">
MH17</text:span>
 влаштували акціюпротесту навпроти російського посольства </text:a>
</text:p>
      <text:p text:style-name="P4">
Спільна слідча група (JIT) повідомила, що, попри те, що було виявлено багатонової інформації про різних причетних до збиття літака рейсу MH17 осіб, доказинаразі недостатньо конкретні, щоб призвести до нових судових переслідувань.</text:p>
      <text:p text:style-name="P4">
Пасажирський Boeing-777 "Малайзійських авіаліній", що виконував рейс MH17 зАмстердама в Куала-Лумпур, зазнав катастрофи на тимчасово окупованій частиніДонецької області 17 липня 2014 року. На борту лайнера перебували 283 пасажирита 15 членів екіпажу, всі вони загинули.</text:p>
      <text:p text:style-name="P4">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Фонд Save Ukraine повернув із Росії 121 викрадену українську дитину</text:span>
</text:h>
      <text:p text:style-name="P4">
Authors: Ukrinform (Person)</text:p>
      <text:p text:style-name="P4">
Publisher: Укринформ (Organization)</text:p>
      <text:p text:style-name="P4">
Published Time: 2023-06-23T21:51:02+03:00</text:p>
      <text:p text:style-name="P4">
Modified Time: 2023-06-23T21:51:02+03:00</text:p>
      <text:p text:style-name="P4">
Description: Благодійний фонд Save Ukraine допоміг повернути вже 121 дитину, яка була незаконно вивезена російськими окупантами з території України.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Війна з Росією', 'Save Ukraine']</text:p>
      <text:p text:style-name="P4">
Type: Article</text:p>
      <!--METADATA-->
      <text:p text:style-name="P4">
<draw:frame draw:style-name="fr1" draw:name="Image252" text:anchor-type="as-char" svg:width="6.9236in" svg:height="3.956343in" draw:z-index="0">
<draw:image xlink:href="../Images/yкринформ/2023-06-23T21-51-02-03-00/630_360_1685537728-468.jpg" xlink:type="simple" xlink:show="embed" xlink:actuate="onLoad" draw:mime-type="image/jpeg"/>
</draw:frame>
Благодійний фонд Save Ukraine допоміг повернути вже 121 дитину, яка буланезаконно вивезена російськими окупантами з території України.</text:p>
      <text:p text:style-name="P4">
Про це в коментарі кореспонденту Укрінформу заявив заступник голови SaveUkraine Дмитро Філіпенко.</text:p>
      <text:p text:style-name="P4">
"Станом на сьогодні нам вдалося повернути вже 121 дитину", - сказав він.</text:p>
      <text:p text:style-name="P4">
За словами Філіпенка, під час останньої рятувальної місії вдалося повернути 8дітей з дитячого будинку, які були незаконно вивезені з території України вРосію. "Ми ідентифікували їх місце знаходження завдяки дітям, яких повернулиперед цим. І ось два тижні тому цих вісім дітей вдалося повернути. Заразвирішуємо питання їх розташування", - зазначив він.</text:p>
      <text:p text:style-name="P4">
За словами заступника голови Save Ukraine, в інших повернутих дітей булибатьки, принаймні, один з них. "Також було повернуто кілька дітей, яківтратили батьків. Їх повертали бабусі чи дідусі", - додав він.</text:p>
      <text:p text:style-name="P4">
<text:span text:style-name="T4">
Читайте також:</text:span>
 <text:a xlink:type="simple" xlink:href="https://www.ukrinform.ua/rubric-society/3717135-rosia-vidkidae-sprobi-insih-krain-stati-poserednikom-sodo-povernenna-ditej-mikola-kuleba.html" text:style-name="Internet_20_link" text:visited-style-name="Visited_20_Internet_20_Link">
 Росія відкидає спроби інших країн стати посередником щодоповернення дітей — Микола Кулеба </text:a>
</text:p>
      <text:p text:style-name="P4">
За словами Філіпенка, наразі фондом ідентифіковано 19 667 викрадених Росієюдітей, і ця цифра постійно зростає. "Це означає, що ми знаємо їх прізвище,ім’я та по батькові, дати народження та приблизне місцезнаходження. Але числонеідентифікованих дітей є в рази більшим, точну кількість поки ніхто не знає.Багато дітей продовжують викрадатися Росією на окупованих територіях", -сказав він.</text:p>
      <text:p text:style-name="P4">
Філіпенко вказав, що уряд України не може працювати напряму з владою держави-агресора у питанні повернення депортованих <text:a xlink:type="simple" xlink:href="https://www.ukrinform.ua/tag-diti" text:style-name="Internet_20_link" text:visited-style-name="Visited_20_Internet_20_Link">
 дітей</text:a>
 , оскільки дипломатичні відносинирозірвано, а тому основну роботу взяли на себе організації громадянськогосуспільства. У випадку із Save Ukraine, фонд отримує відповідну інформацію провикрадених Росією дітей через "гарячу лінію" та напряму від батьків. Післяцього розпочинається процес підготовки необхідних документів для батьків або жопікунів чи уповноваженої особи (у випадку дитячого будинку) для поїздки до РФта повернення дітей.</text:p>
      <text:p text:style-name="P4">
<text:span text:style-name="T4">
Читайте також:</text:span>
 <text:a xlink:type="simple" xlink:href="https://www.ukrinform.ua/rubric-society/3726981-kraini-aki-mogli-b-dopomogti-povernuti-z-rf-deportovanih-ditej-ne-kvaplatsa-lubinec.html" text:style-name="Internet_20_link" text:visited-style-name="Visited_20_Internet_20_Link">
 Країни, які могли б допомогти повернути з РФ<text:span text:style-name="T4">
депортованих</text:span>
 <text:span text:style-name="T4">
дітей</text:span>
 , не квапляться – Лубінець</text:a>
</text:p>
      <text:p text:style-name="P4">
"Ми допомагаємо з документами, вибудовуємо маршрут та логістику, збираємобатьків у Києві, проводимо з ними тренінги та пояснюємо, з чого складаєтьсямаршрут, як все буде відбуватися і що на них може чекати, щоб вони були більшпідготовлені", - повідомив представник Save Ukraine.</text:p>
      <text:p text:style-name="P4">
За його словами, оскільки прямого автомобільного чи іншого сполучення з Росієюнемає, то батьки їдуть через сусідні крани до того місця, де булоідентифіковано їх дітей в Росії. Часто маршрут може складати понад 4 тис. км.Кожна рятувальна місія триває від трьох тижнів до місяця, з урахуваннямпідготовки документів.</text:p>
      <text:p text:style-name="P4">
Як повідомив Філіпенко, у середньому витрати на повернення однієї дитинискладають близько 4 тис. доларів. А тому фонд наразі проводить, у т.ч. закордоном, кампанію з акумулювання коштів на свою діяльність з повернення зРосії викрадених дітей.</text:p>
      <text:p text:style-name="P4">
"Росіяни віддавали дітей лише батькам і на підставі усіх правильно оформленихдокументів. У випадку, якщо мова йде про сиріт, то за ними їхав офіційнийпредставник з того дитячого будинку, з якого їх викрали, з довіреністю наотримання дітей", - повідомив представник Save Ukraine.</text:p>
      <text:p text:style-name="P4">
За його словами, російська сторона завжди намагалася перешкоджати поверненнюдітей в Україну, а з видачею Міжнародним кримінальним судом ордеру на арештПутіна різних перешкод з боку росіян лише побільшало. За словами представникаSave Ukraine, дані про усі випадки зі звільненням викрадених дітей, а такожїхні свідчення, далі надсилаються, зокрема, в офіс прокурора МКС.</text:p>
      <text:p text:style-name="P4">
<text:span text:style-name="T4">
Читайте також:</text:span>
 <text:a xlink:type="simple" xlink:href="https://www.ukrinform.ua/rubric-society/3704815-ombudsmen-vvazae-so-misia-oon-mogla-bi-rozsukuvati-deportovanih-do-rf-ukrainskih-ditej.html" text:style-name="Internet_20_link" text:visited-style-name="Visited_20_Internet_20_Link">
 Омбудсмен вважає, що місія ООН могла би розшукуватидепортованих до рф українських дітей </text:a>
</text:p>
      <text:p text:style-name="P4">
"Росіяни намагаються чинити різні перепони. Наприклад, якщо це доручення наотримання дитини, то вони шукають можливості не взяти його до уваги та невіддавати дітей. У нас було два таких випадки, коли не вдалося отриматидитину, а через декілька днів ми втратили інформацію про їх місцезнаходження –тобто, їх перемістили з одного закладу в інший. Ми намагаємося ідентифікувати,де вони зараз", - розповів Філіппенко.</text:p>
      <text:p text:style-name="P4">
Водночас, він вказав, що після видачі ордеру на арешт Путіна та "дитячогоомбудсмена" Марії Львової-Бєлової, яка "усиновила" українського хлопчика,бажаючих серед російських сімей всиновлювати викрадених в Україні дітейпоменшало.</text:p>
      <text:p text:style-name="P4">
Як повідомляв Укрінформ, <text:a xlink:type="simple" xlink:href="https://www.ukrinform.ua/rubric-society/3726915-u-vidni-vidkrilasa-vistavka-pro-deportaciu-rosieu-ukrainskih-ditej.html" text:style-name="Internet_20_link" text:visited-style-name="Visited_20_Internet_20_Link">
 у столиці Австрії відкрилася виставка "Діти під часвійни" </text:a>
 , яка привертає увагу достраждань українських дітей внаслідок російської агресії та, зокрема, до їхнезаконної депортації в Росію та спроб Кремля змінити їх ідентичність.</text:p>
      <text:p text:style-name="P4">
</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text:p>
      <text:p text:style-name="P4">
Захід організовано спільно австрійською благочинною організацією Kleine Herzen("Маленькі серця") та благодійним фондом Save Ukraine, який займаєтьсяповерненням українських дітей з РФ.</text:p>
      <text:p text:style-name="P4">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Росіяни п’ять разів обстріляли прикордоння Чернігівщини і Сумщини</text:span>
</text:h>
      <text:p text:style-name="P4">
Authors: Ukrinform (Person)</text:p>
      <text:p text:style-name="P4">
Publisher: Укринформ (Organization)</text:p>
      <text:p text:style-name="P4">
Published Time: 2023-06-23T21:57:00+03:00</text:p>
      <text:p text:style-name="P4">
Modified Time: 2023-06-23T21:57:00+03:00</text:p>
      <text:p text:style-name="P4">
Description: Російські війська станом на 21:00 23 червня вчергове обстріляли прикордонні території Чернігівської та Сумської областей.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64" text:anchor-type="as-char" svg:width="6.9236in" svg:height="3.956343in" draw:z-index="0">
<draw:image xlink:href="../Images/yкринформ/2023-06-23T21-57-00-03-00/630_360_1667124180-530.jpg" xlink:type="simple" xlink:show="embed" xlink:actuate="onLoad" draw:mime-type="image/jpeg"/>
</draw:frame>
 Російськівійська станом на 21:00 23 червня вчергове обстріляли прикордонні територіїЧернігівської та Сумської областей.</text:p>
      <text:p text:style-name="P4">
Як передає Укрінформ, про це оперативне командування «Північ» повідомляє у <text:a xlink:type="simple" xlink:href="https://t.me/ok_pivnich1/3459" text:style-name="Internet_20_link" text:visited-style-name="Visited_20_Internet_20_Link">
Телеграмі </text:a>
 .</text:p>
      <text:p text:style-name="P4">
У Чернігівській області загарбники <text:a xlink:type="simple" xlink:href="https://www.ukrinform.ua/tag-obstril" text:style-name="Internet_20_link" text:visited-style-name="Visited_20_Internet_20_Link">
 обстріляли</text:a>
 два населені пункти. Зокрема, з 04:38до 05:00 зафіксовано 9 влучань, ймовірно, з 120-міліметрового міномета, врайоні населеного пункту Карповичі.</text:p>
      <text:p text:style-name="P4">
З 19:55 до 20:15 зафіксовано 8 влучань, ймовірно, з 120-міліметровогоміномета, в районі населеного пункту Михальчина Слобода.</text:p>
      <text:p text:style-name="P4">
«Про втрати серед місцевого населення чи пошкодження цивільної інфраструктуриінформація не надходила», - ідеться в повідомленні.</text:p>
      <text:p text:style-name="P4">
На Сумщині росіяни обстріляли три населені пункти. Так, з 12:57 до 13:20зафіксовано 7 влучань, ймовірно, з 120-міліметрового міномета, в районінаселеного пункту Шалигине.</text:p>
      <text:p text:style-name="P4">
З 13:05 до 13:10 зафіксовано 4 влучання, ймовірно, з 82-міліметровогоміномета, в районі населеного пункту Середина-Буда.</text:p>
      <text:p text:style-name="P4">
З 18:20 до 19:03 зафіксовано 13 влучань, ймовірно, з 120-міліметровогоміномета, в районі Соснівка.</text:p>
      <text:p text:style-name="P4">
<text:span text:style-name="T4">
Читайте також:</text:span>
 <text:a xlink:type="simple" xlink:href="https://www.ukrinform.ua/rubric-ato/3726946-vnaslidok-obstrilu-dnipropetrovsini-e-poranenij.html" text:style-name="Internet_20_link" text:visited-style-name="Visited_20_Internet_20_Link">
 Внаслідок <text:span text:style-name="T4">
обстріл</text:span>
 у Дніпропетровщини є поранений</text:a>
</text:p>
      <text:p text:style-name="P4">
«Про втрати серед місцевого населення чи пошкодження цивільної інфраструктуриінформації не надходило», - сказано в повідомленні.</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російська армія за добу здійснила атаки на 10 областей України.</text:p>
      <text:p text:style-name="P4">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Українська ППО знищила 3 ударні БПЛА типу Shahed</text:span>
</text:h>
      <text:p text:style-name="P4">
Author: ['АРМІЯINFORM']</text:p>
      <text:p text:style-name="P4">
Time: 2023-06-23T22:00:00-04:00</text:p>
      <text:p text:style-name="P4">
Description: Сьогодні вночі російські терористи завдали чергового масованого ракет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ВІЙНА', 'ВТОРГНЕННЯ РФ', 'ГШ ЗСУ', 'ХРОНІКА ОБОРОНИ']</text:p>
      <text:p text:style-name="P4">
Category: News</text:p>
      <!--METADATA-->
      <text:p text:style-name="P4">
<draw:frame draw:style-name="fr1" draw:name="Image265" text:anchor-type="as-char" svg:width="6.9236in" svg:height="3.894525in" draw:z-index="0">
<draw:image xlink:href="../Images/AРМІЯINFORM/2023-06-23T22-00-00-04-00/ataka-droniv-1.jpg" xlink:type="simple" xlink:show="embed" xlink:actuate="onLoad" draw:mime-type="image/jpeg"/>
</draw:frame>
БПЛА типу «шахед». Ілюстративне фото <text:span text:style-name="T4">
🔥 Ситуація щодо російськоговторгнення</text:span>
</text:p>
      <text:p text:style-name="P4">
Сьогодні вночі російські терористи завдали чергового масованого ракетного таавіаційного удару по Україні, застосувавши крилаті ракети Х-101/Х-555 тадрони-камікадзе типу «Shahed». Інформація щодо наслідків цієї атаки наразіуточнюється.</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Протягом минулої доби противник завдав ракетного та авіаційного удару потериторії України, застосувавши 3 аеробалістичні ракети Х-47 «Кинджал», 3крилаті ракети Х-22 та 4 дрони-камікадзе «Shahed-136/131». Силами та засобамипротиповітряної оборони 3 дрони-камікадзе було знищено.</text:p>
      <text:p text:style-name="P4">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SpaceX запустила на орбіту другу за два дні ракету з інтернет-супутниками Starlink</text:span>
</text:h>
      <text:p text:style-name="P4">
Authors: Ukrinform (Person)</text:p>
      <text:p text:style-name="P4">
Publisher: Укринформ (Organization)</text:p>
      <text:p text:style-name="P4">
Published Time: 2023-06-23T22:06:00+03:00</text:p>
      <text:p text:style-name="P4">
Modified Time: 2023-06-23T22:06:00+03:00</text:p>
      <text:p text:style-name="P4">
Description: Ракета-носій Falcon 9 у п'ятницю стартувала на орбіту з черговою партією з 55 мінісупутників для поповнення орбітального угруповання глобальної мережі інтернет-покриття системи Starlink. — Укрінформ.</text:p>
      <text:p text:style-name="P4">
Images: ['<text:a xlink:type="simple" xlink:href="https://static.ukrinform.com/photos/2023_06/thumb_files/630_360_1687547137-434.jpg" text:style-name="Internet_20_link" text:visited-style-name="Visited_20_Internet_20_Link">
630_360_16875...</text:a>
']</text:p>
      <text:p text:style-name="P4">
Tags: ['Ракета', 'SpaceX', 'Супутник', 'Starlink']</text:p>
      <text:p text:style-name="P4">
Type: Article</text:p>
      <!--METADATA-->
      <text:p text:style-name="P4">
<draw:frame draw:style-name="fr1" draw:name="Image266" text:anchor-type="as-char" svg:width="6.9236in" svg:height="3.956343in" draw:z-index="0">
<draw:image xlink:href="../Images/yкринформ/2023-06-23T22-06-00-03-00/630_360_1687547137-434.jpg" xlink:type="simple" xlink:show="embed" xlink:actuate="onLoad" draw:mime-type="image/jpeg"/>
</draw:frame>
 Ракета-носій Falcon 9 у п'ятницю стартувала на орбіту з черговою партією з 55мінісупутників для поповнення орбітального угруповання глобальної мережіінтернет-покриття системи Starlink.</text:p>
      <text:p text:style-name="P4">
Як передає Укрінформ, про це повідомляє портал <text:a xlink:type="simple" xlink:href="https://www.tcpalm.com/story/tech/science/space/2023/06/23/spacex-launches-dozens-of-starlink-internet-satellites-from-florida/70337972007/" text:style-name="Internet_20_link" text:visited-style-name="Visited_20_Internet_20_Link">
 TC Palm</text:a>
 .</text:p>
      <text:p text:style-name="P4">
Ракета стартувала з пускового комплексу 40 та пролетіла вздовж південно-східної траєкторії, перш ніж доставити на орбіту 55 інтернет- <text:a xlink:type="simple" xlink:href="https://www.ukrinform.ua/tag-suputnik" text:style-name="Internet_20_link" text:visited-style-name="Visited_20_Internet_20_Link">
 супутників</text:a>
 Starlink. Перший ступінь успішноприземлився на безпілотний корабель Shortfall of Gravitas в Атлантиці,завершивши свою восьму на сьогодні місію.</text:p>
      <text:p text:style-name="P4">
Після завершення запуску в п'ятницю SpaceX швидко наближається до позначки 5000 супутників для інтернет-мережі.</text:p>
      <text:p text:style-name="P4">
Компанія сподівається запустити десятки тисяч космічних апаратів, щобзабезпечити рівномірне покриття по всьому світу, і на сьогодні залучила понад1,5 мільйона клієнтів – від урядових до комерційних та побутових.</text:p>
      <text:p text:style-name="P4">
<text:span text:style-name="T4">
Читайте також:</text:span>
 <text:a xlink:type="simple" xlink:href="https://www.ukrinform.ua/rubric-technology/3725267-kitaj-zapustiv-u-kosmos-eksperimentalnij-suputnik.html" text:style-name="Internet_20_link" text:visited-style-name="Visited_20_Internet_20_Link">
 Китай запустив у космос експериментальний супутник</text:a>
</text:p>
      <text:p text:style-name="P4">
Сьогоднішній запуск Starlink завершує місяць. Очікується, що наступною місією,яка також виконуватиметься на ракеті SpaceX Falcon 9, стане гучний запусккосмічного телескопа Euclid Європейського космічного агентства.</text:p>
      <text:p text:style-name="P4">
Старт місії призначено не раніше суботи, 1 липня, хоча точне вікно ще непідтверджено.</text:p>
      <text:p text:style-name="P4">
Як повідомляв <text:a xlink:type="simple" xlink:href="https://www.ukrinform.ua/rubric-technology/3726188-spacex-zapustila-na-orbitu-se-majze-piv-sotni-suputnikiv-starlink.html" text:style-name="Internet_20_link" text:visited-style-name="Visited_20_Internet_20_Link">
 Укрінформ </text:a>
 , компанія SpaceX у четвер, 22 червня, запустила на орбіту новупартію із 47 інтернет-супутників Starlink.</text:p>
      <text:p text:style-name="P4">
У понеділок, 12 червня, SpaceX запустила на орбіту партію з <text:a xlink:type="simple" xlink:href="https://www.ukrinform.ua/rubric-technology/3721649-spacex-zapustila-na-orbitu-se-ponad-piv-sotni-suputnikiv-starlink.html" text:style-name="Internet_20_link" text:visited-style-name="Visited_20_Internet_20_Link">
 53 інтернет-супутників Starlink </text:a>
 .</text:p>
      <text:p text:style-name="P4">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Придатні до використання укриття можуть вмістити лише 43% населення України – МВС</text:span>
</text:h>
      <text:p text:style-name="P4">
Authors: Ukrinform (Person)</text:p>
      <text:p text:style-name="P4">
Publisher: Укринформ (Organization)</text:p>
      <text:p text:style-name="P4">
Published Time: 2023-06-23T22:09:00+03:00</text:p>
      <text:p text:style-name="P4">
Modified Time: 2023-06-23T22:09:00+03:00</text:p>
      <text:p text:style-name="P4">
Description: Придатні до використання укриття становлять 77% від загальної кількості бомбосховищ і здатні вмістити 43% населення України.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Клименко', 'Укриття', 'Війна з Росією', 'Єдині новини']</text:p>
      <text:p text:style-name="P4">
Type: Article</text:p>
      <!--METADATA-->
      <text:p text:style-name="P4">
<draw:frame draw:style-name="fr1" draw:name="Image267" text:anchor-type="as-char" svg:width="6.9236in" svg:height="3.956343in" draw:z-index="0">
<draw:image xlink:href="../Images/yкринформ/2023-06-23T22-09-00-03-00/630_360_1685871364-376.jpg" xlink:type="simple" xlink:show="embed" xlink:actuate="onLoad" draw:mime-type="image/jpeg"/>
</draw:frame>
 Придатнідо використання укриття становлять 77% від загальної кількості бомбосховищ іздатні вмістити 43% населення України.</text:p>
      <text:p text:style-name="P4">
Про це розповів міністр внутрішніх справ Ігор Клименко в ефірі телемарафону«Єдині новини», повідомляє Укрінформ.</text:p>
      <text:p text:style-name="P4">
«Цифри дійсно невтішні. Тільки 77%, а у цифровому еквіваленті це 47 тисячоб’єктів укриття, які готові до прийняття громадян і для виконання своїхфункцій. 23% відповідно абсолютно не готові до цього... Тільки 43% нашогонаселення може укритися в цих 77% придатних укриттів», - зазначив він.</text:p>
      <text:p text:style-name="P4">
<text:span text:style-name="T4">
Читайте також:</text:span>
 <text:span text:style-name="T4">
<text:a xlink:type="simple" xlink:href="https://www.ukrinform.ua/rubric-society/3726541-zelenskij-doruciv-klimenku-provesti-rozasnuvalnu-robotu-z-naselennam-sodo-rizikiv-na-zaes.html" text:style-name="Internet_20_link" text:visited-style-name="Visited_20_Internet_20_Link">
 Зеленський доручив Клименку провести роз'яснювальнуроботу з населенням щодо ризиків на ЗАЕС </text:a>
 </text:span>
</text:p>
      <text:p text:style-name="P4">
Урядовець нагадав, що комісія з перевірки бомбосховищ працювала з 1 до 10червня.</text:p>
      <text:p text:style-name="P4">
За його словами, МВС, Нацполіцією, ДСНС підготовлено реєстр усіх укриттівразом з фото, відео, указанням відповідальних осіб.</text:p>
      <text:p text:style-name="P4">
«Усі керівники місцевих органів влади, військових адміністрацій, суб’єктигосподарювання саме в поліції можуть подивитися, у якому стані і які укриттязнаходяться на ввіреній ним території і відповідно вжити заходів», - пояснивКлименко.</text:p>
      <text:p text:style-name="P4">
<text:span text:style-name="T4">
Читайте також:</text:span>
 <text:span text:style-name="T4">
<text:a xlink:type="simple" xlink:href="https://www.ukrinform.ua/rubric-society/3726751-v-ukraini-provedut-navcanna-z-rozgortannam-blokpostiv-de-pereviratimut-radiaciu.html" text:style-name="Internet_20_link" text:visited-style-name="Visited_20_Internet_20_Link">
 В Україні проведуть навчання з розгортанням блокпостів,де перевірятимуть радіацію </text:a>
 </text:span>
</text:p>
      <text:p text:style-name="P4">
Він також проінформував, що на засіданні РНБО було внесено пропозиціїрозробити зміни до Кримінального кодексу України щодо посиленнявідповідальності за неналежне утримання об’єктів укриття і до Кодексу проадміністративні правопорушення щодо збільшення штрафів.</text:p>
      <text:p text:style-name="P4">
Крім того, міністр зауважив, що на Радбезі обговорювалась і безпека у місцяхзупинки транспорту, біля торгових центрів та ще низка питань, спрямованих намаксимальне збереження життя та здоров’я людей, починаючи від оповіщення просигнали повітряної тривоги, закінчуючи вказівниками місць <text:span text:style-name="T4">
<text:a xlink:type="simple" xlink:href="https://www.ukrinform.ua/tag-ukritta" text:style-name="Internet_20_link" text:visited-style-name="Visited_20_Internet_20_Link">
 укриття</text:a>
 </text:span>
 .</text:p>
      <text:p text:style-name="P4">
Як повідомляв Укрінформ, після загибелі в Києві трьох людей через неможливістьпотрапити в укриття під час ворожого обстрілу Президент Володимир Зеленськийдоручив провести повну ревізію всіх захисних споруд у самій столиці та по всійкраїні.</text:p>
      <text:p text:style-name="P4">
<text:span text:style-name="T4">
Читайте також:</text:span>
 <text:span text:style-name="T4">
<text:a xlink:type="simple" xlink:href="https://www.ukrinform.ua/rubric-society/3726954-v-ukraini-perevirili-63-000-ukrittiv-smigal-rozpoviv-skilki-pridatni-do-vikoristanna.html" text:style-name="Internet_20_link" text:visited-style-name="Visited_20_Internet_20_Link">
 В Україні перевірили 63 000 укриттів: Шмигаль розповів,скільки придатні до використання </text:a>
 </text:span>
</text:p>
      <text:p text:style-name="P4">
На засіданні 23 червня Рада національної безпеки й оборони доручила КабінетуМіністрів, обласним і місцевим органам влади вжити заходів для притягнення додисциплінарної відповідальності осіб, під відповідальністю яких перебуваютьукриття в незадовільному стані, та забезпечити системні перевірки сховищстратегічного значення.</text:p>
      <text:p text:style-name="P4">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У Кривому Розі відкрили 325 колонок для набору води</text:span>
</text:h>
      <text:p text:style-name="P4">
Authors: Ukrinform (Person)</text:p>
      <text:p text:style-name="P4">
Publisher: Укринформ (Organization)</text:p>
      <text:p text:style-name="P4">
Published Time: 2023-06-23T22:13:00+03:00</text:p>
      <text:p text:style-name="P4">
Modified Time: 2023-06-23T22:13:00+03:00</text:p>
      <text:p text:style-name="P4">
Description: У Кривому Розі залишається складною ситуація з водопостачанням. В місті організовано підвезення води та відкрито 325 колонок.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Кривий Ріг', 'Вода']</text:p>
      <text:p text:style-name="P4">
Type: Article</text:p>
      <!--METADATA-->
      <text:p text:style-name="P4">
<draw:frame draw:style-name="fr1" draw:name="Image268" text:anchor-type="as-char" svg:width="6.9236in" svg:height="3.956343in" draw:z-index="0">
<draw:image xlink:href="../Images/yкринформ/2023-06-23T22-13-00-03-00/630_360_1686577220-981.jpg" xlink:type="simple" xlink:show="embed" xlink:actuate="onLoad" draw:mime-type="image/jpeg"/>
</draw:frame>
 У КривомуРозі залишається складною ситуація з водопостачанням. В місті організованопідвезення води та відкрито 325 колонок.</text:p>
      <text:p text:style-name="P4">
Про це в <text:a xlink:type="simple" xlink:href="https://t.me/vilkul/3641"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Ситуація з водопостачанням, як і раніше, залишається дуже складною. Триваютьцілодобові роботи по всіх чотирьох проєктах зі стабілізації водопостачання.Діють певні обмеження щодо подачі <text:a xlink:type="simple" xlink:href="https://www.ukrinform.ua/tag-voda" text:style-name="Internet_20_link" text:visited-style-name="Visited_20_Internet_20_Link">
 води </text:a>
, але це неминуча реальність. Там, де потрібно, у місті організований підвізводи. Також Міськводоканал відкриває нові колонки для набору води. Їх уже325", - йдеться в дописі.</text:p>
      <text:p text:style-name="P4">
Він закликав людей максимально економити воду.</text:p>
      <text:p text:style-name="P4">
<text:span text:style-name="T4">
Читайте також:</text:span>
 <text:a xlink:type="simple" xlink:href="https://www.ukrinform.ua/rubric-regions/3725301-u-krivomu-rozi-porusnikiv-rezimu-ekonomii-vodi-primusovo-vidklucaut-vid-postacanna.html" text:style-name="Internet_20_link" text:visited-style-name="Visited_20_Internet_20_Link">
 У <text:span text:style-name="T4">
Кривому</text:span>
 <text:span text:style-name="T4">
Розі</text:span>
 порушників режиму економії водипримусово відключають від постачання </text:a>
</text:p>
      <text:p text:style-name="P4">
Раніше <text:a xlink:type="simple" xlink:href="https://www.ukrinform.ua/rubric-regions/3725763-u-krivomu-rozi-pocalosa-budivnictvo-vodovodu-ingulec-pivdenne.html" text:style-name="Internet_20_link" text:visited-style-name="Visited_20_Internet_20_Link">
 повідомлялось </text:a>
 , що в Кривому Розі розпочато будівництво водогону Інгулець-Південне. Задіяно 20 одиниць важкої техніки, усі працюють.</text:p>
      <text:p text:style-name="P4">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США не бачать підвищення рівня радіації навколо ЗАЕС – Білий дім</text:span>
</text:h>
      <text:p text:style-name="P4">
Authors: Ukrinform (Person)</text:p>
      <text:p text:style-name="P4">
Publisher: Укринформ (Organization)</text:p>
      <text:p text:style-name="P4">
Published Time: 2023-06-23T22:15:00+03:00</text:p>
      <text:p text:style-name="P4">
Modified Time: 2023-06-23T22:15:00+03:00</text:p>
      <text:p text:style-name="P4">
Description: Сполучені Штати уважно стежать за повідомленнями ЗМІ, заявами політиків, а також за розвитком ситуації навколо Запорізької АЕС та наразі не можуть підтвердити ознак підвищення рівня радіації в районі електростанції.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Радіація', 'США', 'Запорізька АЕС', 'Війна з Росією']</text:p>
      <text:p text:style-name="P4">
Type: Article</text:p>
      <!--METADATA-->
      <text:p text:style-name="P4">
<draw:frame draw:style-name="fr1" draw:name="Image269" text:anchor-type="as-char" svg:width="6.9236in" svg:height="3.956343in" draw:z-index="0">
<draw:image xlink:href="../Images/yкринформ/2023-06-23T22-15-00-03-00/630_360_1472621188-8020.jpg" xlink:type="simple" xlink:show="embed" xlink:actuate="onLoad" draw:mime-type="image/jpeg"/>
</draw:frame>
 СполученіШтати уважно стежать за повідомленнями ЗМІ, заявами політиків, а також зарозвитком ситуації навколо Запорізької АЕС та наразі не можуть підтвердитиознак підвищення рівня радіації в районі електростанції.</text:p>
      <text:p text:style-name="P4">
Про це сказав у п’ятницю під час брифінгу в Білому домі представник Радинацбезпеки США Джон Кірбі, передає власний кореспондент Укрінформу.</text:p>
      <text:p text:style-name="P4">
«Ми можемо контролювати деякі датчики <text:a xlink:type="simple" xlink:href="https://www.ukrinform.ua/tag-radiacia" text:style-name="Internet_20_link" text:visited-style-name="Visited_20_Internet_20_Link">
 радіації</text:a>
 , які знаходяться навколоелектростанції, і наразі ми не виявили жодного підвищеного рівнярадіоактивності», - зауважив представник Білого дому.</text:p>
      <text:p text:style-name="P4">
Він підкреслив, що Сполучені Штати продовжують уважно стежити за розвиткомситуації.</text:p>
      <text:p text:style-name="P4">
<text:span text:style-name="T4">
Читайте також:</text:span>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ЗАЕС </text:a>
</text:p>
      <text:p text:style-name="P4">
Як повідомляв <text:a xlink:type="simple" xlink:href="https://www.ukrinform.ua/rubric-ato/3726540-usi-hto-zaplusiv-oci-na-okupaciu-zaes-rosieu-fakticno-spriaut-teroru-zelenskij.html" text:style-name="Internet_20_link" text:visited-style-name="Visited_20_Internet_20_Link">
 Укрінформ </text:a>
 , у четвер Президент України Володимир Зеленський заявив пронеобхідність повної деокупації Запорізької АЕС. Він підкреслив, що будь-хто,хто заплющив очі на її окупацію Росією, фактично сприяє терору.</text:p>
      <text:p text:style-name="P4">
Тим часом, НАЕК «Енергоатом» повідомляє про <text:a xlink:type="simple" xlink:href="https://www.ukrinform.ua/rubric-economy/3726662-fiksuetsa-neznacne-znizenna-rivna-vodi-u-stavkuoholodzuvaci-zaes-energoatom.html" text:style-name="Internet_20_link" text:visited-style-name="Visited_20_Internet_20_Link">
 незначне зниження рівня води уставку-охолоджувачі станції </text:a>
 .</text:p>
      <text:p text:style-name="P4">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Ворог за день 12 разів обстріляв прикордонні громади Сумщини</text:span>
</text:h>
      <text:p text:style-name="P4">
Authors: Ukrinform (Person)</text:p>
      <text:p text:style-name="P4">
Publisher: Укринформ (Organization)</text:p>
      <text:p text:style-name="P4">
Published Time: 2023-06-23T22:20:00+03:00</text:p>
      <text:p text:style-name="P4">
Modified Time: 2023-06-23T22:20:00+03:00</text:p>
      <text:p text:style-name="P4">
Description: Російські війська у п’ятницю, 23 червня, здійснили 12 обстрілів прикордонних громад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70" text:anchor-type="as-char" svg:width="6.9236in" svg:height="3.956343in" draw:z-index="0">
<draw:image xlink:href="../Images/yкринформ/2023-06-23T22-20-00-03-00/630_360_1669987737-966.jpg" xlink:type="simple" xlink:show="embed" xlink:actuate="onLoad" draw:mime-type="image/jpeg"/>
</draw:frame>
 Російськівійська у п’ятницю, 23 червня, здійснили 12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7286" text:style-name="Internet_20_link" text:visited-style-name="Visited_20_Internet_20_Link">
 Телеграмі </text:a>
 .</text:p>
      <text:p text:style-name="P4">
«Протягом дня росіяни здійснили 12 обстрілів прикордоння. Зафіксовано 50вибухів. <text:a xlink:type="simple" xlink:href="https://www.ukrinform.ua/tag-obstril" text:style-name="Internet_20_link" text:visited-style-name="Visited_20_Internet_20_Link">
 Обстрілів </text:a>
 зазналиБілопільська, Хотінська, Шалигинська, Великописарівська, Середино-Будська,Зноб-Новгородська, Краснопільська громади», - ідеться в повідомленні.</text:p>
      <text:p text:style-name="P4">
По Білопільській громаді з території РФ з гвинтокрила здійснено пуск 4 ракет.Також був мінометний обстріл (7 вибухів).</text:p>
      <text:p text:style-name="P4">
По Середино-Будській громаді зафіксовано мінометний обстріл (4 вибухи).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 вибухів).</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text:p>
      <text:p text:style-name="P4">
По Великописарівській громаді з російського безпілотника здійснено скиданняодного ВОГ. Також був обстріл з СПГ-9 (6 пострілів).</text:p>
      <text:p text:style-name="P4">
По Хотінській громаді був артилерійський обстріл (5 вибухів).</text:p>
      <text:p text:style-name="P4">
Крім того, по Зноб-Новгородській громаді росіяни здійснили мінометний обстріл(2 вибухи).</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російська армія за добу здійснила атаки на 10 областей України.</text:p>
      <text:p text:style-name="P4">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Верещук про ризики на ЗАЕС: Боятись треба не росіян, а їхнього головотяпства</text:span>
</text:h>
      <text:p text:style-name="P4">
Authors: Ukrinform (Person)</text:p>
      <text:p text:style-name="P4">
Publisher: Укринформ (Organization)</text:p>
      <text:p text:style-name="P4">
Published Time: 2023-06-23T22:24:00+03:00</text:p>
      <text:p text:style-name="P4">
Modified Time: 2023-06-23T22:24:00+03:00</text:p>
      <text:p text:style-name="P4">
Description: Віцепрем'єр-міністр - міністр з питань реінтеграції тимчасово окупованих територій Ірина Верещук, коментуючи ймовірність влаштування Росією терористичного акту на Запорізькій атомній електростанції, зазначила, що від країни-агресора можна очікувати чого завгодно.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Верещук', 'Запорізька АЕС', 'Війна з Росією']</text:p>
      <text:p text:style-name="P4">
Type: Article</text:p>
      <!--METADATA-->
      <text:p text:style-name="P4">
<draw:frame draw:style-name="fr1" draw:name="Image271" text:anchor-type="as-char" svg:width="6.9236in" svg:height="3.956343in" draw:z-index="0">
<draw:image xlink:href="../Images/yкринформ/2023-06-23T22-24-00-03-00/630_360_1673897824-865.png" xlink:type="simple" xlink:show="embed" xlink:actuate="onLoad" draw:mime-type="image/png"/>
</draw:frame>
Віцепрем'єр-міністр - міністр з питань реінтеграції тимчасово окупованихтериторій Ірина Верещук, коментуючи ймовірність влаштування Росієютерористичного акту на Запорізькій атомній електростанції, зазначила, що відкраїни-агресора можна очікувати чого завгодно.</text:p>
      <text:p text:style-name="P4">
Про це вона написала у <text:a xlink:type="simple" xlink:href="https://t.me/vereshchuk_iryna/1945" text:style-name="Internet_20_link" text:visited-style-name="Visited_20_Internet_20_Link">
 Телеграмі </text:a>
 ,передає Укрінформ.</text:p>
      <text:p text:style-name="P4">
«Багато хто мене зараз питає про ЗАЕС. Чи реальні ризики та що робити нашимлюдям? Під час повномасштабної війни може трапитись різне. Від росіян можнаочікувати що завгодно. Вони живуть і мислять інакше, ніж цивілізований світ.Боятись треба не їх, а їхнього головотяпства. Хоча, інстинкт самозбереження вних є», - написала Верещук.</text:p>
      <text:p text:style-name="P4">
<text:span text:style-name="T4">
Читайте також:</text:span>
 <text:span text:style-name="T4">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ЗАЕС </text:a>
 </text:span>
</text:p>
      <text:p text:style-name="P4">
Вона нагадала, що минулого року з ЧАЕС загарбники втекли. Та підкреслила, щобудь-який інцидент на ЗАЕС буде глобальною проблемою для всіх, у тому числі йдля росіян.</text:p>
      <text:p text:style-name="P4">
«Думаю, вони це відчувають, попри тирсу в головах. Не від хорошого життя, алеза цей час ми набули унікального досвіду кризового реагування на техногенні тагуманітарні виклики. Такого досвіду зараз немає ні в кого у світі», -підкреслила віцепрем'єр-міністр.</text:p>
      <text:p text:style-name="P4">
<text:span text:style-name="T4">
Читайте також:</text:span>
 <text:span text:style-name="T4">
<text:a xlink:type="simple" xlink:href="https://www.ukrinform.ua/rubric-economy/3726783-mozlivij-rosijskij-terakt-na-zaes-cim-ce-zagrozue-ukraini-evropi-j-samij-rosii.html" text:style-name="Internet_20_link" text:visited-style-name="Visited_20_Internet_20_Link">
 Можливий російський теракт на ЗАЕС: чим це загрожуєУкраїні, Європі й самій Росії </text:a>
 </text:span>
</text:p>
      <text:p text:style-name="P4">
Глава Мінреінтеграції закликала українців довіряти офіційній інформації віддержавних органів. МВС, ДСНС, МОЗ та інші знають свою справу.</text:p>
      <text:p text:style-name="P4">
«Що робити? Жити. На своєму місці робити свою роботу: спокійно, щодня. Дбатипро діток. Також, допомагати людям поряд: чуйно та щиро», - порадила Верещук.</text:p>
      <text:p text:style-name="P4">
<text:span text:style-name="T4">
Читайте також:</text:span>
 <text:span text:style-name="T4">
<text:a xlink:type="simple" xlink:href="https://www.ukrinform.ua/rubric-economy/3726662-fiksuetsa-neznacne-znizenna-rivna-vodi-u-stavkuoholodzuvaci-zaes-energoatom.html" text:style-name="Internet_20_link" text:visited-style-name="Visited_20_Internet_20_Link">
 Фіксується незначне зниження рівня води у ставку-охолоджувачі ЗАЕС - Енергоатом </text:a>
 </text:span>
</text:p>
      <text:p text:style-name="P4">
Як повідомлялося, Президент Володимир Зеленський заявив, що РосійськаФедерація розглядає сценарій влаштування терористичного акту на Запорізькійатомній електростанції й все підготувала для цього.</text:p>
      <text:p text:style-name="P4">
Начальник ГУР Кирило Буданов поінформував, що росіяни замінували охолоджувачна <text:span text:style-name="T4">
<text:a xlink:type="simple" xlink:href="https://www.ukrinform.ua/tag-zaporizka-aes" text:style-name="Internet_20_link" text:visited-style-name="Visited_20_Internet_20_Link">
 Запорізькій АЕС, </text:a>
 </text:span>
 іякщо його буде виведено із ладу, то існує імовірність того, що будуть великіпроблеми.</text:p>
      <text:p text:style-name="P4">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Кіченок та Остапенко зіграють у півфіналі парного турніру в Бірмінгемі</text:span>
</text:h>
      <text:p text:style-name="P4">
Authors: Ukrinform (Person)</text:p>
      <text:p text:style-name="P4">
Publisher: Укринформ (Organization)</text:p>
      <text:p text:style-name="P4">
Published Time: 2023-06-23T22:27:04+03:00</text:p>
      <text:p text:style-name="P4">
Modified Time: 2023-06-23T22:27:04+03:00</text:p>
      <text:p text:style-name="P4">
Description: Тенісистки – чинні чемпіонки турніру. — Укрінформ.</text:p>
      <text:p text:style-name="P4">
Images: ['<text:a xlink:type="simple" xlink:href="https://static.ukrinform.com/photos/2023_06/thumb_files/630_360_1687548353-892.jpeg" text:style-name="Internet_20_link" text:visited-style-name="Visited_20_Internet_20_Link">
630_360_16875...</text:a>
']</text:p>
      <text:p text:style-name="P4">
Tags: ['Теніс']</text:p>
      <text:p text:style-name="P4">
Type: Article</text:p>
      <!--METADATA-->
      <text:p text:style-name="P4">
<draw:frame draw:style-name="fr1" draw:name="Image272" text:anchor-type="as-char" svg:width="6.9236in" svg:height="3.956343in" draw:z-index="0">
<draw:image xlink:href="../Images/yкринформ/2023-06-23T22-27-04-03-00/630_360_1687548353-892.jpeg" xlink:type="simple" xlink:show="embed" xlink:actuate="onLoad" draw:mime-type="image/jpeg"/>
</draw:frame>
Тенісистки – чинні чемпіонки турніру.</text:p>
      <text:p text:style-name="P4">
Перші сіяні українка Людмила Кіченок та Єлена Остапенко з Латвії вийшли допівфіналу парного розряду турніру WTA 250 у Бірмінгемі, передає Укрінформ.</text:p>
      <text:p text:style-name="P4">
В 1/4 фіналу Кіченок та Остапенко перемогли дует Ульрікке Ейкері / АлєксандраПанова - 6:4, 6:1. Матч триваводну годину.</text:p>
      <text:p text:style-name="P4">
У півфіналі Кіченок та Остапенко зіграють з третіми сіяними Сторм Хантер таАлісією Паркс.</text:p>
      <text:p text:style-name="P4">
Кіченок та Остапенко — чинні переможниці турніру у Бірмінгемі. Титул уБірмінгемі став для тенісисток першим спільним на рівні WTA.</text:p>
      <text:p text:style-name="P4">
<text:span text:style-name="T4">
Читайте також:</text:span>
 <text:a xlink:type="simple" xlink:href="https://www.ukrinform.ua/rubric-sports/3726551-marta-kostuk-vijsla-do-12-finalu-turniru-wta-u-birmingemi.html" text:style-name="Internet_20_link" text:visited-style-name="Visited_20_Internet_20_Link">
 Марта <text:span text:style-name="T4">
Костюк</text:span>
 вийшла до 1/2 фіналу турніру WTA уБірмінгемі </text:a>
</text:p>
      <text:p text:style-name="P4">
Як повідомляв Укрінформ, в 1/2 фіналу парного турніру у Бірмінгемі такожзіграє Марта Костюк. Українка у дуеті з Барборою Крейчиковою зустрінеться зМагдою Лінетт та Бернардою Перою.</text:p>
      <text:p text:style-name="P4">
Фото: Getty Images</text:p>
      <text:p text:style-name="P4">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Зеленський привітав ухвалення 11-го пакету санкцій Євросоюзу проти РФ</text:span>
</text:h>
      <text:p text:style-name="P4">
Authors: Ukrinform (Person)</text:p>
      <text:p text:style-name="P4">
Publisher: Укринформ (Organization)</text:p>
      <text:p text:style-name="P4">
Published Time: 2023-06-23T22:33:00+03:00</text:p>
      <text:p text:style-name="P4">
Modified Time: 2023-06-23T22:33:00+03:00</text:p>
      <text:p text:style-name="P4">
Description: Президент Володимир Зеленський привітав рішення щодо ухвалення 11-го пакету санкцій Європейського Союзу проти Росії й очікує на подальше посилення обмежень, у тому числі проти російської атомної енергетики.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Євросоюз', 'Санкції', 'Зеленський', 'Війна з Росією']</text:p>
      <text:p text:style-name="P4">
Type: Article</text:p>
      <!--METADATA-->
      <text:p text:style-name="P4">
<draw:frame draw:style-name="fr1" draw:name="Image273" text:anchor-type="as-char" svg:width="6.9236in" svg:height="3.956343in" draw:z-index="0">
<draw:image xlink:href="../Images/yкринформ/2023-06-23T22-33-00-03-00/630_360_1687376812-770.jpeg" xlink:type="simple" xlink:show="embed" xlink:actuate="onLoad" draw:mime-type="image/jpeg"/>
</draw:frame>
 ПрезидентВолодимир Зеленський привітав рішення щодо ухвалення 11-го пакету санкційЄвропейського Союзу проти Росії й очікує на подальше посилення обмежень, утому числі проти російської атомної енергетики.</text:p>
      <text:p text:style-name="P4">
Про це Глава держави зазначив у <text:a xlink:type="simple" xlink:href="https://twitter.com/ZelenskyyUa/status/1672318603805204494" text:style-name="Internet_20_link" text:visited-style-name="Visited_20_Internet_20_Link">
 Твіттері</text:a>
 , передаєУкрінформ.</text:p>
      <text:p text:style-name="P4">
«Вітаємо довгоочікуване й важливе ухвалення Європейської Ради 11-го пакетусанкцій ЄС, спрямованих на припинення обходу санкцій з боку Росії. Знетерпінням чекаємо на його ефективну реалізацію для зупинки російськоївоєнної машини та подальшого посилення обмежувальних заходів Євросоюзу,зокрема проти російської атомної енергетики», - підкреслив Зеленський.</text:p>
      <text:p text:style-name="Quotations">

<text:p text:style-name="P4">
Вітаємо довгоочікуване й важливе ухвалення <text:a xlink:type="simple" xlink:href="https://twitter.com/EUCouncil" text:style-name="Internet_20_link" text:visited-style-name="Visited_20_Internet_20_Link">
 @EUCouncil&gt;
 </text:a>
 11-го пакету санкцій ,&gt;
 спрямованих на припинення обходу санкцій з боку . З нетерпінням чекаємо на&gt;
 його ефективну реалізацію для зупинки воєнної машини та подальшого посилення&gt;
 обмежувальних заходів , зокрема проти …&gt;
&gt;
 — Володимир Зеленський (@ZelenskyyUa) <text:a xlink:type="simple" xlink:href="https://twitter.com/ZelenskyyUa/status/1672318603805204494" text:style-name="Internet_20_link" text:visited-style-name="Visited_20_Internet_20_Link">
 June 23, 2023&gt;
 </text:a>
</text:p>

</text:p>
      <text:p text:style-name="P4">
Як повідомлялося, Європейський Союз 23 червня ухвалив та оприлюднив подробиці11-го пакету санкцій проти Російської Федерації.</text:p>
      <text:p text:style-name="P4">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Білий дім залишає право коментувати темпи та рівень складності контрнаступу за Україною</text:span>
</text:h>
      <text:p text:style-name="P4">
Authors: Ukrinform (Person)</text:p>
      <text:p text:style-name="P4">
Publisher: Укринформ (Organization)</text:p>
      <text:p text:style-name="P4">
Published Time: 2023-06-23T22:44:00+03:00</text:p>
      <text:p text:style-name="P4">
Modified Time: 2023-06-23T22:44:00+03:00</text:p>
      <text:p text:style-name="P4">
Description: У Білому домі залишають за українським керівництвом право коментувати темпи та рівень складності контрнаступальних операцій і визволення територій, але водночас зазначають, що хід війни – це річ непередбачувана. — Укрінформ.</text:p>
      <text:p text:style-name="P4">
Images: ['<text:a xlink:type="simple" xlink:href="https://static.ukrinform.com/photos/2016_05/thumb_files/630_360_1462312039-1410-dzon-kirbi.jpg" text:style-name="Internet_20_link" text:visited-style-name="Visited_20_Internet_20_Link">
630_360_14623...</text:a>
']</text:p>
      <text:p text:style-name="P4">
Tags: ['Україна', 'Білий дім', 'Війна з Росією', 'Контрнаступ']</text:p>
      <text:p text:style-name="P4">
Type: Article</text:p>
      <!--METADATA-->
      <text:p text:style-name="P4">
<draw:frame draw:style-name="fr1" draw:name="Image274" text:anchor-type="as-char" svg:width="6.9236in" svg:height="3.956343in" draw:z-index="0">
<draw:image xlink:href="../Images/yкринформ/2023-06-23T22-44-00-03-00/630_360_1462312039-1410-dzon-kirbi.jpg" xlink:type="simple" xlink:show="embed" xlink:actuate="onLoad" draw:mime-type="image/jpeg"/>
</draw:frame>
 У Білому домі залишають за українським керівництвом правокоментувати темпи та рівень складності контрнаступальних операцій і визволеннятериторій, але водночас зазначають, що хід війни – це річ непередбачувана.</text:p>
      <text:p text:style-name="P4">
Про це сказав у п’ятницю під час брифінгу в Вашингтоні представник Білого домуДжон Кірбі, передає власний кореспондент Укрінформу.</text:p>
      <text:p text:style-name="P4">
«Я думаю, всі ми маємо усвідомлювати, що <text:a xlink:type="simple" xlink:href="https://www.ukrinform.ua/tag-vijna" text:style-name="Internet_20_link" text:visited-style-name="Visited_20_Internet_20_Link">
 бій </text:a>
 може бути непередбачуваним, та іноді ваші плани не завжди йдуть саметак, як ви очікували», - зауважив представник адміністрації США.</text:p>
      <text:p text:style-name="P4">
Таким чином він прокоментував запитання щодо висловлювання президентаЗеленського про «нелегкий» контрнаступ, який проводять Збройні сили України.</text:p>
      <text:p text:style-name="P4">
Кірбі зауважив, що те, як відбуваються операції ЗСУ на полі бою, маєхарактеризувати саме українська сторона. «Але я не думаю, що вони пішли на цез помилковим відчуттям упевненості стосовно того, наскільки буде важко», -додав представник адміністрації США.</text:p>
      <text:p text:style-name="P4">
Він нагадав, що росіяни ретельно готувалися до українського контрнаступу,збудувавши додаткові лінії оборони й перекинувши на окремі ділянки додатковісили.</text:p>
      <text:p text:style-name="P4">
«Оборона – це міцна форма ведення війни. І українці долають це», - зауваживКірбі.</text:p>
      <text:p text:style-name="P4">
<text:span text:style-name="T4">
Читайте також:</text:span>
 <text:a xlink:type="simple" xlink:href="https://www.ukrinform.ua/rubric-ato/3726579-tanki-abrams-mozut-zavitis-na-poli-bou-pid-cas-ninisnogo-kontrnastupu-kuleba.html" text:style-name="Internet_20_link" text:visited-style-name="Visited_20_Internet_20_Link">
 Танки Abrams можуть з'явитись на полі бою під часнинішнього <text:span text:style-name="T4">
контрнаступ</text:span>
 у - Кулеба </text:a>
</text:p>
      <text:p text:style-name="P4">
У цьому зв’язку він підкреслив, що Сполучені Штати зосереджені на тому, щобиЗСУ «мали все необхідне для досягнення успіху».</text:p>
      <text:p text:style-name="P4">
Як повідомляв <text:a xlink:type="simple" xlink:href="https://www.ukrinform.ua/rubric-ato/3725818-kontrnastup-jde-nelegko-bo-rf-zaminuvala-200-tisac-km-zelenskij.html" text:style-name="Internet_20_link" text:visited-style-name="Visited_20_Internet_20_Link">
 Укрінформ </text:a>
 , Президент України Володимир Зеленський у недавньому інтерв’юBBC зауважив, що контрнаступ ЗСУ проходить нелегко, оскільки окупантизамінували 200 тисяч квадратних кілометрів української території.</text:p>
      <text:p text:style-name="P4">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США не зменшать зусиль зі звільнення американських громадян з ув’язнення в Росії – Білий дім</text:span>
</text:h>
      <text:p text:style-name="P4">
Authors: Ukrinform (Person)</text:p>
      <text:p text:style-name="P4">
Publisher: Укринформ (Organization)</text:p>
      <text:p text:style-name="P4">
Published Time: 2023-06-23T22:52:00+03:00</text:p>
      <text:p text:style-name="P4">
Modified Time: 2023-06-23T22:52:00+03:00</text:p>
      <text:p text:style-name="P4">
Description: Адміністрація Сполучених Штатів має намір надалі інтенсивно боротися за звільнення американських громадян Евана Гершковича і Пола Вілана, яких російська влада незаконно утримує в ув’язненні та відмовляє в апеляціях. — Укрінформ.</text:p>
      <text:p text:style-name="P4">
Images: ['<text:a xlink:type="simple" xlink:href="https://static.ukrinform.com/photos/2023_03/thumb_files/630_360_1680219032-598.jpg" text:style-name="Internet_20_link" text:visited-style-name="Visited_20_Internet_20_Link">
630_360_16802...</text:a>
']</text:p>
      <text:p text:style-name="P4">
Tags: ['Арешт', 'США', 'Журналіст', 'Росія']</text:p>
      <text:p text:style-name="P4">
Type: Article</text:p>
      <!--METADATA-->
      <text:p text:style-name="P4">
<draw:frame draw:style-name="fr1" draw:name="Image275" text:anchor-type="as-char" svg:width="6.9236in" svg:height="3.956343in" draw:z-index="0">
<draw:image xlink:href="../Images/yкринформ/2023-06-23T22-52-00-03-00/630_360_1680219032-598.jpg" xlink:type="simple" xlink:show="embed" xlink:actuate="onLoad" draw:mime-type="image/jpeg"/>
</draw:frame>
Адміністрація Сполучених Штатів має намір надалі інтенсивно боротися зазвільнення американських громадян Евана Гершковича і Пола Вілана, якихросійська влада незаконно утримує в ув’язненні та відмовляє в апеляціях.</text:p>
      <text:p text:style-name="P4">
Про це заявив у п’ятницю під час пресбрифінгу в Вашингтоні координатор Радинацбезпеки Білого дому Джон Кірбі, передає власний кореспондент Укрінформу.</text:p>
      <text:p text:style-name="P4">
«Те, що сталося – що ви бачили вчора – апеляція Евана була відхилена. Нічогодивного, однак це ще один приклад ганебної природи так званої «системиправосуддя» Росії», - зазначив представник адміністрації США</text:p>
      <text:p text:style-name="P4">
<text:span text:style-name="T4">
Читайте також:</text:span>
 <text:span text:style-name="T4">
<text:a xlink:type="simple" xlink:href="https://www.ukrinform.ua/rubric-world/3726326-sud-u-moskvi-zalisiv-u-sizo-amerikanskogo-zurnalista-gerskovica.html" text:style-name="Internet_20_link" text:visited-style-name="Visited_20_Internet_20_Link">
 Суд у Москві залишив у СІЗО американського журналістаГершковича </text:a>
 </text:span>
</text:p>
      <text:p text:style-name="P4">
У цьому контексті він підкреслив, що Сполучені Штати добиватимуться звільненняамериканських громадян з незаконного ув’язнення в Росії.</text:p>
      <text:p text:style-name="P4">
«Ми не змінимо наших зусиль щодо повернення Евана (Гершковича – ред.) та ПолаВілана додому, до їхніх сімей», - підкреслив представник Білого дому.</text:p>
      <text:p text:style-name="P4">
<text:span text:style-name="T4">
Читайте також:</text:span>
 <text:span text:style-name="T4">
<text:a xlink:type="simple" xlink:href="https://www.ukrinform.ua/rubric-world/3722001-ssa-zbiraut-dani-pro-arest-amerikanca-v-rosii.html" text:style-name="Internet_20_link" text:visited-style-name="Visited_20_Internet_20_Link">
 США збирають дані про арешт американця в Росії</text:a>
 </text:span>
</text:p>
      <text:p text:style-name="P4">
Як повідомляв Укрінформ, у четвер Московський міський суд відхилив апеляційнускаргу на запобіжний захід для обвинуваченого Росією в шпигунстві журналістаThe Wall Street Journal Евана Гершковича.</text:p>
      <text:p text:style-name="P4">
Він був затриманий у РФ 29 березня 2023 року під час журналістськоговідрядження до Єкатеринбурга. Він став першим представником американського <text:span text:style-name="T4">
<text:a xlink:type="simple" xlink:href="https://www.ukrinform.ua/tag-zurnalist" text:style-name="Internet_20_link" text:visited-style-name="Visited_20_Internet_20_Link">
ЗМІ </text:a>
 </text:span>
 , заарештованим із 1986 рокуросійською владою. Гершковича обвинувачують у шпигунстві, однак він відкидаєвсі звинувачення на свою адресу.</text:p>
      <text:p text:style-name="P4">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Китайська державна компанія постачала до Росії тонни пороху - NYT</text:span>
</text:h>
      <text:p text:style-name="P4">
Authors: Ukrinform (Person)</text:p>
      <text:p text:style-name="P4">
Publisher: Укринформ (Organization)</text:p>
      <text:p text:style-name="P4">
Published Time: 2023-06-23T23:00:00+03:00</text:p>
      <text:p text:style-name="P4">
Modified Time: 2023-06-23T23:00:00+03:00</text:p>
      <text:p text:style-name="P4">
Description: Китайська державна компанія Poly Technologies постачала тонни пороху до РФ. З нього на Барнаульському заводі виготовляли набої для гвинтівок та автоматів. — Укрінформ.</text:p>
      <text:p text:style-name="P4">
Images: ['<text:a xlink:type="simple" xlink:href="https://static.ukrinform.com/photos/2023_06/thumb_files/630_360_1687535724-247.png" text:style-name="Internet_20_link" text:visited-style-name="Visited_20_Internet_20_Link">
630_360_16875...</text:a>
']</text:p>
      <text:p text:style-name="P4">
Tags: ['Китай', 'Завод', 'Зброя', 'Війна з Росією']</text:p>
      <text:p text:style-name="P4">
Type: Article</text:p>
      <!--METADATA-->
      <text:p text:style-name="P4">
<draw:frame draw:style-name="fr1" draw:name="Image276" text:anchor-type="as-char" svg:width="6.9236in" svg:height="3.956343in" draw:z-index="0">
<draw:image xlink:href="../Images/yкринформ/2023-06-23T23-00-00-03-00/630_360_1687535724-247.png" xlink:type="simple" xlink:show="embed" xlink:actuate="onLoad" draw:mime-type="image/png"/>
</draw:frame>
 Китайськадержавна компанія Poly Technologies постачала тонни пороху до РФ. З нього наБарнаульському заводі виготовляли набої для гвинтівок та автоматів.</text:p>
      <text:p text:style-name="P4">
Як передає Укрінформ, про це пише <text:a xlink:type="simple" xlink:href="http://www.nytimes.com/2023/06/23/business/economy/china-russia-ammunition.html" text:style-name="Internet_20_link" text:visited-style-name="Visited_20_Internet_20_Link">
 The New York Times</text:a>
 .</text:p>
      <text:p text:style-name="P4">
Поставки, про які раніше не повідомлялося, між державною китайською компанієюта російським заводом з виробництва боєприпасів минулого року викликають новіпитання щодо ролі Пекіна у війні Москви проти України, зазначає видання.</text:p>
      <text:p text:style-name="P4">
У двох окремих випадках минулого року залізничні вагони, що перевозили десяткитисяч кілограмів бездимного пороху — достатньої кількості палива, щоб загаломвиготовити щонайменше 80 мільйонів боєприпасів — проїхали через китайсько-російський кордон у віддаленому місті Забайкальськ.</text:p>
      <text:p text:style-name="P4">
Порох був доставлений китайською державною компанією Poly Technologies, протиякої США раніше запровадили санкції за її глобальні продажі ракетнихтехнологій та надання підтримки Ірану.</text:p>
      <text:p text:style-name="P4">
Пунктом призначення вантажу був Барнаульський завод набоїв, фабрикабоєприпасів у центральній Росії, що неодноразово постачала боєприпасиросійському уряду.</text:p>
      <text:p text:style-name="P4">
Ці, раніше не зареєстровані, факти виявив американський агрегатор торговихданих Import Genius.</text:p>
      <text:p text:style-name="P4">
Офіційні особи США висловили занепокоєння, що Пекін може відправляти Москві"летальну допомогу", хоча вони не сказали прямо, що Китай здійснював такіпоставки, пише видання. Державний секретар <text:a xlink:type="simple" xlink:href="https://www.ukrinform.ua/tag-ssa" text:style-name="Internet_20_link" text:visited-style-name="Visited_20_Internet_20_Link">
 США</text:a>
 Ентоні Блінкен під час виступу в Пекінізаявив, що КНР запевнила США у тому, що вона не надає летальну допомогу РФ длявійни проти України.</text:p>
      <text:p text:style-name="P4">
<text:span text:style-name="T4">
Читайте також:</text:span>
 <text:a xlink:type="simple" xlink:href="https://www.ukrinform.ua/rubric-world/3724882-rosijski-kompanii-kupuut-sotni-tisac-naboiv-viroblenih-u-ssa-politico.html" text:style-name="Internet_20_link" text:visited-style-name="Visited_20_Internet_20_Link">
 Російські компанії купують сотні тисяч <text:span text:style-name="T4">
набої</text:span>
 в,вироблених у США — Politico </text:a>
</text:p>
      <text:p text:style-name="P4">
"Але те, що нас турбує — це приватні компанії в Китаї, які можуть надаватидопомогу", — заявив Блінкен.</text:p>
      <text:p text:style-name="P4">
Деякі експерти заявили, що поставки Poly Technologies Барнаульськомупатронному заводу з моменту вторгнення на загальну суму майже два мільйонидоларів, згідно з митними документами, становили таку летальну допомогу.</text:p>
      <text:p text:style-name="P4">
Згідно з митними документами, Poly Technologies планувала використовувати своїпоставки в боєприпасах для російських автоматів Калашникова та снайперськихгвинтівок.</text:p>
      <text:p text:style-name="P4">
<text:span text:style-name="T4">
Читайте також:</text:span>
 <text:a xlink:type="simple" xlink:href="https://www.ukrinform.ua/rubric-world/3726062-rosia-aktivno-vvozit-zahidni-komponenti-dla-virobnictva-zbroi-cerez-kitaj-ta-insi-kraini-zmi.html" text:style-name="Internet_20_link" text:visited-style-name="Visited_20_Internet_20_Link">
 Росія активно ввозить західні компоненти для виробництвазброї через Китай та інші країни - ЗМІ </text:a>
</text:p>
      <text:p text:style-name="P4">
Експерти вважають, що Барнаульський завод з початку вторгнення в Українуотримав продукції на два мільйони доларів. Poly Technologies є дочірньоюкомпанією China Poly Group Corporation, що належить уряду Китаю. Раніше цякомпанія вже постачала до РФ навігаційне обладнання та деталі длягелікоптерів.</text:p>
      <text:p text:style-name="P4">
Барнаульський завод набоїв у грудні потрапив під санкції ЄС. Інформація звідкритих джерел свідчить про те, що завод міг служити тренувальним табором,пов’язаним з ПВК "Вагнер".</text:p>
      <text:p text:style-name="P4">
Прямих доказів того, що бездимний порох має безпосередній звʼязок з війною вУкраїні, немає. Poly Technologies написала, що порох потрібен для виготовлення"мисливських набоїв іноземного зразка". Проте аналітик Браян Карлсон з Центрудосліджень безпеки каже, що це набої саме військового призначення.</text:p>
      <text:p text:style-name="P4">
<text:span text:style-name="T5">
Фото: The New York Times</text:span>
</text:p>
      <text:p text:style-name="P4">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Вихрист проведе наступний бій в андеркарді поєдинку Спенс – Кроуфорд</text:span>
</text:h>
      <text:p text:style-name="P4">
Authors: Ukrinform (Person)</text:p>
      <text:p text:style-name="P4">
Publisher: Укринформ (Organization)</text:p>
      <text:p text:style-name="P4">
Published Time: 2023-06-23T23:10:38+03:00</text:p>
      <text:p text:style-name="P4">
Modified Time: 2023-06-23T23:10:38+03:00</text:p>
      <text:p text:style-name="P4">
Description: Суперник українця – 25-річний Оганесян. — Укрінформ.</text:p>
      <text:p text:style-name="P4">
Images: ['<text:a xlink:type="simple" xlink:href="https://static.ukrinform.com/photos/2023_06/thumb_files/630_360_1687550962-637.jpg" text:style-name="Internet_20_link" text:visited-style-name="Visited_20_Internet_20_Link">
630_360_16875...</text:a>
']</text:p>
      <text:p text:style-name="P4">
Tags: ['Бокс']</text:p>
      <text:p text:style-name="P4">
Type: Article</text:p>
      <!--METADATA-->
      <text:p text:style-name="P4">
<draw:frame draw:style-name="fr1" draw:name="Image277" text:anchor-type="as-char" svg:width="6.9236in" svg:height="3.956343in" draw:z-index="0">
<draw:image xlink:href="../Images/yкринформ/2023-06-23T23-10-38-03-00/630_360_1687550962-637.jpg" xlink:type="simple" xlink:show="embed" xlink:actuate="onLoad" draw:mime-type="image/jpeg"/>
</draw:frame>
 Суперникукраїнця – 25-річний Оганесян.</text:p>
      <text:p text:style-name="P4">
Український суперважковаговик Віктор Вихрист (11-1, 7 КО) повернеться на рингв андеркарді поєдинку за звання абсолютного чемпіона світу у напівсереднійвазі між Ерролом Спенсом та Теренсом Кроуфордом, <text:a xlink:type="simple" xlink:href="https://www.boxingscene.com/gurgen-hovhannisyan-viktor-faust-open-spence-crawford-showtime-ppv-telecast-july-29--175612" text:style-name="Internet_20_link" text:visited-style-name="Visited_20_Internet_20_Link">
 повідомляє</text:a>
 Boxing Scene, передаєУкрінформ.</text:p>
      <text:p text:style-name="P4">
Суперником Вихриста буде Гурген Оганесян (4-0, 4 КО).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text:p>
      <text:p text:style-name="P4">
Як повідомляв Укрінформ, Вихрист останній бій провів у лютому з кубинцемЛеньєром Перо, зазнавши першої поразки у професійній кар’єрі. Українецьвигравав за очками, але пропустив дуже чутливий удар по корпусу у 8-му раундіта не зміг продовжувати поєдинок.</text:p>
      <text:p text:style-name="P4">
Фото: Getty Images</text:p>
      <text:p text:style-name="P4">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Проти Пригожина відкрили кримінальну справу через заклик до збройного заколоту</text:span>
</text:h>
      <text:p text:style-name="P4">
Authors: Ukrinform (Person)</text:p>
      <text:p text:style-name="P4">
Publisher: Укринформ (Organization)</text:p>
      <text:p text:style-name="P4">
Published Time: 2023-06-23T23:17:00+03:00</text:p>
      <text:p text:style-name="P4">
Modified Time: 2023-06-23T23:17:00+03:00</text:p>
      <text:p text:style-name="P4">
Description: ФСБ Росії відкрило кримінальну справу проти керівника ПВК «Вагнер» Пригожина через заклик до збройного заколоту.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ПВК "Вагнера"', 'Пригожин', 'Війна з Росією']</text:p>
      <text:p text:style-name="P4">
Type: Article</text:p>
      <!--METADATA-->
      <text:p text:style-name="P4">
<draw:frame draw:style-name="fr1" draw:name="Image278" text:anchor-type="as-char" svg:width="6.9236in" svg:height="3.956343in" draw:z-index="0">
<draw:image xlink:href="../Images/yкринформ/2023-06-23T23-17-00-03-00/630_360_1668570305-546.jpg" xlink:type="simple" xlink:show="embed" xlink:actuate="onLoad" draw:mime-type="image/jpeg"/>
</draw:frame>
 ФСБ Росіївідкрило кримінальну справу проти керівника ПВК «Вагнер» Пригожина череззаклик до збройного заколоту.</text:p>
      <text:p text:style-name="P4">
Як передає Укрінформ, про це повідомляє російське агентство ТАСС у <text:a xlink:type="simple" xlink:href="https://t.me/tass_agency/197747" text:style-name="Internet_20_link" text:visited-style-name="Visited_20_Internet_20_Link">
 Телеграмі</text:a>
 .</text:p>
      <text:p text:style-name="P4">
Заяви засновника <text:a xlink:type="simple" xlink:href="https://www.ukrinform.ua/tag-pvk-vagnera" text:style-name="Internet_20_link" text:visited-style-name="Visited_20_Internet_20_Link">
 ПВК "Вагнер" </text:a>
Євгена Пригожина стали підставою для порушення кримінальної справи про закликдо збройного заколоту, повідомили в Національному антитерористичному комітеті.</text:p>
      <text:p text:style-name="P4">
<text:span text:style-name="T4">
Читайте також:</text:span>
 <text:a xlink:type="simple" xlink:href="https://www.ukrinform.ua/rubric-ato/3725467-budanov-konflikt-prigozina-i-minoboroni-rf-e-cilkom-realnim.html" text:style-name="Internet_20_link" text:visited-style-name="Visited_20_Internet_20_Link">
 Буданов: Конфлікт <text:span text:style-name="T4">
Пригожин</text:span>
 а і Міноборони РФ є цілкомреальним </text:a>
</text:p>
      <text:p text:style-name="P4">
Як повідомлялося, напередодні Пригожин заявив, що регулярні війська російськоїармії, підпорядковані Міноборони РФ, вдарили по місцю дислокації«вагнерівців». У Міноборони це заперечили.</text:p>
      <text:p text:style-name="P4">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У Росії рекордно зріс обсяг готівки - Bloomberg</text:span>
</text:h>
      <text:p text:style-name="P4">
Authors: Ukrinform (Person)</text:p>
      <text:p text:style-name="P4">
Publisher: Укринформ (Organization)</text:p>
      <text:p text:style-name="P4">
Published Time: 2023-06-23T23:33:00+03:00</text:p>
      <text:p text:style-name="P4">
Modified Time: 2023-06-23T23:33:00+03:00</text:p>
      <text:p text:style-name="P4">
Description: У Росії рекордними темпами зростає обсяг готівки, що може бути пов'язано, серед іншого, з виплатами родичам убитих на війні найманців ПВК "Вагнер". — Укрінформ.</text:p>
      <text:p text:style-name="P4">
Images: ['<text:a xlink:type="simple" xlink:href="https://static.ukrinform.com/photos/2016_02/thumb_files/630_360_1456690247-5644.jpg" text:style-name="Internet_20_link" text:visited-style-name="Visited_20_Internet_20_Link">
630_360_14566...</text:a>
']</text:p>
      <text:p text:style-name="P4">
Tags: ['ПВК "Вагнера"', 'Рубль', 'Війна з Росією']</text:p>
      <text:p text:style-name="P4">
Type: Article</text:p>
      <!--METADATA-->
      <text:p text:style-name="P4">
<draw:frame draw:style-name="fr1" draw:name="Image279" text:anchor-type="as-char" svg:width="6.9236in" svg:height="3.956343in" draw:z-index="0">
<draw:image xlink:href="../Images/yкринформ/2023-06-23T23-33-00-03-00/630_360_1456690247-5644.jpg" xlink:type="simple" xlink:show="embed" xlink:actuate="onLoad" draw:mime-type="image/jpeg"/>
</draw:frame>
 У Росіїрекордними темпами зростає обсяг готівки, що може бути пов'язано, середіншого, з виплатами родичам убитих на війні найманців ПВК "Вагнер".</text:p>
      <text:p text:style-name="P4">
Про це повідомляє <text:a xlink:type="simple" xlink:href="http://www.bloomberg.com/news/articles/2023-06-23/russia-war-economy-awash-with-bags-of-cash-kept-out-of-banks" text:style-name="Internet_20_link" text:visited-style-name="Visited_20_Internet_20_Link">
 Bloomberg</text:a>
 , передає Укрінформ.</text:p>
      <text:p text:style-name="P4">
Зазначається, що зростання обсягу готівки почалося з вересня 2022 року, післяоголошення президентом РФ Путіним мобілізації, і тривало майже безперервнопротягом 10 місяців, що за термінами збігається з боями за Бахмут, у якихбрали участь найманці ПВК "Вагнер".</text:p>
      <text:p text:style-name="P4">
"Загалом обіг готівки в цей період виявився вищим за довоєнний прогноз на 2,2трильйона рублів", - повідомляє видання.</text:p>
      <text:p text:style-name="P4">
Компенсація сім'ям загиблих найманців ПВК "Вагнер" становить до п'ятимільйонів рублів. Кілька родичок загиблих розповіли, що гроші зазвичай видаютьготівкою. Багатьом радили не класти кошти на банківські рахунки.</text:p>
      <text:p text:style-name="P4">
<text:span text:style-name="T4">
Читайте також:</text:span>
 <text:a xlink:type="simple" xlink:href="https://www.ukrinform.ua/rubric-ato/3718847-vorozneca-miz-vagnerivcami-ta-minoboroni-rf-dosagla-bezprecedentnogo-rivna-rozvidka-britanii.html" text:style-name="Internet_20_link" text:visited-style-name="Visited_20_Internet_20_Link">
 Ворожнеча між «вагнерівцями» та міноборони РФ досягланайвищого рівня - розвідка Британії </text:a>
</text:p>
      <text:p text:style-name="P4">
Зокрема, жителька Челябінська Оксана, чоловік якої разом з іншими“вагнерівцями” був убитий у Бахмуті, розповіла виданню, що не хоче проблем ізподатковою, а документів, що пояснюють походження грошей, у неї немає. "Вагнерзаплатив усе, що повинен був. Ми вже купили квартиру", - заявила вона.</text:p>
      <text:p text:style-name="P4">
Як нагадує Bloomberg, засновник ПВК "Вагнера" Євген Пригожин в одному зкоментарів підтверджував, що родичі найманців отримують виплати "чорноюготівкою".</text:p>
      <text:p text:style-name="P4">
"Люди із зон пішли воювати, щоб народ РФ сидів удома біля печей і грівся. Івони померли за цю "чорну готівку", - цитує видання Пригожина.</text:p>
      <text:p text:style-name="P4">
<text:span text:style-name="T4">
Читайте також:</text:span>
 <text:a xlink:type="simple" xlink:href="https://www.ukrinform.ua/rubric-ato/3723168-vagnerivci-vidmovlautsa-pidpisuvati-kontrakti-popri-rozporadzenna-putina-britanska-rozvidka.html" text:style-name="Internet_20_link" text:visited-style-name="Visited_20_Internet_20_Link">
 «Вагнерівці» відмовляються підписувати контракти поприрозпорядження Путіна – британська розвідка </text:a>
</text:p>
      <text:p text:style-name="P4">
Враховуючи обмеження, накладені на банківські операції, використання паперовихгрошей стає все більш поширеним для розрахунків за зовнішньою торгівлею. Крімтого, готівка поширюється на окуповані частини України, де Росія нав’язуєвласну валюту, оскільки інші варіанти оплати залишаються обмеженими.</text:p>
      <text:p text:style-name="P4">
"Готівкова економіка, що формується, символізує зміни в Росії, чиї банки довійни були одними з лідерів у Європі в наданні цифрових послуг. Тепер великічастини економіки змушені працювати непомітно", - підсумували у Bloomberg.</text:p>
      <text:p text:style-name="P4">
Як повідомляв Укрінформ, Європейський Союз запровадив уже 11 пакет санкційщодо <text:a xlink:type="simple" xlink:href="https://www.ukrinform.ua/tag-rosia" text:style-name="Internet_20_link" text:visited-style-name="Visited_20_Internet_20_Link">
 Росії </text:a>
 за агресію проти України.</text:p>
      <text:p text:style-name="P4">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Путін у курсі ситуації з Пригожиним – Пєсков</text:span>
</text:h>
      <text:p text:style-name="P4">
Authors: Ukrinform (Person)</text:p>
      <text:p text:style-name="P4">
Publisher: Укринформ (Organization)</text:p>
      <text:p text:style-name="P4">
Published Time: 2023-06-23T23:44:00+03:00</text:p>
      <text:p text:style-name="P4">
Modified Time: 2023-06-23T23:44:00+03:00</text:p>
      <text:p text:style-name="P4">
Description: Президент Росії Володимир Путін обізнаний із ситуацією щодо засновника ПВК «Вагнер» Євгена Пригожина. — Укрінформ.</text:p>
      <text:p text:style-name="P4">
Images: ['<text:a xlink:type="simple" xlink:href="https://static.ukrinform.com/photos/2018_02/thumb_files/630_360_1519407750-9865.jpg" text:style-name="Internet_20_link" text:visited-style-name="Visited_20_Internet_20_Link">
630_360_15194...</text:a>
']</text:p>
      <text:p text:style-name="P4">
Tags: ['Путін', 'Росія', 'ПВК "Вагнера"', 'Пригожин']</text:p>
      <text:p text:style-name="P4">
Type: Article</text:p>
      <!--METADATA-->
      <text:p text:style-name="P4">
<draw:frame draw:style-name="fr1" draw:name="Image280" text:anchor-type="as-char" svg:width="6.9236in" svg:height="3.956343in" draw:z-index="0">
<draw:image xlink:href="../Images/yкринформ/2023-06-23T23-44-00-03-00/630_360_1519407750-9865.jpg" xlink:type="simple" xlink:show="embed" xlink:actuate="onLoad" draw:mime-type="image/jpeg"/>
</draw:frame>
 ПрезидентРосії Володимир Путін обізнаний із ситуацією щодо засновника ПВК «Вагнер»Євгена Пригожина.</text:p>
      <text:p text:style-name="P4">
Як передає Укрінформ, про це повідомляє російське агентство ТАСС у <text:a xlink:type="simple" xlink:href="https://t.me/tass_agency/197746" text:style-name="Internet_20_link" text:visited-style-name="Visited_20_Internet_20_Link">
 Телеграмі</text:a>
 .</text:p>
      <text:p text:style-name="P4">
«Президент Росії Володимир Путін обізнаний із ситуацією, що розгортаєтьсянавколо засновника <text:a xlink:type="simple" xlink:href="https://www.ukrinform.ua/tag-pvk-vagnera" text:style-name="Internet_20_link" text:visited-style-name="Visited_20_Internet_20_Link">
 ПВК «Вагнера» </text:a>
Євгена Пригожина, вживаються усі необхідні заходи, повідомив (прессекретарПутіна) Дмитро Пєсков», - йдеться у повідомленні.</text:p>
      <text:p text:style-name="P4">
Як повідомляв <text:a xlink:type="simple" xlink:href="https://www.ukrinform.ua/rubric-world/3727016-proti-prigozina-vidkrili-kriminalnu-spravu-cerez-zaklik-do-zbrojnogo-zakolotu.html" text:style-name="Internet_20_link" text:visited-style-name="Visited_20_Internet_20_Link">
 Укрінформ </text:a>
 , ФСБ Росії відкрило кримінальну справу протикерівника ПВК «Вагнер» Пригожина через заклик до збройного заколоту.</text:p>
      <text:p text:style-name="P4">
<text:span text:style-name="T4">
Читайте також:</text:span>
 <text:a xlink:type="simple" xlink:href="https://www.ukrinform.ua/rubric-ato/3725147-prigozin-napraviv-rosijskomu-minoboroni-svij-variant-kontraktu-z-najmancami-rozvidka-britanii.html" text:style-name="Internet_20_link" text:visited-style-name="Visited_20_Internet_20_Link">
 <text:span text:style-name="T4">
Пригожин</text:span>
 направив російському міноборони свій варіант«контракту» з найманцями - розвідка Британії</text:a>
</text:p>
      <text:p text:style-name="P4">
Напередодні Пригожин заявив, що регулярні війська російської армії,підпорядковані Міноборони РФ, вдарили по місцю дислокації «вагнерівців». УМіноборони це заперечили.</text:p>
      <text:p text:style-name="P4">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Буданов: Тендітна диктатура Путіна впала</text:span>
</text:h>
      <text:p text:style-name="P4">
Authors: Ukrinform (Person)</text:p>
      <text:p text:style-name="P4">
Publisher: Укринформ (Organization)</text:p>
      <text:p text:style-name="P4">
Published Time: 2023-06-23T23:55:00+03:00</text:p>
      <text:p text:style-name="P4">
Modified Time: 2023-06-23T23:55:00+03:00</text:p>
      <text:p text:style-name="P4">
Description: Очільник Головного управління розвідки Міноборони Кирило Буданов прокоментував конфлікт між головою ПВК Вагнер Євгеном Пригожиним і Міноборони РФ, який в останні години набув особливої сили. — Укрінформ.</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Пригожин', 'Війна з Росією']</text:p>
      <text:p text:style-name="P4">
Type: Article</text:p>
      <!--METADATA-->
      <text:p text:style-name="P4">
<draw:frame draw:style-name="fr1" draw:name="Image281" text:anchor-type="as-char" svg:width="6.9236in" svg:height="3.956343in" draw:z-index="0">
<draw:image xlink:href="../Images/yкринформ/2023-06-23T23-55-00-03-00/630_360_1684527299-380.jpeg" xlink:type="simple" xlink:show="embed" xlink:actuate="onLoad" draw:mime-type="image/jpeg"/>
</draw:frame>
 ОчільникГоловного управління розвідки Міноборони Кирило Буданов прокоментував конфліктміж головою ПВК Вагнер Євгеном Пригожиним і Міноборони РФ, який в останнігодини набув особливої сили.</text:p>
      <text:p text:style-name="P4">
Про це він <text:a xlink:type="simple" xlink:href="https://t.me/kirilbudanov/222" text:style-name="Internet_20_link" text:visited-style-name="Visited_20_Internet_20_Link">
 написав </text:a>
 у своєму Telegram-каналі, заявивши, що "тендітна диктатура Путіна впала".</text:p>
      <text:p text:style-name="P4">
"Рашисти почали гризти один одного за владу і гроші. Пригожин погрожує "йтипоходом" на Москву. Шойгу, за його словами, втік із Ростова, щоб не статижертвою в розправі", - написав Буданов.</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Він також вважає, що конфлікт Пригожина та Шойгу допоможе українськимвійськовим швидше звільнити Україну і інші території.</text:p>
      <text:p text:style-name="P4">
"А тепер слово за нашими підготовленими штурмовими бригадами, які на плечахзагарбників визволять Україну і ті території, що захочуть бути у складімогутньої, непереможної та славної нашої країни", - заявив глава ГУР.</text:p>
      <text:p text:style-name="P4">
<text:span text:style-name="T4">
Читайте також:</text:span>
 <text:span text:style-name="T4">
<text:a xlink:type="simple" xlink:href="https://www.ukrinform.ua/rubric-ato/3725467-budanov-konflikt-prigozina-i-minoboroni-rf-e-cilkom-realnim.html" text:style-name="Internet_20_link" text:visited-style-name="Visited_20_Internet_20_Link">
 Буданов: Конфлікт Пригожина і Міноборони РФ є цілкомреальним </text:a>
 </text:span>
</text:p>
      <text:p text:style-name="P4">
Буданов додав, що стійкість і мужність української нації, попри недостатнюдопомогу західних партнерів, допомогла пережити найскладніші дні російськоїагресії.</text:p>
      <text:p text:style-name="P4">
Як повідомляв Укрінформ, ФСБ Росії відкрило кримінальну справу проти керівникаПВК «Вагнер» Пригожина через заклик до збройного заколоту.</text:p>
      <text:p text:style-name="P4">
<text:span text:style-name="T4">
Читайте також:</text:span>
 <text:span text:style-name="T4">
<text:a xlink:type="simple" xlink:href="https://www.ukrinform.ua/rubric-ato/3725147-prigozin-napraviv-rosijskomu-minoboroni-svij-variant-kontraktu-z-najmancami-rozvidka-britanii.html" text:style-name="Internet_20_link" text:visited-style-name="Visited_20_Internet_20_Link">
 Пригожин направив російському міноборони свій варіант«контракту» з найманцями - розвідка Британії</text:a>
 </text:span>
</text:p>
      <text:p text:style-name="P4">
Напередодні Пригожин заявив, що регулярні війська російської армії,підпорядковані Міноборони РФ, вдарили по місцю дислокації «вагнерівців». УМіноборони це заперечили.</text:p>
      <text:p text:style-name="P4">
Згодом у Кремлі заявили, що _<text:span text:style-name="T4">
<text:a xlink:type="simple" xlink:href="https://www.ukrinform.ua/rubric-world/3727017-putin-u-kursi-situacii-z-prigozinim-peskov.html" text:style-name="Internet_20_link" text:visited-style-name="Visited_20_Internet_20_Link">
 Путін в курсі ситуації, вживаються "всінеобхідні заходи". </text:a>
 </text:span>
 _</text:p>
      <text:p text:style-name="P4">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Уночі росіяни намагалися атакувати військовий аеродром — Сили ППО знищили усі 13 крилатих ракет</text:span>
</text:h>
      <text:p text:style-name="P4">
Author: ['АРМІЯINFORM']</text:p>
      <text:p text:style-name="P4">
Time: 2023-06-23T24:00:00-04:00</text:p>
      <text:p text:style-name="P4">
Description: Уночі 23 червня 2023 року противник завдав удару по Україні з літаків стратегіч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po_1.jpg" text:style-name="Internet_20_link" text:visited-style-name="Visited_20_Internet_20_Link">
ppo_1.jpg</text:a>
']</text:p>
      <text:p text:style-name="P4">
Tags: ['STOPRUSSIA', 'АГРЕСІЯ РФ', 'ВТОРГНЕННЯ РФ', 'КОМАНДУВАННЯ ПОВІТРЯНИХ СИЛ', 'ХРОНІКА ОБОРОНИ']</text:p>
      <text:p text:style-name="P4">
Category: News</text:p>
      <!--METADATA-->
      <text:p text:style-name="P4">
<draw:frame draw:style-name="fr1" draw:name="Image282" text:anchor-type="as-char" svg:width="6.9236in" svg:height="4.32148in" draw:z-index="0">
<draw:image xlink:href="../Images/AРМІЯINFORM/2023-06-23T24-00-00-04-00/ppo_1.jpg" xlink:type="simple" xlink:show="embed" xlink:actuate="onLoad" draw:mime-type="image/jpeg"/>
</draw:frame>
</text:p>
      <text:p text:style-name="P4">
Уночі 23 червня 2023 року противник завдав удару по Україні з літаківстратегічної авіації. Цього разу атаку спрямовано на військовий аеродром уХмельницькій області.</text:p>
      <text:p text:style-name="P4">
Про це<text:a xlink:type="simple" xlink:href="https://www.facebook.com/kpszsu/posts/pfbid0ztcvLNke6oZMFjQFSveHX2PNiWVLSp8n9cpfJmmuCmUevp8UHdhjGj9eM7Qnw1dDl" text:style-name="Internet_20_link" text:visited-style-name="Visited_20_Internet_20_Link">
повідомляє</text:a>
Командування Повітряних Сил ЗСУ.</text:p>
      <text:p text:style-name="P4">
«Пуски здійснювались близько опівночі з Каспійського моря із чотирьохбомбардувальників Ту-95мс. Усі 13 крилатих ракет Х-101/Х-555 було знищенопротиповітряною обороною, більшість на Хмельниччині. Крім того, захисники небазнищили розвідувальний БПЛА не встановленого типу», — йдеться у повідомленні.</text:p>
      <text:p text:style-name="P4">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Сили оборони ліквідували майже 700 окупантів, знищили 44 артсистеми і 15 ББМ</text:span>
</text:h>
      <text:p text:style-name="P4">
Author: ['АРМІЯINFORM']</text:p>
      <text:p text:style-name="P4">
Time: 2023-06-23T26:00:00-04:00</text:p>
      <text:p text:style-name="P4">
Description: Загальні бойові втрати противника з 24.02.22 по 23.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b4c59d-7517-4c41-be64-e53496cd28a4-scaled.jpg" text:style-name="Internet_20_link" text:visited-style-name="Visited_20_Internet_20_Link">
62b4c59d-7517-4c41-be64-e53496cd28a4-scaled.jpg</text:a>
']</text:p>
      <text:p text:style-name="P4">
Tags: ['АГРЕСІЯ РФ', 'ВТОРГНЕННЯ РФ', 'ВТРАТИ ВОРОГА', 'ГШ ЗСУ']</text:p>
      <text:p text:style-name="P4">
Category: News</text:p>
      <!--METADATA-->
      <text:p text:style-name="P4">
<draw:frame draw:style-name="fr1" draw:name="Image283" text:anchor-type="as-char" svg:width="6.9236in" svg:height="6.975527in" draw:z-index="0">
<draw:image xlink:href="../Images/AРМІЯINFORM/2023-06-23T26-00-00-04-00/62b4c59d-7517-4c41-be64-e53496cd28a4-scaled.jpg" xlink:type="simple" xlink:show="embed" xlink:actuate="onLoad" draw:mime-type="image/jpeg"/>
</draw:frame>
</text:p>
      <text:p text:style-name="P4">
Загальні бойові втрати противника з 24.02.22 по 23.06.23 орієнтовностановлять:</text:p>
      <ul>
        <li>
<text:span text:style-name="T4">
особового складу ‒</text:span>
 223330 (+680) осіб ліквідовано  * <text:span text:style-name="T4">
танків ‒</text:span>
 4017 (+4)  * <text:span text:style-name="T4">
бойових броньованих машин ‒</text:span>
 7798 (+15)  * <text:span text:style-name="T4">
артилерійських систем ‒</text:span>
 3985 (+44)  * <text:span text:style-name="T4">
РСЗВ ‒</text:span>
 617 (0)  * <text:span text:style-name="T4">
засоби ППО ‒</text:span>
 379 (+3)  * <text:span text:style-name="T4">
літаків ‒</text:span>
 314 (0)  * <text:span text:style-name="T4">
гелікоптерів ‒</text:span>
 307 (0)  * <text:span text:style-name="T4">
БПЛА оперативно-тактичного рівня ‒</text:span>
 3447 (+9)  * <text:span text:style-name="T4">
крилаті ракети ‒</text:span>
 1214 (0)  * <text:span text:style-name="T4">
кораблі / катери ‒</text:span>
 18 (0)  * <text:span text:style-name="T4">
автомобільної техніки та автоцистерн ‒</text:span>
 6708 (+30)  * <text:span text:style-name="T4">
спеціальна техніка ‒</text:span>
 545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3.06.23.</text:p>
      <text:p text:style-name="P4">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Наступ ворога на Куп’янському та Лиманському напрямках зупинено — Ганна Маляр</text:span>
</text:h>
      <text:p text:style-name="P4">
Author: ['АРМІЯINFORM']</text:p>
      <text:p text:style-name="P4">
Time: 2023-06-23T28:00:00-04:00</text:p>
      <text:p text:style-name="P4">
Description: Сили оборони України на даний час зупинили та стримують наступ збройних сил рос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ГАННА МАЛЯР', 'КУП‘ЯНСЬКИЙ НАПРЯМОК', 'ЛИМАНСЬКИЙ НАПРЯМОК']</text:p>
      <text:p text:style-name="P4">
Category: News</text:p>
      <!--METADATA-->
      <text:p text:style-name="P4">
<draw:frame draw:style-name="fr1" draw:name="Image284" text:anchor-type="as-char" svg:width="6.9236in" svg:height="3.952222in" draw:z-index="0">
<draw:image xlink:href="../Images/AРМІЯINFORM/2023-06-23T28-00-00-04-00/193980.jpg" xlink:type="simple" xlink:show="embed" xlink:actuate="onLoad" draw:mime-type="image/jpeg"/>
</draw:frame>
</text:p>
      <text:p text:style-name="P4">
Сили оборони України на даний час зупинили та стримують наступ збройних силросійської федерації на двох напрямках на сході України. Це — Куп'янський таЛиманський напрямки.</text:p>
      <text:p text:style-name="P4">
Про це повідомила заступник Міністра оборони України Ганна Маляр у<text:a xlink:type="simple" xlink:href="https://t.me/annamaliar/867" text:style-name="Internet_20_link" text:visited-style-name="Visited_20_Internet_20_Link">
Телеграм</text:a>
.</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 Сили оборони України вели наступальні дії на напрямкуБілогорівка — Діброва, мали частковий успіх та закріплюються на досягнутихрубежах.</text:p>
      <text:p text:style-name="P4">
Водночас окупант щодня втрачає живу силу і техніку. Так, <text:a xlink:type="simple" xlink:href="https://armyinform.com.ua/2023/06/23/syly-oborony-likviduvaly-majzhe-700-okupantiv-znyshhyly-44-artsystem-i-15-bbm/" text:style-name="Internet_20_link" text:visited-style-name="Visited_20_Internet_20_Link">
на 485день</text:a>
 протистояння нашізахисники ліквідували майже 700 окупантів, знищили 44 артсистеми і 15 ББМ.</text:p>
      <text:p text:style-name="P4">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Постійна готовність до захисту Батьківщини здобувається копіткою щоденною працею</text:span>
</text:h>
      <text:p text:style-name="P4">
Author: ['АРМІЯINFORM']</text:p>
      <text:p text:style-name="P4">
Time: 2023-06-23T2:00:00-04:00</text:p>
      <text:p text:style-name="P4">
Description: Десантники відпрацьовують повний комплекс тактичних дій з урахуванням наймен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Tags: ['STOPRUSSIA', 'АГРЕСІЯ РФ', 'ВІЙНА', 'ВТОРГНЕННЯ РФ', 'ДШВ ЗС УКРАЇНИ']</text:p>
      <text:p text:style-name="P4">
Category: News</text:p>
      <!--METADATA-->
      <text:p text:style-name="P4">
<draw:frame draw:style-name="fr1" draw:name="Image285" text:anchor-type="as-char" svg:width="6.9236in" svg:height="3.894525in" draw:z-index="0">
<draw:image xlink:href="../Images/AРМІЯINFORM/2023-06-23T2-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86" text:anchor-type="as-char" svg:width="6.9236in" svg:height="6.9236in" draw:z-index="0">
<draw:image xlink:href="../Images/AРМІЯINFORM/2023-06-23T2-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87" text:anchor-type="as-char" svg:width="6.9236in" svg:height="6.9236in" draw:z-index="0">
<draw:image xlink:href="../Images/AРМІЯINFORM/2023-06-23T2-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88" text:anchor-type="as-char" svg:width="6.9236in" svg:height="6.9236in" draw:z-index="0">
<draw:image xlink:href="../Images/AРМІЯINFORM/2023-06-23T2-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289" text:anchor-type="as-char" svg:width="6.9236in" svg:height="6.9236in" draw:z-index="0">
<draw:image xlink:href="../Images/AРМІЯINFORM/2023-06-23T2-00-00-04-00/853d5f2b-85e8-4d3d-b8c5-02f8e9046ecf-150x150.jpg" xlink:type="simple" xlink:show="embed" xlink:actuate="onLoad" draw:mime-type="image/jpeg"/>
</draw:frame>
</text:a>
</text:p>
      <text:p text:style-name="P4">
Десантники відпрацьовують повний комплекс тактичних дій з урахуваннямнайменших нюансів бойового досвіду, здобутого в боях за звільнення нашої землівід російських окупантів.</text:p>
      <text:p text:style-name="P4">
<text:span text:style-name="T4">
Джерело:</text:span>
 <text:span text:style-name="T5">
<text:a xlink:type="simple" xlink:href="https://t.me/ua_dshv/1291" text:style-name="Internet_20_link" text:visited-style-name="Visited_20_Internet_20_Link">
Телеграм канал</text:a>
 Десантно-штурмовихвійськ Збройних Сил України</text:span>
</text:p>
      <text:p text:style-name="P4">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Придатні до використання укриття можуть вмістити лише 43% населення України – МВС</text:span>
</text:h>
      <text:p text:style-name="P4">
Authors: Ukrinform (Person)</text:p>
      <text:p text:style-name="P4">
Publisher: Укринформ (Organization)</text:p>
      <text:p text:style-name="P4">
Published Time: 2023-06-23T2:09:00+03:00</text:p>
      <text:p text:style-name="P4">
Modified Time: 2023-06-23T22:09:00+03:00</text:p>
      <text:p text:style-name="P4">
Description: Придатні до використання укриття становлять 77% від загальної кількості бомбосховищ і здатні вмістити 43% населення України. — Укрінформ.</text:p>
      <text:p text:style-name="P4">
Images: ['<text:a xlink:type="simple" xlink:href="https://static.ukrinform.com/photos/2023_06/thumb_files/630_360_1685871364-376.jpg" text:style-name="Internet_20_link" text:visited-style-name="Visited_20_Internet_20_Link">
630_360_16858...</text:a>
']</text:p>
      <text:p text:style-name="P4">
Tags: ['Клименко', 'Укриття', 'Війна з Росією', 'Єдині новини']</text:p>
      <text:p text:style-name="P4">
Type: Article</text:p>
      <!--METADATA-->
      <text:p text:style-name="P4">
<draw:frame draw:style-name="fr1" draw:name="Image290" text:anchor-type="as-char" svg:width="6.9236in" svg:height="3.956343in" draw:z-index="0">
<draw:image xlink:href="../Images/yкринформ/2023-06-23T2-09-00-03-00/630_360_1685871364-376.jpg" xlink:type="simple" xlink:show="embed" xlink:actuate="onLoad" draw:mime-type="image/jpeg"/>
</draw:frame>
 Придатні довикористання укриття становлять 77% від загальної кількості бомбосховищ іздатні вмістити 43% населення України.</text:p>
      <text:p text:style-name="P4">
Про це розповів міністр внутрішніх справ Ігор Клименко в ефірі телемарафону«Єдині новини», повідомляє Укрінформ.</text:p>
      <text:p text:style-name="P4">
«Цифри дійсно невтішні. Тільки 77%, а у цифровому еквіваленті це 47 тисячоб’єктів укриття, які готові до прийняття громадян і для виконання своїхфункцій. 23% відповідно абсолютно не готові до цього... Тільки 43% нашогонаселення може укритися в цих 77% придатних укриттів», - зазначив він.</text:p>
      <text:p text:style-name="P4">
<text:span text:style-name="T4">
Читайте також:</text:span>
 <text:span text:style-name="T4">
<text:a xlink:type="simple" xlink:href="https://www.ukrinform.ua/rubric-society/3726541-zelenskij-doruciv-klimenku-provesti-rozasnuvalnu-robotu-z-naselennam-sodo-rizikiv-na-zaes.html" text:style-name="Internet_20_link" text:visited-style-name="Visited_20_Internet_20_Link">
 Зеленський доручив Клименку провести роз'яснювальнуроботу з населенням щодо ризиків на ЗАЕС </text:a>
 </text:span>
</text:p>
      <text:p text:style-name="P4">
Урядовець нагадав, що комісія з перевірки бомбосховищ працювала з 1 до 10червня.</text:p>
      <text:p text:style-name="P4">
За його словами, МВС, Нацполіцією, ДСНС підготовлено реєстр усіх укриттівразом з фото, відео, указанням відповідальних осіб.</text:p>
      <text:p text:style-name="P4">
«Усі керівники місцевих органів влади, військових адміністрацій, суб’єктигосподарювання саме в поліції можуть подивитися, у якому стані і які укриттязнаходяться на ввіреній ним території і відповідно вжити заходів», - пояснивКлименко.</text:p>
      <text:p text:style-name="P4">
<text:span text:style-name="T4">
Читайте також:</text:span>
 <text:span text:style-name="T4">
<text:a xlink:type="simple" xlink:href="https://www.ukrinform.ua/rubric-society/3726751-v-ukraini-provedut-navcanna-z-rozgortannam-blokpostiv-de-pereviratimut-radiaciu.html" text:style-name="Internet_20_link" text:visited-style-name="Visited_20_Internet_20_Link">
 В Україні проведуть навчання з розгортанням блокпостів,де перевірятимуть радіацію </text:a>
 </text:span>
</text:p>
      <text:p text:style-name="P4">
Він також проінформував, що на засіданні РНБО було внесено пропозиціїрозробити зміни до Кримінального кодексу України щодо посиленнявідповідальності за неналежне утримання об’єктів укриття і до Кодексу проадміністративні правопорушення щодо збільшення штрафів.</text:p>
      <text:p text:style-name="P4">
Крім того, міністр зауважив, що на Радбезі обговорювалась і безпека у місцяхзупинки транспорту, біля торгових центрів та ще низка питань, спрямованих намаксимальне збереження життя та здоров’я людей, починаючи від оповіщення просигнали повітряної тривоги, закінчуючи вказівниками місць <text:span text:style-name="T4">
<text:a xlink:type="simple" xlink:href="https://www.ukrinform.ua/tag-ukritta" text:style-name="Internet_20_link" text:visited-style-name="Visited_20_Internet_20_Link">
 укриття</text:a>
 </text:span>
 .</text:p>
      <text:p text:style-name="P4">
Як повідомляв Укрінформ, після загибелі в Києві трьох людей через неможливістьпотрапити в укриття під час ворожого обстрілу Президент Володимир Зеленськийдоручив провести повну ревізію всіх захисних споруд у самій столиці та по всійкраїні.</text:p>
      <text:p text:style-name="P4">
<text:span text:style-name="T4">
Читайте також:</text:span>
 <text:span text:style-name="T4">
<text:a xlink:type="simple" xlink:href="https://www.ukrinform.ua/rubric-society/3726954-v-ukraini-perevirili-63-000-ukrittiv-smigal-rozpoviv-skilki-pridatni-do-vikoristanna.html" text:style-name="Internet_20_link" text:visited-style-name="Visited_20_Internet_20_Link">
 В Україні перевірили 63 000 укриттів: Шмигаль розповів,скільки придатні до використання </text:a>
 </text:span>
</text:p>
      <text:p text:style-name="P4">
На засіданні 23 червня Рада національної безпеки й оборони доручила КабінетуМіністрів, обласним і місцевим органам влади вжити заходів для притягнення додисциплінарної відповідальності осіб, під відповідальністю яких перебуваютьукриття в незадовільному стані, та забезпечити системні перевірки сховищстратегічного значення.</text:p>
      <text:p text:style-name="P4">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В Україні хвилина мовчання</text:span>
</text:h>
      <text:p text:style-name="P4">
Author: ['АРМІЯINFORM']</text:p>
      <text:p text:style-name="P4">
Time: 2023-06-23T30: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1" text:anchor-type="as-char" svg:width="6.9236in" svg:height="3.895992in" draw:z-index="0">
<draw:image xlink:href="../Images/AРМІЯINFORM/2023-06-23T30-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23/v-ukrayini-hvylyna-movchannya/" text:style-name="Internet_20_link" text:visited-style-name="Visited_20_Internet_20_Link">
https://armyinform.com.ua/2023/06/23/v-ukrayini-hvylyna-movchannya/</text:a>
</text:p>
      <!--NEWS-->
      <text:h text:style-name="P10" text:outline-level="1">
<text:span text:style-name="T4">
Україна закликала світ визнати рф терористом задля недопущення ядерної катастрофи на ЗАЕС</text:span>
</text:h>
      <text:p text:style-name="P4">
Author: ['АРМІЯINFORM']</text:p>
      <text:p text:style-name="P4">
Time: 2023-06-23T32:00:00-04:00</text:p>
      <text:p text:style-name="P4">
Description: Міністерство закордонних справ України закликає міжнародну спільноту, зокрема Групу С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456158015-9600.jpg" text:style-name="Internet_20_link" text:visited-style-name="Visited_20_Internet_20_Link">
630_360_1456158015-9600.jpg</text:a>
']</text:p>
      <text:p text:style-name="P4">
Tags: ['ЗАЕС', 'МЗС', 'НЕБЕЗПЕКА ПІДРИВУ ЗАЕС']</text:p>
      <text:p text:style-name="P4">
Category: News</text:p>
      <!--METADATA-->
      <text:p text:style-name="P4">
<draw:frame draw:style-name="fr1" draw:name="Image292" text:anchor-type="as-char" svg:width="6.9236in" svg:height="3.956343in" draw:z-index="0">
<draw:image xlink:href="../Images/AРМІЯINFORM/2023-06-23T32-00-00-04-00/630_360_1456158015-9600.jpg" xlink:type="simple" xlink:show="embed" xlink:actuate="onLoad" draw:mime-type="image/jpeg"/>
</draw:frame>
</text:p>
      <text:p text:style-name="P4">
Міністерство закордонних справ України закликає міжнародну спільноту, зокремаГрупу Семи та ЄС, вжити термінових заходів задля недопущення ядерноїкатастрофи на Запорізькій АЕС, зокрема запровадити посилені обмежувальнізаходи щодо російської атомної галузі та військово-промислового комплексу рф.</text:p>
      <text:p text:style-name="P4">
Про це <text:a xlink:type="simple" xlink:href="https://mfa.gov.ua/news/zayava-mzs-ukrayini-shchodo-zagrozlivoyi-situaciyi-na-zaporizkij-aes" text:style-name="Internet_20_link" text:visited-style-name="Visited_20_Internet_20_Link">
йдеться</text:a>
 у заяві зовнішньополітичноговідомства України.</text:p>
      <text:p text:style-name="P4">
«Наполягаємо на необхідності визнати росію державою-терористом та забезпечитиневідворотність політичних, економічних і правових наслідків за всі скоєні неюзлочини і протиправні дії», — наголосили у МЗС.</text:p>
      <text:p text:style-name="P4">
За інформацією українських розвідувальних органів, росія розглядає сценарійскоєння терористичного акту на тимчасово окупованій Запорізькій АЕС. Такийтеракт матиме глобальні наслідки.</text:p>
      <text:p text:style-name="P4">
«Окупувавши ЗАЕС, росія грубо порушує міжнародне право та норми і стандартиядерної безпеки, включно сім основоположних принципів МАГАТЕ щодо ядерноїбезпеки і захищеності. Мінування та інші форми мілітаризації Запорізької АЕС збоку росії становлять безпосередню загрозу ядерного інциденту на найбільшій вЄвропі атомній електростанції», — додають у міністерстві.</text:p>
      <text:p text:style-name="P4">
У відомстві очікують чіткої оцінки Генеральним директором МАГАТЕ РафаелемГроссі щодо злочинних дій росії.</text:p>
      <text:p text:style-name="P4">
«Рівень викликів і загроз, які сьогодні постають перед світовим режимомядерної безпеки внаслідок війни рф проти України, є надзвичайно високим тавимагає консолідації і посилення міжнародних зусиль з недопущення ядерноїкатастрофи.</text:p>
      <text:p text:style-name="P4">
росія як держава-терорист порушила всі ключові принципи міжнародного права зядерної безпеки і переважну більшість своїх власних договірних зобов’язань,проте до цього часу не відчула справедливих наслідків за свої злочини», —підкреслили в МЗС.</text:p>
      <text:p text:style-name="P4">
Source: <text:a xlink:type="simple" xlink:href="https://armyinform.com.ua/2023/06/23/ukrayina-zaklykala-svit-vyznaty-rf-terorystom-zadlya-nedopushhennya-yadernoyi-katastrofy-na-zaes/" text:style-name="Internet_20_link" text:visited-style-name="Visited_20_Internet_20_Link">
https://armyinform.com.ua/2023/06/23/ukrayina-zaklykala-svit-vyznaty-rf-terorystom-zadlya-nedopushhennya-yadernoyi-katastrofy-na-zaes/</text:a>
</text:p>
      <!--NEWS-->
      <text:h text:style-name="P10" text:outline-level="1">
<text:span text:style-name="T4">
Ворог продовжує активно застосовувати крилаті ракети Х-101 та Х-555 — Юрій Ігнат</text:span>
</text:h>
      <text:p text:style-name="P4">
Author: ['Григорій Мазур']</text:p>
      <text:p text:style-name="P4">
Time: 2023-06-23T34:00:00-04:00</text:p>
      <text:p text:style-name="P4">
Description: Інтенсивність застосування авіаційних та ракетних ударів ворогом наразі значно зрос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ae4-a.jpg" text:style-name="Internet_20_link" text:visited-style-name="Visited_20_Internet_20_Link">
4ae4-a.jpg</text:a>
']</text:p>
      <text:p text:style-name="P4">
Tags: ['ЮРІЙ ІГНАТ']</text:p>
      <text:p text:style-name="P4">
Category: News</text:p>
      <!--METADATA-->
      <text:p text:style-name="P4">
<draw:frame draw:style-name="fr1" draw:name="Image293" text:anchor-type="as-char" svg:width="6.9236in" svg:height="5.1927in" draw:z-index="0">
<draw:image xlink:href="../Images/AРМІЯINFORM/2023-06-23T34-00-00-04-00/4ae4-a.jpg" xlink:type="simple" xlink:show="embed" xlink:actuate="onLoad" draw:mime-type="image/jpeg"/>
</draw:frame>
</text:p>
      <text:p text:style-name="P4">
Інтенсивність застосування авіаційних та ракетних ударів ворогом наразі значнозросла. Про це в ефірі телемарафону «Єдині новини» розповів речникКомандування Повітряних Сил ЗСУ полковник Юрій Ігнат. За його словами, ворогпродовжує активно застосовувати крилаті ракети Х-101 та Х-555.</text:p>
      <text:p text:style-name="P4">
— Попри санкції, росія, на жаль, продовжує виготовляти у себе таку зброю, —наголосив Юрій Ігнат. — Потрібно всім світом посилювати тиск на країну-агресора, аби унеможливити отримання нею товарів подвійного призначення, яківона використовує для виробництва знарядь вбивств.</text:p>
      <text:p text:style-name="P4">
Офіцер додав, що водночас наші захисники продовжують знищувати бойову авіаціюпротивника. Зокрема, станом на ранок 23 червня підтверджено знищенняукраїнськими зенітниками ще одного російського ударного вертольота Ка-52 наДонеччині.</text:p>
      <text:p text:style-name="P4">
Source: <text:a xlink:type="simple" xlink:href="https://armyinform.com.ua/2023/06/23/vorog-prodovzhuye-aktyvno-zastosovuvaty-krylati-rakety-h-101-ta-h-555-yurij-ignat/" text:style-name="Internet_20_link" text:visited-style-name="Visited_20_Internet_20_Link">
https://armyinform.com.ua/2023/06/23/vorog-prodovzhuye-aktyvno-zastosovuvaty-krylati-rakety-h-101-ta-h-555-yurij-ignat/</text:a>
</text:p>
      <!--NEWS-->
      <text:h text:style-name="P10" text:outline-level="1">
<text:span text:style-name="T4">
Костянтин Павленко — чемпіон світу зі скелелазіння серед військових</text:span>
</text:h>
      <text:p text:style-name="P4">
Author: ['АРМІЯINFORM']</text:p>
      <text:p text:style-name="P4">
Time: 2023-06-23T36:00:00-04:00</text:p>
      <text:p text:style-name="P4">
Description: «Золото», «срібло» та «бронзу» здобули армійці на чемпіонаті світу зі скелелазіння сере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41875_762807225641087_8826580631731334260_n-e1687500966191.jpg" text:style-name="Internet_20_link" text:visited-style-name="Visited_20_Internet_20_Link">
347241875_762807225641087_8826580631731334260_n-e1687500966191.jpg</text:a>
', '<text:a xlink:type="simple" xlink:href="https://armyinform.com.ua/wp-content/uploads/2023/06/347554919_762807215641088_1308029851135300996_n.jpg" text:style-name="Internet_20_link" text:visited-style-name="Visited_20_Internet_20_Link">
347554919_762807215641088_1308029851135300996_n.jpg</text:a>
']</text:p>
      <text:p text:style-name="P4">
Tags: ['АРМІЙСЬКІ СПОРТСМЕНИ', 'СКЕЛЕЛАЗІННЯ', 'ЦСК ЗС\xa0УКРАЇНИ', 'ЧЕМПІОНАТ СВІТУ']</text:p>
      <text:p text:style-name="P4">
Category: News</text:p>
      <!--METADATA-->
      <text:p text:style-name="P4">
<draw:frame draw:style-name="fr1" draw:name="Image294" text:anchor-type="as-char" svg:width="6.9236in" svg:height="4.067615in" draw:z-index="0">
<draw:image xlink:href="../Images/AРМІЯINFORM/2023-06-23T36-00-00-04-00/347241875_762807225641087_8826580631731334260_n-e1687500966191.jpg" xlink:type="simple" xlink:show="embed" xlink:actuate="onLoad" draw:mime-type="image/jpeg"/>
</draw:frame>
</text:p>
      <text:p text:style-name="P4">
«Золото», «срібло» та «бронзу» здобули армійці на чемпіонаті світу зіскелелазіння серед військових у словенському Копері.</text:p>
      <text:p text:style-name="P4">
Про це<text:a xlink:type="simple" xlink:href="https://www.facebook.com/CSKA1992/posts/pfbid0WjpUb456D5e27VLxtXwDzwUdCEaQYpCqSkULxNa7kVaLHzAe7E222ifDq2k77rwal" text:style-name="Internet_20_link" text:visited-style-name="Visited_20_Internet_20_Link">
повідомляє</text:a>
Центральний спортивний клуб ЗС України.</text:p>
      <text:p text:style-name="P4">
У категорії «швидкість» наші альпіністи стали:</text:p>
      <ul>
        <li>
Костянтин Павленко — чемпіоном,  * Софія Гладка — віцечемпіонкою,  * Ярослав Ткач виборов «бронзу».</li>
      </ul>
      <text:p text:style-name="P4">
<draw:frame draw:style-name="fr1" draw:name="Image295" text:anchor-type="as-char" svg:width="6.9236in" svg:height="4.627273in" draw:z-index="0">
<draw:image xlink:href="../Images/AРМІЯINFORM/2023-06-23T36-00-00-04-00/347554919_762807215641088_1308029851135300996_n.jpg" xlink:type="simple" xlink:show="embed" xlink:actuate="onLoad" draw:mime-type="image/jpeg"/>
</draw:frame>
</text:p>
      <text:p text:style-name="P4">
Зазначимо, що участь у змаганнях беруть понад ста учасників з 12 країн світу.</text:p>
      <text:p text:style-name="P4">
Source: <text:a xlink:type="simple" xlink:href="https://armyinform.com.ua/2023/06/23/kostyantyn-pavlenko-chempion-svitu-zi-skelelazinnya-sered-vijskovyh/" text:style-name="Internet_20_link" text:visited-style-name="Visited_20_Internet_20_Link">
https://armyinform.com.ua/2023/06/23/kostyantyn-pavlenko-chempion-svitu-zi-skelelazinnya-sered-vijskovyh/</text:a>
</text:p>
      <!--NEWS-->
      <text:h text:style-name="P10" text:outline-level="1">
<text:span text:style-name="T4">
Відсьогодні в Україні повноцінно працює Єдиний реєстр зброї</text:span>
</text:h>
      <text:p text:style-name="P4">
Author: ['АРМІЯINFORM']</text:p>
      <text:p text:style-name="P4">
Time: 2023-06-23T38:00:00-04:00</text:p>
      <text:p text:style-name="P4">
Description: Сьогодні, 23 червня, почав свою роботу Єдиний реєстр зброї (ЄРЗ).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1lea-9cb0_1280x720-1.jpeg" text:style-name="Internet_20_link" text:visited-style-name="Visited_20_Internet_20_Link">
01001lea-9cb0_1280x720-1.jpeg</text:a>
', '<text:a xlink:type="simple" xlink:href="https://armyinform.com.ua/wp-content/uploads/2023/06/0d794b28-8983-4e28-958c-f61f96a66f2c-150x150.jpg" text:style-name="Internet_20_link" text:visited-style-name="Visited_20_Internet_20_Link">
0d794b28-8983-4e28-958c-f61f96a66f2c-150x150.jpg</text:a>
', '<text:a xlink:type="simple" xlink:href="https://armyinform.com.ua/wp-content/uploads/2023/06/029100b0-6bc2-4deb-9500-a090e9425b03-150x150.jpg" text:style-name="Internet_20_link" text:visited-style-name="Visited_20_Internet_20_Link">
029100b0-6bc2-4deb-9500-a090e9425b03-150x150.jpg</text:a>
', '<text:a xlink:type="simple" xlink:href="https://armyinform.com.ua/wp-content/uploads/2023/06/c1159cef-a796-4b32-b354-1784dced3b30-150x150.jpg" text:style-name="Internet_20_link" text:visited-style-name="Visited_20_Internet_20_Link">
c1159cef-a796-4b32-b354-1784dced3b30-150x150.jpg</text:a>
']</text:p>
      <text:p text:style-name="P4">
Tags: ['ЄДИНИЙ РЕЄСТР ЗБРОЇ', 'МВС', 'ОБІГ ЗБРОЇ']</text:p>
      <text:p text:style-name="P4">
Category: News</text:p>
      <!--METADATA-->
      <text:p text:style-name="P4">
<draw:frame draw:style-name="fr1" draw:name="Image296" text:anchor-type="as-char" svg:width="6.9236in" svg:height="4.349906in" draw:z-index="0">
<draw:image xlink:href="../Images/AРМІЯINFORM/2023-06-23T38-00-00-04-00/01001lea-9cb0_1280x720-1.jpeg" xlink:type="simple" xlink:show="embed" xlink:actuate="onLoad" draw:mime-type="image/jpeg"/>
</draw:frame>
</text:p>
      <text:p text:style-name="P4">
Сьогодні, 23 червня, почав свою роботу Єдиний реєстр зброї (ЄРЗ).</text:p>
      <text:p text:style-name="P4">
Про це <text:a xlink:type="simple" xlink:href="https://t.me/mvs_ukraine/26713" text:style-name="Internet_20_link" text:visited-style-name="Visited_20_Internet_20_Link">
повідомляє</text:a>
 Міністерство внутрішніхсправ України.</text:p>
      <text:p text:style-name="P4">
«Основними перевагами впровадження ЄРЗ є те, що громадяни зможуть легкоотримувати інформацію про свою зареєстровану зброю. Окрім того, завдякидіджиталізації послуг у сфері обігу зброї процедура отримання дозволів будеспрощена», — йдеться у повідомленні.</text:p>
      <text:p text:style-name="P4">
<text:a xlink:type="simple" xlink:href="https://armyinform.com.ua/wp-content/uploads/2023/06/0d794b28-8983-4e28-958c-f61f96a66f2c.jpg" text:style-name="Internet_20_link" text:visited-style-name="Visited_20_Internet_20_Link">
<draw:frame draw:style-name="fr1" draw:name="Image297" text:anchor-type="as-char" svg:width="6.9236in" svg:height="6.9236in" draw:z-index="0">
<draw:image xlink:href="../Images/AРМІЯINFORM/2023-06-23T38-00-00-04-00/0d794b28-8983-4e28-958c-f61f96a66f2c-150x150.jpg" xlink:type="simple" xlink:show="embed" xlink:actuate="onLoad" draw:mime-type="image/jpeg"/>
</draw:frame>
</text:a>
</text:p>
      <text:p text:style-name="P4">
<text:a xlink:type="simple" xlink:href="https://armyinform.com.ua/wp-content/uploads/2023/06/029100b0-6bc2-4deb-9500-a090e9425b03.jpg" text:style-name="Internet_20_link" text:visited-style-name="Visited_20_Internet_20_Link">
<draw:frame draw:style-name="fr1" draw:name="Image298" text:anchor-type="as-char" svg:width="6.9236in" svg:height="6.9236in" draw:z-index="0">
<draw:image xlink:href="../Images/AРМІЯINFORM/2023-06-23T38-00-00-04-00/029100b0-6bc2-4deb-9500-a090e9425b03-150x150.jpg" xlink:type="simple" xlink:show="embed" xlink:actuate="onLoad" draw:mime-type="image/jpeg"/>
</draw:frame>
</text:a>
</text:p>
      <text:p text:style-name="P4">
<text:a xlink:type="simple" xlink:href="https://armyinform.com.ua/wp-content/uploads/2023/06/c1159cef-a796-4b32-b354-1784dced3b30.jpg" text:style-name="Internet_20_link" text:visited-style-name="Visited_20_Internet_20_Link">
<draw:frame draw:style-name="fr1" draw:name="Image299" text:anchor-type="as-char" svg:width="6.9236in" svg:height="6.9236in" draw:z-index="0">
<draw:image xlink:href="../Images/AРМІЯINFORM/2023-06-23T38-00-00-04-00/c1159cef-a796-4b32-b354-1784dced3b30-150x150.jpg" xlink:type="simple" xlink:show="embed" xlink:actuate="onLoad" draw:mime-type="image/jpeg"/>
</draw:frame>
</text:a>
</text:p>
      <text:p text:style-name="P4">
Єдиний реєстр зброї передбачає також створення Електронних кабінетів. Тожукраїнці зможуть отримати послугу, не виходячи з дому, без відвідування органуНацполіції, шляхом подачі документів через «<text:a xlink:type="simple" xlink:href="https://services.mvs.gov.ua/" text:style-name="Internet_20_link" text:visited-style-name="Visited_20_Internet_20_Link">
Єдине вікногромадянина</text:a>
» або у магазині з продажу зброї.</text:p>
      <text:p text:style-name="P4">
Source: <text:a xlink:type="simple" xlink:href="https://armyinform.com.ua/2023/06/23/vidsogodni-v-ukrayini-povnoczinno-praczyuye-yedynyj-reyestr-zbroyi/" text:style-name="Internet_20_link" text:visited-style-name="Visited_20_Internet_20_Link">
https://armyinform.com.ua/2023/06/23/vidsogodni-v-ukrayini-povnoczinno-praczyuye-yedynyj-reyestr-zbroyi/</text:a>
</text:p>
      <!--NEWS-->
      <text:h text:style-name="P10" text:outline-level="1">
<text:span text:style-name="T4">
У Кривому Розі відкрили 325 колонок для набору води</text:span>
</text:h>
      <text:p text:style-name="P4">
Authors: Ukrinform (Person)</text:p>
      <text:p text:style-name="P4">
Publisher: Укринформ (Organization)</text:p>
      <text:p text:style-name="P4">
Published Time: 2023-06-23T3:13:00+03:00</text:p>
      <text:p text:style-name="P4">
Modified Time: 2023-06-23T22:13:00+03:00</text:p>
      <text:p text:style-name="P4">
Description: У Кривому Розі залишається складною ситуація з водопостачанням. В місті організовано підвезення води та відкрито 325 колонок. — Укрінформ.</text:p>
      <text:p text:style-name="P4">
Images: ['<text:a xlink:type="simple" xlink:href="https://static.ukrinform.com/photos/2023_06/thumb_files/630_360_1686577220-981.jpg" text:style-name="Internet_20_link" text:visited-style-name="Visited_20_Internet_20_Link">
630_360_16865...</text:a>
']</text:p>
      <text:p text:style-name="P4">
Tags: ['Кривий Ріг', 'Вода']</text:p>
      <text:p text:style-name="P4">
Type: Article</text:p>
      <!--METADATA-->
      <text:p text:style-name="P4">
<draw:frame draw:style-name="fr1" draw:name="Image300" text:anchor-type="as-char" svg:width="6.9236in" svg:height="3.956343in" draw:z-index="0">
<draw:image xlink:href="../Images/yкринформ/2023-06-23T3-13-00-03-00/630_360_1686577220-981.jpg" xlink:type="simple" xlink:show="embed" xlink:actuate="onLoad" draw:mime-type="image/jpeg"/>
</draw:frame>
 У КривомуРозі залишається складною ситуація з водопостачанням. В місті організованопідвезення води та відкрито 325 колонок.</text:p>
      <text:p text:style-name="P4">
Про це в <text:a xlink:type="simple" xlink:href="https://t.me/vilkul/3641" text:style-name="Internet_20_link" text:visited-style-name="Visited_20_Internet_20_Link">
 Телеграмі </text:a>
 повідомляє начальниквійськової адміністрації Кривого Рогу Олександр Вілкул, передає Укрінформ.</text:p>
      <text:p text:style-name="P4">
"Ситуація з водопостачанням, як і раніше, залишається дуже складною. Триваютьцілодобові роботи по всіх чотирьох проєктах зі стабілізації водопостачання.Діють певні обмеження щодо подачі <text:a xlink:type="simple" xlink:href="https://www.ukrinform.ua/tag-voda" text:style-name="Internet_20_link" text:visited-style-name="Visited_20_Internet_20_Link">
 води </text:a>
, але це неминуча реальність. Там, де потрібно, у місті організований підвізводи. Також Міськводоканал відкриває нові колонки для набору води. Їх уже325", - йдеться в дописі.</text:p>
      <text:p text:style-name="P4">
Він закликав людей максимально економити воду.</text:p>
      <text:p text:style-name="P4">
<text:span text:style-name="T4">
Читайте також:</text:span>
 <text:a xlink:type="simple" xlink:href="https://www.ukrinform.ua/rubric-regions/3725301-u-krivomu-rozi-porusnikiv-rezimu-ekonomii-vodi-primusovo-vidklucaut-vid-postacanna.html" text:style-name="Internet_20_link" text:visited-style-name="Visited_20_Internet_20_Link">
 У <text:span text:style-name="T4">
Кривому</text:span>
 <text:span text:style-name="T4">
Розі</text:span>
 порушників режиму економії водипримусово відключають від постачання </text:a>
</text:p>
      <text:p text:style-name="P4">
Раніше <text:a xlink:type="simple" xlink:href="https://www.ukrinform.ua/rubric-regions/3725763-u-krivomu-rozi-pocalosa-budivnictvo-vodovodu-ingulec-pivdenne.html" text:style-name="Internet_20_link" text:visited-style-name="Visited_20_Internet_20_Link">
 повідомлялось </text:a>
 , що в Кривому Розі розпочато будівництво водогону Інгулець-Південне. Задіяно 20 одиниць важкої техніки, усі працюють.</text:p>
      <text:p text:style-name="P4">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У Німеччині завершились найбільші в історії НАТО навчання авіації Air Defender 2023</text:span>
</text:h>
      <text:p text:style-name="P4">
Author: ['АРМІЯINFORM']</text:p>
      <text:p text:style-name="P4">
Time: 2023-06-23T40:00:00-04:00</text:p>
      <text:p text:style-name="P4">
Description: На території Німеччини завершились найбільші в історії НАТО авіаційні навчання Ai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5_air_defender_23_lechfeld_tesche_114-jr8vy2.jpg" text:style-name="Internet_20_link" text:visited-style-name="Visited_20_Internet_20_Link">
230615_air_defender_23_lechfeld_tesche_114-jr8vy2.jpg</text:a>
', '<text:a xlink:type="simple" xlink:href="https://armyinform.com.ua/wp-content/uploads/2023/06/230615_air_defender_23_lechfeld_tesche_028-wjdme1-150x150.jpg" text:style-name="Internet_20_link" text:visited-style-name="Visited_20_Internet_20_Link">
230615_air_defender_23_lechfeld_tesche_028-wjdme1-150x150.jpg</text:a>
', '<text:a xlink:type="simple" xlink:href="https://armyinform.com.ua/wp-content/uploads/2023/06/230613_air_defender_23_lechfeld_tesche_039-qdgef4-150x150.jpg" text:style-name="Internet_20_link" text:visited-style-name="Visited_20_Internet_20_Link">
230613_air_defender_23_lechfeld_tesche_039-qdgef4-150x150.jpg</text:a>
', '<text:a xlink:type="simple" xlink:href="https://armyinform.com.ua/wp-content/uploads/2023/06/230614_ad23_schrief_91i1835-oohbd3-150x150.jpg" text:style-name="Internet_20_link" text:visited-style-name="Visited_20_Internet_20_Link">
230614_ad23_schrief_91i1835-oohbd3-150x150.jpg</text:a>
']</text:p>
      <text:p text:style-name="P4">
Tags: ['БАГАТОНАЦІОНАЛЬНІ НАВЧАННЯ', 'НАТО', 'НІМЕЧЧИНА']</text:p>
      <text:p text:style-name="P4">
Category: News</text:p>
      <!--METADATA-->
      <text:p text:style-name="P4">
<draw:frame draw:style-name="fr1" draw:name="Image301" text:anchor-type="as-char" svg:width="6.9236in" svg:height="4.615733in" draw:z-index="0">
<draw:image xlink:href="../Images/AРМІЯINFORM/2023-06-23T40-00-00-04-00/230615_air_defender_23_lechfeld_tesche_114-jr8vy2.jpg" xlink:type="simple" xlink:show="embed" xlink:actuate="onLoad" draw:mime-type="image/jpeg"/>
</draw:frame>
</text:p>
      <text:p text:style-name="P4">
На території Німеччини завершились найбільші в історії НАТО авіаційні навчанняAir Defender 23, які розпочались 12 червня.</text:p>
      <text:p text:style-name="P4">
Про це <text:a xlink:type="simple" xlink:href="http://4" text:style-name="Internet_20_link" text:visited-style-name="Visited_20_Internet_20_Link">
повідомляє</text:a>
 пресслужба Повітряних сил Німеччини у Twitter.</text:p>
      <text:p text:style-name="P4">
«Air Defender 23» стали найбільшими навчаннями з розгортання військово-повітряних сил в історії НАТО та чітким сигналом для трансатлантичноїєдності», — йдеться у повідомленні.</text:p>
      <text:p text:style-name="Quotations">

<text:p text:style-name="P4">
Die <text:a xlink:type="simple" xlink:href="https://twitter.com/hashtag/C27" text:style-name="Internet_20_link" text:visited-style-name="Visited_20_Internet_20_Link">
#C27</text:a>
&gt;
 Spartan der rumänischen Luftwaffe fliegt von Wunstorf aus ihre Einsätze bei&gt;
 <text:a xlink:type="simple" xlink:href="https://twitter.com/hashtag/AirDefender23" text:style-name="Internet_20_link" text:visited-style-name="Visited_20_Internet_20_Link">
#AirDefender23</text:a>
.&gt;
&gt;
 The <text:a xlink:type="simple" xlink:href="https://twitter.com/hashtag/C27" text:style-name="Internet_20_link" text:visited-style-name="Visited_20_Internet_20_Link">
#C27</text:a>
&gt;
 Spartan of the Romanian Air Force flies its missions at&gt;
 <text:a xlink:type="simple" xlink:href="https://twitter.com/hashtag/AirDefender23" text:style-name="Internet_20_link" text:visited-style-name="Visited_20_Internet_20_Link">
#AirDefender23</text:a>
&gt;
 from Wunstorf.&gt;
 <text:a xlink:type="simple" xlink:href="https://twitter.com/MApNRomania" text:style-name="Internet_20_link" text:visited-style-name="Visited_20_Internet_20_Link">
@MApNRomania</text:a>
&gt;
 <text:a xlink:type="simple" xlink:href="https://t.co/auo8W5l8yH" text:style-name="Internet_20_link" text:visited-style-name="Visited_20_Internet_20_Link">
pic.twitter.com/auo8W5l8yH</text:a>
&gt;
&gt;
 — Team Luftwaffe (@Team_Luftwaffe) <text:a xlink:type="simple" xlink:href="https://twitter.com/Team_Luftwaffe/status/1671913767519547403" text:style-name="Internet_20_link" text:visited-style-name="Visited_20_Internet_20_Link">
June 22,&gt;
 2023</text:a>
</text:p>

</text:p>
      <text:p text:style-name="P4">
У масштабних навчаннях взяли участь майже 10 тисяч військовослужбовців і понад250 літаків і вертольотів з 25 країн НАТО. Вони відпрацювали повітряніоперації з повітряними силами Альянсу та партнерів. Основна увага приділяласяоптимізації та розширенню співпраці між країнами-учасницями. ****</text:p>
      <text:p text:style-name="P4">
<text:a xlink:type="simple" xlink:href="https://armyinform.com.ua/wp-content/uploads/2023/06/230615_air_defender_23_lechfeld_tesche_028-wjdme1.jpg" text:style-name="Internet_20_link" text:visited-style-name="Visited_20_Internet_20_Link">
<draw:frame draw:style-name="fr1" draw:name="Image302" text:anchor-type="as-char" svg:width="6.9236in" svg:height="6.9236in" draw:z-index="0">
<draw:image xlink:href="../Images/AРМІЯINFORM/2023-06-23T40-00-00-04-00/230615_air_defender_23_lechfeld_tesche_028-wjdme1-150x150.jpg" xlink:type="simple" xlink:show="embed" xlink:actuate="onLoad" draw:mime-type="image/jpeg"/>
</draw:frame>
</text:a>
</text:p>
      <text:p text:style-name="P4">
Практично всі маневри виконали над територією Німеччини, зокрема, у повітрянихпросторах Нижньої Саксонії, Баварії та Шлезвіг-Гольштейні.</text:p>
      <text:p text:style-name="P4">
<text:a xlink:type="simple" xlink:href="https://armyinform.com.ua/wp-content/uploads/2023/06/230613_air_defender_23_lechfeld_tesche_039-qdgef4.jpg" text:style-name="Internet_20_link" text:visited-style-name="Visited_20_Internet_20_Link">
<draw:frame draw:style-name="fr1" draw:name="Image303" text:anchor-type="as-char" svg:width="6.9236in" svg:height="6.9236in" draw:z-index="0">
<draw:image xlink:href="../Images/AРМІЯINFORM/2023-06-23T40-00-00-04-00/230613_air_defender_23_lechfeld_tesche_039-qdgef4-150x150.jpg" xlink:type="simple" xlink:show="embed" xlink:actuate="onLoad" draw:mime-type="image/jpeg"/>
</draw:frame>
</text:a>
</text:p>
      <text:p text:style-name="P4">
<text:a xlink:type="simple" xlink:href="https://armyinform.com.ua/wp-content/uploads/2023/06/230614_ad23_schrief_91i1835-oohbd3.jpg" text:style-name="Internet_20_link" text:visited-style-name="Visited_20_Internet_20_Link">
<draw:frame draw:style-name="fr1" draw:name="Image304" text:anchor-type="as-char" svg:width="6.9236in" svg:height="6.9236in" draw:z-index="0">
<draw:image xlink:href="../Images/AРМІЯINFORM/2023-06-23T40-00-00-04-00/230614_ad23_schrief_91i1835-oohbd3-150x150.jpg" xlink:type="simple" xlink:show="embed" xlink:actuate="onLoad" draw:mime-type="image/jpeg"/>
</draw:frame>
</text:a>
</text:p>
      <text:p text:style-name="P4">
Source: <text:a xlink:type="simple" xlink:href="https://armyinform.com.ua/2023/06/23/u-nimechchyni-zavershylys-najbilshi-v-istoriyi-nato-navchannya-aviacziyi-air-defender-2023/" text:style-name="Internet_20_link" text:visited-style-name="Visited_20_Internet_20_Link">
https://armyinform.com.ua/2023/06/23/u-nimechchyni-zavershylys-najbilshi-v-istoriyi-nato-navchannya-aviacziyi-air-defender-2023/</text:a>
</text:p>
      <!--NEWS-->
      <text:h text:style-name="P10" text:outline-level="1">
<text:span text:style-name="T4">
Окупантам не вдалося просунутися вперед на жодному з напрямків — Ганна Маляр</text:span>
</text:h>
      <text:p text:style-name="P4">
Author: ['Григорій Мазур']</text:p>
      <text:p text:style-name="P4">
Time: 2023-06-23T42:00:00-04:00</text:p>
      <text:p text:style-name="P4">
Description: Водночас з проведенням Збройними Силами України активних наступальних дій на пів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fb.jpg" text:style-name="Internet_20_link" text:visited-style-name="Visited_20_Internet_20_Link">
ganna-malyar-fb.jpg</text:a>
']</text:p>
      <text:p text:style-name="P4">
Tags: ['ВТОРГНЕННЯ РФ', 'ГАННА МАЛЯР', 'ЄДИНІ НОВИНИ']</text:p>
      <text:p text:style-name="P4">
Category: News</text:p>
      <!--METADATA-->
      <text:p text:style-name="P4">
<draw:frame draw:style-name="fr1" draw:name="Image305" text:anchor-type="as-char" svg:width="6.9236in" svg:height="4.61393in" draw:z-index="0">
<draw:image xlink:href="../Images/AРМІЯINFORM/2023-06-23T42-00-00-04-00/ganna-malyar-fb.jpg" xlink:type="simple" xlink:show="embed" xlink:actuate="onLoad" draw:mime-type="image/jpeg"/>
</draw:frame>
</text:p>
      <text:p text:style-name="P4">
Водночас з проведенням Збройними Силами України активних наступальних дій напівдні України спостерігається збільшення інтенсивності ворожих дій на сходідержави. Ворог підтягнув свої резерви на цьому напрямку і намагався прорватиоборону наших військ. Важкі бої останнім часом тривали на Куп’янському таЛиманському напрямках. Про це в ефірі телемарафону «Єдині новини» розповілазаступник Міністра оборони України Ганна Маляр. Однак вона зауважила, щостаном на сьогодні, завдяки мужнім діям українських військових наступальні діїокупантів зупинені.</text:p>
      <text:p text:style-name="P4">
— Ворог не полишає своєї мети вийти на кордони Донецької та Луганськоїобластей, — наголосила заступник Міністра оборони. — Проте окупантам невдалося просунутися вперед ні на Бахмутському, ні на Авдіївському, ні наКуп’янському та Лиманському напрямках.</text:p>
      <text:p text:style-name="P4">
Ганна Маляр також розповіла в студії, що тільки повернулася зі сходу країни.Вона переконалася, що перевага наших військ полягає саме у професійнійпідготовці. Наші Збройні Сили наступають і обороняються в умовах чисельноїпереваги військ противника. Тому саме вмотивованість і навченість нашихзахисників зводять нанівець будь-які потуги ворога.</text:p>
      <text:p text:style-name="P4">
Source: <text:a xlink:type="simple" xlink:href="https://armyinform.com.ua/2023/06/23/okupantam-ne-vdalosya-prosunutysya-vpered-na-zhodnomu-z-napryamkiv-ganna-malyar/" text:style-name="Internet_20_link" text:visited-style-name="Visited_20_Internet_20_Link">
https://armyinform.com.ua/2023/06/23/okupantam-ne-vdalosya-prosunutysya-vpered-na-zhodnomu-z-napryamkiv-ganna-malyar/</text:a>
</text:p>
      <!--NEWS-->
      <text:h text:style-name="P10" text:outline-level="1">
<text:span text:style-name="T4">
Внаслідок підриву Каховської ГЕС на правому березі Дніпра залишаються підтопленими 86 будинків</text:span>
</text:h>
      <text:p text:style-name="P4">
Author: ['АРМІЯINFORM']</text:p>
      <text:p text:style-name="P4">
Time: 2023-06-23T44:00:00-04:00</text:p>
      <text:p text:style-name="P4">
Description: Станом на ранок 23 червня спостерігається поступове зниження рівня води, що н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КАХОВСЬКА ГЕС', 'КАХОВСЬКА ГЕС/ШТАБ INFO']</text:p>
      <text:p text:style-name="P4">
Category: News</text:p>
      <!--METADATA-->
      <text:p text:style-name="P4">
<draw:frame draw:style-name="fr1" draw:name="Image306" text:anchor-type="as-char" svg:width="6.9236in" svg:height="4.622144in" draw:z-index="0">
<draw:image xlink:href="../Images/AРМІЯINFORM/2023-06-23T44-00-00-04-00/303ec098-933f-4741-85d8-f883a75615cd.jpg" xlink:type="simple" xlink:show="embed" xlink:actuate="onLoad" draw:mime-type="image/jpeg"/>
</draw:frame>
 Ілюстративнефото</text:p>
      <text:p text:style-name="P4">
Станом на ранок 23 червня спостерігається поступове зниження рівня води, щонині перебуває на позначці 8 см (з початку доби рівень знизився на 2 см).Підтоплено 3 населених пункти (86 будинків) на правому березі р. Дніпро.</text:p>
      <text:p text:style-name="P4">
Про це <text:a xlink:type="simple" xlink:href="https://t.me/shtab_kakhovska_hes/1186" text:style-name="Internet_20_link" text:visited-style-name="Visited_20_Internet_20_Link">
повідомляє</text:a>
 Штаб з ліквідаціїнаслідків підриву Каховської ГЕС.</text:p>
      <text:p text:style-name="P4">
З початку робіт по лінії 101 та 112 надійшло 2 094 звернень громадян. Минулоїдоби рятувальники ДСНС відкачали 21,2 тонни води з 68 підвалів та будинків, зпочатку робіт відкачано понад 217 тис. тонн води з 767 будинків та підвалів.Підвезено 26 тонн води для громадян, а з початку робіт понад 601 тонну.</text:p>
      <text:p text:style-name="P4">
Source: <text:a xlink:type="simple" xlink:href="https://armyinform.com.ua/2023/06/23/vnaslidok-pidryvu-kahovskoyi-ges-na-pravomu-berezi-dnipra-zalyshayutsya-pidtoplenymy-86-budynkiv/" text:style-name="Internet_20_link" text:visited-style-name="Visited_20_Internet_20_Link">
https://armyinform.com.ua/2023/06/23/vnaslidok-pidryvu-kahovskoyi-ges-na-pravomu-berezi-dnipra-zalyshayutsya-pidtoplenymy-86-budynkiv/</text:a>
</text:p>
      <!--NEWS-->
      <text:h text:style-name="P10" text:outline-level="1">
<text:span text:style-name="T4">
Злочини рф проти нацбезпеки України: зафіксовано понад 17 тисяч випадків</text:span>
</text:h>
      <text:p text:style-name="P4">
Author: ['АРМІЯINFORM']</text:p>
      <text:p text:style-name="P4">
Time: 2023-06-23T4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23062023ua.jpg" text:style-name="Internet_20_link" text:visited-style-name="Visited_20_Internet_20_Link">
warcrime-23062023ua.jpg</text:a>
']</text:p>
      <text:p text:style-name="P4">
Tags: ['ВОЄННІ ЗЛОЧИНИ РФ', 'НАЦБЕЗПЕКА', 'ОФІС ГЕНПРОКУРОРА']</text:p>
      <text:p text:style-name="P4">
Category: News</text:p>
      <!--METADATA-->
      <text:p text:style-name="P4">
<draw:frame draw:style-name="fr1" draw:name="Image307" text:anchor-type="as-char" svg:width="6.9236in" svg:height="4.448413in" draw:z-index="0">
<draw:image xlink:href="../Images/AРМІЯINFORM/2023-06-23T46-00-00-04-00/warcrime-23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3 червня</text:span>
 зареєстровано:</text:p>
      <ul>
        <li>
95 035 воєнних злочинів,  * 17 249 злочинів проти національної безпеки України.</li>
      </ul>
      <text:p text:style-name="P4">
Крім того, за офіційними даними ювенальних прокурорів, <text:span text:style-name="T4">
1518 дітейпостраждали</text:span>
 внаслідок агресії рф, з них:</text:p>
      <ul>
        <li>
490 — дітей загинули,  * 1028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Source: <text:a xlink:type="simple" xlink:href="https://armyinform.com.ua/2023/06/23/zlochyny-rf-proty-naczbezpeky-ukrayiny-zafiksovano-ponad-17-tysyach-vypadkiv/" text:style-name="Internet_20_link" text:visited-style-name="Visited_20_Internet_20_Link">
https://armyinform.com.ua/2023/06/23/zlochyny-rf-proty-naczbezpeky-ukrayiny-zafiksovano-ponad-17-tysyach-vypadkiv/</text:a>
</text:p>
      <!--NEWS-->
      <text:h text:style-name="P10" text:outline-level="1">
<text:span text:style-name="T4">
Україна повернула тіла 51 полеглого захисника</text:span>
</text:h>
      <text:p text:style-name="P4">
Author: ['АРМІЯINFORM']</text:p>
      <text:p text:style-name="P4">
Time: 2023-06-23T48:00:00-04:00</text:p>
      <text:p text:style-name="P4">
Description: Сьогодні в Україну вдалося повернути тіла 51 оборонця.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fe3a18-446f6a6-opera-2022-11-22-112327-armyinform.com_.ua_.png" text:style-name="Internet_20_link" text:visited-style-name="Visited_20_Internet_20_Link">
9fe3a18-446f6a6-opera-2022-11-22-112327-armyinform.com_.ua_.png</text:a>
']</text:p>
      <text:p text:style-name="P4">
Tags: ['ВІЙНА', 'МІНРЕІНТЕГРАЦІЇ', 'ПОВЕРНЕННЯ ТІЛ ЗАХИСНИКІВ']</text:p>
      <text:p text:style-name="P4">
Category: News</text:p>
      <!--METADATA-->
      <text:p text:style-name="P4">
<draw:frame draw:style-name="fr1" draw:name="Image308" text:anchor-type="as-char" svg:width="6.9236in" svg:height="3.883237in" draw:z-index="0">
<draw:image xlink:href="../Images/AРМІЯINFORM/2023-06-23T48-00-00-04-00/9fe3a18-446f6a6-opera-2022-11-22-112327-armyinform.com_.ua_.png" xlink:type="simple" xlink:show="embed" xlink:actuate="onLoad" draw:mime-type="image/png"/>
</draw:frame>
</text:p>
      <text:p text:style-name="P4">
Сьогодні в Україну вдалося повернути тіла 51 оборонця.</text:p>
      <text:p text:style-name="P4">
Про це <text:a xlink:type="simple" xlink:href="https://t.me/minre_ua/3619" text:style-name="Internet_20_link" text:visited-style-name="Visited_20_Internet_20_Link">
повідомляє</text:a>
 Мінреінтеграції.</text:p>
      <text:p text:style-name="P4">
«Відбулася репатріація тіл військовослужбовців, які віддали свої життя заУкраїну», — йдеться у повідомленні.</text:p>
      <text:p text:style-name="P4">
Репатріація тіл із тимчасово окупованих територій України відбулася засприяння Мінреінтеграції, Уповноваженого зі зниклих безвісти у співпраці зОб’єднаним центром при СБУ, іншими силовими структурами, відомствами таміжнародними організаціями.</text:p>
      <text:p text:style-name="P4">
Зазначимо, що повернення тіл загиблих українських військових відбуваєтьсявідповідно до норм Женевських конвенцій.</text:p>
      <text:p text:style-name="P4">
Source: <text:a xlink:type="simple" xlink:href="https://armyinform.com.ua/2023/06/23/ukrayina-povernula-tila-51-poleglogo-zahysnyka/" text:style-name="Internet_20_link" text:visited-style-name="Visited_20_Internet_20_Link">
https://armyinform.com.ua/2023/06/23/ukrayina-povernula-tila-51-poleglogo-zahysnyka/</text:a>
</text:p>
      <!--NEWS-->
      <text:h text:style-name="P10" text:outline-level="1">
<text:span text:style-name="T4">
У Львові презентували поштовий блок марок «Герої України — прикордонники»</text:span>
</text:h>
      <text:p text:style-name="P4">
Author: ['АРМІЯINFORM']</text:p>
      <text:p text:style-name="P4">
Time: 2023-06-23T49:00:00-04:00</text:p>
      <text:p text:style-name="P4">
Description: Як повідомляє Державна прикордонна служба України, у Львові презентували поштовий бл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Tags: ['STOPRUSSIA', 'АГРЕСІЯ РФ', 'ВІЙНА', 'ВТОРГНЕННЯ РФ', 'ГЕРОЇ АТО/ООС', 'ДЕРЖПРИКОРДОНСЛУЖБА']</text:p>
      <text:p text:style-name="P4">
Category: News</text:p>
      <!--METADATA-->
      <text:p text:style-name="P4">
<draw:frame draw:style-name="fr1" draw:name="Image309" text:anchor-type="as-char" svg:width="6.9236in" svg:height="4.84652in" draw:z-index="0">
<draw:image xlink:href="../Images/AРМІЯINFORM/2023-06-23T49-00-00-04-00/355642219_605707515001456_3798565429555437625_n.jpg" xlink:type="simple" xlink:show="embed" xlink:actuate="onLoad" draw:mime-type="image/jpeg"/>
</draw:frame>
</text:p>
      <text:p text:style-name="P4">
Як<text:a xlink:type="simple" xlink:href="https://www.facebook.com/DPSUkraine/posts/pfbid0agqEtp7PADiH4KesDHDcRQScSBJHwFiA2tmfnXd4z46Ko2uUU3uRgPL5SdL4W8SXl" text:style-name="Internet_20_link" text:visited-style-name="Visited_20_Internet_20_Link">
повідомляє</text:a>
Державна прикордонна служба України, у Львові презентували поштовий блок марок«Герої України — прикордонники». На ньому увіковічили 8 загиблих захисниківкордону. Погашення марки відбулося за участі представників громадськихорганізацій, прикордонників, місцевої влади та родин полеглих Героїв ІгоряДашка та Романа Гаха.</text:p>
      <text:p text:style-name="P4">
На її зображенні увіковічені вісім захисників кордону, учасники українсько-російської війни 2014-2023 років, які посмертно отримали найвищі державнінагороди України.</text:p>
      <text:p text:style-name="P4">
<text:a xlink:type="simple" xlink:href="https://armyinform.com.ua/wp-content/uploads/2023/06/354061401_605707421668132_291108941053519934_n.jpg" text:style-name="Internet_20_link" text:visited-style-name="Visited_20_Internet_20_Link">
<draw:frame draw:style-name="fr1" draw:name="Image310" text:anchor-type="as-char" svg:width="6.9236in" svg:height="6.9236in" draw:z-index="0">
<draw:image xlink:href="../Images/AРМІЯINFORM/2023-06-23T49-00-00-04-00/354061401_605707421668132_291108941053519934_n-150x150.jpg" xlink:type="simple" xlink:show="embed" xlink:actuate="onLoad" draw:mime-type="image/jpeg"/>
</draw:frame>
</text:a>
</text:p>
      <text:p text:style-name="P4">
<text:a xlink:type="simple" xlink:href="https://armyinform.com.ua/wp-content/uploads/2023/06/355322028_605707468334794_3170846608651545748_n.jpg" text:style-name="Internet_20_link" text:visited-style-name="Visited_20_Internet_20_Link">
<draw:frame draw:style-name="fr1" draw:name="Image311" text:anchor-type="as-char" svg:width="6.9236in" svg:height="6.9236in" draw:z-index="0">
<draw:image xlink:href="../Images/AРМІЯINFORM/2023-06-23T49-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312" text:anchor-type="as-char" svg:width="6.9236in" svg:height="6.9236in" draw:z-index="0">
<draw:image xlink:href="../Images/AРМІЯINFORM/2023-06-23T49-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313" text:anchor-type="as-char" svg:width="6.9236in" svg:height="6.9236in" draw:z-index="0">
<draw:image xlink:href="../Images/AРМІЯINFORM/2023-06-23T49-00-00-04-00/353646585_605707501668124_5761053907194043493_n-150x150.jpg" xlink:type="simple" xlink:show="embed" xlink:actuate="onLoad" draw:mime-type="image/jpeg"/>
</draw:frame>
</text:a>
</text:p>
      <text:p text:style-name="P4">
Ідея створення та реалізації даного проєкту належить представникам громадськихорганізацій з міста Рава-Руська «Громада в дії» та «Український кордон». Достворення марки долучилися представники Західного регіонального управлінняДержприкордонслужби, Львівської дирекції АТ «Укрпошта», громадські діячі,представники Львівської ОВА. Художнє оформлення портретів воїнів здійснивзаслужений художник України Володимир Стасенко.</text:p>
      <text:p text:style-name="P4">
«За 9 років війни найвищого звання — Герой України — удостоєні одинадцятьприкордонників. На жаль вісім Героїв України загинули. Сподіваюся, що нашаініціатива з виготовлення пам’ятних марок буде підтримана іншимиправоохоронними органами», — зазначив Олексій Гавель, перший заступникначальника Західного регіонального управління — начальник штабу.</text:p>
      <text:p text:style-name="P4">
«Це найменше, чим ми можемо вшанувати полеглих Героїв. Їхній подвигнеоціненний. Ми в боргу перед ними і їхніми родинами», — зауважив керівникгромадської організації «Громада в дії» Олександр Матвійчук.</text:p>
      <text:p text:style-name="P4">
На захід з погашення марки, що відбувся сьогодні у Львові за участіпредставників громадських організацій, прикордонників і представників місцевоївлади, були запрошені родини загиблих Героїв — Ігоря Дашка та Романа Гаха.</text:p>
      <text:p text:style-name="P4">
«Дякую вам за те, що пам’ятаєте про подвиг мого батька заради України. І дякуюсвоєму татові, що можу бути тут. Вірю, що Україна буде вільною і незалежною»,— сказала Марія, донька Ігоря Дашка.</text:p>
      <text:p text:style-name="P4">
Перший наклад марок буде переданий родинам загиблих Героїв.</text:p>
      <text:p text:style-name="P4">
Ціна марки становитиме близько однієї тисячі гривень. Різниця коштів міжсобівартістю виготовлення марок та коштів, отриманих з їх продажу, будеспрямована на закупівлю дронів та інших потреб прикордонників на фронті.</text:p>
      <text:p text:style-name="P4">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Шлезвіг-Гольштейн укладе солідарне партнерство з Херсонщиною</text:span>
</text:h>
      <text:p text:style-name="P4">
Author: ['АРМІЯINFORM']</text:p>
      <text:p text:style-name="P4">
Time: 2023-06-23T4:00:00-04:00</text:p>
      <text:p text:style-name="P4">
Description: Федеральна земля Шлезвіг-Гольштейн укладе солідарне партнерство з Херсонською област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942983b1ba0164643797_730x410.jpg" text:style-name="Internet_20_link" text:visited-style-name="Visited_20_Internet_20_Link">
64942983b1ba0164643797_730x410.jpg</text:a>
']</text:p>
      <text:p text:style-name="P4">
Tags: ['STOPRUSSIA', 'АГРЕСІЯ РФ', 'ВІЙНА', 'ВТОРГНЕННЯ РФ', 'МЗС', 'ХЕРСОНЩИНА', 'ШЛЕЗВІГ-ГОЛЬШТЕЙН']</text:p>
      <text:p text:style-name="P4">
Category: News</text:p>
      <!--METADATA-->
      <text:p text:style-name="P4">
<draw:frame draw:style-name="fr1" draw:name="Image314" text:anchor-type="as-char" svg:width="6.9236in" svg:height="3.900295in" draw:z-index="0">
<draw:image xlink:href="../Images/AРМІЯINFORM/2023-06-23T4-00-00-04-00/64942983b1ba0164643797_730x410.jpg" xlink:type="simple" xlink:show="embed" xlink:actuate="onLoad" draw:mime-type="image/jpeg"/>
</draw:frame>
</text:p>
      <text:p text:style-name="P4">
Федеральна земля Шлезвіг-Гольштейн укладе солідарне партнерство з Херсонськоюобластю. Про це у місті Кіль оголосили прем’єр-міністр землі Даніель Гюнтер тапрезидентка земельного парламенту Крістіна Гербст у присутності Посла Україниу ФРН Олексія Макеєва та Генерального консула України в Гамбурзі ІриниТибінки.</text:p>
      <text:p text:style-name="P4">
«Шлезвіг-Гольштейн продовжує твердо стояти на боці України з моменту початкуросійської загарбницької війни. Відтоді ми прийняли майже 34 000 українців,зокрема понад 7 000 дітей та юнаків, які зараз тут відвідують школу. 160педагогів з України підтримують українців у школах», — заявив Данель Гюнтер.Солідарне партнерство з Херсонською областю на півдні України має перейти укласичне партнерство в середньостроковій та довгостроковій перспективі.</text:p>
      <text:p text:style-name="P4">
Уряд та парламент землі Шлезвіг-Гольштейн спільно працюють над солідарнимпартнерством. Президентка земельного парламенту Крістіна Гербст зазначила:«Наше солідарне партнерство з Україною надсилає правильний сигнал у потрібнийчас. Росія принесла невимовні страждання українському народу, з яким миподіляємо європейські цінності та принципи цивілізованого світу. Стоячи набоці України, ми надсилаємо цим чіткий сигнал для жителів Херсонської області,що право сильнішого не є прийнятним політичним інструментом».</text:p>
      <text:p text:style-name="P4">
Рішення щодо укладання солідарного партнерства між регіонами бере початок відінтенсивних перемовин протягом останніх кількох місяців інтенсивно ПосломУкраїни Олексієм Макеєвим та керівництвом землі.</text:p>
      <text:p text:style-name="P4">
Під час спільного підходу до ЗМІ у Кілі Олексій Макеєв зазначив: «Солідарнепартнерство між федеральною землею Шлезвіг-Гольштейн і Херсонською областювідкриває нову сторінку у двосторонніх відносинах між німецькою північчю таукраїнським півднем. Це партнерство пропонує чудову основу для економічного,соціального та культурного обміну між двома регіонами та надсилає чіткийсигнал: Європа залишається об’єднаною, як ніколи раніше. Ми стаємо ближчимиодин до одного! Я хотів би подякувати прем’єр-міністру Даніелю Гюнтеру тапрезидентці парламенту Крістіні Гербст за це важливе рішення для мешканцівШлезвіг-Гольштейну та Херсонщини. Водночас я сподіваюся, що це новепартнерство солідарності незабаром наповниться змістовними ідеями таконкретними проектами».</text:p>
      <text:p text:style-name="P4">
Генеральний консул України у Гамбурзі Ірина Тибінка також привітала церішення: «Встановлення солідарного партнерства з Херсонською областю стане щеодним яскравим знаком солідарності з Україною. Херсонщина та Шлезвіг-Гольштейнмають багато спільного: не просто вихід до двох морів, а й любов до свободи,відкритість і близькість. Особливо зараз, коли люди Херсонщини страждають віднаслідків підриву росіянами Каховської дамби, це партнерство є ознакоюзгуртованості та бажання працювати над спільним європейським майбутнім. Явпевнена, що це партнерство принесе користь і плідний розвиток для обохсторін».</text:p>
      <text:p text:style-name="P4">
Нове солідарне партнерство базується на інтенсивній співпраці також зГенеральним консульством України в Гамбурзі, зазначили прем’єр-міністр Гюнтері президентка Гербст під час спілкування із ЗМІ. Протягом останніх кількохмісяців ми тісно співпрацювали в дусі довіри. «Це партнерство з часом будепоглиблюватися. Ми з нетерпінням чекаємо спільного продовження цього шляху», —наголосили Даніель Гюнтер та Крістіна Гербст.</text:p>
      <text:p text:style-name="P4">
Даніель Гюнтер: «Ми не залишимо людей в Україні наодинці і разом мисподіваємося, що скоро в Україні буде мир. Тоді можна буде відбудовуватирегіон. Херсонщина вирізняється потужним сільським господарством, широкимспектром промисловості та морської економіки, а також відновлюваними джереламиенергії. У цих галузях Шлезвіг-Гольштейн підтримає та допоможе своїм досвідомта знаннями».</text:p>
      <text:p text:style-name="P4">
<text:span text:style-name="T4">
Джерело:</text:span>
 <text:a xlink:type="simple" xlink:href="https://germany.mfa.gov.ua/news/shlezvig-golshtejn-uklade-solidarne-partnerstvo-z-hersonshchinoyu" text:style-name="Internet_20_link" text:visited-style-name="Visited_20_Internet_20_Link">
<text:span text:style-name="T5">
МЗС</text:span>
</text:a>
</text:p>
      <text:p text:style-name="P4">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США не бачать підвищення рівня радіації навколо ЗАЕС – Білий дім</text:span>
</text:h>
      <text:p text:style-name="P4">
Authors: Ukrinform (Person)</text:p>
      <text:p text:style-name="P4">
Publisher: Укринформ (Organization)</text:p>
      <text:p text:style-name="P4">
Published Time: 2023-06-23T4:15:00+03:00</text:p>
      <text:p text:style-name="P4">
Modified Time: 2023-06-23T22:15:00+03:00</text:p>
      <text:p text:style-name="P4">
Description: Сполучені Штати уважно стежать за повідомленнями ЗМІ, заявами політиків, а також за розвитком ситуації навколо Запорізької АЕС та наразі не можуть підтвердити ознак підвищення рівня радіації в районі електростанції.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Радіація', 'США', 'Запорізька АЕС', 'Війна з Росією']</text:p>
      <text:p text:style-name="P4">
Type: Article</text:p>
      <!--METADATA-->
      <text:p text:style-name="P4">
<draw:frame draw:style-name="fr1" draw:name="Image315" text:anchor-type="as-char" svg:width="6.9236in" svg:height="3.956343in" draw:z-index="0">
<draw:image xlink:href="../Images/yкринформ/2023-06-23T4-15-00-03-00/630_360_1472621188-8020.jpg" xlink:type="simple" xlink:show="embed" xlink:actuate="onLoad" draw:mime-type="image/jpeg"/>
</draw:frame>
 СполученіШтати уважно стежать за повідомленнями ЗМІ, заявами політиків, а також зарозвитком ситуації навколо Запорізької АЕС та наразі не можуть підтвердитиознак підвищення рівня радіації в районі електростанції.</text:p>
      <text:p text:style-name="P4">
Про це сказав у п’ятницю під час брифінгу в Білому домі представник Радинацбезпеки США Джон Кірбі, передає власний кореспондент Укрінформу.</text:p>
      <text:p text:style-name="P4">
«Ми можемо контролювати деякі датчики <text:a xlink:type="simple" xlink:href="https://www.ukrinform.ua/tag-radiacia" text:style-name="Internet_20_link" text:visited-style-name="Visited_20_Internet_20_Link">
 радіації</text:a>
 , які знаходяться навколоелектростанції, і наразі ми не виявили жодного підвищеного рівнярадіоактивності», - зауважив представник Білого дому.</text:p>
      <text:p text:style-name="P4">
Він підкреслив, що Сполучені Штати продовжують уважно стежити за розвиткомситуації.</text:p>
      <text:p text:style-name="P4">
<text:span text:style-name="T4">
Читайте також:</text:span>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ЗАЕС </text:a>
</text:p>
      <text:p text:style-name="P4">
Як повідомляв <text:a xlink:type="simple" xlink:href="https://www.ukrinform.ua/rubric-ato/3726540-usi-hto-zaplusiv-oci-na-okupaciu-zaes-rosieu-fakticno-spriaut-teroru-zelenskij.html" text:style-name="Internet_20_link" text:visited-style-name="Visited_20_Internet_20_Link">
 Укрінформ </text:a>
 , у четвер Президент України Володимир Зеленський заявив пронеобхідність повної деокупації Запорізької АЕС. Він підкреслив, що будь-хто,хто заплющив очі на її окупацію Росією, фактично сприяє терору.</text:p>
      <text:p text:style-name="P4">
Тим часом, НАЕК «Енергоатом» повідомляє про <text:a xlink:type="simple" xlink:href="https://www.ukrinform.ua/rubric-economy/3726662-fiksuetsa-neznacne-znizenna-rivna-vodi-u-stavkuoholodzuvaci-zaes-energoatom.html" text:style-name="Internet_20_link" text:visited-style-name="Visited_20_Internet_20_Link">
 незначне зниження рівня води уставку-охолоджувачі станції </text:a>
 .</text:p>
      <text:p text:style-name="P4">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149 населених пунктів обстріляла росармія за добу</text:span>
</text:h>
      <text:p text:style-name="P4">
Author: ['АРМІЯINFORM']</text:p>
      <text:p text:style-name="P4">
Time: 2023-06-23T50:00:00-04:00</text:p>
      <text:p text:style-name="P4">
Description: Протягом минулої доби російські окупаційні війська обстріляли територію 9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45396cf-7747-46ac-a583-74d938fa7959.jpg" text:style-name="Internet_20_link" text:visited-style-name="Visited_20_Internet_20_Link">
545396cf-7747-46ac-a583-74d938fa7959.jpg</text:a>
']</text:p>
      <text:p text:style-name="P4">
Tags: ['АГРЕСІЯ РФ', 'ВТОРГНЕННЯ РФ', 'ОБСТРІЛИ ІНФРАСТРУКТУРИ', 'ХРОНІКА ОБОРОНИ']</text:p>
      <text:p text:style-name="P4">
Category: News</text:p>
      <!--METADATA-->
      <text:p text:style-name="P4">
<draw:frame draw:style-name="fr1" draw:name="Image316" text:anchor-type="as-char" svg:width="6.9236in" svg:height="4.785835in" draw:z-index="0">
<draw:image xlink:href="../Images/AРМІЯINFORM/2023-06-23T50-00-00-04-00/545396cf-7747-46ac-a583-74d938fa7959.jpg" xlink:type="simple" xlink:show="embed" xlink:actuate="onLoad" draw:mime-type="image/jpeg"/>
</draw:frame>
</text:p>
      <text:p text:style-name="P4">
Протягом минулої доби російські окупаційні війська обстріляли територію 9областей України.</text:p>
      <text:p text:style-name="P4">
Про це <text:a xlink:type="simple" xlink:href="https://t.me/militarymediacenter/2333" text:style-name="Internet_20_link" text:visited-style-name="Visited_20_Internet_20_Link">
повідомляє</text:a>
 Military MediaCenter.</text:p>
      <text:p text:style-name="P4">
Із різних видів озброєння — гранатомети, міномети, танки, артилерія, РСЗВ,ЗРК, БПЛА, стратегічна та тактична авіація — були атаковані 149 населенихпунктів та 80 об’єктів інфраструктури.</text:p>
      <text:p text:style-name="P4">
За попередньою інформацією, є жертви серед цивільних, кількість постраждалихуточнюється.</text:p>
      <text:p text:style-name="P4">
Source: <text:a xlink:type="simple" xlink:href="https://armyinform.com.ua/2023/06/23/149-naselenyh-punktiv-obstrilyala-rosarmiya-za-dobu/" text:style-name="Internet_20_link" text:visited-style-name="Visited_20_Internet_20_Link">
https://armyinform.com.ua/2023/06/23/149-naselenyh-punktiv-obstrilyala-rosarmiya-za-dobu/</text:a>
</text:p>
      <!--NEWS-->
      <text:h text:style-name="P10" text:outline-level="1">
<text:span text:style-name="T4">
Світовий банк і донори виділили додаткові кошти на відновлення України</text:span>
</text:h>
      <text:p text:style-name="P4">
Author: ['АРМІЯINFORM']</text:p>
      <text:p text:style-name="P4">
Time: 2023-06-23T51:00:00-04:00</text:p>
      <text:p text:style-name="P4">
Description: Чергову Угоду між Урядом України та Світовим банком було підписано в межах конфере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svitovyj-bank.webp" text:style-name="Internet_20_link" text:visited-style-name="Visited_20_Internet_20_Link">
svitovyj-bank.webp</text:a>
']</text:p>
      <text:p text:style-name="P4">
Tags: ['STOPRUSSIA', 'АГРЕСІЯ РФ', 'ВІЙНА', 'ВТОРГНЕННЯ РФ', 'МІНРЕІНТЕГРАЦІЇ']</text:p>
      <text:p text:style-name="P4">
Category: News</text:p>
      <!--METADATA-->
      <text:p text:style-name="P4">
<draw:frame draw:style-name="fr1" draw:name="Image317" text:anchor-type="as-char" svg:width="6.9236in" svg:height="3.894525in" draw:z-index="0">
<draw:image xlink:href="../ConvertedIMGs/AРМІЯINFORM/2023-06-23T51-00-00-04-00/svitovyj-bank.png" xlink:type="simple" xlink:show="embed" xlink:actuate="onLoad" draw:mime-type="image/png"/>
</draw:frame>
</text:p>
      <text:p text:style-name="P4">
Чергову Угоду між Урядом України та Світовим банком було підписано в межахконференції з відновлення України в Лондоні (Ukraine Recovery Conference).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ЄБРР) про підтримку українськоїенергетики на 600 млн євро. Кошти отримають ПрАТ «Укргідроенерго», НЕК«Укренерго» й НАК «Нафтогаз».</text:p>
      <text:p text:style-name="P4">
Зокрема, ЄБРР надасть допомогу у відновленні та модернізаціїгідроелектростанцій, посиленні їх надійності й ефективності. Після звільненнятериторії Каховського водосховища планується розробка дорожньої карти щодореконструкції ГЕС.</text:p>
      <text:p text:style-name="P4">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Держспецзв’язку провела кібернавчання для представників місцевих органів влади</text:span>
</text:h>
      <text:p text:style-name="P4">
Author: ['АРМІЯINFORM']</text:p>
      <text:p text:style-name="P4">
Time: 2023-06-23T52:00:00-04:00</text:p>
      <text:p text:style-name="P4">
Description: Днями у Львові Держспецзв’язку за підтримки проєкту EU4DigitalUA, що фінансується Є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135327_576395231338284_4254304211500390504_n.jpg" text:style-name="Internet_20_link" text:visited-style-name="Visited_20_Internet_20_Link">
355135327_576395231338284_4254304211500390504_n.jpg</text:a>
']</text:p>
      <text:p text:style-name="P4">
Tags: ['CIREX', 'ДЕРЖСПЕЦЗВ’ЯЗКУ', 'КІБЕРНАВЧАННЯ']</text:p>
      <text:p text:style-name="P4">
Category: News</text:p>
      <!--METADATA-->
      <text:p text:style-name="P4">
<draw:frame draw:style-name="fr1" draw:name="Image318" text:anchor-type="as-char" svg:width="6.9236in" svg:height="3.923373in" draw:z-index="0">
<draw:image xlink:href="../Images/AРМІЯINFORM/2023-06-23T52-00-00-04-00/355135327_576395231338284_4254304211500390504_n.jpg" xlink:type="simple" xlink:show="embed" xlink:actuate="onLoad" draw:mime-type="image/jpeg"/>
</draw:frame>
</text:p>
      <text:p text:style-name="P4">
Днями у Львові Держспецзв’язку за підтримки проєкту EU4DigitalUA, щофінансується ЄС, провела навчання з кібербезпеки «CIREX. CYBER. Ransomware».</text:p>
      <text:p text:style-name="P4">
Про це<text:a xlink:type="simple" xlink:href="https://www.facebook.com/dsszzi/posts/pfbid0qp1T1snHfQKA4Sz6omVuL5dZxvxsKNN2qqXxrJx1cumpbp1v9UMqUFic5VvvGbQNl" text:style-name="Internet_20_link" text:visited-style-name="Visited_20_Internet_20_Link">
повідомляє</text:a>
Державна служба спеціального зв'язку та захисту інформації України.</text:p>
      <text:p text:style-name="P4">
У заході, який проходив у форматі ТТХ (tabletop exercises, або командно-штабних навчань), взяли участь представники органів місцевого самоврядування,обласних військових та державних адміністрацій, регіональних підрозділівДержспецзв’язку. Загалом близько 40 учасників із Волинської, Івано-Франківської, Закарпатської, Львівської, Рівненської, Тернопільської,Хмельницької, Чернівецької та інших областей.</text:p>
      <text:p text:style-name="P4">
Учасники зосередилися на обговоренні проблемних питань щодо кіберзахисту іпротистояння кіберзагрозам, а також відпрацьовували механізми реагування накібератаки, що здійснюються з використанням програм-вимагачів (Ransomware).</text:p>
      <text:p text:style-name="P4">
«Ворог постійно шукає слабкі місця у системі нашого кіберзахисту. І місцевіоргани влади — серед основних цілей російських хакерів. Тож сьогодні як ніколиважливо вміти ефективно і оперативно реагувати на кіберзагрози на всіх рівнях:не тільки на загальнодержавному, а й на регіональному, місцевому. Такінавчання — один із важливих кроків для посилення нашої кіберстійкості», —зазначив заступник голови Держспецзв’язку Олександр Потій.</text:p>
      <text:p text:style-name="P4">
Проведення таких навчань — це можливість заздалегідь перевірити, наскількипредставники різних інституцій, відповідальні за забезпечення кіберзахисту,готові до координації, співпраці, обміну інформацією під час реагування накібератаку. А також — можливість навчитися швидко оцінювати обстановку таухвалювати необхідні рішення задля усунення загрози.</text:p>
      <text:p text:style-name="P4">
За словами директора Департаменту кіберзахисту Держспецзв’язку ДанилаМялковського, «CIREX.CYBER.Ransomware» проведено з метою підвищення готовностів умовах симуляції кіберінциденту або кібератаки та оцінки спроможностей силкіберзахисту в реагуванні на них.</text:p>
      <text:p text:style-name="P4">
Також одним із ключових моментів заходу стала презентація «Рекомендацій щодопідвищення рівня кібербезпеки в органах місцевого самоврядування, місцевихгромадах», розроблених проєктом EU4DigitalUA та Держспецзв'язку. ЦіРекомендації надають цінні вказівки для розроблення стратегій, планів танормативних документів з кібербезпеки для міст, громад та органів місцевогосамоврядування в Україні.</text:p>
      <text:p text:style-name="P4">
Це вже другі змагання CIREX, які проводить Держспецзв’язку. Перші<text:a xlink:type="simple" xlink:href="https://armyinform.com.ua/2023/04/04/derzhspeczzvyazku-vzyala-uchast-u-pyatydennomu-vorkshopi-z-kiberzahystu-dlya-praczivnykiv-pidpryyemstv-krytychnoyi-infrastruktury/" text:style-name="Internet_20_link" text:visited-style-name="Visited_20_Internet_20_Link">
відбулися</text:a>
 у квітні та були присвячені стійкості критичноїінфраструктури. Вони були розроблені на базі методичних рекомендацій АгентстваСША з питань кібербезпеки та захисту інфраструктури CISA. Участь у них взялипредставники енергетичного сектору.</text:p>
      <text:p text:style-name="P4">
Source: <text:a xlink:type="simple" xlink:href="https://armyinform.com.ua/2023/06/23/derzhspeczzvyazku-provela-kibernavchannya-dlya-predstavnykiv-misczevyh-organiv-vlady/" text:style-name="Internet_20_link" text:visited-style-name="Visited_20_Internet_20_Link">
https://armyinform.com.ua/2023/06/23/derzhspeczzvyazku-provela-kibernavchannya-dlya-predstavnykiv-misczevyh-organiv-vlady/</text:a>
</text:p>
      <!--NEWS-->
      <text:h text:style-name="P10" text:outline-level="1">
<text:span text:style-name="T4">
Центри підтримки цивільного населення мають стати реальними координаційними майданчиками — Ірина Верещук</text:span>
</text:h>
      <text:p text:style-name="P4">
Author: ['АРМІЯINFORM']</text:p>
      <text:p text:style-name="P4">
Time: 2023-06-23T53:00:00-04:00</text:p>
      <text:p text:style-name="P4">
Description: Віцепрем’єр-міністерка Ірина Верещук взяла участь у засіданні Координаційного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iznes-dopomoha-armiia.jpg" text:style-name="Internet_20_link" text:visited-style-name="Visited_20_Internet_20_Link">
biznes-dopomoha-armiia.jpg</text:a>
']</text:p>
      <text:p text:style-name="P4">
Tags: ['STOPRUSSIA', 'АГРЕСІЯ РФ', 'ВІЙНА', 'ВТОРГНЕННЯ РФ', 'МІНРЕІНТЕГРАЦІЇ']</text:p>
      <text:p text:style-name="P4">
Category: News</text:p>
      <!--METADATA-->
      <text:p text:style-name="P4">
<draw:frame draw:style-name="fr1" draw:name="Image319" text:anchor-type="as-char" svg:width="6.9236in" svg:height="4.84652in" draw:z-index="0">
<draw:image xlink:href="../Images/AРМІЯINFORM/2023-06-23T53-00-00-04-00/biznes-dopomoha-armiia.jpg" xlink:type="simple" xlink:show="embed" xlink:actuate="onLoad" draw:mime-type="image/jpeg"/>
</draw:frame>
 Ілюстративне фото</text:p>
      <text:p text:style-name="P4">
Віцепрем’єр-міністерка Ірина Верещук взяла участь у засіданні Координаційногоцентру підтримки цивільного населення при Київській обласній військовійадміністрації.</text:p>
      <text:p text:style-name="P4">
Робота центрів спрямована на вирішення питань соціального захисту, зокремазабезпечення житлом і сприяння зайнятості, надання психосоціальної,гуманітарної, медичної, правової допомоги тощо.</text:p>
      <text:p text:style-name="P4">
Такі центри є інструментом взаємодії між територіальними громадами,центральною владою та міжнародними й громадськими організаціями. Воникоординують надання різнобічної допомоги внутрішнім переселенцям, ветеранам таіншим категоріям громадян, які постраждали від російської агресії.</text:p>
      <text:p text:style-name="P4">
До прикладу, на Львівщині у такому центрі тільки задля надання психологічноїдопомоги та реабілітації вдалося скоординувати 44 міжнародні організації.</text:p>
      <text:p text:style-name="P4">
«Маємо напрацювати механізм координації й оперативно реагувати на виклики.Тоді зможемо допомогти всім, хто постраждав від війни», — наголосила ІринаВерещук.</text:p>
      <text:p text:style-name="P4">
На сьогодні по всій Україні вже утворено 24 обласні координаційні центри.</text:p>
      <text:p text:style-name="P4">
Нагадаємо, Координаційні центри підтримки цивільного населення створено вмежах ініціативи Першої леді Олени Зеленської з впровадження Всеукраїнськоїпрограми ментального здоров’я.</text:p>
      <text:p text:style-name="P4">
<text:span text:style-name="T4">
Джерело:</text:span>
 <text:a xlink:type="simple" xlink:href="https://minre.gov.ua/2023/06/22/czentry-pidtrymky-czyvilnogo-naselennya-mayut-staty-realnymy-koordynaczijnymy-majdanchykamy-iryna-vereshhuk/" text:style-name="Internet_20_link" text:visited-style-name="Visited_20_Internet_20_Link">
<text:span text:style-name="T5">
Мінреінтеграції</text:span>
</text:a>
</text:p>
      <text:p text:style-name="P4">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Володимир Зеленський узяв участь у режимі відеоконференції в заходах з нагоди випуску офіцерів ВВНЗ</text:span>
</text:h>
      <text:p text:style-name="P4">
Author: ['АРМІЯINFORM']</text:p>
      <text:p text:style-name="P4">
Time: 2023-06-23T54:00:00-04:00</text:p>
      <text:p text:style-name="P4">
Description: Президент України Володимир Зеленський узяв участь у режимі відеоконференції в заходах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00dcd8030be6899eb7a97c3d809ac64_1687510108_extra_large.jpeg" text:style-name="Internet_20_link" text:visited-style-name="Visited_20_Internet_20_Link">
e00dcd8030be6899eb7a97c3d809ac64_1687510108_extra_large.jpeg</text:a>
', '<text:a xlink:type="simple" xlink:href="https://armyinform.com.ua/wp-content/uploads/2023/06/649759bd44740f28c3378f487b96cde0_1687510105_extra_large.jpeg" text:style-name="Internet_20_link" text:visited-style-name="Visited_20_Internet_20_Link">
649759bd44740f28c3378f487b96cde0_1687510105_extra_large.jpeg</text:a>
']</text:p>
      <text:p text:style-name="P4">
Tags: ['STOPRUSSIA', 'ВОЛОДИМИР ЗЕЛЕНСЬКИЙ']</text:p>
      <text:p text:style-name="P4">
Category: News</text:p>
      <!--METADATA-->
      <text:p text:style-name="P4">
<draw:frame draw:style-name="fr1" draw:name="Image320" text:anchor-type="as-char" svg:width="6.9236in" svg:height="4.604691in" draw:z-index="0">
<draw:image xlink:href="../Images/AРМІЯINFORM/2023-06-23T54-00-00-04-00/e00dcd8030be6899eb7a97c3d809ac64_1687510108_extra_large.jpeg" xlink:type="simple" xlink:show="embed" xlink:actuate="onLoad" draw:mime-type="image/jpeg"/>
</draw:frame>
</text:p>
      <text:p text:style-name="P4">
Президент України Володимир Зеленський узяв участь у режимі відеоконференції взаходах з нагоди чергового випуску офіцерів вищих військових навчальнихзакладів.</text:p>
      <text:p text:style-name="P4">
Цьогоріч навчання закінчили понад тисячу осіб.</text:p>
      <text:p text:style-name="P4">
Глава держави окремо привітав випускників кожного вишу: Харківськогонаціонального університету Повітряних Сил імені Івана Кожедуба, Військовогоінституту танкових військ Національного технічного університету «Харківськийполітехнічний інститут», Військового інституту Київського національногоуніверситету імені Тараса Шевченка, Військового інституту телекомунікацій таінформатизації імені Героїв Крут, Української військово-медичної академії такафедри військової підготовки Національного університету біоресурсів іприродокористування України.</text:p>
      <text:p text:style-name="P4">
Звертаючись до випускників, Президент наголосив, що вони зробили важливийвибір власної долі – це захист України та служіння державі.</text:p>
      <text:p text:style-name="P4">
«Свідомий вибір мільйонів, який робить усіх єдиним монолітним військом,незалежно від статі, віку й статусу. Генерали, офіцери, сержанти, солдати,курсанти. Чимало з вас іще до навчання за спеціальностями брали участь убойових діях на Сході та мають відповідний бойовий досвід. З перших годинповномасштабної війни ви разом із викладацьким складом взяли до рук зброю,посилили підрозділи ЗСУ, мужньо стали на захист України», – зазначив ВолодимирЗеленський.</text:p>
      <text:p text:style-name="P4">
Глава держави наголосив, що останні роки навчання стали для сьогоднішніхвипускників найскладнішими та найбільш доленосними. Та попри всі виклики,пов'язані з повномасштабним вторгненням росії, сьогодні до офіцерськогокорпусу Збройних Сил України прямує гідне поповнення офіцерів.</text:p>
      <text:p text:style-name="P4">
<draw:frame draw:style-name="fr1" draw:name="Image321" text:anchor-type="as-char" svg:width="6.9236in" svg:height="4.604691in" draw:z-index="0">
<draw:image xlink:href="../Images/AРМІЯINFORM/2023-06-23T54-00-00-04-00/649759bd44740f28c3378f487b96cde0_1687510105_extra_large.jpeg" xlink:type="simple" xlink:show="embed" xlink:actuate="onLoad" draw:mime-type="image/jpeg"/>
</draw:frame>
</text:p>
      <text:p text:style-name="P4">
Президент також заслухав доповіді начальників зазначених вищих військовихнавчальних закладів.</text:p>
      <text:p text:style-name="P4">
Володимир Зеленський подякував викладачам і працівникам вишів за підготовкуофіцерів, досвід і знання, які здобули й здобувають їхні вихованці.</text:p>
      <text:p text:style-name="P4">
«Ще вчора вони були курсантами, незабаром стануть офіцерами, уже завтрачастина з них вирушить до лав сил оборони нашої країни, інші продовжатьнавчання, щоб згодом, здобувши освіту магістра, також поповнити лавиукраїнського війська», – сказав Глава держави.</text:p>
      <text:p text:style-name="P4">
Президент наголосив, що всіх випускників і викладачів військових вишівоб’єднує не лише спільний вибір і висока відповідальність, а й відвага,рішучість, патріотизм, вірність Україні, готовність захищати й прагненнявизволяти її.</text:p>
      <text:p text:style-name="P4">
«А отже – і в цьому немає жодного сумніву – є річ, яка об’єднає всіх умайбутньому. Це перемога. І нехай на шляху до неї вас об’єднує Україна, їїсучасність, її пам’ять», – наголосив Президент.</text:p>
      <text:p text:style-name="P4">
Присутні вшанували хвилиною мовчання пам’ять усіх, хто віддав своє життя убоях за Україну.</text:p>
      <text:p text:style-name="P4">
Випускник Харківського національного університету Повітряних Сил імені ІванаКожедуба, учасник антитерористичної операції та оборони Харкова лейтенантСтаніслав Сівак від імені випускників вищих військових навчальних закладівподякував Главі держави за привітання.</text:p>
      <text:p text:style-name="P4">
«Ми всі чітко розуміємо, які доленосні та відповідальні завдання посталисьогодні перед Збройними Силами України, яка велика та історична місіявідведена кожному воїну, кожному з нас у цій війні. Запевняємо весьукраїнський народ та вас як Верховного Головнокомандувача, що будемо гіднібойової слави українських воїнів та міцно стоятимемо на захисті рідної землі.Ми помстимося російським окупантам за кров і сльози наших співвітчизників! Мизвільнимо українську землю від ворога! Ми переможемо!» – сказав СтаніславСівак.</text:p>
      <text:p text:style-name="P4">
Дерело: <text:a xlink:type="simple" xlink:href="https://www.president.gov.ua/news/volodimir-zelenskij-uzyav-uchast-u-rezhimi-videokonferenciyi-83765" text:style-name="Internet_20_link" text:visited-style-name="Visited_20_Internet_20_Link">
Офіційне інтернет-представництво ПрезидентаУкраїни</text:a>
</text:p>
      <text:p text:style-name="P4">
Source: <text:a xlink:type="simple" xlink:href="https://armyinform.com.ua/2023/06/23/volodymyr-zelenskyj-uzyav-uchast-u-rezhymi-videokonferencziyi-v-zahodah-z-nagody-vypusku-oficzeriv-vyshhyh-vijskovyh-navchalnyh-zakladiv/" text:style-name="Internet_20_link" text:visited-style-name="Visited_20_Internet_20_Link">
https://armyinform.com.ua/2023/06/23/volodymyr-zelenskyj-uzyav-uchast-u-rezhymi-videokonferencziyi-v-zahodah-z-nagody-vypusku-oficzeriv-vyshhyh-vijskovyh-navchalnyh-zakladiv/</text:a>
</text:p>
      <!--NEWS-->
      <text:h text:style-name="P10" text:outline-level="1">
<text:span text:style-name="T4">
Перше правило безпеки у будь-якій надзвичайній ситуації — зберігайте спокій!</text:span>
</text:h>
      <text:p text:style-name="P4">
Author: ['АРМІЯINFORM']</text:p>
      <text:p text:style-name="P4">
Time: 2023-06-23T55:00:00-04:00</text:p>
      <text:p text:style-name="P4">
Description: Те саме стосується і ситуацій, які ще не трапилися. Паніка та страх — це саме те, ч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Tags: ['STOPRUSSIA', 'АГРЕСІЯ РФ', 'ВІЙНА', 'ВТОРГНЕННЯ РФ', 'МОЗ УКРАЇНИ']</text:p>
      <text:p text:style-name="P4">
Category: News</text:p>
      <!--METADATA-->
      <text:p text:style-name="P4">
Те саме стосується і ситуацій, які ще не трапилися. Паніка та страх — це самете, чого прагне ворог.</text:p>
      <text:p text:style-name="P4">
Сьогодні у своєму виступі Президент Зеленський не сказав нічого нового.</text:p>
      <text:p text:style-name="P4">
росія — це країна-терорист, від якої, як і від мавпи з гранатою, можнаочікувати усього що завгодно. Загроза була, є і буде, аж поки ми остаточно непереможемо.</text:p>
      <text:p text:style-name="P4">
Втім, треба бути готовими. Завжди і до всього. Тому ділимося з вами основнимиправилами безпеки при радіаційній небезпеці.</text:p>
      <text:p text:style-name="P4">
<draw:frame draw:style-name="fr1" draw:name="Image322" text:anchor-type="as-char" svg:width="6.9236in" svg:height="9.791124in" draw:z-index="0">
<draw:image xlink:href="../Images/AРМІЯINFORM/2023-06-23T55-00-00-04-00/355506546_684366547050898_7446173349406475401_n.jpg" xlink:type="simple" xlink:show="embed" xlink:actuate="onLoad" draw:mime-type="image/jpeg"/>
</draw:frame>
</text:p>
      <text:p text:style-name="P4">
<text:span text:style-name="T4">
P.S. Йодна профілактика потрібна ЛИШЕ у випадку аварії, яка ВІДБУЛАСЬ. Йодидкалію токсичний для організму та «не працює» наперед.</text:span>
</text:p>
      <text:p text:style-name="P4">
<text:span text:style-name="T4">
Тому ще раз: не панікуйте та не робіть необдуманих кроків.</text:span>
</text:p>
      <text:p text:style-name="P4">
<text:span text:style-name="T4">
Джерело:</text:span>
<text:a xlink:type="simple" xlink:href="https://www.facebook.com/moz.ukr/posts/pfbid0r4CsLzFtWWhKg5Gnzf9faCFnhHz2wnVU4i625hH3Tm2vQDXYwpcHu2CNmKJLuLTnl" text:style-name="Internet_20_link" text:visited-style-name="Visited_20_Internet_20_Link">
 <text:span text:style-name="T5">
МОЗУкраїни</text:span>
</text:a>
</text:p>
      <text:p text:style-name="P4">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Окупанти вдарили по транспортній інфраструктурі Херсона – розпочато розслідування</text:span>
</text:h>
      <text:p text:style-name="P4">
Author: ['АРМІЯINFORM']</text:p>
      <text:p text:style-name="P4">
Time: 2023-06-23T56:00:00-04:00</text:p>
      <text:p text:style-name="P4">
Description: За процесуального керівництва Херсон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2-05-54.jpg" text:style-name="Internet_20_link" text:visited-style-name="Visited_20_Internet_20_Link">
photo_2023-06-23_12-05-54.jpg</text:a>
']</text:p>
      <text:p text:style-name="P4">
Tags: ['STOPRUSSIA']</text:p>
      <text:p text:style-name="P4">
Category: News</text:p>
      <!--METADATA-->
      <text:p text:style-name="P4">
<draw:frame draw:style-name="fr1" draw:name="Image323" text:anchor-type="as-char" svg:width="6.9236in" svg:height="5.667849in" draw:z-index="0">
<draw:image xlink:href="../Images/AРМІЯINFORM/2023-06-23T56-00-00-04-00/photo_2023-06-23_12-05-54.jpg" xlink:type="simple" xlink:show="embed" xlink:actuate="onLoad" draw:mime-type="image/jpeg"/>
</draw:frame>
</text:p>
      <text:p text:style-name="P4">
За процесуального керівництва Херсонської окружної прокуратури розпочатодосудове розслідування за фактами порушення законів та звичаїв війни (ч. 2 ст.438 КК 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23 червня 2023 року близько 10:20 окупанти з тимчасовоокупованої території Херсонщини обстріляли з артилерії обласний центр.</text:p>
      <text:p text:style-name="P4">
Внаслідок прицільного удару по транспортній інфраструктурі — тролейбусномупідприємству, травми, несумісні із життям, отримали двоє співробітників. Щечетверо людей отримали травми, їх госпіталізовано», — йдеться в повідомленні.</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6/23/okupanty-vdaryly-po-transportnij-infrastrukturi-hersona-rozpochato-rozsliduvannya/" text:style-name="Internet_20_link" text:visited-style-name="Visited_20_Internet_20_Link">
https://armyinform.com.ua/2023/06/23/okupanty-vdaryly-po-transportnij-infrastrukturi-hersona-rozpochato-rozsliduvannya/</text:a>
</text:p>
      <!--NEWS-->
      <text:h text:style-name="P10" text:outline-level="1">
<text:span text:style-name="T4">
На ХІ Книжковому Арсеналі будуть представлені понад 25 ветеранських видань про російсько-українську війну</text:span>
</text:h>
      <text:p text:style-name="P4">
Author: ['АРМІЯINFORM']</text:p>
      <text:p text:style-name="P4">
Time: 2023-06-23T57:00:00-04:00</text:p>
      <text:p text:style-name="P4">
Description: Під час ХІ Міжнародного фестивалю «Книжковий Арсенал», що проходитиме у Києві 22-2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nyzhkovyj-arsenal_25-vydan.jpg" text:style-name="Internet_20_link" text:visited-style-name="Visited_20_Internet_20_Link">
knyzhkovyj-arsenal_25-vydan.jpg</text:a>
']</text:p>
      <text:p text:style-name="P4">
Tags: ['STOPRUSSIA', 'АГРЕСІЯ РФ', 'ВІЙНА', 'ВТОРГНЕННЯ РФ', 'МІНВЕТЕРАНІВ']</text:p>
      <text:p text:style-name="P4">
Category: News</text:p>
      <!--METADATA-->
      <text:p text:style-name="P4">
<draw:frame draw:style-name="fr1" draw:name="Image324" text:anchor-type="as-char" svg:width="6.9236in" svg:height="4.615733in" draw:z-index="0">
<draw:image xlink:href="../Images/AРМІЯINFORM/2023-06-23T57-00-00-04-00/knyzhkovyj-arsenal_25-vydan.jpg" xlink:type="simple" xlink:show="embed" xlink:actuate="onLoad" draw:mime-type="image/jpeg"/>
</draw:frame>
</text:p>
      <text:p text:style-name="P4">
Під час ХІ Міжнародного фестивалю «Книжковий Арсенал», що проходитиме у Києві22-25 червня, у просторі ярмарку буде спеціальна секція видань про російсько-українську війну. Ветеранську літературу презентуватимуть безпосередньо їїавтори за сприяння Міністерства у справах ветеранів України.</text:p>
      <text:p text:style-name="P4">
Це будуть книги про війну, написані як військовими, так і цивільними,волонтерами, свідками подій, а також книги, що видані ветеранськимивидавництвами — всього понад 120 видань. Більше ніж 25 з них забезпосереднього авторства ветеранів війни.</text:p>
      <text:p text:style-name="P4">
Основною темою представлених видань буде російсько-українська війна від 2014року та події, що пов’язані з повномасштабним російським вторгненням:документалістика, художня проза, поезія, свідчення з окупації, свідченняпереселенців, фотоальбоми тощо.</text:p>
      <text:p text:style-name="P4">
Серед них — «Битва за Ірпінь» Петра Щербини, «Нава«.«Азов» Валерія Суботіна,«Мисливці за градама» Андрія Кириченка, «Війна, яка змінила нас» КатериниПилипчук, «Словник війни» Остапа Сливинського та інші видання.</text:p>
      <text:p text:style-name="P4">
Також у секції буде стенд з дитячою літературою про війну, яка допоможебатькам підтримати дітей та сформувати світогляд щодо подій сьогодення.</text:p>
      <text:p text:style-name="P4">
«Ветеранські книжки, що будуть представлені на Книжковому Арсеналі — це новісторінки української національної спадщини, яка буде вивчатись у наступнихпоколіннях. Ветеранська тематика вже є потужним напрямом у сучаснійлітературі. Я хочу, щоб цю літературу читали, щоб вона була перекладена іншимимовами, щоб люди у світі знали про події в Україні та ціну нашої перемоги», —говорить міністр у справах ветеранів України Юлія Лапутіна.</text:p>
      <text:p text:style-name="P4">
Ознайомитися з ветеранською літературою та придбати її можна у секції В4«Книга про російсько-українську війну», що розташовуватиметься біля сцени 1 улівому крилі Мистецького Арсеналу. Цьогоріч оператором цієї секції є нашіпартнери — муніципальна книгарня «Сяйво книги».</text:p>
      <text:p text:style-name="P4">
Крім того, 23-25 червня у цій локації можна буде взяти безпосередню участь уавтограф-сесіях з авторами ветеранської літератури та представникамивидавництв, зокрема, з Тетяною Пилипець, Олександром Солоньком, МарієюМіняйло, Андрієм Пермяковим та іншими.</text:p>
      <text:p text:style-name="P4">
Тож запрошуємо усіх бажаючих відвідати ХІ Міжнародний фестиваль «КнижковийАрсенал» та нагадуємо, що для учасників бойових дій, військовослужбовців,членів сімей загиблих вхід безкоштовний!</text:p>
      <text:p text:style-name="P4">
<text:span text:style-name="T4">
Джерело:</text:span>
 <text:a xlink:type="simple" xlink:href="https://mva.gov.ua/ua/news/na-hi-knizhkovomu-arsenali-za-spriyannya-minveteraniv-budut-predstavleni-ponad-25-veteranskih-vidan-pro-rosijsko-ukrayinsku-vijnu" text:style-name="Internet_20_link" text:visited-style-name="Visited_20_Internet_20_Link">
<text:span text:style-name="T5">
Мінветеранів</text:span>
</text:a>
</text:p>
      <text:p text:style-name="P4">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Поява формату «Рада Україна — НАТО» підвищить ефективність взаємодії з Альянсом — Олексій Резніков</text:span>
</text:h>
      <text:p text:style-name="P4">
Author: ['АРМІЯINFORM']</text:p>
      <text:p text:style-name="P4">
Time: 2023-06-23T58:00:00-04:00</text:p>
      <text:p text:style-name="P4">
Description: Очікується, що формат «Рада Україна — НАТО» прийде на зміну засіданням Комі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04-1.jpg" text:style-name="Internet_20_link" text:visited-style-name="Visited_20_Internet_20_Link">
reznikov-04-1.jpg</text:a>
']</text:p>
      <text:p text:style-name="P4">
Tags: ['НАТО', 'ОЛЕКСІЙ РЕЗНІКОВ', 'ОФІЦІЙНО', 'УКРАЇНА – НАТО']</text:p>
      <text:p text:style-name="P4">
Category: News</text:p>
      <!--METADATA-->
      <text:p text:style-name="P4">
<draw:frame draw:style-name="fr1" draw:name="Image325" text:anchor-type="as-char" svg:width="6.9236in" svg:height="4.615733in" draw:z-index="0">
<draw:image xlink:href="../Images/AРМІЯINFORM/2023-06-23T58-00-00-04-00/reznikov-04-1.jpg" xlink:type="simple" xlink:show="embed" xlink:actuate="onLoad" draw:mime-type="image/jpeg"/>
</draw:frame>
Міністр оборони України Олексій Резніков</text:p>
      <text:p text:style-name="P4">
Очікується, що формат «Рада Україна — НАТО» прийде на зміну засіданням КомісіїУкраїна — НАТО на рівні міністрів оборони, останнє з яких відбулось минулоготижня у Брюсселі.</text:p>
      <text:p text:style-name="P4">
Про це <text:a xlink:type="simple" xlink:href="https://t.me/militarymediacenter/2335" text:style-name="Internet_20_link" text:visited-style-name="Visited_20_Internet_20_Link">
повідомляє</text:a>
 Military MediaCenter.</text:p>
      <text:p text:style-name="P4">
«Я вірю, що це відбудеться і, думаю, про це буде проголошено на саміті уВільнюсі», — сказав Міністр оборони України Олексій Резніков, коментуючи новийформат відносин з НАТО.</text:p>
      <text:p text:style-name="P4">
Він додав, що за таких умов Україна буде на рівних сидіти за столом з членамиАльянсу та матиме право порушувати питання, включати їх до порядку денного,обговорювати, брати участь у роботі підкомісій, підкомітетів.</text:p>
      <text:p text:style-name="P4">
Серед переваг нового формату взаємодії з Альянсом Олексій Резніков такожвідзначив набуття Україною права на участь у як мінімум двох щорічнихзасіданнях на рівні міністрів оборони країн НАТО.</text:p>
      <text:p text:style-name="P4">
«Це додає набагато більше суб’єктності, що відповідно дасть нам можливістьбути більш ефективними у взаємодії з НАТО», — підкреслив Міністр.</text:p>
      <text:p text:style-name="P4">
Source: <text:a xlink:type="simple" xlink:href="https://armyinform.com.ua/2023/06/23/poyava-formatu-rada-ukrayina-nato-pidvyshhyt-efektyvnist-vzayemodiyi-z-alyansom-oleksij-reznikov/" text:style-name="Internet_20_link" text:visited-style-name="Visited_20_Internet_20_Link">
https://armyinform.com.ua/2023/06/23/poyava-formatu-rada-ukrayina-nato-pidvyshhyt-efektyvnist-vzayemodiyi-z-alyansom-oleksij-reznikov/</text:a>
</text:p>
      <!--NEWS-->
      <text:h text:style-name="P10" text:outline-level="1">
<text:span text:style-name="T4">
Ворог зосереджує основні зусилля на чотирьох напрямках</text:span>
</text:h>
      <text:p text:style-name="P4">
Author: ['АРМІЯINFORM']</text:p>
      <text:p text:style-name="P4">
Time: 2023-06-23T59:00:00-04:00</text:p>
      <text:p text:style-name="P4">
Description: Агресор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3980.jpg" text:style-name="Internet_20_link" text:visited-style-name="Visited_20_Internet_20_Link">
19398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326" text:anchor-type="as-char" svg:width="6.9236in" svg:height="3.952222in" draw:z-index="0">
<draw:image xlink:href="../Images/AРМІЯINFORM/2023-06-23T59-00-00-04-00/193980.jpg" xlink:type="simple" xlink:show="embed" xlink:actuate="onLoad" draw:mime-type="image/jpeg"/>
</draw:frame>
 <text:span text:style-name="T4">
🔥Ситуація щодо російського вторгнення</text:span>
</text:p>
      <text:p text:style-name="P4">
Агресор зосереджує основні зусилля на Лиманському, Бахмутському, Авдіївськомута Мар’їнському напрямках — протягом доби відбулось понад 30 бойових зіткнень.</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На Мар’їнському напрямку ворог проводив наступальні дії у напрямку Мар’їнкита Побєди Донецької області, успіху не мав. Завдав авіаційного удару біляКрасногорівки. В той же час, здійснив артилерійські обстріли населених пунктівМаксимільянівка, Мар’їнка, Георгіївка, Побєда Донецької області», — йдеться уповідомленні.</text:p>
      <text:p text:style-name="P4">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Ворог за день 12 разів обстріляв прикордонні громади Сумщини</text:span>
</text:h>
      <text:p text:style-name="P4">
Authors: Ukrinform (Person)</text:p>
      <text:p text:style-name="P4">
Publisher: Укринформ (Organization)</text:p>
      <text:p text:style-name="P4">
Published Time: 2023-06-23T5:20:00+03:00</text:p>
      <text:p text:style-name="P4">
Modified Time: 2023-06-23T22:20:00+03:00</text:p>
      <text:p text:style-name="P4">
Description: Російські війська у п’ятницю, 23 червня, здійснили 12 обстрілів прикордонних громад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327" text:anchor-type="as-char" svg:width="6.9236in" svg:height="3.956343in" draw:z-index="0">
<draw:image xlink:href="../Images/yкринформ/2023-06-23T5-20-00-03-00/630_360_1669987737-966.jpg" xlink:type="simple" xlink:show="embed" xlink:actuate="onLoad" draw:mime-type="image/jpeg"/>
</draw:frame>
 Російськівійська у п’ятницю, 23 червня, здійснили 12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7286" text:style-name="Internet_20_link" text:visited-style-name="Visited_20_Internet_20_Link">
 Телеграмі </text:a>
 .</text:p>
      <text:p text:style-name="P4">
«Протягом дня росіяни здійснили 12 обстрілів прикордоння. Зафіксовано 50вибухів. <text:a xlink:type="simple" xlink:href="https://www.ukrinform.ua/tag-obstril" text:style-name="Internet_20_link" text:visited-style-name="Visited_20_Internet_20_Link">
 Обстрілів </text:a>
 зазналиБілопільська, Хотінська, Шалигинська, Великописарівська, Середино-Будська,Зноб-Новгородська, Краснопільська громади», - ідеться в повідомленні.</text:p>
      <text:p text:style-name="P4">
По Білопільській громаді з території РФ з гвинтокрила здійснено пуск 4 ракет.Також був мінометний обстріл (7 вибухів).</text:p>
      <text:p text:style-name="P4">
По Середино-Будській громаді зафіксовано мінометний обстріл (4 вибухи).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 вибухів).</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text:p>
      <text:p text:style-name="P4">
По Великописарівській громаді з російського безпілотника здійснено скиданняодного ВОГ. Також був обстріл з СПГ-9 (6 пострілів).</text:p>
      <text:p text:style-name="P4">
По Хотінській громаді був артилерійський обстріл (5 вибухів).</text:p>
      <text:p text:style-name="P4">
Крім того, по Зноб-Новгородській громаді росіяни здійснили мінометний обстріл(2 вибухи).</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російська армія за добу здійснила атаки на 10 областей України.</text:p>
      <text:p text:style-name="P4">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Лідери США та Індії домовилися разом брати участь у відновленні України</text:span>
</text:h>
      <text:p text:style-name="P4">
Author: ['АРМІЯINFORM']</text:p>
      <text:p text:style-name="P4">
Time: 2023-06-23T60:00:00-04:00</text:p>
      <text:p text:style-name="P4">
Description: Президент США Джо Байден та прем'єр-міністр Індії Нарендра Моді домовилися спільно бр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up9tjqiryitj5_650x410.jpg" text:style-name="Internet_20_link" text:visited-style-name="Visited_20_Internet_20_Link">
fup9tjqiryitj5_650x410.jpg</text:a>
']</text:p>
      <text:p text:style-name="P4">
Tags: ['ВІДБУДОВА УКРАЇНИ', 'ВІДНОВЛЕННЯ УКРАЇНИ', 'ДЖО БАЙДЕН', 'ІНДІЯ']</text:p>
      <text:p text:style-name="P4">
Category: News</text:p>
      <!--METADATA-->
      <text:p text:style-name="P4">
<draw:frame draw:style-name="fr1" draw:name="Image328" text:anchor-type="as-char" svg:width="6.9236in" svg:height="4.367194in" draw:z-index="0">
<draw:image xlink:href="../Images/AРМІЯINFORM/2023-06-23T60-00-00-04-00/fup9tjqiryitj5_650x410.jpg" xlink:type="simple" xlink:show="embed" xlink:actuate="onLoad" draw:mime-type="image/jpeg"/>
</draw:frame>
</text:p>
      <text:p text:style-name="P4">
Президент США Джо Байден та прем'єр-міністр Індії Нарендра Моді домовилисяспільно брати участь у повоєнному відновленні України.</text:p>
      <text:p text:style-name="P4">
Про це <text:a xlink:type="simple" xlink:href="https://www.whitehouse.gov/briefing-room/speeches-remarks/2023/06/22/remarks-by-president-biden-and-prime-minister-modi-of-the-republic-of-india-in-joint-press-conference/" text:style-name="Internet_20_link" text:visited-style-name="Visited_20_Internet_20_Link">
йдеться</text:a>
 на сайті Білого дому.</text:p>
      <text:p text:style-name="P4">
Обидва політики висловили глибоке занепокоєння війною в Україні та засудили їїтрагічні гуманітарні наслідки, відзначивши серйозний вплив війни на глобальнуекономічну систему, зокрема на продовольчу, паливну та енергетичну безпеку.</text:p>
      <text:p text:style-name="P4">
Крім того, Джо Байден та Нарендра Моді зобов'язалися продовжувати наданнягуманітарної допомоги народу України та погодилися спільно працювати надвідновленням нашої країни.</text:p>
      <text:p text:style-name="P4">
«Обидві країни й надалі зобов’язуються надавати гуманітарну допомогу народуУкраїни. Вони закликали поважати міжнародні норми права, принципів статутуООН, територіальної цілісності та суверенітету. Обидві країни погодилися щодоважливості післявоєнній реконструкції України», — йдеться в заяві.</text:p>
      <text:p text:style-name="P4">
У спільному зверненні США та Індія оголосили себе одними з найближчихпартнерів у світі та наголосили на важливості дотримання міжнародного порядку,заснованого на правилах. Вони також зазначили, що сучасний світовий порядокпобудовано на засадах Статуту ООН, міжнародного права та поваги досуверенітету та територіальної цілісності держав.</text:p>
      <text:p text:style-name="P4">
Source: <text:a xlink:type="simple" xlink:href="https://armyinform.com.ua/2023/06/23/lidery-ssha-ta-indiyi-domovylysya-razom-braty-uchast-u-vidnovlenni-ukrayiny/" text:style-name="Internet_20_link" text:visited-style-name="Visited_20_Internet_20_Link">
https://armyinform.com.ua/2023/06/23/lidery-ssha-ta-indiyi-domovylysya-razom-braty-uchast-u-vidnovlenni-ukrayiny/</text:a>
</text:p>
      <!--NEWS-->
      <text:h text:style-name="P10" text:outline-level="1">
<text:span text:style-name="T4">
Сили оборони уразили чотири райони зосередження та 23 артпідрозділи противника</text:span>
</text:h>
      <text:p text:style-name="P4">
Author: ['АРМІЯINFORM']</text:p>
      <text:p text:style-name="P4">
Time: 2023-06-23T61: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 'ХРОНІКА ОБОРОНИ']</text:p>
      <text:p text:style-name="P4">
Category: News</text:p>
      <!--METADATA-->
      <text:p text:style-name="P4">
<draw:frame draw:style-name="fr1" draw:name="Image329" text:anchor-type="as-char" svg:width="6.9236in" svg:height="4.622144in" draw:z-index="0">
<draw:image xlink:href="../ConvertedIMGs/AРМІЯINFORM/2023-06-23T61-00-00-04-00/323438263_687407886219153_7819518616379973794_n.png" xlink:type="simple" xlink:show="embed" xlink:actuate="onLoad" draw:mime-type="image/png"/>
</draw:frame>
Ілюстративне фото <text:span text:style-name="T4">
🔥 Ситуація щодо російського вторгнення</text:span>
</text:p>
      <text:p text:style-name="P4">
Авіація Сил оборони за минулу добу завдала 7 ударів по районах зосередженняособового складу противника та 4 — по зенітно-ракетних комплексах ворога.</text:p>
      <text:p text:style-name="P4">
Про це у Facebook<text:a xlink:type="simple" xlink:href="https://www.facebook.com/GeneralStaff.ua/posts/pfbid0h8SWuNhUx7bLHgZzZ5aS6EurKjbqTt7Wex93T8AJLYgBWSa88gRmAhUgt4ZiiKyj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пункт управління,4 райони зосередження особового складу та військової техніки, 2 складибоєприпасів, 1 склад пально-мастильних матеріалів, 23 артилерійськихпідрозділи на вогневих позиціях, 2 засоби радіоелектронної боротьби та 2 вузлизв’язку противника</text:p>
      <text:p text:style-name="P4">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ЗАЕС повинна бути демілітаризована, щоб уникнути катастрофи — Вадим Скібіцький</text:span>
</text:h>
      <text:p text:style-name="P4">
Author: ['АРМІЯINFORM']</text:p>
      <text:p text:style-name="P4">
Time: 2023-06-23T62:00:00-04:00</text:p>
      <text:p text:style-name="P4">
Description: Територія тимчасово окупованої Запорізької атомної електростанції має бу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3-02.jpg" text:style-name="Internet_20_link" text:visited-style-name="Visited_20_Internet_20_Link">
20230623-02.jpg</text:a>
']</text:p>
      <text:p text:style-name="P4">
Tags: ['ВАДИМ СКІБІЦЬКИЙ', 'ГУР МО УКРАЇНИ', 'ЗАЕС']</text:p>
      <text:p text:style-name="P4">
Category: News</text:p>
      <!--METADATA-->
      <text:p text:style-name="P4">
<draw:frame draw:style-name="fr1" draw:name="Image330" text:anchor-type="as-char" svg:width="6.9236in" svg:height="3.894525in" draw:z-index="0">
<draw:image xlink:href="../Images/AРМІЯINFORM/2023-06-23T62-00-00-04-00/20230623-02.jpg" xlink:type="simple" xlink:show="embed" xlink:actuate="onLoad" draw:mime-type="image/jpeg"/>
</draw:frame>
</text:p>
      <text:p text:style-name="P4">
Територія тимчасово окупованої Запорізької атомної електростанції має бутидемілітаризована: всі військові підрозділи, озброєння та техніка російськоїокупаційної армії повинні покинути ЗАЕС.</text:p>
      <text:p text:style-name="P4">
На цьому <text:a xlink:type="simple" xlink:href="https://gur.gov.ua/content/zaes-povynna-buty-demilitaryzovana-shchob-unyknuty-katastrofy.html" text:style-name="Internet_20_link" text:visited-style-name="Visited_20_Internet_20_Link">
наголосив</text:a>
 представник Головногоуправління розвідки Міністерства оборони України Вадим Скібіцький.</text:p>
      <text:p text:style-name="P4">
«Територія ЗАЕС у деяких місцях реально замінована. Тому процес(демілітаризації) повинен бути чітко спланований та проведений, щоб недопустити будь-якого інциденту, тим паче — ядерної катастрофи на станції. Ви жбачите, що поведінка кремля може бути непередбачуваною, тому загроза такаіснує, і ми про це говоримо», — сказав Вадим Скібіцький.</text:p>
      <text:p text:style-name="P4">
За словами представника ГУР МО України, демілітаризація ЗАЕС значною міроюзалежить від позиції світової спільноти та Міжнародного агентства з атомноїенергії.</text:p>
      <text:p text:style-name="P4">
«Багато залежить від МАГАТЕ і її керівництва, від міжнародної спільноти, якавсе-таки буде чинити тиск на кремль, щоби виконати насамперед базові умови тазабезпечити безпеку не просто ядерного об'єкта, а всього регіону, де розміщенаелектростанція», — пояснив Вадим Скібіцький.</text:p>
      <text:p text:style-name="P4">
Source: <text:a xlink:type="simple" xlink:href="https://armyinform.com.ua/2023/06/23/zaes-povynna-buty-demilitaryzovana-shhob-unyknuty-katastrofy-vadym-skibiczkyj/" text:style-name="Internet_20_link" text:visited-style-name="Visited_20_Internet_20_Link">
https://armyinform.com.ua/2023/06/23/zaes-povynna-buty-demilitaryzovana-shhob-unyknuty-katastrofy-vadym-skibiczkyj/</text:a>
</text:p>
      <!--NEWS-->
      <text:h text:style-name="P10" text:outline-level="1">
<text:span text:style-name="T4">
На Донеччині українські зенітники знищили ще один вертоліт Ка-52</text:span>
</text:h>
      <text:p text:style-name="P4">
Author: ['АРМІЯINFORM']</text:p>
      <text:p text:style-name="P4">
Time: 2023-06-23T63:00:00-04:00</text:p>
      <text:p text:style-name="P4">
Description: Сьогодні, 23 червня, Сили ППО збили ударний вертоліт «Ка-52».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ka-52.jpg" text:style-name="Internet_20_link" text:visited-style-name="Visited_20_Internet_20_Link">
ka-52.jpg</text:a>
']</text:p>
      <text:p text:style-name="P4">
Tags: ['STOPRUSSIA', 'ЗЕНІТНИКИ', 'КА-52 «АЛІГАТОР»', 'КОМАНДУВАННЯ ПОВІТРЯНИХ СИЛ ЗСУ', 'МИКОЛА ОЛЕЩУК']</text:p>
      <text:p text:style-name="P4">
Category: News</text:p>
      <!--METADATA-->
      <text:p text:style-name="P4">
<draw:frame draw:style-name="fr1" draw:name="Image331" text:anchor-type="as-char" svg:width="6.9236in" svg:height="4.15416in" draw:z-index="0">
<draw:image xlink:href="../Images/AРМІЯINFORM/2023-06-23T63-00-00-04-00/ka-52.jpg" xlink:type="simple" xlink:show="embed" xlink:actuate="onLoad" draw:mime-type="image/jpeg"/>
</draw:frame>
Ілюстративне фото</text:p>
      <text:p text:style-name="P4">
Сьогодні, 23 червня, Сили ППО збили ударний вертоліт «Ка-52».</text:p>
      <text:p text:style-name="P4">
Про це <text:a xlink:type="simple" xlink:href="https://t.me/MykolaOleshchuk/89" text:style-name="Internet_20_link" text:visited-style-name="Visited_20_Internet_20_Link">
повідомляє</text:a>
 командувач Повітряних СилЗбройних Сил України генерал-лейтенант Микола Олещук.</text:p>
      <text:p text:style-name="P4">
«Дякую нашим зенітникам за ще один збитий «алігатор» на Донеччині сьогоднівранці!» — написав він.</text:p>
      <text:p text:style-name="P4">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На Куп’янському напрямку ворог отримав потужну відсіч — Сергій Череватий</text:span>
</text:h>
      <text:p text:style-name="P4">
Author: ['АРМІЯINFORM']</text:p>
      <text:p text:style-name="P4">
Time: 2023-06-23T64:00:00-04:00</text:p>
      <text:p text:style-name="P4">
Description: Напередодні на Куп’янському напрямку ворог намагався штурмувати позиції наш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ЄДИНІ НОВИНИ', 'ЛИМАНО-КУП’ЯНСЬКИЙ НАПРЯМОК', 'СЕРГІЙ ЧЕРЕВАТИЙ']</text:p>
      <text:p text:style-name="P4">
Category: News</text:p>
      <!--METADATA-->
      <text:p text:style-name="P4">
<draw:frame draw:style-name="fr1" draw:name="Image332" text:anchor-type="as-char" svg:width="6.9236in" svg:height="4.32725in" draw:z-index="0">
<draw:image xlink:href="../Images/AРМІЯINFORM/2023-06-23T64-00-00-04-00/cherevatyj-bahmut-2.jpg" xlink:type="simple" xlink:show="embed" xlink:actuate="onLoad" draw:mime-type="image/jpeg"/>
</draw:frame>
 Полковник Сергій Череватий. Колаж АрміяInform</text:p>
      <text:p text:style-name="P4">
Напередодні на Куп’янському напрямку ворог намагався штурмувати позиції нашихвійськ, однак отримав потужну відсіч. російські війська тут втратилиініціативу, про що свідчать лише 2 бойові зіткнення, які відбулися за останнюдобу. Про це в ефірі телемарафону «Єдині новини» повідомив речник Східногоугруповання військ Збройних Сил України полковник Сергій Череватий.</text:p>
      <text:p text:style-name="P4">
— Окупанти були дещо активнішими поблизу Лимана. Тут ворог 535 разів обстрілявукраїнські позиції зі ствольної та реактивної артилерії, а також здійснив 13авіанальотів. Під час відбиття атак ворога 31 окупант був знищений та 67зазнали поранення, — сказав Сергій Череватий.</text:p>
      <text:p text:style-name="P4">
Зі слів офіцера, наші захисники знищили російський танк Т-72, гаубицю«Гіацинт-Б», 82-міліметровий міномет та три вантажні автомобілі збоєприпасами.</text:p>
      <text:p text:style-name="P4">
На Бахмутському напрямку бойових зіткнень не було. Проте ворог здійснив тут 4авіанальоти та 282 рази обстріляв позиції Сил оборони з різних артилерійськихсистем. Водночас українські герої проводили контбатарейну боротьбу. Їм вдалосязнищити 60 окупантів, 141 загарбника було поранено та одного захоплено вполон. Також наші війська знищили 7 гаубиць, 2 самохідні артилерійськіустановки, протитанкову гармату «Рапіра», безпілотник Zala, 3 склади збоєприпасами та 2 командні спостережні пункти.</text:p>
      <text:p text:style-name="P4">
Відповідаючи на запитання журналіста про те, в чому секрет успіху українськоїармії, офіцер повідомив, що окрім бойової роботи, щодня у військах такожвідбуваються навчання з особовим складом підрозділів. Наприклад, одні бійцівивчають зарубіжну зброю, а інші — навчаються вражати вагомі цілі противниказа допомогою дронів.</text:p>
      <text:p text:style-name="P4">
Source: <text:a xlink:type="simple" xlink:href="https://armyinform.com.ua/2023/06/23/na-kupyanskomu-napryamku-vorog-otrymav-potuzhnu-vidsich-sergij-cherevatyj/" text:style-name="Internet_20_link" text:visited-style-name="Visited_20_Internet_20_Link">
https://armyinform.com.ua/2023/06/23/na-kupyanskomu-napryamku-vorog-otrymav-potuzhnu-vidsich-sergij-cherevatyj/</text:a>
</text:p>
      <!--NEWS-->
      <text:h text:style-name="P10" text:outline-level="1">
<text:span text:style-name="T4">
Міністри оборони України та Туреччини обговорили подальший розвиток стратегічного партнерства</text:span>
</text:h>
      <text:p text:style-name="P4">
Author: ['АРМІЯINFORM']</text:p>
      <text:p text:style-name="P4">
Time: 2023-06-23T65:00:00-04:00</text:p>
      <text:p text:style-name="P4">
Description: Міністр оборони України Олексій Резніков провів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5698424295310514_x.jpg" text:style-name="Internet_20_link" text:visited-style-name="Visited_20_Internet_20_Link">
photo_5235698424295310514_x.jpg</text:a>
']</text:p>
      <text:p text:style-name="P4">
Tags: ['ГУМАНІТАРНА ДОПОМОГА', 'ОЛЕКСІЙ РЕЗНІКОВ', 'ОФІЦІЙНО', 'ТУРЕЧЧИНА', 'ЧОРНОМОРСЬКА ЗЕРНОВА ІНІЦІАТИВА']</text:p>
      <text:p text:style-name="P4">
Category: News</text:p>
      <!--METADATA-->
      <text:p text:style-name="P4">
<draw:frame draw:style-name="fr1" draw:name="Image333" text:anchor-type="as-char" svg:width="6.9236in" svg:height="3.953188in" draw:z-index="0">
<draw:image xlink:href="../Images/AРМІЯINFORM/2023-06-23T65-00-00-04-00/photo_5235698424295310514_x.jpg" xlink:type="simple" xlink:show="embed" xlink:actuate="onLoad" draw:mime-type="image/jpeg"/>
</draw:frame>
</text:p>
      <text:p text:style-name="P4">
Міністр оборони України Олексій Резніков провів телефонну розмову з міністромнаціональної оборони Туреччини Яшаром Гюлером та подякував йому за гуманітарнудопомогу і лідерство у зерновій ініціативі.</text:p>
      <text:p text:style-name="P4">
Про це Олексій Резніков написав у<text:a xlink:type="simple" xlink:href="https://twitter.com/oleksiireznikov/status/1671912720906571776" text:style-name="Internet_20_link" text:visited-style-name="Visited_20_Internet_20_Link">
Твіттері</text:a>
.</text:p>
      <text:p text:style-name="P4">
«Мав змістовну розмову з міністром національної оборони Туреччини генераломЯшаром Гюлером. У цей важкий час, коли Україна протистоїть російській агресії,ми вдячні Республіці Туреччина за гуманітарну допомогу. Ми вдячні Туреччині залідерство у Чорноморській зерновій ініціативі», — повідомив глава оборонноговідомства України.</text:p>
      <text:p text:style-name="P4">
Олексій Резніков зазначив, що сподіваємося на подальший двосторонній розвитокстратегічного партнерства та поглиблення співпраці з метою відновленнярегіональної безпеки та стабільності.</text:p>
      <text:p text:style-name="P4">
Source: <text:a xlink:type="simple" xlink:href="https://armyinform.com.ua/2023/06/23/ministry-oborony-ukrayiny-ta-turechchyny-obgovoryly-podalshyj-rozvytok-strategichnogo-partnerstva/" text:style-name="Internet_20_link" text:visited-style-name="Visited_20_Internet_20_Link">
https://armyinform.com.ua/2023/06/23/ministry-oborony-ukrayiny-ta-turechchyny-obgovoryly-podalshyj-rozvytok-strategichnogo-partnerstva/</text:a>
</text:p>
      <!--NEWS-->
      <text:h text:style-name="P10" text:outline-level="1">
<text:span text:style-name="T4">
Загарбники хочуть знищити українські кораблі — докази злочинної тимчасової окупації Криму</text:span>
</text:h>
      <text:p text:style-name="P4">
Author: ['Володимир Віват']</text:p>
      <text:p text:style-name="P4">
Time: 2023-06-23T66:00:00-04:00</text:p>
      <text:p text:style-name="P4">
Description: Окупанти планують утилізувати українські військові кораблі, захоплені під час тимчас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1-e1687523147353.jpg" text:style-name="Internet_20_link" text:visited-style-name="Visited_20_Internet_20_Link">
ilyustratyvne-foto-1-e1687523147353.jpg</text:a>
', '<text:a xlink:type="simple" xlink:href="https://armyinform.com.ua/wp-content/uploads/2023/06/andrij-ryzhenko.jpeg" text:style-name="Internet_20_link" text:visited-style-name="Visited_20_Internet_20_Link">
andrij-ryzhenko.jpeg</text:a>
']</text:p>
      <text:p text:style-name="P4">
Tags: []</text:p>
      <text:p text:style-name="P4">
Category: News</text:p>
      <!--METADATA-->
      <text:p text:style-name="P4">
<draw:frame draw:style-name="fr1" draw:name="Image334" text:anchor-type="as-char" svg:width="6.9236in" svg:height="4.825539in" draw:z-index="0">
<draw:image xlink:href="../Images/AРМІЯINFORM/2023-06-23T66-00-00-04-00/ilyustratyvne-foto-1-e1687523147353.jpg" xlink:type="simple" xlink:show="embed" xlink:actuate="onLoad" draw:mime-type="image/jpeg"/>
</draw:frame>
</text:p>
      <text:p text:style-name="P4">
Окупанти планують утилізувати українські військові кораблі, захоплені під частимчасової окупації Автономної республіки Крим у 2014 році. Про можливіпричини і невідворотні наслідки таких дій АрміяInform розповів експерт Центруоборонних стратегій капітан 1 рангу в запасі Андрій Риженко.</text:p>
      <text:p text:style-name="P4">
— Ми в Центрі оборонних стратегій відстежуємо цю ситуацію. Десь два тижні томузі супутникових знімків стало відомо, що загарбники вивели зі Стрілецькоїбухти наші кораблі, які там стояли на своїх штатних місцях ще до тимчасовоїокупації, та перетягнули їх в кінець Севастопольської бухти до Інкерману.Зазвичай туди відправляють судна, які планується утилізувати, – повідомивАндрій Риженко.</text:p>
      <text:p text:style-name="P4">
<draw:frame draw:style-name="fr1" draw:name="Image335" text:anchor-type="as-char" svg:width="6.9236in" svg:height="4.015393in" draw:z-index="0">
<draw:image xlink:href="../Images/AРМІЯINFORM/2023-06-23T66-00-00-04-00/andrij-ryzhenko.jpeg" xlink:type="simple" xlink:show="embed" xlink:actuate="onLoad" draw:mime-type="image/jpeg"/>
</draw:frame>
</text:p>
      <text:p text:style-name="P4">
Мова йде про корвети «Луцьк» і «Хмельницький», морські тральщики «Черкаси» і«Чернігів», тренувальний корабель «Херсон».</text:p>
      <text:p text:style-name="P4">
За словами експерта, нещодавно в російських ЗМІ окупанти офіційно повідомилипро те, що російське командування вирішило провести утилізацію українськихвійськових кораблів, захоплених у 2014 році.</text:p>
      <text:p text:style-name="P4">
— Думаю, що перед цим росіяни добряче їх пограбували. Ці кораблі доситьповажного віку, вони потребували певного технічного регламенту. На них повиннібули проводитись щоденний, щотижневий, щомісячний огляди, які не виконувалисьуже дев’ять років — з часу тимчасової окупації Автономної Республіки Крим.Тому технічний стан цих кораблів наразі оцінити дуже складно, — зазначивАндрій Риженко.</text:p>
      <text:p text:style-name="P4">
Він припустив, що, можливо, окупанти зберігали ці кораблі до цього часу зметою реалізації певних пропагандистських цілей. Наразі ж таким крокомзагарбники намагаються поширити ідею про ухвалення певних радикальних рішеньщодо української власності в Криму, мовляв, ми ці кораблі змогли захопили ініхто не завадить нам зараз просто знищити їх.</text:p>
      <text:p text:style-name="P4">
Такі дії однозначно пов’язані з інтенсифікацією бойових дій на сході та півдніУкраїни, збільшенням кількості зброї, яку Україна почала застосовувати попунктах базування загарбників, у тому числі й по Севастополю, а такожпобоюваннями росіян, що ми зможемо повернути собі ці кораблі збройним шляхом.</text:p>
      <text:p text:style-name="P4">
— Як би там не було, це штатні кораблі ВМС України, захоплені загарбниками у2014 році. Вони є доказами вчиненого окупантами акту тероризму чи піратства. Убудь-якому випадку Україна має в майбутньому вимагати компенсації від росії, ана отримані кошти закупати кораблі чи катери новітніх зразків, — наголосивкапітан 1 рангу в запасі Андрій Риженко.</text:p>
      <text:p text:style-name="P4">
Source: <text:a xlink:type="simple" xlink:href="https://armyinform.com.ua/2023/06/23/zagarbnyky-hochut-znyshhyty-ukrayinski-korabli-dokazy-zlochynnoyi-tymchasovoyi-okupacziyi-krymu/" text:style-name="Internet_20_link" text:visited-style-name="Visited_20_Internet_20_Link">
https://armyinform.com.ua/2023/06/23/zagarbnyky-hochut-znyshhyty-ukrayinski-korabli-dokazy-zlochynnoyi-tymchasovoyi-okupacziyi-krymu/</text:a>
</text:p>
      <!--NEWS-->
      <text:h text:style-name="P10" text:outline-level="1">
<text:span text:style-name="T4">
У Координаційному штабі відбулась нарада щодо фактів порушення рф вимог міжнародного гуманітарного права</text:span>
</text:h>
      <text:p text:style-name="P4">
Author: ['АРМІЯINFORM']</text:p>
      <text:p text:style-name="P4">
Time: 2023-06-23T67:00:00-04:00</text:p>
      <text:p text:style-name="P4">
Description: У Координаційному штабі з питань поводження з військовополоненими відбулась нарада,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8ae154-71f6-4dcd-93a8-9399beb00a35.jpg" text:style-name="Internet_20_link" text:visited-style-name="Visited_20_Internet_20_Link">
628ae154-71f6-4dcd-93a8-9399beb00a35.jpg</text:a>
']</text:p>
      <text:p text:style-name="P4">
Tags: ['АГРЕСІЯ РФ', 'КООРДИНАЦІЙНИЙ ШТАБ З ПИТАНЬ ПОВОДЖЕННЯ З ВІЙСЬКОВОПОЛОНЕНИМИ', 'МКЧХ']</text:p>
      <text:p text:style-name="P4">
Category: News</text:p>
      <!--METADATA-->
      <text:p text:style-name="P4">
<draw:frame draw:style-name="fr1" draw:name="Image336" text:anchor-type="as-char" svg:width="6.9236in" svg:height="4.615733in" draw:z-index="0">
<draw:image xlink:href="../Images/AРМІЯINFORM/2023-06-23T67-00-00-04-00/628ae154-71f6-4dcd-93a8-9399beb00a35.jpg" xlink:type="simple" xlink:show="embed" xlink:actuate="onLoad" draw:mime-type="image/jpeg"/>
</draw:frame>
</text:p>
      <text:p text:style-name="P4">
У Координаційному штабі з питань поводження з військовополоненими відбуласьнарада, на якій розглянули факти порушення російською владою вимогміжнародного гуманітарного права під час утримання військовополонених тацивільних осіб. Зустріч відбулася з ініціативи правозахисної організації«Центр громадянських свобод», яка презентувала аналітичну довідку «Проблемивійськовополонених та цивільних у російській неволі».</text:p>
      <text:p text:style-name="P4">
Про це <text:a xlink:type="simple" xlink:href="https://t.me/Koord_shtab/1306" text:style-name="Internet_20_link" text:visited-style-name="Visited_20_Internet_20_Link">
повідомляє</text:a>
 Координаційний штаб питаньповодження з військовополоненими.</text:p>
      <text:p text:style-name="P4">
Під час зустрічі обговорили основні факти порушень росією норм міжнародногогуманітарного права та можливі механізми вирішення пов’язаних із цим проблем іпритягнення до відповідальності винних у вчиненні цих правопорушень.</text:p>
      <text:p text:style-name="P4">
Представник Координаційного штабу зазначив, що штаб володіє інформацією промісця несвободи як на території російської федерації, так і на тимчасовоокупованих українських територіях, а також про умови утримання, фактикатувань, тортур і неналежного поводження з полоненими військовослужбовцями.За його словами, факти вказують на те, що це не випадкові дії, а системнеявище.</text:p>
      <text:p text:style-name="P4">
Представник «Центру громадянських свобод» презентував основні положенняаналітичної довідки «Проблеми військовополонених та цивільних у російськійневолі». Він наголосив на необхідності підготовки та подання від імені Українипозовів до Міжнародного суду ООН за порушення російською владою вимогміжнародного гуманітарного права.</text:p>
      <text:p text:style-name="P4">
Уповноважений Верховної Ради України з прав людини зробив акцент на підготовцівідповідних експертних матеріалів і передачі їх міжнародним організаціям.</text:p>
      <text:p text:style-name="P4">
Представник Міжнародного комітету Червоного Хреста запевнив, що МКЧХ нагадуєросії про їхні зобов’язання дотримуватися норм міжнародного гуманітарногоправа, зокрема, умов утримання.</text:p>
      <text:p text:style-name="P4">
«Ми змогли отримати доступ до частини місць утримань, — сказав він. — На жаль,поки багато наших очікувань не виправдались».</text:p>
      <text:p text:style-name="P4">
Представниця ООН в Україні повідомила, що понад 90% з тих звільнених з полонувійськових і цивільних заручників, з якими вони спілкувалися, пережили ті чиінші види тортур.</text:p>
      <text:p text:style-name="P4">
«Ми маємо випрацювати спільну стратегію для вирішення цієї проблеми, —підсумував Секретар Координаційного штабу бригадний генерал Дмитро Усов. — Унас є достатньо доказів того, що росія порушує норми міжнародногогуманітарного права».</text:p>
      <text:p text:style-name="P4">
Участь у заході взяв Уповноважений Верховної Ради України з прав людини,представники Координаційного штабу, Офісу Генерального прокурора України,Міністерства закордонних справ, Міністерства юстиції, Міністерства оборониУкраїни, ГО «Центр громадянських свобод», ГО «Українська Гельсінська спілка зправ людини», ГО «Харківська правозахисна група», Міжнародного комітетуЧервоного Хреста та представництва ООН в Україні.</text:p>
      <text:p text:style-name="P4">
Source: <text:a xlink:type="simple" xlink:href="https://armyinform.com.ua/2023/06/23/u-koordynaczijnomu-shtabi-vidbulas-narada-shhodo-faktiv-porushennya-rf-vymog-mizhnarodnogo-gumanitarnogo-prava/" text:style-name="Internet_20_link" text:visited-style-name="Visited_20_Internet_20_Link">
https://armyinform.com.ua/2023/06/23/u-koordynaczijnomu-shtabi-vidbulas-narada-shhodo-faktiv-porushennya-rf-vymog-mizhnarodnogo-gumanitarnogo-prava/</text:a>
</text:p>
      <!--NEWS-->
      <text:h text:style-name="P10" text:outline-level="1">
<text:span text:style-name="T4">
Захист від агресії потребує колективних і солідарних зусиль — Президент України</text:span>
</text:h>
      <text:p text:style-name="P4">
Author: ['АРМІЯINFORM']</text:p>
      <text:p text:style-name="P4">
Time: 2023-06-23T68:00:00-04:00</text:p>
      <text:p text:style-name="P4">
Description: Президент України Володимир Зеленський вважає, що захист від агресії потребує колекти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7687672758192063_y.jpg" text:style-name="Internet_20_link" text:visited-style-name="Visited_20_Internet_20_Link">
photo_5237687672758192063_y.jpg</text:a>
', '<text:a xlink:type="simple" xlink:href="https://armyinform.com.ua/wp-content/uploads/2023/06/photo_5237687672758192058_y-150x150.jpg" text:style-name="Internet_20_link" text:visited-style-name="Visited_20_Internet_20_Link">
photo_5237687672758192058_y-150x150.jpg</text:a>
', '<text:a xlink:type="simple" xlink:href="https://armyinform.com.ua/wp-content/uploads/2023/06/photo_5237687672758192060_y-150x150.jpg" text:style-name="Internet_20_link" text:visited-style-name="Visited_20_Internet_20_Link">
photo_5237687672758192060_y-150x150.jpg</text:a>
', '<text:a xlink:type="simple" xlink:href="https://armyinform.com.ua/wp-content/uploads/2023/06/photo_5237687672758192062_y-150x150.jpg" text:style-name="Internet_20_link" text:visited-style-name="Visited_20_Internet_20_Link">
photo_5237687672758192062_y-150x150.jpg</text:a>
', '<text:a xlink:type="simple" xlink:href="https://armyinform.com.ua/wp-content/uploads/2023/06/photo_5237687672758192067_y-150x150.jpg" text:style-name="Internet_20_link" text:visited-style-name="Visited_20_Internet_20_Link">
photo_5237687672758192067_y-150x150.jpg</text:a>
']</text:p>
      <text:p text:style-name="P4">
Tags: ['ВІЙНА', 'ВОЛОДИМИР ЗЕЛЕНСЬКИЙ', 'ПРЕЗИДЕНТ УКРАЇНИ']</text:p>
      <text:p text:style-name="P4">
Category: News</text:p>
      <!--METADATA-->
      <text:p text:style-name="P4">
<draw:frame draw:style-name="fr1" draw:name="Image337" text:anchor-type="as-char" svg:width="6.9236in" svg:height="4.608521in" draw:z-index="0">
<draw:image xlink:href="../Images/AРМІЯINFORM/2023-06-23T68-00-00-04-00/photo_5237687672758192063_y.jpg" xlink:type="simple" xlink:show="embed" xlink:actuate="onLoad" draw:mime-type="image/jpeg"/>
</draw:frame>
</text:p>
      <text:p text:style-name="P4">
Президент України Володимир Зеленський вважає, що захист від агресії потребуєколективних і солідарних зусиль.</text:p>
      <text:p text:style-name="P4">
Про це <text:a xlink:type="simple" xlink:href="https://t.me/V_Zelenskiy_official/6688" text:style-name="Internet_20_link" text:visited-style-name="Visited_20_Internet_20_Link">
йдеться</text:a>
 у його телеграм-каналі.</text:p>
      <text:p text:style-name="P4">
«Світ пройшов через різні війни, і що більше війни знищували життів, тобільшим ставало й розуміння: захист від агресії та превенція агресіїпотребують зусиль — саме колективних і солідарних», — написав глава держави.</text:p>
      <text:p text:style-name="P4">
<text:a xlink:type="simple" xlink:href="https://armyinform.com.ua/wp-content/uploads/2023/06/photo_5237687672758192058_y.jpg" text:style-name="Internet_20_link" text:visited-style-name="Visited_20_Internet_20_Link">
<draw:frame draw:style-name="fr1" draw:name="Image338" text:anchor-type="as-char" svg:width="6.9236in" svg:height="6.9236in" draw:z-index="0">
<draw:image xlink:href="../Images/AРМІЯINFORM/2023-06-23T68-00-00-04-00/photo_5237687672758192058_y-150x150.jpg" xlink:type="simple" xlink:show="embed" xlink:actuate="onLoad" draw:mime-type="image/jpeg"/>
</draw:frame>
</text:a>
</text:p>
      <text:p text:style-name="P4">
<text:a xlink:type="simple" xlink:href="https://armyinform.com.ua/wp-content/uploads/2023/06/photo_5237687672758192060_y.jpg" text:style-name="Internet_20_link" text:visited-style-name="Visited_20_Internet_20_Link">
<draw:frame draw:style-name="fr1" draw:name="Image339" text:anchor-type="as-char" svg:width="6.9236in" svg:height="6.9236in" draw:z-index="0">
<draw:image xlink:href="../Images/AРМІЯINFORM/2023-06-23T68-00-00-04-00/photo_5237687672758192060_y-150x150.jpg" xlink:type="simple" xlink:show="embed" xlink:actuate="onLoad" draw:mime-type="image/jpeg"/>
</draw:frame>
</text:a>
</text:p>
      <text:p text:style-name="P4">
<text:a xlink:type="simple" xlink:href="https://armyinform.com.ua/wp-content/uploads/2023/06/photo_5237687672758192062_y.jpg" text:style-name="Internet_20_link" text:visited-style-name="Visited_20_Internet_20_Link">
<draw:frame draw:style-name="fr1" draw:name="Image340" text:anchor-type="as-char" svg:width="6.9236in" svg:height="6.9236in" draw:z-index="0">
<draw:image xlink:href="../Images/AРМІЯINFORM/2023-06-23T68-00-00-04-00/photo_5237687672758192062_y-150x150.jpg" xlink:type="simple" xlink:show="embed" xlink:actuate="onLoad" draw:mime-type="image/jpeg"/>
</draw:frame>
</text:a>
</text:p>
      <text:p text:style-name="P4">
<text:a xlink:type="simple" xlink:href="https://armyinform.com.ua/wp-content/uploads/2023/06/photo_5237687672758192067_y.jpg" text:style-name="Internet_20_link" text:visited-style-name="Visited_20_Internet_20_Link">
<draw:frame draw:style-name="fr1" draw:name="Image341" text:anchor-type="as-char" svg:width="6.9236in" svg:height="6.9236in" draw:z-index="0">
<draw:image xlink:href="../Images/AРМІЯINFORM/2023-06-23T68-00-00-04-00/photo_5237687672758192067_y-150x150.jpg" xlink:type="simple" xlink:show="embed" xlink:actuate="onLoad" draw:mime-type="image/jpeg"/>
</draw:frame>
</text:a>
</text:p>
      <text:p text:style-name="P4">
Source: <text:a xlink:type="simple" xlink:href="https://armyinform.com.ua/2023/06/23/zahyst-ta-zapobigannya-agresiyi-potrebuye-kolektyvnyh-i-solidarnyh-zusyl-prezydent-ukrayiny/" text:style-name="Internet_20_link" text:visited-style-name="Visited_20_Internet_20_Link">
https://armyinform.com.ua/2023/06/23/zahyst-ta-zapobigannya-agresiyi-potrebuye-kolektyvnyh-i-solidarnyh-zusyl-prezydent-ukrayiny/</text:a>
</text:p>
      <!--NEWS-->
      <text:h text:style-name="P10" text:outline-level="1">
<text:span text:style-name="T4">
Швейцарія надає Україні понад $1,3 млн на обладнання для розмінування</text:span>
</text:h>
      <text:p text:style-name="P4">
Author: ['АРМІЯINFORM']</text:p>
      <text:p text:style-name="P4">
Time: 2023-06-23T69:00:00-04:00</text:p>
      <text:p text:style-name="P4">
Description: Швейцарія допоможе Україні з розмінуванням територій, для цього країна перед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igger_d-250_1.jpg" text:style-name="Internet_20_link" text:visited-style-name="Visited_20_Internet_20_Link">
digger_d-250_1.jpg</text:a>
']</text:p>
      <text:p text:style-name="P4">
Tags: ['ГУМАНІТАРНЕ РОЗМІНУВАННЯ', 'ДОПОМОГА ПАРТНЕРІВ', 'МАШИНА ДЛЯ РОЗМІНУВАННЯ', 'МІЖНАРОДНА ПІДТРИМКА УКРАЇНИ', 'СВІТ ПІДТРИМУЄ УКРАЇНУ', 'ШВЕЙЦАРІЯ']</text:p>
      <text:p text:style-name="P4">
Category: News</text:p>
      <!--METADATA-->
      <text:p text:style-name="P4">
<draw:frame draw:style-name="fr1" draw:name="Image342" text:anchor-type="as-char" svg:width="6.9236in" svg:height="4.615733in" draw:z-index="0">
<draw:image xlink:href="../Images/AРМІЯINFORM/2023-06-23T69-00-00-04-00/digger_d-250_1.jpg" xlink:type="simple" xlink:show="embed" xlink:actuate="onLoad" draw:mime-type="image/jpeg"/>
</draw:frame>
Ілюстративне фото</text:p>
      <text:p text:style-name="P4">
Швейцарія допоможе Україні з розмінуванням територій, для цього країнапередасть спеціальну дистанційно керовану машину від Swiss Digger Foundation іпроведе навчання для фахівців.</text:p>
      <text:p text:style-name="P4">
Про це <text:a xlink:type="simple" xlink:href="https://www.admin.ch/gov/en/start/documentation/media-releases.msg-id-95904.html" text:style-name="Internet_20_link" text:visited-style-name="Visited_20_Internet_20_Link">
йдеться</text:a>
 на сайті уряду Швейцарії.</text:p>
      <text:p text:style-name="P4">
Обладнання для розмінування являє собою дистанційно керовану гусеничну машинурозміром з невеликий бульдозер. Вона може знищувати або підривати протипіхотніміни за допомогою фрези, роблячи їх нешкідливими.</text:p>
      <text:p text:style-name="P4">
Крім машини для розмінування, Швейцарія також надає Україні <text:span text:style-name="T4">
вантажівку,причіп і комплект запасних частин на три роки</text:span>
. Українських фахівців такожнавчатимуть на місці експерти з фонду Digger.</text:p>
      <text:p text:style-name="P4">
Весь пакет допомоги в розмірі близько 1,2 млн швейцарських франків (понад 1,3млн доларів) фінансуватимуть коштом Збройних сил Швейцарії.</text:p>
      <text:p text:style-name="P4">
«Передача саперної машини і навчання заплановані на вересень», — йдеться уповідомленні.</text:p>
      <text:p text:style-name="P4">
З літа минулого року Швейцарія спільно з Женевським міжнародним центромгуманітарного розмінування також <text:span text:style-name="T4">
проводить навчання для українських фахівцівз гуманітарного розмінування</text:span>
.</text:p>
      <text:p text:style-name="P4">
Навчальні курси проводяться в рамках програми «Партнерство заради миру».Витрати учасників на проїзд і проживання покриваються швейцарськими Збройнимисилами.</text:p>
      <text:p text:style-name="P4">
Раніше Швейцарія <text:a xlink:type="simple" xlink:href="https://armyinform.com.ua/2023/06/07/shvejczariya-zrobyla-krok-shhodo-reeksportu-zbroyi-dlya-ukrayiny-dmytro-kuleba/" text:style-name="Internet_20_link" text:visited-style-name="Visited_20_Internet_20_Link">
зробила</text:a>
 крок щодореекспорту зброї для України.</text:p>
      <text:p text:style-name="P4">
Source: <text:a xlink:type="simple" xlink:href="https://armyinform.com.ua/2023/06/23/shvejczariya-nadaye-ukrayini-ponad-e12-mln-na-obladnannya-dlya-rozminuvannya/" text:style-name="Internet_20_link" text:visited-style-name="Visited_20_Internet_20_Link">
https://armyinform.com.ua/2023/06/23/shvejczariya-nadaye-ukrayini-ponad-e12-mln-na-obladnannya-dlya-rozminuvannya/</text:a>
</text:p>
      <!--NEWS-->
      <text:h text:style-name="P10" text:outline-level="1">
<text:span text:style-name="T4">
Постпреди Євросоюзу погодили 11 пакет санкцій проти росії — Служба зовнішньої розвідки</text:span>
</text:h>
      <text:p text:style-name="P4">
Author: ['АРМІЯINFORM']</text:p>
      <text:p text:style-name="P4">
Time: 2023-06-23T6: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Tags: ['STOPRUSSIA', 'АГРЕСІЯ РФ', 'ВІЙНА', 'ВТОРГНЕННЯ РФ']</text:p>
      <text:p text:style-name="P4">
Category: News</text:p>
      <!--METADATA-->
      <text:p text:style-name="P4">
<draw:frame draw:style-name="fr1" draw:name="Image343" text:anchor-type="as-char" svg:width="6.9236in" svg:height="4.615733in" draw:z-index="0">
<draw:image xlink:href="../Images/AРМІЯINFORM/2023-06-23T6-00-00-04-00/355496452_569477738708181_6574025600932992907_n.jpg" xlink:type="simple" xlink:show="embed" xlink:actuate="onLoad" draw:mime-type="image/jpeg"/>
</draw:frame>
</text:p>
      <text:p text:style-name="P4">
Про це<text:a xlink:type="simple" xlink:href="https://www.facebook.com/SZRUkraine/posts/pfbid02DJCpmHRTT32EUigFLAhetmqf5kd4gieLAzQRUkStFjU6wMcgp4Mq9QCrFyCkTUFEl" text:style-name="Internet_20_link" text:visited-style-name="Visited_20_Internet_20_Link">
повідомляє</text:a>
Служба зовнішньої розвідки України на своїй офіційній сторінці в Facebook.</text:p>
      <text:p text:style-name="P4">
Постпреди Євросоюзу погодили 11 пакет санкцій проти росії, що включає заходи,спрямовані на протидію обходу санкцій та окремих лістингів. Зокрема підсанкції потрапили 70 фізичних і 30 юридичних осіб, заборонено також перетинкордону російськими автопричепами та транспортування нафти південною гілкоюнафтопроводу «дружба» — єдиною, через яку російська нафта надходить до Європи.</text:p>
      <text:p text:style-name="P4">
Євросоюз виступить із пропозицією щодо використання заморожених російськихактивів до виходу на літні канікули, — заявила голова Єврокомісії Урсула фондер Ляйєн на міжнародній конференції з відновлення України.</text:p>
      <text:p text:style-name="P4">
Євросоюз до вересня затвердить список технологій подвійного призначення,експорт яких буде обмежений до всіх недружніх країн, і, передусім, на росію.</text:p>
      <text:p text:style-name="P4">
Американська транснаціональна компанія Cisco, що виробляє мережеве обладнаннята програмні продукти, закриває на рф своє дочірнє підприємство «сіскосістємс».</text:p>
      <text:p text:style-name="P4">
За останніми дослідженнями ділової активності російських суб’єктів малого тасереднього підприємництва, у травні продажі обвалились до рівня літа 2021року, а про негативну динаміку заявили 84 % із 1 800 опитаних підприємців.Частка тих, хто сподівається на зростання доходу у майбутньому, скоротилась із32 % до 29 %.</text:p>
      <text:p text:style-name="P4">
Малому та середньому бізнесу на рф стає все важче отримати кредити для своєїдіяльності: у травні лише 25 % мали позитивні рішення фінустанов. Негативнадинаміка доступності кредиту відмічається як у галузі послуг, так івиробництва.</text:p>
      <text:p text:style-name="P4">
У 65 регіонах росії не вистачає лікарів-гематологів; за даними останньогодослідження, у 2021 році на рф налічувалося лише 448 гематологів — це всередньому п’ять лікарів на кожний федеральний суб’єкт росії (насправді ж удеяких регіонах взагалі немає таких фахівців).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асоціація банків росії запропонувала обмежити видачу сімейної іпотеки інадавати її лише сім’ям із трьома та більше дітьми. Водночас глава банку росіїнабіулліна заявила, що центробанк уже вживає заходів для скорочення видачііпотеки з низьким початковим внеском.</text:p>
      <text:p text:style-name="P4">
За півтора року на росії вартість житла в новобудовах подорожчала на 50 %.</text:p>
      <text:p text:style-name="P4">
генпрокуратура рф визнала небажаною на території росії діяльність міжнародноїнеурядової організації «Всесвітній фонд природи» (WWF), яку визнано на рфіноагентом і яка нібито «є загрозою безпеці в економічній сфері».</text:p>
      <text:p text:style-name="P4">
Митниця Литви з 3 липня посилює порядок вантажного транзиту 57 груп товарівчерез територію білорусі та росії. Під посилення контролю транзиту потрапитьпродукція, що використовується «у військових цілях або збільшенні потужностейросійської промисловості».</text:p>
      <text:p text:style-name="P4">
За інформацією «сообщєства жєлєзнодорожніков бєлорусіі», з початку року вструктурах «бєлоруской жєлєзной дорогі» штат співробітників необґрунтованоскоротився на 996 осіб. Самій же залізниці цього року доведеться заплатити заборгами 300 млн рублів.</text:p>
      <text:p text:style-name="P4">
У білорусі зняли з продажу рафіновану олію трьох російських марок «аліа»,«мірра» та «жаркоff». Експерти визначили, що вміст шкідливих продуктівокислення жиру в них перевищено в кілька разів, а сама продукція не може бутиідентифікована як та, за яку видається.</text:p>
      <text:p text:style-name="P4">
білоруські спортсмени не візьмуть участі у чемпіонаті світу з фехтування уМілані через недопущення до змагань провідних фехтувальників країни.</text:p>
      <text:p text:style-name="P4">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Верещук про ризики на ЗАЕС: Боятись треба не росіян, а їхнього головотяпства</text:span>
</text:h>
      <text:p text:style-name="P4">
Authors: Ukrinform (Person)</text:p>
      <text:p text:style-name="P4">
Publisher: Укринформ (Organization)</text:p>
      <text:p text:style-name="P4">
Published Time: 2023-06-23T6:24:00+03:00</text:p>
      <text:p text:style-name="P4">
Modified Time: 2023-06-23T22:24:00+03:00</text:p>
      <text:p text:style-name="P4">
Description: Віцепрем'єр-міністр - міністр з питань реінтеграції тимчасово окупованих територій Ірина Верещук, коментуючи ймовірність влаштування Росією терористичного акту на Запорізькій атомній електростанції, зазначила, що від країни-агресора можна очікувати чого завгодно. — Укрінформ.</text:p>
      <text:p text:style-name="P4">
Images: ['<text:a xlink:type="simple" xlink:href="https://static.ukrinform.com/photos/2023_01/thumb_files/630_360_1673897824-865.png" text:style-name="Internet_20_link" text:visited-style-name="Visited_20_Internet_20_Link">
630_360_16738...</text:a>
']</text:p>
      <text:p text:style-name="P4">
Tags: ['Верещук', 'Запорізька АЕС', 'Війна з Росією']</text:p>
      <text:p text:style-name="P4">
Type: Article</text:p>
      <!--METADATA-->
      <text:p text:style-name="P4">
<draw:frame draw:style-name="fr1" draw:name="Image344" text:anchor-type="as-char" svg:width="6.9236in" svg:height="3.956343in" draw:z-index="0">
<draw:image xlink:href="../Images/yкринформ/2023-06-23T6-24-00-03-00/630_360_1673897824-865.png" xlink:type="simple" xlink:show="embed" xlink:actuate="onLoad" draw:mime-type="image/png"/>
</draw:frame>
Віцепрем'єр-міністр - міністр з питань реінтеграції тимчасово окупованихтериторій Ірина Верещук, коментуючи ймовірність влаштування Росієютерористичного акту на Запорізькій атомній електростанції, зазначила, що відкраїни-агресора можна очікувати чого завгодно.</text:p>
      <text:p text:style-name="P4">
Про це вона написала у <text:a xlink:type="simple" xlink:href="https://t.me/vereshchuk_iryna/1945" text:style-name="Internet_20_link" text:visited-style-name="Visited_20_Internet_20_Link">
 Телеграмі </text:a>
 ,передає Укрінформ.</text:p>
      <text:p text:style-name="P4">
«Багато хто мене зараз питає про ЗАЕС. Чи реальні ризики та що робити нашимлюдям? Під час повномасштабної війни може трапитись різне. Від росіян можнаочікувати що завгодно. Вони живуть і мислять інакше, ніж цивілізований світ.Боятись треба не їх, а їхнього головотяпства. Хоча, інстинкт самозбереження вних є», - написала Верещук.</text:p>
      <text:p text:style-name="P4">
<text:span text:style-name="T4">
Читайте також:</text:span>
 <text:span text:style-name="T4">
<text:a xlink:type="simple" xlink:href="https://www.ukrinform.ua/rubric-ato/3726957-kislica-zaklikav-svit-serjozno-postavitisa-do-zagrozi-adernogo-teroru-na-zaes.html" text:style-name="Internet_20_link" text:visited-style-name="Visited_20_Internet_20_Link">
 Кислиця закликав світ серйозно поставитися до загрозиядерного терору на ЗАЕС </text:a>
 </text:span>
</text:p>
      <text:p text:style-name="P4">
Вона нагадала, що минулого року з ЧАЕС загарбники втекли. Та підкреслила, щобудь-який інцидент на ЗАЕС буде глобальною проблемою для всіх, у тому числі йдля росіян.</text:p>
      <text:p text:style-name="P4">
«Думаю, вони це відчувають, попри тирсу в головах. Не від хорошого життя, алеза цей час ми набули унікального досвіду кризового реагування на техногенні тагуманітарні виклики. Такого досвіду зараз немає ні в кого у світі», -підкреслила віцепрем'єр-міністр.</text:p>
      <text:p text:style-name="P4">
<text:span text:style-name="T4">
Читайте також:</text:span>
 <text:span text:style-name="T4">
<text:a xlink:type="simple" xlink:href="https://www.ukrinform.ua/rubric-economy/3726783-mozlivij-rosijskij-terakt-na-zaes-cim-ce-zagrozue-ukraini-evropi-j-samij-rosii.html" text:style-name="Internet_20_link" text:visited-style-name="Visited_20_Internet_20_Link">
 Можливий російський теракт на ЗАЕС: чим це загрожуєУкраїні, Європі й самій Росії </text:a>
 </text:span>
</text:p>
      <text:p text:style-name="P4">
Глава Мінреінтеграції закликала українців довіряти офіційній інформації віддержавних органів. МВС, ДСНС, МОЗ та інші знають свою справу.</text:p>
      <text:p text:style-name="P4">
«Що робити? Жити. На своєму місці робити свою роботу: спокійно, щодня. Дбатипро діток. Також, допомагати людям поряд: чуйно та щиро», - порадила Верещук.</text:p>
      <text:p text:style-name="P4">
<text:span text:style-name="T4">
Читайте також:</text:span>
 <text:span text:style-name="T4">
<text:a xlink:type="simple" xlink:href="https://www.ukrinform.ua/rubric-economy/3726662-fiksuetsa-neznacne-znizenna-rivna-vodi-u-stavkuoholodzuvaci-zaes-energoatom.html" text:style-name="Internet_20_link" text:visited-style-name="Visited_20_Internet_20_Link">
 Фіксується незначне зниження рівня води у ставку-охолоджувачі ЗАЕС - Енергоатом </text:a>
 </text:span>
</text:p>
      <text:p text:style-name="P4">
Як повідомлялося, Президент Володимир Зеленський заявив, що РосійськаФедерація розглядає сценарій влаштування терористичного акту на Запорізькійатомній електростанції й все підготувала для цього.</text:p>
      <text:p text:style-name="P4">
Начальник ГУР Кирило Буданов поінформував, що росіяни замінували охолоджувачна <text:span text:style-name="T4">
<text:a xlink:type="simple" xlink:href="https://www.ukrinform.ua/tag-zaporizka-aes" text:style-name="Internet_20_link" text:visited-style-name="Visited_20_Internet_20_Link">
 Запорізькій АЕС, </text:a>
 </text:span>
 іякщо його буде виведено із ладу, то існує імовірність того, що будуть великіпроблеми.</text:p>
      <text:p text:style-name="P4">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У Києві відбувся випуск учасників навчальної програми «Трансформація ЗСУ»</text:span>
</text:h>
      <text:p text:style-name="P4">
Author: ['АРМІЯINFORM']</text:p>
      <text:p text:style-name="P4">
Time: 2023-06-23T70:00:00-04:00</text:p>
      <text:p text:style-name="P4">
Description: Днями понад тридцять офіцерів та генералів Генерального штабу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859183_61046.jpg" text:style-name="Internet_20_link" text:visited-style-name="Visited_20_Internet_20_Link">
355859183_61046.jpg</text:a>
']</text:p>
      <text:p text:style-name="P4">
Tags: ['ГШ ЗСУ', 'КИЄВО-МОГИЛЯНСЬКА АКАДЕМІЯ', 'ТРАНСФОРМАЦІЯ ЗСУ']</text:p>
      <text:p text:style-name="P4">
Category: News</text:p>
      <!--METADATA-->
      <text:p text:style-name="P4">
<draw:frame draw:style-name="fr1" draw:name="Image345" text:anchor-type="as-char" svg:width="6.9236in" svg:height="4.615733in" draw:z-index="0">
<draw:image xlink:href="../Images/AРМІЯINFORM/2023-06-23T70-00-00-04-00/355859183_61046.jpg" xlink:type="simple" xlink:show="embed" xlink:actuate="onLoad" draw:mime-type="image/jpeg"/>
</draw:frame>
</text:p>
      <text:p text:style-name="P4">
Днями понад тридцять офіцерів та генералів Генерального штабу Збройних СилУкраїни, науковців та керівників управлінь, працівників Національногоуніверситету оборони України отримали сертифікати за результатами навчань,організованих за підтримки уряду Канади, спільно з фахівцями країн-партнерівна базі бізнес-школи Києво-Могилянської Академії, у співпраці з Могилянськоюстратегічною агенцією.</text:p>
      <text:p text:style-name="P4">
Про це<text:a xlink:type="simple" xlink:href="https://www.facebook.com/GeneralStaff.ua/posts/pfbid0ZrTFBW3RZyD5nJ1nQHVZdMUdmqXRdn6Fxyw2XTJpvEoZmgJbhE1PXwygcXqmUwXbl" text:style-name="Internet_20_link" text:visited-style-name="Visited_20_Internet_20_Link">
повідомляє</text:a>
Генеральний штаб ЗСУ.</text:p>
      <text:p text:style-name="P4">
Ключові аспекти створення нової, сумісної з військами НАТО моделі Збройних СилУкраїни, які розглядалися в рамках програми, розкрив заступник начальникаГенерального штабу ЗСУ генерал-майор Володимир Коваль. Він окреслив візію,місію, цінності Збройних Сил України нового формату, ключові спроможностінаших Збройних Сил та порядок інтеграції їх складових у мультидоменномупросторі.</text:p>
      <text:p text:style-name="P4">
Із завершенням навчань учасників проєкту привітав генерал Роб Фостер, аташе зпитань оборони Канади в Україні. Відзначивши велику зацікавленість командногоскладу Збройних Сил України у опануванні новими знаннями і навичками, вінзазначив, що відпрацювання отриманих кейсів буде ними проводитись самостійно,в ході ведення реальних бойових дій зі звільнення території України.</text:p>
      <text:p text:style-name="P4">
Керівник стратегічних програм для вищого керівного складу сектору безпеки таоборони України, керуючий партнер Могилянської стратегічної агенції паніГелена Саврук, підкреслила, що спілкування під час реалізації програми міжвикладачами та учасниками було конструктивним і зацікавленим, часом гострим,але продуктивним.</text:p>
      <text:p text:style-name="P4">
«Навчальний план виконано повністю, але життя постійно вносить корективи внаші дослідження, тож сподіваємось на плідне продовження співпраці», —зазначила вона.</text:p>
      <text:p text:style-name="P4">
Учасники навчань відзначили, що напрацювання, народжені в подібних проєктах,мають стати основою українського війська нового типу, початок реформуванняякого вже покладено.</text:p>
      <text:p text:style-name="P4">
Source: <text:a xlink:type="simple" xlink:href="https://armyinform.com.ua/2023/06/23/u-kyyevi-vidbuvsya-vypusk-uchasnykiv-navchalnoyi-programy-transformacziya-zsu/" text:style-name="Internet_20_link" text:visited-style-name="Visited_20_Internet_20_Link">
https://armyinform.com.ua/2023/06/23/u-kyyevi-vidbuvsya-vypusk-uchasnykiv-navchalnoyi-programy-transformacziya-zsu/</text:a>
</text:p>
      <!--NEWS-->
      <text:h text:style-name="P10" text:outline-level="1">
<text:span text:style-name="T4">
11-й пакет європейських санкцій проти росії набув чинності — МЗС Естонії</text:span>
</text:h>
      <text:p text:style-name="P4">
Author: ['АРМІЯINFORM']</text:p>
      <text:p text:style-name="P4">
Time: 2023-06-23T71:00:00-04:00</text:p>
      <text:p text:style-name="P4">
Description: Сьогодні, 23 червня, набув чинності одинадцятий пакет санкцій ЄС проти рф, який бу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1.jpg" text:style-name="Internet_20_link" text:visited-style-name="Visited_20_Internet_20_Link">
r-1.jpg</text:a>
']</text:p>
      <text:p text:style-name="P4">
Tags: ['АНТИРОСІЙСЬКІ САНКЦІЇ', 'ЕСТОНІЯ', 'ЄВРОПЕЙСЬКИЙ СОЮЗ']</text:p>
      <text:p text:style-name="P4">
Category: News</text:p>
      <!--METADATA-->
      <text:p text:style-name="P4">
<draw:frame draw:style-name="fr1" draw:name="Image346" text:anchor-type="as-char" svg:width="6.9236in" svg:height="4.534279in" draw:z-index="0">
<draw:image xlink:href="../Images/AРМІЯINFORM/2023-06-23T71-00-00-04-00/r-1.jpg" xlink:type="simple" xlink:show="embed" xlink:actuate="onLoad" draw:mime-type="image/jpeg"/>
</draw:frame>
</text:p>
      <text:p text:style-name="P4">
Сьогодні, 23 червня, набув чинності одинадцятий пакет санкцій ЄС проти рф,який був прийнятий 21 червня.</text:p>
      <text:p text:style-name="P4">
Про це <text:a xlink:type="simple" xlink:href="https://vm.ee/en/news/european-union-ramps-sanctions-against-russia" text:style-name="Internet_20_link" text:visited-style-name="Visited_20_Internet_20_Link">
повідомляє</text:a>
 пресслужба Міністерства закордонних справ Естонії.</text:p>
      <text:p text:style-name="P4">
«Європейський Союз ухвалив новий пакет санкцій, щоб зробити обмежувальнізаходи проти росії жорсткішими, додавши до санкційного списку 87 підприємствоборонно-промислового комплексу», — йдеться у заяві.</text:p>
      <text:p text:style-name="P4">
Міністр закордонних справ Естонії Маргус Цахкна заявив, що Естонія таЄвропейський Союз продовжують працювати над тим, щоб зробити санкціїмаксимально жорсткими та ефективними, а також вплинути на сектори, від якихросія найбільше залежить у фінансуванні своєї агресії проти України.</text:p>
      <text:p text:style-name="P4">
Він наголосив, що новий пакет санкцій обмежить можливості росії уникнутисанкцій, які вже діють.</text:p>
      <text:p text:style-name="P4">
Вперше як захід стримування пакет включає опцію розширення заборони на експорттоварів до третіх країн, через які санкційні товари надходять до росії.Загалом він дозволяє заборонити експорт товарів подвійного призначення тадеяких товарів, пов'язаних з оборонною промисловістю.</text:p>
      <text:p text:style-name="P4">
Раніше постпреди Євросоюзу<text:a xlink:type="simple" xlink:href="https://armyinform.com.ua/2023/06/23/postpredy-yevrosoyuzu-pogodyly-11-paket-sankczij-proty-rosiyi-sluzhba-zovnishnoyi-rozvidky/" text:style-name="Internet_20_link" text:visited-style-name="Visited_20_Internet_20_Link">
погодили</text:a>
 11-йпакет санкцій проти росії.</text:p>
      <text:p text:style-name="P4">
Source: <text:a xlink:type="simple" xlink:href="https://armyinform.com.ua/2023/06/23/11-j-paket-yevropejskyh-sankczij-proty-rosiyi-nabuv-chynnosti-mzs-estoniyi/" text:style-name="Internet_20_link" text:visited-style-name="Visited_20_Internet_20_Link">
https://armyinform.com.ua/2023/06/23/11-j-paket-yevropejskyh-sankczij-proty-rosiyi-nabuv-chynnosti-mzs-estoniyi/</text:a>
</text:p>
      <!--NEWS-->
      <text:h text:style-name="P10" text:outline-level="1">
<text:span text:style-name="T4">
Рідні звільнених з полону захисників ЧАЕС вручили представникам Координаційного штабу прапор</text:span>
</text:h>
      <text:p text:style-name="P4">
Author: ['АРМІЯINFORM']</text:p>
      <text:p text:style-name="P4">
Time: 2023-06-23T72:00:00-04:00</text:p>
      <text:p text:style-name="P4">
Description: У Координаційному штабі відбулася зустріч із родичами полонених військовослужбовців,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6eb2468-c795-4f5f-b9d4-6ccbd3635343.jpg" text:style-name="Internet_20_link" text:visited-style-name="Visited_20_Internet_20_Link">
d6eb2468-c795-4f5f-b9d4-6ccbd3635343.jpg</text:a>
']</text:p>
      <text:p text:style-name="P4">
Tags: ['ЗАХИСНИКИ ЧАЕС', 'КООРДИНАЦІЙНИЙ ШТАБ З ПИТАНЬ ПОВОДЖЕННЯ З ВІЙСЬКОВОПОЛОНЕНИМИ']</text:p>
      <text:p text:style-name="P4">
Category: News</text:p>
      <!--METADATA-->
      <text:p text:style-name="P4">
<draw:frame draw:style-name="fr1" draw:name="Image347" text:anchor-type="as-char" svg:width="6.9236in" svg:height="3.888755in" draw:z-index="0">
<draw:image xlink:href="../Images/AРМІЯINFORM/2023-06-23T72-00-00-04-00/d6eb2468-c795-4f5f-b9d4-6ccbd3635343.jpg" xlink:type="simple" xlink:show="embed" xlink:actuate="onLoad" draw:mime-type="image/jpeg"/>
</draw:frame>
</text:p>
      <text:p text:style-name="P4">
У Координаційному штабі відбулася зустріч із родичами полоненихвійськовослужбовців, які охороняли ЧАЕС. На початку зустрічі близькізвільнених військовослужбовців подякували команді Координаційного штабу завизволення своїх рідних та вручили секретарю Штабу Дмитру Усову символічнийпрапор з логотипом підрозділу.</text:p>
      <text:p text:style-name="P4">
Про це <text:a xlink:type="simple" xlink:href="https://t.me/Koord_shtab/1309" text:style-name="Internet_20_link" text:visited-style-name="Visited_20_Internet_20_Link">
повідомляє</text:a>
 Координаційний штаб зпитань поводження з військовополоненими.</text:p>
      <text:p text:style-name="P4">
«Ми також дякуємо вам за витримку. Те, що ви набралися мужності, виконувалирекомендації штабу увесь цей період, а також постійний тиск на державу-терориста з нашого боку допомогло нам визволити таку велику кількість вашихрідних і допомагає повертати решту і зараз», — зазначив секретар робочої групиКоординаційного штабу Богдан Охріменко.</text:p>
      <text:p text:style-name="P4">
Одне з головних питань родичів військовослужбовців стосувалося можливостіфіксації рівня радіаційного опромінення визволених захисників, які тривалийчас перебували в ізоляції на ЧАЕС. Богдан Охріменко зазначив, що наразі єможливість виміряти ступінь такого опромінення, а Дмитро Усов зауважив, щонаправить офіційне звернення на адресу Міжнародного комітету Червоного Хрестаз пропозицією здійснити комплексне обстеження визволених захисників ЧАЕС, абизафіксувати це й для подальшого міжнародного трибуналу.</text:p>
      <text:p text:style-name="P4">
Відповідаючи на запитання перспектив подальших обмінів, Дмитро Усов як учасникпереговорної групи зауважив, що наразі росіяни не завжди зацікавлені вздійсненні обмінів.</text:p>
      <text:p text:style-name="P4">
«Проблема в тому, що значну частину нашого обмінного фонду складають полоненііз загонів «Вагнер» або «Шторм» — люди, які відсиділи у в’язницях по 15 роківі більше, з тяжкими хворобами як то ВІЛ, гепатити, відкрита форматуберкульозу. Вони не потрібні росіянам, вони не хочуть їх забирати. Зрештою,у нашому полоні для них значно кращі умови, ніж протягом більшої частиниїхнього попереднього життя», — зазначив Дмитро Усов.</text:p>
      <text:p text:style-name="P4">
Source: <text:a xlink:type="simple" xlink:href="https://armyinform.com.ua/2023/06/23/ridni-zvilnenyh-z-polonu-zahysnykiv-chaes-vruchyly-predstavnykam-koordynaczijnogo-shtabu-prapor/" text:style-name="Internet_20_link" text:visited-style-name="Visited_20_Internet_20_Link">
https://armyinform.com.ua/2023/06/23/ridni-zvilnenyh-z-polonu-zahysnykiv-chaes-vruchyly-predstavnykam-koordynaczijnogo-shtabu-prapor/</text:a>
</text:p>
      <!--NEWS-->
      <text:h text:style-name="P10" text:outline-level="1">
<text:span text:style-name="T4">
За добу піротехніки ДСНС знешкодили понад 500 вибухонебезпечних предметів</text:span>
</text:h>
      <text:p text:style-name="P4">
Author: ['АРМІЯINFORM']</text:p>
      <text:p text:style-name="P4">
Time: 2023-06-23T73: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26bf4da61ec9.jpeg" text:style-name="Internet_20_link" text:visited-style-name="Visited_20_Internet_20_Link">
626bf4da61ec9.jpeg</text:a>
']</text:p>
      <text:p text:style-name="P4">
Tags: ['АГРЕСІЯ РФ', 'ДСНС УКРАЇНИ', 'РОЗМІНУВАННЯ']</text:p>
      <text:p text:style-name="P4">
Category: News</text:p>
      <!--METADATA-->
      <text:p text:style-name="P4">
<draw:frame draw:style-name="fr1" draw:name="Image348" text:anchor-type="as-char" svg:width="6.9236in" svg:height="4.32725in" draw:z-index="0">
<draw:image xlink:href="../Images/AРМІЯINFORM/2023-06-23T73-00-00-04-00/626bf4da61ec9.jpe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142 рази</text:span>
 залучалися до виконання завдань ізрозмінування.</text:p>
      <text:p text:style-name="P4">
Про це <text:a xlink:type="simple" xlink:href="https://dsns.gov.ua/uk/news/nadzvicaini-podiyi/informaciia-shhodo-diialnosti-pirotexnicnix-pidrozdiliv-dsns-130"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538вибухонебезпечних предметів</text:span>
 , обстежено територію площею 62,65 гектара.</text:p>
      <text:p text:style-name="P4">
Найчастіше піротехнічні підрозділи працювали: в Харківській області 19 571раз, Київщині — 8 501, Донеччині — 6 231, Миколаївщині — 5 238, Херсонщині — 5763, Чернігівщині — 4 736, Сумщині — 2 221, Черкащині — 1 121.</text:p>
      <text:p text:style-name="P4">
Довідково: Всього з початку широкомасштабного військового вторгненняросійської федерації на території України знешкоджено 404 089вибухонебезпечних предметів та 2 891 кг вибухової речовини, зокрема 3 001авіаційна бомба. Обстежено територію площею понад 90 479 гектарів.</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23/za-dobu-pirotehniky-dsns-zneshkodyly-ponad-500-vybuhonebezpechnyh-predmetiv-3/" text:style-name="Internet_20_link" text:visited-style-name="Visited_20_Internet_20_Link">
https://armyinform.com.ua/2023/06/23/za-dobu-pirotehniky-dsns-zneshkodyly-ponad-500-vybuhonebezpechnyh-predmetiv-3/</text:a>
</text:p>
      <!--NEWS-->
      <text:h text:style-name="P10" text:outline-level="1">
<text:span text:style-name="T4">
Олексій Резніков про саміт НАТО у Вільнюсі: Очікую чітких термінів та умов вступу України до Альянсу</text:span>
</text:h>
      <text:p text:style-name="P4">
Author: ['АРМІЯINFORM']</text:p>
      <text:p text:style-name="P4">
Time: 2023-06-23T74:00:00-04:00</text:p>
      <text:p text:style-name="P4">
Description: Міністр оборони України Олексій Резніков очікує від Вільнюського саміту НАТО чіт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8142157607520955_y-1.jpg" text:style-name="Internet_20_link" text:visited-style-name="Visited_20_Internet_20_Link">
photo_5238142157607520955_y-1.jpg</text:a>
']</text:p>
      <text:p text:style-name="P4">
Tags: ['ВСТУП УКРАЇНИ ДО НАТО', 'ОЛЕКСІЙ РЕЗНІКОВ', 'ОФІЦІЙНО']</text:p>
      <text:p text:style-name="P4">
Category: News</text:p>
      <!--METADATA-->
      <text:p text:style-name="P4">
<draw:frame draw:style-name="fr1" draw:name="Image349" text:anchor-type="as-char" svg:width="6.9236in" svg:height="4.546497in" draw:z-index="0">
<draw:image xlink:href="../Images/AРМІЯINFORM/2023-06-23T74-00-00-04-00/photo_5238142157607520955_y-1.jpg" xlink:type="simple" xlink:show="embed" xlink:actuate="onLoad" draw:mime-type="image/jpeg"/>
</draw:frame>
</text:p>
      <text:p text:style-name="P4">
Міністр оборони України Олексій Резніков очікує від Вільнюського саміту НАТОчітких термінів та умов вступу України до Альянсу.</text:p>
      <text:p text:style-name="P4">
Про це <text:a xlink:type="simple" xlink:href="https://t.me/militarymediacenter/2336" text:style-name="Internet_20_link" text:visited-style-name="Visited_20_Internet_20_Link">
повідомляє</text:a>
 Military MediaCenter.</text:p>
      <text:p text:style-name="P4">
«Очікую, що нам дадуть чіткий, зрозумілий сигнал і формулу, за якою миочевидно станемо країною НАТО», — йдеться у повідомленні.</text:p>
      <text:p text:style-name="P4">
Він сподівається, що на саміті будуть окреслені строки вступу або визначена«певна подія», після якої Україна стане членом Альянсу, і це вже «не буденезрозуміла розпливчаста форма про «відкриті двері».</text:p>
      <text:p text:style-name="P4">
Нагадаємо, саміт НАТО відбудеться у столиці Литви Вільнюсі в липні.</text:p>
      <text:p text:style-name="P4">
Source: <text:a xlink:type="simple" xlink:href="https://armyinform.com.ua/2023/06/23/oleksij-reznikov-pro-samit-nato-u-vilnyusi-ochikuyu-chitkyh-terminiv-ta-umov-vstupu-ukrayiny-do-alyansu/" text:style-name="Internet_20_link" text:visited-style-name="Visited_20_Internet_20_Link">
https://armyinform.com.ua/2023/06/23/oleksij-reznikov-pro-samit-nato-u-vilnyusi-ochikuyu-chitkyh-terminiv-ta-umov-vstupu-ukrayiny-do-alyansu/</text:a>
</text:p>
      <!--NEWS-->
      <text:h text:style-name="P10" text:outline-level="1">
<text:span text:style-name="T4">
У вас вірить весь народ на землі: Президент України звернувся до офіцерів — випускників військових вишів</text:span>
</text:h>
      <text:p text:style-name="P4">
Author: ['АРМІЯINFORM']</text:p>
      <text:p text:style-name="P4">
Time: 2023-06-23T75:00:00-04:00</text:p>
      <text:p text:style-name="P4">
Description: Сьогодні, 23 червня, Президент України Володимир Зеленський з нагоди випуску офіцер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c290373b1f8960762933dc2e5689681_1687510108_extra_large.jpeg" text:style-name="Internet_20_link" text:visited-style-name="Visited_20_Internet_20_Link">
dc290373b1f8960762933dc2e5689681_1687510108_extra_large.jpeg</text:a>
']</text:p>
      <text:p text:style-name="P4">
Tags: ['ВИПУСК', 'ВІЙСЬКОВІ ВИШІ', 'ВОЛОДИМИР ЗЕЛЕНСЬКИЙ']</text:p>
      <text:p text:style-name="P4">
Category: News</text:p>
      <!--METADATA-->
      <text:p text:style-name="P4">
<draw:frame draw:style-name="fr1" draw:name="Image350" text:anchor-type="as-char" svg:width="6.9236in" svg:height="4.604691in" draw:z-index="0">
<draw:image xlink:href="../Images/AРМІЯINFORM/2023-06-23T75-00-00-04-00/dc290373b1f8960762933dc2e5689681_1687510108_extra_large.jpeg" xlink:type="simple" xlink:show="embed" xlink:actuate="onLoad" draw:mime-type="image/jpeg"/>
</draw:frame>
</text:p>
      <text:p text:style-name="P4">
Сьогодні, 23 червня, Президент України Володимир Зеленський з нагоди випускуофіцерів з військових вишів звернувся до генералів, офіцерів, сержантів,солдатів, викладачів та курсантів з вітальним словом. Він зазначив, що нинівсіх об’єднує спільний вибір, висока відповідальність, відвага, рішучість івірність Україні, а в майбутньому всіх об'єднає перемога.</text:p>
      <text:p text:style-name="P4">
Про це <text:a xlink:type="simple" xlink:href="https://www.president.gov.ua/news/vas-obyednuye-spilnij-vibir-visoka-vidpovidalnist-vidvaga-r-83761" text:style-name="Internet_20_link" text:visited-style-name="Visited_20_Internet_20_Link">
повідомляє</text:a>
 Офіс Президента України.</text:p>
      <text:p text:style-name="P4">
— Я вітаю із сьогоднішнім днем <text:span text:style-name="T4">
Національний університет Повітряних Сил іменіІвана Кожедуба!</text:span>
 Десятки офіцерів і курсантів вашого університету під часнавчання опанували нові зразки озброєння. Серед них – Bayraktar, IRIS-T,NASAMS, Patriot і багато інших. Впевнені, що в майбутньому серед них будуть іF-16. Впевнені, що українські бойові соколи успішно закриватимуть наше небо.Впевнені, що наша ППО надійно захищатиме від ворожих ракет і БПЛА.</text:p>
      <text:p text:style-name="P4">
У вас вірить весь наш народ на землі. Нехай вам допомагають всі небесні сили.</text:p>
      <text:p text:style-name="P4">
Я вітаю із цим днем <text:span text:style-name="T4">
Військовий інститут танкових військ!</text:span>
 З перших годинвійни офіцери, сержанти й курсанти інституту захищали Харків, виконувализавдання з посилення підрозділів Збройних Сил і Національної гвардії України,у складі танкових, механізованих і стрілецьких підрозділів знищували живусилу, техніку противника, спільно з іншими силами борони Харкова не допустилипрориву окупантів у місто, а згодом брали участь у звільненні не одногонаселеного пункту Харківщини.</text:p>
      <text:p text:style-name="P4">
Про танкістів кажуть: «Ті, хто гартує перемогу в латних рукавицях». Я щиробажаю, аби настав день, коли ви зможете зняти ці рукавиці й міцно обійнятисвоїх батьків, своїх дітей, коханих і всіх рідних людей.</text:p>
      <text:p text:style-name="P4">
Я вітаю <text:span text:style-name="T4">
Військовий інститут телекомунікацій та інформатизації імені ГероївКрут!</text:span>
 Від початку широкомасштабної агресії рф військовослужбовці інститутубрали участь в обороні Києва, зокрема урядового кварталу. Не один рік виготуєте кваліфікованих фахівців з інформаційних технологій, електроннихкомунікацій, інших воєнних наук. Одразу після початку війни ви організувалипідготовку операторів БПЛА різних типів, освоєння новітніх засобів зв’язку, анезабаром було відкрито кіберлабораторію і розгорнуто навчально-тренувальнийкомплекс із кіберрозвідки. Я бажаю вам успіхів у вашій не такій помітній, алевід цього не менш важливій справі. Забезпечувати надійний зв'язок і чути поньому лише добрі новини про маленькі й великі перемоги нашої Батьківщини!</text:p>
      <text:p text:style-name="P4">
Я щиро вітаю <text:span text:style-name="T4">
Українську військово</text:span>
 <text:span text:style-name="T4">
-медичну академію!</text:span>
 І не тільки з цимурочистим днем, адже ви маєте ще один привід для вітань. Цьогоріч Українськавійськово-медична академія відзначала свій 30-річний ювілей. Увесь цей час випрофесійно та якісно готуєте військових лікарів для потреб усіх видів таокремих родів Збройних Сил України — з-поміж осіб офіцерського складу. Вибережете життя тих, хто береже життя країни. Береже свободу й незалежність. Ядякую вам за вашу важливу й непросту справу. Бажаю здоров’я і довгого життявам, вашим родинам і всім, кому ви щоденно допомагаєте.</text:p>
      <text:p text:style-name="P4">
Я вітаю <text:span text:style-name="T4">
викладачів і слухачів кафедри військової підготовки Національногоуніверситету</text:span>
 <text:span text:style-name="T4">
біоресурсів і природокористування України!</text:span>
 Спільнимизусиллями ви здійснюєте підготовку висококваліфікованих фахівців за напрямкомветеринарної медицини для Збройних Сил України та інших важливих формувань.Сьогодні ми протидіємо ворогу на всіх напрямах і всіма силами. І коли участь уздобутті спільної перемоги беруть не лише військові й техніка, а й силиприроди, усе, що є на нашій землі. Коли героями стають не лише люди, і одниміз символів спротиву та служіння країні є вже легендарний пес Патрон. І тисячіінших тварин, які і на передовій, і в тилу допомагають у битві з російськимзвіром. І його точно буде розбито.</text:p>
      <text:p text:style-name="P4">
Я вітаю із цим днем <text:span text:style-name="T4">
Військовий інститут Київського національногоуніверситету!</text:span>
 З 24 лютого минулого року військовослужбовці інституту були назахисті суверенітету, територіальної цілісності й недоторканності у складі силоборони міста Києва, і попри постійні ракетно-бомбові удари та артилерійськіобстріли ворога боронили стратегічно важливі об’єкти. Військовий інститутКиївського національного університету імені Шевченка здійснює підготовку майжеза двома десятками спеціальностей і спеціалізацій.</text:p>
      <text:p text:style-name="P4">
<text:span text:style-name="T4">
Пані та панове!</text:span>
</text:p>
      <text:p text:style-name="P4">
Я дякую всім викладачам і працівникам кожного навчального закладу запідготовку, досвід, знання, які здобули й здобувають ваші вихованці. Ще вчоравони були курсантами, незабаром стануть офіцерами, вже завтра частина з нихвирушить до лав сил оборони нашої країни, інші продовжать навчання, щобзгодом, здобувши освіту магістра, також поповнити лави українського війська.</text:p>
      <text:p text:style-name="P4">
Вас усіх об’єднує не лише спільний вибір і висока відповідальність. Вас усіхоб’єднує відвага, рішучість, патріотизм, вас об’єднує вірність Україні,готовність її захищати й прагнення її визволяти.</text:p>
      <text:p text:style-name="P4">
А отже — і в цьому немає жодного сумніву — є річ, яка <text:span text:style-name="T4">
об’єднає всіх умайбутньому.</text:span>
 Це <text:span text:style-name="T4">
перемога»</text:span>
 , — зазначив Президент України ВолодимирЗеленський.</text:p>
      <text:p text:style-name="P4">
Source: <text:a xlink:type="simple" xlink:href="https://armyinform.com.ua/2023/06/23/u-vas-viryt-ves-narod-na-zemli-prezydent-ukrayiny-zvernuvsya-do-oficzeriv-vypusknykiv-vijskovyh-vyshiv/" text:style-name="Internet_20_link" text:visited-style-name="Visited_20_Internet_20_Link">
https://armyinform.com.ua/2023/06/23/u-vas-viryt-ves-narod-na-zemli-prezydent-ukrayiny-zvernuvsya-do-oficzeriv-vypusknykiv-vijskovyh-vyshiv/</text:a>
</text:p>
      <!--NEWS-->
      <text:h text:style-name="P10" text:outline-level="1">
<text:span text:style-name="T4">
Черговий випуск у ВІКНУ: офіцерські погони отримали понад 200 лейтенантів, з них 27 завершили навчання з відзнакою</text:span>
</text:h>
      <text:p text:style-name="P4">
Author: ['Тетяна Головатюк']</text:p>
      <text:p text:style-name="P4">
Time: 2023-06-23T76:00:00-04:00</text:p>
      <text:p text:style-name="P4">
Description: У Києві відбувся черговий випуск лейтенантів Військового інституту Київ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45.jpg" text:style-name="Internet_20_link" text:visited-style-name="Visited_20_Internet_20_Link">
golovna-45.jpg</text:a>
', '<text:a xlink:type="simple" xlink:href="https://armyinform.com.ua/wp-content/uploads/2023/06/1h9a9483-150x150.jpg" text:style-name="Internet_20_link" text:visited-style-name="Visited_20_Internet_20_Link">
1h9a9483-150x150.jpg</text:a>
', '<text:a xlink:type="simple" xlink:href="https://armyinform.com.ua/wp-content/uploads/2023/06/1h9a9570-150x150.jpg" text:style-name="Internet_20_link" text:visited-style-name="Visited_20_Internet_20_Link">
1h9a9570-150x150.jpg</text:a>
', '<text:a xlink:type="simple" xlink:href="https://armyinform.com.ua/wp-content/uploads/2023/06/1h9a9476-150x150.jpg" text:style-name="Internet_20_link" text:visited-style-name="Visited_20_Internet_20_Link">
1h9a9476-150x150.jpg</text:a>
', '<text:a xlink:type="simple" xlink:href="https://armyinform.com.ua/wp-content/uploads/2023/06/1h9a9548-150x150.jpg" text:style-name="Internet_20_link" text:visited-style-name="Visited_20_Internet_20_Link">
1h9a9548-150x150.jpg</text:a>
', '<text:a xlink:type="simple" xlink:href="https://armyinform.com.ua/wp-content/uploads/2023/06/1h9a9647-150x150.jpg" text:style-name="Internet_20_link" text:visited-style-name="Visited_20_Internet_20_Link">
1h9a9647-150x150.jpg</text:a>
', '<text:a xlink:type="simple" xlink:href="https://armyinform.com.ua/wp-content/uploads/2023/06/1h9a9736-150x150.jpg" text:style-name="Internet_20_link" text:visited-style-name="Visited_20_Internet_20_Link">
1h9a9736-150x150.jpg</text:a>
', '<text:a xlink:type="simple" xlink:href="https://armyinform.com.ua/wp-content/uploads/2023/06/1h9a9785-150x150.jpg" text:style-name="Internet_20_link" text:visited-style-name="Visited_20_Internet_20_Link">
1h9a9785-150x150.jpg</text:a>
', '<text:a xlink:type="simple" xlink:href="https://armyinform.com.ua/wp-content/uploads/2023/06/1h9a9814-150x150.jpg" text:style-name="Internet_20_link" text:visited-style-name="Visited_20_Internet_20_Link">
1h9a9814-150x150.jpg</text:a>
', '<text:a xlink:type="simple" xlink:href="https://armyinform.com.ua/wp-content/uploads/2023/06/1h9a9822-150x150.jpg" text:style-name="Internet_20_link" text:visited-style-name="Visited_20_Internet_20_Link">
1h9a9822-150x150.jpg</text:a>
', '<text:a xlink:type="simple" xlink:href="https://armyinform.com.ua/wp-content/uploads/2023/06/1h9a9803-150x150.jpg" text:style-name="Internet_20_link" text:visited-style-name="Visited_20_Internet_20_Link">
1h9a9803-150x150.jpg</text:a>
']</text:p>
      <text:p text:style-name="P4">
Tags: ['STOPRUSSIA', 'АГРЕСІЯ РФ', 'ВОЛОДИМИР ЗЕЛЕНСЬКИЙ']</text:p>
      <text:p text:style-name="P4">
Category: News</text:p>
      <!--METADATA-->
      <text:p text:style-name="P4">
<draw:frame draw:style-name="fr1" draw:name="Image351" text:anchor-type="as-char" svg:width="6.9236in" svg:height="4.615733in" draw:z-index="0">
<draw:image xlink:href="../Images/AРМІЯINFORM/2023-06-23T76-00-00-04-00/golovna-45.jpg" xlink:type="simple" xlink:show="embed" xlink:actuate="onLoad" draw:mime-type="image/jpeg"/>
</draw:frame>
</text:p>
      <text:p text:style-name="P4">
У Києві відбувся черговий випуск лейтенантів Військового інституту Київськогонаціонального університету імені Тараса Шевченка.</text:p>
      <text:p text:style-name="P4">
Цей навчальний заклад здійснює підготовку фахівців з повною вищою освітою дляЗбройних Сил України та інших силових структур сектору безпеки і оборониУкраїни за наступними спеціальностями: філологія, політологія, психологія,журналістика, фінанси, банківська справа, страхування та фондовий ринок,право, геодезія та землеустрій, міжнародні відносини, суспільні комунікації тарегіональні студії.</text:p>
      <text:p text:style-name="P4">
<text:a xlink:type="simple" xlink:href="https://armyinform.com.ua/wp-content/uploads/2023/06/1h9a9483.jpg" text:style-name="Internet_20_link" text:visited-style-name="Visited_20_Internet_20_Link">
<draw:frame draw:style-name="fr1" draw:name="Image352" text:anchor-type="as-char" svg:width="6.9236in" svg:height="6.9236in" draw:z-index="0">
<draw:image xlink:href="../Images/AРМІЯINFORM/2023-06-23T76-00-00-04-00/1h9a9483-150x150.jpg" xlink:type="simple" xlink:show="embed" xlink:actuate="onLoad" draw:mime-type="image/jpeg"/>
</draw:frame>
</text:a>
</text:p>
      <text:p text:style-name="P4">
<text:a xlink:type="simple" xlink:href="https://armyinform.com.ua/wp-content/uploads/2023/06/1h9a9570.jpg" text:style-name="Internet_20_link" text:visited-style-name="Visited_20_Internet_20_Link">
<draw:frame draw:style-name="fr1" draw:name="Image353" text:anchor-type="as-char" svg:width="6.9236in" svg:height="6.9236in" draw:z-index="0">
<draw:image xlink:href="../Images/AРМІЯINFORM/2023-06-23T76-00-00-04-00/1h9a9570-150x150.jpg" xlink:type="simple" xlink:show="embed" xlink:actuate="onLoad" draw:mime-type="image/jpeg"/>
</draw:frame>
</text:a>
</text:p>
      <text:p text:style-name="P4">
<text:a xlink:type="simple" xlink:href="https://armyinform.com.ua/wp-content/uploads/2023/06/1h9a9476.jpg" text:style-name="Internet_20_link" text:visited-style-name="Visited_20_Internet_20_Link">
<draw:frame draw:style-name="fr1" draw:name="Image354" text:anchor-type="as-char" svg:width="6.9236in" svg:height="6.9236in" draw:z-index="0">
<draw:image xlink:href="../Images/AРМІЯINFORM/2023-06-23T76-00-00-04-00/1h9a9476-150x150.jpg" xlink:type="simple" xlink:show="embed" xlink:actuate="onLoad" draw:mime-type="image/jpeg"/>
</draw:frame>
</text:a>
</text:p>
      <text:p text:style-name="P4">
<text:a xlink:type="simple" xlink:href="https://armyinform.com.ua/wp-content/uploads/2023/06/1h9a9548.jpg" text:style-name="Internet_20_link" text:visited-style-name="Visited_20_Internet_20_Link">
<draw:frame draw:style-name="fr1" draw:name="Image355" text:anchor-type="as-char" svg:width="6.9236in" svg:height="6.9236in" draw:z-index="0">
<draw:image xlink:href="../Images/AРМІЯINFORM/2023-06-23T76-00-00-04-00/1h9a9548-150x150.jpg" xlink:type="simple" xlink:show="embed" xlink:actuate="onLoad" draw:mime-type="image/jpeg"/>
</draw:frame>
</text:a>
</text:p>
      <text:p text:style-name="P4">
Цього року понад 200 молодих офіцерів за вищевказаними спеціальностями здобулиосвітньо-кваліфікаційний рівень «бакалавр» та отримали первинне військовезвання «лейтенант». З них 27 завершили навчання з відзнакою. Серед цьогорічнихвипускників 3 учасники бойових дій та 76 жінок-військовослужбовців.</text:p>
      <text:p text:style-name="P4">
<text:span text:style-name="T4">
Довідково.</text:span>
 За роки незалежності України у Військовому інститутіпідготовлено 4437 офіцерів. З них: 131 нагороджений золотою медаллю, 689отримали диплом з відзнакою.</text:p>
      <text:p text:style-name="P4">
Урочистості традиційно розпочалися з виносу Бойового прапора Військовогоінституту та виконання Державного Гімну України.</text:p>
      <text:p text:style-name="P4">
Цей випуск був особливий, адже в режимі відеоконференції до нього долучилисяще 4 ВВНЗ та глава держави Володимир Зеленський. Після доповідей начальниківінститутів Президент України окремо привітав випускників кожного вишу танаголосив, що вони зробили важливий вибір у своєму житті — стати на захистУкраїни та народу.</text:p>
      <text:p text:style-name="P4">
<text:a xlink:type="simple" xlink:href="https://armyinform.com.ua/wp-content/uploads/2023/06/1h9a9647.jpg" text:style-name="Internet_20_link" text:visited-style-name="Visited_20_Internet_20_Link">
<draw:frame draw:style-name="fr1" draw:name="Image356" text:anchor-type="as-char" svg:width="6.9236in" svg:height="6.9236in" draw:z-index="0">
<draw:image xlink:href="../Images/AРМІЯINFORM/2023-06-23T76-00-00-04-00/1h9a9647-150x150.jpg" xlink:type="simple" xlink:show="embed" xlink:actuate="onLoad" draw:mime-type="image/jpeg"/>
</draw:frame>
</text:a>
</text:p>
      <text:p text:style-name="P4">
<text:a xlink:type="simple" xlink:href="https://armyinform.com.ua/wp-content/uploads/2023/06/1h9a9736.jpg" text:style-name="Internet_20_link" text:visited-style-name="Visited_20_Internet_20_Link">
<draw:frame draw:style-name="fr1" draw:name="Image357" text:anchor-type="as-char" svg:width="6.9236in" svg:height="6.9236in" draw:z-index="0">
<draw:image xlink:href="../Images/AРМІЯINFORM/2023-06-23T76-00-00-04-00/1h9a9736-150x150.jpg" xlink:type="simple" xlink:show="embed" xlink:actuate="onLoad" draw:mime-type="image/jpeg"/>
</draw:frame>
</text:a>
</text:p>
      <text:p text:style-name="P4">
— З 24 лютого минулого року курсанти ВІКНУ були на захисті суверенітету,територіальної цілісності та недоторканності. Попри постійні ракетні таартилерійські обстріли, вони боронили стратегічно-важливі об’єкти, — сказав усвоєму зверненні Володимир Зеленський.</text:p>
      <text:p text:style-name="P4">
Також він побажав випускникам Військового інституту Київського національногоуніверситету імені Шевченка успіху та швидкого втілення в життя пророчих слівКобзаря:</text:p>
      <text:p text:style-name="P4">
І на оновленій землі</text:p>
      <text:p text:style-name="P4">
Врага не буде, супостата,</text:p>
      <text:p text:style-name="P4">
А буде син, і буде мати,</text:p>
      <text:p text:style-name="P4">
І будуть люде на землі.</text:p>
      <text:p text:style-name="P4">
Після привітання випускники вшанували пам’ять усіх загиблих захисників Українихвилиною мовчання.</text:p>
      <text:p text:style-name="P4">
Водночас до урочистостей доєднався Міністр оборони України Олексій Резніков,який також привітав молодих офіцерів із випуском.</text:p>
      <text:p text:style-name="P4">
— Це результат вашої наполегливої праці, професіоналізму та патріотизму. Ви —нове покоління офіцерського корпусу, яке має нести на своїх плечахвідповідальність за обороноздатність нашої країни, безпеку нашого народу танезалежність України. Ви — справжні захисники, які свідомо обрали цей шлях учаси російської агресії. Ваша позиція та відданість Батьківщині заслуговуєвеликої поваги. Ви — наша сила та опора. Не маю жодного сумніву, що мипереможемо, і в Україні знову запанує мир. Слава Україні! — зазначив ОлексійРезніков.</text:p>
      <text:p text:style-name="P4">
<text:a xlink:type="simple" xlink:href="https://armyinform.com.ua/wp-content/uploads/2023/06/1h9a9785.jpg" text:style-name="Internet_20_link" text:visited-style-name="Visited_20_Internet_20_Link">
<draw:frame draw:style-name="fr1" draw:name="Image358" text:anchor-type="as-char" svg:width="6.9236in" svg:height="6.9236in" draw:z-index="0">
<draw:image xlink:href="../Images/AРМІЯINFORM/2023-06-23T76-00-00-04-00/1h9a9785-150x150.jpg" xlink:type="simple" xlink:show="embed" xlink:actuate="onLoad" draw:mime-type="image/jpeg"/>
</draw:frame>
</text:a>
</text:p>
      <text:p text:style-name="P4">
<text:a xlink:type="simple" xlink:href="https://armyinform.com.ua/wp-content/uploads/2023/06/1h9a9814.jpg" text:style-name="Internet_20_link" text:visited-style-name="Visited_20_Internet_20_Link">
<draw:frame draw:style-name="fr1" draw:name="Image359" text:anchor-type="as-char" svg:width="6.9236in" svg:height="6.9236in" draw:z-index="0">
<draw:image xlink:href="../Images/AРМІЯINFORM/2023-06-23T76-00-00-04-00/1h9a9814-150x150.jpg" xlink:type="simple" xlink:show="embed" xlink:actuate="onLoad" draw:mime-type="image/jpeg"/>
</draw:frame>
</text:a>
</text:p>
      <text:p text:style-name="P4">
<text:a xlink:type="simple" xlink:href="https://armyinform.com.ua/wp-content/uploads/2023/06/1h9a9822.jpg" text:style-name="Internet_20_link" text:visited-style-name="Visited_20_Internet_20_Link">
<draw:frame draw:style-name="fr1" draw:name="Image360" text:anchor-type="as-char" svg:width="6.9236in" svg:height="6.9236in" draw:z-index="0">
<draw:image xlink:href="../Images/AРМІЯINFORM/2023-06-23T76-00-00-04-00/1h9a9822-150x150.jpg" xlink:type="simple" xlink:show="embed" xlink:actuate="onLoad" draw:mime-type="image/jpeg"/>
</draw:frame>
</text:a>
</text:p>
      <text:p text:style-name="P4">
<text:a xlink:type="simple" xlink:href="https://armyinform.com.ua/wp-content/uploads/2023/06/1h9a9803.jpg" text:style-name="Internet_20_link" text:visited-style-name="Visited_20_Internet_20_Link">
<draw:frame draw:style-name="fr1" draw:name="Image361" text:anchor-type="as-char" svg:width="6.9236in" svg:height="6.9236in" draw:z-index="0">
<draw:image xlink:href="../Images/AРМІЯINFORM/2023-06-23T76-00-00-04-00/1h9a9803-150x150.jpg" xlink:type="simple" xlink:show="embed" xlink:actuate="onLoad" draw:mime-type="image/jpeg"/>
</draw:frame>
</text:a>
</text:p>
      <text:p text:style-name="P4">
…Щасливі батьки з гордістю дивилися на своїх вже таких дорослих дітей. Деякі звипускників згадували, як ще декілька років тому вони вперше одягнуливійськову форму, надягнули курсантські погони.</text:p>
      <text:p text:style-name="P4">
— Стати офіцером — моя мрія з дитинства та свідомий вибір. Я вдячнийвикладачам, які максимально докладали зусиль, щоб навчити нас та передали намсвій досвід. Я щасливий, що мої курсантські роки минули саме тут, — ділитьсялейтенант Кирило.</text:p>
      <text:p text:style-name="P4">
Деякі випускники вже незабаром вирушать у частини, де будуть проходитивійськову службу. Інші залишаються здобувати вищий освітній ступінь —«магістр».</text:p>
      <text:p text:style-name="P4">
Завершилася церемонія прощанням з Бойовим прапором Військового інституту.</text:p>
      <text:p text:style-name="P4">
<text:span text:style-name="T5">
Фото Валентини Вілюри та автора</text:span>
</text:p>
      <text:p text:style-name="P4">
Source: <text:a xlink:type="simple" xlink:href="https://armyinform.com.ua/2023/06/23/chergovyj-vypusk-u-viknu-oficzerski-pogony-otrymaly-ponad-200-lejtenantiv-z-nyh-27-zavershyly-navchannya-z-vidznakoyu/" text:style-name="Internet_20_link" text:visited-style-name="Visited_20_Internet_20_Link">
https://armyinform.com.ua/2023/06/23/chergovyj-vypusk-u-viknu-oficzerski-pogony-otrymaly-ponad-200-lejtenantiv-z-nyh-27-zavershyly-navchannya-z-vidznakoyu/</text:a>
</text:p>
      <!--NEWS-->
      <text:h text:style-name="P10" text:outline-level="1">
<text:span text:style-name="T4">
У російських «кинджалах» та «іскандерах» майже 50 іноземних компонентів електронної бази — ГУР</text:span>
</text:h>
      <text:p text:style-name="P4">
Author: ['АРМІЯINFORM']</text:p>
      <text:p text:style-name="P4">
Time: 2023-06-23T77:00:00-04:00</text:p>
      <text:p text:style-name="P4">
Description: Певне зниження інтенсивності ракетних ударів рф по території України у червні порівняно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23-1.jpg" text:style-name="Internet_20_link" text:visited-style-name="Visited_20_Internet_20_Link">
20230623-1.jpg</text:a>
']</text:p>
      <text:p text:style-name="P4">
Tags: ['ВАДИМ СКІБІЦЬКИЙ', 'ГУР МОУ', 'ІСКАНДЕР', 'КИНДЖАЛ']</text:p>
      <text:p text:style-name="P4">
Category: News</text:p>
      <!--METADATA-->
      <text:p text:style-name="P4">
<draw:frame draw:style-name="fr1" draw:name="Image362" text:anchor-type="as-char" svg:width="6.9236in" svg:height="3.894525in" draw:z-index="0">
<draw:image xlink:href="../Images/AРМІЯINFORM/2023-06-23T77-00-00-04-00/20230623-1.jpg" xlink:type="simple" xlink:show="embed" xlink:actuate="onLoad" draw:mime-type="image/jpeg"/>
</draw:frame>
</text:p>
      <text:p text:style-name="P4">
Певне зниження інтенсивності ракетних ударів рф по території України у червніпорівняно з травнем пов’язане з економією озброєнь та зміною тактики агресора:ворог комбінує застосування різних типів зброї, застосовує фальш-цілі длявиснаження української ППО та намагається зберегти частоту атак попризменшення кількості ракет в ударі.</text:p>
      <text:p text:style-name="P4">
Про це розповів Вадим Скібіцький,<text:a xlink:type="simple" xlink:href="https://gur.gov.ua/content/naibilshe-inozemnykh-komponentiv-u-rosiiskykh-kynzhalakh-ta-iskanderakh.html" text:style-name="Internet_20_link" text:visited-style-name="Visited_20_Internet_20_Link">
повідомляє</text:a>
 Головне управління розвідкиМіністерства оборони України.</text:p>
      <text:p text:style-name="P4">
«Удари будуть продовжуватися, незважаючи на те, що (росіяни) почали, скажімо,економити ракетне озброєння. Кампанія восени-взимку, коли вони використовувализа один удар 80-100 ракет, виснажила арсенали й запаси рф», — повідомив ВадимСкібіцький, нагадавши, що головною метою російського ракетного терорузалишається зрив активних дій української армії на фронті.</text:p>
      <text:p text:style-name="P4">
Представник ГУР МО підтвердив, що під час війни росія змогла наростити обсягивиробництва крилатих ракет «Калібр» та Х-101 у декілька разів: з 10 до 30-40одиниць на місяць. Утім через виснаженість запасів ракет під час попередньоїхвилі ракетного терору проти України нові вироби росіяни відправляють на війнуфактично з конвеєра.</text:p>
      <text:p text:style-name="P4">
«Нині ми фіксуємо, що вироблене відразу йде у війська для подальшогозастосування: наприклад, крилаті ракети з останніх ударів – ми вже бачимо поїхніх рештках – були виготовлені у квітні цього року», — розповів ВадимСкібіцький.</text:p>
      <text:p text:style-name="P4">
Також він повідомив про результати досліджень збитих російських ракет напредмет іноземних складових.</text:p>
      <text:p text:style-name="P4">
«Найбільше іноземних компонентів, від яких критично залежить рф, у двохвиробах — це «іскандер» і «кинджал»: майже п'ятдесяти компонентів електронноїбази, що знаходяться в цих ракетах, іноземного виробництва», — заявивпредставник української воєнної розвідки.</text:p>
      <text:p text:style-name="P4">
За словами Вадима Скібіцького, нині Україна активно працює з партнерами, абиобмежити постачання цих компонентів до рф, посилити санкційний тиск наагресора, а також зміцнити українську систему ППО, що є одним з ключовихпріоритетів держави.</text:p>
      <text:p text:style-name="P4">
Source: <text:a xlink:type="simple" xlink:href="https://armyinform.com.ua/2023/06/23/u-rosijskyh-kyndzhalah-ta-iskanderah-majzhe-50-inozemnyh-komponentiv-elektronnoyi-bazy-gur/" text:style-name="Internet_20_link" text:visited-style-name="Visited_20_Internet_20_Link">
https://armyinform.com.ua/2023/06/23/u-rosijskyh-kyndzhalah-ta-iskanderah-majzhe-50-inozemnyh-komponentiv-elektronnoyi-bazy-gur/</text:a>
</text:p>
      <!--NEWS-->
      <text:h text:style-name="P10" text:outline-level="1">
<text:span text:style-name="T4">
У Соборі Святої Софії — Премудрості Божої відбувся випуск військових капеланів</text:span>
</text:h>
      <text:p text:style-name="P4">
Author: ['Олексій Мосейченок']</text:p>
      <text:p text:style-name="P4">
Time: 2023-06-23T78:00:00-04:00</text:p>
      <text:p text:style-name="P4">
Description: Сьогодні у стінах Собору Святої Софії — Премудрості Божої відбувся випуск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46.jpg" text:style-name="Internet_20_link" text:visited-style-name="Visited_20_Internet_20_Link">
golovna-46.jpg</text:a>
', '<text:a xlink:type="simple" xlink:href="https://armyinform.com.ua/wp-content/uploads/2023/06/foto-1-2-1.jpg" text:style-name="Internet_20_link" text:visited-style-name="Visited_20_Internet_20_Link">
foto-1-2-1.jpg</text:a>
', '<text:a xlink:type="simple" xlink:href="https://armyinform.com.ua/wp-content/uploads/2023/06/foto-2-2-2.jpg" text:style-name="Internet_20_link" text:visited-style-name="Visited_20_Internet_20_Link">
foto-2-2-2.jpg</text:a>
', '<text:a xlink:type="simple" xlink:href="https://armyinform.com.ua/wp-content/uploads/2023/06/foto-3-2-1-150x150.jpg" text:style-name="Internet_20_link" text:visited-style-name="Visited_20_Internet_20_Link">
foto-3-2-1-150x150.jpg</text:a>
', '<text:a xlink:type="simple" xlink:href="https://armyinform.com.ua/wp-content/uploads/2023/06/foto-4-14-150x150.jpg" text:style-name="Internet_20_link" text:visited-style-name="Visited_20_Internet_20_Link">
foto-4-14-150x150.jpg</text:a>
', '<text:a xlink:type="simple" xlink:href="https://armyinform.com.ua/wp-content/uploads/2023/06/foto-5-12-150x150.jpg" text:style-name="Internet_20_link" text:visited-style-name="Visited_20_Internet_20_Link">
foto-5-12-150x150.jpg</text:a>
', '<text:a xlink:type="simple" xlink:href="https://armyinform.com.ua/wp-content/uploads/2023/06/foto-6-12-150x150.jpg" text:style-name="Internet_20_link" text:visited-style-name="Visited_20_Internet_20_Link">
foto-6-12-150x150.jpg</text:a>
', '<text:a xlink:type="simple" xlink:href="https://armyinform.com.ua/wp-content/uploads/2023/06/foto-14-2.jpg" text:style-name="Internet_20_link" text:visited-style-name="Visited_20_Internet_20_Link">
foto-14-2.jpg</text:a>
', '<text:a xlink:type="simple" xlink:href="https://armyinform.com.ua/wp-content/uploads/2023/06/foto-7-11.jpg" text:style-name="Internet_20_link" text:visited-style-name="Visited_20_Internet_20_Link">
foto-7-11.jpg</text:a>
', '<text:a xlink:type="simple" xlink:href="https://armyinform.com.ua/wp-content/uploads/2023/06/foto-8-11-150x150.jpg" text:style-name="Internet_20_link" text:visited-style-name="Visited_20_Internet_20_Link">
foto-8-11-150x150.jpg</text:a>
', '<text:a xlink:type="simple" xlink:href="https://armyinform.com.ua/wp-content/uploads/2023/06/foto-9-10-150x150.jpg" text:style-name="Internet_20_link" text:visited-style-name="Visited_20_Internet_20_Link">
foto-9-10-150x150.jpg</text:a>
', '<text:a xlink:type="simple" xlink:href="https://armyinform.com.ua/wp-content/uploads/2023/06/foto-11-8-150x150.jpg" text:style-name="Internet_20_link" text:visited-style-name="Visited_20_Internet_20_Link">
foto-11-8-150x150.jpg</text:a>
', '<text:a xlink:type="simple" xlink:href="https://armyinform.com.ua/wp-content/uploads/2023/06/12-15-150x150.jpg" text:style-name="Internet_20_link" text:visited-style-name="Visited_20_Internet_20_Link">
12-15-150x150.jpg</text:a>
', '<text:a xlink:type="simple" xlink:href="https://armyinform.com.ua/wp-content/uploads/2023/06/foto-13-2.jpg" text:style-name="Internet_20_link" text:visited-style-name="Visited_20_Internet_20_Link">
foto-13-2.jpg</text:a>
', '<text:a xlink:type="simple" xlink:href="https://armyinform.com.ua/wp-content/uploads/2020/01/photo5244664198590475434.jpg" text:style-name="Internet_20_link" text:visited-style-name="Visited_20_Internet_20_Link">
photo5244664198590475434.jpg</text:a>
']</text:p>
      <text:p text:style-name="P4">
Tags: ['STOPRUSSIA', 'ВІЙСЬКОВІ КАПЕЛАНИ', 'ГАННА МАЛЯР']</text:p>
      <text:p text:style-name="P4">
Category: News</text:p>
      <!--METADATA-->
      <text:p text:style-name="P4">
<draw:frame draw:style-name="fr1" draw:name="Image363" text:anchor-type="as-char" svg:width="6.9236in" svg:height="4.615733in" draw:z-index="0">
<draw:image xlink:href="../Images/AРМІЯINFORM/2023-06-23T78-00-00-04-00/golovna-46.jpg" xlink:type="simple" xlink:show="embed" xlink:actuate="onLoad" draw:mime-type="image/jpeg"/>
</draw:frame>
</text:p>
      <text:p text:style-name="P4">
Сьогодні у стінах Собору Святої Софії — Премудрості Божої відбувся випусквійськових капеланів, які завершили шеститижневі курси підвищення кваліфікаціїз питань військового капеланства Збройних Сил України.</text:p>
      <text:p text:style-name="P4">
Це вже друга за рік церемонія вручення почесних сертифікатів військовимкапеланам, яка відбулася у стінах Собору Святої Софії — Премудрості Божої.</text:p>
      <text:p text:style-name="P4">
Підготовка тридцяти військових капеланів від шести релігійних організаційвчергове відбулася на базі Військового інституту Київського національногоуніверситету імені Тараса Шевченка, де впродовж шести тижнів навчаннявійськові капелани опанували програму загальновійськової та фаховоїдушпастирської підготовки.</text:p>
      <text:p text:style-name="P4">
Урочисті заходи з нагоди випуску військових капеланів були проведені зблагословенням предстоятелів церков та релігійних лідерів організацій,представлених серед капеланів-випускників.</text:p>
      <text:p text:style-name="P4">
читайте також:</text:p>
      <text:p text:style-name="P4">
<text:a xlink:type="simple" xlink:href="https://armyinform.com.ua/2023/04/01/u-kyyevi-vidbuvsya-pershyj-vypusk-vijskovyh-kapelaniv/" text:style-name="Internet_20_link" text:visited-style-name="Visited_20_Internet_20_Link">
<text:span text:style-name="T4">
У Києві відбувся перший випуск військовихкапеланів</text:span>
</text:a>
</text:p>
      <text:p text:style-name="P4">
Наприкінці 2021 року набрав чинності Закон України «Про Службу військовогокапеланства», який унормував капеланську діяльність у Збройних Силах,Національній гвардії, Державній прикордонній службі, а також в іншихвійськових формуваннях. На виконання положень Закону у Збройних Силах Українибуло утворено Службу військового капеланства, яка стала окремою структурую,підпорядкованою Головнокомандувачу ЗСУ. Комплектування капеланських посадвідбувається відповідно до одержаної квоти конфесійного представництвавійськових капеланів у ЗСУ.</text:p>
      <text:p text:style-name="P4">
З вітальним словом до присутніх звернувся голова Синодального управліннявійськового духовенства Православної церкви України митрополит Іоан Яременко.</text:p>
      <text:p text:style-name="P4">
<draw:frame draw:style-name="fr1" draw:name="Image364" text:anchor-type="as-char" svg:width="6.9236in" svg:height="4.615733in" draw:z-index="0">
<draw:image xlink:href="../Images/AРМІЯINFORM/2023-06-23T78-00-00-04-00/foto-1-2-1.jpg" xlink:type="simple" xlink:show="embed" xlink:actuate="onLoad" draw:mime-type="image/jpeg"/>
</draw:frame>
</text:p>
      <text:p text:style-name="P4">
— Військові капелани, це важлива подія у вашому становленні. Багато хто з васуспішний та звершений священник, який вже має у своєму житті досягнення услужінні Богові і українському народові. Хтось збудував церкву, і не одну.Хтось став провідником до спасіння загиблих душ… І зараз ви по завершеннюнавчання отримуєте таке свідоцтво, яке є ще одним додатковим ствердженнямтого, що ви готові на ту службу, на яку вас закликали наші воїни. Ви справдіїм потрібні. І нехай це навчання буде ще одним щаблем вашого зростання, —сказав він.</text:p>
      <text:p text:style-name="P4">
Також митрополит Іоан Яременко зауважив, що нині військове капеланствоперебуває в процесі становлення і що існує певна боротьба парадигм.</text:p>
      <text:p text:style-name="P4">
<draw:frame draw:style-name="fr1" draw:name="Image365" text:anchor-type="as-char" svg:width="6.9236in" svg:height="4.615733in" draw:z-index="0">
<draw:image xlink:href="../Images/AРМІЯINFORM/2023-06-23T78-00-00-04-00/foto-2-2-2.jpg" xlink:type="simple" xlink:show="embed" xlink:actuate="onLoad" draw:mime-type="image/jpeg"/>
</draw:frame>
</text:p>
      <text:p text:style-name="P4">
— Позиція нашої церкви — це непорушне дотримання традицій своєї конфесії.Небезпека відриву від своєї церкви є в кожному з вас, і якщо ви це непильнуєте і ставитеся до цього легковажно, то з часом перестаєте бутикапеланами. Під час спілкування з іноземними капеланами, ми чуємо одне:«завжди існує небезпека стати просто військовим, і при цьому перестати бутипастирем або священником. Стережіться цього, і нехай поруч з вами завжди будемолитва, — підкреслив Іоан Яременко.</text:p>
      <text:p text:style-name="P4">
<text:a xlink:type="simple" xlink:href="https://armyinform.com.ua/wp-content/uploads/2023/06/foto-3-2-1.jpg" text:style-name="Internet_20_link" text:visited-style-name="Visited_20_Internet_20_Link">
<draw:frame draw:style-name="fr1" draw:name="Image366" text:anchor-type="as-char" svg:width="6.9236in" svg:height="6.9236in" draw:z-index="0">
<draw:image xlink:href="../Images/AРМІЯINFORM/2023-06-23T78-00-00-04-00/foto-3-2-1-150x150.jpg" xlink:type="simple" xlink:show="embed" xlink:actuate="onLoad" draw:mime-type="image/jpeg"/>
</draw:frame>
</text:a>
</text:p>
      <text:p text:style-name="P4">
<text:a xlink:type="simple" xlink:href="https://armyinform.com.ua/wp-content/uploads/2023/06/foto-4-14.jpg" text:style-name="Internet_20_link" text:visited-style-name="Visited_20_Internet_20_Link">
<draw:frame draw:style-name="fr1" draw:name="Image367" text:anchor-type="as-char" svg:width="6.9236in" svg:height="6.9236in" draw:z-index="0">
<draw:image xlink:href="../Images/AРМІЯINFORM/2023-06-23T78-00-00-04-00/foto-4-14-150x150.jpg" xlink:type="simple" xlink:show="embed" xlink:actuate="onLoad" draw:mime-type="image/jpeg"/>
</draw:frame>
</text:a>
</text:p>
      <text:p text:style-name="P4">
Заступник Міністра оборони України Ганна Маляр вручила випускникам курсіввідповідні сертифікати та шеврони з написом «Бути поруч», який є девізомкожного капелана.</text:p>
      <text:p text:style-name="P4">
— Наша перемога буде не лише завдяки силі зброї і допомозі партнерів уозброєнні, але насамперед завдяки силі нашого українського духу, іпослідовність тут на користь сили духу, на користь того, що ми ведемосправедливу війну, і саме капелани — це люди, які покликані під час війни цюсилу духу підтримувати. Жодного кроку назад, жодного сумніву, жодногосентименту до ворога. Ви зараз частина обороноздатності нашої держави, і визараз воїни, на яких, в тому числі, стоятиме наша перемога. Я горда тим, щоУкраїна попри те, що ми ведемо таку важку та складну і трагічну для насоборону, залишається цивілізованою країною. Наші воїни не порушують на полібою норми міжнародного права, — сказала Ганна Маляр.</text:p>
      <text:p text:style-name="P4">
<text:a xlink:type="simple" xlink:href="https://armyinform.com.ua/wp-content/uploads/2023/06/foto-5-12.jpg" text:style-name="Internet_20_link" text:visited-style-name="Visited_20_Internet_20_Link">
<draw:frame draw:style-name="fr1" draw:name="Image368" text:anchor-type="as-char" svg:width="6.9236in" svg:height="6.9236in" draw:z-index="0">
<draw:image xlink:href="../Images/AРМІЯINFORM/2023-06-23T78-00-00-04-00/foto-5-12-150x150.jpg" xlink:type="simple" xlink:show="embed" xlink:actuate="onLoad" draw:mime-type="image/jpeg"/>
</draw:frame>
</text:a>
</text:p>
      <text:p text:style-name="P4">
<text:a xlink:type="simple" xlink:href="https://armyinform.com.ua/wp-content/uploads/2023/06/foto-6-12.jpg" text:style-name="Internet_20_link" text:visited-style-name="Visited_20_Internet_20_Link">
<draw:frame draw:style-name="fr1" draw:name="Image369" text:anchor-type="as-char" svg:width="6.9236in" svg:height="6.9236in" draw:z-index="0">
<draw:image xlink:href="../Images/AРМІЯINFORM/2023-06-23T78-00-00-04-00/foto-6-12-150x150.jpg" xlink:type="simple" xlink:show="embed" xlink:actuate="onLoad" draw:mime-type="image/jpeg"/>
</draw:frame>
</text:a>
</text:p>
      <text:p text:style-name="P4">
Заступник Міністра оборони також підкреслила, що українське капеланствофункціонує за всіма нормами міжнародного права.</text:p>
      <text:p text:style-name="P4">
— У нас всі конфесії рівні, наша держава унікальна саме своєюмультиконфесійністю. Ми не маємо рівніших, адже перед Богом рівні усі, і нашезаконодавство прописане таким чином, що незалежно від вашої конфесійноїприналежності ви мусите підтримувати кожного воїна… навіть якщо він належитьдо іншої конфесії, або взагалі не належить до жодної. В цьому сила України.Сила в нашій багатоманітності. Сила в тому, що які би ми різні не були, ми всіоб’єднані одною метою — якнайшвидшою перемогою і повним розгромом ворога. Щировам бажаю, щоби ви наблизили перемогу своєю роботою! — підкреслила ГаннаМаляр.</text:p>
      <text:p text:style-name="P4">
читайте також:</text:p>
      <text:p text:style-name="P4">
<text:a xlink:type="simple" xlink:href="https://armyinform.com.ua/2023/04/16/prysutnist-vijskovogo-kapelana-u-stroyu-nadaye-voyinam-upevnenosti-v-tomu-shho-z-namy-bog-i-my-peremozhemo-sluzhba-vijskovogo-kapelanstva-zsu/" text:style-name="Internet_20_link" text:visited-style-name="Visited_20_Internet_20_Link">
<text:span text:style-name="T4">
Присутність військового капелана у строю надає воїнам упевненості в тому,що з нами Бог і ми переможемо — Служба військового капеланстваЗСУ</text:span>
</text:a>
</text:p>
      <text:p text:style-name="P4">
<draw:frame draw:style-name="fr1" draw:name="Image370" text:anchor-type="as-char" svg:width="6.9236in" svg:height="4.615733in" draw:z-index="0">
<draw:image xlink:href="../Images/AРМІЯINFORM/2023-06-23T78-00-00-04-00/foto-14-2.jpg" xlink:type="simple" xlink:show="embed" xlink:actuate="onLoad" draw:mime-type="image/jpeg"/>
</draw:frame>
</text:p>
      <text:p text:style-name="P4">
Також під час заходу із вітальним словом виступив начальник Служби військовогокапеланства ЗСУ Апарату Головнокомандувача ЗСУ полковник Олексій Терещук.</text:p>
      <text:p text:style-name="P4">
<draw:frame draw:style-name="fr1" draw:name="Image371" text:anchor-type="as-char" svg:width="6.9236in" svg:height="4.615733in" draw:z-index="0">
<draw:image xlink:href="../Images/AРМІЯINFORM/2023-06-23T78-00-00-04-00/foto-7-11.jpg" xlink:type="simple" xlink:show="embed" xlink:actuate="onLoad" draw:mime-type="image/jpeg"/>
</draw:frame>
</text:p>
      <text:p text:style-name="P4">
— Хочу подякувати нашим капеланам, які здійснили такий відважний крок —прийшли з цивільного життя до війська на дуже не простий напрямок роботи. Хочувам подякувати за те, що ви зараз поруч із нашими воїнами. Подякувати за те,що ви отримали ті знання, які вам знадобляться, але насправді у нас попереду звами ще дуже багато роботи спільно з релігійними організаціями. Ми мусиморозбудовувати службу військового капеланства, допомагати та здійснюватидушпастирську опіку наших воїнів. Від кожного з вас залежить, наскількишвидкою буде наша перемога. Від нашого служіння Богу і людям все це залежить.Тому я вам щиро дякую. Божого благословення та терпіння на цьому нелегкомушляху. Будьте поруч із нашими військовими, — сказав Олексій Терещук.</text:p>
      <text:p text:style-name="P4">
<text:a xlink:type="simple" xlink:href="https://armyinform.com.ua/wp-content/uploads/2023/06/foto-8-11.jpg" text:style-name="Internet_20_link" text:visited-style-name="Visited_20_Internet_20_Link">
<draw:frame draw:style-name="fr1" draw:name="Image372" text:anchor-type="as-char" svg:width="6.9236in" svg:height="6.9236in" draw:z-index="0">
<draw:image xlink:href="../Images/AРМІЯINFORM/2023-06-23T78-00-00-04-00/foto-8-11-150x150.jpg" xlink:type="simple" xlink:show="embed" xlink:actuate="onLoad" draw:mime-type="image/jpeg"/>
</draw:frame>
</text:a>
</text:p>
      <text:p text:style-name="P4">
<text:a xlink:type="simple" xlink:href="https://armyinform.com.ua/wp-content/uploads/2023/06/foto-9-10.jpg" text:style-name="Internet_20_link" text:visited-style-name="Visited_20_Internet_20_Link">
<draw:frame draw:style-name="fr1" draw:name="Image373" text:anchor-type="as-char" svg:width="6.9236in" svg:height="6.9236in" draw:z-index="0">
<draw:image xlink:href="../Images/AРМІЯINFORM/2023-06-23T78-00-00-04-00/foto-9-10-150x150.jpg" xlink:type="simple" xlink:show="embed" xlink:actuate="onLoad" draw:mime-type="image/jpeg"/>
</draw:frame>
</text:a>
</text:p>
      <text:p text:style-name="P4">
Більшість із випускників уже була в районі проведення бойових дій, дезабезпечували моральну потребу воїнів — залишатися людьми та підтримувалидуховні сили українських захисників.</text:p>
      <text:p text:style-name="P4">
<text:a xlink:type="simple" xlink:href="https://armyinform.com.ua/wp-content/uploads/2023/06/foto-11-8.jpg" text:style-name="Internet_20_link" text:visited-style-name="Visited_20_Internet_20_Link">
<draw:frame draw:style-name="fr1" draw:name="Image374" text:anchor-type="as-char" svg:width="6.9236in" svg:height="6.9236in" draw:z-index="0">
<draw:image xlink:href="../Images/AРМІЯINFORM/2023-06-23T78-00-00-04-00/foto-11-8-150x150.jpg" xlink:type="simple" xlink:show="embed" xlink:actuate="onLoad" draw:mime-type="image/jpeg"/>
</draw:frame>
</text:a>
</text:p>
      <text:p text:style-name="P4">
<text:a xlink:type="simple" xlink:href="https://armyinform.com.ua/wp-content/uploads/2023/06/12-15.jpg" text:style-name="Internet_20_link" text:visited-style-name="Visited_20_Internet_20_Link">
<draw:frame draw:style-name="fr1" draw:name="Image375" text:anchor-type="as-char" svg:width="6.9236in" svg:height="6.9236in" draw:z-index="0">
<draw:image xlink:href="../Images/AРМІЯINFORM/2023-06-23T78-00-00-04-00/12-15-150x150.jpg" xlink:type="simple" xlink:show="embed" xlink:actuate="onLoad" draw:mime-type="image/jpeg"/>
</draw:frame>
</text:a>
</text:p>
      <text:p text:style-name="P4">
Серед випускниць курсу — молодший лейтенант Лора Когут, яка впродовж 14 роківвикладала музику та естетику, але з початком російської агресії проти Українизаснувала доброчинний фонд та вирішила стати військовим капеланом.</text:p>
      <text:p text:style-name="P4">
— Найважче у роботі військового капелана — це бути на похованнях, ценайстрашніше, найбільш болюче. Найважче — це коли ти приїхав з фронту,спілкувався з людиною, приїжджаєш, а вже виставляють фото, що цієї людининемає, це неможливо пережити, до цього не можна звикнути, — розповідає ЛораКогут.</text:p>
      <text:p text:style-name="P4">
<draw:frame draw:style-name="fr1" draw:name="Image376" text:anchor-type="as-char" svg:width="6.9236in" svg:height="4.615733in" draw:z-index="0">
<draw:image xlink:href="../Images/AРМІЯINFORM/2023-06-23T78-00-00-04-00/foto-13-2.jpg" xlink:type="simple" xlink:show="embed" xlink:actuate="onLoad" draw:mime-type="image/jpeg"/>
</draw:frame>
</text:p>
      <text:p text:style-name="P4">
Після завершення офіційної частини відбувся виступ народної артистки УкраїниОксани Білозір.</text:p>
      <text:p text:style-name="P4">
<draw:frame draw:style-name="fr1" draw:name="Image377" text:anchor-type="as-char" svg:width="6.9236in" svg:height="6.9236in" draw:z-index="0">
<draw:image xlink:href="../Images/AРМІЯINFORM/2023-06-23T78-00-00-04-00/photo5244664198590475434.jpg" xlink:type="simple" xlink:show="embed" xlink:actuate="onLoad" draw:mime-type="image/jpeg"/>
</draw:frame>
</text:p>
      <text:p text:style-name="P4">
<text:a xlink:type="simple" xlink:href="https://armyinform.com.ua/army-authors/olekcij-mosejchenok/" text:style-name="Internet_20_link" text:visited-style-name="Visited_20_Internet_20_Link">
Олексій Мосейченок</text:a>
</text:p>
      <text:p text:style-name="P4">
Кореспондент АрміяInform</text:p>
      <text:p text:style-name="P4">
Source: <text:a xlink:type="simple" xlink:href="https://armyinform.com.ua/2023/06/23/u-sobori-svyatoyi-sofiyi-premudrosti-bozhoyi-vidbuvsya-vypusk-vijskovyh-kapelaniv/" text:style-name="Internet_20_link" text:visited-style-name="Visited_20_Internet_20_Link">
https://armyinform.com.ua/2023/06/23/u-sobori-svyatoyi-sofiyi-premudrosti-bozhoyi-vidbuvsya-vypusk-vijskovyh-kapelaniv/</text:a>
</text:p>
      <!--NEWS-->
      <text:h text:style-name="P10" text:outline-level="1">
<text:span text:style-name="T4">
росія збільшила кількість ракетоносіїв у Чорному морі до двох</text:span>
</text:h>
      <text:p text:style-name="P4">
Author: ['АРМІЯINFORM']</text:p>
      <text:p text:style-name="P4">
Time: 2023-06-23T79:00:00-04:00</text:p>
      <text:p text:style-name="P4">
Description: Станом на 23 червня на бойовому чергуванні у Чорному морі перебуває п’ять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378" text:anchor-type="as-char" svg:width="6.9236in" svg:height="4.615733in" draw:z-index="0">
<draw:image xlink:href="../Images/AРМІЯINFORM/2023-06-23T79-00-00-04-00/raketa-kalibr-pusk-chorne-more.jpg" xlink:type="simple" xlink:show="embed" xlink:actuate="onLoad" draw:mime-type="image/jpeg"/>
</draw:frame>
 Ілюстративне фото</text:p>
      <text:p text:style-name="P4">
Станом на 23 червня на бойовому чергуванні у Чорному морі перебуває п’ятьросійських кораблів, серед яких два ракетоносії.</text:p>
      <text:p text:style-name="P4">
Про це<text:a xlink:type="simple" xlink:href="https://www.facebook.com/navy.mil.gov.ua/videos/1112207136408924/" text:style-name="Internet_20_link" text:visited-style-name="Visited_20_Internet_20_Link">
повідомляє</text:a>
пресслужба Військово-Морських Сил ЗСУ.</text:p>
      <text:p text:style-name="P4">
Також зазначається, що в Азовському морі на чергуванні є два ворожих кораблі.</text:p>
      <text:p text:style-name="P4">
У Середземному морі на бойовому чергуванні перебувають до восьми ворожихкораблів, серед яких один носій крилатих ракет «Калібр», загальний залп до 16ракет.</text:p>
      <text:p text:style-name="P4">
Source: <text:a xlink:type="simple" xlink:href="https://armyinform.com.ua/2023/06/23/rosiya-zbilshyla-kilkist-raketonosiyiv-u-chornomu-mori-do-dvoh/" text:style-name="Internet_20_link" text:visited-style-name="Visited_20_Internet_20_Link">
https://armyinform.com.ua/2023/06/23/rosiya-zbilshyla-kilkist-raketonosiyiv-u-chornomu-mori-do-dvoh/</text:a>
</text:p>
      <!--NEWS-->
      <text:h text:style-name="P10" text:outline-level="1">
<text:span text:style-name="T4">
Кіченок та Остапенко зіграють у півфіналі парного турніру в Бірмінгемі</text:span>
</text:h>
      <text:p text:style-name="P4">
Authors: Ukrinform (Person)</text:p>
      <text:p text:style-name="P4">
Publisher: Укринформ (Organization)</text:p>
      <text:p text:style-name="P4">
Published Time: 2023-06-23T7:27:04+03:00</text:p>
      <text:p text:style-name="P4">
Modified Time: 2023-06-23T22:27:04+03:00</text:p>
      <text:p text:style-name="P4">
Description: Тенісистки – чинні чемпіонки турніру. — Укрінформ.</text:p>
      <text:p text:style-name="P4">
Images: ['<text:a xlink:type="simple" xlink:href="https://static.ukrinform.com/photos/2023_06/thumb_files/630_360_1687548353-892.jpeg" text:style-name="Internet_20_link" text:visited-style-name="Visited_20_Internet_20_Link">
630_360_16875...</text:a>
']</text:p>
      <text:p text:style-name="P4">
Tags: ['Теніс']</text:p>
      <text:p text:style-name="P4">
Type: Article</text:p>
      <!--METADATA-->
      <text:p text:style-name="P4">
<draw:frame draw:style-name="fr1" draw:name="Image379" text:anchor-type="as-char" svg:width="6.9236in" svg:height="3.956343in" draw:z-index="0">
<draw:image xlink:href="../Images/yкринформ/2023-06-23T7-27-04-03-00/630_360_1687548353-892.jpeg" xlink:type="simple" xlink:show="embed" xlink:actuate="onLoad" draw:mime-type="image/jpeg"/>
</draw:frame>
 Тенісистки– чинні чемпіонки турніру.</text:p>
      <text:p text:style-name="P4">
Перші сіяні українка Людмила Кіченок та Єлена Остапенко з Латвії вийшли допівфіналу парного розряду турніру WTA 250 у Бірмінгемі, передає Укрінформ.</text:p>
      <text:p text:style-name="P4">
В 1/4 фіналу Кіченок та Остапенко перемогли дует Ульрікке Ейкері / АлєксандраПанова - 6:4, 6:1. Матч триваводну годину.</text:p>
      <text:p text:style-name="P4">
У півфіналі Кіченок та Остапенко зіграють з третіми сіяними Сторм Хантер таАлісією Паркс.</text:p>
      <text:p text:style-name="P4">
Кіченок та Остапенко — чинні переможниці турніру у Бірмінгемі. Титул уБірмінгемі став для тенісисток першим спільним на рівні WTA.</text:p>
      <text:p text:style-name="P4">
<text:span text:style-name="T4">
Читайте також:</text:span>
 <text:a xlink:type="simple" xlink:href="https://www.ukrinform.ua/rubric-sports/3726551-marta-kostuk-vijsla-do-12-finalu-turniru-wta-u-birmingemi.html" text:style-name="Internet_20_link" text:visited-style-name="Visited_20_Internet_20_Link">
 Марта <text:span text:style-name="T4">
Костюк</text:span>
 вийшла до 1/2 фіналу турніру WTA уБірмінгемі </text:a>
</text:p>
      <text:p text:style-name="P4">
Як повідомляв Укрінформ, в 1/2 фіналу парного турніру у Бірмінгемі такожзіграє Марта Костюк. Українка у дуеті з Барборою Крейчиковою зустрінеться зМагдою Лінетт та Бернардою Перою.</text:p>
      <text:p text:style-name="P4">
Фото: Getty Images</text:p>
      <text:p text:style-name="P4">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Сили оборони за тиждень знешкодили майже 8 тисяч вибухонебезпечних предметів</text:span>
</text:h>
      <text:p text:style-name="P4">
Author: ['Володимир Загребельний']</text:p>
      <text:p text:style-name="P4">
Time: 2023-06-23T80:00:00-04:00</text:p>
      <text:p text:style-name="P4">
Description: Протягом минулого тижня, з 16 по 22 черв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iny.jpg" text:style-name="Internet_20_link" text:visited-style-name="Visited_20_Internet_20_Link">
miny.jpg</text:a>
']</text:p>
      <text:p text:style-name="P4">
Tags: ['STOPRUSSIA', 'АГРЕСІЯ РФ']</text:p>
      <text:p text:style-name="P4">
Category: News</text:p>
      <!--METADATA-->
      <text:p text:style-name="P4">
<draw:frame draw:style-name="fr1" draw:name="Image380" text:anchor-type="as-char" svg:width="6.9236in" svg:height="4.32725in" draw:z-index="0">
<draw:image xlink:href="../Images/AРМІЯINFORM/2023-06-23T80-00-00-04-00/miny.jpg" xlink:type="simple" xlink:show="embed" xlink:actuate="onLoad" draw:mime-type="image/jpeg"/>
</draw:frame>
Ілюстративне фото</text:p>
      <text:p text:style-name="P4">
Протягом минулого тижня, з 16 по 22 червня, підрозділи з розмінування(піротехнічні підрозділи) Сил оборони на деокупованих територіях Українивиявили, вилучили і знешкодили <text:span text:style-name="T4">
7827 вибухонебезпечних предметів</text:span>
 , зокрема:</text:p>
      <ul>
        <li>
Збройні Сили України — 2382;  * Державна спеціальна служба транспорту — 1740;  * Державна служба України з надзвичайних ситуацій — 2924;  * Національна гвардія України — 25;  * Національна поліція — 756.</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text:span text:style-name="T4">
5669,33 гектарів,</text:span>
 з них:</text:p>
      <ul>
        <li>
ЗС України — 1929,33;  * ДССТ МО України — 1111,08;  * ДСНС — 1197,66;  * Нацгвардія — 1162,93  * Нацполіція — 267,84.</li>
      </ul>
      <text:p text:style-name="P4">
Усього від початку широкомасштабної агресії російської федерації підрозділиСил оборони України виявили, вилучили і знешкодили <text:span text:style-name="T4">
500 894 вибухонебезпечніпредмети;</text:span>
 розмінували (перевірили) територію площею <text:span text:style-name="T4">
157 133,34 гектари</text:span>
.</text:p>
      <text:p text:style-name="P4">
Протягом тижня для виявлення, вилучення і знешкодження вибухонебезпечнихпредметів було залучено понад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в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6/23/syly-oborony-za-tyzhden-zneshkodyly-majzhe-8-tysyach-vybuhonebezpechnyh-predmetiv-2/" text:style-name="Internet_20_link" text:visited-style-name="Visited_20_Internet_20_Link">
https://armyinform.com.ua/2023/06/23/syly-oborony-za-tyzhden-zneshkodyly-majzhe-8-tysyach-vybuhonebezpechnyh-predmetiv-2/</text:a>
</text:p>
      <!--NEWS-->
      <text:h text:style-name="P10" text:outline-level="1">
<text:span text:style-name="T4">
«Наша сила — у професійності» — Ганна Маляр  про підготовку військових до штурмових дій</text:span>
</text:h>
      <text:p text:style-name="P4">
Author: ['АРМІЯINFORM']</text:p>
      <text:p text:style-name="P4">
Time: 2023-06-23T81:00:00-04:00</text:p>
      <text:p text:style-name="P4">
Description: Заступник Міністра оборони України Ганна Маляр та командувач Схід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7729845042071789_y.jpg" text:style-name="Internet_20_link" text:visited-style-name="Visited_20_Internet_20_Link">
photo_5237729845042071789_y.jpg</text:a>
', '<text:a xlink:type="simple" xlink:href="https://armyinform.com.ua/wp-content/uploads/2023/06/photo_5237729845042071787_y-150x150.jpg" text:style-name="Internet_20_link" text:visited-style-name="Visited_20_Internet_20_Link">
photo_5237729845042071787_y-150x150.jpg</text:a>
', '<text:a xlink:type="simple" xlink:href="https://armyinform.com.ua/wp-content/uploads/2023/06/photo_5237729845042071784_y-150x150.jpg" text:style-name="Internet_20_link" text:visited-style-name="Visited_20_Internet_20_Link">
photo_5237729845042071784_y-150x150.jpg</text:a>
', '<text:a xlink:type="simple" xlink:href="https://armyinform.com.ua/wp-content/uploads/2023/06/photo_5237729845042071786_y-150x150.jpg" text:style-name="Internet_20_link" text:visited-style-name="Visited_20_Internet_20_Link">
photo_5237729845042071786_y-150x150.jpg</text:a>
', '<text:a xlink:type="simple" xlink:href="https://armyinform.com.ua/wp-content/uploads/2023/06/photo_5237729845042071785_y-150x150.jpg" text:style-name="Internet_20_link" text:visited-style-name="Visited_20_Internet_20_Link">
photo_5237729845042071785_y-150x150.jpg</text:a>
']</text:p>
      <text:p text:style-name="P4">
Tags: ['АГРЕСІЯ РФ', 'ВТОРГНЕННЯ РФ', 'ГАННА МАЛЯР', 'ОЛЕКСАНДР СИРСЬКИЙ']</text:p>
      <text:p text:style-name="P4">
Category: News</text:p>
      <!--METADATA-->
      <text:p text:style-name="P4">
<draw:frame draw:style-name="fr1" draw:name="Image381" text:anchor-type="as-char" svg:width="6.9236in" svg:height="4.565011in" draw:z-index="0">
<draw:image xlink:href="../Images/AРМІЯINFORM/2023-06-23T81-00-00-04-00/photo_5237729845042071789_y.jpg" xlink:type="simple" xlink:show="embed" xlink:actuate="onLoad" draw:mime-type="image/jpeg"/>
</draw:frame>
</text:p>
      <text:p text:style-name="P4">
Заступник Міністра оборони України Ганна Маляр та командувач Східного напрямкугенерал-полковник Олександр Сирський перевірили перебіг підготовки штурмовихпідрозділів до проведення наступальних дій у межах оборонної операції.</text:p>
      <text:p text:style-name="P4">
Про це Ганна Маляр <text:a xlink:type="simple" xlink:href="https://t.me/annamaliar/873" text:style-name="Internet_20_link" text:visited-style-name="Visited_20_Internet_20_Link">
повідомила</text:a>
 у телеграм-каналі.</text:p>
      <text:p text:style-name="P4">
«Вчора провела день там, де готують військових до штурмових дій. Підготовкамає вирішальне значення. Наші сили оборони діють в умовах переваги ворога покількості людей та озброєння, тому наша сила в професійності», — зазначилавона.</text:p>
      <text:p text:style-name="P4">
<text:a xlink:type="simple" xlink:href="https://armyinform.com.ua/wp-content/uploads/2023/06/photo_5237729845042071787_y.jpg" text:style-name="Internet_20_link" text:visited-style-name="Visited_20_Internet_20_Link">
<draw:frame draw:style-name="fr1" draw:name="Image382" text:anchor-type="as-char" svg:width="6.9236in" svg:height="6.9236in" draw:z-index="0">
<draw:image xlink:href="../Images/AРМІЯINFORM/2023-06-23T81-00-00-04-00/photo_5237729845042071787_y-150x150.jpg" xlink:type="simple" xlink:show="embed" xlink:actuate="onLoad" draw:mime-type="image/jpeg"/>
</draw:frame>
</text:a>
</text:p>
      <text:p text:style-name="P4">
<text:a xlink:type="simple" xlink:href="https://armyinform.com.ua/wp-content/uploads/2023/06/photo_5237729845042071784_y.jpg" text:style-name="Internet_20_link" text:visited-style-name="Visited_20_Internet_20_Link">
<draw:frame draw:style-name="fr1" draw:name="Image383" text:anchor-type="as-char" svg:width="6.9236in" svg:height="6.9236in" draw:z-index="0">
<draw:image xlink:href="../Images/AРМІЯINFORM/2023-06-23T81-00-00-04-00/photo_5237729845042071784_y-150x150.jpg" xlink:type="simple" xlink:show="embed" xlink:actuate="onLoad" draw:mime-type="image/jpeg"/>
</draw:frame>
</text:a>
</text:p>
      <text:p text:style-name="P4">
Військовослужбовці ЗСУ відпрацювали способи подолання загороджень різнихтипів, які встановлюються противником перед переднім краєм оборони, а такожтренувалися в захопленні позицій та обʼєктів противника під час наступу,відпрацьовували тактику дій штурмових груп.</text:p>
      <text:p text:style-name="P4">
Як повідомила Ганна Маляр, під час перевірки командувач Східного напрямкувимогливо, у своїй звичній манері, спілкувався з командирами штурмовихзагонів.</text:p>
      <text:p text:style-name="P4">
«Говорив з ними про використання досвіду ведення бойових дій, нових форм таспособів виконання бойових завдань, а також обговорив низку інших питань,повʼязаних із забезпеченням дій наших військ», — резюмувала заступник Міністраоборони України.</text:p>
      <text:p text:style-name="P4">
<text:a xlink:type="simple" xlink:href="https://armyinform.com.ua/wp-content/uploads/2023/06/photo_5237729845042071786_y.jpg" text:style-name="Internet_20_link" text:visited-style-name="Visited_20_Internet_20_Link">
<draw:frame draw:style-name="fr1" draw:name="Image384" text:anchor-type="as-char" svg:width="6.9236in" svg:height="6.9236in" draw:z-index="0">
<draw:image xlink:href="../Images/AРМІЯINFORM/2023-06-23T81-00-00-04-00/photo_5237729845042071786_y-150x150.jpg" xlink:type="simple" xlink:show="embed" xlink:actuate="onLoad" draw:mime-type="image/jpeg"/>
</draw:frame>
</text:a>
</text:p>
      <text:p text:style-name="P4">
<text:a xlink:type="simple" xlink:href="https://armyinform.com.ua/wp-content/uploads/2023/06/photo_5237729845042071785_y.jpg" text:style-name="Internet_20_link" text:visited-style-name="Visited_20_Internet_20_Link">
<draw:frame draw:style-name="fr1" draw:name="Image385" text:anchor-type="as-char" svg:width="6.9236in" svg:height="6.9236in" draw:z-index="0">
<draw:image xlink:href="../Images/AРМІЯINFORM/2023-06-23T81-00-00-04-00/photo_5237729845042071785_y-150x150.jpg" xlink:type="simple" xlink:show="embed" xlink:actuate="onLoad" draw:mime-type="image/jpeg"/>
</draw:frame>
</text:a>
</text:p>
      <text:p text:style-name="P4">
<text:span text:style-name="T5">
Фото Антона Шевельова</text:span>
</text:p>
      <text:p text:style-name="P4">
Source: <text:a xlink:type="simple" xlink:href="https://armyinform.com.ua/2023/06/23/nasha-syla-v-profesijnosti-ganna-malyar-pro-pidgotovku-vijskovyh-do-shturmovyh-dij/" text:style-name="Internet_20_link" text:visited-style-name="Visited_20_Internet_20_Link">
https://armyinform.com.ua/2023/06/23/nasha-syla-v-profesijnosti-ganna-malyar-pro-pidgotovku-vijskovyh-do-shturmovyh-dij/</text:a>
</text:p>
      <!--NEWS-->
      <text:h text:style-name="P10" text:outline-level="1">
<text:span text:style-name="T4">
Українська авіація нанесла 10 ударів по районах зосередження противника</text:span>
</text:h>
      <text:p text:style-name="P4">
Author: ['АРМІЯINFORM']</text:p>
      <text:p text:style-name="P4">
Time: 2023-06-23T82:00:00-04:00</text:p>
      <text:p text:style-name="P4">
Description: Як зазначає Генеральний штаб ЗС України, авіація Сил оборони за добу завдала 10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ВТОРГНЕННЯ РФ', 'ГШ ЗСУ']</text:p>
      <text:p text:style-name="P4">
Category: News</text:p>
      <!--METADATA-->
      <text:p text:style-name="P4">
<draw:frame draw:style-name="fr1" draw:name="Image386" text:anchor-type="as-char" svg:width="6.9236in" svg:height="4.501139in" draw:z-index="0">
<draw:image xlink:href="../Images/AРМІЯINFORM/2023-06-23T82-00-00-04-00/war-1.jpg" xlink:type="simple" xlink:show="embed" xlink:actuate="onLoad" draw:mime-type="image/jpeg"/>
</draw:frame>
Ілюстративне фото</text:p>
      <text:p text:style-name="P4">
<text:span text:style-name="T4">
🔥 Ситуація щодо російського вторгнення</text:span>
  Як<text:a xlink:type="simple" xlink:href="https://www.facebook.com/GeneralStaff.ua/posts/pfbid021CkNSnQ8NYeU92GNhPTFCe7NYNXVssbLdcU1qwC7cJsfdhswVTvrheg2ujxjb8dhl" text:style-name="Internet_20_link" text:visited-style-name="Visited_20_Internet_20_Link">
зазначає</text:a>
Генеральний штаб ЗС України, авіація Сил оборони за добу завдала 10 ударів порайонах зосередження особового складу противника.</text:p>
      <text:p text:style-name="P4">
Водночас підрозділи ракетних військ і артилерії протягом доби уразили 4 районизосередження особового складу та військової техніки, 12 артилерійськихпідрозділів на вогневих позиціях, 2 засоби радіоелектронної боротьби та 1засіб протиповітряної оборони.</text:p>
      <text:p text:style-name="P4">
Source: <text:a xlink:type="simple" xlink:href="https://armyinform.com.ua/2023/06/23/ukrayinska-aviacziya-zavdala-10-udariv-po-rajonah-zoseredzhennya-protyvnyka/" text:style-name="Internet_20_link" text:visited-style-name="Visited_20_Internet_20_Link">
https://armyinform.com.ua/2023/06/23/ukrayinska-aviacziya-zavdala-10-udariv-po-rajonah-zoseredzhennya-protyvnyka/</text:a>
</text:p>
      <!--NEWS-->
      <text:h text:style-name="P10" text:outline-level="1">
<text:span text:style-name="T4">
Вадим Денисенко: Найголовніший психологічний комплекс путіна — «комплекс Карибської кризи»</text:span>
</text:h>
      <text:p text:style-name="P4">
Author: ['Володимир Поліщук']</text:p>
      <text:p text:style-name="P4">
Time: 2023-06-23T83:00:00-04:00</text:p>
      <text:p text:style-name="P4">
Description: Диктатор російської федерації володимир путін після вчорашнього вечірнього відеозвер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5790293645772683_x.jpg" text:style-name="Internet_20_link" text:visited-style-name="Visited_20_Internet_20_Link">
photo_5235790293645772683_x.jpg</text:a>
']</text:p>
      <text:p text:style-name="P4">
Tags: ['ВТОРГНЕННЯ РФ', 'ЗАЄС']</text:p>
      <text:p text:style-name="P4">
Category: News</text:p>
      <!--METADATA-->
      <text:p text:style-name="P4">
<draw:frame draw:style-name="fr1" draw:name="Image387" text:anchor-type="as-char" svg:width="6.9236in" svg:height="4.015688in" draw:z-index="0">
<draw:image xlink:href="../Images/AРМІЯINFORM/2023-06-23T83-00-00-04-00/photo_5235790293645772683_x.jpg" xlink:type="simple" xlink:show="embed" xlink:actuate="onLoad" draw:mime-type="image/jpeg"/>
</draw:frame>
 Фото із сайту 5.UA</text:p>
      <text:p text:style-name="P4">
Диктатор російської федерації володимир путін після вчорашнього вечірньоговідеозвернення Президента України Володимира Зеленського не наважитьсязастосувати сценарій терористичного акту з викидом радіації на Запорізькійатомній станції.</text:p>
      <text:p text:style-name="P4">
Про це виконавчий директор Українського інституту майбутнього Вадим Денисенко<text:a xlink:type="simple" xlink:href="https://armyinform.com.ua/2023/06/23/pokernyj-blef-putina-sproba-perelyakaty-svit-katastrofoyu-na-zaes/" text:style-name="Internet_20_link" text:visited-style-name="Visited_20_Internet_20_Link">
заявив</text:a>
 АрміяInform в екслюзивному коментарі.На запитання кореспондента Інформаційного агентства Міноборони, яка мета цієїдругої, після «брудної бомби», хвилі ядерного шантажу росії, Денисенковідповів, що її першопричини слід шукати у психологічних особливостях ватажкатерористичного держутворення.</text:p>
      <text:p text:style-name="P4">
— Як на мене, головний його психологічний комплекс — це «комплекс Карибськоїкризи». Він щиро вважає, що якщо б тоді Хрущов не злякався, не повернувкораблі назад, а розмістив ракети на території Куби — історія пішла б іншимшляхом і радянський союз переміг би Сполучені Штати Америки, які перестали біснувати як велика держава. Квінтесенція всього життя путіна — перемогти в«Карибській кризі — 2», — сказав Вадим Денисенко. — Тож, він зараз грає в цюгру, і протиставити цьому ми можемо лише глобальну інформаційно-психологічнувійну проти російської федерації. Будучи по своїй натурі боягузом, він ніколине натисне «червону кнопку». Але він вважає, що навколо світ набагато слабшийза нього, тож може злякатися і проковтнути цей його «покерний блеф».</text:p>
      <text:p text:style-name="P4">
Директор Українського інституту майбутнього вважає, що протягом майбутніхдвох-трьох місяців нас чекають неймовірно складні й нервові гойдалки — путіннамагатиметься й надалі нагнітати ситуацію.</text:p>
      <text:p text:style-name="P4">
Утім, Вадим Денисенко прогнозує, що спроба вчинити диверсію на Запорізькій АЕСта обвинуватити згодом у цьому Україну російському диктатору не вдасться.</text:p>
      <text:p text:style-name="P4">
— Після вчорашньої заяви Володимира Зеленського це вже буде неможливо. Але щераз повторюсь — він сподівається, що умовні Байден, Шольц, Макрон та іншілідери світу злякаються й підуть на «попятну». Нам дуже важливо зараз вигратидипломатичну війну й створити антиядерну коаліцію проти володимира путіна, —впевнений Вадим Денисенко. — Те, що у Сполучених Штатах Америки демократи тареспубліканці зареєстрували резолюцію про те, що вони вважатимуть підривЗапорізької АЕС нападом на країни НАТО. Якщо її приймуть, якщо подібнийдокумент приймуть інші ядерні держави, якби Китай зробив пряму, чітку заяву,що він проти подібних речей, — після цього путін ніколи б на це не пішов. Такісигнали від ключових країн світу зараз дуже важливі.</text:p>
      <text:p text:style-name="P4">
Source: <text:a xlink:type="simple" xlink:href="https://armyinform.com.ua/2023/06/23/vadym-denysenko-najgolovnishyj-psyhologichnyj-kompleks-putina-kompleks-karybskoyi-kryzy/" text:style-name="Internet_20_link" text:visited-style-name="Visited_20_Internet_20_Link">
https://armyinform.com.ua/2023/06/23/vadym-denysenko-najgolovnishyj-psyhologichnyj-kompleks-putina-kompleks-karybskoyi-kryzy/</text:a>
</text:p>
      <!--NEWS-->
      <text:h text:style-name="P10" text:outline-level="1">
<text:span text:style-name="T4">
У Чернігові встановлюють пам’ятні хрести, щоб вшанувати пам’ять загиблих Героїв</text:span>
</text:h>
      <text:p text:style-name="P4">
Author: ['Григорій Мазур']</text:p>
      <text:p text:style-name="P4">
Time: 2023-06-23T84:00:00-04:00</text:p>
      <text:p text:style-name="P4">
Description: У Чернігові з метою вшанування  пам’яті воїнів, які віддали своє життя в боях за обор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Tags: ['STOPRUSSIA']</text:p>
      <text:p text:style-name="P4">
Category: News</text:p>
      <!--METADATA-->
      <text:p text:style-name="P4">
<draw:frame draw:style-name="fr1" draw:name="Image388" text:anchor-type="as-char" svg:width="6.9236in" svg:height="5.1927in" draw:z-index="0">
<draw:image xlink:href="../Images/AРМІЯINFORM/2023-06-23T84-00-00-04-00/photo_2023-06-23_18-13-33.jpg" xlink:type="simple" xlink:show="embed" xlink:actuate="onLoad" draw:mime-type="image/jpeg"/>
</draw:frame>
</text:p>
      <text:p text:style-name="P4">
У Чернігові з метою вшанування пам’яті воїнів, які віддали своє життя в бояхза оборону міста, встановлюють пам’ятні хрести. Ініціатором акції виступилаЧернігівська військова адміністрація на чолі з її начальником ДмитромБрежинським, колишнім командиром бригади, полковником Збройних Сил України.</text:p>
      <text:p text:style-name="P4">
<text:a xlink:type="simple" xlink:href="https://armyinform.com.ua/wp-content/uploads/2023/06/photo_2023-06-23_18-13-32.jpg" text:style-name="Internet_20_link" text:visited-style-name="Visited_20_Internet_20_Link">
<draw:frame draw:style-name="fr1" draw:name="Image389" text:anchor-type="as-char" svg:width="6.9236in" svg:height="6.9236in" draw:z-index="0">
<draw:image xlink:href="../Images/AРМІЯINFORM/2023-06-23T84-00-00-04-00/photo_2023-06-23_18-13-32-150x150.jpg" xlink:type="simple" xlink:show="embed" xlink:actuate="onLoad" draw:mime-type="image/jpeg"/>
</draw:frame>
</text:a>
</text:p>
      <text:p text:style-name="P4">
<text:a xlink:type="simple" xlink:href="https://armyinform.com.ua/wp-content/uploads/2023/06/photo_2023-06-23_18-13-33-2.jpg" text:style-name="Internet_20_link" text:visited-style-name="Visited_20_Internet_20_Link">
<draw:frame draw:style-name="fr1" draw:name="Image390" text:anchor-type="as-char" svg:width="6.9236in" svg:height="6.9236in" draw:z-index="0">
<draw:image xlink:href="../Images/AРМІЯINFORM/2023-06-23T84-00-00-04-00/photo_2023-06-23_18-13-33-2-150x150.jpg" xlink:type="simple" xlink:show="embed" xlink:actuate="onLoad" draw:mime-type="image/jpeg"/>
</draw:frame>
</text:a>
</text:p>
      <text:p text:style-name="P4">
— Щотижня встановлюємо новий пам’ятний хрест, — поділився своїм задумом ДмитроБрежинський. — Хочемо встановити до десяти таких пам’ятних знаків. Сьогодні цевже четвертий.</text:p>
      <text:p text:style-name="P4">
Посадовець розповів, що перший пам’ятний знак встановили у зруйнованомуросійськими окупантами селищі Новоселівка, другий і третій — поблизу знищенихбудівель магазину «Епіцентр» та лижної бази.</text:p>
      <text:p text:style-name="P4">
<text:a xlink:type="simple" xlink:href="https://armyinform.com.ua/wp-content/uploads/2023/06/photo_2023-06-23_18-13-34.jpg" text:style-name="Internet_20_link" text:visited-style-name="Visited_20_Internet_20_Link">
<draw:frame draw:style-name="fr1" draw:name="Image391" text:anchor-type="as-char" svg:width="6.9236in" svg:height="6.9236in" draw:z-index="0">
<draw:image xlink:href="../Images/AРМІЯINFORM/2023-06-23T84-00-00-04-00/photo_2023-06-23_18-13-34-150x150.jpg" xlink:type="simple" xlink:show="embed" xlink:actuate="onLoad" draw:mime-type="image/jpeg"/>
</draw:frame>
</text:a>
</text:p>
      <text:p text:style-name="P4">
<text:a xlink:type="simple" xlink:href="https://armyinform.com.ua/wp-content/uploads/2023/06/photo_2023-06-23_18-13-35.jpg" text:style-name="Internet_20_link" text:visited-style-name="Visited_20_Internet_20_Link">
<draw:frame draw:style-name="fr1" draw:name="Image392" text:anchor-type="as-char" svg:width="6.9236in" svg:height="6.9236in" draw:z-index="0">
<draw:image xlink:href="../Images/AРМІЯINFORM/2023-06-23T84-00-00-04-00/photo_2023-06-23_18-13-35-150x150.jpg" xlink:type="simple" xlink:show="embed" xlink:actuate="onLoad" draw:mime-type="image/jpeg"/>
</draw:frame>
</text:a>
</text:p>
      <text:p text:style-name="P4">
— Кожен містянин знає, що на цій ділянці Кільцевої вулиці, поблизуЧернігівського обласного тубдиспансеру, тривали жорстокі бої, — розповівтероборонець Сергій, учасник оборони Чернігова. — Спочатку колони ворогазустріли на підступах до міста. Потім його захисники дещо відійшли, і саме нацьому місці створили одну з ліній оборони і стояли там до зняття облоги.</text:p>
      <text:p text:style-name="P4">
Місця встановлення пам’ятних хрестів Дмитро Брежинський визначає разом звійськовими — учасниками оборони Північного форпосту та волонтерами, якідопомагають з їхнім виготовленням. Планується, що ці пам’ятні знакивстановлять по всій лінії героїчної оборони обласного центру, яка триваламайже два місяці від початку широкомасштабної агресії.</text:p>
      <text:p text:style-name="P4">
<text:span text:style-name="T5">
Фото автора</text:span>
</text:p>
      <text:p text:style-name="P4">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Олексій Резніков привітав держслужбовців із професійним святом</text:span>
</text:h>
      <text:p text:style-name="P4">
Author: ['АРМІЯINFORM']</text:p>
      <text:p text:style-name="P4">
Time: 2023-06-23T85:00:00-04:00</text:p>
      <text:p text:style-name="P4">
Description: З нагоди Дня державної служби Міністр оборони України Олексій Резніков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e6030a3cd1031316887d7e3ed8bd79adb1d65d3.jpeg" text:style-name="Internet_20_link" text:visited-style-name="Visited_20_Internet_20_Link">
5e6030a3cd1031316887d7e3ed8bd79adb1d65d3.jpeg</text:a>
', '<text:a xlink:type="simple" xlink:href="https://armyinform.com.ua/wp-content/uploads/2023/06/693fad8499585d927ed2973c741e4a8f084b83cb-150x150.jpeg" text:style-name="Internet_20_link" text:visited-style-name="Visited_20_Internet_20_Link">
693fad8499585d927ed2973c741e4a8f084b83cb-150x150.jpeg</text:a>
', '<text:a xlink:type="simple" xlink:href="https://armyinform.com.ua/wp-content/uploads/2023/06/7ba5c5217762cc36351454e411460f04e2cc876c-150x150.jpeg" text:style-name="Internet_20_link" text:visited-style-name="Visited_20_Internet_20_Link">
7ba5c5217762cc36351454e411460f04e2cc876c-150x150.jpeg</text:a>
']</text:p>
      <text:p text:style-name="P4">
Tags: ['ОЛЕКСІЙ РЕЗНІКОВ']</text:p>
      <text:p text:style-name="P4">
Category: News</text:p>
      <!--METADATA-->
      <text:p text:style-name="P4">
<draw:frame draw:style-name="fr1" draw:name="Image393" text:anchor-type="as-char" svg:width="6.9236in" svg:height="3.894525in" draw:z-index="0">
<draw:image xlink:href="../Images/AРМІЯINFORM/2023-06-23T85-00-00-04-00/5e6030a3cd1031316887d7e3ed8bd79adb1d65d3.jpeg" xlink:type="simple" xlink:show="embed" xlink:actuate="onLoad" draw:mime-type="image/jpeg"/>
</draw:frame>
 ФотоАндрія Суворова</text:p>
      <text:p text:style-name="P4">
З нагоди Дня державної служби Міністр оборони України Олексій Резніковпривітав держслужбовців з професійним святом та вручив державні нагороди йвідомчі відзнаки.</text:p>
      <text:p text:style-name="P4">
«Широкомасштабна війна протестувала всю державу на міцність, зокрема ідержавну службу. Можу сказати, що цей тест ми пройшли достойно. Держава невтратила свого керівництва, систему управління, все працювало незалежно відтого, хто де б не знаходився», — зазначив Олексій Резніков.</text:p>
      <text:p text:style-name="P4">
За словами Міністра, довіра до держави починається з особистості державнихслужбовців. Від їхнього професіоналізму, вміння швидко і якісно прийматиуправлінські рішення, залежить рівень довіри до влади в цілому.</text:p>
      <text:p text:style-name="P4">
«Кожен з вас сьогодні на своєму місці виконує свою місію і служить, тому щодержавні службовці так само складають присягу на вірність Українськомународові і несуть службу», — наголосив Міністр оборони.</text:p>
      <text:p text:style-name="P4">
Він також додав, що наразі у Збройних Силах України працюють близько 6 500держслужбовців, в апараті Міністерства оборони — майже 600.</text:p>
      <text:p text:style-name="P4">
<text:a xlink:type="simple" xlink:href="https://armyinform.com.ua/wp-content/uploads/2023/06/693fad8499585d927ed2973c741e4a8f084b83cb.jpeg" text:style-name="Internet_20_link" text:visited-style-name="Visited_20_Internet_20_Link">
<draw:frame draw:style-name="fr1" draw:name="Image394" text:anchor-type="as-char" svg:width="6.9236in" svg:height="6.9236in" draw:z-index="0">
<draw:image xlink:href="../Images/AРМІЯINFORM/2023-06-23T85-00-00-04-00/693fad8499585d927ed2973c741e4a8f084b83cb-150x150.jpeg" xlink:type="simple" xlink:show="embed" xlink:actuate="onLoad" draw:mime-type="image/jpeg"/>
</draw:frame>
</text:a>
</text:p>
      <text:p text:style-name="P4">
Фото Андрія Суворова</text:p>
      <text:p text:style-name="P4">
<text:a xlink:type="simple" xlink:href="https://armyinform.com.ua/wp-content/uploads/2023/06/7ba5c5217762cc36351454e411460f04e2cc876c.jpeg" text:style-name="Internet_20_link" text:visited-style-name="Visited_20_Internet_20_Link">
<draw:frame draw:style-name="fr1" draw:name="Image395" text:anchor-type="as-char" svg:width="6.9236in" svg:height="6.9236in" draw:z-index="0">
<draw:image xlink:href="../Images/AРМІЯINFORM/2023-06-23T85-00-00-04-00/7ba5c5217762cc36351454e411460f04e2cc876c-150x150.jpeg" xlink:type="simple" xlink:show="embed" xlink:actuate="onLoad" draw:mime-type="image/jpeg"/>
</draw:frame>
</text:a>
</text:p>
      <text:p text:style-name="P4">
Фото Андрія Суворова</text:p>
      <text:p text:style-name="P4">
Source: <text:a xlink:type="simple" xlink:href="https://armyinform.com.ua/2023/06/23/oleksij-reznikov-pryvitav-derzhsluzhbovcziv-z-profesijnym-svyatom/" text:style-name="Internet_20_link" text:visited-style-name="Visited_20_Internet_20_Link">
https://armyinform.com.ua/2023/06/23/oleksij-reznikov-pryvitav-derzhsluzhbovcziv-z-profesijnym-svyatom/</text:a>
</text:p>
      <!--NEWS-->
      <text:h text:style-name="P10" text:outline-level="1">
<text:span text:style-name="T4">
Хай перемога України та успішна трансформація державних інституцій будуть найкращим вшануванням памʼяті всіх наших загиблих Героїв — звернення Президента України</text:span>
</text:h>
      <text:p text:style-name="P4">
Author: ['АРМІЯINFORM']</text:p>
      <text:p text:style-name="P4">
Time: 2023-06-23T86:00:00-04:00</text:p>
      <text:p text:style-name="P4">
Description: Бажаю здоровʼя, шановні українці!    Підсумки цього насиченого дня.    Нарада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e13a22f447d0ada478d741f93cc64b6_1687527999_extra_large-1.jpeg" text:style-name="Internet_20_link" text:visited-style-name="Visited_20_Internet_20_Link">
2e13a22f447d0ada478d741f93cc64b6_1687527999_extra_large-1.jpeg</text:a>
']</text:p>
      <text:p text:style-name="P4">
Tags: ['STOPRUSSIA', 'ВОЛОДИМИР ЗЕЛЕНСЬКИЙ']</text:p>
      <text:p text:style-name="P4">
Category: News</text:p>
      <!--METADATA-->
      <text:p text:style-name="P4">
<draw:frame draw:style-name="fr1" draw:name="Image396" text:anchor-type="as-char" svg:width="6.9236in" svg:height="4.31174in" draw:z-index="0">
<draw:image xlink:href="../Images/AРМІЯINFORM/2023-06-23T86-00-00-04-00/2e13a22f447d0ada478d741f93cc64b6_1687527999_extra_large-1.jpeg" xlink:type="simple" xlink:show="embed" xlink:actuate="onLoad" draw:mime-type="image/jpeg"/>
</draw:frame>
</text:p>
      <text:p text:style-name="P4">
<text:span text:style-name="T4">
<text:span text:style-name="T5">
Бажаю здоровʼя, шановні українці!</text:span>
</text:span>
</text:p>
      <text:p text:style-name="P4">
Підсумки цього насиченого дня.</text:p>
      <text:p text:style-name="P4">
Нарада за результатами Лондонської конференції з відновлення України –потужний захід, хороші здобутки для нашої держави. Підтримка від ВеликоїБританії, США, Євросоюзу дуже вагома. Програми довготермінової підтримки наперспективу, на роки вперед. Близько пʼяти сотень світових компаній, сильнихкомпаній, мають інтерес до інвестицій в Україну. Чітка підтримка членстваУкраїни у Євросоюзі: політично нас уже так сприймають – як члена Євросоюзу.Окремо ведемо роботу над механізмом конфіскації активів держави-терориста таповʼязаних із нею осіб. Я дякую всім, хто готував конференцію та брав участь уїї роботі, це справді важливо.</text:p>
      <text:p text:style-name="P4">
Дуже змістовне засідання РНБО сьогодні було. Щодо нього я вже окремо звітував.Щойно провів і засідання Ставки. Дуже важливий пункт нашого обговорення наСтавці – теж справедливість. Те, що стосується військкомів, зокрема скандалуз… діячем в Одесі. Цієї людини точно не має бути в системі комплектуванняЗбройних Сил, дуже неприємно, відверто аморально й неправильно, що ця людинапопри все залишалася на своїй посаді. Доручив Головкому Залужному прибрати цюлюдину з посади. І першому заступнику міністра оборони України Павлюкудоручено організувати перевірку всієї цієї системи військкомів. Шкода, щоувагу й час Ставки доводиться зараз витрачати ще й на такі питання.</text:p>
      <text:p text:style-name="P4">
Звичайно, дуже детально розглянули ситуацію на передовій – усі основнінапрямки, постачання боєприпасів, артилерія… Все, що потребує уваги Ставки насьогодні. Доповідали командувачі – генерали Залужний, Сирський, Тарнавський,Москальов, віце-адмірал Неїжпапа, генерал Малюк, урядовці. Всі.</text:p>
      <text:p text:style-name="P4">
Мав честь привітати з випуском офіцерів наших військових навчальних закладів…Одразу шести вишів. Харківського національного університету Повітряних Сил,Військового інституту танкових військ Харківської політехніки, Військовогоінституту Київського університету імені Шевченка, Військового інститутутелекомунікацій та інформатизації імені Героїв Крут, Української військово-медичної академії та кафедри військової підготовки Національного університетубіоресурсів і природокористування України. Дякую кожному й кожній, хто обираєдля себе бути українським офіцером, і бажаю двох абсолютно фундаментальнихречей: якнайбільше знищити окупантів і якнайшвидшої перемоги.</text:p>
      <text:p text:style-name="P4">
І ще дві речі.</text:p>
      <text:p text:style-name="P4">
Сьогодні в нашій державі відзначається День державної служби. День тих людей,без сумлінності яких не буває ефективної держави. Звичайно, нам ще требабагато зробити, щоб державна служба в Україні наблизилася до тих взірців, наякі ми орієнтуємось у своїй політиці. Але зараз я хочу подякувати всім тимнашим людям, які за наявних умов і за наявних ресурсів у державі роблять усе,що від них залежить, щоб держава була ефективною. Дякую вам! Кожному й кожній!І вітаю з Днем державної служби України.</text:p>
      <text:p text:style-name="P4">
І, звичайно, фронт. Знати наших героїв, бути їм вдячними – це обовʼязково.</text:p>
      <text:p text:style-name="P4">
Хочу сьогодні особливо відзначити воїнів нашої 35-ї окремої бригади морськоїпіхоти. Бригади, яка виконує надзвичайно важкі завдання. Хлопців, які воюютьсаме так, як і мають воювати українські воїни. Старший матрос ВʼячеславІмангулов та молодший лейтенант Сергій Пєнов – дякую, хлопці, за вашу зразковуміцність та відвагу в боях на Донеччині. Саме такими й мають бути наші воїни,українські воїни. Молодці!</text:p>
      <text:p text:style-name="P4">
І прошу кожного й кожну: будь ласка, вшануйте памʼять двох наших десантників«Тридцятьпʼятки». Особливо хоробрих, особливо сильних. Вони віддали життя занашу державу, за наших людей саме зараз – у боях у червні, і Україна має їхпамʼятати. Капітан Іван Коцур… Вічна памʼять! Старший лейтенант ОлександрКазанджі… Вічна памʼять! Хай перемога України в цій війні та успішнатрансформація наших державних інституцій у такі ж сильні та ефективні, якими єнаші воїни, – хай це буде найкращим вшануванням памʼяті всіх наших героїврізних часів, які боролися й загинули заради свободи та сили України!</text:p>
      <text:p text:style-name="P4">
<text:span text:style-name="T4">
<text:span text:style-name="T5">
Слава Україні!</text:span>
</text:span>
</text:p>
      <text:p text:style-name="P4">
Джерело: <text:a xlink:type="simple" xlink:href="https://www.president.gov.ua/news/haj-peremoga-ukrayini-ta-uspishna-transformaciya-derzhavnih-83777" text:style-name="Internet_20_link" text:visited-style-name="Visited_20_Internet_20_Link">
офіційне інтернет-представництво Президента України</text:a>
</text:p>
      <text:p text:style-name="P4">
Source: <text:a xlink:type="simple" xlink:href="https://armyinform.com.ua/2023/06/23/haj-peremoga-ukrayiny-ta-uspishna-transformacziya-derzhavnyh-instytuczij-bude-najkrashhym-ushanuvannyam-pam%ca%bcyati-vsih-nashyh-geroyiv-zvernennya-prezydenta-volodymyra-zelenskogo/" text:style-name="Internet_20_link" text:visited-style-name="Visited_20_Internet_20_Link">
https://armyinform.com.ua/2023/06/23/haj-peremoga-ukrayiny-ta-uspishna-transformacziya-derzhavnyh-instytuczij-bude-najkrashhym-ushanuvannyam-pam%ca%bcyati-vsih-nashyh-geroyiv-zvernennya-prezydenta-volodymyra-zelenskogo/</text:a>
</text:p>
      <!--NEWS-->
      <text:h text:style-name="P10" text:outline-level="1">
<text:span text:style-name="T4">
Дмитро Кулеба про «брудні бомби»: Україна ніколи їх не мала, не має і не планує розробляти</text:span>
</text:h>
      <text:p text:style-name="P4">
Author: ['АРМІЯINFORM']</text:p>
      <text:p text:style-name="P4">
Time: 2023-06-23T87:00:00-04:00</text:p>
      <text:p text:style-name="P4">
Description: Міністр закордонних справ України Дмитро Кулеба відреагував на чергові російські фей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uleba.jpg" text:style-name="Internet_20_link" text:visited-style-name="Visited_20_Internet_20_Link">
kuleba.jpg</text:a>
']</text:p>
      <text:p text:style-name="P4">
Tags: ['БРУДНА БОМБА', 'ДМИТРО КУЛЕБА', 'ЗАЯВА МЗС УКРАЇНИ', 'МАГАТЕ']</text:p>
      <text:p text:style-name="P4">
Category: News</text:p>
      <!--METADATA-->
      <text:p text:style-name="P4">
<draw:frame draw:style-name="fr1" draw:name="Image397" text:anchor-type="as-char" svg:width="6.9236in" svg:height="4.2817in" draw:z-index="0">
<draw:image xlink:href="../Images/AРМІЯINFORM/2023-06-23T87-00-00-04-00/kuleba.jpg" xlink:type="simple" xlink:show="embed" xlink:actuate="onLoad" draw:mime-type="image/jpeg"/>
</draw:frame>
</text:p>
      <text:p text:style-name="P4">
Міністр закордонних справ України Дмитро Кулеба відреагував на черговіросійські фейки про розробку «брудних бомб».</text:p>
      <text:p text:style-name="P4">
Про це<text:a xlink:type="simple" xlink:href="https://twitter.com/DmytroKuleba/status/1672173521865265153" text:style-name="Internet_20_link" text:visited-style-name="Visited_20_Internet_20_Link">
йдеться</text:a>
у його Twitter.</text:p>
      <text:p text:style-name="P4">
«російська пропаганда знову взялась за старе, намагаючись сфабрикувати історіюпро «брудну бомбу». Повторюю: <text:span text:style-name="T4">
Україна ніколи не мала, не має і не плануєрозробляти «брудних бомб»</text:span>
 , — написав він у своєму дописі.</text:p>
      <text:p text:style-name="P4">
Дмитро Кулеба наголосив, що коли росія вперше оприлюднила цю містифікаціюминулого року, Україна надала повний доступ МАГАТЕ, яке розвінчало цю брехню.</text:p>
      <text:p text:style-name="P4">
Source: <text:a xlink:type="simple" xlink:href="https://armyinform.com.ua/2023/06/23/dmytro-kuleba-pro-brudni-bomby-ukrayina-nikoly-yih-ne-mala-ne-maye-i-ne-planuye/" text:style-name="Internet_20_link" text:visited-style-name="Visited_20_Internet_20_Link">
https://armyinform.com.ua/2023/06/23/dmytro-kuleba-pro-brudni-bomby-ukrayina-nikoly-yih-ne-mala-ne-maye-i-ne-planuye/</text:a>
</text:p>
      <!--NEWS-->
      <text:h text:style-name="P10" text:outline-level="1">
<text:span text:style-name="T4">
До України з Угорщини повернули ще двох військовополонених, які були передані москвою Будапешту — МЗС</text:span>
</text:h>
      <text:p text:style-name="P4">
Author: ['АРМІЯINFORM']</text:p>
      <text:p text:style-name="P4">
Time: 2023-06-23T88:00:00-04:00</text:p>
      <text:p text:style-name="P4">
Description: Українські дипломати вивезли з Угорщини ще двох українських військовополонених,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49282.jpg" text:style-name="Internet_20_link" text:visited-style-name="Visited_20_Internet_20_Link">
249282.jpg</text:a>
']</text:p>
      <text:p text:style-name="P4">
Tags: ['STOPRUSSIA', 'АГРЕСІЯ РФ']</text:p>
      <text:p text:style-name="P4">
Category: News</text:p>
      <!--METADATA-->
      <text:p text:style-name="P4">
<draw:frame draw:style-name="fr1" draw:name="Image398" text:anchor-type="as-char" svg:width="6.9236in" svg:height="4.615733in" draw:z-index="0">
<draw:image xlink:href="../Images/AРМІЯINFORM/2023-06-23T88-00-00-04-00/249282.jpg" xlink:type="simple" xlink:show="embed" xlink:actuate="onLoad" draw:mime-type="image/jpeg"/>
</draw:frame>
Ілюстративне фото</text:p>
      <text:p text:style-name="P4">
Українські дипломати вивезли з Угорщини ще двох українськихвійськовополонених, які були передані москвою Будапешту.</text:p>
      <text:p text:style-name="P4">
Про це <text:a xlink:type="simple" xlink:href="https://www.facebook.com/oleg.nikolenko.50" text:style-name="Internet_20_link" text:visited-style-name="Visited_20_Internet_20_Link">
повідомляє</text:a>
 речник МЗСОлег Ніколенко.</text:p>
      <text:p text:style-name="P4">
«Таким чином українській стороні вдалося повернути вже п’ятьох українськихзахисників. Працюємо, аби і решта шість воїнів якнайшвидше повернулися додомудо своїх рідних», — йдеться в дописі.</text:p>
      <text:p text:style-name="P4">
Source: <text:a xlink:type="simple" xlink:href="https://armyinform.com.ua/2023/06/23/do-ukrayiny-z-ugorshhyny-povernuly-shhe-dvoh-vijskovopolonenyh-yaki-buly-peredani-moskvoyu-budapeshtu-mzs/" text:style-name="Internet_20_link" text:visited-style-name="Visited_20_Internet_20_Link">
https://armyinform.com.ua/2023/06/23/do-ukrayiny-z-ugorshhyny-povernuly-shhe-dvoh-vijskovopolonenyh-yaki-buly-peredani-moskvoyu-budapeshtu-mzs/</text:a>
</text:p>
      <!--NEWS-->
      <text:h text:style-name="P10" text:outline-level="1">
<text:span text:style-name="T4">
«Безпека — перший пріоритет» — звернення Глави держави за підсумками засідання РНБО</text:span>
</text:h>
      <text:p text:style-name="P4">
Author: ['АРМІЯINFORM']</text:p>
      <text:p text:style-name="P4">
Time: 2023-06-23T89:00:00-04:00</text:p>
      <text:p text:style-name="P4">
Description: Бажаю здоровʼя, шановні українці!    Провів засідання РНБО. Три питання порядку де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e13a22f447d0ada478d741f93cc64b6_1687527999_extra_large.jpeg" text:style-name="Internet_20_link" text:visited-style-name="Visited_20_Internet_20_Link">
2e13a22f447d0ada478d741f93cc64b6_1687527999_extra_large.jpeg</text:a>
']</text:p>
      <text:p text:style-name="P4">
Tags: ['STOPRUSSIA', 'АГРЕСІЯ РФ', 'ВОЛОДИМИР ЗЕЛЕНСЬКИЙ', 'ВТОРГНЕННЯ РФ', 'РНБО']</text:p>
      <text:p text:style-name="P4">
Category: News</text:p>
      <!--METADATA-->
      <text:p text:style-name="P4">
<draw:frame draw:style-name="fr1" draw:name="Image399" text:anchor-type="as-char" svg:width="6.9236in" svg:height="4.31174in" draw:z-index="0">
<draw:image xlink:href="../Images/AРМІЯINFORM/2023-06-23T89-00-00-04-00/2e13a22f447d0ada478d741f93cc64b6_1687527999_extra_large.jpeg" xlink:type="simple" xlink:show="embed" xlink:actuate="onLoad" draw:mime-type="image/jpeg"/>
</draw:frame>
</text:p>
      <text:p text:style-name="P4">
<text:span text:style-name="T5">
<text:span text:style-name="T4">
Бажаю здоровʼя, шановні українці!</text:span>
</text:span>
</text:p>
      <text:p text:style-name="P4">
Провів засідання РНБО. Три питання порядку денного. Найважливіше: міністриКлименко та Камишін представили перші зведені підсумки перевірки укриттів урегіонах нашої держави: Клименко – по всій країні, Камишін – щодо Києва.Загалом сьогодні розглянули ситуацію з укриттями в областях, районах, містах,які ворог тероризує найбільш інтенсивно.</text:p>
      <text:p text:style-name="P4">
Висновки невтішні. Майже по всій країні. Це і Київ, і Запоріжжя, і Харків, іДніпро, і Конотоп, і Біла Церква, і багато інших міст. Особливо цинічна таганебна ситуація в тих містах, які мають значний фінансовий ресурс, але, нажаль, – інші пріоритети. Кадрові рішення будуть.</text:p>
      <text:p text:style-name="P4">
Доступні та надійні укриття по всій країні мають бути й будуть пріоритетом длякерівників усіх рівнів. Безпека – перший пріоритет.</text:p>
      <text:p text:style-name="P4">
Генеральний прокурор поінформував РНБО про позовну роботу органів прокуратуридля повернення приміщень укриттів, які були незаконно виведені з власностігромад. На сьогодні – вже понад 400 таких позовів по країні, робота триває.</text:p>
      <text:p text:style-name="P4">
Прем’єр-міністр Шмигаль доповів також щодо складної ситуації зі станом мостіві мостових переходів. Найбільші міста, зокрема Київ. Стан відвертонебезпечний. Є рішення РНБО створити комісію з перевірки всіх мостів,шляхопроводів по всій країні. Відповідальний за перевірку віце-премʼєр-міністрКубраков.</text:p>
      <text:p text:style-name="P4">
Другий пункт порядку денного – суди.</text:p>
      <text:p text:style-name="P4">
Віце-прем’єр-міністр Стефанішина поінформувала РНБО щодо проміжної усноїоцінки Єврокомісією нашого інституційного прогресу, зокрема це стосуєтьсясудової реформи.</text:p>
      <text:p text:style-name="P4">
Зроблено справді багато. Але розглядаємо це лише як необхідну основу для нашихвласних зобов’язань перед українцями щодо справедливості. Очевидно, що кейсуже колишнього голови Верховного Суду та інші такі ситуації в судовій системівимагають жорсткішої державної політики стосовно вимог до суддів, до всіх, хтопрацює в системі правосуддя, та їхньої відповідальності за порушення. Закорупційні порушення.</text:p>
      <text:p text:style-name="P4">
Верховна Рада України зверталася до РНБО. Сьогодні ми звернення розглянули.Доповідали Голова Верховної Ради Стефанчук Руслан, голова комітету парламентуз питань правової політики пан Маслов.</text:p>
      <text:p text:style-name="P4">
Отже, пропозиції. Посилити кримінальну відповідальність за корупційніправопорушення у сфері правосуддя. І щоб це було відчутно. Від 10 до 15 роківіз конфіскацією майна. І щоб це стосувалося тих, хто вимагає гроші, хто берегроші, хто тримає цю систему корупції на всіх її ланках.</text:p>
      <text:p text:style-name="P4">
Наступне. Мають бути перевірки доброчесності суддів. І не лише передпризначенням на посаду. Час може, на жаль, змінювати людей, щодо яких напочатку роботи в судах був позитивний висновок. І вважаю, що варто перевіряти,зокрема, з використанням детектора брехні.</text:p>
      <text:p text:style-name="P4">
Дуже важливо: маємо посилити і роль суду присяжних, розширити випадки йогозастосування в Україні. І це не лише про народовладдя, це про те, щобсправедливості стало більше.</text:p>
      <text:p text:style-name="P4">
Окремо обговорили питання про захист прав бізнесу та інвесторів у судах. Цефундаментальне завдання. Сильна економіка – це захищені інвестиції, цегарантований захист права власності. І це має бути. Якщо потрібен окремиймеханізм, який захищатиме бізнес, права інвесторів, то маємо це забезпечити.Відповідні пропозиції є.</text:p>
      <text:p text:style-name="P4">
Звичайно, обговорили завдання, які маємо виконати до кінця року, щоб повністюреалізувати кожну рекомендацію Єврокомісії для початку переговорів про вступ уЄвросоюз. За кожним таким напрямком РНБО дала необхідні протокольні доручення.Впевнений, усі їх реально виконати.</text:p>
      <text:p text:style-name="P4">
Сьогодні рівно рік, як Україна набула статус кандидата на вступ у Євросоюз, іцьогоріч мета – розпочати переговори щодо членства. Україна свою частинуроботи точно зробить.</text:p>
      <text:p text:style-name="P4">
<text:span text:style-name="T5">
<text:span text:style-name="T4">
Слава Україні!</text:span>
</text:span>
</text:p>
      <text:p text:style-name="P4">
<text:span text:style-name="T5">
Джерело:<text:a xlink:type="simple" xlink:href="https://www.president.gov.ua/news/bezpeka-pershij-prioritet-zvernennya-prezidenta-ukrayini-za-83769" text:style-name="Internet_20_link" text:visited-style-name="Visited_20_Internet_20_Link">
Офіс Президента України</text:a>
</text:span>
</text:p>
      <text:p text:style-name="P4">
Source: <text:a xlink:type="simple" xlink:href="https://armyinform.com.ua/2023/06/23/bezpeka-pershyj-priorytet-zvernennya-glavy-derzhavy-za-pidsumkamy-zasidannya-rnbo/" text:style-name="Internet_20_link" text:visited-style-name="Visited_20_Internet_20_Link">
https://armyinform.com.ua/2023/06/23/bezpeka-pershyj-priorytet-zvernennya-glavy-derzhavy-za-pidsumkamy-zasidannya-rnbo/</text:a>
</text:p>
      <!--NEWS-->
      <text:h text:style-name="P10" text:outline-level="1">
<text:span text:style-name="T4">
Тактика кремля: звинуватити інших у своїх злочинах для створення власного інфоалібі — ЦПД</text:span>
</text:h>
      <text:p text:style-name="P4">
Author: ['АРМІЯINFORM']</text:p>
      <text:p text:style-name="P4">
Time: 2023-06-23T8:00:00-04:00</text:p>
      <text:p text:style-name="P4">
Description: На своїй сторінці у Телеграм Центр протидії дезінформації повідомив про основні нарати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НАРАТИВ']</text:p>
      <text:p text:style-name="P4">
Category: News</text:p>
      <!--METADATA-->
      <text:p text:style-name="P4">
<draw:frame draw:style-name="fr1" draw:name="Image400" text:anchor-type="as-char" svg:width="6.9236in" svg:height="4.32725in" draw:z-index="0">
<draw:image xlink:href="../Images/AРМІЯINFORM/2023-06-23T8-00-00-04-00/fejky-rashky-na-zahodi-golovna.jpg" xlink:type="simple" xlink:show="embed" xlink:actuate="onLoad" draw:mime-type="image/jpeg"/>
</draw:frame>
</text:p>
      <text:p text:style-name="P4">
На своїй сторінці у Телеграм Центр протидії дезінформації<text:a xlink:type="simple" xlink:href="https://t.me/CenterCounteringDisinformation/5863" text:style-name="Internet_20_link" text:visited-style-name="Visited_20_Internet_20_Link">
повідомив</text:a>
 про основнінаративи, що сьогодні просувають російські медіа.</text:p>
      <text:p text:style-name="P4">
Так «рот путіна» пєсков прокоментував заяву Президента України ВолодимираЗеленського, що «росія розглядає сценарій терористичного акту на Запорізькійатомній електростанції — терористичного акту з викидом радіації».</text:p>
      <text:p text:style-name="P4">
Незважаючи на те, що українська влада неодноразово попереджала світ пропотенційні російські теракти, які потім ставали реальністю, злочинна владакремля продовжує звинувачувати Україну у брехні та провокаціях.</text:p>
      <text:p text:style-name="P4">
Звинувачення української сторони у брехні — поширений наратив путінськогорежиму, щоб відвести від себе всі підозри.</text:p>
      <text:p text:style-name="P4">
Також один із найпоширеніших наративів москви — звинувачення Києва у терактахі провокаціях. Мета цього наративу — створення собі інфоалібі.</text:p>
      <text:p text:style-name="P4">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Зеленський привітав ухвалення 11-го пакету санкцій Євросоюзу проти РФ</text:span>
</text:h>
      <text:p text:style-name="P4">
Authors: Ukrinform (Person)</text:p>
      <text:p text:style-name="P4">
Publisher: Укринформ (Organization)</text:p>
      <text:p text:style-name="P4">
Published Time: 2023-06-23T8:33:00+03:00</text:p>
      <text:p text:style-name="P4">
Modified Time: 2023-06-23T22:33:00+03:00</text:p>
      <text:p text:style-name="P4">
Description: Президент Володимир Зеленський привітав рішення щодо ухвалення 11-го пакету санкцій Європейського Союзу проти Росії й очікує на подальше посилення обмежень, у тому числі проти російської атомної енергетики.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Євросоюз', 'Санкції', 'Зеленський', 'Війна з Росією']</text:p>
      <text:p text:style-name="P4">
Type: Article</text:p>
      <!--METADATA-->
      <text:p text:style-name="P4">
<draw:frame draw:style-name="fr1" draw:name="Image401" text:anchor-type="as-char" svg:width="6.9236in" svg:height="3.956343in" draw:z-index="0">
<draw:image xlink:href="../Images/yкринформ/2023-06-23T8-33-00-03-00/630_360_1687376812-770.jpeg" xlink:type="simple" xlink:show="embed" xlink:actuate="onLoad" draw:mime-type="image/jpeg"/>
</draw:frame>
 ПрезидентВолодимир Зеленський привітав рішення щодо ухвалення 11-го пакету санкційЄвропейського Союзу проти Росії й очікує на подальше посилення обмежень, утому числі проти російської атомної енергетики.</text:p>
      <text:p text:style-name="P4">
Про це Глава держави зазначив у <text:a xlink:type="simple" xlink:href="https://twitter.com/ZelenskyyUa/status/1672318603805204494" text:style-name="Internet_20_link" text:visited-style-name="Visited_20_Internet_20_Link">
 Твіттері</text:a>
 , передаєУкрінформ.</text:p>
      <text:p text:style-name="P4">
«Вітаємо довгоочікуване й важливе ухвалення Європейської Ради 11-го пакетусанкцій ЄС, спрямованих на припинення обходу санкцій з боку Росії. Знетерпінням чекаємо на його ефективну реалізацію для зупинки російськоївоєнної машини та подальшого посилення обмежувальних заходів Євросоюзу,зокрема проти російської атомної енергетики», - підкреслив Зеленський.</text:p>
      <text:p text:style-name="Quotations">

<text:p text:style-name="P4">
Вітаємо довгоочікуване й важливе ухвалення <text:a xlink:type="simple" xlink:href="https://twitter.com/EUCouncil" text:style-name="Internet_20_link" text:visited-style-name="Visited_20_Internet_20_Link">
 @EUCouncil&gt;
 </text:a>
 11-го пакету санкцій ,&gt;
 спрямованих на припинення обходу санкцій з боку . З нетерпінням чекаємо на&gt;
 його ефективну реалізацію для зупинки воєнної машини та подальшого посилення&gt;
 обмежувальних заходів , зокрема проти …&gt;
&gt;
 — Володимир Зеленський (@ZelenskyyUa) <text:a xlink:type="simple" xlink:href="https://twitter.com/ZelenskyyUa/status/1672318603805204494" text:style-name="Internet_20_link" text:visited-style-name="Visited_20_Internet_20_Link">
 June 23, 2023&gt;
 </text:a>
</text:p>

</text:p>
      <text:p text:style-name="P4">
Як повідомлялося, Європейський Союз 23 червня ухвалив та оприлюднив подробиці11-го пакету санкцій проти Російської Федерації.</text:p>
      <text:p text:style-name="P4">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Тільки наші військові, які планували операцію наступу, можуть зараз оцінювати її перебіг — Ганна Маляр</text:span>
</text:h>
      <text:p text:style-name="P4">
Author: ['АРМІЯINFORM']</text:p>
      <text:p text:style-name="P4">
Time: 2023-06-23T90:00:00-04:00</text:p>
      <text:p text:style-name="P4">
Description: Не треба очікувати, що наступ — це щось дуже швидке. Це війна. Ворог пості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ГАННА МАЛЯР']</text:p>
      <text:p text:style-name="P4">
Category: News</text:p>
      <!--METADATA-->
      <text:p text:style-name="P4">
<draw:frame draw:style-name="fr1" draw:name="Image402" text:anchor-type="as-char" svg:width="6.9236in" svg:height="4.615733in" draw:z-index="0">
<draw:image xlink:href="../Images/AРМІЯINFORM/2023-06-23T90-00-00-04-00/ganna-malyar.jpg" xlink:type="simple" xlink:show="embed" xlink:actuate="onLoad" draw:mime-type="image/jpeg"/>
</draw:frame>
</text:p>
      <text:p text:style-name="P4">
Не треба очікувати, що наступ — це щось дуже швидке. Це війна. Ворог постійноготується до протидії, бо вони розуміють, що ми будемо звільняти окупованітериторії.</text:p>
      <text:p text:style-name="P4">
Про це <text:a xlink:type="simple" xlink:href="https://t.me/annamaliar" text:style-name="Internet_20_link" text:visited-style-name="Visited_20_Internet_20_Link">
повідомила</text:a>
 заступник Міністра оборониУкраїни Ганна Маляр.</text:p>
      <text:p text:style-name="P4">
«Менше з тим, у нас щодня є просування. Так, це поступово, але нашізакріплюються на рубежах і вони просуваються впевнено. Робити зараз якісьоцінки дуже передчасно і некоректно, адже наступ триває. У нас ще основніподії попереду, і головний удар ще попереду», — йдеться у дописі.</text:p>
      <text:p text:style-name="P4">
Source: <text:a xlink:type="simple" xlink:href="https://armyinform.com.ua/2023/06/23/tilky-nashi-vijskovi-yaki-planuvaly-operacziyu-nastupu-mozhut-zaraz-oczinyuvaty-yak-vona-jde-ganna-malyar/" text:style-name="Internet_20_link" text:visited-style-name="Visited_20_Internet_20_Link">
https://armyinform.com.ua/2023/06/23/tilky-nashi-vijskovi-yaki-planuvaly-operacziyu-nastupu-mozhut-zaraz-oczinyuvaty-yak-vona-jde-ganna-malyar/</text:a>
</text:p>
      <!--NEWS-->
      <text:h text:style-name="P10" text:outline-level="1">
<text:span text:style-name="T4">
Протягом доби ворог завдав 51 авіаційний удар та здійснив близько 50 обстрілів з РСЗВ</text:span>
</text:h>
      <text:p text:style-name="P4">
Author: ['АРМІЯINFORM']</text:p>
      <text:p text:style-name="P4">
Time: 2023-06-23T91:00:00-04:00</text:p>
      <text:p text:style-name="P4">
Description: Про це повідомляє Генеральний штаб ЗСУ.    «Протягом доби російські окупанти зав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ТОРГНЕННЯ РФ']</text:p>
      <text:p text:style-name="P4">
Category: News</text:p>
      <!--METADATA-->
      <text:p text:style-name="P4">
<draw:frame draw:style-name="fr1" draw:name="Image403" text:anchor-type="as-char" svg:width="6.9236in" svg:height="3.893007in" draw:z-index="0">
<draw:image xlink:href="../Images/AРМІЯINFORM/2023-06-23T91-00-00-04-00/2022-10-18-raketnyj-obstril-zhytomyra.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1CkNSnQ8NYeU92GNhPTFCe7NYNXVssbLdcU1qwC7cJsfdhswVTvrheg2ujxjb8dhl" text:style-name="Internet_20_link" text:visited-style-name="Visited_20_Internet_20_Link">
повідомляє</text:a>
Генеральний штаб ЗСУ.</text:p>
      <text:p text:style-name="P4">
«Протягом доби російські окупанти завдали ракетно-авіаційного удару потериторії України, застосувавши 14 крилатих ракет Х-101/Х-555, 3 дрониShahed-136/131, а також 4 зенітні керовані ракети із С-300 по Запоріжжю.Силами та засобами протиповітряної оборони Повітряних Сил Збройних Сил України14 ракет та 2 дрони було знищено. Також зенітним ракетним підрозділомПовітряних Сил було знищено російський ударний вертоліт Ка-52. Окрім тогопротивник втратив 7 розвідувальних БПЛА», — йдеться в повідомленні.</text:p>
      <text:p text:style-name="P4">
Також ворог завдав 51 авіаційний удар, здійснив близько 50 обстрілів зреактивних систем залпового вогню по позиціях наших військ та населенихпунктах. На жаль, окрім руйнування інфраструктури, постраждали мирні люди.</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6/23/protyagom-doby-vorog-zavdav-51-aviaczijnyj-udar-ta-zdijsnyv-blyzko-50-obstriliv-z-rszv/" text:style-name="Internet_20_link" text:visited-style-name="Visited_20_Internet_20_Link">
https://armyinform.com.ua/2023/06/23/protyagom-doby-vorog-zavdav-51-aviaczijnyj-udar-ta-zdijsnyv-blyzko-50-obstriliv-z-rszv/</text:a>
</text:p>
      <!--NEWS-->
      <text:h text:style-name="P10" text:outline-level="1">
<text:span text:style-name="T4">
рашисти облаштували польовий шпиталь в дитсадку на Запоріжжі</text:span>
</text:h>
      <text:p text:style-name="P4">
Author: ['АРМІЯINFORM']</text:p>
      <text:p text:style-name="P4">
Time: 2023-06-23T92:00:00-04:00</text:p>
      <text:p text:style-name="P4">
Description: war  Про це повідомляє Генеральний штаб Збройних Сил України.  —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c969d148f-1_600x.png" text:style-name="Internet_20_link" text:visited-style-name="Visited_20_Internet_20_Link">
4c969d148f-1_600x.png</text:a>
']</text:p>
      <text:p text:style-name="P4">
Tags: ['STOPRUSSIA', 'АГРЕСІЯ РФ', 'ВТОРГНЕННЯ РФ', 'ГШ ЗСУ', 'ЗАПОРІЖЖЯ']</text:p>
      <text:p text:style-name="P4">
Category: News</text:p>
      <!--METADATA-->
      <text:p text:style-name="P4">
<draw:frame draw:style-name="fr1" draw:name="Image404" text:anchor-type="as-char" svg:width="6.9236in" svg:height="4.938835in" draw:z-index="0">
<draw:image xlink:href="../Images/AРМІЯINFORM/2023-06-23T92-00-00-04-00/4c969d148f-1_600x.png" xlink:type="simple" xlink:show="embed" xlink:actuate="onLoad" draw:mime-type="image/png"/>
</draw:frame>
 Ілюстративне фото</text:p>
      <text:p text:style-name="P4">
war</text:p>
      <text:p text:style-name="P4">
Про це<text:a xlink:type="simple" xlink:href="https://www.facebook.com/GeneralStaff.ua/posts/pfbid021CkNSnQ8NYeU92GNhPTFCe7NYNXVssbLdcU1qwC7cJsfdhswVTvrheg2ujxjb8dhl" text:style-name="Internet_20_link" text:visited-style-name="Visited_20_Internet_20_Link">
повідомляє</text:a>
Генеральний штаб Збройних Сил України.</text:p>
      <text:p text:style-name="P4">
— Російські окупанти продовжують використовувати інфраструктуру тимчасовозахоплених населених пунктів для надання медичної допомоги своїм пораненимвійськовослужбовцям. В населеному пункті Чкалове Запорізької області, натериторії дитячого садочка, загарбники облаштували польовий шпиталь.Зафіксовано прибуття двох вантажних автомобілів з медичним обладнанням, —йдеться у зведенні.</text:p>
      <text:p text:style-name="P4">
Source: <text:a xlink:type="simple" xlink:href="https://armyinform.com.ua/2023/06/23/rashysty-oblashtuvaly-polovyj-shpytal-v-dytsadku-na-zaporizhzhi/" text:style-name="Internet_20_link" text:visited-style-name="Visited_20_Internet_20_Link">
https://armyinform.com.ua/2023/06/23/rashysty-oblashtuvaly-polovyj-shpytal-v-dytsadku-na-zaporizhzhi/</text:a>
</text:p>
      <!--NEWS-->
      <text:h text:style-name="P10" text:outline-level="1">
<text:span text:style-name="T4">
Сьогодні рік, як Україна отримала перші реактивні системи залпового вогню М142 HIMARS</text:span>
</text:h>
      <text:p text:style-name="P4">
Author: ['АРМІЯINFORM']</text:p>
      <text:p text:style-name="P4">
Time: 2023-06-23T93:00:00-04:00</text:p>
      <text:p text:style-name="P4">
Description: Про це у Facebook написав Головнокомандувач ЗС України Валерій Залужний.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4th_far_conducts_hirain_exercise_as_part_of_defender-europe_22_dvids7232028-scaled.jpg" text:style-name="Internet_20_link" text:visited-style-name="Visited_20_Internet_20_Link">
1-14th_far_conducts_hirain_exercise_as_part_of_defender-europe_22_dvids7232028-scaled.jpg</text:a>
']</text:p>
      <text:p text:style-name="P4">
Tags: ['STOPRUSSIA', 'АГРЕСІЯ РФ', 'ВАЛЕРІЙ ЗАЛУЖНИЙ']</text:p>
      <text:p text:style-name="P4">
Category: News</text:p>
      <!--METADATA-->
      <text:p text:style-name="P4">
<draw:frame draw:style-name="fr1" draw:name="Image405" text:anchor-type="as-char" svg:width="6.9236in" svg:height="4.614606in" draw:z-index="0">
<draw:image xlink:href="../Images/AРМІЯINFORM/2023-06-23T93-00-00-04-00/1-14th_far_conducts_hirain_exercise_as_part_of_defender-europe_22_dvids7232028-scaled.jpg" xlink:type="simple" xlink:show="embed" xlink:actuate="onLoad" draw:mime-type="image/jpeg"/>
</draw:frame>
 Ілюстративне фото</text:p>
      <text:p text:style-name="P4">
Про це у Facebook<text:a xlink:type="simple" xlink:href="https://www.facebook.com/CinCAFU/videos/593476186227226/" text:style-name="Internet_20_link" text:visited-style-name="Visited_20_Internet_20_Link">
написав</text:a>
Головнокомандувач ЗС України Валерій Залужний.</text:p>
      <text:p text:style-name="P4">
«Працювати на HIMARS — це честь для нас, бо така точна техніка наближає нашуПеремогу. Ворог дуже боїться цю машину», — розповідають військовослужбовціартилерійського підрозділу.</text:p>
      <text:p text:style-name="P4">
Сьогодні рік, як Україна отримала перші реактивні системи залпового вогню М142HIMARS.</text:p>
      <text:p text:style-name="P4">
«Ця зброя довела свою ефективність на фронті. Наші воїни майстерно та влучновражають визначені цілі: склади боєприпасів, скупчення техніки та особовийсклад противника», — наголошують військові.</text:p>
      <text:p text:style-name="P4">
Source: <text:a xlink:type="simple" xlink:href="https://armyinform.com.ua/2023/06/23/sogodni-rik-yak-ukrayina-otrymala-pershi-reaktyvni-systemy-zalpovogo-vognyu-m142-himars-valerij-zaluzhnyj/" text:style-name="Internet_20_link" text:visited-style-name="Visited_20_Internet_20_Link">
https://armyinform.com.ua/2023/06/23/sogodni-rik-yak-ukrayina-otrymala-pershi-reaktyvni-systemy-zalpovogo-vognyu-m142-himars-valerij-zaluzhnyj/</text:a>
</text:p>
      <!--NEWS-->
      <text:h text:style-name="P10" text:outline-level="1">
<text:span text:style-name="T4">
Генеральний секретар НАТО у Німеччині відвідав групу з безпекової допомоги Україні</text:span>
</text:h>
      <text:p text:style-name="P4">
Author: ['АРМІЯINFORM']</text:p>
      <text:p text:style-name="P4">
Time: 2023-06-23T94:00:00-04:00</text:p>
      <text:p text:style-name="P4">
Description: Генеральний секретар НАТО Єнс Столтенберг відвідав Групу з безпекової допомоги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23-sag-u_rdax_775x440s.jpg" text:style-name="Internet_20_link" text:visited-style-name="Visited_20_Internet_20_Link">
230623-sag-u_rdax_775x440s.jpg</text:a>
']</text:p>
      <text:p text:style-name="P4">
Tags: ['STOPRUSSIA', 'ВТОРГНЕННЯ РФ']</text:p>
      <text:p text:style-name="P4">
Category: News</text:p>
      <!--METADATA-->
      <text:p text:style-name="P4">
<draw:frame draw:style-name="fr1" draw:name="Image406" text:anchor-type="as-char" svg:width="6.9236in" svg:height="3.935897in" draw:z-index="0">
<draw:image xlink:href="../Images/AРМІЯINFORM/2023-06-23T94-00-00-04-00/230623-sag-u_rdax_775x440s.jpg" xlink:type="simple" xlink:show="embed" xlink:actuate="onLoad" draw:mime-type="image/jpeg"/>
</draw:frame>
</text:p>
      <text:p text:style-name="P4">
Генеральний секретар НАТО Єнс Столтенберг відвідав Групу з безпекової допомогиУкраїні, яка розташована у німецькому місті Вісбаден, та до складу якоївходять військовослужбовці із 22 країн Альянсу та партнерів, включаючиУкраїну.</text:p>
      <text:p text:style-name="P4">
Про це <text:a xlink:type="simple" xlink:href="https://www.nato.int/cps/en/natohq/news_216380.htm" text:style-name="Internet_20_link" text:visited-style-name="Visited_20_Internet_20_Link">
повідомляють</text:a>
 насайті Північноатлантичного Альянсу.</text:p>
      <text:p text:style-name="P4">
Група з безпекової допомоги Україні заснована Міністерством оборони США влистопаді 2022 року, координує надання обладнання та підтримку в навчанніЗбройних Сил України, які продовжують протистояти жорстокій загарбницькійвійні росії.</text:p>
      <text:p text:style-name="P4">
«Генеральний секретар НАТО Єнс Столтенберг відвідав місто Вісбаден, Німеччина,у п’ятницю 23 червня 2023 року, щоб зустрітися та висловити подяку персоналувід країн-союзниць та України зі складу Групи з безпекової допомоги Україні(SAG-U)… Він наголосив на важливості цієї місії у наданні Україні допомоги усамообороні, так довго, як це буде необхідним», - йдеться у повідомленні.</text:p>
      <text:p text:style-name="P4">
Source: <text:a xlink:type="simple" xlink:href="https://armyinform.com.ua/2023/06/23/generalnyj-sekretar-nato-u-nimechchyni-vidvidav-grupu-z-bezpekovoyi-dopomogy-ukrayini/" text:style-name="Internet_20_link" text:visited-style-name="Visited_20_Internet_20_Link">
https://armyinform.com.ua/2023/06/23/generalnyj-sekretar-nato-u-nimechchyni-vidvidav-grupu-z-bezpekovoyi-dopomogy-ukrayini/</text:a>
</text:p>
      <!--NEWS-->
      <text:h text:style-name="P10" text:outline-level="1">
<text:span text:style-name="T4">
Уповноважений ВРУ з прав людини провів онлайн-зустріч із представником Human Rights Watch Біллом Ван Есвельдом</text:span>
</text:h>
      <text:p text:style-name="P4">
Author: ['АРМІЯINFORM']</text:p>
      <text:p text:style-name="P4">
Time: 2023-06-23T95:00:00-04:00</text:p>
      <text:p text:style-name="P4">
Description: Про це у телеграм-каналі повідомляє омбудсман України Дмитро Лубінець.    «З міжнарод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7-00-12.jpg" text:style-name="Internet_20_link" text:visited-style-name="Visited_20_Internet_20_Link">
photo_2023-06-23_17-00-12.jpg</text:a>
']</text:p>
      <text:p text:style-name="P4">
Tags: ['STOPRUSSIA', 'АГРЕСІЯ РФ', 'ВТОРГНЕННЯ РФ']</text:p>
      <text:p text:style-name="P4">
Category: News</text:p>
      <!--METADATA-->
      <text:p text:style-name="P4">
<draw:frame draw:style-name="fr1" draw:name="Image407" text:anchor-type="as-char" svg:width="6.9236in" svg:height="5.1927in" draw:z-index="0">
<draw:image xlink:href="../Images/AРМІЯINFORM/2023-06-23T95-00-00-04-00/photo_2023-06-23_17-00-12.jpg" xlink:type="simple" xlink:show="embed" xlink:actuate="onLoad" draw:mime-type="image/jpeg"/>
</draw:frame>
</text:p>
      <text:p text:style-name="P4">
Про це у телеграм-каналі <text:a xlink:type="simple" xlink:href="https://t.me/dmytro_lubinetzs" text:style-name="Internet_20_link" text:visited-style-name="Visited_20_Internet_20_Link">
повідомляє</text:a>
 омбудсманУкраїни Дмитро Лубінець.</text:p>
      <text:p text:style-name="P4">
«З міжнародними партнерами на зв’язку кожного дня. Сьогодні — онлайн-зустрічіз представником Human Rights Watch Біллом Ван Есвельдом. Говорили пронайважливіше — захист прав українських дітей. Зокрема порушили питаннязакладів інституційного догляду та виховання дітей в Україні. У них, у томучислі, перебувають діти з важкими — психоневрологічними хворобами. Назвавцифри таких закладів і кількість дітей, які виховуються в них. Розповів й пронагальні проблеми, що є в Україні», — йдеться в повідомленні.</text:p>
      <text:p text:style-name="P4">
Також представник Human Rights Watch цікавився тим, якої підтримки мипотребуємо, роботою Офісу Омбудсмана у цьому напрямку.</text:p>
      <text:p text:style-name="P4">
Вдячний представнику організації за зустріч та постійну комунікацію! Дякуюпартнерам, які допомагають нам у захисті прав українських дітей!</text:p>
      <text:p text:style-name="P4">
Source: <text:a xlink:type="simple" xlink:href="https://armyinform.com.ua/2023/06/23/upovnovazhenyj-vru-z-prav-lyudyny-proviv-onlajn-zustrich-iz-predstavnykom-human-rights-watch-billom-van-esveldom/" text:style-name="Internet_20_link" text:visited-style-name="Visited_20_Internet_20_Link">
https://armyinform.com.ua/2023/06/23/upovnovazhenyj-vru-z-prav-lyudyny-proviv-onlajn-zustrich-iz-predstavnykom-human-rights-watch-billom-van-esveldom/</text:a>
</text:p>
      <!--NEWS-->
      <text:h text:style-name="P10" text:outline-level="1">
<text:span text:style-name="T4">
У результаті ворожого обстрілу в Оріхові пошкоджено понад 30 житлових будівель</text:span>
</text:h>
      <text:p text:style-name="P4">
Author: ['АРМІЯINFORM']</text:p>
      <text:p text:style-name="P4">
Time: 2023-06-23T96:00:00-04:00</text:p>
      <text:p text:style-name="P4">
Description: 23 червня об 11:30 до Служби порятунку «101» надійшло повідомлення про те, що рос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23_16-42-27.jpg" text:style-name="Internet_20_link" text:visited-style-name="Visited_20_Internet_20_Link">
photo_2023-06-23_16-42-27.jpg</text:a>
']</text:p>
      <text:p text:style-name="P4">
Tags: ['STOPRUSSIA', 'АГРЕСІЯ РФ', 'ВТОРГНЕННЯ РФ']</text:p>
      <text:p text:style-name="P4">
Category: News</text:p>
      <!--METADATA-->
      <text:p text:style-name="P4">
<draw:frame draw:style-name="fr1" draw:name="Image408" text:anchor-type="as-char" svg:width="6.9236in" svg:height="5.1927in" draw:z-index="0">
<draw:image xlink:href="../Images/AРМІЯINFORM/2023-06-23T96-00-00-04-00/photo_2023-06-23_16-42-27.jpg" xlink:type="simple" xlink:show="embed" xlink:actuate="onLoad" draw:mime-type="image/jpeg"/>
</draw:frame>
</text:p>
      <text:p text:style-name="P4">
23 червня об 11:30 до Служби порятунку «101» надійшло повідомлення про те, щоросійська армія здійснила черговий обстріл Оріхова Пологівського району. Урезультаті ворожої агресії зруйновано два приватні будинки, пошкоджено двап’ятиповерхових та 30 приватних будинків.</text:p>
      <text:p text:style-name="P4">
Про це <text:a xlink:type="simple" xlink:href="https://t.me/gu_dsns_zp" text:style-name="Internet_20_link" text:visited-style-name="Visited_20_Internet_20_Link">
повідомляє</text:a>
 ГУ ДСНС України у Запорізькійобласті.</text:p>
      <text:p text:style-name="P4">
Рятувальники, які прибули на місце події, провели оперативні заходи з пошукупостраждалих. За попередньою інформацією жертв і постраждалих немає.</text:p>
      <text:p text:style-name="P4">
Від ГУ ДСНС залучалося 4 рятувальники та 2 одиниці техніки.</text:p>
      <text:p text:style-name="P4">
Source: <text:a xlink:type="simple" xlink:href="https://armyinform.com.ua/2023/06/23/u-rezultati-vorozhogo-obstrilu-v-orihovi-poshkodzheno-ponad-30-zhytlovyh-budivel/" text:style-name="Internet_20_link" text:visited-style-name="Visited_20_Internet_20_Link">
https://armyinform.com.ua/2023/06/23/u-rezultati-vorozhogo-obstrilu-v-orihovi-poshkodzheno-ponad-30-zhytlovyh-budivel/</text:a>
</text:p>
      <!--NEWS-->
      <text:h text:style-name="P10" text:outline-level="1">
<text:span text:style-name="T4">
У Координаційному штабі відбулася зустріч з родинами бійців 55-ої ОАБр</text:span>
</text:h>
      <text:p text:style-name="P4">
Author: ['АРМІЯINFORM']</text:p>
      <text:p text:style-name="P4">
Time: 2023-06-23T97:00:00-04:00</text:p>
      <text:p text:style-name="P4">
Description: У Координаційному штабі з питань поводження з військовополоненими відбулася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67ea77-1500-42ee-bcd4-26cc3d597ad1.jpg" text:style-name="Internet_20_link" text:visited-style-name="Visited_20_Internet_20_Link">
6067ea77-1500-42ee-bcd4-26cc3d597ad1.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409" text:anchor-type="as-char" svg:width="6.9236in" svg:height="4.615733in" draw:z-index="0">
<draw:image xlink:href="../Images/AРМІЯINFORM/2023-06-23T97-00-00-04-00/6067ea77-1500-42ee-bcd4-26cc3d597ad1.jpg" xlink:type="simple" xlink:show="embed" xlink:actuate="onLoad" draw:mime-type="image/jpeg"/>
</draw:frame>
</text:p>
      <text:p text:style-name="P4">
У Координаційному штабі з питань поводження з військовополоненими відбуласязустріч з родинами бійців 55-ої окремої артилерійської бригади «ЗапорізькаСіч».</text:p>
      <text:p text:style-name="P4">
На запитання родичів полонених і зниклих безвісти артилеристів відповідавпредставник Координаційного штабу Юрій Таранюк.</text:p>
      <text:p text:style-name="P4">
Про це <text:a xlink:type="simple" xlink:href="https://t.me/Koord_shtab/1316" text:style-name="Internet_20_link" text:visited-style-name="Visited_20_Internet_20_Link">
повідомляє </text:a>
Координаційний штаб зпитань поводження з військовополоненими.</text:p>
      <text:p text:style-name="P4">
Він звернув увагу на те, що російська федерація використовує усі можливізасоби впливу на українське суспільство, у тому числі, й у медіапросторі.Важливо бути пильними і критично ставитися до інформації з неперевіренихджерел, а також не поширювати й не передавати третім особам персональні данісвої чи полоненого Захисника.</text:p>
      <text:p text:style-name="P4">
Представник Штабу зазначив, що країна-агресорка не надає відомостей про станздоров’я полоненого Оборонця чи місце його утримання. Проте така інформаціяотримується з інших джерел, зокрема, від звільнених з полону захисників.</text:p>
      <text:p text:style-name="P4">
Також Юрій Таранюк зауважив, що одночасно тривають паралельні переговори зрізними суб’єктами, які утримують українських військовослужбовців як натериторії росії, так і на тимчасово окупованих українських територіях.</text:p>
      <text:p text:style-name="P4">
«Ми використовуємо різні інструменти, які можуть вплинути на повернення зполону наших захисників, — запевнив представник Координаційного штабу. —Головне — досягнути практичного результату», — зауважив він.</text:p>
      <text:p text:style-name="P4">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Уряд затвердив Порядок ведення Реєстру пошкодженого та знищеного майна</text:span>
</text:h>
      <text:p text:style-name="P4">
Author: ['АРМІЯINFORM']</text:p>
      <text:p text:style-name="P4">
Time: 2023-06-23T98:00:00-04:00</text:p>
      <text:p text:style-name="P4">
Description: Відповідну постанову №624 від 16 червня 2023 затвердив Кабінет Міністрів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ef26fe39b19454ee2c942a6ea7db04d.jpeg" text:style-name="Internet_20_link" text:visited-style-name="Visited_20_Internet_20_Link">
2ef26fe39b19454ee2c942a6ea7db04d.jpeg</text:a>
']</text:p>
      <text:p text:style-name="P4">
Tags: ['STOPRUSSIA', 'АГРЕСІЯ РФ']</text:p>
      <text:p text:style-name="P4">
Category: News</text:p>
      <!--METADATA-->
      <text:p text:style-name="P4">
<draw:frame draw:style-name="fr1" draw:name="Image410" text:anchor-type="as-char" svg:width="6.9236in" svg:height="3.896076in" draw:z-index="0">
<draw:image xlink:href="../Images/AРМІЯINFORM/2023-06-23T98-00-00-04-00/2ef26fe39b19454ee2c942a6ea7db04d.jpeg" xlink:type="simple" xlink:show="embed" xlink:actuate="onLoad" draw:mime-type="image/jpeg"/>
</draw:frame>
 Ілюстративнефото</text:p>
      <text:p text:style-name="P4">
Відповідну постанову <text:a xlink:type="simple" xlink:href="https://www.kmu.gov.ua/npas/deiaki-pytannia-zabezpechennia-funktsionuvannia-derzhavnoho-reiestru-maina-624-130623" text:style-name="Internet_20_link" text:visited-style-name="Visited_20_Internet_20_Link">
№624 від 16 червня2023</text:a>
 затвердив КабінетМіністрів України.</text:p>
      <text:p text:style-name="P4">
Про це <text:a xlink:type="simple" xlink:href="https://mtu.gov.ua/news/34437.html" text:style-name="Internet_20_link" text:visited-style-name="Visited_20_Internet_20_Link">
повідомляє</text:a>
 Мінінфраструктури.</text:p>
      <text:p text:style-name="P4">
Як зазначається, раніше функціонування Реєстру регулювалось постановою №380від 26 березня 2022 року, проте за час роботи накопичився ряд питань, якіпотребували уточнень.</text:p>
      <text:p text:style-name="P4">
Серед основних оновлень, які включені у Порядок:</text:p>
      <ul>
        <li>
затверджено перелік функціоналу Реєстру;  * визначено перелік відомостей, які зберігаються в Реєстрі;  * конкретизовано ролі користувачів Реєстру, зокрема органів місцевого самоврядування, військових адміністрацій, держпідприємств, міністерств та інших органів центральної виконавчої влади;  * деталізовано процедуру отримання доступу до Реєстру для публічних реєстраторів та користувачів реєстрової інформації;  * зафіксовано чіткий перелік взаємодій з іншими інформаційно-комунікаційними системами та обміну даними.</li>
      </ul>
      <text:p text:style-name="P4">
Ухвалений Порядок дозволить зробити процес діючих програм компенсації запошкоджене та знищене житло більш простим та зручним. Також він створитьможливості для розробки процедур компенсації за інші види майна.</text:p>
      <text:p text:style-name="P4">
Наголошується, що порядок подання інформаційних повідомлень по пошкоджене тазнищене майно продовжує регулюватись постановою <text:a xlink:type="simple" xlink:href="https://zakon.rada.gov.ua/laws/show/380-2022-%D0%BF#Text" text:style-name="Internet_20_link" text:visited-style-name="Visited_20_Internet_20_Link">
№380 від 26 березня 2022року. </text:a>
</text:p>
      <text:p text:style-name="P4">
Довідково: Реєстр пошкодженого та знищеного майна був запущений у липні 2022року. У лютому 2023 року <text:a xlink:type="simple" xlink:href="https://zakon.rada.gov.ua/laws/show/2923-IX#Text" text:style-name="Internet_20_link" text:visited-style-name="Visited_20_Internet_20_Link">
Законом України№2923</text:a>
 Реєстр бувзатверджений як єдина державна база даних для фіксації руйнувань та інструментдля контролю компенсацій за пошкоджене та знищене майно.</text:p>
      <text:p text:style-name="P4">
Розроблення та впровадження Реєстру пошкодженого та знищеного майнавідбувається Міністерством розвитку громад, територій та інфраструктуриУкраїни у співпраці з Міністерством цифрової трансформації України запідтримки USAID / UK aid проєкту «Прозорість та підзвітність у державномууправлінні та послугах/TAPAS».</text:p>
      <text:p text:style-name="P4">
Source: <text:a xlink:type="simple" xlink:href="https://armyinform.com.ua/2023/06/23/uryad-zatverdyv-poryadok-vedennya-reyestru-poshkodzhenogo-ta-znyshhenogo-majna/" text:style-name="Internet_20_link" text:visited-style-name="Visited_20_Internet_20_Link">
https://armyinform.com.ua/2023/06/23/uryad-zatverdyv-poryadok-vedennya-reyestru-poshkodzhenogo-ta-znyshhenogo-majna/</text:a>
</text:p>
      <!--NEWS-->
      <text:h text:style-name="P10" text:outline-level="1">
<text:span text:style-name="T4">
Доходи державного бюджету зросли на 45% у травні 2023 року порівняно з травнем 2022 року — Міністр фінансів України</text:span>
</text:h>
      <text:p text:style-name="P4">
Author: ['АРМІЯINFORM']</text:p>
      <text:p text:style-name="P4">
Time: 2023-06-23T99:00:00-04:00</text:p>
      <text:p text:style-name="P4">
Description: Міністр фінансів України Сергій Марченко, Урядовий уповноважений з питань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23-at-16_25_33.jpeg" text:style-name="Internet_20_link" text:visited-style-name="Visited_20_Internet_20_Link">
whatsapp-image-2023-06-23-at-16_25_33.jpeg</text:a>
']</text:p>
      <text:p text:style-name="P4">
Tags: ['STOPRUSSIA', 'МІНФІН']</text:p>
      <text:p text:style-name="P4">
Category: News</text:p>
      <!--METADATA-->
      <text:p text:style-name="P4">
<draw:frame draw:style-name="fr1" draw:name="Image411" text:anchor-type="as-char" svg:width="6.9236in" svg:height="4.961913in" draw:z-index="0">
<draw:image xlink:href="../Images/AРМІЯINFORM/2023-06-23T99-00-00-04-00/whatsapp-image-2023-06-23-at-16_25_33.jpeg" xlink:type="simple" xlink:show="embed" xlink:actuate="onLoad" draw:mime-type="image/jpeg"/>
</draw:frame>
</text:p>
      <text:p text:style-name="P4">
Міністр фінансів України Сергій Марченко, Урядовий уповноважений з питаньуправління державним боргом Юрій Буца та заступник Міністра фінансів ОльгаЗикова взяли участь у Global Official Institutions Conference, організованійBNP Paribas у Парижі.</text:p>
      <text:p text:style-name="P4">
Про це<text:a xlink:type="simple" xlink:href="https://mof.gov.ua/uk/news/sergii_marchenko_state_budget_revenues_increased_by_45_in_may_2023_compared_to_may_2022-4073" text:style-name="Internet_20_link" text:visited-style-name="Visited_20_Internet_20_Link">
повідомляє</text:a>
Міністерство фінансів України.</text:p>
      <text:p text:style-name="P4">
У заході також взяли участь понад 100 представників міністерств тацентробанків, а також міжнародних фінансових організацій та суверенних фондівз усього світу.</text:p>
      <text:p text:style-name="P4">
Міністр фінансів України, виступаючи як ключовий спікер панельної дискусії,розповів про стан та перспективи розвитку економіки України, виконаннядержбюджету в умовах війни та наявні можливості і виклики у відновленнікраїни.</text:p>
      <text:p text:style-name="P4">
«У 2023 році ми маємо набагато кращі фінансові результати, ніж рік тому.Завдяки потужній фінансовій підтримці та комплексним заходам, впровадженимУрядом України, ми забезпечуємо збалансованість бюджету та фінансуваннякритично важливих видатків, насамперед у соціальній сфері. Монетарна тафіскальна політики контрольовані. Доходи державного бюджету зросли на 45% утравні 2023 року порівняно з травнем 2022 року», — зазначив Сергій Марченко.</text:p>
      <text:p text:style-name="P4">
Водночас Міністр фінансів наголосив, що зовнішня фінансова підтримка продовжуєвідігравати важливу роль. Міжнародні партнери запевнили Україну у наданнізагалом 42,5 млрд доларів США прямої бюджетної допомоги протягом поточногороку.</text:p>
      <text:p text:style-name="P4">
Станом на сьогодні Україна отримала близько 22 млрд доларів США зовнішньогофінансування на пріоритетні потреби держбюджету у 2023 році. Також МінфінУкраїни вже активно працює з партнерами над забезпеченням потреб держбюджету у2024 році.</text:p>
      <text:p text:style-name="P4">
У контексті відновлення, Сергій Марченко розповів про вже існуючі інструментизалучення коштів на відбудову. Світовий банк створив ефективні механізми длязалучення допомоги, такі як трастовий фонд URTF та спеціальна програма SPUR.Європейський інвестиційний банк схвалив Ініціативу ЄС для України — нову схемуфінансування реконструкції та відновлення в Україні. ЄБРР створив Антикризовийфонд ЄБРР зі спеціальним фокусом на Україну.</text:p>
      <text:p text:style-name="P4">
«Відновлення вимагає комплексного підходу. І, окрім допомоги від МФО та країн-партнерів, для нас важливо залучати приватні інвестиції. Вартість відбудовистановитиме сотні мільярдів доларів. Ми зацікавлені в тому, щоб створити умовидля залучення приватних інвестицій і структурувати їх найкращим чином. МінфінУкраїни вже активно працює з партнерами над вирішенням цього питання, зокремадля страхування військових ризиків», — додав Міністр фінансів України.</text:p>
      <text:p text:style-name="P4">
Також Міністр фінансів поділився враженнями відносно нещодавньої Конференції звідновлення України, яка проходила у Лондоні 21-22 червня.</text:p>
      <text:p text:style-name="P4">
Сергій Марченко закликав іноземний бізнес інвестувати в Україну та запевнив уготовності Уряду України співпрацювати для забезпечення безпечних тасприятливих умов.</text:p>
      <text:p text:style-name="P4">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Білий дім залишає право коментувати темпи та рівень складності контрнаступу за Україною</text:span>
</text:h>
      <text:p text:style-name="P4">
Authors: Ukrinform (Person)</text:p>
      <text:p text:style-name="P4">
Publisher: Укринформ (Organization)</text:p>
      <text:p text:style-name="P4">
Published Time: 2023-06-23T9:44:00+03:00</text:p>
      <text:p text:style-name="P4">
Modified Time: 2023-06-23T22:44:00+03:00</text:p>
      <text:p text:style-name="P4">
Description: У Білому домі залишають за українським керівництвом право коментувати темпи та рівень складності контрнаступальних операцій і визволення територій, але водночас зазначають, що хід війни – це річ непередбачувана. — Укрінформ.</text:p>
      <text:p text:style-name="P4">
Images: ['<text:a xlink:type="simple" xlink:href="https://static.ukrinform.com/photos/2016_05/thumb_files/630_360_1462312039-1410-dzon-kirbi.jpg" text:style-name="Internet_20_link" text:visited-style-name="Visited_20_Internet_20_Link">
630_360_14623...</text:a>
']</text:p>
      <text:p text:style-name="P4">
Tags: ['Україна', 'Білий дім', 'Війна з Росією', 'Контрнаступ']</text:p>
      <text:p text:style-name="P4">
Type: Article</text:p>
      <!--METADATA-->
      <text:p text:style-name="P4">
<draw:frame draw:style-name="fr1" draw:name="Image412" text:anchor-type="as-char" svg:width="6.9236in" svg:height="3.956343in" draw:z-index="0">
<draw:image xlink:href="../Images/yкринформ/2023-06-23T9-44-00-03-00/630_360_1462312039-1410-dzon-kirbi.jpg" xlink:type="simple" xlink:show="embed" xlink:actuate="onLoad" draw:mime-type="image/jpeg"/>
</draw:frame>
У Білому домі залишають за українським керівництвом право коментувати темпи тарівень складності контрнаступальних операцій і визволення територій, алеводночас зазначають, що хід війни – це річ непередбачувана.</text:p>
      <text:p text:style-name="P4">
Про це сказав у п’ятницю під час брифінгу в Вашингтоні представник Білого домуДжон Кірбі, передає власний кореспондент Укрінформу.</text:p>
      <text:p text:style-name="P4">
«Я думаю, всі ми маємо усвідомлювати, що <text:a xlink:type="simple" xlink:href="https://www.ukrinform.ua/tag-vijna" text:style-name="Internet_20_link" text:visited-style-name="Visited_20_Internet_20_Link">
 бій </text:a>
 може бути непередбачуваним, та іноді ваші плани не завжди йдуть саметак, як ви очікували», - зауважив представник адміністрації США.</text:p>
      <text:p text:style-name="P4">
Таким чином він прокоментував запитання щодо висловлювання президентаЗеленського про «нелегкий» контрнаступ, який проводять Збройні сили України.</text:p>
      <text:p text:style-name="P4">
Кірбі зауважив, що те, як відбуваються операції ЗСУ на полі бою, маєхарактеризувати саме українська сторона. «Але я не думаю, що вони пішли на цез помилковим відчуттям упевненості стосовно того, наскільки буде важко», -додав представник адміністрації США.</text:p>
      <text:p text:style-name="P4">
Він нагадав, що росіяни ретельно готувалися до українського контрнаступу,збудувавши додаткові лінії оборони й перекинувши на окремі ділянки додатковісили.</text:p>
      <text:p text:style-name="P4">
«Оборона – це міцна форма ведення війни. І українці долають це», - зауваживКірбі.</text:p>
      <text:p text:style-name="P4">
<text:span text:style-name="T4">
Читайте також:</text:span>
 <text:a xlink:type="simple" xlink:href="https://www.ukrinform.ua/rubric-ato/3726579-tanki-abrams-mozut-zavitis-na-poli-bou-pid-cas-ninisnogo-kontrnastupu-kuleba.html" text:style-name="Internet_20_link" text:visited-style-name="Visited_20_Internet_20_Link">
 Танки Abrams можуть з'явитись на полі бою під часнинішнього <text:span text:style-name="T4">
контрнаступ</text:span>
 у - Кулеба </text:a>
</text:p>
      <text:p text:style-name="P4">
У цьому зв’язку він підкреслив, що Сполучені Штати зосереджені на тому, щобиЗСУ «мали все необхідне для досягнення успіху».</text:p>
      <text:p text:style-name="P4">
Як повідомляв <text:a xlink:type="simple" xlink:href="https://www.ukrinform.ua/rubric-ato/3725818-kontrnastup-jde-nelegko-bo-rf-zaminuvala-200-tisac-km-zelenskij.html" text:style-name="Internet_20_link" text:visited-style-name="Visited_20_Internet_20_Link">
 Укрінформ </text:a>
 , Президент України Володимир Зеленський у недавньому інтерв’юBBC зауважив, що контрнаступ ЗСУ проходить нелегко, оскільки окупантизамінували 200 тисяч квадратних кілометрів української території.</text:p>
      <text:p text:style-name="P4">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Чергова нічна атака РФ: Стратегічна авіація здійснила пуски крилатих ракет по Україні</text:span>
</text:h>
      <text:p text:style-name="P4">
Authors: Ukrinform (Person)</text:p>
      <text:p text:style-name="P4">
Publisher: Укринформ (Organization)</text:p>
      <text:p text:style-name="P4">
Published Time: 2023-06-24T-2:57:00+03:00</text:p>
      <text:p text:style-name="P4">
Modified Time: 2023-06-24T00:57:00+03:00</text:p>
      <text:p text:style-name="P4">
Description: Зафіксовано пуски крилатих ракет повітряного базування Х-101/555 стратегічною авіацією з акваторії Каспійського моря.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осійська авіація', 'Війна з Росією']</text:p>
      <text:p text:style-name="P4">
Type: Article</text:p>
      <!--METADATA-->
      <text:p text:style-name="P4">
<draw:frame draw:style-name="fr1" draw:name="Image413" text:anchor-type="as-char" svg:width="6.9236in" svg:height="3.954441in" draw:z-index="0">
<draw:image xlink:href="../Images/yкринформ/2023-06-24T-2-57-00-03-00/630_360_1670260661-504.jpg" xlink:type="simple" xlink:show="embed" xlink:actuate="onLoad" draw:mime-type="image/jpeg"/>
</draw:frame>
Зафіксовано пуски крилатих ракет повітряного базування Х-101/555 стратегічноюавіацією з акваторії Каспійського моря.</text:p>
      <text:p text:style-name="P4">
Про це передає Укрінформ із посиланням на Повітряні сили ЗСУ.</text:p>
      <text:p text:style-name="P4">
"Зафіксовано пуски крилатих ракет повітряного базування Х-101/555 стратегічноюавіацією з акваторії Каспійського моря. Розрахунковий час входження ракет уповітряний простір України 02.20", - йдеться у повідомленні.</text:p>
      <text:p text:style-name="P4">
Як раніше повідомляло агентство, з російського аеродрому «Оленья» _<text:span text:style-name="T4">
<text:a xlink:type="simple" xlink:href="https://www.ukrinform.ua/rubric-ato/3727004-u-rosii-z-aerodromu-olena-zletili-sist-tu95ms-povitrani-sili.html" text:style-name="Internet_20_link" text:visited-style-name="Visited_20_Internet_20_Link">
 злетілишість бомбардувальників Ту-95МС </text:a>
. </text:span>
 _</text:p>
      <text:p text:style-name="P4">
У ніч з 21 на 22 червня російські терористи <text:span text:style-name="T4">
_<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_ </text:span>
</text:p>
      <text:p text:style-name="P4">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ФСБ закликало «вагнерівців» здати Пригожина</text:span>
</text:h>
      <text:p text:style-name="P4">
Authors: Ukrinform (Person)</text:p>
      <text:p text:style-name="P4">
Publisher: Укринформ (Organization)</text:p>
      <text:p text:style-name="P4">
Published Time: 2023-06-24T-3:44:00+03:00</text:p>
      <text:p text:style-name="P4">
Modified Time: 2023-06-24T00:44:00+03:00</text:p>
      <text:p text:style-name="P4">
Description: Російське ФСБ звернулося із закликом до бійців «Вагнера» не виконувати накази Пригожина та затримати його.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Росія', 'Війна', 'Пригожин']</text:p>
      <text:p text:style-name="P4">
Type: Article</text:p>
      <!--METADATA-->
      <text:p text:style-name="P4">
<draw:frame draw:style-name="fr1" draw:name="Image414" text:anchor-type="as-char" svg:width="6.9236in" svg:height="3.956343in" draw:z-index="0">
<draw:image xlink:href="../Images/yкринформ/2023-06-24T-3-44-00-03-00/630_360_1668570305-546.jpg" xlink:type="simple" xlink:show="embed" xlink:actuate="onLoad" draw:mime-type="image/jpeg"/>
</draw:frame>
 РосійськеФСБ звернулося із закликом до бійців «Вагнера» не виконувати накази Пригожината затримати його.</text:p>
      <text:p text:style-name="P4">
Про це йдеться в заяві, поширеній ФСБ в ніч проти суботи, передає Укрінформ ізпосиланням на <text:a xlink:type="simple" xlink:href="https://www.bbc.com/russian/live/news-65849028" text:style-name="Internet_20_link" text:visited-style-name="Visited_20_Internet_20_Link">
 Бі-Бі-Сі. </text:a>
</text:p>
      <text:p text:style-name="P4">
«Закликаємо бійців ПВК не робити непоправних помилок, припинити будь-якісилові дії проти російського народу, не виконувати злочинні та зрадницькінакази Пригожина, вжити заходів для його затримання»,- зауважується в заяві.</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Повідомляється також, що генерал Сергій Суровікін, який вважався близьким доПригожина, записав відеозвернення до «вагнерівців». Він закликав їхзупинитися, скласти зброю й повернутися в місця дислокації, а проблемирозв’язати мирним шляхом під керівництвом Путіна.</text:p>
      <text:p text:style-name="P4">
Зі зверненням виступив і перший заступник начальника головного управліннягенштаба рф, генерал-лейтенант Володимир Алєксєєв. Теж просить "не вестись напровокації" та лякає втратами.</text:p>
      <text:p text:style-name="P4">
Водночас, Національний антитерористичний комітет Росії звернувся із вимогою доПригожина «припинити протиправні дії», <text:a xlink:type="simple" xlink:href="https://www.svoboda.org/a/hronika-voiny-v-ukraine/31715636.html" text:style-name="Internet_20_link" text:visited-style-name="Visited_20_Internet_20_Link">
 повідомляє</text:a>
 РадіоСвобода.</text:p>
      <text:p text:style-name="P4">
Як повідомлялося, проти Євгена Пригожина <text:span text:style-name="T4">
_<text:a xlink:type="simple" xlink:href="https://www.ukrinform.ua/rubric-world/3727016-proti-prigozina-vidkrili-kriminalnu-spravu-cerez-zaklik-do-zbrojnogo-zakolotu.html" text:style-name="Internet_20_link" text:visited-style-name="Visited_20_Internet_20_Link">
 відкрито кримінальну справучерез заклик до збройного заколоту. </text:a>
 _ </text:span>
</text:p>
      <text:p text:style-name="P4">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Залужний похвалив роботу HIMARS в Україні</text:span>
</text:h>
      <text:p text:style-name="P4">
Authors: Ukrinform (Person)</text:p>
      <text:p text:style-name="P4">
Publisher: Укринформ (Organization)</text:p>
      <text:p text:style-name="P4">
Published Time: 2023-06-24T-4:28:00+03:00</text:p>
      <text:p text:style-name="P4">
Modified Time: 2023-06-24T00:28:00+03:00</text:p>
      <text:p text:style-name="P4">
Description: Головнокомандувач ЗСУ Валерій Залужний заявив, що через рік використання HIMARS показала свою ефективність на війні в Україні. — Укрінформ.</text:p>
      <text:p text:style-name="P4">
Images: ['<text:a xlink:type="simple" xlink:href="https://static.ukrinform.com/photos/2022_07/thumb_files/630_360_1657182294-251.jpg" text:style-name="Internet_20_link" text:visited-style-name="Visited_20_Internet_20_Link">
630_360_16571...</text:a>
']</text:p>
      <text:p text:style-name="P4">
Tags: ['ЗСУ', 'Валерій Залужний', 'Війна з Росією', 'HIMARS']</text:p>
      <text:p text:style-name="P4">
Type: Article</text:p>
      <!--METADATA-->
      <text:p text:style-name="P4">
<draw:frame draw:style-name="fr1" draw:name="Image415" text:anchor-type="as-char" svg:width="6.9236in" svg:height="3.956343in" draw:z-index="0">
<draw:image xlink:href="../Images/yкринформ/2023-06-24T-4-28-00-03-00/630_360_1657182294-251.jpg" xlink:type="simple" xlink:show="embed" xlink:actuate="onLoad" draw:mime-type="image/jpeg"/>
</draw:frame>
Головнокомандувач ЗСУ Валерій Залужний заявив, що через рік використанняHIMARS показала свою ефективність на війні в Україні.</text:p>
      <text:p text:style-name="P4">
Про це він <text:a xlink:type="simple" xlink:href="https://t.me/CinCAFU/517" text:style-name="Internet_20_link" text:visited-style-name="Visited_20_Internet_20_Link">
 написав </text:a>
 у своєму офіційному телеграм-каналі, передає Укрінформ.</text:p>
      <text:p text:style-name="P4">
За його словами, українські військові хвалять роботу HIMARS, а такожзазначають, що росіяни дуже бояться цю техніку.</text:p>
      <text:p text:style-name="P4">
«Ця зброя довела свою ефективність на фронті. Наші воїни майстерно та влучновражають визначені цілі: склади боєприпасів, скупчення техніки та особовийсклад противника», — йдеться у повідомленні.</text:p>
      <text:p text:style-name="P4">
<text:span text:style-name="T4">
Читайте також:</text:span>
 <text:span text:style-name="T4">
<text:a xlink:type="simple" xlink:href="https://www.ukrinform.ua/rubric-ato/3726929-na-stavci-obgovorili-oboronnonastupalni-operacii-j-robotu-ukrainskogo-opk-zelenskij.html" text:style-name="Internet_20_link" text:visited-style-name="Visited_20_Internet_20_Link">
 На Ставці обговорили оборонно-наступальні операції йроботу українського ОПК – Зеленський </text:a>
 </text:span>
</text:p>
      <text:p text:style-name="P4">
Нагадаємо: 31 травня представник Білого дому Джон Кірбі під час брифінгупідтвердив, що США нададуть Україні новий пакет військової допомоги, до якоговвійдуть снаряди, зокрема для РСЗВ HIMARS, системи Stinger і ЗРК Avenger.</text:p>
      <text:p text:style-name="P4">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У Росії перекривають дороги Москва-Ростов після заяв Пригожина – Бі-Бі-Сі</text:span>
</text:h>
      <text:p text:style-name="P4">
Authors: Ukrinform (Person)</text:p>
      <text:p text:style-name="P4">
Publisher: Укринформ (Organization)</text:p>
      <text:p text:style-name="P4">
Published Time: 2023-06-24T-5:14:00+03:00</text:p>
      <text:p text:style-name="P4">
Modified Time: 2023-06-24T00:14:00+03:00</text:p>
      <text:p text:style-name="P4">
Description: Основна траса з Москви до Ростова-на-Дону перекривається російськими силовиками після заяв керівника ПВК «Вагнер» Пригожина, тим часом московське управління ФСБ підняте за тривогою. — Укрінформ.</text:p>
      <text:p text:style-name="P4">
Images: ['<text:a xlink:type="simple" xlink:href="https://static.ukrinform.com/photos/2017_03/thumb_files/630_360_1490124010-9279.jpeg" text:style-name="Internet_20_link" text:visited-style-name="Visited_20_Internet_20_Link">
630_360_14901...</text:a>
']</text:p>
      <text:p text:style-name="P4">
Tags: ['Росія', 'Пригожин', 'Війна з Росією']</text:p>
      <text:p text:style-name="P4">
Type: Article</text:p>
      <!--METADATA-->
      <text:p text:style-name="P4">
<draw:frame draw:style-name="fr1" draw:name="Image416" text:anchor-type="as-char" svg:width="6.9236in" svg:height="3.956343in" draw:z-index="0">
<draw:image xlink:href="../Images/yкринформ/2023-06-24T-5-14-00-03-00/630_360_1490124010-9279.jpeg" xlink:type="simple" xlink:show="embed" xlink:actuate="onLoad" draw:mime-type="image/jpeg"/>
</draw:frame>
 Основнатраса з Москви до Ростова-на-Дону перекривається російськими силовиками післязаяв керівника ПВК «Вагнер» Пригожина, тим часом московське управління ФСБпідняте за тривогою.</text:p>
      <text:p text:style-name="P4">
Про це  <text:a xlink:type="simple" xlink:href="https://www.bbc.com/russian/live/news-65849028" text:style-name="Internet_20_link" text:visited-style-name="Visited_20_Internet_20_Link">
 повідомляє </text:a>
 вп’ятницю російська служба Бі-Бі-Сі із посиланням на джерело, близьке досилових структур Росії, передає Укрінформ.</text:p>
      <text:p text:style-name="P4">
«На трасі «Дон» (Москва - Вороніж - Ростов-на-Дону) ФСБ за підтримки СОБР(спеціальних загонів швидкого реагування військ нацгвардії) виставляютьблокпости», - зазначається в повідомленні.</text:p>
      <text:p text:style-name="P4">
<text:span text:style-name="T4">
Читайте також:</text:span>
 <text:span text:style-name="T4">
<text:a xlink:type="simple" xlink:href="https://www.ukrinform.ua/rubric-ato/3727019-budanov-tenditna-diktatura-putina-vpala.html" text:style-name="Internet_20_link" text:visited-style-name="Visited_20_Internet_20_Link">
 Буданов: Тендітна диктатура Путіна впала</text:a>
 </text:span>
</text:p>
      <text:p text:style-name="P4">
При цьому, бійцям відданий наказ відкривати вогонь «у разі виникненнязагрози». У соцмережах з'являються фото, де видно БТРи в центрі Ростова біляштабу Південного військового округу.</text:p>
      <text:p text:style-name="P4">
Тим часом інші ЗМІ додають, що московські силовики приведені у підвищенуготовність, а в столиці запроваджується план «Фортеця» для захисту об'єктівМВС.</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Тим часом, Міністерство оборони України розмістило твітер-повідомлення наофіційній сторонці із написом: «Ми спостерігаємо».</text:p>
      <text:p text:style-name="Quotations">

<text:p text:style-name="P4">
We are watching.&gt;
&gt;
 — Defense of Ukraine (@DefenceU) <text:a xlink:type="simple" xlink:href="https://twitter.com/DefenceU/status/1672347167187509250" text:style-name="Internet_20_link" text:visited-style-name="Visited_20_Internet_20_Link">
 June 23, 2023&gt;
 </text:a>
</text:p>

</text:p>
      <text:p text:style-name="P4">
Як повідомлялося, керівник ПВК «Вагнер» Пригожин заявив, що регулярні військаросійської армії, підпорядковані Міноборони РФ, вдарили по місцю дислокації«вагнерівців». У Міноборони це заперечили. ФСБ Росії відкрило кримінальнусправу проти керівника ПВК «Вагнер» Пригожина через заклик до збройногозаколоту.</text:p>
      <text:p text:style-name="P4">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У Росії перекривають дороги Москва-Ростов після заяв Пригожина – Бі-Бі-Сі</text:span>
</text:h>
      <text:p text:style-name="P4">
Authors: Ukrinform (Person)</text:p>
      <text:p text:style-name="P4">
Publisher: Укринформ (Organization)</text:p>
      <text:p text:style-name="P4">
Published Time: 2023-06-24T00:14:00+03:00</text:p>
      <text:p text:style-name="P4">
Modified Time: 2023-06-24T00:14:00+03:00</text:p>
      <text:p text:style-name="P4">
Description: Основна траса з Москви до Ростова-на-Дону перекривається російськими силовиками після заяв керівника ПВК «Вагнер» Пригожина, тим часом московське управління ФСБ підняте за тривогою. — Укрінформ.</text:p>
      <text:p text:style-name="P4">
Images: ['<text:a xlink:type="simple" xlink:href="https://static.ukrinform.com/photos/2017_03/thumb_files/630_360_1490124010-9279.jpeg" text:style-name="Internet_20_link" text:visited-style-name="Visited_20_Internet_20_Link">
630_360_14901...</text:a>
']</text:p>
      <text:p text:style-name="P4">
Tags: ['Росія', 'Пригожин', 'Війна з Росією']</text:p>
      <text:p text:style-name="P4">
Type: Article</text:p>
      <!--METADATA-->
      <text:p text:style-name="P4">
<draw:frame draw:style-name="fr1" draw:name="Image417" text:anchor-type="as-char" svg:width="6.9236in" svg:height="3.956343in" draw:z-index="0">
<draw:image xlink:href="../Images/yкринформ/2023-06-24T00-14-00-03-00/630_360_1490124010-9279.jpeg" xlink:type="simple" xlink:show="embed" xlink:actuate="onLoad" draw:mime-type="image/jpeg"/>
</draw:frame>
 Основнатраса з Москви до Ростова-на-Дону перекривається російськими силовиками післязаяв керівника ПВК «Вагнер» Пригожина, тим часом московське управління ФСБпідняте за тривогою.</text:p>
      <text:p text:style-name="P4">
Про це  <text:a xlink:type="simple" xlink:href="https://www.bbc.com/russian/live/news-65849028" text:style-name="Internet_20_link" text:visited-style-name="Visited_20_Internet_20_Link">
 повідомляє </text:a>
 вп’ятницю російська служба Бі-Бі-Сі із посиланням на джерело, близьке досилових структур Росії, передає Укрінформ.</text:p>
      <text:p text:style-name="P4">
«На трасі «Дон» (Москва - Вороніж - Ростов-на-Дону) ФСБ за підтримки СОБР(спеціальних загонів швидкого реагування військ нацгвардії) виставляютьблокпости», - зазначається в повідомленні.</text:p>
      <text:p text:style-name="P4">
<text:span text:style-name="T4">
Читайте також:</text:span>
 <text:span text:style-name="T4">
<text:a xlink:type="simple" xlink:href="https://www.ukrinform.ua/rubric-ato/3727019-budanov-tenditna-diktatura-putina-vpala.html" text:style-name="Internet_20_link" text:visited-style-name="Visited_20_Internet_20_Link">
 Буданов: Тендітна диктатура Путіна впала</text:a>
 </text:span>
</text:p>
      <text:p text:style-name="P4">
При цьому, бійцям відданий наказ відкривати вогонь «у разі виникненнязагрози». У соцмережах з'являються фото, де видно БТРи в центрі Ростова біляштабу Південного військового округу.</text:p>
      <text:p text:style-name="P4">
Тим часом інші ЗМІ додають, що московські силовики приведені у підвищенуготовність, а в столиці запроваджується план «Фортеця» для захисту об'єктівМВС.</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Тим часом, Міністерство оборони України розмістило твітер-повідомлення наофіційній сторонці із написом: «Ми спостерігаємо».</text:p>
      <text:p text:style-name="Quotations">

<text:p text:style-name="P4">
We are watching.&gt;
&gt;
 — Defense of Ukraine (@DefenceU) <text:a xlink:type="simple" xlink:href="https://twitter.com/DefenceU/status/1672347167187509250" text:style-name="Internet_20_link" text:visited-style-name="Visited_20_Internet_20_Link">
 June 23, 2023&gt;
 </text:a>
</text:p>

</text:p>
      <text:p text:style-name="P4">
Як повідомлялося, керівник ПВК «Вагнер» Пригожин заявив, що регулярні військаросійської армії, підпорядковані Міноборони РФ, вдарили по місцю дислокації«вагнерівців». У Міноборони це заперечили. ФСБ Росії відкрило кримінальнусправу проти керівника ПВК «Вагнер» Пригожина через заклик до збройногозаколоту.</text:p>
      <text:p text:style-name="P4">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Залужний похвалив роботу HIMARS в Україні</text:span>
</text:h>
      <text:p text:style-name="P4">
Authors: Ukrinform (Person)</text:p>
      <text:p text:style-name="P4">
Publisher: Укринформ (Organization)</text:p>
      <text:p text:style-name="P4">
Published Time: 2023-06-24T00:28:00+03:00</text:p>
      <text:p text:style-name="P4">
Modified Time: 2023-06-24T00:28:00+03:00</text:p>
      <text:p text:style-name="P4">
Description: Головнокомандувач ЗСУ Валерій Залужний заявив, що через рік використання HIMARS показала свою ефективність на війні в Україні. — Укрінформ.</text:p>
      <text:p text:style-name="P4">
Images: ['<text:a xlink:type="simple" xlink:href="https://static.ukrinform.com/photos/2022_07/thumb_files/630_360_1657182294-251.jpg" text:style-name="Internet_20_link" text:visited-style-name="Visited_20_Internet_20_Link">
630_360_16571...</text:a>
']</text:p>
      <text:p text:style-name="P4">
Tags: ['ЗСУ', 'Валерій Залужний', 'Війна з Росією', 'HIMARS']</text:p>
      <text:p text:style-name="P4">
Type: Article</text:p>
      <!--METADATA-->
      <text:p text:style-name="P4">
<draw:frame draw:style-name="fr1" draw:name="Image418" text:anchor-type="as-char" svg:width="6.9236in" svg:height="3.956343in" draw:z-index="0">
<draw:image xlink:href="../Images/yкринформ/2023-06-24T00-28-00-03-00/630_360_1657182294-251.jpg" xlink:type="simple" xlink:show="embed" xlink:actuate="onLoad" draw:mime-type="image/jpeg"/>
</draw:frame>
Головнокомандувач ЗСУ Валерій Залужний заявив, що через рік використанняHIMARS показала свою ефективність на війні в Україні.</text:p>
      <text:p text:style-name="P4">
Про це він <text:a xlink:type="simple" xlink:href="https://t.me/CinCAFU/517" text:style-name="Internet_20_link" text:visited-style-name="Visited_20_Internet_20_Link">
 написав </text:a>
 у своєму офіційному телеграм-каналі, передає Укрінформ.</text:p>
      <text:p text:style-name="P4">
За його словами, українські військові хвалять роботу HIMARS, а такожзазначають, що росіяни дуже бояться цю техніку.</text:p>
      <text:p text:style-name="P4">
«Ця зброя довела свою ефективність на фронті. Наші воїни майстерно та влучновражають визначені цілі: склади боєприпасів, скупчення техніки та особовийсклад противника», — йдеться у повідомленні.</text:p>
      <text:p text:style-name="P4">
<text:span text:style-name="T4">
Читайте також:</text:span>
 <text:span text:style-name="T4">
<text:a xlink:type="simple" xlink:href="https://www.ukrinform.ua/rubric-ato/3726929-na-stavci-obgovorili-oboronnonastupalni-operacii-j-robotu-ukrainskogo-opk-zelenskij.html" text:style-name="Internet_20_link" text:visited-style-name="Visited_20_Internet_20_Link">
 На Ставці обговорили оборонно-наступальні операції йроботу українського ОПК – Зеленський </text:a>
 </text:span>
</text:p>
      <text:p text:style-name="P4">
Нагадаємо: 31 травня представник Білого дому Джон Кірбі під час брифінгупідтвердив, що США нададуть Україні новий пакет військової допомоги, до якоговвійдуть снаряди, зокрема для РСЗВ HIMARS, системи Stinger і ЗРК Avenger.</text:p>
      <text:p text:style-name="P4">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ФСБ закликало «вагнерівців» здати Пригожина</text:span>
</text:h>
      <text:p text:style-name="P4">
Authors: Ukrinform (Person)</text:p>
      <text:p text:style-name="P4">
Publisher: Укринформ (Organization)</text:p>
      <text:p text:style-name="P4">
Published Time: 2023-06-24T00:44:00+03:00</text:p>
      <text:p text:style-name="P4">
Modified Time: 2023-06-24T00:44:00+03:00</text:p>
      <text:p text:style-name="P4">
Description: Російське ФСБ звернулося із закликом до бійців «Вагнера» не виконувати накази Пригожина та затримати його.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Росія', 'Війна', 'Пригожин']</text:p>
      <text:p text:style-name="P4">
Type: Article</text:p>
      <!--METADATA-->
      <text:p text:style-name="P4">
<draw:frame draw:style-name="fr1" draw:name="Image419" text:anchor-type="as-char" svg:width="6.9236in" svg:height="3.956343in" draw:z-index="0">
<draw:image xlink:href="../Images/yкринформ/2023-06-24T00-44-00-03-00/630_360_1668570305-546.jpg" xlink:type="simple" xlink:show="embed" xlink:actuate="onLoad" draw:mime-type="image/jpeg"/>
</draw:frame>
 РосійськеФСБ звернулося із закликом до бійців «Вагнера» не виконувати накази Пригожината затримати його.</text:p>
      <text:p text:style-name="P4">
Про це йдеться в заяві, поширеній ФСБ в ніч проти суботи, передає Укрінформ ізпосиланням на <text:a xlink:type="simple" xlink:href="https://www.bbc.com/russian/live/news-65849028" text:style-name="Internet_20_link" text:visited-style-name="Visited_20_Internet_20_Link">
 Бі-Бі-Сі. </text:a>
</text:p>
      <text:p text:style-name="P4">
«Закликаємо бійців ПВК не робити непоправних помилок, припинити будь-якісилові дії проти російського народу, не виконувати злочинні та зрадницькінакази Пригожина, вжити заходів для його затримання»,- зауважується в заяві.</text:p>
      <text:p text:style-name="P4">
<text:span text:style-name="T4">
Читайте також:</text:span>
 <text:span text:style-name="T4">
<text:a xlink:type="simple" xlink:href="https://www.ukrinform.ua/rubric-world/3727016-proti-prigozina-vidkrili-kriminalnu-spravu-cerez-zaklik-do-zbrojnogo-zakolotu.html" text:style-name="Internet_20_link" text:visited-style-name="Visited_20_Internet_20_Link">
 Проти Пригожина відкрили кримінальну справу череззаклик до збройного заколоту </text:a>
 </text:span>
</text:p>
      <text:p text:style-name="P4">
Повідомляється також, що генерал Сергій Суровікін, який вважався близьким доПригожина, записав відеозвернення до «вагнерівців». Він закликав їхзупинитися, скласти зброю й повернутися в місця дислокації, а проблемирозв’язати мирним шляхом під керівництвом Путіна.</text:p>
      <text:p text:style-name="P4">
Зі зверненням виступив і перший заступник начальника головного управліннягенштаба рф, генерал-лейтенант Володимир Алєксєєв. Теж просить "не вестись напровокації" та лякає втратами.</text:p>
      <text:p text:style-name="P4">
Водночас, Національний антитерористичний комітет Росії звернувся із вимогою доПригожина «припинити протиправні дії», <text:a xlink:type="simple" xlink:href="https://www.svoboda.org/a/hronika-voiny-v-ukraine/31715636.html" text:style-name="Internet_20_link" text:visited-style-name="Visited_20_Internet_20_Link">
 повідомляє</text:a>
 РадіоСвобода.</text:p>
      <text:p text:style-name="P4">
Як повідомлялося, проти Євгена Пригожина <text:span text:style-name="T4">
_<text:a xlink:type="simple" xlink:href="https://www.ukrinform.ua/rubric-world/3727016-proti-prigozina-vidkrili-kriminalnu-spravu-cerez-zaklik-do-zbrojnogo-zakolotu.html" text:style-name="Internet_20_link" text:visited-style-name="Visited_20_Internet_20_Link">
 відкрито кримінальну справучерез заклик до збройного заколоту. </text:a>
 _ </text:span>
</text:p>
      <text:p text:style-name="P4">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Чергова нічна атака РФ: Стратегічна авіація здійснила пуски крилатих ракет по Україні</text:span>
</text:h>
      <text:p text:style-name="P4">
Authors: Ukrinform (Person)</text:p>
      <text:p text:style-name="P4">
Publisher: Укринформ (Organization)</text:p>
      <text:p text:style-name="P4">
Published Time: 2023-06-24T00:57:00+03:00</text:p>
      <text:p text:style-name="P4">
Modified Time: 2023-06-24T00:57:00+03:00</text:p>
      <text:p text:style-name="P4">
Description: Зафіксовано пуски крилатих ракет повітряного базування Х-101/555 стратегічною авіацією з акваторії Каспійського моря. — Укрінформ.</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осійська авіація', 'Війна з Росією']</text:p>
      <text:p text:style-name="P4">
Type: Article</text:p>
      <!--METADATA-->
      <text:p text:style-name="P4">
<draw:frame draw:style-name="fr1" draw:name="Image420" text:anchor-type="as-char" svg:width="6.9236in" svg:height="3.954441in" draw:z-index="0">
<draw:image xlink:href="../Images/yкринформ/2023-06-24T00-57-00-03-00/630_360_1670260661-504.jpg" xlink:type="simple" xlink:show="embed" xlink:actuate="onLoad" draw:mime-type="image/jpeg"/>
</draw:frame>
Зафіксовано пуски крилатих ракет повітряного базування Х-101/555 стратегічноюавіацією з акваторії Каспійського моря.</text:p>
      <text:p text:style-name="P4">
Про це передає Укрінформ із посиланням на Повітряні сили ЗСУ.</text:p>
      <text:p text:style-name="P4">
"Зафіксовано пуски крилатих ракет повітряного базування Х-101/555 стратегічноюавіацією з акваторії Каспійського моря. Розрахунковий час входження ракет уповітряний простір України 02.20", - йдеться у повідомленні.</text:p>
      <text:p text:style-name="P4">
Як раніше повідомляло агентство, з російського аеродрому «Оленья» _<text:span text:style-name="T4">
<text:a xlink:type="simple" xlink:href="https://www.ukrinform.ua/rubric-ato/3727004-u-rosii-z-aerodromu-olena-zletili-sist-tu95ms-povitrani-sili.html" text:style-name="Internet_20_link" text:visited-style-name="Visited_20_Internet_20_Link">
 злетілишість бомбардувальників Ту-95МС </text:a>
. </text:span>
 _</text:p>
      <text:p text:style-name="P4">
У ніч з 21 на 22 червня російські терористи <text:span text:style-name="T4">
_<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_ </text:span>
</text:p>
      <text:p text:style-name="P4">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За результатами Конференції з відновлення у Лондоні Україна отримає пакет міжнародної фінансової підтримки — Денис Шмигаль</text:span>
</text:h>
      <text:p text:style-name="P4">
Author: ['АРМІЯINFORM']</text:p>
      <text:p text:style-name="P4">
Time: 2023-06-24T98:00:00-04:00</text:p>
      <text:p text:style-name="P4">
Description: Зокрема, йдеться про наступне:    — 50 млрд євро від ЄС як новий середньострок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421" text:anchor-type="as-char" svg:width="6.9236in" svg:height="3.892602in" draw:z-index="0">
<draw:image xlink:href="../Images/AРМІЯINFORM/2023-06-24T98-00-00-04-00/jen-gel-08_04_5-900x506-1.jpg" xlink:type="simple" xlink:show="embed" xlink:actuate="onLoad" draw:mime-type="image/jpeg"/>
</draw:frame>
 Ілюстративне фото</text:p>
      <text:p text:style-name="P4">
<text:span text:style-name="T4">
Зокрема, йдеться про наступне:</text:span>
</text:p>
      <text:p text:style-name="P4">
— 50 млрд євро від ЄС як новий середньостроковий інструмент підтримки;</text:p>
      <text:p text:style-name="P4">
— трирічна програма підтримки на 3 млрд фунтів від Великої Британії;</text:p>
      <text:p text:style-name="P4">
— 1,76 млрд доларів за угодою зі Світовим банком;</text:p>
      <text:p text:style-name="P4">
— 600 млн євро енергокомпаніям Укргідроенерго, Укренерго, Нафтогаз від ЄБРР;</text:p>
      <text:p text:style-name="P4">
— новий портфель проєктів для відбудови на 840 млн євро від Європейськогоінвестиційного банку;</text:p>
      <text:p text:style-name="P4">
— 1,3 млрд доларів анонсованої допомоги від США;</text:p>
      <text:p text:style-name="P4">
— додаткових 381 млн євро допомоги від Німеччини.</text:p>
      <text:p text:style-name="P4">
Також партнери підтримали ідею використання заморожених російських активів длявідбудови України та заявили, що не сумніваються у членстві України в ЄС.</text:p>
      <text:p text:style-name="P4">
Джерело: <text:a xlink:type="simple" xlink:href="https://minre.gov.ua/2023/06/23/za-rezultatamy-konferencziyi-z-vidnovlennya-u-londoni-ukrayina-otrymaye-paket-mizhnarodnoyi-finansovoyi-pidtrymky-premyer-ministr-denys-shmygal/"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Сили оборони України знищили базу росгвардії в Генічеську</text:span>
</text:h>
      <text:p text:style-name="P4">
Author: ['АРМІЯINFORM']</text:p>
      <text:p text:style-name="P4">
Time: 2023-06-24T99:00:00-04:00</text:p>
      <text:p text:style-name="P4">
Description: Про це повідомив Командувач Повітряних сил Збройних сил України генерал-лейтенант Мико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c5d0c661556103861ead45aa3bd65370.jpg" text:style-name="Internet_20_link" text:visited-style-name="Visited_20_Internet_20_Link">
c5d0c661556103861ead45aa3bd65370.jpg</text:a>
']</text:p>
      <text:p text:style-name="P4">
Tags: ['STOPRUSSIA', 'АГРЕСІЯ РФ', 'ВТОРГНЕННЯ РФ']</text:p>
      <text:p text:style-name="P4">
Category: News</text:p>
      <!--METADATA-->
      <text:p text:style-name="P4">
<draw:frame draw:style-name="fr1" draw:name="Image422" text:anchor-type="as-char" svg:width="6.9236in" svg:height="4.289917in" draw:z-index="0">
<draw:image xlink:href="../Images/AРМІЯINFORM/2023-06-24T99-00-00-04-00/c5d0c661556103861ead45aa3bd65370.jpg" xlink:type="simple" xlink:show="embed" xlink:actuate="onLoad" draw:mime-type="image/jpeg"/>
</draw:frame>
 Ілюстративнефото</text:p>
      <text:p text:style-name="P4">
Про це <text:a xlink:type="simple" xlink:href="https://t.me/MykolaOleshchuk/90" text:style-name="Internet_20_link" text:visited-style-name="Visited_20_Internet_20_Link">
повідомив</text:a>
 Командувач Повітряних силЗбройних сил України генерал-лейтенант Микола Олещук у Телеграмі</text:p>
      <text:p text:style-name="P4">
«База росгвардії в Генічеську… Українська відповідь на російський ракетнийтерор не забарилась. Окупантам не буде спокою на нашій землі! Нищимо рашистів,тримаємо небо!»- зазначив Микола Олещук у дописі.</text:p>
      <text:p text:style-name="P4">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